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2/styles.xml" manifest:media-type="text/xml"/>
  <manifest:file-entry manifest:full-path="Graph2/content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Graph1/styles.xml" manifest:media-type="text/xml"/>
  <manifest:file-entry manifest:full-path="Graph1/content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Graph2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047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Simple">
      <style:table-properties table:display="true" style:writing-mode="lr-tb"/>
    </style:style>
    <style:style style:name="ta2" style:family="table" style:master-page-name="Fitness_20_functions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cc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cc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ackground-color="#ff66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66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99">
      <style:table-cell-properties style:glyph-orientation-vertical="auto" fo:background-color="#ff66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imple" table:style-name="ta1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Fitness matrix</text:p>
          </table:table-cell>
          <table:covered-table-cell table:number-columns-repeated="2"/>
          <table:table-cell table:number-columns-repeated="9"/>
          <table:table-cell>
            <draw:frame table:end-cell-address="Simple.Y20" table:end-x="0.1579in" table:end-y="0.1748in" draw:z-index="0" draw:style-name="gr1" svg:width="4.6181in" svg:height="3.4343in" svg:x="0.3528in" svg:y="0.1157in">
              <draw:object draw:notify-on-update-of-ranges="Simple.A11:Simple.A11 Simple.A12:Simple.A111 Simple.B11:Simple.B11 Simple.B12:Simple.B111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/>
          <table:table-cell table:style-name="ce2"/>
          <table:table-cell table:style-name="ce2" office:value-type="string" calcext:value-type="string" table:number-columns-spanned="2" table:number-rows-spanned="1">
            <text:p>common</text:p>
          </table:table-cell>
          <table:covered-table-cell/>
          <table:table-cell table:number-columns-repeated="5"/>
          <table:table-cell office:value-type="string" calcext:value-type="string">
            <text:p>Alonzo</text:p>
          </table:table-cell>
          <table:table-cell table:number-columns-repeated="246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O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3"/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K</text:p>
          </table:table-cell>
          <table:table-cell/>
          <table:table-cell office:value-type="string" calcext:value-type="string">
            <text:p>F</text:p>
          </table:table-cell>
          <table:table-cell table:number-columns-repeated="246"/>
        </table:table-row>
        <table:table-row table:style-name="ro2">
          <table:table-cell table:style-name="ce2" office:value-type="string" calcext:value-type="string" table:number-columns-spanned="1" table:number-rows-spanned="2">
            <text:p>rare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.61" calcext:value-type="float">
            <text:p>1.61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float" office:value="2.2" calcext:value-type="float">
            <text:p>2.2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office:value-type="float" office:value="2.96" calcext:value-type="float">
            <text:p>2.96</text:p>
          </table:table-cell>
          <table:table-cell table:number-columns-repeated="246"/>
        </table:table-row>
        <table:table-row table:style-name="ro2">
          <table:covered-table-cell/>
          <table:table-cell table:style-name="ce4" office:value-type="string" calcext:value-type="string">
            <text:p>Y</text:p>
          </table:table-cell>
          <table:table-cell table:style-name="ce4" office:value-type="float" office:value="1.6" calcext:value-type="float">
            <text:p>1.6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4" office:value-type="float" office:value="2.2" calcext:value-type="float">
            <text:p>2.2</text:p>
          </table:table-cell>
          <table:table-cell table:style-name="ce6" office:value-type="float" office:value="1.18" calcext:value-type="float">
            <text:p>1.18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7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ogistic term</text:p>
          </table:table-cell>
          <table:table-cell/>
          <table:table-cell office:value-type="string" calcext:value-type="string">
            <text:p>New</text:p>
          </table:table-cell>
          <table:table-cell table:number-columns-repeated="244"/>
        </table:table-row>
        <table:table-row table:style-name="ro2">
          <table:table-cell table:style-name="ce2" office:value-type="string" calcext:value-type="string" table:number-columns-spanned="2" table:number-rows-spanned="1">
            <text:p>Female density</text:p>
          </table:table-cell>
          <table:covered-table-cell/>
          <table:table-cell table:style-name="ce2" office:value-type="string" calcext:value-type="string" table:number-columns-spanned="2" table:number-rows-spanned="1">
            <text:p>Frequency</text:p>
          </table:table-cell>
          <table:covered-table-cell/>
          <table:table-cell table:style-name="ce2" office:value-type="string" calcext:value-type="string" table:number-columns-spanned="3" table:number-rows-spanned="1">
            <text:p>Fitnes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r_i=f_i*w_i/w_bar</text:p>
          </table:table-cell>
          <table:covered-table-cell/>
          <table:table-cell table:style-name="ce2" office:value-type="string" calcext:value-type="string" table:number-columns-spanned="2" table:number-rows-spanned="1">
            <text:p>logistic term = (1 - N_i/K_i)</text:p>
          </table:table-cell>
          <table:covered-table-cell/>
          <table:table-cell office:value-type="string" calcext:value-type="string">
            <text:p>N(t+1)</text:p>
          </table:table-cell>
          <table:table-cell table:number-columns-repeated="244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243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A12]/SUM([.$A12:.$B12])" office:value-type="float" office:value="0.25" calcext:value-type="float">
            <text:p>0.25</text:p>
          </table:table-cell>
          <table:table-cell table:formula="of:=[.B12]/SUM([.$A12:.$B12])" office:value-type="float" office:value="0.75" calcext:value-type="float">
            <text:p>0.75</text:p>
          </table:table-cell>
          <table:table-cell table:formula="of:=([.C12]*[.$C$5])+([.D12]*[.$D$5])" office:value-type="float" office:value="1.4575" calcext:value-type="float">
            <text:p>1.4575</text:p>
          </table:table-cell>
          <table:table-cell table:formula="of:=([.C12]*[.$C$6])+([.D12]*[.$D$6])" office:value-type="float" office:value="1.15" calcext:value-type="float">
            <text:p>1.15</text:p>
          </table:table-cell>
          <table:table-cell table:formula="of:=([.C12]*[.E12])+([.D12]*[.F12])" office:value-type="float" office:value="1.226875" calcext:value-type="float">
            <text:p>1.226875</text:p>
          </table:table-cell>
          <table:table-cell table:formula="of:=[.$G$5]*[.E12]/[.G12]" office:value-type="float" office:value="2.61355068772287" calcext:value-type="float">
            <text:p>2.6135506877229</text:p>
          </table:table-cell>
          <table:table-cell table:formula="of:=[.$G$6]*[.F12]/[.G12]" office:value-type="float" office:value="2.06214977075904" calcext:value-type="float">
            <text:p>2.0621497707591</text:p>
          </table:table-cell>
          <table:table-cell table:formula="of:=1-([.A12]/[.$H$5])" office:value-type="float" office:value="0.857142857142857" calcext:value-type="float">
            <text:p>0.8571428571429</text:p>
          </table:table-cell>
          <table:table-cell table:formula="of:=1-([.B12]/[.$H$6])" office:value-type="float" office:value="0.745762711864407" calcext:value-type="float">
            <text:p>0.7457627118644</text:p>
          </table:table-cell>
          <table:table-cell table:formula="of:=[.A12]+([.H12]*[.A12]*[.J12])" office:value-type="float" office:value="0.324018630376246" calcext:value-type="float">
            <text:p>0.3240186303762</text:p>
          </table:table-cell>
          <table:table-cell table:formula="of:=[.B12]+([.I12]*[.B12]*[.K12])" office:value-type="float" office:value="0.761362321593549" calcext:value-type="float">
            <text:p>0.7613623215935</text:p>
          </table:table-cell>
          <table:table-cell table:number-columns-repeated="243"/>
        </table:table-row>
        <table:table-row table:style-name="ro2">
          <table:table-cell table:formula="of:=[.L12]" office:value-type="float" office:value="0.324018630376246" calcext:value-type="float">
            <text:p>0.3240186303762</text:p>
          </table:table-cell>
          <table:table-cell table:formula="of:=[.M12]" office:value-type="float" office:value="0.761362321593549" calcext:value-type="float">
            <text:p>0.7613623215935</text:p>
          </table:table-cell>
          <table:table-cell table:formula="of:=[.A13]/SUM([.$A13:.$B13])" office:value-type="float" office:value="0.298529866207992" calcext:value-type="float">
            <text:p>0.298529866208</text:p>
          </table:table-cell>
          <table:table-cell table:formula="of:=[.B13]/SUM([.$A13:.$B13])" office:value-type="float" office:value="0.701470133792008" calcext:value-type="float">
            <text:p>0.701470133792</text:p>
          </table:table-cell>
          <table:table-cell table:formula="of:=([.C13]*[.$C$5])+([.D13]*[.$D$5])" office:value-type="float" office:value="1.42789678161312" calcext:value-type="float">
            <text:p>1.4278967816131</text:p>
          </table:table-cell>
          <table:table-cell table:formula="of:=([.C13]*[.$C$6])+([.D13]*[.$D$6])" office:value-type="float" office:value="1.1791179197248" calcext:value-type="float">
            <text:p>1.1791179197248</text:p>
          </table:table-cell>
          <table:table-cell table:formula="of:=([.C13]*[.E13])+([.D13]*[.F13])" office:value-type="float" office:value="1.2533858400797" calcext:value-type="float">
            <text:p>1.2533858400797</text:p>
          </table:table-cell>
          <table:table-cell table:formula="of:=[.$G$5]*[.E13]/[.G13]" office:value-type="float" office:value="2.50630956493743" calcext:value-type="float">
            <text:p>2.5063095649374</text:p>
          </table:table-cell>
          <table:table-cell table:formula="of:=[.$G$6]*[.F13]/[.G13]" office:value-type="float" office:value="2.06964155844429" calcext:value-type="float">
            <text:p>2.0696415584443</text:p>
          </table:table-cell>
          <table:table-cell table:formula="of:=1-([.A13]/[.$H$5])" office:value-type="float" office:value="0.537116242319648" calcext:value-type="float">
            <text:p>0.5371162423196</text:p>
          </table:table-cell>
          <table:table-cell table:formula="of:=1-([.B13]/[.$H$6])" office:value-type="float" office:value="0.354777693564789" calcext:value-type="float">
            <text:p>0.3547776935648</text:p>
          </table:table-cell>
          <table:table-cell table:formula="of:=[.A13]+([.H13]*[.A13]*[.J13])" office:value-type="float" office:value="0.760205892705546" calcext:value-type="float">
            <text:p>0.7602058927055</text:p>
          </table:table-cell>
          <table:table-cell table:formula="of:=[.B13]+([.I13]*[.B13]*[.K13])" office:value-type="float" office:value="1.32040224401284" calcext:value-type="float">
            <text:p>1.3204022440129</text:p>
          </table:table-cell>
          <table:table-cell table:number-columns-repeated="243"/>
        </table:table-row>
        <table:table-row table:style-name="ro2">
          <table:table-cell table:formula="of:=[.L13]" office:value-type="float" office:value="0.760205892705546" calcext:value-type="float">
            <text:p>0.7602058927055</text:p>
          </table:table-cell>
          <table:table-cell table:formula="of:=[.M13]" office:value-type="float" office:value="1.32040224401284" calcext:value-type="float">
            <text:p>1.3204022440129</text:p>
          </table:table-cell>
          <table:table-cell table:formula="of:=[.A14]/SUM([.$A14:.$B14])" office:value-type="float" office:value="0.36537677580391" calcext:value-type="float">
            <text:p>0.3653767758039</text:p>
          </table:table-cell>
          <table:table-cell table:formula="of:=[.B14]/SUM([.$A14:.$B14])" office:value-type="float" office:value="0.63462322419609" calcext:value-type="float">
            <text:p>0.6346232241961</text:p>
          </table:table-cell>
          <table:table-cell table:formula="of:=([.C14]*[.$C$5])+([.D14]*[.$D$5])" office:value-type="float" office:value="1.38712016675961" calcext:value-type="float">
            <text:p>1.3871201667596</text:p>
          </table:table-cell>
          <table:table-cell table:formula="of:=([.C14]*[.$C$6])+([.D14]*[.$D$6])" office:value-type="float" office:value="1.21922606548235" calcext:value-type="float">
            <text:p>1.2192260654824</text:p>
          </table:table-cell>
          <table:table-cell table:formula="of:=([.C14]*[.E14])+([.D14]*[.F14])" office:value-type="float" office:value="1.28057067088353" calcext:value-type="float">
            <text:p>1.2805706708835</text:p>
          </table:table-cell>
          <table:table-cell table:formula="of:=[.$G$5]*[.E14]/[.G14]" office:value-type="float" office:value="2.38305033549274" calcext:value-type="float">
            <text:p>2.3830503354927</text:p>
          </table:table-cell>
          <table:table-cell table:formula="of:=[.$G$6]*[.F14]/[.G14]" office:value-type="float" office:value="2.09461094576726" calcext:value-type="float">
            <text:p>2.0946109457673</text:p>
          </table:table-cell>
          <table:table-cell table:formula="of:=1-([.A14]/[.$H$5])" office:value-type="float" office:value="-0.0860084181507794" calcext:value-type="float">
            <text:p>-0.0860084181508</text:p>
          </table:table-cell>
          <table:table-cell table:formula="of:=1-([.B14]/[.$H$6])" office:value-type="float" office:value="-0.118984952553258" calcext:value-type="float">
            <text:p>-0.1189849525533</text:p>
          </table:table-cell>
          <table:table-cell table:formula="of:=[.A14]+([.H14]*[.A14]*[.J14])" office:value-type="float" office:value="0.604392276250234" calcext:value-type="float">
            <text:p>0.6043922762502</text:p>
          </table:table-cell>
          <table:table-cell table:formula="of:=[.B14]+([.I14]*[.B14]*[.K14])" office:value-type="float" office:value="0.991322110990702" calcext:value-type="float">
            <text:p>0.9913221109907</text:p>
          </table:table-cell>
          <table:table-cell table:number-columns-repeated="243"/>
        </table:table-row>
        <table:table-row table:style-name="ro2">
          <table:table-cell table:formula="of:=[.L14]" office:value-type="float" office:value="0.604392276250234" calcext:value-type="float">
            <text:p>0.6043922762502</text:p>
          </table:table-cell>
          <table:table-cell table:formula="of:=[.M14]" office:value-type="float" office:value="0.991322110990702" calcext:value-type="float">
            <text:p>0.9913221109907</text:p>
          </table:table-cell>
          <table:table-cell table:formula="of:=[.A15]/SUM([.$A15:.$B15])" office:value-type="float" office:value="0.378759683489008" calcext:value-type="float">
            <text:p>0.378759683489</text:p>
          </table:table-cell>
          <table:table-cell table:formula="of:=[.B15]/SUM([.$A15:.$B15])" office:value-type="float" office:value="0.621240316510991" calcext:value-type="float">
            <text:p>0.621240316511</text:p>
          </table:table-cell>
          <table:table-cell table:formula="of:=([.C15]*[.$C$5])+([.D15]*[.$D$5])" office:value-type="float" office:value="1.37895659307171" calcext:value-type="float">
            <text:p>1.3789565930717</text:p>
          </table:table-cell>
          <table:table-cell table:formula="of:=([.C15]*[.$C$6])+([.D15]*[.$D$6])" office:value-type="float" office:value="1.22725581009341" calcext:value-type="float">
            <text:p>1.2272558100934</text:p>
          </table:table-cell>
          <table:table-cell table:formula="of:=([.C15]*[.E15])+([.D15]*[.F15])" office:value-type="float" office:value="1.2847139506393" calcext:value-type="float">
            <text:p>1.2847139506393</text:p>
          </table:table-cell>
          <table:table-cell table:formula="of:=[.$G$5]*[.E15]/[.G15]" office:value-type="float" office:value="2.36138519648527" calcext:value-type="float">
            <text:p>2.3613851964853</text:p>
          </table:table-cell>
          <table:table-cell table:formula="of:=[.$G$6]*[.F15]/[.G15]" office:value-type="float" office:value="2.1016061831211" calcext:value-type="float">
            <text:p>2.1016061831211</text:p>
          </table:table-cell>
          <table:table-cell table:formula="of:=1-([.A15]/[.$H$5])" office:value-type="float" office:value="0.136582462499665" calcext:value-type="float">
            <text:p>0.1365824624997</text:p>
          </table:table-cell>
          <table:table-cell table:formula="of:=1-([.B15]/[.$H$6])" office:value-type="float" office:value="0.159896516109574" calcext:value-type="float">
            <text:p>0.1598965161096</text:p>
          </table:table-cell>
          <table:table-cell table:formula="of:=[.A15]+([.H15]*[.A15]*[.J15])" office:value-type="float" office:value="0.799323172927002" calcext:value-type="float">
            <text:p>0.799323172927</text:p>
          </table:table-cell>
          <table:table-cell table:formula="of:=[.B15]+([.I15]*[.B15]*[.K15])" office:value-type="float" office:value="1.32444550436236" calcext:value-type="float">
            <text:p>1.3244455043624</text:p>
          </table:table-cell>
          <table:table-cell table:number-columns-repeated="243"/>
        </table:table-row>
        <table:table-row table:style-name="ro2">
          <table:table-cell table:formula="of:=[.L15]" office:value-type="float" office:value="0.799323172927002" calcext:value-type="float">
            <text:p>0.799323172927</text:p>
          </table:table-cell>
          <table:table-cell table:formula="of:=[.M15]" office:value-type="float" office:value="1.32444550436236" calcext:value-type="float">
            <text:p>1.3244455043624</text:p>
          </table:table-cell>
          <table:table-cell table:formula="of:=[.A16]/SUM([.$A16:.$B16])" office:value-type="float" office:value="0.376370167558553" calcext:value-type="float">
            <text:p>0.3763701675586</text:p>
          </table:table-cell>
          <table:table-cell table:formula="of:=[.B16]/SUM([.$A16:.$B16])" office:value-type="float" office:value="0.623629832441447" calcext:value-type="float">
            <text:p>0.6236298324414</text:p>
          </table:table-cell>
          <table:table-cell table:formula="of:=([.C16]*[.$C$5])+([.D16]*[.$D$5])" office:value-type="float" office:value="1.38041419778928" calcext:value-type="float">
            <text:p>1.3804141977893</text:p>
          </table:table-cell>
          <table:table-cell table:formula="of:=([.C16]*[.$C$6])+([.D16]*[.$D$6])" office:value-type="float" office:value="1.22582210053513" calcext:value-type="float">
            <text:p>1.2258221005351</text:p>
          </table:table-cell>
          <table:table-cell table:formula="of:=([.C16]*[.E16])+([.D16]*[.F16])" office:value-type="float" office:value="1.2840059540819" calcext:value-type="float">
            <text:p>1.2840059540819</text:p>
          </table:table-cell>
          <table:table-cell table:formula="of:=[.$G$5]*[.E16]/[.G16]" office:value-type="float" office:value="2.36518469831231" calcext:value-type="float">
            <text:p>2.3651846983123</text:p>
          </table:table-cell>
          <table:table-cell table:formula="of:=[.$G$6]*[.F16]/[.G16]" office:value-type="float" office:value="2.1003085013773" calcext:value-type="float">
            <text:p>2.1003085013773</text:p>
          </table:table-cell>
          <table:table-cell table:formula="of:=1-([.A16]/[.$H$5])" office:value-type="float" office:value="-0.141890247038575" calcext:value-type="float">
            <text:p>-0.1418902470386</text:p>
          </table:table-cell>
          <table:table-cell table:formula="of:=1-([.B16]/[.$H$6])" office:value-type="float" office:value="-0.122411444374877" calcext:value-type="float">
            <text:p>-0.1224114443749</text:p>
          </table:table-cell>
          <table:table-cell table:formula="of:=[.A16]+([.H16]*[.A16]*[.J16])" office:value-type="float" office:value="0.531073000911017" calcext:value-type="float">
            <text:p>0.531073000911</text:p>
          </table:table-cell>
          <table:table-cell table:formula="of:=[.B16]+([.I16]*[.B16]*[.K16])" office:value-type="float" office:value="0.983928184782863" calcext:value-type="float">
            <text:p>0.9839281847829</text:p>
          </table:table-cell>
          <table:table-cell table:number-columns-repeated="243"/>
        </table:table-row>
        <table:table-row table:style-name="ro2">
          <table:table-cell table:formula="of:=[.L16]" office:value-type="float" office:value="0.531073000911017" calcext:value-type="float">
            <text:p>0.531073000911</text:p>
          </table:table-cell>
          <table:table-cell table:formula="of:=[.M16]" office:value-type="float" office:value="0.983928184782863" calcext:value-type="float">
            <text:p>0.9839281847829</text:p>
          </table:table-cell>
          <table:table-cell table:formula="of:=[.A17]/SUM([.$A17:.$B17])" office:value-type="float" office:value="0.350542960577144" calcext:value-type="float">
            <text:p>0.3505429605771</text:p>
          </table:table-cell>
          <table:table-cell table:formula="of:=[.B17]/SUM([.$A17:.$B17])" office:value-type="float" office:value="0.649457039422856" calcext:value-type="float">
            <text:p>0.6494570394229</text:p>
          </table:table-cell>
          <table:table-cell table:formula="of:=([.C17]*[.$C$5])+([.D17]*[.$D$5])" office:value-type="float" office:value="1.39616879404794" calcext:value-type="float">
            <text:p>1.396168794048</text:p>
          </table:table-cell>
          <table:table-cell table:formula="of:=([.C17]*[.$C$6])+([.D17]*[.$D$6])" office:value-type="float" office:value="1.21032577634629" calcext:value-type="float">
            <text:p>1.2103257763463</text:p>
          </table:table-cell>
          <table:table-cell table:formula="of:=([.C17]*[.E17])+([.D17]*[.F17])" office:value-type="float" office:value="1.27547173797402" calcext:value-type="float">
            <text:p>1.275471737974</text:p>
          </table:table-cell>
          <table:table-cell table:formula="of:=[.$G$5]*[.E17]/[.G17]" office:value-type="float" office:value="2.40818456062728" calcext:value-type="float">
            <text:p>2.4081845606273</text:p>
          </table:table-cell>
          <table:table-cell table:formula="of:=[.$G$6]*[.F17]/[.G17]" office:value-type="float" office:value="2.08763285668042" calcext:value-type="float">
            <text:p>2.0876328566804</text:p>
          </table:table-cell>
          <table:table-cell table:formula="of:=1-([.A17]/[.$H$5])" office:value-type="float" office:value="0.241324284412833" calcext:value-type="float">
            <text:p>0.2413242844128</text:p>
          </table:table-cell>
          <table:table-cell table:formula="of:=1-([.B17]/[.$H$6])" office:value-type="float" office:value="0.16616255526876" calcext:value-type="float">
            <text:p>0.1661625552688</text:p>
          </table:table-cell>
          <table:table-cell table:formula="of:=[.A17]+([.H17]*[.A17]*[.J17])" office:value-type="float" office:value="0.839707889444168" calcext:value-type="float">
            <text:p>0.8397078894442</text:p>
          </table:table-cell>
          <table:table-cell table:formula="of:=[.B17]+([.I17]*[.B17]*[.K17])" office:value-type="float" office:value="1.32523950043019" calcext:value-type="float">
            <text:p>1.3252395004302</text:p>
          </table:table-cell>
          <table:table-cell table:number-columns-repeated="243"/>
        </table:table-row>
        <table:table-row table:style-name="ro2">
          <table:table-cell table:formula="of:=[.L17]" office:value-type="float" office:value="0.839707889444168" calcext:value-type="float">
            <text:p>0.8397078894442</text:p>
          </table:table-cell>
          <table:table-cell table:formula="of:=[.M17]" office:value-type="float" office:value="1.32523950043019" calcext:value-type="float">
            <text:p>1.3252395004302</text:p>
          </table:table-cell>
          <table:table-cell table:formula="of:=[.A18]/SUM([.$A18:.$B18])" office:value-type="float" office:value="0.387865263318432" calcext:value-type="float">
            <text:p>0.3878652633184</text:p>
          </table:table-cell>
          <table:table-cell table:formula="of:=[.B18]/SUM([.$A18:.$B18])" office:value-type="float" office:value="0.612134736681568" calcext:value-type="float">
            <text:p>0.6121347366816</text:p>
          </table:table-cell>
          <table:table-cell table:formula="of:=([.C18]*[.$C$5])+([.D18]*[.$D$5])" office:value-type="float" office:value="1.37340218937576" calcext:value-type="float">
            <text:p>1.3734021893758</text:p>
          </table:table-cell>
          <table:table-cell table:formula="of:=([.C18]*[.$C$6])+([.D18]*[.$D$6])" office:value-type="float" office:value="1.23271915799106" calcext:value-type="float">
            <text:p>1.2327191579911</text:p>
          </table:table-cell>
          <table:table-cell table:formula="of:=([.C18]*[.E18])+([.D18]*[.F18])" office:value-type="float" office:value="1.28728521900352" calcext:value-type="float">
            <text:p>1.2872852190035</text:p>
          </table:table-cell>
          <table:table-cell table:formula="of:=[.$G$5]*[.E18]/[.G18]" office:value-type="float" office:value="2.34717587992316" calcext:value-type="float">
            <text:p>2.3471758799232</text:p>
          </table:table-cell>
          <table:table-cell table:formula="of:=[.$G$6]*[.F18]/[.G18]" office:value-type="float" office:value="2.10674534869565" calcext:value-type="float">
            <text:p>2.1067453486957</text:p>
          </table:table-cell>
          <table:table-cell table:formula="of:=1-([.A18]/[.$H$5])" office:value-type="float" office:value="-0.199582699205955" calcext:value-type="float">
            <text:p>-0.199582699206</text:p>
          </table:table-cell>
          <table:table-cell table:formula="of:=1-([.B18]/[.$H$6])" office:value-type="float" office:value="-0.123084322398463" calcext:value-type="float">
            <text:p>-0.1230843223985</text:p>
          </table:table-cell>
          <table:table-cell table:formula="of:=[.A18]+([.H18]*[.A18]*[.J18])" office:value-type="float" office:value="0.446341944292396" calcext:value-type="float">
            <text:p>0.4463419442924</text:p>
          </table:table-cell>
          <table:table-cell table:formula="of:=[.B18]+([.I18]*[.B18]*[.K18])" office:value-type="float" office:value="0.981595192298435" calcext:value-type="float">
            <text:p>0.9815951922984</text:p>
          </table:table-cell>
          <table:table-cell table:number-columns-repeated="243"/>
        </table:table-row>
        <table:table-row table:style-name="ro2">
          <table:table-cell table:formula="of:=[.L18]" office:value-type="float" office:value="0.446341944292396" calcext:value-type="float">
            <text:p>0.4463419442924</text:p>
          </table:table-cell>
          <table:table-cell table:formula="of:=[.M18]" office:value-type="float" office:value="0.981595192298435" calcext:value-type="float">
            <text:p>0.9815951922984</text:p>
          </table:table-cell>
          <table:table-cell table:formula="of:=[.A19]/SUM([.$A19:.$B19])" office:value-type="float" office:value="0.312578147073076" calcext:value-type="float">
            <text:p>0.3125781470731</text:p>
          </table:table-cell>
          <table:table-cell table:formula="of:=[.B19]/SUM([.$A19:.$B19])" office:value-type="float" office:value="0.687421852926924" calcext:value-type="float">
            <text:p>0.6874218529269</text:p>
          </table:table-cell>
          <table:table-cell table:formula="of:=([.C19]*[.$C$5])+([.D19]*[.$D$5])" office:value-type="float" office:value="1.41932733028542" calcext:value-type="float">
            <text:p>1.4193273302854</text:p>
          </table:table-cell>
          <table:table-cell table:formula="of:=([.C19]*[.$C$6])+([.D19]*[.$D$6])" office:value-type="float" office:value="1.18754688824385" calcext:value-type="float">
            <text:p>1.1875468882439</text:p>
          </table:table-cell>
          <table:table-cell table:formula="of:=([.C19]*[.E19])+([.D19]*[.F19])" office:value-type="float" office:value="1.25999638934498" calcext:value-type="float">
            <text:p>1.259996389345</text:p>
          </table:table-cell>
          <table:table-cell table:formula="of:=[.$G$5]*[.E19]/[.G19]" office:value-type="float" office:value="2.47819767821017" calcext:value-type="float">
            <text:p>2.4781976782102</text:p>
          </table:table-cell>
          <table:table-cell table:formula="of:=[.$G$6]*[.F19]/[.G19]" office:value-type="float" office:value="2.07350050859641" calcext:value-type="float">
            <text:p>2.0735005085964</text:p>
          </table:table-cell>
          <table:table-cell table:formula="of:=1-([.A19]/[.$H$5])" office:value-type="float" office:value="0.362368651010862" calcext:value-type="float">
            <text:p>0.3623686510109</text:p>
          </table:table-cell>
          <table:table-cell table:formula="of:=1-([.B19]/[.$H$6])" office:value-type="float" office:value="0.168139667543699" calcext:value-type="float">
            <text:p>0.1681396675437</text:p>
          </table:table-cell>
          <table:table-cell table:formula="of:=[.A19]+([.H19]*[.A19]*[.J19])" office:value-type="float" office:value="0.847166450216657" calcext:value-type="float">
            <text:p>0.8471664502167</text:p>
          </table:table-cell>
          <table:table-cell table:formula="of:=[.B19]+([.I19]*[.B19]*[.K19])" office:value-type="float" office:value="1.3238162688941" calcext:value-type="float">
            <text:p>1.3238162688941</text:p>
          </table:table-cell>
          <table:table-cell table:number-columns-repeated="243"/>
        </table:table-row>
        <table:table-row table:style-name="ro2">
          <table:table-cell table:formula="of:=[.L19]" office:value-type="float" office:value="0.847166450216657" calcext:value-type="float">
            <text:p>0.8471664502167</text:p>
          </table:table-cell>
          <table:table-cell table:formula="of:=[.M19]" office:value-type="float" office:value="1.3238162688941" calcext:value-type="float">
            <text:p>1.3238162688941</text:p>
          </table:table-cell>
          <table:table-cell table:formula="of:=[.A20]/SUM([.$A20:.$B20])" office:value-type="float" office:value="0.390222567300609" calcext:value-type="float">
            <text:p>0.3902225673006</text:p>
          </table:table-cell>
          <table:table-cell table:formula="of:=[.B20]/SUM([.$A20:.$B20])" office:value-type="float" office:value="0.609777432699391" calcext:value-type="float">
            <text:p>0.6097774326994</text:p>
          </table:table-cell>
          <table:table-cell table:formula="of:=([.C20]*[.$C$5])+([.D20]*[.$D$5])" office:value-type="float" office:value="1.37196423394663" calcext:value-type="float">
            <text:p>1.3719642339466</text:p>
          </table:table-cell>
          <table:table-cell table:formula="of:=([.C20]*[.$C$6])+([.D20]*[.$D$6])" office:value-type="float" office:value="1.23413354038037" calcext:value-type="float">
            <text:p>1.2341335403804</text:p>
          </table:table-cell>
          <table:table-cell table:formula="of:=([.C20]*[.E20])+([.D20]*[.F20])" office:value-type="float" office:value="1.28791818747662" calcext:value-type="float">
            <text:p>1.2879181874766</text:p>
          </table:table-cell>
          <table:table-cell table:formula="of:=[.$G$5]*[.E20]/[.G20]" office:value-type="float" office:value="2.34356603084882" calcext:value-type="float">
            <text:p>2.3435660308488</text:p>
          </table:table-cell>
          <table:table-cell table:formula="of:=[.$G$6]*[.F20]/[.G20]" office:value-type="float" office:value="2.10812597821638" calcext:value-type="float">
            <text:p>2.1081259782164</text:p>
          </table:table-cell>
          <table:table-cell table:formula="of:=1-([.A20]/[.$H$5])" office:value-type="float" office:value="-0.210237786023796" calcext:value-type="float">
            <text:p>-0.2102377860238</text:p>
          </table:table-cell>
          <table:table-cell table:formula="of:=1-([.B20]/[.$H$6])" office:value-type="float" office:value="-0.121878193978053" calcext:value-type="float">
            <text:p>-0.1218781939781</text:p>
          </table:table-cell>
          <table:table-cell table:formula="of:=[.A20]+([.H20]*[.A20]*[.J20])" office:value-type="float" office:value="0.429762343907832" calcext:value-type="float">
            <text:p>0.4297623439078</text:p>
          </table:table-cell>
          <table:table-cell table:formula="of:=[.B20]+([.I20]*[.B20]*[.K20])" office:value-type="float" office:value="0.983682082710023" calcext:value-type="float">
            <text:p>0.98368208271</text:p>
          </table:table-cell>
          <table:table-cell table:number-columns-repeated="243"/>
        </table:table-row>
        <table:table-row table:style-name="ro2">
          <table:table-cell table:formula="of:=[.L20]" office:value-type="float" office:value="0.429762343907832" calcext:value-type="float">
            <text:p>0.4297623439078</text:p>
          </table:table-cell>
          <table:table-cell table:formula="of:=[.M20]" office:value-type="float" office:value="0.983682082710023" calcext:value-type="float">
            <text:p>0.98368208271</text:p>
          </table:table-cell>
          <table:table-cell table:formula="of:=[.A21]/SUM([.$A21:.$B21])" office:value-type="float" office:value="0.304053230402687" calcext:value-type="float">
            <text:p>0.3040532304027</text:p>
          </table:table-cell>
          <table:table-cell table:formula="of:=[.B21]/SUM([.$A21:.$B21])" office:value-type="float" office:value="0.695946769597313" calcext:value-type="float">
            <text:p>0.6959467695973</text:p>
          </table:table-cell>
          <table:table-cell table:formula="of:=([.C21]*[.$C$5])+([.D21]*[.$D$5])" office:value-type="float" office:value="1.42452752945436" calcext:value-type="float">
            <text:p>1.4245275294544</text:p>
          </table:table-cell>
          <table:table-cell table:formula="of:=([.C21]*[.$C$6])+([.D21]*[.$D$6])" office:value-type="float" office:value="1.18243193824161" calcext:value-type="float">
            <text:p>1.1824319382416</text:p>
          </table:table-cell>
          <table:table-cell table:formula="of:=([.C21]*[.E21])+([.D21]*[.F21])" office:value-type="float" office:value="1.2560418848161" calcext:value-type="float">
            <text:p>1.2560418848161</text:p>
          </table:table-cell>
          <table:table-cell table:formula="of:=[.$G$5]*[.E21]/[.G21]" office:value-type="float" office:value="2.49510832615144" calcext:value-type="float">
            <text:p>2.4951083261515</text:p>
          </table:table-cell>
          <table:table-cell table:formula="of:=[.$G$6]*[.F21]/[.G21]" office:value-type="float" office:value="2.07106967974434" calcext:value-type="float">
            <text:p>2.0710696797443</text:p>
          </table:table-cell>
          <table:table-cell table:formula="of:=1-([.A21]/[.$H$5])" office:value-type="float" office:value="0.386053794417383" calcext:value-type="float">
            <text:p>0.3860537944174</text:p>
          </table:table-cell>
          <table:table-cell table:formula="of:=1-([.B21]/[.$H$6])" office:value-type="float" office:value="0.166371116347438" calcext:value-type="float">
            <text:p>0.1663711163474</text:p>
          </table:table-cell>
          <table:table-cell table:formula="of:=[.A21]+([.H21]*[.A21]*[.J21])" office:value-type="float" office:value="0.843729218439994" calcext:value-type="float">
            <text:p>0.84372921844</text:p>
          </table:table-cell>
          <table:table-cell table:formula="of:=[.B21]+([.I21]*[.B21]*[.K21])" office:value-type="float" office:value="1.32262565502352" calcext:value-type="float">
            <text:p>1.3226256550235</text:p>
          </table:table-cell>
          <table:table-cell table:number-columns-repeated="243"/>
        </table:table-row>
        <table:table-row table:style-name="ro2">
          <table:table-cell table:formula="of:=[.L21]" office:value-type="float" office:value="0.843729218439994" calcext:value-type="float">
            <text:p>0.84372921844</text:p>
          </table:table-cell>
          <table:table-cell table:formula="of:=[.M21]" office:value-type="float" office:value="1.32262565502352" calcext:value-type="float">
            <text:p>1.3226256550235</text:p>
          </table:table-cell>
          <table:table-cell table:formula="of:=[.A22]/SUM([.$A22:.$B22])" office:value-type="float" office:value="0.389469531873632" calcext:value-type="float">
            <text:p>0.3894695318736</text:p>
          </table:table-cell>
          <table:table-cell table:formula="of:=[.B22]/SUM([.$A22:.$B22])" office:value-type="float" office:value="0.610530468126369" calcext:value-type="float">
            <text:p>0.6105304681264</text:p>
          </table:table-cell>
          <table:table-cell table:formula="of:=([.C22]*[.$C$5])+([.D22]*[.$D$5])" office:value-type="float" office:value="1.37242358555709" calcext:value-type="float">
            <text:p>1.3724235855571</text:p>
          </table:table-cell>
          <table:table-cell table:formula="of:=([.C22]*[.$C$6])+([.D22]*[.$D$6])" office:value-type="float" office:value="1.23368171912418" calcext:value-type="float">
            <text:p>1.2336817191242</text:p>
          </table:table-cell>
          <table:table-cell table:formula="of:=([.C22]*[.E22])+([.D22]*[.F22])" office:value-type="float" office:value="1.28771744889508" calcext:value-type="float">
            <text:p>1.2877174488951</text:p>
          </table:table-cell>
          <table:table-cell table:formula="of:=[.$G$5]*[.E22]/[.G22]" office:value-type="float" office:value="2.3447161415855" calcext:value-type="float">
            <text:p>2.3447161415855</text:p>
          </table:table-cell>
          <table:table-cell table:formula="of:=[.$G$6]*[.F22]/[.G22]" office:value-type="float" office:value="2.10768269421372" calcext:value-type="float">
            <text:p>2.1076826942137</text:p>
          </table:table-cell>
          <table:table-cell table:formula="of:=1-([.A22]/[.$H$5])" office:value-type="float" office:value="-0.205327454914278" calcext:value-type="float">
            <text:p>-0.2053274549143</text:p>
          </table:table-cell>
          <table:table-cell table:formula="of:=1-([.B22]/[.$H$6])" office:value-type="float" office:value="-0.120869199172473" calcext:value-type="float">
            <text:p>-0.1208691991725</text:p>
          </table:table-cell>
          <table:table-cell table:formula="of:=[.A22]+([.H22]*[.A22]*[.J22])" office:value-type="float" office:value="0.43752878146758" calcext:value-type="float">
            <text:p>0.4375287814676</text:p>
          </table:table-cell>
          <table:table-cell table:formula="of:=[.B22]+([.I22]*[.B22]*[.K22])" office:value-type="float" office:value="0.985681585561125" calcext:value-type="float">
            <text:p>0.9856815855611</text:p>
          </table:table-cell>
          <table:table-cell>
            <draw:frame table:end-cell-address="Simple.AC41" table:end-x="0.1209in" table:end-y="0.0315in" draw:z-index="1" draw:style-name="gr1" svg:width="6.3008in" svg:height="3.5437in" svg:x="0.3831in" svg:y="0.0413in">
              <draw:object draw:notify-on-update-of-ranges="Simple.A12:Simple.A111 Simple.A12:Simple.A111 Simple.B12:Simple.B111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formula="of:=[.L22]" office:value-type="float" office:value="0.43752878146758" calcext:value-type="float">
            <text:p>0.4375287814676</text:p>
          </table:table-cell>
          <table:table-cell table:formula="of:=[.M22]" office:value-type="float" office:value="0.985681585561125" calcext:value-type="float">
            <text:p>0.9856815855611</text:p>
          </table:table-cell>
          <table:table-cell table:formula="of:=[.A23]/SUM([.$A23:.$B23])" office:value-type="float" office:value="0.307423829676724" calcext:value-type="float">
            <text:p>0.3074238296767</text:p>
          </table:table-cell>
          <table:table-cell table:formula="of:=[.B23]/SUM([.$A23:.$B23])" office:value-type="float" office:value="0.692576170323276" calcext:value-type="float">
            <text:p>0.6925761703233</text:p>
          </table:table-cell>
          <table:table-cell table:formula="of:=([.C23]*[.$C$5])+([.D23]*[.$D$5])" office:value-type="float" office:value="1.4224714638972" calcext:value-type="float">
            <text:p>1.4224714638972</text:p>
          </table:table-cell>
          <table:table-cell table:formula="of:=([.C23]*[.$C$6])+([.D23]*[.$D$6])" office:value-type="float" office:value="1.18445429780603" calcext:value-type="float">
            <text:p>1.184454297806</text:p>
          </table:table-cell>
          <table:table-cell table:formula="of:=([.C23]*[.E23])+([.D23]*[.F23])" office:value-type="float" office:value="1.25762644653458" calcext:value-type="float">
            <text:p>1.2576264465346</text:p>
          </table:table-cell>
          <table:table-cell table:formula="of:=[.$G$5]*[.E23]/[.G23]" office:value-type="float" office:value="2.48836785294797" calcext:value-type="float">
            <text:p>2.488367852948</text:p>
          </table:table-cell>
          <table:table-cell table:formula="of:=[.$G$6]*[.F23]/[.G23]" office:value-type="float" office:value="2.0719979786952" calcext:value-type="float">
            <text:p>2.0719979786952</text:p>
          </table:table-cell>
          <table:table-cell table:formula="of:=1-([.A23]/[.$H$5])" office:value-type="float" office:value="0.374958883617743" calcext:value-type="float">
            <text:p>0.3749588836177</text:p>
          </table:table-cell>
          <table:table-cell table:formula="of:=1-([.B23]/[.$H$6])" office:value-type="float" office:value="0.164676622405826" calcext:value-type="float">
            <text:p>0.1646766224058</text:p>
          </table:table-cell>
          <table:table-cell table:formula="of:=[.A23]+([.H23]*[.A23]*[.J23])" office:value-type="float" office:value="0.845758724677475" calcext:value-type="float">
            <text:p>0.8457587246775</text:p>
          </table:table-cell>
          <table:table-cell table:formula="of:=[.B23]+([.I23]*[.B23]*[.K23])" office:value-type="float" office:value="1.32200563344918" calcext:value-type="float">
            <text:p>1.3220056334492</text:p>
          </table:table-cell>
          <table:table-cell table:number-columns-repeated="243"/>
        </table:table-row>
        <table:table-row table:style-name="ro2">
          <table:table-cell table:formula="of:=[.L23]" office:value-type="float" office:value="0.845758724677475" calcext:value-type="float">
            <text:p>0.8457587246775</text:p>
          </table:table-cell>
          <table:table-cell table:formula="of:=[.M23]" office:value-type="float" office:value="1.32200563344918" calcext:value-type="float">
            <text:p>1.3220056334492</text:p>
          </table:table-cell>
          <table:table-cell table:formula="of:=[.A24]/SUM([.$A24:.$B24])" office:value-type="float" office:value="0.390152518887415" calcext:value-type="float">
            <text:p>0.3901525188874</text:p>
          </table:table-cell>
          <table:table-cell table:formula="of:=[.B24]/SUM([.$A24:.$B24])" office:value-type="float" office:value="0.609847481112585" calcext:value-type="float">
            <text:p>0.6098474811126</text:p>
          </table:table-cell>
          <table:table-cell table:formula="of:=([.C24]*[.$C$5])+([.D24]*[.$D$5])" office:value-type="float" office:value="1.37200696347868" calcext:value-type="float">
            <text:p>1.3720069634787</text:p>
          </table:table-cell>
          <table:table-cell table:formula="of:=([.C24]*[.$C$6])+([.D24]*[.$D$6])" office:value-type="float" office:value="1.23409151133245" calcext:value-type="float">
            <text:p>1.2340915113325</text:p>
          </table:table-cell>
          <table:table-cell table:formula="of:=([.C24]*[.E24])+([.D24]*[.F24])" office:value-type="float" office:value="1.2878995723808" calcext:value-type="float">
            <text:p>1.2878995723808</text:p>
          </table:table-cell>
          <table:table-cell table:formula="of:=[.$G$5]*[.E24]/[.G24]" office:value-type="float" office:value="2.34367289529671" calcext:value-type="float">
            <text:p>2.3436728952967</text:p>
          </table:table-cell>
          <table:table-cell table:formula="of:=[.$G$6]*[.F24]/[.G24]" office:value-type="float" office:value="2.10808465438999" calcext:value-type="float">
            <text:p>2.10808465439</text:p>
          </table:table-cell>
          <table:table-cell table:formula="of:=1-([.A24]/[.$H$5])" office:value-type="float" office:value="-0.20822674953925" calcext:value-type="float">
            <text:p>-0.2082267495393</text:p>
          </table:table-cell>
          <table:table-cell table:formula="of:=1-([.B24]/[.$H$6])" office:value-type="float" office:value="-0.120343757160325" calcext:value-type="float">
            <text:p>-0.1203437571603</text:p>
          </table:table-cell>
          <table:table-cell table:formula="of:=[.A24]+([.H24]*[.A24]*[.J24])" office:value-type="float" office:value="0.433015451678485" calcext:value-type="float">
            <text:p>0.4330154516785</text:p>
          </table:table-cell>
          <table:table-cell table:formula="of:=[.B24]+([.I24]*[.B24]*[.K24])" office:value-type="float" office:value="0.986619642024684" calcext:value-type="float">
            <text:p>0.9866196420247</text:p>
          </table:table-cell>
          <table:table-cell table:number-columns-repeated="243"/>
        </table:table-row>
        <table:table-row table:style-name="ro2">
          <table:table-cell table:formula="of:=[.L24]" office:value-type="float" office:value="0.433015451678485" calcext:value-type="float">
            <text:p>0.4330154516785</text:p>
          </table:table-cell>
          <table:table-cell table:formula="of:=[.M24]" office:value-type="float" office:value="0.986619642024684" calcext:value-type="float">
            <text:p>0.9866196420247</text:p>
          </table:table-cell>
          <table:table-cell table:formula="of:=[.A25]/SUM([.$A25:.$B25])" office:value-type="float" office:value="0.305018841531276" calcext:value-type="float">
            <text:p>0.3050188415313</text:p>
          </table:table-cell>
          <table:table-cell table:formula="of:=[.B25]/SUM([.$A25:.$B25])" office:value-type="float" office:value="0.694981158468724" calcext:value-type="float">
            <text:p>0.6949811584687</text:p>
          </table:table-cell>
          <table:table-cell table:formula="of:=([.C25]*[.$C$5])+([.D25]*[.$D$5])" office:value-type="float" office:value="1.42393850666592" calcext:value-type="float">
            <text:p>1.4239385066659</text:p>
          </table:table-cell>
          <table:table-cell table:formula="of:=([.C25]*[.$C$6])+([.D25]*[.$D$6])" office:value-type="float" office:value="1.18301130491877" calcext:value-type="float">
            <text:p>1.1830113049188</text:p>
          </table:table-cell>
          <table:table-cell table:formula="of:=([.C25]*[.E25])+([.D25]*[.F25])" office:value-type="float" office:value="1.25649864088906" calcext:value-type="float">
            <text:p>1.2564986408891</text:p>
          </table:table-cell>
          <table:table-cell table:formula="of:=[.$G$5]*[.E25]/[.G25]" office:value-type="float" office:value="2.49316999853534" calcext:value-type="float">
            <text:p>2.4931699985354</text:p>
          </table:table-cell>
          <table:table-cell table:formula="of:=[.$G$6]*[.F25]/[.G25]" office:value-type="float" office:value="2.07133122641482" calcext:value-type="float">
            <text:p>2.0713312264148</text:p>
          </table:table-cell>
          <table:table-cell table:formula="of:=1-([.A25]/[.$H$5])" office:value-type="float" office:value="0.381406497602164" calcext:value-type="float">
            <text:p>0.3814064976022</text:p>
          </table:table-cell>
          <table:table-cell table:formula="of:=1-([.B25]/[.$H$6])" office:value-type="float" office:value="0.163881659301116" calcext:value-type="float">
            <text:p>0.1638816593011</text:p>
          </table:table-cell>
          <table:table-cell table:formula="of:=[.A25]+([.H25]*[.A25]*[.J25])" office:value-type="float" office:value="0.844774710503701" calcext:value-type="float">
            <text:p>0.8447747105037</text:p>
          </table:table-cell>
          <table:table-cell table:formula="of:=[.B25]+([.I25]*[.B25]*[.K25])" office:value-type="float" office:value="1.32153083506201" calcext:value-type="float">
            <text:p>1.321530835062</text:p>
          </table:table-cell>
          <table:table-cell table:number-columns-repeated="243"/>
        </table:table-row>
        <table:table-row table:style-name="ro2">
          <table:table-cell table:formula="of:=[.L25]" office:value-type="float" office:value="0.844774710503701" calcext:value-type="float">
            <text:p>0.8447747105037</text:p>
          </table:table-cell>
          <table:table-cell table:formula="of:=[.M25]" office:value-type="float" office:value="1.32153083506201" calcext:value-type="float">
            <text:p>1.321530835062</text:p>
          </table:table-cell>
          <table:table-cell table:formula="of:=[.A26]/SUM([.$A26:.$B26])" office:value-type="float" office:value="0.389961015533058" calcext:value-type="float">
            <text:p>0.3899610155331</text:p>
          </table:table-cell>
          <table:table-cell table:formula="of:=[.B26]/SUM([.$A26:.$B26])" office:value-type="float" office:value="0.610038984466941" calcext:value-type="float">
            <text:p>0.6100389844669</text:p>
          </table:table-cell>
          <table:table-cell table:formula="of:=([.C26]*[.$C$5])+([.D26]*[.$D$5])" office:value-type="float" office:value="1.37212378052483" calcext:value-type="float">
            <text:p>1.3721237805248</text:p>
          </table:table-cell>
          <table:table-cell table:formula="of:=([.C26]*[.$C$6])+([.D26]*[.$D$6])" office:value-type="float" office:value="1.23397660931984" calcext:value-type="float">
            <text:p>1.2339766093198</text:p>
          </table:table-cell>
          <table:table-cell table:formula="of:=([.C26]*[.E26])+([.D26]*[.F26])" office:value-type="float" office:value="1.28784862049596" calcext:value-type="float">
            <text:p>1.287848620496</text:p>
          </table:table-cell>
          <table:table-cell table:formula="of:=[.$G$5]*[.E26]/[.G26]" office:value-type="float" office:value="2.34396517503131" calcext:value-type="float">
            <text:p>2.3439651750313</text:p>
          </table:table-cell>
          <table:table-cell table:formula="of:=[.$G$6]*[.F26]/[.G26]" office:value-type="float" office:value="2.1079717734668" calcext:value-type="float">
            <text:p>2.1079717734668</text:p>
          </table:table-cell>
          <table:table-cell table:formula="of:=1-([.A26]/[.$H$5])" office:value-type="float" office:value="-0.206821015005286" calcext:value-type="float">
            <text:p>-0.2068210150053</text:p>
          </table:table-cell>
          <table:table-cell table:formula="of:=1-([.B26]/[.$H$6])" office:value-type="float" office:value="-0.119941385645771" calcext:value-type="float">
            <text:p>-0.1199413856458</text:p>
          </table:table-cell>
          <table:table-cell table:formula="of:=[.A26]+([.H26]*[.A26]*[.J26])" office:value-type="float" office:value="0.435243764770542" calcext:value-type="float">
            <text:p>0.4352437647705</text:p>
          </table:table-cell>
          <table:table-cell table:formula="of:=[.B26]+([.I26]*[.B26]*[.K26])" office:value-type="float" office:value="0.987404156212399" calcext:value-type="float">
            <text:p>0.9874041562124</text:p>
          </table:table-cell>
          <table:table-cell table:number-columns-repeated="243"/>
        </table:table-row>
        <table:table-row table:style-name="ro2">
          <table:table-cell table:formula="of:=[.L26]" office:value-type="float" office:value="0.435243764770542" calcext:value-type="float">
            <text:p>0.4352437647705</text:p>
          </table:table-cell>
          <table:table-cell table:formula="of:=[.M26]" office:value-type="float" office:value="0.987404156212399" calcext:value-type="float">
            <text:p>0.9874041562124</text:p>
          </table:table-cell>
          <table:table-cell table:formula="of:=[.A27]/SUM([.$A27:.$B27])" office:value-type="float" office:value="0.305939198554356" calcext:value-type="float">
            <text:p>0.3059391985544</text:p>
          </table:table-cell>
          <table:table-cell table:formula="of:=[.B27]/SUM([.$A27:.$B27])" office:value-type="float" office:value="0.694060801445644" calcext:value-type="float">
            <text:p>0.6940608014456</text:p>
          </table:table-cell>
          <table:table-cell table:formula="of:=([.C27]*[.$C$5])+([.D27]*[.$D$5])" office:value-type="float" office:value="1.42337708888184" calcext:value-type="float">
            <text:p>1.4233770888819</text:p>
          </table:table-cell>
          <table:table-cell table:formula="of:=([.C27]*[.$C$6])+([.D27]*[.$D$6])" office:value-type="float" office:value="1.18356351913261" calcext:value-type="float">
            <text:p>1.1835635191326</text:p>
          </table:table-cell>
          <table:table-cell table:formula="of:=([.C27]*[.E27])+([.D27]*[.F27])" office:value-type="float" office:value="1.25693189046415" calcext:value-type="float">
            <text:p>1.2569318904642</text:p>
          </table:table-cell>
          <table:table-cell table:formula="of:=[.$G$5]*[.E27]/[.G27]" office:value-type="float" office:value="2.4913279862632" calcext:value-type="float">
            <text:p>2.4913279862632</text:p>
          </table:table-cell>
          <table:table-cell table:formula="of:=[.$G$6]*[.F27]/[.G27]" office:value-type="float" office:value="2.07158380008182" calcext:value-type="float">
            <text:p>2.0715838000818</text:p>
          </table:table-cell>
          <table:table-cell table:formula="of:=1-([.A27]/[.$H$5])" office:value-type="float" office:value="0.37822319318494" calcext:value-type="float">
            <text:p>0.3782231931849</text:p>
          </table:table-cell>
          <table:table-cell table:formula="of:=1-([.B27]/[.$H$6])" office:value-type="float" office:value="0.163216816769154" calcext:value-type="float">
            <text:p>0.1632168167692</text:p>
          </table:table-cell>
          <table:table-cell table:formula="of:=[.A27]+([.H27]*[.A27]*[.J27])" office:value-type="float" office:value="0.845364400369825" calcext:value-type="float">
            <text:p>0.8453644003698</text:p>
          </table:table-cell>
          <table:table-cell table:formula="of:=[.B27]+([.I27]*[.B27]*[.K27])" office:value-type="float" office:value="1.32126259686932" calcext:value-type="float">
            <text:p>1.3212625968693</text:p>
          </table:table-cell>
          <table:table-cell table:number-columns-repeated="243"/>
        </table:table-row>
        <table:table-row table:style-name="ro2">
          <table:table-cell table:formula="of:=[.L27]" office:value-type="float" office:value="0.845364400369825" calcext:value-type="float">
            <text:p>0.8453644003698</text:p>
          </table:table-cell>
          <table:table-cell table:formula="of:=[.M27]" office:value-type="float" office:value="1.32126259686932" calcext:value-type="float">
            <text:p>1.3212625968693</text:p>
          </table:table-cell>
          <table:table-cell table:formula="of:=[.A28]/SUM([.$A28:.$B28])" office:value-type="float" office:value="0.390175328493111" calcext:value-type="float">
            <text:p>0.3901753284931</text:p>
          </table:table-cell>
          <table:table-cell table:formula="of:=[.B28]/SUM([.$A28:.$B28])" office:value-type="float" office:value="0.609824671506889" calcext:value-type="float">
            <text:p>0.6098246715069</text:p>
          </table:table-cell>
          <table:table-cell table:formula="of:=([.C28]*[.$C$5])+([.D28]*[.$D$5])" office:value-type="float" office:value="1.3719930496192" calcext:value-type="float">
            <text:p>1.3719930496192</text:p>
          </table:table-cell>
          <table:table-cell table:formula="of:=([.C28]*[.$C$6])+([.D28]*[.$D$6])" office:value-type="float" office:value="1.23410519709587" calcext:value-type="float">
            <text:p>1.2341051970959</text:p>
          </table:table-cell>
          <table:table-cell table:formula="of:=([.C28]*[.E28])+([.D28]*[.F28])" office:value-type="float" office:value="1.28790563524937" calcext:value-type="float">
            <text:p>1.2879056352494</text:p>
          </table:table-cell>
          <table:table-cell table:formula="of:=[.$G$5]*[.E28]/[.G28]" office:value-type="float" office:value="2.34363809471011" calcext:value-type="float">
            <text:p>2.3436380947101</text:p>
          </table:table-cell>
          <table:table-cell table:formula="of:=[.$G$6]*[.F28]/[.G28]" office:value-type="float" office:value="2.10809810851182" calcext:value-type="float">
            <text:p>2.1080981085118</text:p>
          </table:table-cell>
          <table:table-cell table:formula="of:=1-([.A28]/[.$H$5])" office:value-type="float" office:value="-0.20766342909975" calcext:value-type="float">
            <text:p>-0.2076634290998</text:p>
          </table:table-cell>
          <table:table-cell table:formula="of:=1-([.B28]/[.$H$6])" office:value-type="float" office:value="-0.119714065143491" calcext:value-type="float">
            <text:p>-0.1197140651435</text:p>
          </table:table-cell>
          <table:table-cell table:formula="of:=[.A28]+([.H28]*[.A28]*[.J28])" office:value-type="float" office:value="0.4339357559083" calcext:value-type="float">
            <text:p>0.4339357559083</text:p>
          </table:table-cell>
          <table:table-cell table:formula="of:=[.B28]+([.I28]*[.B28]*[.K28])" office:value-type="float" office:value="0.987816884102758" calcext:value-type="float">
            <text:p>0.9878168841028</text:p>
          </table:table-cell>
          <table:table-cell table:number-columns-repeated="243"/>
        </table:table-row>
        <table:table-row table:style-name="ro2">
          <table:table-cell table:formula="of:=[.L28]" office:value-type="float" office:value="0.4339357559083" calcext:value-type="float">
            <text:p>0.4339357559083</text:p>
          </table:table-cell>
          <table:table-cell table:formula="of:=[.M28]" office:value-type="float" office:value="0.987816884102758" calcext:value-type="float">
            <text:p>0.9878168841028</text:p>
          </table:table-cell>
          <table:table-cell table:formula="of:=[.A29]/SUM([.$A29:.$B29])" office:value-type="float" office:value="0.305211851693783" calcext:value-type="float">
            <text:p>0.3052118516938</text:p>
          </table:table-cell>
          <table:table-cell table:formula="of:=[.B29]/SUM([.$A29:.$B29])" office:value-type="float" office:value="0.694788148306217" calcext:value-type="float">
            <text:p>0.6947881483062</text:p>
          </table:table-cell>
          <table:table-cell table:formula="of:=([.C29]*[.$C$5])+([.D29]*[.$D$5])" office:value-type="float" office:value="1.42382077046679" calcext:value-type="float">
            <text:p>1.4238207704668</text:p>
          </table:table-cell>
          <table:table-cell table:formula="of:=([.C29]*[.$C$6])+([.D29]*[.$D$6])" office:value-type="float" office:value="1.18312711101627" calcext:value-type="float">
            <text:p>1.1831271110163</text:p>
          </table:table-cell>
          <table:table-cell table:formula="of:=([.C29]*[.E29])+([.D29]*[.F29])" office:value-type="float" office:value="1.25658966850812" calcext:value-type="float">
            <text:p>1.2565896685081</text:p>
          </table:table-cell>
          <table:table-cell table:formula="of:=[.$G$5]*[.E29]/[.G29]" office:value-type="float" office:value="2.49278326372513" calcext:value-type="float">
            <text:p>2.4927832637251</text:p>
          </table:table-cell>
          <table:table-cell table:formula="of:=[.$G$6]*[.F29]/[.G29]" office:value-type="float" office:value="2.07138392863444" calcext:value-type="float">
            <text:p>2.0713839286345</text:p>
          </table:table-cell>
          <table:table-cell table:formula="of:=1-([.A29]/[.$H$5])" office:value-type="float" office:value="0.380091777273857" calcext:value-type="float">
            <text:p>0.3800917772739</text:p>
          </table:table-cell>
          <table:table-cell table:formula="of:=1-([.B29]/[.$H$6])" office:value-type="float" office:value="0.162867047370544" calcext:value-type="float">
            <text:p>0.1628670473705</text:p>
          </table:table-cell>
          <table:table-cell table:formula="of:=[.A29]+([.H29]*[.A29]*[.J29])" office:value-type="float" office:value="0.84508399224721" calcext:value-type="float">
            <text:p>0.8450839922472</text:p>
          </table:table-cell>
          <table:table-cell table:formula="of:=[.B29]+([.I29]*[.B29]*[.K29])" office:value-type="float" office:value="1.32106697030425" calcext:value-type="float">
            <text:p>1.3210669703043</text:p>
          </table:table-cell>
          <table:table-cell table:number-columns-repeated="243"/>
        </table:table-row>
        <table:table-row table:style-name="ro2">
          <table:table-cell table:formula="of:=[.L29]" office:value-type="float" office:value="0.84508399224721" calcext:value-type="float">
            <text:p>0.8450839922472</text:p>
          </table:table-cell>
          <table:table-cell table:formula="of:=[.M29]" office:value-type="float" office:value="1.32106697030425" calcext:value-type="float">
            <text:p>1.3210669703043</text:p>
          </table:table-cell>
          <table:table-cell table:formula="of:=[.A30]/SUM([.$A30:.$B30])" office:value-type="float" office:value="0.390131623722016" calcext:value-type="float">
            <text:p>0.390131623722</text:p>
          </table:table-cell>
          <table:table-cell table:formula="of:=[.B30]/SUM([.$A30:.$B30])" office:value-type="float" office:value="0.609868376277984" calcext:value-type="float">
            <text:p>0.609868376278</text:p>
          </table:table-cell>
          <table:table-cell table:formula="of:=([.C30]*[.$C$5])+([.D30]*[.$D$5])" office:value-type="float" office:value="1.37201970952957" calcext:value-type="float">
            <text:p>1.3720197095296</text:p>
          </table:table-cell>
          <table:table-cell table:formula="of:=([.C30]*[.$C$6])+([.D30]*[.$D$6])" office:value-type="float" office:value="1.23407897423321" calcext:value-type="float">
            <text:p>1.2340789742332</text:p>
          </table:table-cell>
          <table:table-cell table:formula="of:=([.C30]*[.E30])+([.D30]*[.F30])" office:value-type="float" office:value="1.28789401727179" calcext:value-type="float">
            <text:p>1.2878940172718</text:p>
          </table:table-cell>
          <table:table-cell table:formula="of:=[.$G$5]*[.E30]/[.G30]" office:value-type="float" office:value="2.34370477732258" calcext:value-type="float">
            <text:p>2.3437047773226</text:p>
          </table:table-cell>
          <table:table-cell table:formula="of:=[.$G$6]*[.F30]/[.G30]" office:value-type="float" office:value="2.10807233118788" calcext:value-type="float">
            <text:p>2.1080723311879</text:p>
          </table:table-cell>
          <table:table-cell table:formula="of:=1-([.A30]/[.$H$5])" office:value-type="float" office:value="-0.207262846067443" calcext:value-type="float">
            <text:p>-0.2072628460674</text:p>
          </table:table-cell>
          <table:table-cell table:formula="of:=1-([.B30]/[.$H$6])" office:value-type="float" office:value="-0.119548279918858" calcext:value-type="float">
            <text:p>-0.1195482799189</text:p>
          </table:table-cell>
          <table:table-cell table:formula="of:=[.A30]+([.H30]*[.A30]*[.J30])" office:value-type="float" office:value="0.434573522423908" calcext:value-type="float">
            <text:p>0.4345735224239</text:p>
          </table:table-cell>
          <table:table-cell table:formula="of:=[.B30]+([.I30]*[.B30]*[.K30])" office:value-type="float" office:value="0.98813640036449" calcext:value-type="float">
            <text:p>0.9881364003645</text:p>
          </table:table-cell>
          <table:table-cell table:number-columns-repeated="243"/>
        </table:table-row>
        <table:table-row table:style-name="ro2">
          <table:table-cell table:formula="of:=[.L30]" office:value-type="float" office:value="0.434573522423908" calcext:value-type="float">
            <text:p>0.4345735224239</text:p>
          </table:table-cell>
          <table:table-cell table:formula="of:=[.M30]" office:value-type="float" office:value="0.98813640036449" calcext:value-type="float">
            <text:p>0.9881364003645</text:p>
          </table:table-cell>
          <table:table-cell table:formula="of:=[.A31]/SUM([.$A31:.$B31])" office:value-type="float" office:value="0.305454763098987" calcext:value-type="float">
            <text:p>0.305454763099</text:p>
          </table:table-cell>
          <table:table-cell table:formula="of:=[.B31]/SUM([.$A31:.$B31])" office:value-type="float" office:value="0.694545236901013" calcext:value-type="float">
            <text:p>0.694545236901</text:p>
          </table:table-cell>
          <table:table-cell table:formula="of:=([.C31]*[.$C$5])+([.D31]*[.$D$5])" office:value-type="float" office:value="1.42367259450962" calcext:value-type="float">
            <text:p>1.4236725945096</text:p>
          </table:table-cell>
          <table:table-cell table:formula="of:=([.C31]*[.$C$6])+([.D31]*[.$D$6])" office:value-type="float" office:value="1.18327285785939" calcext:value-type="float">
            <text:p>1.1832728578594</text:p>
          </table:table-cell>
          <table:table-cell table:formula="of:=([.C31]*[.E31])+([.D31]*[.F31])" office:value-type="float" office:value="1.25670410246695" calcext:value-type="float">
            <text:p>1.256704102467</text:p>
          </table:table-cell>
          <table:table-cell table:formula="of:=[.$G$5]*[.E31]/[.G31]" office:value-type="float" office:value="2.49229687543217" calcext:value-type="float">
            <text:p>2.4922968754322</text:p>
          </table:table-cell>
          <table:table-cell table:formula="of:=[.$G$6]*[.F31]/[.G31]" office:value-type="float" office:value="2.07145045693772" calcext:value-type="float">
            <text:p>2.0714504569377</text:p>
          </table:table-cell>
          <table:table-cell table:formula="of:=1-([.A31]/[.$H$5])" office:value-type="float" office:value="0.37918068225156" calcext:value-type="float">
            <text:p>0.3791806822516</text:p>
          </table:table-cell>
          <table:table-cell table:formula="of:=1-([.B31]/[.$H$6])" office:value-type="float" office:value="0.16259627087755" calcext:value-type="float">
            <text:p>0.1625962708776</text:p>
          </table:table-cell>
          <table:table-cell table:formula="of:=[.A31]+([.H31]*[.A31]*[.J31])" office:value-type="float" office:value="0.845258898842282" calcext:value-type="float">
            <text:p>0.8452588988423</text:p>
          </table:table-cell>
          <table:table-cell table:formula="of:=[.B31]+([.I31]*[.B31]*[.K31])" office:value-type="float" office:value="1.32095073955797" calcext:value-type="float">
            <text:p>1.320950739558</text:p>
          </table:table-cell>
          <table:table-cell table:number-columns-repeated="243"/>
        </table:table-row>
        <table:table-row table:style-name="ro2">
          <table:table-cell table:formula="of:=[.L31]" office:value-type="float" office:value="0.845258898842282" calcext:value-type="float">
            <text:p>0.8452588988423</text:p>
          </table:table-cell>
          <table:table-cell table:formula="of:=[.M31]" office:value-type="float" office:value="1.32095073955797" calcext:value-type="float">
            <text:p>1.320950739558</text:p>
          </table:table-cell>
          <table:table-cell table:formula="of:=[.A32]/SUM([.$A32:.$B32])" office:value-type="float" office:value="0.390201799428104" calcext:value-type="float">
            <text:p>0.3902017994281</text:p>
          </table:table-cell>
          <table:table-cell table:formula="of:=[.B32]/SUM([.$A32:.$B32])" office:value-type="float" office:value="0.609798200571896" calcext:value-type="float">
            <text:p>0.6097982005719</text:p>
          </table:table-cell>
          <table:table-cell table:formula="of:=([.C32]*[.$C$5])+([.D32]*[.$D$5])" office:value-type="float" office:value="1.37197690234886" calcext:value-type="float">
            <text:p>1.3719769023489</text:p>
          </table:table-cell>
          <table:table-cell table:formula="of:=([.C32]*[.$C$6])+([.D32]*[.$D$6])" office:value-type="float" office:value="1.23412107965686" calcext:value-type="float">
            <text:p>1.2341210796569</text:p>
          </table:table-cell>
          <table:table-cell table:formula="of:=([.C32]*[.E32])+([.D32]*[.F32])" office:value-type="float" office:value="1.28791266973292" calcext:value-type="float">
            <text:p>1.2879126697329</text:p>
          </table:table-cell>
          <table:table-cell table:formula="of:=[.$G$5]*[.E32]/[.G32]" office:value-type="float" office:value="2.34359771132107" calcext:value-type="float">
            <text:p>2.3435977113211</text:p>
          </table:table-cell>
          <table:table-cell table:formula="of:=[.$G$6]*[.F32]/[.G32]" office:value-type="float" office:value="2.10811372467369" calcext:value-type="float">
            <text:p>2.1081137246737</text:p>
          </table:table-cell>
          <table:table-cell table:formula="of:=1-([.A32]/[.$H$5])" office:value-type="float" office:value="-0.207512712631831" calcext:value-type="float">
            <text:p>-0.2075127126318</text:p>
          </table:table-cell>
          <table:table-cell table:formula="of:=1-([.B32]/[.$H$6])" office:value-type="float" office:value="-0.119449779286417" calcext:value-type="float">
            <text:p>-0.1194497792864</text:p>
          </table:table-cell>
          <table:table-cell table:formula="of:=[.A32]+([.H32]*[.A32]*[.J32])" office:value-type="float" office:value="0.434187250478559" calcext:value-type="float">
            <text:p>0.4341872504786</text:p>
          </table:table-cell>
          <table:table-cell table:formula="of:=[.B32]+([.I32]*[.B32]*[.K32])" office:value-type="float" office:value="0.988317221051683" calcext:value-type="float">
            <text:p>0.9883172210517</text:p>
          </table:table-cell>
          <table:table-cell table:number-columns-repeated="243"/>
        </table:table-row>
        <table:table-row table:style-name="ro3">
          <table:table-cell table:formula="of:=[.L32]" office:value-type="float" office:value="0.434187250478559" calcext:value-type="float">
            <text:p>0.4341872504786</text:p>
          </table:table-cell>
          <table:table-cell table:formula="of:=[.M32]" office:value-type="float" office:value="0.988317221051683" calcext:value-type="float">
            <text:p>0.9883172210517</text:p>
          </table:table-cell>
          <table:table-cell table:formula="of:=[.A33]/SUM([.$A33:.$B33])" office:value-type="float" office:value="0.30522733613026" calcext:value-type="float">
            <text:p>0.3052273361303</text:p>
          </table:table-cell>
          <table:table-cell table:formula="of:=[.B33]/SUM([.$A33:.$B33])" office:value-type="float" office:value="0.69477266386974" calcext:value-type="float">
            <text:p>0.6947726638697</text:p>
          </table:table-cell>
          <table:table-cell table:formula="of:=([.C33]*[.$C$5])+([.D33]*[.$D$5])" office:value-type="float" office:value="1.42381132496054" calcext:value-type="float">
            <text:p>1.4238113249606</text:p>
          </table:table-cell>
          <table:table-cell table:formula="of:=([.C33]*[.$C$6])+([.D33]*[.$D$6])" office:value-type="float" office:value="1.18313640167816" calcext:value-type="float">
            <text:p>1.1831364016782</text:p>
          </table:table-cell>
          <table:table-cell table:formula="of:=([.C33]*[.E33])+([.D33]*[.F33])" office:value-type="float" office:value="1.25659696738499" calcext:value-type="float">
            <text:p>1.256596967385</text:p>
          </table:table-cell>
          <table:table-cell table:formula="of:=[.$G$5]*[.E33]/[.G33]" office:value-type="float" office:value="2.49275224770895" calcext:value-type="float">
            <text:p>2.492752247709</text:p>
          </table:table-cell>
          <table:table-cell table:formula="of:=[.$G$6]*[.F33]/[.G33]" office:value-type="float" office:value="2.07138816283206" calcext:value-type="float">
            <text:p>2.0713881628321</text:p>
          </table:table-cell>
          <table:table-cell table:formula="of:=1-([.A33]/[.$H$5])" office:value-type="float" office:value="0.379732499316344" calcext:value-type="float">
            <text:p>0.3797324993163</text:p>
          </table:table-cell>
          <table:table-cell table:formula="of:=1-([.B33]/[.$H$6])" office:value-type="float" office:value="0.162443033007048" calcext:value-type="float">
            <text:p>0.162443033007</text:p>
          </table:table-cell>
          <table:table-cell table:formula="of:=[.A33]+([.H33]*[.A33]*[.J33])" office:value-type="float" office:value="0.845179801737364" calcext:value-type="float">
            <text:p>0.8451798017374</text:p>
          </table:table-cell>
          <table:table-cell table:formula="of:=[.B33]+([.I33]*[.B33]*[.K33])" office:value-type="float" office:value="1.3208687452051" calcext:value-type="float">
            <text:p>1.3208687452051</text:p>
          </table:table-cell>
          <table:table-cell table:number-columns-repeated="243"/>
        </table:table-row>
        <table:table-row table:style-name="ro2">
          <table:table-cell table:formula="of:=[.L33]" office:value-type="float" office:value="0.845179801737364" calcext:value-type="float">
            <text:p>0.8451798017374</text:p>
          </table:table-cell>
          <table:table-cell table:formula="of:=[.M33]" office:value-type="float" office:value="1.3208687452051" calcext:value-type="float">
            <text:p>1.3208687452051</text:p>
          </table:table-cell>
          <table:table-cell table:formula="of:=[.A34]/SUM([.$A34:.$B34])" office:value-type="float" office:value="0.390194302399362" calcext:value-type="float">
            <text:p>0.3901943023994</text:p>
          </table:table-cell>
          <table:table-cell table:formula="of:=[.B34]/SUM([.$A34:.$B34])" office:value-type="float" office:value="0.609805697600638" calcext:value-type="float">
            <text:p>0.6098056976006</text:p>
          </table:table-cell>
          <table:table-cell table:formula="of:=([.C34]*[.$C$5])+([.D34]*[.$D$5])" office:value-type="float" office:value="1.37198147553639" calcext:value-type="float">
            <text:p>1.3719814755364</text:p>
          </table:table-cell>
          <table:table-cell table:formula="of:=([.C34]*[.$C$6])+([.D34]*[.$D$6])" office:value-type="float" office:value="1.23411658143962" calcext:value-type="float">
            <text:p>1.2341165814396</text:p>
          </table:table-cell>
          <table:table-cell table:formula="of:=([.C34]*[.E34])+([.D34]*[.F34])" office:value-type="float" office:value="1.28791067761707" calcext:value-type="float">
            <text:p>1.2879106776171</text:p>
          </table:table-cell>
          <table:table-cell table:formula="of:=[.$G$5]*[.E34]/[.G34]" office:value-type="float" office:value="2.34360914824056" calcext:value-type="float">
            <text:p>2.3436091482406</text:p>
          </table:table-cell>
          <table:table-cell table:formula="of:=[.$G$6]*[.F34]/[.G34]" office:value-type="float" office:value="2.10810930164088" calcext:value-type="float">
            <text:p>2.1081093016409</text:p>
          </table:table-cell>
          <table:table-cell table:formula="of:=1-([.A34]/[.$H$5])" office:value-type="float" office:value="-0.207399716767662" calcext:value-type="float">
            <text:p>-0.2073997167677</text:p>
          </table:table-cell>
          <table:table-cell table:formula="of:=1-([.B34]/[.$H$6])" office:value-type="float" office:value="-0.119380292546691" calcext:value-type="float">
            <text:p>-0.1193802925467</text:p>
          </table:table-cell>
          <table:table-cell table:formula="of:=[.A34]+([.H34]*[.A34]*[.J34])" office:value-type="float" office:value="0.434368433450909" calcext:value-type="float">
            <text:p>0.4343684334509</text:p>
          </table:table-cell>
          <table:table-cell table:formula="of:=[.B34]+([.I34]*[.B34]*[.K34])" office:value-type="float" office:value="0.988450060163332" calcext:value-type="float">
            <text:p>0.9884500601633</text:p>
          </table:table-cell>
          <table:table-cell table:number-columns-repeated="243"/>
        </table:table-row>
        <table:table-row table:style-name="ro2">
          <table:table-cell table:formula="of:=[.L34]" office:value-type="float" office:value="0.434368433450909" calcext:value-type="float">
            <text:p>0.4343684334509</text:p>
          </table:table-cell>
          <table:table-cell table:formula="of:=[.M34]" office:value-type="float" office:value="0.988450060163332" calcext:value-type="float">
            <text:p>0.9884500601633</text:p>
          </table:table-cell>
          <table:table-cell table:formula="of:=[.A35]/SUM([.$A35:.$B35])" office:value-type="float" office:value="0.305287312050272" calcext:value-type="float">
            <text:p>0.3052873120503</text:p>
          </table:table-cell>
          <table:table-cell table:formula="of:=[.B35]/SUM([.$A35:.$B35])" office:value-type="float" office:value="0.694712687949728" calcext:value-type="float">
            <text:p>0.6947126879497</text:p>
          </table:table-cell>
          <table:table-cell table:formula="of:=([.C35]*[.$C$5])+([.D35]*[.$D$5])" office:value-type="float" office:value="1.42377473964933" calcext:value-type="float">
            <text:p>1.4237747396493</text:p>
          </table:table-cell>
          <table:table-cell table:formula="of:=([.C35]*[.$C$6])+([.D35]*[.$D$6])" office:value-type="float" office:value="1.18317238723016" calcext:value-type="float">
            <text:p>1.1831723872302</text:p>
          </table:table-cell>
          <table:table-cell table:formula="of:=([.C35]*[.E35])+([.D35]*[.F35])" office:value-type="float" office:value="1.25662523267318" calcext:value-type="float">
            <text:p>1.2566252326732</text:p>
          </table:table-cell>
          <table:table-cell table:formula="of:=[.$G$5]*[.E35]/[.G35]" office:value-type="float" office:value="2.49263212753198" calcext:value-type="float">
            <text:p>2.492632127532</text:p>
          </table:table-cell>
          <table:table-cell table:formula="of:=[.$G$6]*[.F35]/[.G35]" office:value-type="float" office:value="2.0714045717267" calcext:value-type="float">
            <text:p>2.0714045717267</text:p>
          </table:table-cell>
          <table:table-cell table:formula="of:=1-([.A35]/[.$H$5])" office:value-type="float" office:value="0.379473666498701" calcext:value-type="float">
            <text:p>0.3794736664987</text:p>
          </table:table-cell>
          <table:table-cell table:formula="of:=1-([.B35]/[.$H$6])" office:value-type="float" office:value="0.162330457488702" calcext:value-type="float">
            <text:p>0.1623304574887</text:p>
          </table:table-cell>
          <table:table-cell table:formula="of:=[.A35]+([.H35]*[.A35]*[.J35])" office:value-type="float" office:value="0.845232431981501" calcext:value-type="float">
            <text:p>0.8452324319815</text:p>
          </table:table-cell>
          <table:table-cell table:formula="of:=[.B35]+([.I35]*[.B35]*[.K35])" office:value-type="float" office:value="1.32081842096799" calcext:value-type="float">
            <text:p>1.320818420968</text:p>
          </table:table-cell>
          <table:table-cell table:number-columns-repeated="243"/>
        </table:table-row>
        <table:table-row table:style-name="ro2">
          <table:table-cell table:formula="of:=[.L35]" office:value-type="float" office:value="0.845232431981501" calcext:value-type="float">
            <text:p>0.8452324319815</text:p>
          </table:table-cell>
          <table:table-cell table:formula="of:=[.M35]" office:value-type="float" office:value="1.32081842096799" calcext:value-type="float">
            <text:p>1.320818420968</text:p>
          </table:table-cell>
          <table:table-cell table:formula="of:=[.A36]/SUM([.$A36:.$B36])" office:value-type="float" office:value="0.390218184781099" calcext:value-type="float">
            <text:p>0.3902181847811</text:p>
          </table:table-cell>
          <table:table-cell table:formula="of:=[.B36]/SUM([.$A36:.$B36])" office:value-type="float" office:value="0.609781815218901" calcext:value-type="float">
            <text:p>0.6097818152189</text:p>
          </table:table-cell>
          <table:table-cell table:formula="of:=([.C36]*[.$C$5])+([.D36]*[.$D$5])" office:value-type="float" office:value="1.37196690728353" calcext:value-type="float">
            <text:p>1.3719669072835</text:p>
          </table:table-cell>
          <table:table-cell table:formula="of:=([.C36]*[.$C$6])+([.D36]*[.$D$6])" office:value-type="float" office:value="1.23413091086866" calcext:value-type="float">
            <text:p>1.2341309108687</text:p>
          </table:table-cell>
          <table:table-cell table:formula="of:=([.C36]*[.E36])+([.D36]*[.F36])" office:value-type="float" office:value="1.28791702318716" calcext:value-type="float">
            <text:p>1.2879170231872</text:p>
          </table:table-cell>
          <table:table-cell table:formula="of:=[.$G$5]*[.E36]/[.G36]" office:value-type="float" office:value="2.34357271600807" calcext:value-type="float">
            <text:p>2.3435727160081</text:p>
          </table:table-cell>
          <table:table-cell table:formula="of:=[.$G$6]*[.F36]/[.G36]" office:value-type="float" office:value="2.10812339229131" calcext:value-type="float">
            <text:p>2.1081233922913</text:p>
          </table:table-cell>
          <table:table-cell table:formula="of:=1-([.A36]/[.$H$5])" office:value-type="float" office:value="-0.207474902830715" calcext:value-type="float">
            <text:p>-0.2074749028307</text:p>
          </table:table-cell>
          <table:table-cell table:formula="of:=1-([.B36]/[.$H$6])" office:value-type="float" office:value="-0.119337644888123" calcext:value-type="float">
            <text:p>-0.1193376448881</text:p>
          </table:table-cell>
          <table:table-cell table:formula="of:=[.A36]+([.H36]*[.A36]*[.J36])" office:value-type="float" office:value="0.434252935299789" calcext:value-type="float">
            <text:p>0.4342529352998</text:p>
          </table:table-cell>
          <table:table-cell table:formula="of:=[.B36]+([.I36]*[.B36]*[.K36])" office:value-type="float" office:value="0.988528929248349" calcext:value-type="float">
            <text:p>0.9885289292483</text:p>
          </table:table-cell>
          <table:table-cell table:number-columns-repeated="243"/>
        </table:table-row>
        <table:table-row table:style-name="ro2">
          <table:table-cell table:formula="of:=[.L36]" office:value-type="float" office:value="0.434252935299789" calcext:value-type="float">
            <text:p>0.4342529352998</text:p>
          </table:table-cell>
          <table:table-cell table:formula="of:=[.M36]" office:value-type="float" office:value="0.988528929248349" calcext:value-type="float">
            <text:p>0.9885289292483</text:p>
          </table:table-cell>
          <table:table-cell table:formula="of:=[.A37]/SUM([.$A37:.$B37])" office:value-type="float" office:value="0.305213993880716" calcext:value-type="float">
            <text:p>0.3052139938807</text:p>
          </table:table-cell>
          <table:table-cell table:formula="of:=[.B37]/SUM([.$A37:.$B37])" office:value-type="float" office:value="0.694786006119284" calcext:value-type="float">
            <text:p>0.6947860061193</text:p>
          </table:table-cell>
          <table:table-cell table:formula="of:=([.C37]*[.$C$5])+([.D37]*[.$D$5])" office:value-type="float" office:value="1.42381946373276" calcext:value-type="float">
            <text:p>1.4238194637328</text:p>
          </table:table-cell>
          <table:table-cell table:formula="of:=([.C37]*[.$C$6])+([.D37]*[.$D$6])" office:value-type="float" office:value="1.18312839632843" calcext:value-type="float">
            <text:p>1.1831283963284</text:p>
          </table:table-cell>
          <table:table-cell table:formula="of:=([.C37]*[.E37])+([.D37]*[.F37])" office:value-type="float" office:value="1.25659067830232" calcext:value-type="float">
            <text:p>1.2565906783023</text:p>
          </table:table-cell>
          <table:table-cell table:formula="of:=[.$G$5]*[.E37]/[.G37]" office:value-type="float" office:value="2.49277897273918" calcext:value-type="float">
            <text:p>2.4927789727392</text:p>
          </table:table-cell>
          <table:table-cell table:formula="of:=[.$G$6]*[.F37]/[.G37]" office:value-type="float" office:value="2.0713845143584" calcext:value-type="float">
            <text:p>2.0713845143584</text:p>
          </table:table-cell>
          <table:table-cell table:formula="of:=1-([.A37]/[.$H$5])" office:value-type="float" office:value="0.379638663857445" calcext:value-type="float">
            <text:p>0.3796386638574</text:p>
          </table:table-cell>
          <table:table-cell table:formula="of:=1-([.B37]/[.$H$6])" office:value-type="float" office:value="0.16226361928106" calcext:value-type="float">
            <text:p>0.1622636192811</text:p>
          </table:table-cell>
          <table:table-cell table:formula="of:=[.A37]+([.H37]*[.A37]*[.J37])" office:value-type="float" office:value="0.845210492826007" calcext:value-type="float">
            <text:p>0.845210492826</text:p>
          </table:table-cell>
          <table:table-cell table:formula="of:=[.B37]+([.I37]*[.B37]*[.K37])" office:value-type="float" office:value="1.32078373188606" calcext:value-type="float">
            <text:p>1.3207837318861</text:p>
          </table:table-cell>
          <table:table-cell table:number-columns-repeated="243"/>
        </table:table-row>
        <table:table-row table:style-name="ro2">
          <table:table-cell table:formula="of:=[.L37]" office:value-type="float" office:value="0.845210492826007" calcext:value-type="float">
            <text:p>0.845210492826</text:p>
          </table:table-cell>
          <table:table-cell table:formula="of:=[.M37]" office:value-type="float" office:value="1.32078373188606" calcext:value-type="float">
            <text:p>1.3207837318861</text:p>
          </table:table-cell>
          <table:table-cell table:formula="of:=[.A38]/SUM([.$A38:.$B38])" office:value-type="float" office:value="0.390218257824932" calcext:value-type="float">
            <text:p>0.3902182578249</text:p>
          </table:table-cell>
          <table:table-cell table:formula="of:=[.B38]/SUM([.$A38:.$B38])" office:value-type="float" office:value="0.609781742175068" calcext:value-type="float">
            <text:p>0.6097817421751</text:p>
          </table:table-cell>
          <table:table-cell table:formula="of:=([.C38]*[.$C$5])+([.D38]*[.$D$5])" office:value-type="float" office:value="1.37196686272679" calcext:value-type="float">
            <text:p>1.3719668627268</text:p>
          </table:table-cell>
          <table:table-cell table:formula="of:=([.C38]*[.$C$6])+([.D38]*[.$D$6])" office:value-type="float" office:value="1.23413095469496" calcext:value-type="float">
            <text:p>1.234130954695</text:p>
          </table:table-cell>
          <table:table-cell table:formula="of:=([.C38]*[.E38])+([.D38]*[.F38])" office:value-type="float" office:value="1.28791704259286" calcext:value-type="float">
            <text:p>1.2879170425929</text:p>
          </table:table-cell>
          <table:table-cell table:formula="of:=[.$G$5]*[.E38]/[.G38]" office:value-type="float" office:value="2.34357260458514" calcext:value-type="float">
            <text:p>2.3435726045852</text:p>
          </table:table-cell>
          <table:table-cell table:formula="of:=[.$G$6]*[.F38]/[.G38]" office:value-type="float" office:value="2.10812343539056" calcext:value-type="float">
            <text:p>2.1081234353906</text:p>
          </table:table-cell>
          <table:table-cell table:formula="of:=1-([.A38]/[.$H$5])" office:value-type="float" office:value="-0.20744356118001" calcext:value-type="float">
            <text:p>-0.20744356118</text:p>
          </table:table-cell>
          <table:table-cell table:formula="of:=1-([.B38]/[.$H$6])" office:value-type="float" office:value="-0.119308247361069" calcext:value-type="float">
            <text:p>-0.1193082473611</text:p>
          </table:table-cell>
          <table:table-cell table:formula="of:=[.A38]+([.H38]*[.A38]*[.J38])" office:value-type="float" office:value="0.434303765137019" calcext:value-type="float">
            <text:p>0.434303765137</text:p>
          </table:table-cell>
          <table:table-cell table:formula="of:=[.B38]+([.I38]*[.B38]*[.K38])" office:value-type="float" office:value="0.98858481414314" calcext:value-type="float">
            <text:p>0.9885848141431</text:p>
          </table:table-cell>
          <table:table-cell table:number-columns-repeated="243"/>
        </table:table-row>
        <table:table-row table:style-name="ro2">
          <table:table-cell table:formula="of:=[.L38]" office:value-type="float" office:value="0.434303765137019" calcext:value-type="float">
            <text:p>0.434303765137</text:p>
          </table:table-cell>
          <table:table-cell table:formula="of:=[.M38]" office:value-type="float" office:value="0.98858481414314" calcext:value-type="float">
            <text:p>0.9885848141431</text:p>
          </table:table-cell>
          <table:table-cell table:formula="of:=[.A39]/SUM([.$A39:.$B39])" office:value-type="float" office:value="0.305226826233108" calcext:value-type="float">
            <text:p>0.3052268262331</text:p>
          </table:table-cell>
          <table:table-cell table:formula="of:=[.B39]/SUM([.$A39:.$B39])" office:value-type="float" office:value="0.694773173766892" calcext:value-type="float">
            <text:p>0.6947731737669</text:p>
          </table:table-cell>
          <table:table-cell table:formula="of:=([.C39]*[.$C$5])+([.D39]*[.$D$5])" office:value-type="float" office:value="1.4238116359978" calcext:value-type="float">
            <text:p>1.4238116359978</text:p>
          </table:table-cell>
          <table:table-cell table:formula="of:=([.C39]*[.$C$6])+([.D39]*[.$D$6])" office:value-type="float" office:value="1.18313609573986" calcext:value-type="float">
            <text:p>1.1831360957399</text:p>
          </table:table-cell>
          <table:table-cell table:formula="of:=([.C39]*[.E39])+([.D39]*[.F39])" office:value-type="float" office:value="1.25659672704473" calcext:value-type="float">
            <text:p>1.2565967270447</text:p>
          </table:table-cell>
          <table:table-cell table:formula="of:=[.$G$5]*[.E39]/[.G39]" office:value-type="float" office:value="2.4927532690316" calcext:value-type="float">
            <text:p>2.4927532690316</text:p>
          </table:table-cell>
          <table:table-cell table:formula="of:=[.$G$6]*[.F39]/[.G39]" office:value-type="float" office:value="2.07138802338695" calcext:value-type="float">
            <text:p>2.071388023387</text:p>
          </table:table-cell>
          <table:table-cell table:formula="of:=1-([.A39]/[.$H$5])" office:value-type="float" office:value="0.379566049804258" calcext:value-type="float">
            <text:p>0.3795660498043</text:p>
          </table:table-cell>
          <table:table-cell table:formula="of:=1-([.B39]/[.$H$6])" office:value-type="float" office:value="0.162216259200728" calcext:value-type="float">
            <text:p>0.1622162592007</text:p>
          </table:table-cell>
          <table:table-cell table:formula="of:=[.A39]+([.H39]*[.A39]*[.J39])" office:value-type="float" office:value="0.845226574904418" calcext:value-type="float">
            <text:p>0.8452265749044</text:p>
          </table:table-cell>
          <table:table-cell table:formula="of:=[.B39]+([.I39]*[.B39]*[.K39])" office:value-type="float" office:value="1.32076198189945" calcext:value-type="float">
            <text:p>1.3207619818995</text:p>
          </table:table-cell>
          <table:table-cell table:number-columns-repeated="243"/>
        </table:table-row>
        <table:table-row table:style-name="ro2">
          <table:table-cell table:formula="of:=[.L39]" office:value-type="float" office:value="0.845226574904418" calcext:value-type="float">
            <text:p>0.8452265749044</text:p>
          </table:table-cell>
          <table:table-cell table:formula="of:=[.M39]" office:value-type="float" office:value="1.32076198189945" calcext:value-type="float">
            <text:p>1.3207619818995</text:p>
          </table:table-cell>
          <table:table-cell table:formula="of:=[.A40]/SUM([.$A40:.$B40])" office:value-type="float" office:value="0.390226703760446" calcext:value-type="float">
            <text:p>0.3902267037604</text:p>
          </table:table-cell>
          <table:table-cell table:formula="of:=[.B40]/SUM([.$A40:.$B40])" office:value-type="float" office:value="0.609773296239554" calcext:value-type="float">
            <text:p>0.6097732962396</text:p>
          </table:table-cell>
          <table:table-cell table:formula="of:=([.C40]*[.$C$5])+([.D40]*[.$D$5])" office:value-type="float" office:value="1.37196171070613" calcext:value-type="float">
            <text:p>1.3719617107061</text:p>
          </table:table-cell>
          <table:table-cell table:formula="of:=([.C40]*[.$C$6])+([.D40]*[.$D$6])" office:value-type="float" office:value="1.23413602225627" calcext:value-type="float">
            <text:p>1.2341360222563</text:p>
          </table:table-cell>
          <table:table-cell table:formula="of:=([.C40]*[.E40])+([.D40]*[.F40])" office:value-type="float" office:value="1.28791928635357" calcext:value-type="float">
            <text:p>1.2879192863536</text:p>
          </table:table-cell>
          <table:table-cell table:formula="of:=[.$G$5]*[.E40]/[.G40]" office:value-type="float" office:value="2.34355972112127" calcext:value-type="float">
            <text:p>2.3435597211213</text:p>
          </table:table-cell>
          <table:table-cell table:formula="of:=[.$G$6]*[.F40]/[.G40]" office:value-type="float" office:value="2.10812841901835" calcext:value-type="float">
            <text:p>2.1081284190184</text:p>
          </table:table-cell>
          <table:table-cell table:formula="of:=1-([.A40]/[.$H$5])" office:value-type="float" office:value="-0.20746653557774" calcext:value-type="float">
            <text:p>-0.2074665355777</text:p>
          </table:table-cell>
          <table:table-cell table:formula="of:=1-([.B40]/[.$H$6])" office:value-type="float" office:value="-0.119289815169024" calcext:value-type="float">
            <text:p>-0.119289815169</text:p>
          </table:table-cell>
          <table:table-cell table:formula="of:=[.A40]+([.H40]*[.A40]*[.J40])" office:value-type="float" office:value="0.434268779130965" calcext:value-type="float">
            <text:p>0.434268779131</text:p>
          </table:table-cell>
          <table:table-cell table:formula="of:=[.B40]+([.I40]*[.B40]*[.K40])" office:value-type="float" office:value="0.988619070741667" calcext:value-type="float">
            <text:p>0.9886190707417</text:p>
          </table:table-cell>
          <table:table-cell table:number-columns-repeated="243"/>
        </table:table-row>
        <table:table-row table:style-name="ro2">
          <table:table-cell table:formula="of:=[.L40]" office:value-type="float" office:value="0.434268779130965" calcext:value-type="float">
            <text:p>0.434268779131</text:p>
          </table:table-cell>
          <table:table-cell table:formula="of:=[.M40]" office:value-type="float" office:value="0.988619070741667" calcext:value-type="float">
            <text:p>0.9886190707417</text:p>
          </table:table-cell>
          <table:table-cell table:formula="of:=[.A41]/SUM([.$A41:.$B41])" office:value-type="float" office:value="0.305202394672101" calcext:value-type="float">
            <text:p>0.3052023946721</text:p>
          </table:table-cell>
          <table:table-cell table:formula="of:=[.B41]/SUM([.$A41:.$B41])" office:value-type="float" office:value="0.694797605327899" calcext:value-type="float">
            <text:p>0.6947976053279</text:p>
          </table:table-cell>
          <table:table-cell table:formula="of:=([.C41]*[.$C$5])+([.D41]*[.$D$5])" office:value-type="float" office:value="1.42382653925002" calcext:value-type="float">
            <text:p>1.42382653925</text:p>
          </table:table-cell>
          <table:table-cell table:formula="of:=([.C41]*[.$C$6])+([.D41]*[.$D$6])" office:value-type="float" office:value="1.18312143680326" calcext:value-type="float">
            <text:p>1.1831214368033</text:p>
          </table:table-cell>
          <table:table-cell table:formula="of:=([.C41]*[.E41])+([.D41]*[.F41])" office:value-type="float" office:value="1.25658521047981" calcext:value-type="float">
            <text:p>1.2565852104798</text:p>
          </table:table-cell>
          <table:table-cell table:formula="of:=[.$G$5]*[.E41]/[.G41]" office:value-type="float" office:value="2.49280220730434" calcext:value-type="float">
            <text:p>2.4928022073043</text:p>
          </table:table-cell>
          <table:table-cell table:formula="of:=[.$G$6]*[.F41]/[.G41]" office:value-type="float" office:value="2.07138134307129" calcext:value-type="float">
            <text:p>2.0713813430713</text:p>
          </table:table-cell>
          <table:table-cell table:formula="of:=1-([.A41]/[.$H$5])" office:value-type="float" office:value="0.379616029812908" calcext:value-type="float">
            <text:p>0.3796160298129</text:p>
          </table:table-cell>
          <table:table-cell table:formula="of:=1-([.B41]/[.$H$6])" office:value-type="float" office:value="0.162187228185028" calcext:value-type="float">
            <text:p>0.162187228185</text:p>
          </table:table-cell>
          <table:table-cell table:formula="of:=[.A41]+([.H41]*[.A41]*[.J41])" office:value-type="float" office:value="0.845220658723871" calcext:value-type="float">
            <text:p>0.8452206587239</text:p>
          </table:table-cell>
          <table:table-cell table:formula="of:=[.B41]+([.I41]*[.B41]*[.K41])" office:value-type="float" office:value="1.32074722791129" calcext:value-type="float">
            <text:p>1.3207472279113</text:p>
          </table:table-cell>
          <table:table-cell table:number-columns-repeated="243"/>
        </table:table-row>
        <table:table-row table:style-name="ro2">
          <table:table-cell table:formula="of:=[.L41]" office:value-type="float" office:value="0.845220658723871" calcext:value-type="float">
            <text:p>0.8452206587239</text:p>
          </table:table-cell>
          <table:table-cell table:formula="of:=[.M41]" office:value-type="float" office:value="1.32074722791129" calcext:value-type="float">
            <text:p>1.3207472279113</text:p>
          </table:table-cell>
          <table:table-cell table:formula="of:=[.A42]/SUM([.$A42:.$B42])" office:value-type="float" office:value="0.390227696328833" calcext:value-type="float">
            <text:p>0.3902276963288</text:p>
          </table:table-cell>
          <table:table-cell table:formula="of:=[.B42]/SUM([.$A42:.$B42])" office:value-type="float" office:value="0.609772303671167" calcext:value-type="float">
            <text:p>0.6097723036712</text:p>
          </table:table-cell>
          <table:table-cell table:formula="of:=([.C42]*[.$C$5])+([.D42]*[.$D$5])" office:value-type="float" office:value="1.37196110523941" calcext:value-type="float">
            <text:p>1.3719611052394</text:p>
          </table:table-cell>
          <table:table-cell table:formula="of:=([.C42]*[.$C$6])+([.D42]*[.$D$6])" office:value-type="float" office:value="1.2341366177973" calcext:value-type="float">
            <text:p>1.2341366177973</text:p>
          </table:table-cell>
          <table:table-cell table:formula="of:=([.C42]*[.E42])+([.D42]*[.F42])" office:value-type="float" office:value="1.28791955002954" calcext:value-type="float">
            <text:p>1.2879195500295</text:p>
          </table:table-cell>
          <table:table-cell table:formula="of:=[.$G$5]*[.E42]/[.G42]" office:value-type="float" office:value="2.34355820707705" calcext:value-type="float">
            <text:p>2.3435582070771</text:p>
          </table:table-cell>
          <table:table-cell table:formula="of:=[.$G$6]*[.F42]/[.G42]" office:value-type="float" office:value="2.1081290047129" calcext:value-type="float">
            <text:p>2.1081290047129</text:p>
          </table:table-cell>
          <table:table-cell table:formula="of:=1-([.A42]/[.$H$5])" office:value-type="float" office:value="-0.207458083891244" calcext:value-type="float">
            <text:p>-0.2074580838912</text:p>
          </table:table-cell>
          <table:table-cell table:formula="of:=1-([.B42]/[.$H$6])" office:value-type="float" office:value="-0.119277311789231" calcext:value-type="float">
            <text:p>-0.1192773117892</text:p>
          </table:table-cell>
          <table:table-cell table:formula="of:=[.A42]+([.H42]*[.A42]*[.J42])" office:value-type="float" office:value="0.434282746254927" calcext:value-type="float">
            <text:p>0.4342827462549</text:p>
          </table:table-cell>
          <table:table-cell table:formula="of:=[.B42]+([.I42]*[.B42]*[.K42])" office:value-type="float" office:value="0.98864274801307" calcext:value-type="float">
            <text:p>0.9886427480131</text:p>
          </table:table-cell>
          <table:table-cell table:number-columns-repeated="243"/>
        </table:table-row>
        <table:table-row table:style-name="ro2">
          <table:table-cell table:formula="of:=[.L42]" office:value-type="float" office:value="0.434282746254927" calcext:value-type="float">
            <text:p>0.4342827462549</text:p>
          </table:table-cell>
          <table:table-cell table:formula="of:=[.M42]" office:value-type="float" office:value="0.98864274801307" calcext:value-type="float">
            <text:p>0.9886427480131</text:p>
          </table:table-cell>
          <table:table-cell table:formula="of:=[.A43]/SUM([.$A43:.$B43])" office:value-type="float" office:value="0.305204136129655" calcext:value-type="float">
            <text:p>0.3052041361297</text:p>
          </table:table-cell>
          <table:table-cell table:formula="of:=[.B43]/SUM([.$A43:.$B43])" office:value-type="float" office:value="0.694795863870344" calcext:value-type="float">
            <text:p>0.6947958638703</text:p>
          </table:table-cell>
          <table:table-cell table:formula="of:=([.C43]*[.$C$5])+([.D43]*[.$D$5])" office:value-type="float" office:value="1.42382547696091" calcext:value-type="float">
            <text:p>1.4238254769609</text:p>
          </table:table-cell>
          <table:table-cell table:formula="of:=([.C43]*[.$C$6])+([.D43]*[.$D$6])" office:value-type="float" office:value="1.18312248167779" calcext:value-type="float">
            <text:p>1.1831224816778</text:p>
          </table:table-cell>
          <table:table-cell table:formula="of:=([.C43]*[.E43])+([.D43]*[.F43])" office:value-type="float" office:value="1.256586031417" calcext:value-type="float">
            <text:p>1.256586031417</text:p>
          </table:table-cell>
          <table:table-cell table:formula="of:=[.$G$5]*[.E43]/[.G43]" office:value-type="float" office:value="2.49279871890802" calcext:value-type="float">
            <text:p>2.492798718908</text:p>
          </table:table-cell>
          <table:table-cell table:formula="of:=[.$G$6]*[.F43]/[.G43]" office:value-type="float" office:value="2.07138181916283" calcext:value-type="float">
            <text:p>2.0713818191628</text:p>
          </table:table-cell>
          <table:table-cell table:formula="of:=1-([.A43]/[.$H$5])" office:value-type="float" office:value="0.379596076778676" calcext:value-type="float">
            <text:p>0.3795960767787</text:p>
          </table:table-cell>
          <table:table-cell table:formula="of:=1-([.B43]/[.$H$6])" office:value-type="float" office:value="0.162167162700788" calcext:value-type="float">
            <text:p>0.1621671627008</text:p>
          </table:table-cell>
          <table:table-cell table:formula="of:=[.A43]+([.H43]*[.A43]*[.J43])" office:value-type="float" office:value="0.845225667199741" calcext:value-type="float">
            <text:p>0.8452256671997</text:p>
          </table:table-cell>
          <table:table-cell table:formula="of:=[.B43]+([.I43]*[.B43]*[.K43])" office:value-type="float" office:value="1.32073784470427" calcext:value-type="float">
            <text:p>1.3207378447043</text:p>
          </table:table-cell>
          <table:table-cell table:number-columns-repeated="243"/>
        </table:table-row>
        <table:table-row table:style-name="ro2">
          <table:table-cell table:formula="of:=[.L43]" office:value-type="float" office:value="0.845225667199741" calcext:value-type="float">
            <text:p>0.8452256671997</text:p>
          </table:table-cell>
          <table:table-cell table:formula="of:=[.M43]" office:value-type="float" office:value="1.32073784470427" calcext:value-type="float">
            <text:p>1.3207378447043</text:p>
          </table:table-cell>
          <table:table-cell table:formula="of:=[.A44]/SUM([.$A44:.$B44])" office:value-type="float" office:value="0.390230796850653" calcext:value-type="float">
            <text:p>0.3902307968507</text:p>
          </table:table-cell>
          <table:table-cell table:formula="of:=[.B44]/SUM([.$A44:.$B44])" office:value-type="float" office:value="0.609769203149347" calcext:value-type="float">
            <text:p>0.6097692031493</text:p>
          </table:table-cell>
          <table:table-cell table:formula="of:=([.C44]*[.$C$5])+([.D44]*[.$D$5])" office:value-type="float" office:value="1.3719592139211" calcext:value-type="float">
            <text:p>1.3719592139211</text:p>
          </table:table-cell>
          <table:table-cell table:formula="of:=([.C44]*[.$C$6])+([.D44]*[.$D$6])" office:value-type="float" office:value="1.23413847811039" calcext:value-type="float">
            <text:p>1.2341384781104</text:p>
          </table:table-cell>
          <table:table-cell table:formula="of:=([.C44]*[.E44])+([.D44]*[.F44])" office:value-type="float" office:value="1.28792037366835" calcext:value-type="float">
            <text:p>1.2879203736684</text:p>
          </table:table-cell>
          <table:table-cell table:formula="of:=[.$G$5]*[.E44]/[.G44]" office:value-type="float" office:value="2.34355347763422" calcext:value-type="float">
            <text:p>2.3435534776342</text:p>
          </table:table-cell>
          <table:table-cell table:formula="of:=[.$G$6]*[.F44]/[.G44]" office:value-type="float" office:value="2.1081308342918" calcext:value-type="float">
            <text:p>2.1081308342918</text:p>
          </table:table-cell>
          <table:table-cell table:formula="of:=1-([.A44]/[.$H$5])" office:value-type="float" office:value="-0.207465238856772" calcext:value-type="float">
            <text:p>-0.2074652388568</text:p>
          </table:table-cell>
          <table:table-cell table:formula="of:=1-([.B44]/[.$H$6])" office:value-type="float" office:value="-0.119269359918872" calcext:value-type="float">
            <text:p>-0.1192693599189</text:p>
          </table:table-cell>
          <table:table-cell table:formula="of:=[.A44]+([.H44]*[.A44]*[.J44])" office:value-type="float" office:value="0.434271976180552" calcext:value-type="float">
            <text:p>0.4342719761806</text:p>
          </table:table-cell>
          <table:table-cell table:formula="of:=[.B44]+([.I44]*[.B44]*[.K44])" office:value-type="float" office:value="0.988657576309464" calcext:value-type="float">
            <text:p>0.9886575763095</text:p>
          </table:table-cell>
          <table:table-cell table:number-columns-repeated="243"/>
        </table:table-row>
        <table:table-row table:style-name="ro2">
          <table:table-cell table:formula="of:=[.L44]" office:value-type="float" office:value="0.434271976180552" calcext:value-type="float">
            <text:p>0.4342719761806</text:p>
          </table:table-cell>
          <table:table-cell table:formula="of:=[.M44]" office:value-type="float" office:value="0.988657576309464" calcext:value-type="float">
            <text:p>0.9886575763095</text:p>
          </table:table-cell>
          <table:table-cell table:formula="of:=[.A45]/SUM([.$A45:.$B45])" office:value-type="float" office:value="0.305195696737488" calcext:value-type="float">
            <text:p>0.3051956967375</text:p>
          </table:table-cell>
          <table:table-cell table:formula="of:=[.B45]/SUM([.$A45:.$B45])" office:value-type="float" office:value="0.694804303262512" calcext:value-type="float">
            <text:p>0.6948043032625</text:p>
          </table:table-cell>
          <table:table-cell table:formula="of:=([.C45]*[.$C$5])+([.D45]*[.$D$5])" office:value-type="float" office:value="1.42383062499013" calcext:value-type="float">
            <text:p>1.4238306249901</text:p>
          </table:table-cell>
          <table:table-cell table:formula="of:=([.C45]*[.$C$6])+([.D45]*[.$D$6])" office:value-type="float" office:value="1.18311741804249" calcext:value-type="float">
            <text:p>1.1831174180425</text:p>
          </table:table-cell>
          <table:table-cell table:formula="of:=([.C45]*[.E45])+([.D45]*[.F45])" office:value-type="float" office:value="1.25658205295079" calcext:value-type="float">
            <text:p>1.2565820529508</text:p>
          </table:table-cell>
          <table:table-cell table:formula="of:=[.$G$5]*[.E45]/[.G45]" office:value-type="float" office:value="2.49281562443337" calcext:value-type="float">
            <text:p>2.4928156244334</text:p>
          </table:table-cell>
          <table:table-cell table:formula="of:=[.$G$6]*[.F45]/[.G45]" office:value-type="float" office:value="2.07137951205118" calcext:value-type="float">
            <text:p>2.0713795120512</text:p>
          </table:table-cell>
          <table:table-cell table:formula="of:=1-([.A45]/[.$H$5])" office:value-type="float" office:value="0.379611462599211" calcext:value-type="float">
            <text:p>0.3796114625992</text:p>
          </table:table-cell>
          <table:table-cell table:formula="of:=1-([.B45]/[.$H$6])" office:value-type="float" office:value="0.162154596347912" calcext:value-type="float">
            <text:p>0.1621545963479</text:p>
          </table:table-cell>
          <table:table-cell table:formula="of:=[.A45]+([.H45]*[.A45]*[.J45])" office:value-type="float" office:value="0.845224148785636" calcext:value-type="float">
            <text:p>0.8452241487856</text:p>
          </table:table-cell>
          <table:table-cell table:formula="of:=[.B45]+([.I45]*[.B45]*[.K45])" office:value-type="float" office:value="1.32073154963509" calcext:value-type="float">
            <text:p>1.3207315496351</text:p>
          </table:table-cell>
          <table:table-cell table:number-columns-repeated="243"/>
        </table:table-row>
        <table:table-row table:style-name="ro2">
          <table:table-cell table:formula="of:=[.L45]" office:value-type="float" office:value="0.845224148785636" calcext:value-type="float">
            <text:p>0.8452241487856</text:p>
          </table:table-cell>
          <table:table-cell table:formula="of:=[.M45]" office:value-type="float" office:value="1.32073154963509" calcext:value-type="float">
            <text:p>1.3207315496351</text:p>
          </table:table-cell>
          <table:table-cell table:formula="of:=[.A46]/SUM([.$A46:.$B46])" office:value-type="float" office:value="0.390231503535331" calcext:value-type="float">
            <text:p>0.3902315035353</text:p>
          </table:table-cell>
          <table:table-cell table:formula="of:=[.B46]/SUM([.$A46:.$B46])" office:value-type="float" office:value="0.609768496464669" calcext:value-type="float">
            <text:p>0.6097684964647</text:p>
          </table:table-cell>
          <table:table-cell table:formula="of:=([.C46]*[.$C$5])+([.D46]*[.$D$5])" office:value-type="float" office:value="1.37195878284345" calcext:value-type="float">
            <text:p>1.3719587828435</text:p>
          </table:table-cell>
          <table:table-cell table:formula="of:=([.C46]*[.$C$6])+([.D46]*[.$D$6])" office:value-type="float" office:value="1.2341389021212" calcext:value-type="float">
            <text:p>1.2341389021212</text:p>
          </table:table-cell>
          <table:table-cell table:formula="of:=([.C46]*[.E46])+([.D46]*[.F46])" office:value-type="float" office:value="1.2879205613925" calcext:value-type="float">
            <text:p>1.2879205613925</text:p>
          </table:table-cell>
          <table:table-cell table:formula="of:=[.$G$5]*[.E46]/[.G46]" office:value-type="float" office:value="2.34355239968542" calcext:value-type="float">
            <text:p>2.3435523996854</text:p>
          </table:table-cell>
          <table:table-cell table:formula="of:=[.$G$6]*[.F46]/[.G46]" office:value-type="float" office:value="2.10813125130253" calcext:value-type="float">
            <text:p>2.1081312513025</text:p>
          </table:table-cell>
          <table:table-cell table:formula="of:=1-([.A46]/[.$H$5])" office:value-type="float" office:value="-0.207463069693766" calcext:value-type="float">
            <text:p>-0.2074630696938</text:p>
          </table:table-cell>
          <table:table-cell table:formula="of:=1-([.B46]/[.$H$6])" office:value-type="float" office:value="-0.119264025114481" calcext:value-type="float">
            <text:p>-0.1192640251145</text:p>
          </table:table-cell>
          <table:table-cell table:formula="of:=[.A46]+([.H46]*[.A46]*[.J46])" office:value-type="float" office:value="0.434275681788459" calcext:value-type="float">
            <text:p>0.4342756817885</text:p>
          </table:table-cell>
          <table:table-cell table:formula="of:=[.B46]+([.I46]*[.B46]*[.K46])" office:value-type="float" office:value="0.988667651919834" calcext:value-type="float">
            <text:p>0.9886676519198</text:p>
          </table:table-cell>
          <table:table-cell table:number-columns-repeated="243"/>
        </table:table-row>
        <table:table-row table:style-name="ro2">
          <table:table-cell table:formula="of:=[.L46]" office:value-type="float" office:value="0.434275681788459" calcext:value-type="float">
            <text:p>0.4342756817885</text:p>
          </table:table-cell>
          <table:table-cell table:formula="of:=[.M46]" office:value-type="float" office:value="0.988667651919834" calcext:value-type="float">
            <text:p>0.9886676519198</text:p>
          </table:table-cell>
          <table:table-cell table:formula="of:=[.A47]/SUM([.$A47:.$B47])" office:value-type="float" office:value="0.305195345099728" calcext:value-type="float">
            <text:p>0.3051953450997</text:p>
          </table:table-cell>
          <table:table-cell table:formula="of:=[.B47]/SUM([.$A47:.$B47])" office:value-type="float" office:value="0.694804654900272" calcext:value-type="float">
            <text:p>0.6948046549003</text:p>
          </table:table-cell>
          <table:table-cell table:formula="of:=([.C47]*[.$C$5])+([.D47]*[.$D$5])" office:value-type="float" office:value="1.42383083948917" calcext:value-type="float">
            <text:p>1.4238308394892</text:p>
          </table:table-cell>
          <table:table-cell table:formula="of:=([.C47]*[.$C$6])+([.D47]*[.$D$6])" office:value-type="float" office:value="1.18311720705984" calcext:value-type="float">
            <text:p>1.1831172070598</text:p>
          </table:table-cell>
          <table:table-cell table:formula="of:=([.C47]*[.E47])+([.D47]*[.F47])" office:value-type="float" office:value="1.25658188717931" calcext:value-type="float">
            <text:p>1.2565818871793</text:p>
          </table:table-cell>
          <table:table-cell table:formula="of:=[.$G$5]*[.E47]/[.G47]" office:value-type="float" office:value="2.49281632883283" calcext:value-type="float">
            <text:p>2.4928163288328</text:p>
          </table:table-cell>
          <table:table-cell table:formula="of:=[.$G$6]*[.F47]/[.G47]" office:value-type="float" office:value="2.07137941592836" calcext:value-type="float">
            <text:p>2.0713794159284</text:p>
          </table:table-cell>
          <table:table-cell table:formula="of:=1-([.A47]/[.$H$5])" office:value-type="float" office:value="0.37960616887363" calcext:value-type="float">
            <text:p>0.3796061688736</text:p>
          </table:table-cell>
          <table:table-cell table:formula="of:=1-([.B47]/[.$H$6])" office:value-type="float" office:value="0.162146057695056" calcext:value-type="float">
            <text:p>0.1621460576951</text:p>
          </table:table-cell>
          <table:table-cell table:formula="of:=[.A47]+([.H47]*[.A47]*[.J47])" office:value-type="float" office:value="0.845225746314022" calcext:value-type="float">
            <text:p>0.845225746314</text:p>
          </table:table-cell>
          <table:table-cell table:formula="of:=[.B47]+([.I47]*[.B47]*[.K47])" office:value-type="float" office:value="1.32072750771181" calcext:value-type="float">
            <text:p>1.3207275077118</text:p>
          </table:table-cell>
          <table:table-cell table:number-columns-repeated="243"/>
        </table:table-row>
        <table:table-row table:style-name="ro2">
          <table:table-cell table:formula="of:=[.L47]" office:value-type="float" office:value="0.845225746314022" calcext:value-type="float">
            <text:p>0.845225746314</text:p>
          </table:table-cell>
          <table:table-cell table:formula="of:=[.M47]" office:value-type="float" office:value="1.32072750771181" calcext:value-type="float">
            <text:p>1.3207275077118</text:p>
          </table:table-cell>
          <table:table-cell table:formula="of:=[.A48]/SUM([.$A48:.$B48])" office:value-type="float" office:value="0.390232681496248" calcext:value-type="float">
            <text:p>0.3902326814962</text:p>
          </table:table-cell>
          <table:table-cell table:formula="of:=[.B48]/SUM([.$A48:.$B48])" office:value-type="float" office:value="0.609767318503752" calcext:value-type="float">
            <text:p>0.6097673185038</text:p>
          </table:table-cell>
          <table:table-cell table:formula="of:=([.C48]*[.$C$5])+([.D48]*[.$D$5])" office:value-type="float" office:value="1.37195806428729" calcext:value-type="float">
            <text:p>1.3719580642873</text:p>
          </table:table-cell>
          <table:table-cell table:formula="of:=([.C48]*[.$C$6])+([.D48]*[.$D$6])" office:value-type="float" office:value="1.23413960889775" calcext:value-type="float">
            <text:p>1.2341396088978</text:p>
          </table:table-cell>
          <table:table-cell table:formula="of:=([.C48]*[.E48])+([.D48]*[.F48])" office:value-type="float" office:value="1.28792087430408" calcext:value-type="float">
            <text:p>1.2879208743041</text:p>
          </table:table-cell>
          <table:table-cell table:formula="of:=[.$G$5]*[.E48]/[.G48]" office:value-type="float" office:value="2.3435506028761" calcext:value-type="float">
            <text:p>2.3435506028761</text:p>
          </table:table-cell>
          <table:table-cell table:formula="of:=[.$G$6]*[.F48]/[.G48]" office:value-type="float" office:value="2.10813194641491" calcext:value-type="float">
            <text:p>2.1081319464149</text:p>
          </table:table-cell>
          <table:table-cell table:formula="of:=1-([.A48]/[.$H$5])" office:value-type="float" office:value="-0.207465351877175" calcext:value-type="float">
            <text:p>-0.2074653518772</text:p>
          </table:table-cell>
          <table:table-cell table:formula="of:=1-([.B48]/[.$H$6])" office:value-type="float" office:value="-0.119260599755767" calcext:value-type="float">
            <text:p>-0.1192605997558</text:p>
          </table:table-cell>
          <table:table-cell table:formula="of:=[.A48]+([.H48]*[.A48]*[.J48])" office:value-type="float" office:value="0.43427229705798" calcext:value-type="float">
            <text:p>0.434272297058</text:p>
          </table:table-cell>
          <table:table-cell table:formula="of:=[.B48]+([.I48]*[.B48]*[.K48])" office:value-type="float" office:value="0.988674053859283" calcext:value-type="float">
            <text:p>0.9886740538593</text:p>
          </table:table-cell>
          <table:table-cell table:number-columns-repeated="243"/>
        </table:table-row>
        <table:table-row table:style-name="ro2">
          <table:table-cell table:formula="of:=[.L48]" office:value-type="float" office:value="0.43427229705798" calcext:value-type="float">
            <text:p>0.434272297058</text:p>
          </table:table-cell>
          <table:table-cell table:formula="of:=[.M48]" office:value-type="float" office:value="0.988674053859283" calcext:value-type="float">
            <text:p>0.9886740538593</text:p>
          </table:table-cell>
          <table:table-cell table:formula="of:=[.A49]/SUM([.$A49:.$B49])" office:value-type="float" office:value="0.305192319287398" calcext:value-type="float">
            <text:p>0.3051923192874</text:p>
          </table:table-cell>
          <table:table-cell table:formula="of:=[.B49]/SUM([.$A49:.$B49])" office:value-type="float" office:value="0.694807680712602" calcext:value-type="float">
            <text:p>0.6948076807126</text:p>
          </table:table-cell>
          <table:table-cell table:formula="of:=([.C49]*[.$C$5])+([.D49]*[.$D$5])" office:value-type="float" office:value="1.42383268523469" calcext:value-type="float">
            <text:p>1.4238326852347</text:p>
          </table:table-cell>
          <table:table-cell table:formula="of:=([.C49]*[.$C$6])+([.D49]*[.$D$6])" office:value-type="float" office:value="1.18311539157244" calcext:value-type="float">
            <text:p>1.1831153915724</text:p>
          </table:table-cell>
          <table:table-cell table:formula="of:=([.C49]*[.E49])+([.D49]*[.F49])" office:value-type="float" office:value="1.25658046071781" calcext:value-type="float">
            <text:p>1.2565804607178</text:p>
          </table:table-cell>
          <table:table-cell table:formula="of:=[.$G$5]*[.E49]/[.G49]" office:value-type="float" office:value="2.49282239016111" calcext:value-type="float">
            <text:p>2.4928223901611</text:p>
          </table:table-cell>
          <table:table-cell table:formula="of:=[.$G$6]*[.F49]/[.G49]" office:value-type="float" office:value="2.07137858881915" calcext:value-type="float">
            <text:p>2.0713785888192</text:p>
          </table:table-cell>
          <table:table-cell table:formula="of:=1-([.A49]/[.$H$5])" office:value-type="float" office:value="0.379611004202886" calcext:value-type="float">
            <text:p>0.3796110042029</text:p>
          </table:table-cell>
          <table:table-cell table:formula="of:=1-([.B49]/[.$H$6])" office:value-type="float" office:value="0.162140632322642" calcext:value-type="float">
            <text:p>0.1621406323226</text:p>
          </table:table-cell>
          <table:table-cell table:formula="of:=[.A49]+([.H49]*[.A49]*[.J49])" office:value-type="float" office:value="0.845225392428895" calcext:value-type="float">
            <text:p>0.8452253924289</text:p>
          </table:table-cell>
          <table:table-cell table:formula="of:=[.B49]+([.I49]*[.B49]*[.K49])" office:value-type="float" office:value="1.32072481653227" calcext:value-type="float">
            <text:p>1.3207248165323</text:p>
          </table:table-cell>
          <table:table-cell table:number-columns-repeated="243"/>
        </table:table-row>
        <table:table-row table:style-name="ro2">
          <table:table-cell table:formula="of:=[.L49]" office:value-type="float" office:value="0.845225392428895" calcext:value-type="float">
            <text:p>0.8452253924289</text:p>
          </table:table-cell>
          <table:table-cell table:formula="of:=[.M49]" office:value-type="float" office:value="1.32072481653227" calcext:value-type="float">
            <text:p>1.3207248165323</text:p>
          </table:table-cell>
          <table:table-cell table:formula="of:=[.A50]/SUM([.$A50:.$B50])" office:value-type="float" office:value="0.39023306673069" calcext:value-type="float">
            <text:p>0.3902330667307</text:p>
          </table:table-cell>
          <table:table-cell table:formula="of:=[.B50]/SUM([.$A50:.$B50])" office:value-type="float" office:value="0.60976693326931" calcext:value-type="float">
            <text:p>0.6097669332693</text:p>
          </table:table-cell>
          <table:table-cell table:formula="of:=([.C50]*[.$C$5])+([.D50]*[.$D$5])" office:value-type="float" office:value="1.37195782929428" calcext:value-type="float">
            <text:p>1.3719578292943</text:p>
          </table:table-cell>
          <table:table-cell table:formula="of:=([.C50]*[.$C$6])+([.D50]*[.$D$6])" office:value-type="float" office:value="1.23413984003841" calcext:value-type="float">
            <text:p>1.2341398400384</text:p>
          </table:table-cell>
          <table:table-cell table:formula="of:=([.C50]*[.E50])+([.D50]*[.F50])" office:value-type="float" office:value="1.28792097663639" calcext:value-type="float">
            <text:p>1.2879209766364</text:p>
          </table:table-cell>
          <table:table-cell table:formula="of:=[.$G$5]*[.E50]/[.G50]" office:value-type="float" office:value="2.34355001525809" calcext:value-type="float">
            <text:p>2.3435500152581</text:p>
          </table:table-cell>
          <table:table-cell table:formula="of:=[.$G$6]*[.F50]/[.G50]" office:value-type="float" office:value="2.1081321737421" calcext:value-type="float">
            <text:p>2.1081321737421</text:p>
          </table:table-cell>
          <table:table-cell table:formula="of:=1-([.A50]/[.$H$5])" office:value-type="float" office:value="-0.207464846326992" calcext:value-type="float">
            <text:p>-0.207464846327</text:p>
          </table:table-cell>
          <table:table-cell table:formula="of:=1-([.B50]/[.$H$6])" office:value-type="float" office:value="-0.119258319095147" calcext:value-type="float">
            <text:p>-0.1192583190951</text:p>
          </table:table-cell>
          <table:table-cell table:formula="of:=[.A50]+([.H50]*[.A50]*[.J50])" office:value-type="float" office:value="0.434273219683459" calcext:value-type="float">
            <text:p>0.4342732196835</text:p>
          </table:table-cell>
          <table:table-cell table:formula="of:=[.B50]+([.I50]*[.B50]*[.K50])" office:value-type="float" office:value="0.988678353439638" calcext:value-type="float">
            <text:p>0.9886783534396</text:p>
          </table:table-cell>
          <table:table-cell table:number-columns-repeated="243"/>
        </table:table-row>
        <table:table-row table:style-name="ro2">
          <table:table-cell table:formula="of:=[.L50]" office:value-type="float" office:value="0.434273219683459" calcext:value-type="float">
            <text:p>0.4342732196835</text:p>
          </table:table-cell>
          <table:table-cell table:formula="of:=[.M50]" office:value-type="float" office:value="0.988678353439638" calcext:value-type="float">
            <text:p>0.9886783534396</text:p>
          </table:table-cell>
          <table:table-cell table:formula="of:=[.A51]/SUM([.$A51:.$B51])" office:value-type="float" office:value="0.305191847625788" calcext:value-type="float">
            <text:p>0.3051918476258</text:p>
          </table:table-cell>
          <table:table-cell table:formula="of:=[.B51]/SUM([.$A51:.$B51])" office:value-type="float" office:value="0.694808152374212" calcext:value-type="float">
            <text:p>0.6948081523742</text:p>
          </table:table-cell>
          <table:table-cell table:formula="of:=([.C51]*[.$C$5])+([.D51]*[.$D$5])" office:value-type="float" office:value="1.42383297294827" calcext:value-type="float">
            <text:p>1.4238329729483</text:p>
          </table:table-cell>
          <table:table-cell table:formula="of:=([.C51]*[.$C$6])+([.D51]*[.$D$6])" office:value-type="float" office:value="1.18311510857547" calcext:value-type="float">
            <text:p>1.1831151085755</text:p>
          </table:table-cell>
          <table:table-cell table:formula="of:=([.C51]*[.E51])+([.D51]*[.F51])" office:value-type="float" office:value="1.25658023835994" calcext:value-type="float">
            <text:p>1.2565802383599</text:p>
          </table:table-cell>
          <table:table-cell table:formula="of:=[.$G$5]*[.E51]/[.G51]" office:value-type="float" office:value="2.49282333500213" calcext:value-type="float">
            <text:p>2.4928233350021</text:p>
          </table:table-cell>
          <table:table-cell table:formula="of:=[.$G$6]*[.F51]/[.G51]" office:value-type="float" office:value="2.07137845989304" calcext:value-type="float">
            <text:p>2.071378459893</text:p>
          </table:table-cell>
          <table:table-cell table:formula="of:=1-([.A51]/[.$H$5])" office:value-type="float" office:value="0.379609686166487" calcext:value-type="float">
            <text:p>0.3796096861665</text:p>
          </table:table-cell>
          <table:table-cell table:formula="of:=1-([.B51]/[.$H$6])" office:value-type="float" office:value="0.162136988610476" calcext:value-type="float">
            <text:p>0.1621369886105</text:p>
          </table:table-cell>
          <table:table-cell table:formula="of:=[.A51]+([.H51]*[.A51]*[.J51])" office:value-type="float" office:value="0.845225917037183" calcext:value-type="float">
            <text:p>0.8452259170372</text:p>
          </table:table-cell>
          <table:table-cell table:formula="of:=[.B51]+([.I51]*[.B51]*[.K51])" office:value-type="float" office:value="1.32072307742244" calcext:value-type="float">
            <text:p>1.3207230774224</text:p>
          </table:table-cell>
          <table:table-cell table:number-columns-repeated="243"/>
        </table:table-row>
        <table:table-row table:style-name="ro2">
          <table:table-cell table:formula="of:=[.L51]" office:value-type="float" office:value="0.845225917037183" calcext:value-type="float">
            <text:p>0.8452259170372</text:p>
          </table:table-cell>
          <table:table-cell table:formula="of:=[.M51]" office:value-type="float" office:value="1.32072307742244" calcext:value-type="float">
            <text:p>1.3207230774224</text:p>
          </table:table-cell>
          <table:table-cell table:formula="of:=[.A52]/SUM([.$A52:.$B52])" office:value-type="float" office:value="0.390233527751219" calcext:value-type="float">
            <text:p>0.3902335277512</text:p>
          </table:table-cell>
          <table:table-cell table:formula="of:=[.B52]/SUM([.$A52:.$B52])" office:value-type="float" office:value="0.609766472248781" calcext:value-type="float">
            <text:p>0.6097664722488</text:p>
          </table:table-cell>
          <table:table-cell table:formula="of:=([.C52]*[.$C$5])+([.D52]*[.$D$5])" office:value-type="float" office:value="1.37195754807176" calcext:value-type="float">
            <text:p>1.3719575480718</text:p>
          </table:table-cell>
          <table:table-cell table:formula="of:=([.C52]*[.$C$6])+([.D52]*[.$D$6])" office:value-type="float" office:value="1.23414011665073" calcext:value-type="float">
            <text:p>1.2341401166507</text:p>
          </table:table-cell>
          <table:table-cell table:formula="of:=([.C52]*[.E52])+([.D52]*[.F52])" office:value-type="float" office:value="1.28792109909977" calcext:value-type="float">
            <text:p>1.2879210990998</text:p>
          </table:table-cell>
          <table:table-cell table:formula="of:=[.$G$5]*[.E52]/[.G52]" office:value-type="float" office:value="2.34354931204062" calcext:value-type="float">
            <text:p>2.3435493120406</text:p>
          </table:table-cell>
          <table:table-cell table:formula="of:=[.$G$6]*[.F52]/[.G52]" office:value-type="float" office:value="2.10813244579145" calcext:value-type="float">
            <text:p>2.1081324457915</text:p>
          </table:table-cell>
          <table:table-cell table:formula="of:=1-([.A52]/[.$H$5])" office:value-type="float" office:value="-0.207465595767403" calcext:value-type="float">
            <text:p>-0.2074655957674</text:p>
          </table:table-cell>
          <table:table-cell table:formula="of:=1-([.B52]/[.$H$6])" office:value-type="float" office:value="-0.119256845273251" calcext:value-type="float">
            <text:p>-0.1192568452733</text:p>
          </table:table-cell>
          <table:table-cell table:formula="of:=[.A52]+([.H52]*[.A52]*[.J52])" office:value-type="float" office:value="0.434272128024421" calcext:value-type="float">
            <text:p>0.4342721280244</text:p>
          </table:table-cell>
          <table:table-cell table:formula="of:=[.B52]+([.I52]*[.B52]*[.K52])" office:value-type="float" office:value="0.988681112215799" calcext:value-type="float">
            <text:p>0.9886811122158</text:p>
          </table:table-cell>
          <table:table-cell table:number-columns-repeated="243"/>
        </table:table-row>
        <table:table-row table:style-name="ro2">
          <table:table-cell table:formula="of:=[.L52]" office:value-type="float" office:value="0.434272128024421" calcext:value-type="float">
            <text:p>0.4342721280244</text:p>
          </table:table-cell>
          <table:table-cell table:formula="of:=[.M52]" office:value-type="float" office:value="0.988681112215799" calcext:value-type="float">
            <text:p>0.9886811122158</text:p>
          </table:table-cell>
          <table:table-cell table:formula="of:=[.A53]/SUM([.$A53:.$B53])" office:value-type="float" office:value="0.30519072288778" calcext:value-type="float">
            <text:p>0.3051907228878</text:p>
          </table:table-cell>
          <table:table-cell table:formula="of:=[.B53]/SUM([.$A53:.$B53])" office:value-type="float" office:value="0.69480927711222" calcext:value-type="float">
            <text:p>0.6948092771122</text:p>
          </table:table-cell>
          <table:table-cell table:formula="of:=([.C53]*[.$C$5])+([.D53]*[.$D$5])" office:value-type="float" office:value="1.42383365903845" calcext:value-type="float">
            <text:p>1.4238336590385</text:p>
          </table:table-cell>
          <table:table-cell table:formula="of:=([.C53]*[.$C$6])+([.D53]*[.$D$6])" office:value-type="float" office:value="1.18311443373267" calcext:value-type="float">
            <text:p>1.1831144337327</text:p>
          </table:table-cell>
          <table:table-cell table:formula="of:=([.C53]*[.E53])+([.D53]*[.F53])" office:value-type="float" office:value="1.25657970811673" calcext:value-type="float">
            <text:p>1.2565797081167</text:p>
          </table:table-cell>
          <table:table-cell table:formula="of:=[.$G$5]*[.E53]/[.G53]" office:value-type="float" office:value="2.49282558810318" calcext:value-type="float">
            <text:p>2.4928255881032</text:p>
          </table:table-cell>
          <table:table-cell table:formula="of:=[.$G$6]*[.F53]/[.G53]" office:value-type="float" office:value="2.07137815245548" calcext:value-type="float">
            <text:p>2.0713781524555</text:p>
          </table:table-cell>
          <table:table-cell table:formula="of:=1-([.A53]/[.$H$5])" office:value-type="float" office:value="0.379611245679398" calcext:value-type="float">
            <text:p>0.3796112456794</text:p>
          </table:table-cell>
          <table:table-cell table:formula="of:=1-([.B53]/[.$H$6])" office:value-type="float" office:value="0.162134650664577" calcext:value-type="float">
            <text:p>0.1621346506646</text:p>
          </table:table-cell>
          <table:table-cell table:formula="of:=[.A53]+([.H53]*[.A53]*[.J53])" office:value-type="float" office:value="0.845225852047418" calcext:value-type="float">
            <text:p>0.8452258520474</text:p>
          </table:table-cell>
          <table:table-cell table:formula="of:=[.B53]+([.I53]*[.B53]*[.K53])" office:value-type="float" office:value="1.3207219254874" calcext:value-type="float">
            <text:p>1.3207219254874</text:p>
          </table:table-cell>
          <table:table-cell table:number-columns-repeated="243"/>
        </table:table-row>
        <table:table-row table:style-name="ro2">
          <table:table-cell table:formula="of:=[.L53]" office:value-type="float" office:value="0.845225852047418" calcext:value-type="float">
            <text:p>0.8452258520474</text:p>
          </table:table-cell>
          <table:table-cell table:formula="of:=[.M53]" office:value-type="float" office:value="1.3207219254874" calcext:value-type="float">
            <text:p>1.3207219254874</text:p>
          </table:table-cell>
          <table:table-cell table:formula="of:=[.A54]/SUM([.$A54:.$B54])" office:value-type="float" office:value="0.39023371699636" calcext:value-type="float">
            <text:p>0.3902337169964</text:p>
          </table:table-cell>
          <table:table-cell table:formula="of:=[.B54]/SUM([.$A54:.$B54])" office:value-type="float" office:value="0.60976628300364" calcext:value-type="float">
            <text:p>0.6097662830036</text:p>
          </table:table-cell>
          <table:table-cell table:formula="of:=([.C54]*[.$C$5])+([.D54]*[.$D$5])" office:value-type="float" office:value="1.37195743263222" calcext:value-type="float">
            <text:p>1.3719574326322</text:p>
          </table:table-cell>
          <table:table-cell table:formula="of:=([.C54]*[.$C$6])+([.D54]*[.$D$6])" office:value-type="float" office:value="1.23414023019782" calcext:value-type="float">
            <text:p>1.2341402301978</text:p>
          </table:table-cell>
          <table:table-cell table:formula="of:=([.C54]*[.E54])+([.D54]*[.F54])" office:value-type="float" office:value="1.28792114936983" calcext:value-type="float">
            <text:p>1.2879211493698</text:p>
          </table:table-cell>
          <table:table-cell table:formula="of:=[.$G$5]*[.E54]/[.G54]" office:value-type="float" office:value="2.34354902337593" calcext:value-type="float">
            <text:p>2.3435490233759</text:p>
          </table:table-cell>
          <table:table-cell table:formula="of:=[.$G$6]*[.F54]/[.G54]" office:value-type="float" office:value="2.1081325574657" calcext:value-type="float">
            <text:p>2.1081325574657</text:p>
          </table:table-cell>
          <table:table-cell table:formula="of:=1-([.A54]/[.$H$5])" office:value-type="float" office:value="-0.207465502924883" calcext:value-type="float">
            <text:p>-0.2074655029249</text:p>
          </table:table-cell>
          <table:table-cell table:formula="of:=1-([.B54]/[.$H$6])" office:value-type="float" office:value="-0.11925586905712" calcext:value-type="float">
            <text:p>-0.1192558690571</text:p>
          </table:table-cell>
          <table:table-cell table:formula="of:=[.A54]+([.H54]*[.A54]*[.J54])" office:value-type="float" office:value="0.434272329157023" calcext:value-type="float">
            <text:p>0.434272329157</text:p>
          </table:table-cell>
          <table:table-cell table:formula="of:=[.B54]+([.I54]*[.B54]*[.K54])" office:value-type="float" office:value="0.988682950335079" calcext:value-type="float">
            <text:p>0.9886829503351</text:p>
          </table:table-cell>
          <table:table-cell table:number-columns-repeated="243"/>
        </table:table-row>
        <table:table-row table:style-name="ro2">
          <table:table-cell table:formula="of:=[.L54]" office:value-type="float" office:value="0.434272329157023" calcext:value-type="float">
            <text:p>0.434272329157</text:p>
          </table:table-cell>
          <table:table-cell table:formula="of:=[.M54]" office:value-type="float" office:value="0.988682950335079" calcext:value-type="float">
            <text:p>0.9886829503351</text:p>
          </table:table-cell>
          <table:table-cell table:formula="of:=[.A55]/SUM([.$A55:.$B55])" office:value-type="float" office:value="0.305190426864314" calcext:value-type="float">
            <text:p>0.3051904268643</text:p>
          </table:table-cell>
          <table:table-cell table:formula="of:=[.B55]/SUM([.$A55:.$B55])" office:value-type="float" office:value="0.694809573135686" calcext:value-type="float">
            <text:p>0.6948095731357</text:p>
          </table:table-cell>
          <table:table-cell table:formula="of:=([.C55]*[.$C$5])+([.D55]*[.$D$5])" office:value-type="float" office:value="1.42383383961277" calcext:value-type="float">
            <text:p>1.4238338396128</text:p>
          </table:table-cell>
          <table:table-cell table:formula="of:=([.C55]*[.$C$6])+([.D55]*[.$D$6])" office:value-type="float" office:value="1.18311425611859" calcext:value-type="float">
            <text:p>1.1831142561186</text:p>
          </table:table-cell>
          <table:table-cell table:formula="of:=([.C55]*[.E55])+([.D55]*[.F55])" office:value-type="float" office:value="1.25657956855978" calcext:value-type="float">
            <text:p>1.2565795685598</text:p>
          </table:table-cell>
          <table:table-cell table:formula="of:=[.$G$5]*[.E55]/[.G55]" office:value-type="float" office:value="2.49282618110552" calcext:value-type="float">
            <text:p>2.4928261811055</text:p>
          </table:table-cell>
          <table:table-cell table:formula="of:=[.$G$6]*[.F55]/[.G55]" office:value-type="float" office:value="2.07137807154078" calcext:value-type="float">
            <text:p>2.0713780715408</text:p>
          </table:table-cell>
          <table:table-cell table:formula="of:=1-([.A55]/[.$H$5])" office:value-type="float" office:value="0.379610958347109" calcext:value-type="float">
            <text:p>0.3796109583471</text:p>
          </table:table-cell>
          <table:table-cell table:formula="of:=1-([.B55]/[.$H$6])" office:value-type="float" office:value="0.162133092936374" calcext:value-type="float">
            <text:p>0.1621330929364</text:p>
          </table:table-cell>
          <table:table-cell table:formula="of:=[.A55]+([.H55]*[.A55]*[.J55])" office:value-type="float" office:value="0.845226030215928" calcext:value-type="float">
            <text:p>0.8452260302159</text:p>
          </table:table-cell>
          <table:table-cell table:formula="of:=[.B55]+([.I55]*[.B55]*[.K55])" office:value-type="float" office:value="1.3207211778261" calcext:value-type="float">
            <text:p>1.3207211778261</text:p>
          </table:table-cell>
          <table:table-cell table:number-columns-repeated="243"/>
        </table:table-row>
        <table:table-row table:style-name="ro2">
          <table:table-cell table:formula="of:=[.L55]" office:value-type="float" office:value="0.845226030215928" calcext:value-type="float">
            <text:p>0.8452260302159</text:p>
          </table:table-cell>
          <table:table-cell table:formula="of:=[.M55]" office:value-type="float" office:value="1.3207211778261" calcext:value-type="float">
            <text:p>1.3207211778261</text:p>
          </table:table-cell>
          <table:table-cell table:formula="of:=[.A56]/SUM([.$A56:.$B56])" office:value-type="float" office:value="0.390233901859499" calcext:value-type="float">
            <text:p>0.3902339018595</text:p>
          </table:table-cell>
          <table:table-cell table:formula="of:=[.B56]/SUM([.$A56:.$B56])" office:value-type="float" office:value="0.609766098140501" calcext:value-type="float">
            <text:p>0.6097660981405</text:p>
          </table:table-cell>
          <table:table-cell table:formula="of:=([.C56]*[.$C$5])+([.D56]*[.$D$5])" office:value-type="float" office:value="1.37195731986571" calcext:value-type="float">
            <text:p>1.3719573198657</text:p>
          </table:table-cell>
          <table:table-cell table:formula="of:=([.C56]*[.$C$6])+([.D56]*[.$D$6])" office:value-type="float" office:value="1.2341403411157" calcext:value-type="float">
            <text:p>1.2341403411157</text:p>
          </table:table-cell>
          <table:table-cell table:formula="of:=([.C56]*[.E56])+([.D56]*[.F56])" office:value-type="float" office:value="1.2879211984758" calcext:value-type="float">
            <text:p>1.2879211984758</text:p>
          </table:table-cell>
          <table:table-cell table:formula="of:=[.$G$5]*[.E56]/[.G56]" office:value-type="float" office:value="2.3435487413955" calcext:value-type="float">
            <text:p>2.3435487413955</text:p>
          </table:table-cell>
          <table:table-cell table:formula="of:=[.$G$6]*[.F56]/[.G56]" office:value-type="float" office:value="2.10813266655425" calcext:value-type="float">
            <text:p>2.1081326665543</text:p>
          </table:table-cell>
          <table:table-cell table:formula="of:=1-([.A56]/[.$H$5])" office:value-type="float" office:value="-0.207465757451326" calcext:value-type="float">
            <text:p>-0.2074657574513</text:p>
          </table:table-cell>
          <table:table-cell table:formula="of:=1-([.B56]/[.$H$6])" office:value-type="float" office:value="-0.119255235445845" calcext:value-type="float">
            <text:p>-0.1192552354458</text:p>
          </table:table-cell>
          <table:table-cell table:formula="of:=[.A56]+([.H56]*[.A56]*[.J56])" office:value-type="float" office:value="0.434271965972551" calcext:value-type="float">
            <text:p>0.4342719659726</text:p>
          </table:table-cell>
          <table:table-cell table:formula="of:=[.B56]+([.I56]*[.B56]*[.K56])" office:value-type="float" office:value="0.988684137594991" calcext:value-type="float">
            <text:p>0.988684137595</text:p>
          </table:table-cell>
          <table:table-cell table:number-columns-repeated="243"/>
        </table:table-row>
        <table:table-row table:style-name="ro2">
          <table:table-cell table:formula="of:=[.L56]" office:value-type="float" office:value="0.434271965972551" calcext:value-type="float">
            <text:p>0.4342719659726</text:p>
          </table:table-cell>
          <table:table-cell table:formula="of:=[.M56]" office:value-type="float" office:value="0.988684137594991" calcext:value-type="float">
            <text:p>0.988684137595</text:p>
          </table:table-cell>
          <table:table-cell table:formula="of:=[.A57]/SUM([.$A57:.$B57])" office:value-type="float" office:value="0.305189994887244" calcext:value-type="float">
            <text:p>0.3051899948872</text:p>
          </table:table-cell>
          <table:table-cell table:formula="of:=[.B57]/SUM([.$A57:.$B57])" office:value-type="float" office:value="0.694810005112756" calcext:value-type="float">
            <text:p>0.6948100051128</text:p>
          </table:table-cell>
          <table:table-cell table:formula="of:=([.C57]*[.$C$5])+([.D57]*[.$D$5])" office:value-type="float" office:value="1.42383410311878" calcext:value-type="float">
            <text:p>1.4238341031188</text:p>
          </table:table-cell>
          <table:table-cell table:formula="of:=([.C57]*[.$C$6])+([.D57]*[.$D$6])" office:value-type="float" office:value="1.18311399693235" calcext:value-type="float">
            <text:p>1.1831139969324</text:p>
          </table:table-cell>
          <table:table-cell table:formula="of:=([.C57]*[.E57])+([.D57]*[.F57])" office:value-type="float" office:value="1.25657936490864" calcext:value-type="float">
            <text:p>1.2565793649087</text:p>
          </table:table-cell>
          <table:table-cell table:formula="of:=[.$G$5]*[.E57]/[.G57]" office:value-type="float" office:value="2.49282704645485" calcext:value-type="float">
            <text:p>2.4928270464549</text:p>
          </table:table-cell>
          <table:table-cell table:formula="of:=[.$G$6]*[.F57]/[.G57]" office:value-type="float" office:value="2.07137795346528" calcext:value-type="float">
            <text:p>2.0713779534653</text:p>
          </table:table-cell>
          <table:table-cell table:formula="of:=1-([.A57]/[.$H$5])" office:value-type="float" office:value="0.37961147718207" calcext:value-type="float">
            <text:p>0.3796114771821</text:p>
          </table:table-cell>
          <table:table-cell table:formula="of:=1-([.B57]/[.$H$6])" office:value-type="float" office:value="0.162132086783906" calcext:value-type="float">
            <text:p>0.1621320867839</text:p>
          </table:table-cell>
          <table:table-cell table:formula="of:=[.A57]+([.H57]*[.A57]*[.J57])" office:value-type="float" office:value="0.845226027677648" calcext:value-type="float">
            <text:p>0.8452260276776</text:p>
          </table:table-cell>
          <table:table-cell table:formula="of:=[.B57]+([.I57]*[.B57]*[.K57])" office:value-type="float" office:value="1.32072068434839" calcext:value-type="float">
            <text:p>1.3207206843484</text:p>
          </table:table-cell>
          <table:table-cell table:number-columns-repeated="243"/>
        </table:table-row>
        <table:table-row table:style-name="ro2">
          <table:table-cell table:formula="of:=[.L57]" office:value-type="float" office:value="0.845226027677648" calcext:value-type="float">
            <text:p>0.8452260276776</text:p>
          </table:table-cell>
          <table:table-cell table:formula="of:=[.M57]" office:value-type="float" office:value="1.32072068434839" calcext:value-type="float">
            <text:p>1.3207206843484</text:p>
          </table:table-cell>
          <table:table-cell table:formula="of:=[.A58]/SUM([.$A58:.$B58])" office:value-type="float" office:value="0.390233990053715" calcext:value-type="float">
            <text:p>0.3902339900537</text:p>
          </table:table-cell>
          <table:table-cell table:formula="of:=[.B58]/SUM([.$A58:.$B58])" office:value-type="float" office:value="0.609766009946285" calcext:value-type="float">
            <text:p>0.6097660099463</text:p>
          </table:table-cell>
          <table:table-cell table:formula="of:=([.C58]*[.$C$5])+([.D58]*[.$D$5])" office:value-type="float" office:value="1.37195726606723" calcext:value-type="float">
            <text:p>1.3719572660672</text:p>
          </table:table-cell>
          <table:table-cell table:formula="of:=([.C58]*[.$C$6])+([.D58]*[.$D$6])" office:value-type="float" office:value="1.23414039403223" calcext:value-type="float">
            <text:p>1.2341403940322</text:p>
          </table:table-cell>
          <table:table-cell table:formula="of:=([.C58]*[.E58])+([.D58]*[.F58])" office:value-type="float" office:value="1.28792122190317" calcext:value-type="float">
            <text:p>1.2879212219032</text:p>
          </table:table-cell>
          <table:table-cell table:formula="of:=[.$G$5]*[.E58]/[.G58]" office:value-type="float" office:value="2.34354860686878" calcext:value-type="float">
            <text:p>2.3435486068688</text:p>
          </table:table-cell>
          <table:table-cell table:formula="of:=[.$G$6]*[.F58]/[.G58]" office:value-type="float" office:value="2.10813271859809" calcext:value-type="float">
            <text:p>2.1081327185981</text:p>
          </table:table-cell>
          <table:table-cell table:formula="of:=1-([.A58]/[.$H$5])" office:value-type="float" office:value="-0.207465753825211" calcext:value-type="float">
            <text:p>-0.2074657538252</text:p>
          </table:table-cell>
          <table:table-cell table:formula="of:=1-([.B58]/[.$H$6])" office:value-type="float" office:value="-0.119254817244402" calcext:value-type="float">
            <text:p>-0.1192548172444</text:p>
          </table:table-cell>
          <table:table-cell table:formula="of:=[.A58]+([.H58]*[.A58]*[.J58])" office:value-type="float" office:value="0.434271995441103" calcext:value-type="float">
            <text:p>0.4342719954411</text:p>
          </table:table-cell>
          <table:table-cell table:formula="of:=[.B58]+([.I58]*[.B58]*[.K58])" office:value-type="float" office:value="0.988684924362664" calcext:value-type="float">
            <text:p>0.9886849243627</text:p>
          </table:table-cell>
          <table:table-cell table:number-columns-repeated="243"/>
        </table:table-row>
        <table:table-row table:style-name="ro2">
          <table:table-cell table:formula="of:=[.L58]" office:value-type="float" office:value="0.434271995441103" calcext:value-type="float">
            <text:p>0.4342719954411</text:p>
          </table:table-cell>
          <table:table-cell table:formula="of:=[.M58]" office:value-type="float" office:value="0.988684924362664" calcext:value-type="float">
            <text:p>0.9886849243627</text:p>
          </table:table-cell>
          <table:table-cell table:formula="of:=[.A59]/SUM([.$A59:.$B59])" office:value-type="float" office:value="0.305189840533606" calcext:value-type="float">
            <text:p>0.3051898405336</text:p>
          </table:table-cell>
          <table:table-cell table:formula="of:=[.B59]/SUM([.$A59:.$B59])" office:value-type="float" office:value="0.694810159466394" calcext:value-type="float">
            <text:p>0.6948101594664</text:p>
          </table:table-cell>
          <table:table-cell table:formula="of:=([.C59]*[.$C$5])+([.D59]*[.$D$5])" office:value-type="float" office:value="1.4238341972745" calcext:value-type="float">
            <text:p>1.4238341972745</text:p>
          </table:table-cell>
          <table:table-cell table:formula="of:=([.C59]*[.$C$6])+([.D59]*[.$D$6])" office:value-type="float" office:value="1.18311390432016" calcext:value-type="float">
            <text:p>1.1831139043202</text:p>
          </table:table-cell>
          <table:table-cell table:formula="of:=([.C59]*[.E59])+([.D59]*[.F59])" office:value-type="float" office:value="1.2565792921401" calcext:value-type="float">
            <text:p>1.2565792921401</text:p>
          </table:table-cell>
          <table:table-cell table:formula="of:=[.$G$5]*[.E59]/[.G59]" office:value-type="float" office:value="2.49282735566094" calcext:value-type="float">
            <text:p>2.4928273556609</text:p>
          </table:table-cell>
          <table:table-cell table:formula="of:=[.$G$6]*[.F59]/[.G59]" office:value-type="float" office:value="2.07137791127483" calcext:value-type="float">
            <text:p>2.0713779112748</text:p>
          </table:table-cell>
          <table:table-cell table:formula="of:=1-([.A59]/[.$H$5])" office:value-type="float" office:value="0.379611435084138" calcext:value-type="float">
            <text:p>0.3796114350841</text:p>
          </table:table-cell>
          <table:table-cell table:formula="of:=1-([.B59]/[.$H$6])" office:value-type="float" office:value="0.16213142003164" calcext:value-type="float">
            <text:p>0.1621314200316</text:p>
          </table:table-cell>
          <table:table-cell table:formula="of:=[.A59]+([.H59]*[.A59]*[.J59])" office:value-type="float" office:value="0.845226090432765" calcext:value-type="float">
            <text:p>0.8452260904328</text:p>
          </table:table-cell>
          <table:table-cell table:formula="of:=[.B59]+([.I59]*[.B59]*[.K59])" office:value-type="float" office:value="1.32072036310989" calcext:value-type="float">
            <text:p>1.3207203631099</text:p>
          </table:table-cell>
          <table:table-cell table:number-columns-repeated="243"/>
        </table:table-row>
        <table:table-row table:style-name="ro2">
          <table:table-cell table:formula="of:=[.L59]" office:value-type="float" office:value="0.845226090432765" calcext:value-type="float">
            <text:p>0.8452260904328</text:p>
          </table:table-cell>
          <table:table-cell table:formula="of:=[.M59]" office:value-type="float" office:value="1.32072036310989" calcext:value-type="float">
            <text:p>1.3207203631099</text:p>
          </table:table-cell>
          <table:table-cell table:formula="of:=[.A60]/SUM([.$A60:.$B60])" office:value-type="float" office:value="0.390234065597651" calcext:value-type="float">
            <text:p>0.3902340655977</text:p>
          </table:table-cell>
          <table:table-cell table:formula="of:=[.B60]/SUM([.$A60:.$B60])" office:value-type="float" office:value="0.609765934402349" calcext:value-type="float">
            <text:p>0.6097659344023</text:p>
          </table:table-cell>
          <table:table-cell table:formula="of:=([.C60]*[.$C$5])+([.D60]*[.$D$5])" office:value-type="float" office:value="1.37195721998543" calcext:value-type="float">
            <text:p>1.3719572199854</text:p>
          </table:table-cell>
          <table:table-cell table:formula="of:=([.C60]*[.$C$6])+([.D60]*[.$D$6])" office:value-type="float" office:value="1.23414043935859" calcext:value-type="float">
            <text:p>1.2341404393586</text:p>
          </table:table-cell>
          <table:table-cell table:formula="of:=([.C60]*[.E60])+([.D60]*[.F60])" office:value-type="float" office:value="1.28792124197018" calcext:value-type="float">
            <text:p>1.2879212419702</text:p>
          </table:table-cell>
          <table:table-cell table:formula="of:=[.$G$5]*[.E60]/[.G60]" office:value-type="float" office:value="2.34354849163815" calcext:value-type="float">
            <text:p>2.3435484916382</text:p>
          </table:table-cell>
          <table:table-cell table:formula="of:=[.$G$6]*[.F60]/[.G60]" office:value-type="float" office:value="2.10813276317696" calcext:value-type="float">
            <text:p>2.108132763177</text:p>
          </table:table-cell>
          <table:table-cell table:formula="of:=1-([.A60]/[.$H$5])" office:value-type="float" office:value="-0.207465843475379" calcext:value-type="float">
            <text:p>-0.2074658434754</text:p>
          </table:table-cell>
          <table:table-cell table:formula="of:=1-([.B60]/[.$H$6])" office:value-type="float" office:value="-0.119254545008383" calcext:value-type="float">
            <text:p>-0.1192545450084</text:p>
          </table:table-cell>
          <table:table-cell table:formula="of:=[.A60]+([.H60]*[.A60]*[.J60])" office:value-type="float" office:value="0.434271870309031" calcext:value-type="float">
            <text:p>0.434271870309</text:p>
          </table:table-cell>
          <table:table-cell table:formula="of:=[.B60]+([.I60]*[.B60]*[.K60])" office:value-type="float" office:value="0.988685434838037" calcext:value-type="float">
            <text:p>0.988685434838</text:p>
          </table:table-cell>
          <table:table-cell table:number-columns-repeated="243"/>
        </table:table-row>
        <table:table-row table:style-name="ro2">
          <table:table-cell table:formula="of:=[.L60]" office:value-type="float" office:value="0.434271870309031" calcext:value-type="float">
            <text:p>0.434271870309</text:p>
          </table:table-cell>
          <table:table-cell table:formula="of:=[.M60]" office:value-type="float" office:value="0.988685434838037" calcext:value-type="float">
            <text:p>0.988685434838</text:p>
          </table:table-cell>
          <table:table-cell table:formula="of:=[.A61]/SUM([.$A61:.$B61])" office:value-type="float" office:value="0.305189669948774" calcext:value-type="float">
            <text:p>0.3051896699488</text:p>
          </table:table-cell>
          <table:table-cell table:formula="of:=[.B61]/SUM([.$A61:.$B61])" office:value-type="float" office:value="0.694810330051226" calcext:value-type="float">
            <text:p>0.6948103300512</text:p>
          </table:table-cell>
          <table:table-cell table:formula="of:=([.C61]*[.$C$5])+([.D61]*[.$D$5])" office:value-type="float" office:value="1.42383430133125" calcext:value-type="float">
            <text:p>1.4238343013313</text:p>
          </table:table-cell>
          <table:table-cell table:formula="of:=([.C61]*[.$C$6])+([.D61]*[.$D$6])" office:value-type="float" office:value="1.18311380196926" calcext:value-type="float">
            <text:p>1.1831138019693</text:p>
          </table:table-cell>
          <table:table-cell table:formula="of:=([.C61]*[.E61])+([.D61]*[.F61])" office:value-type="float" office:value="1.25657921171945" calcext:value-type="float">
            <text:p>1.2565792117195</text:p>
          </table:table-cell>
          <table:table-cell table:formula="of:=[.$G$5]*[.E61]/[.G61]" office:value-type="float" office:value="2.49282769738204" calcext:value-type="float">
            <text:p>2.4928276973821</text:p>
          </table:table-cell>
          <table:table-cell table:formula="of:=[.$G$6]*[.F61]/[.G61]" office:value-type="float" office:value="2.0713778646479" calcext:value-type="float">
            <text:p>2.0713778646479</text:p>
          </table:table-cell>
          <table:table-cell table:formula="of:=1-([.A61]/[.$H$5])" office:value-type="float" office:value="0.379611613844241" calcext:value-type="float">
            <text:p>0.3796116138442</text:p>
          </table:table-cell>
          <table:table-cell table:formula="of:=1-([.B61]/[.$H$6])" office:value-type="float" office:value="0.162130987425392" calcext:value-type="float">
            <text:p>0.1621309874254</text:p>
          </table:table-cell>
          <table:table-cell table:formula="of:=[.A61]+([.H61]*[.A61]*[.J61])" office:value-type="float" office:value="0.845226096741198" calcext:value-type="float">
            <text:p>0.8452260967412</text:p>
          </table:table-cell>
          <table:table-cell table:formula="of:=[.B61]+([.I61]*[.B61]*[.K61])" office:value-type="float" office:value="1.32072015159471" calcext:value-type="float">
            <text:p>1.3207201515947</text:p>
          </table:table-cell>
          <table:table-cell table:number-columns-repeated="243"/>
        </table:table-row>
        <table:table-row table:style-name="ro2">
          <table:table-cell table:formula="of:=[.L61]" office:value-type="float" office:value="0.845226096741198" calcext:value-type="float">
            <text:p>0.8452260967412</text:p>
          </table:table-cell>
          <table:table-cell table:formula="of:=[.M61]" office:value-type="float" office:value="1.32072015159471" calcext:value-type="float">
            <text:p>1.3207201515947</text:p>
          </table:table-cell>
          <table:table-cell table:formula="of:=[.A62]/SUM([.$A62:.$B62])" office:value-type="float" office:value="0.390234105481881" calcext:value-type="float">
            <text:p>0.3902341054819</text:p>
          </table:table-cell>
          <table:table-cell table:formula="of:=[.B62]/SUM([.$A62:.$B62])" office:value-type="float" office:value="0.609765894518119" calcext:value-type="float">
            <text:p>0.6097658945181</text:p>
          </table:table-cell>
          <table:table-cell table:formula="of:=([.C62]*[.$C$5])+([.D62]*[.$D$5])" office:value-type="float" office:value="1.37195719565605" calcext:value-type="float">
            <text:p>1.3719571956561</text:p>
          </table:table-cell>
          <table:table-cell table:formula="of:=([.C62]*[.$C$6])+([.D62]*[.$D$6])" office:value-type="float" office:value="1.23414046328913" calcext:value-type="float">
            <text:p>1.2341404632891</text:p>
          </table:table-cell>
          <table:table-cell table:formula="of:=([.C62]*[.E62])+([.D62]*[.F62])" office:value-type="float" office:value="1.28792125256477" calcext:value-type="float">
            <text:p>1.2879212525648</text:p>
          </table:table-cell>
          <table:table-cell table:formula="of:=[.$G$5]*[.E62]/[.G62]" office:value-type="float" office:value="2.34354843080091" calcext:value-type="float">
            <text:p>2.3435484308009</text:p>
          </table:table-cell>
          <table:table-cell table:formula="of:=[.$G$6]*[.F62]/[.G62]" office:value-type="float" office:value="2.10813278671286" calcext:value-type="float">
            <text:p>2.1081327867129</text:p>
          </table:table-cell>
          <table:table-cell table:formula="of:=1-([.A62]/[.$H$5])" office:value-type="float" office:value="-0.207465852487425" calcext:value-type="float">
            <text:p>-0.2074658524874</text:p>
          </table:table-cell>
          <table:table-cell table:formula="of:=1-([.B62]/[.$H$6])" office:value-type="float" office:value="-0.119254365758226" calcext:value-type="float">
            <text:p>-0.1192543657582</text:p>
          </table:table-cell>
          <table:table-cell table:formula="of:=[.A62]+([.H62]*[.A62]*[.J62])" office:value-type="float" office:value="0.434271866367094" calcext:value-type="float">
            <text:p>0.4342718663671</text:p>
          </table:table-cell>
          <table:table-cell table:formula="of:=[.B62]+([.I62]*[.B62]*[.K62])" office:value-type="float" office:value="0.988685771869625" calcext:value-type="float">
            <text:p>0.9886857718696</text:p>
          </table:table-cell>
          <table:table-cell table:number-columns-repeated="243"/>
        </table:table-row>
        <table:table-row table:style-name="ro2">
          <table:table-cell table:formula="of:=[.L62]" office:value-type="float" office:value="0.434271866367094" calcext:value-type="float">
            <text:p>0.4342718663671</text:p>
          </table:table-cell>
          <table:table-cell table:formula="of:=[.M62]" office:value-type="float" office:value="0.988685771869625" calcext:value-type="float">
            <text:p>0.9886857718696</text:p>
          </table:table-cell>
          <table:table-cell table:formula="of:=[.A63]/SUM([.$A63:.$B63])" office:value-type="float" office:value="0.305189595738935" calcext:value-type="float">
            <text:p>0.3051895957389</text:p>
          </table:table-cell>
          <table:table-cell table:formula="of:=[.B63]/SUM([.$A63:.$B63])" office:value-type="float" office:value="0.694810404261065" calcext:value-type="float">
            <text:p>0.6948104042611</text:p>
          </table:table-cell>
          <table:table-cell table:formula="of:=([.C63]*[.$C$5])+([.D63]*[.$D$5])" office:value-type="float" office:value="1.42383434659925" calcext:value-type="float">
            <text:p>1.4238343465993</text:p>
          </table:table-cell>
          <table:table-cell table:formula="of:=([.C63]*[.$C$6])+([.D63]*[.$D$6])" office:value-type="float" office:value="1.18311375744336" calcext:value-type="float">
            <text:p>1.1831137574434</text:p>
          </table:table-cell>
          <table:table-cell table:formula="of:=([.C63]*[.E63])+([.D63]*[.F63])" office:value-type="float" office:value="1.25657917673388" calcext:value-type="float">
            <text:p>1.2565791767339</text:p>
          </table:table-cell>
          <table:table-cell table:formula="of:=[.$G$5]*[.E63]/[.G63]" office:value-type="float" office:value="2.49282784604167" calcext:value-type="float">
            <text:p>2.4928278460417</text:p>
          </table:table-cell>
          <table:table-cell table:formula="of:=[.$G$6]*[.F63]/[.G63]" office:value-type="float" office:value="2.07137784436374" calcext:value-type="float">
            <text:p>2.0713778443637</text:p>
          </table:table-cell>
          <table:table-cell table:formula="of:=1-([.A63]/[.$H$5])" office:value-type="float" office:value="0.37961161947558" calcext:value-type="float">
            <text:p>0.3796116194756</text:p>
          </table:table-cell>
          <table:table-cell table:formula="of:=1-([.B63]/[.$H$6])" office:value-type="float" office:value="0.162130701805403" calcext:value-type="float">
            <text:p>0.1621307018054</text:p>
          </table:table-cell>
          <table:table-cell table:formula="of:=[.A63]+([.H63]*[.A63]*[.J63])" office:value-type="float" office:value="0.845226119672501" calcext:value-type="float">
            <text:p>0.8452261196725</text:p>
          </table:table-cell>
          <table:table-cell table:formula="of:=[.B63]+([.I63]*[.B63]*[.K63])" office:value-type="float" office:value="1.32072001362854" calcext:value-type="float">
            <text:p>1.3207200136286</text:p>
          </table:table-cell>
          <table:table-cell table:number-columns-repeated="243"/>
        </table:table-row>
        <table:table-row table:style-name="ro2">
          <table:table-cell table:formula="of:=[.L63]" office:value-type="float" office:value="0.845226119672501" calcext:value-type="float">
            <text:p>0.8452261196725</text:p>
          </table:table-cell>
          <table:table-cell table:formula="of:=[.M63]" office:value-type="float" office:value="1.32072001362854" calcext:value-type="float">
            <text:p>1.3207200136286</text:p>
          </table:table-cell>
          <table:table-cell table:formula="of:=[.A64]/SUM([.$A64:.$B64])" office:value-type="float" office:value="0.390234136794677" calcext:value-type="float">
            <text:p>0.3902341367947</text:p>
          </table:table-cell>
          <table:table-cell table:formula="of:=[.B64]/SUM([.$A64:.$B64])" office:value-type="float" office:value="0.609765863205323" calcext:value-type="float">
            <text:p>0.6097658632053</text:p>
          </table:table-cell>
          <table:table-cell table:formula="of:=([.C64]*[.$C$5])+([.D64]*[.$D$5])" office:value-type="float" office:value="1.37195717655525" calcext:value-type="float">
            <text:p>1.3719571765553</text:p>
          </table:table-cell>
          <table:table-cell table:formula="of:=([.C64]*[.$C$6])+([.D64]*[.$D$6])" office:value-type="float" office:value="1.23414048207681" calcext:value-type="float">
            <text:p>1.2341404820768</text:p>
          </table:table-cell>
          <table:table-cell table:formula="of:=([.C64]*[.E64])+([.D64]*[.F64])" office:value-type="float" office:value="1.2879212608825" calcext:value-type="float">
            <text:p>1.2879212608825</text:p>
          </table:table-cell>
          <table:table-cell table:formula="of:=[.$G$5]*[.E64]/[.G64]" office:value-type="float" office:value="2.34354838303808" calcext:value-type="float">
            <text:p>2.3435483830381</text:p>
          </table:table-cell>
          <table:table-cell table:formula="of:=[.$G$6]*[.F64]/[.G64]" office:value-type="float" office:value="2.10813280519071" calcext:value-type="float">
            <text:p>2.1081328051907</text:p>
          </table:table-cell>
          <table:table-cell table:formula="of:=1-([.A64]/[.$H$5])" office:value-type="float" office:value="-0.20746588524643" calcext:value-type="float">
            <text:p>-0.2074658852464</text:p>
          </table:table-cell>
          <table:table-cell table:formula="of:=1-([.B64]/[.$H$6])" office:value-type="float" office:value="-0.119254248837748" calcext:value-type="float">
            <text:p>-0.1192542488377</text:p>
          </table:table-cell>
          <table:table-cell table:formula="of:=[.A64]+([.H64]*[.A64]*[.J64])" office:value-type="float" office:value="0.434271821634568" calcext:value-type="float">
            <text:p>0.4342718216346</text:p>
          </table:table-cell>
          <table:table-cell table:formula="of:=[.B64]+([.I64]*[.B64]*[.K64])" office:value-type="float" office:value="0.988685991214632" calcext:value-type="float">
            <text:p>0.9886859912146</text:p>
          </table:table-cell>
          <table:table-cell table:number-columns-repeated="243"/>
        </table:table-row>
        <table:table-row table:style-name="ro2">
          <table:table-cell table:formula="of:=[.L64]" office:value-type="float" office:value="0.434271821634568" calcext:value-type="float">
            <text:p>0.4342718216346</text:p>
          </table:table-cell>
          <table:table-cell table:formula="of:=[.M64]" office:value-type="float" office:value="0.988685991214632" calcext:value-type="float">
            <text:p>0.9886859912146</text:p>
          </table:table-cell>
          <table:table-cell table:formula="of:=[.A65]/SUM([.$A65:.$B65])" office:value-type="float" office:value="0.305189526852537" calcext:value-type="float">
            <text:p>0.3051895268525</text:p>
          </table:table-cell>
          <table:table-cell table:formula="of:=[.B65]/SUM([.$A65:.$B65])" office:value-type="float" office:value="0.694810473147463" calcext:value-type="float">
            <text:p>0.6948104731475</text:p>
          </table:table-cell>
          <table:table-cell table:formula="of:=([.C65]*[.$C$5])+([.D65]*[.$D$5])" office:value-type="float" office:value="1.42383438861995" calcext:value-type="float">
            <text:p>1.42383438862</text:p>
          </table:table-cell>
          <table:table-cell table:formula="of:=([.C65]*[.$C$6])+([.D65]*[.$D$6])" office:value-type="float" office:value="1.18311371611152" calcext:value-type="float">
            <text:p>1.1831137161115</text:p>
          </table:table-cell>
          <table:table-cell table:formula="of:=([.C65]*[.E65])+([.D65]*[.F65])" office:value-type="float" office:value="1.25657914425799" calcext:value-type="float">
            <text:p>1.256579144258</text:p>
          </table:table-cell>
          <table:table-cell table:formula="of:=[.$G$5]*[.E65]/[.G65]" office:value-type="float" office:value="2.49282798403724" calcext:value-type="float">
            <text:p>2.4928279840372</text:p>
          </table:table-cell>
          <table:table-cell table:formula="of:=[.$G$6]*[.F65]/[.G65]" office:value-type="float" office:value="2.07137782553468" calcext:value-type="float">
            <text:p>2.0713778255347</text:p>
          </table:table-cell>
          <table:table-cell table:formula="of:=1-([.A65]/[.$H$5])" office:value-type="float" office:value="0.379611683379189" calcext:value-type="float">
            <text:p>0.3796116833792</text:p>
          </table:table-cell>
          <table:table-cell table:formula="of:=1-([.B65]/[.$H$6])" office:value-type="float" office:value="0.162130515919804" calcext:value-type="float">
            <text:p>0.1621305159198</text:p>
          </table:table-cell>
          <table:table-cell table:formula="of:=[.A65]+([.H65]*[.A65]*[.J65])" office:value-type="float" office:value="0.845226124538313" calcext:value-type="float">
            <text:p>0.8452261245383</text:p>
          </table:table-cell>
          <table:table-cell table:formula="of:=[.B65]+([.I65]*[.B65]*[.K65])" office:value-type="float" office:value="1.32071992293585" calcext:value-type="float">
            <text:p>1.3207199229359</text:p>
          </table:table-cell>
          <table:table-cell table:number-columns-repeated="243"/>
        </table:table-row>
        <table:table-row table:style-name="ro2">
          <table:table-cell table:formula="of:=[.L65]" office:value-type="float" office:value="0.845226124538313" calcext:value-type="float">
            <text:p>0.8452261245383</text:p>
          </table:table-cell>
          <table:table-cell table:formula="of:=[.M65]" office:value-type="float" office:value="1.32071992293585" calcext:value-type="float">
            <text:p>1.3207199229359</text:p>
          </table:table-cell>
          <table:table-cell table:formula="of:=[.A66]/SUM([.$A66:.$B66])" office:value-type="float" office:value="0.39023415450444" calcext:value-type="float">
            <text:p>0.3902341545044</text:p>
          </table:table-cell>
          <table:table-cell table:formula="of:=[.B66]/SUM([.$A66:.$B66])" office:value-type="float" office:value="0.60976584549556" calcext:value-type="float">
            <text:p>0.6097658454956</text:p>
          </table:table-cell>
          <table:table-cell table:formula="of:=([.C66]*[.$C$5])+([.D66]*[.$D$5])" office:value-type="float" office:value="1.37195716575229" calcext:value-type="float">
            <text:p>1.3719571657523</text:p>
          </table:table-cell>
          <table:table-cell table:formula="of:=([.C66]*[.$C$6])+([.D66]*[.$D$6])" office:value-type="float" office:value="1.23414049270266" calcext:value-type="float">
            <text:p>1.2341404927027</text:p>
          </table:table-cell>
          <table:table-cell table:formula="of:=([.C66]*[.E66])+([.D66]*[.F66])" office:value-type="float" office:value="1.2879212655868" calcext:value-type="float">
            <text:p>1.2879212655868</text:p>
          </table:table-cell>
          <table:table-cell table:formula="of:=[.$G$5]*[.E66]/[.G66]" office:value-type="float" office:value="2.34354835602458" calcext:value-type="float">
            <text:p>2.3435483560246</text:p>
          </table:table-cell>
          <table:table-cell table:formula="of:=[.$G$6]*[.F66]/[.G66]" office:value-type="float" office:value="2.10813281564134" calcext:value-type="float">
            <text:p>2.1081328156414</text:p>
          </table:table-cell>
          <table:table-cell table:formula="of:=1-([.A66]/[.$H$5])" office:value-type="float" office:value="-0.20746589219759" calcext:value-type="float">
            <text:p>-0.2074658921976</text:p>
          </table:table-cell>
          <table:table-cell table:formula="of:=1-([.B66]/[.$H$6])" office:value-type="float" office:value="-0.119254171979533" calcext:value-type="float">
            <text:p>-0.1192541719795</text:p>
          </table:table-cell>
          <table:table-cell table:formula="of:=[.A66]+([.H66]*[.A66]*[.J66])" office:value-type="float" office:value="0.434271815102505" calcext:value-type="float">
            <text:p>0.4342718151025</text:p>
          </table:table-cell>
          <table:table-cell table:formula="of:=[.B66]+([.I66]*[.B66]*[.K66])" office:value-type="float" office:value="0.988686135669152" calcext:value-type="float">
            <text:p>0.9886861356692</text:p>
          </table:table-cell>
          <table:table-cell table:number-columns-repeated="243"/>
        </table:table-row>
        <table:table-row table:style-name="ro2">
          <table:table-cell table:formula="of:=[.L66]" office:value-type="float" office:value="0.434271815102505" calcext:value-type="float">
            <text:p>0.4342718151025</text:p>
          </table:table-cell>
          <table:table-cell table:formula="of:=[.M66]" office:value-type="float" office:value="0.988686135669152" calcext:value-type="float">
            <text:p>0.9886861356692</text:p>
          </table:table-cell>
          <table:table-cell table:formula="of:=[.A67]/SUM([.$A67:.$B67])" office:value-type="float" office:value="0.305189492681075" calcext:value-type="float">
            <text:p>0.3051894926811</text:p>
          </table:table-cell>
          <table:table-cell table:formula="of:=[.B67]/SUM([.$A67:.$B67])" office:value-type="float" office:value="0.694810507318925" calcext:value-type="float">
            <text:p>0.6948105073189</text:p>
          </table:table-cell>
          <table:table-cell table:formula="of:=([.C67]*[.$C$5])+([.D67]*[.$D$5])" office:value-type="float" office:value="1.42383440946454" calcext:value-type="float">
            <text:p>1.4238344094646</text:p>
          </table:table-cell>
          <table:table-cell table:formula="of:=([.C67]*[.$C$6])+([.D67]*[.$D$6])" office:value-type="float" office:value="1.18311369560865" calcext:value-type="float">
            <text:p>1.1831136956087</text:p>
          </table:table-cell>
          <table:table-cell table:formula="of:=([.C67]*[.E67])+([.D67]*[.F67])" office:value-type="float" office:value="1.25657912814815" calcext:value-type="float">
            <text:p>1.2565791281482</text:p>
          </table:table-cell>
          <table:table-cell table:formula="of:=[.$G$5]*[.E67]/[.G67]" office:value-type="float" office:value="2.49282805249068" calcext:value-type="float">
            <text:p>2.4928280524907</text:p>
          </table:table-cell>
          <table:table-cell table:formula="of:=[.$G$6]*[.F67]/[.G67]" office:value-type="float" office:value="2.07137781619443" calcext:value-type="float">
            <text:p>2.0713778161944</text:p>
          </table:table-cell>
          <table:table-cell table:formula="of:=1-([.A67]/[.$H$5])" office:value-type="float" office:value="0.379611692710708" calcext:value-type="float">
            <text:p>0.3796116927107</text:p>
          </table:table-cell>
          <table:table-cell table:formula="of:=1-([.B67]/[.$H$6])" office:value-type="float" office:value="0.162130393500718" calcext:value-type="float">
            <text:p>0.1621303935007</text:p>
          </table:table-cell>
          <table:table-cell table:formula="of:=[.A67]+([.H67]*[.A67]*[.J67])" office:value-type="float" office:value="0.845226133211759" calcext:value-type="float">
            <text:p>0.8452261332118</text:p>
          </table:table-cell>
          <table:table-cell table:formula="of:=[.B67]+([.I67]*[.B67]*[.K67])" office:value-type="float" office:value="1.32071986369859" calcext:value-type="float">
            <text:p>1.3207198636986</text:p>
          </table:table-cell>
          <table:table-cell table:number-columns-repeated="243"/>
        </table:table-row>
        <table:table-row table:style-name="ro2">
          <table:table-cell table:formula="of:=[.L67]" office:value-type="float" office:value="0.845226133211759" calcext:value-type="float">
            <text:p>0.8452261332118</text:p>
          </table:table-cell>
          <table:table-cell table:formula="of:=[.M67]" office:value-type="float" office:value="1.32071986369859" calcext:value-type="float">
            <text:p>1.3207198636986</text:p>
          </table:table-cell>
          <table:table-cell table:formula="of:=[.A68]/SUM([.$A68:.$B68])" office:value-type="float" office:value="0.390234167618882" calcext:value-type="float">
            <text:p>0.3902341676189</text:p>
          </table:table-cell>
          <table:table-cell table:formula="of:=[.B68]/SUM([.$A68:.$B68])" office:value-type="float" office:value="0.609765832381118" calcext:value-type="float">
            <text:p>0.6097658323811</text:p>
          </table:table-cell>
          <table:table-cell table:formula="of:=([.C68]*[.$C$5])+([.D68]*[.$D$5])" office:value-type="float" office:value="1.37195715775248" calcext:value-type="float">
            <text:p>1.3719571577525</text:p>
          </table:table-cell>
          <table:table-cell table:formula="of:=([.C68]*[.$C$6])+([.D68]*[.$D$6])" office:value-type="float" office:value="1.23414050057133" calcext:value-type="float">
            <text:p>1.2341405005713</text:p>
          </table:table-cell>
          <table:table-cell table:formula="of:=([.C68]*[.E68])+([.D68]*[.F68])" office:value-type="float" office:value="1.28792126907043" calcext:value-type="float">
            <text:p>1.2879212690704</text:p>
          </table:table-cell>
          <table:table-cell table:formula="of:=[.$G$5]*[.E68]/[.G68]" office:value-type="float" office:value="2.34354833602053" calcext:value-type="float">
            <text:p>2.3435483360205</text:p>
          </table:table-cell>
          <table:table-cell table:formula="of:=[.$G$6]*[.F68]/[.G68]" office:value-type="float" office:value="2.10813282338025" calcext:value-type="float">
            <text:p>2.1081328233803</text:p>
          </table:table-cell>
          <table:table-cell table:formula="of:=1-([.A68]/[.$H$5])" office:value-type="float" office:value="-0.207465904588227" calcext:value-type="float">
            <text:p>-0.2074659045882</text:p>
          </table:table-cell>
          <table:table-cell table:formula="of:=1-([.B68]/[.$H$6])" office:value-type="float" office:value="-0.119254121778464" calcext:value-type="float">
            <text:p>-0.1192541217785</text:p>
          </table:table-cell>
          <table:table-cell table:formula="of:=[.A68]+([.H68]*[.A68]*[.J68])" office:value-type="float" office:value="0.434271798522965" calcext:value-type="float">
            <text:p>0.434271798523</text:p>
          </table:table-cell>
          <table:table-cell table:formula="of:=[.B68]+([.I68]*[.B68]*[.K68])" office:value-type="float" office:value="0.988686229877938" calcext:value-type="float">
            <text:p>0.9886862298779</text:p>
          </table:table-cell>
          <table:table-cell table:number-columns-repeated="243"/>
        </table:table-row>
        <table:table-row table:style-name="ro2">
          <table:table-cell table:formula="of:=[.L68]" office:value-type="float" office:value="0.434271798522965" calcext:value-type="float">
            <text:p>0.434271798523</text:p>
          </table:table-cell>
          <table:table-cell table:formula="of:=[.M68]" office:value-type="float" office:value="0.988686229877938" calcext:value-type="float">
            <text:p>0.9886862298779</text:p>
          </table:table-cell>
          <table:table-cell table:formula="of:=[.A69]/SUM([.$A69:.$B69])" office:value-type="float" office:value="0.305189464380051" calcext:value-type="float">
            <text:p>0.3051894643801</text:p>
          </table:table-cell>
          <table:table-cell table:formula="of:=[.B69]/SUM([.$A69:.$B69])" office:value-type="float" office:value="0.694810535619949" calcext:value-type="float">
            <text:p>0.6948105356199</text:p>
          </table:table-cell>
          <table:table-cell table:formula="of:=([.C69]*[.$C$5])+([.D69]*[.$D$5])" office:value-type="float" office:value="1.42383442672817" calcext:value-type="float">
            <text:p>1.4238344267282</text:p>
          </table:table-cell>
          <table:table-cell table:formula="of:=([.C69]*[.$C$6])+([.D69]*[.$D$6])" office:value-type="float" office:value="1.18311367862803" calcext:value-type="float">
            <text:p>1.183113678628</text:p>
          </table:table-cell>
          <table:table-cell table:formula="of:=([.C69]*[.E69])+([.D69]*[.F69])" office:value-type="float" office:value="1.25657911480588" calcext:value-type="float">
            <text:p>1.2565791148059</text:p>
          </table:table-cell>
          <table:table-cell table:formula="of:=[.$G$5]*[.E69]/[.G69]" office:value-type="float" office:value="2.49282810918427" calcext:value-type="float">
            <text:p>2.4928281091843</text:p>
          </table:table-cell>
          <table:table-cell table:formula="of:=[.$G$6]*[.F69]/[.G69]" office:value-type="float" office:value="2.07137780845878" calcext:value-type="float">
            <text:p>2.0713778084588</text:p>
          </table:table-cell>
          <table:table-cell table:formula="of:=1-([.A69]/[.$H$5])" office:value-type="float" office:value="0.379611716395765" calcext:value-type="float">
            <text:p>0.3796117163958</text:p>
          </table:table-cell>
          <table:table-cell table:formula="of:=1-([.B69]/[.$H$6])" office:value-type="float" office:value="0.162130313662765" calcext:value-type="float">
            <text:p>0.1621303136628</text:p>
          </table:table-cell>
          <table:table-cell table:formula="of:=[.A69]+([.H69]*[.A69]*[.J69])" office:value-type="float" office:value="0.845226135929704" calcext:value-type="float">
            <text:p>0.8452261359297</text:p>
          </table:table-cell>
          <table:table-cell table:formula="of:=[.B69]+([.I69]*[.B69]*[.K69])" office:value-type="float" office:value="1.32071982480227" calcext:value-type="float">
            <text:p>1.3207198248023</text:p>
          </table:table-cell>
          <table:table-cell table:number-columns-repeated="243"/>
        </table:table-row>
        <table:table-row table:style-name="ro2">
          <table:table-cell table:formula="of:=[.L69]" office:value-type="float" office:value="0.845226135929704" calcext:value-type="float">
            <text:p>0.8452261359297</text:p>
          </table:table-cell>
          <table:table-cell table:formula="of:=[.M69]" office:value-type="float" office:value="1.32071982480227" calcext:value-type="float">
            <text:p>1.3207198248023</text:p>
          </table:table-cell>
          <table:table-cell table:formula="of:=[.A70]/SUM([.$A70:.$B70])" office:value-type="float" office:value="0.390234175391921" calcext:value-type="float">
            <text:p>0.3902341753919</text:p>
          </table:table-cell>
          <table:table-cell table:formula="of:=[.B70]/SUM([.$A70:.$B70])" office:value-type="float" office:value="0.609765824608079" calcext:value-type="float">
            <text:p>0.6097658246081</text:p>
          </table:table-cell>
          <table:table-cell table:formula="of:=([.C70]*[.$C$5])+([.D70]*[.$D$5])" office:value-type="float" office:value="1.37195715301093" calcext:value-type="float">
            <text:p>1.3719571530109</text:p>
          </table:table-cell>
          <table:table-cell table:formula="of:=([.C70]*[.$C$6])+([.D70]*[.$D$6])" office:value-type="float" office:value="1.23414050523515" calcext:value-type="float">
            <text:p>1.2341405052352</text:p>
          </table:table-cell>
          <table:table-cell table:formula="of:=([.C70]*[.E70])+([.D70]*[.F70])" office:value-type="float" office:value="1.28792127113521" calcext:value-type="float">
            <text:p>1.2879212711352</text:p>
          </table:table-cell>
          <table:table-cell table:formula="of:=[.$G$5]*[.E70]/[.G70]" office:value-type="float" office:value="2.34354832416396" calcext:value-type="float">
            <text:p>2.343548324164</text:p>
          </table:table-cell>
          <table:table-cell table:formula="of:=[.$G$6]*[.F70]/[.G70]" office:value-type="float" office:value="2.10813282796716" calcext:value-type="float">
            <text:p>2.1081328279672</text:p>
          </table:table-cell>
          <table:table-cell table:formula="of:=1-([.A70]/[.$H$5])" office:value-type="float" office:value="-0.207465908471006" calcext:value-type="float">
            <text:p>-0.207465908471</text:p>
          </table:table-cell>
          <table:table-cell table:formula="of:=1-([.B70]/[.$H$6])" office:value-type="float" office:value="-0.119254088815483" calcext:value-type="float">
            <text:p>-0.1192540888155</text:p>
          </table:table-cell>
          <table:table-cell table:formula="of:=[.A70]+([.H70]*[.A70]*[.J70])" office:value-type="float" office:value="0.434271794307425" calcext:value-type="float">
            <text:p>0.4342717943074</text:p>
          </table:table-cell>
          <table:table-cell table:formula="of:=[.B70]+([.I70]*[.B70]*[.K70])" office:value-type="float" office:value="0.98868629181512" calcext:value-type="float">
            <text:p>0.9886862918151</text:p>
          </table:table-cell>
          <table:table-cell table:number-columns-repeated="243"/>
        </table:table-row>
        <table:table-row table:style-name="ro2">
          <table:table-cell table:formula="of:=[.L70]" office:value-type="float" office:value="0.434271794307425" calcext:value-type="float">
            <text:p>0.4342717943074</text:p>
          </table:table-cell>
          <table:table-cell table:formula="of:=[.M70]" office:value-type="float" office:value="0.98868629181512" calcext:value-type="float">
            <text:p>0.9886862918151</text:p>
          </table:table-cell>
          <table:table-cell table:formula="of:=[.A71]/SUM([.$A71:.$B71])" office:value-type="float" office:value="0.305189449037662" calcext:value-type="float">
            <text:p>0.3051894490377</text:p>
          </table:table-cell>
          <table:table-cell table:formula="of:=[.B71]/SUM([.$A71:.$B71])" office:value-type="float" office:value="0.694810550962338" calcext:value-type="float">
            <text:p>0.6948105509623</text:p>
          </table:table-cell>
          <table:table-cell table:formula="of:=([.C71]*[.$C$5])+([.D71]*[.$D$5])" office:value-type="float" office:value="1.42383443608703" calcext:value-type="float">
            <text:p>1.423834436087</text:p>
          </table:table-cell>
          <table:table-cell table:formula="of:=([.C71]*[.$C$6])+([.D71]*[.$D$6])" office:value-type="float" office:value="1.1831136694226" calcext:value-type="float">
            <text:p>1.1831136694226</text:p>
          </table:table-cell>
          <table:table-cell table:formula="of:=([.C71]*[.E71])+([.D71]*[.F71])" office:value-type="float" office:value="1.25657910757284" calcext:value-type="float">
            <text:p>1.2565791075728</text:p>
          </table:table-cell>
          <table:table-cell table:formula="of:=[.$G$5]*[.E71]/[.G71]" office:value-type="float" office:value="2.49282813991867" calcext:value-type="float">
            <text:p>2.4928281399187</text:p>
          </table:table-cell>
          <table:table-cell table:formula="of:=[.$G$6]*[.F71]/[.G71]" office:value-type="float" office:value="2.07137780426517" calcext:value-type="float">
            <text:p>2.0713778042652</text:p>
          </table:table-cell>
          <table:table-cell table:formula="of:=1-([.A71]/[.$H$5])" office:value-type="float" office:value="0.379611722417964" calcext:value-type="float">
            <text:p>0.379611722418</text:p>
          </table:table-cell>
          <table:table-cell table:formula="of:=1-([.B71]/[.$H$6])" office:value-type="float" office:value="0.162130261173627" calcext:value-type="float">
            <text:p>0.1621302611736</text:p>
          </table:table-cell>
          <table:table-cell table:formula="of:=[.A71]+([.H71]*[.A71]*[.J71])" office:value-type="float" office:value="0.845226139311102" calcext:value-type="float">
            <text:p>0.8452261393111</text:p>
          </table:table-cell>
          <table:table-cell table:formula="of:=[.B71]+([.I71]*[.B71]*[.K71])" office:value-type="float" office:value="1.32071979937304" calcext:value-type="float">
            <text:p>1.320719799373</text:p>
          </table:table-cell>
          <table:table-cell table:number-columns-repeated="243"/>
        </table:table-row>
        <table:table-row table:style-name="ro2">
          <table:table-cell table:formula="of:=[.L71]" office:value-type="float" office:value="0.845226139311102" calcext:value-type="float">
            <text:p>0.8452261393111</text:p>
          </table:table-cell>
          <table:table-cell table:formula="of:=[.M71]" office:value-type="float" office:value="1.32071979937304" calcext:value-type="float">
            <text:p>1.320719799373</text:p>
          </table:table-cell>
          <table:table-cell table:formula="of:=[.A72]/SUM([.$A72:.$B72])" office:value-type="float" office:value="0.3902341809254" calcext:value-type="float">
            <text:p>0.3902341809254</text:p>
          </table:table-cell>
          <table:table-cell table:formula="of:=[.B72]/SUM([.$A72:.$B72])" office:value-type="float" office:value="0.6097658190746" calcext:value-type="float">
            <text:p>0.6097658190746</text:p>
          </table:table-cell>
          <table:table-cell table:formula="of:=([.C72]*[.$C$5])+([.D72]*[.$D$5])" office:value-type="float" office:value="1.37195714963551" calcext:value-type="float">
            <text:p>1.3719571496355</text:p>
          </table:table-cell>
          <table:table-cell table:formula="of:=([.C72]*[.$C$6])+([.D72]*[.$D$6])" office:value-type="float" office:value="1.23414050855524" calcext:value-type="float">
            <text:p>1.2341405085552</text:p>
          </table:table-cell>
          <table:table-cell table:formula="of:=([.C72]*[.E72])+([.D72]*[.F72])" office:value-type="float" office:value="1.28792127260509" calcext:value-type="float">
            <text:p>1.2879212726051</text:p>
          </table:table-cell>
          <table:table-cell table:formula="of:=[.$G$5]*[.E72]/[.G72]" office:value-type="float" office:value="2.3435483157235" calcext:value-type="float">
            <text:p>2.3435483157235</text:p>
          </table:table-cell>
          <table:table-cell table:formula="of:=[.$G$6]*[.F72]/[.G72]" office:value-type="float" office:value="2.1081328312325" calcext:value-type="float">
            <text:p>2.1081328312325</text:p>
          </table:table-cell>
          <table:table-cell table:formula="of:=1-([.A72]/[.$H$5])" office:value-type="float" office:value="-0.207465913301575" calcext:value-type="float">
            <text:p>-0.2074659133016</text:p>
          </table:table-cell>
          <table:table-cell table:formula="of:=1-([.B72]/[.$H$6])" office:value-type="float" office:value="-0.119254067265287" calcext:value-type="float">
            <text:p>-0.1192540672653</text:p>
          </table:table-cell>
          <table:table-cell table:formula="of:=[.A72]+([.H72]*[.A72]*[.J72])" office:value-type="float" office:value="0.434271787956321" calcext:value-type="float">
            <text:p>0.4342717879563</text:p>
          </table:table-cell>
          <table:table-cell table:formula="of:=[.B72]+([.I72]*[.B72]*[.K72])" office:value-type="float" office:value="0.988686332265783" calcext:value-type="float">
            <text:p>0.9886863322658</text:p>
          </table:table-cell>
          <table:table-cell table:number-columns-repeated="243"/>
        </table:table-row>
        <table:table-row table:style-name="ro2">
          <table:table-cell table:formula="of:=[.L72]" office:value-type="float" office:value="0.434271787956321" calcext:value-type="float">
            <text:p>0.4342717879563</text:p>
          </table:table-cell>
          <table:table-cell table:formula="of:=[.M72]" office:value-type="float" office:value="0.988686332265783" calcext:value-type="float">
            <text:p>0.9886863322658</text:p>
          </table:table-cell>
          <table:table-cell table:formula="of:=[.A73]/SUM([.$A73:.$B73])" office:value-type="float" office:value="0.305189437260836" calcext:value-type="float">
            <text:p>0.3051894372608</text:p>
          </table:table-cell>
          <table:table-cell table:formula="of:=[.B73]/SUM([.$A73:.$B73])" office:value-type="float" office:value="0.694810562739164" calcext:value-type="float">
            <text:p>0.6948105627392</text:p>
          </table:table-cell>
          <table:table-cell table:formula="of:=([.C73]*[.$C$5])+([.D73]*[.$D$5])" office:value-type="float" office:value="1.42383444327089" calcext:value-type="float">
            <text:p>1.4238344432709</text:p>
          </table:table-cell>
          <table:table-cell table:formula="of:=([.C73]*[.$C$6])+([.D73]*[.$D$6])" office:value-type="float" office:value="1.1831136623565" calcext:value-type="float">
            <text:p>1.1831136623565</text:p>
          </table:table-cell>
          <table:table-cell table:formula="of:=([.C73]*[.E73])+([.D73]*[.F73])" office:value-type="float" office:value="1.25657910202075" calcext:value-type="float">
            <text:p>1.2565791020208</text:p>
          </table:table-cell>
          <table:table-cell table:formula="of:=[.$G$5]*[.E73]/[.G73]" office:value-type="float" office:value="2.49282816351041" calcext:value-type="float">
            <text:p>2.4928281635104</text:p>
          </table:table-cell>
          <table:table-cell table:formula="of:=[.$G$6]*[.F73]/[.G73]" office:value-type="float" office:value="2.07137780104616" calcext:value-type="float">
            <text:p>2.0713778010462</text:p>
          </table:table-cell>
          <table:table-cell table:formula="of:=1-([.A73]/[.$H$5])" office:value-type="float" office:value="0.37961173149097" calcext:value-type="float">
            <text:p>0.379611731491</text:p>
          </table:table-cell>
          <table:table-cell table:formula="of:=1-([.B73]/[.$H$6])" office:value-type="float" office:value="0.162130226893404" calcext:value-type="float">
            <text:p>0.1621302268934</text:p>
          </table:table-cell>
          <table:table-cell table:formula="of:=[.A73]+([.H73]*[.A73]*[.J73])" office:value-type="float" office:value="0.845226140661232" calcext:value-type="float">
            <text:p>0.8452261406612</text:p>
          </table:table-cell>
          <table:table-cell table:formula="of:=[.B73]+([.I73]*[.B73]*[.K73])" office:value-type="float" office:value="1.32071978268844" calcext:value-type="float">
            <text:p>1.3207197826884</text:p>
          </table:table-cell>
          <table:table-cell table:number-columns-repeated="243"/>
        </table:table-row>
        <table:table-row table:style-name="ro2">
          <table:table-cell table:formula="of:=[.L73]" office:value-type="float" office:value="0.845226140661232" calcext:value-type="float">
            <text:p>0.8452261406612</text:p>
          </table:table-cell>
          <table:table-cell table:formula="of:=[.M73]" office:value-type="float" office:value="1.32071978268844" calcext:value-type="float">
            <text:p>1.3207197826884</text:p>
          </table:table-cell>
          <table:table-cell table:formula="of:=[.A74]/SUM([.$A74:.$B74])" office:value-type="float" office:value="0.390234184311526" calcext:value-type="float">
            <text:p>0.3902341843115</text:p>
          </table:table-cell>
          <table:table-cell table:formula="of:=[.B74]/SUM([.$A74:.$B74])" office:value-type="float" office:value="0.609765815688474" calcext:value-type="float">
            <text:p>0.6097658156885</text:p>
          </table:table-cell>
          <table:table-cell table:formula="of:=([.C74]*[.$C$5])+([.D74]*[.$D$5])" office:value-type="float" office:value="1.37195714756997" calcext:value-type="float">
            <text:p>1.37195714757</text:p>
          </table:table-cell>
          <table:table-cell table:formula="of:=([.C74]*[.$C$6])+([.D74]*[.$D$6])" office:value-type="float" office:value="1.23414051058692" calcext:value-type="float">
            <text:p>1.2341405105869</text:p>
          </table:table-cell>
          <table:table-cell table:formula="of:=([.C74]*[.E74])+([.D74]*[.F74])" office:value-type="float" office:value="1.28792127350456" calcext:value-type="float">
            <text:p>1.2879212735046</text:p>
          </table:table-cell>
          <table:table-cell table:formula="of:=[.$G$5]*[.E74]/[.G74]" office:value-type="float" office:value="2.34354831055848" calcext:value-type="float">
            <text:p>2.3435483105585</text:p>
          </table:table-cell>
          <table:table-cell table:formula="of:=[.$G$6]*[.F74]/[.G74]" office:value-type="float" office:value="2.10813283323067" calcext:value-type="float">
            <text:p>2.1081328332307</text:p>
          </table:table-cell>
          <table:table-cell table:formula="of:=1-([.A74]/[.$H$5])" office:value-type="float" office:value="-0.207465915230332" calcext:value-type="float">
            <text:p>-0.2074659152303</text:p>
          </table:table-cell>
          <table:table-cell table:formula="of:=1-([.B74]/[.$H$6])" office:value-type="float" office:value="-0.119254053125793" calcext:value-type="float">
            <text:p>-0.1192540531258</text:p>
          </table:table-cell>
          <table:table-cell table:formula="of:=[.A74]+([.H74]*[.A74]*[.J74])" office:value-type="float" office:value="0.434271785735186" calcext:value-type="float">
            <text:p>0.4342717857352</text:p>
          </table:table-cell>
          <table:table-cell table:formula="of:=[.B74]+([.I74]*[.B74]*[.K74])" office:value-type="float" office:value="0.988686358828956" calcext:value-type="float">
            <text:p>0.988686358829</text:p>
          </table:table-cell>
          <table:table-cell table:number-columns-repeated="243"/>
        </table:table-row>
        <table:table-row table:style-name="ro2">
          <table:table-cell table:formula="of:=[.L74]" office:value-type="float" office:value="0.434271785735186" calcext:value-type="float">
            <text:p>0.4342717857352</text:p>
          </table:table-cell>
          <table:table-cell table:formula="of:=[.M74]" office:value-type="float" office:value="0.988686358828956" calcext:value-type="float">
            <text:p>0.988686358829</text:p>
          </table:table-cell>
          <table:table-cell table:formula="of:=[.A75]/SUM([.$A75:.$B75])" office:value-type="float" office:value="0.305189430479141" calcext:value-type="float">
            <text:p>0.3051894304791</text:p>
          </table:table-cell>
          <table:table-cell table:formula="of:=[.B75]/SUM([.$A75:.$B75])" office:value-type="float" office:value="0.694810569520859" calcext:value-type="float">
            <text:p>0.6948105695209</text:p>
          </table:table-cell>
          <table:table-cell table:formula="of:=([.C75]*[.$C$5])+([.D75]*[.$D$5])" office:value-type="float" office:value="1.42383444740772" calcext:value-type="float">
            <text:p>1.4238344474077</text:p>
          </table:table-cell>
          <table:table-cell table:formula="of:=([.C75]*[.$C$6])+([.D75]*[.$D$6])" office:value-type="float" office:value="1.18311365828748" calcext:value-type="float">
            <text:p>1.1831136582875</text:p>
          </table:table-cell>
          <table:table-cell table:formula="of:=([.C75]*[.E75])+([.D75]*[.F75])" office:value-type="float" office:value="1.25657909882358" calcext:value-type="float">
            <text:p>1.2565790988236</text:p>
          </table:table-cell>
          <table:table-cell table:formula="of:=[.$G$5]*[.E75]/[.G75]" office:value-type="float" office:value="2.49282817709574" calcext:value-type="float">
            <text:p>2.4928281770957</text:p>
          </table:table-cell>
          <table:table-cell table:formula="of:=[.$G$6]*[.F75]/[.G75]" office:value-type="float" office:value="2.07137779919249" calcext:value-type="float">
            <text:p>2.0713777991925</text:p>
          </table:table-cell>
          <table:table-cell table:formula="of:=1-([.A75]/[.$H$5])" office:value-type="float" office:value="0.37961173466402" calcext:value-type="float">
            <text:p>0.379611734664</text:p>
          </table:table-cell>
          <table:table-cell table:formula="of:=1-([.B75]/[.$H$6])" office:value-type="float" office:value="0.16213020438224" calcext:value-type="float">
            <text:p>0.1621302043822</text:p>
          </table:table-cell>
          <table:table-cell table:formula="of:=[.A75]+([.H75]*[.A75]*[.J75])" office:value-type="float" office:value="0.84522614201286" calcext:value-type="float">
            <text:p>0.8452261420129</text:p>
          </table:table-cell>
          <table:table-cell table:formula="of:=[.B75]+([.I75]*[.B75]*[.K75])" office:value-type="float" office:value="1.32071977177368" calcext:value-type="float">
            <text:p>1.3207197717737</text:p>
          </table:table-cell>
          <table:table-cell table:number-columns-repeated="243"/>
        </table:table-row>
        <table:table-row table:style-name="ro2">
          <table:table-cell table:formula="of:=[.L75]" office:value-type="float" office:value="0.84522614201286" calcext:value-type="float">
            <text:p>0.8452261420129</text:p>
          </table:table-cell>
          <table:table-cell table:formula="of:=[.M75]" office:value-type="float" office:value="1.32071977177368" calcext:value-type="float">
            <text:p>1.3207197717737</text:p>
          </table:table-cell>
          <table:table-cell table:formula="of:=[.A76]/SUM([.$A76:.$B76])" office:value-type="float" office:value="0.390234186658531" calcext:value-type="float">
            <text:p>0.3902341866585</text:p>
          </table:table-cell>
          <table:table-cell table:formula="of:=[.B76]/SUM([.$A76:.$B76])" office:value-type="float" office:value="0.609765813341469" calcext:value-type="float">
            <text:p>0.6097658133415</text:p>
          </table:table-cell>
          <table:table-cell table:formula="of:=([.C76]*[.$C$5])+([.D76]*[.$D$5])" office:value-type="float" office:value="1.3719571461383" calcext:value-type="float">
            <text:p>1.3719571461383</text:p>
          </table:table-cell>
          <table:table-cell table:formula="of:=([.C76]*[.$C$6])+([.D76]*[.$D$6])" office:value-type="float" office:value="1.23414051199512" calcext:value-type="float">
            <text:p>1.2341405119951</text:p>
          </table:table-cell>
          <table:table-cell table:formula="of:=([.C76]*[.E76])+([.D76]*[.F76])" office:value-type="float" office:value="1.287921274128" calcext:value-type="float">
            <text:p>1.287921274128</text:p>
          </table:table-cell>
          <table:table-cell table:formula="of:=[.$G$5]*[.E76]/[.G76]" office:value-type="float" office:value="2.34354830697849" calcext:value-type="float">
            <text:p>2.3435483069785</text:p>
          </table:table-cell>
          <table:table-cell table:formula="of:=[.$G$6]*[.F76]/[.G76]" office:value-type="float" office:value="2.10813283461565" calcext:value-type="float">
            <text:p>2.1081328346157</text:p>
          </table:table-cell>
          <table:table-cell table:formula="of:=1-([.A76]/[.$H$5])" office:value-type="float" office:value="-0.207465917161228" calcext:value-type="float">
            <text:p>-0.2074659171612</text:p>
          </table:table-cell>
          <table:table-cell table:formula="of:=1-([.B76]/[.$H$6])" office:value-type="float" office:value="-0.119254043876002" calcext:value-type="float">
            <text:p>-0.119254043876</text:p>
          </table:table-cell>
          <table:table-cell table:formula="of:=[.A76]+([.H76]*[.A76]*[.J76])" office:value-type="float" office:value="0.434271783232643" calcext:value-type="float">
            <text:p>0.4342717832326</text:p>
          </table:table-cell>
          <table:table-cell table:formula="of:=[.B76]+([.I76]*[.B76]*[.K76])" office:value-type="float" office:value="0.988686376193829" calcext:value-type="float">
            <text:p>0.9886863761938</text:p>
          </table:table-cell>
          <table:table-cell table:number-columns-repeated="243"/>
        </table:table-row>
        <table:table-row table:style-name="ro2">
          <table:table-cell table:formula="of:=[.L76]" office:value-type="float" office:value="0.434271783232643" calcext:value-type="float">
            <text:p>0.4342717832326</text:p>
          </table:table-cell>
          <table:table-cell table:formula="of:=[.M76]" office:value-type="float" office:value="0.988686376193829" calcext:value-type="float">
            <text:p>0.9886863761938</text:p>
          </table:table-cell>
          <table:table-cell table:formula="of:=[.A77]/SUM([.$A77:.$B77])" office:value-type="float" office:value="0.305189425532847" calcext:value-type="float">
            <text:p>0.3051894255328</text:p>
          </table:table-cell>
          <table:table-cell table:formula="of:=[.B77]/SUM([.$A77:.$B77])" office:value-type="float" office:value="0.694810574467153" calcext:value-type="float">
            <text:p>0.6948105744672</text:p>
          </table:table-cell>
          <table:table-cell table:formula="of:=([.C77]*[.$C$5])+([.D77]*[.$D$5])" office:value-type="float" office:value="1.42383445042496" calcext:value-type="float">
            <text:p>1.423834450425</text:p>
          </table:table-cell>
          <table:table-cell table:formula="of:=([.C77]*[.$C$6])+([.D77]*[.$D$6])" office:value-type="float" office:value="1.18311365531971" calcext:value-type="float">
            <text:p>1.1831136553197</text:p>
          </table:table-cell>
          <table:table-cell table:formula="of:=([.C77]*[.E77])+([.D77]*[.F77])" office:value-type="float" office:value="1.25657909649169" calcext:value-type="float">
            <text:p>1.2565790964917</text:p>
          </table:table-cell>
          <table:table-cell table:formula="of:=[.$G$5]*[.E77]/[.G77]" office:value-type="float" office:value="2.49282818700433" calcext:value-type="float">
            <text:p>2.4928281870043</text:p>
          </table:table-cell>
          <table:table-cell table:formula="of:=[.$G$6]*[.F77]/[.G77]" office:value-type="float" office:value="2.07137779784049" calcext:value-type="float">
            <text:p>2.0713777978405</text:p>
          </table:table-cell>
          <table:table-cell table:formula="of:=1-([.A77]/[.$H$5])" office:value-type="float" office:value="0.379611738239082" calcext:value-type="float">
            <text:p>0.3796117382391</text:p>
          </table:table-cell>
          <table:table-cell table:formula="of:=1-([.B77]/[.$H$6])" office:value-type="float" office:value="0.162130189666247" calcext:value-type="float">
            <text:p>0.1621301896662</text:p>
          </table:table-cell>
          <table:table-cell table:formula="of:=[.A77]+([.H77]*[.A77]*[.J77])" office:value-type="float" office:value="0.845226142645856" calcext:value-type="float">
            <text:p>0.8452261426459</text:p>
          </table:table-cell>
          <table:table-cell table:formula="of:=[.B77]+([.I77]*[.B77]*[.K77])" office:value-type="float" office:value="1.32071976461601" calcext:value-type="float">
            <text:p>1.320719764616</text:p>
          </table:table-cell>
          <table:table-cell table:number-columns-repeated="243"/>
        </table:table-row>
        <table:table-row table:style-name="ro2">
          <table:table-cell table:formula="of:=[.L77]" office:value-type="float" office:value="0.845226142645856" calcext:value-type="float">
            <text:p>0.8452261426459</text:p>
          </table:table-cell>
          <table:table-cell table:formula="of:=[.M77]" office:value-type="float" office:value="1.32071976461601" calcext:value-type="float">
            <text:p>1.320719764616</text:p>
          </table:table-cell>
          <table:table-cell table:formula="of:=[.A78]/SUM([.$A78:.$B78])" office:value-type="float" office:value="0.390234188126317" calcext:value-type="float">
            <text:p>0.3902341881263</text:p>
          </table:table-cell>
          <table:table-cell table:formula="of:=[.B78]/SUM([.$A78:.$B78])" office:value-type="float" office:value="0.609765811873683" calcext:value-type="float">
            <text:p>0.6097658118737</text:p>
          </table:table-cell>
          <table:table-cell table:formula="of:=([.C78]*[.$C$5])+([.D78]*[.$D$5])" office:value-type="float" office:value="1.37195714524295" calcext:value-type="float">
            <text:p>1.371957145243</text:p>
          </table:table-cell>
          <table:table-cell table:formula="of:=([.C78]*[.$C$6])+([.D78]*[.$D$6])" office:value-type="float" office:value="1.23414051287579" calcext:value-type="float">
            <text:p>1.2341405128758</text:p>
          </table:table-cell>
          <table:table-cell table:formula="of:=([.C78]*[.E78])+([.D78]*[.F78])" office:value-type="float" office:value="1.28792127451789" calcext:value-type="float">
            <text:p>1.2879212745179</text:p>
          </table:table-cell>
          <table:table-cell table:formula="of:=[.$G$5]*[.E78]/[.G78]" office:value-type="float" office:value="2.34354830473961" calcext:value-type="float">
            <text:p>2.3435483047396</text:p>
          </table:table-cell>
          <table:table-cell table:formula="of:=[.$G$6]*[.F78]/[.G78]" office:value-type="float" office:value="2.1081328354818" calcext:value-type="float">
            <text:p>2.1081328354818</text:p>
          </table:table-cell>
          <table:table-cell table:formula="of:=1-([.A78]/[.$H$5])" office:value-type="float" office:value="-0.207465918065508" calcext:value-type="float">
            <text:p>-0.2074659180655</text:p>
          </table:table-cell>
          <table:table-cell table:formula="of:=1-([.B78]/[.$H$6])" office:value-type="float" office:value="-0.119254037810182" calcext:value-type="float">
            <text:p>-0.1192540378102</text:p>
          </table:table-cell>
          <table:table-cell table:formula="of:=[.A78]+([.H78]*[.A78]*[.J78])" office:value-type="float" office:value="0.434271782159248" calcext:value-type="float">
            <text:p>0.4342717821592</text:p>
          </table:table-cell>
          <table:table-cell table:formula="of:=[.B78]+([.I78]*[.B78]*[.K78])" office:value-type="float" office:value="0.988686387587978" calcext:value-type="float">
            <text:p>0.988686387588</text:p>
          </table:table-cell>
          <table:table-cell table:number-columns-repeated="243"/>
        </table:table-row>
        <table:table-row table:style-name="ro2">
          <table:table-cell table:formula="of:=[.L78]" office:value-type="float" office:value="0.434271782159248" calcext:value-type="float">
            <text:p>0.4342717821592</text:p>
          </table:table-cell>
          <table:table-cell table:formula="of:=[.M78]" office:value-type="float" office:value="0.988686387587978" calcext:value-type="float">
            <text:p>0.988686387588</text:p>
          </table:table-cell>
          <table:table-cell table:formula="of:=[.A79]/SUM([.$A79:.$B79])" office:value-type="float" office:value="0.30518942256496" calcext:value-type="float">
            <text:p>0.305189422565</text:p>
          </table:table-cell>
          <table:table-cell table:formula="of:=[.B79]/SUM([.$A79:.$B79])" office:value-type="float" office:value="0.69481057743504" calcext:value-type="float">
            <text:p>0.694810577435</text:p>
          </table:table-cell>
          <table:table-cell table:formula="of:=([.C79]*[.$C$5])+([.D79]*[.$D$5])" office:value-type="float" office:value="1.42383445223537" calcext:value-type="float">
            <text:p>1.4238344522354</text:p>
          </table:table-cell>
          <table:table-cell table:formula="of:=([.C79]*[.$C$6])+([.D79]*[.$D$6])" office:value-type="float" office:value="1.18311365353898" calcext:value-type="float">
            <text:p>1.183113653539</text:p>
          </table:table-cell>
          <table:table-cell table:formula="of:=([.C79]*[.E79])+([.D79]*[.F79])" office:value-type="float" office:value="1.25657909509251" calcext:value-type="float">
            <text:p>1.2565790950925</text:p>
          </table:table-cell>
          <table:table-cell table:formula="of:=[.$G$5]*[.E79]/[.G79]" office:value-type="float" office:value="2.4928281929497" calcext:value-type="float">
            <text:p>2.4928281929497</text:p>
          </table:table-cell>
          <table:table-cell table:formula="of:=[.$G$6]*[.F79]/[.G79]" office:value-type="float" office:value="2.07137779702927" calcext:value-type="float">
            <text:p>2.0713777970293</text:p>
          </table:table-cell>
          <table:table-cell table:formula="of:=1-([.A79]/[.$H$5])" office:value-type="float" office:value="0.379611739772503" calcext:value-type="float">
            <text:p>0.3796117397725</text:p>
          </table:table-cell>
          <table:table-cell table:formula="of:=1-([.B79]/[.$H$6])" office:value-type="float" office:value="0.162130180010188" calcext:value-type="float">
            <text:p>0.1621301800102</text:p>
          </table:table-cell>
          <table:table-cell table:formula="of:=[.A79]+([.H79]*[.A79]*[.J79])" office:value-type="float" office:value="0.845226143196851" calcext:value-type="float">
            <text:p>0.8452261431969</text:p>
          </table:table-cell>
          <table:table-cell table:formula="of:=[.B79]+([.I79]*[.B79]*[.K79])" office:value-type="float" office:value="1.3207197599316" calcext:value-type="float">
            <text:p>1.3207197599316</text:p>
          </table:table-cell>
          <table:table-cell table:number-columns-repeated="243"/>
        </table:table-row>
        <table:table-row table:style-name="ro2">
          <table:table-cell table:formula="of:=[.L79]" office:value-type="float" office:value="0.845226143196851" calcext:value-type="float">
            <text:p>0.8452261431969</text:p>
          </table:table-cell>
          <table:table-cell table:formula="of:=[.M79]" office:value-type="float" office:value="1.3207197599316" calcext:value-type="float">
            <text:p>1.3207197599316</text:p>
          </table:table-cell>
          <table:table-cell table:formula="of:=[.A80]/SUM([.$A80:.$B80])" office:value-type="float" office:value="0.390234189125417" calcext:value-type="float">
            <text:p>0.3902341891254</text:p>
          </table:table-cell>
          <table:table-cell table:formula="of:=[.B80]/SUM([.$A80:.$B80])" office:value-type="float" office:value="0.609765810874582" calcext:value-type="float">
            <text:p>0.6097658108746</text:p>
          </table:table-cell>
          <table:table-cell table:formula="of:=([.C80]*[.$C$5])+([.D80]*[.$D$5])" office:value-type="float" office:value="1.3719571446335" calcext:value-type="float">
            <text:p>1.3719571446335</text:p>
          </table:table-cell>
          <table:table-cell table:formula="of:=([.C80]*[.$C$6])+([.D80]*[.$D$6])" office:value-type="float" office:value="1.23414051347525" calcext:value-type="float">
            <text:p>1.2341405134753</text:p>
          </table:table-cell>
          <table:table-cell table:formula="of:=([.C80]*[.E80])+([.D80]*[.F80])" office:value-type="float" office:value="1.28792127478328" calcext:value-type="float">
            <text:p>1.2879212747833</text:p>
          </table:table-cell>
          <table:table-cell table:formula="of:=[.$G$5]*[.E80]/[.G80]" office:value-type="float" office:value="2.34354830321564" calcext:value-type="float">
            <text:p>2.3435483032156</text:p>
          </table:table-cell>
          <table:table-cell table:formula="of:=[.$G$6]*[.F80]/[.G80]" office:value-type="float" office:value="2.10813283607138" calcext:value-type="float">
            <text:p>2.1081328360714</text:p>
          </table:table-cell>
          <table:table-cell table:formula="of:=1-([.A80]/[.$H$5])" office:value-type="float" office:value="-0.207465918852644" calcext:value-type="float">
            <text:p>-0.2074659188526</text:p>
          </table:table-cell>
          <table:table-cell table:formula="of:=1-([.B80]/[.$H$6])" office:value-type="float" office:value="-0.119254033840339" calcext:value-type="float">
            <text:p>-0.1192540338403</text:p>
          </table:table-cell>
          <table:table-cell table:formula="of:=[.A80]+([.H80]*[.A80]*[.J80])" office:value-type="float" office:value="0.434271781150402" calcext:value-type="float">
            <text:p>0.4342717811504</text:p>
          </table:table-cell>
          <table:table-cell table:formula="of:=[.B80]+([.I80]*[.B80]*[.K80])" office:value-type="float" office:value="0.988686395041429" calcext:value-type="float">
            <text:p>0.9886863950414</text:p>
          </table:table-cell>
          <table:table-cell table:number-columns-repeated="243"/>
        </table:table-row>
        <table:table-row table:style-name="ro2">
          <table:table-cell table:formula="of:=[.L80]" office:value-type="float" office:value="0.434271781150402" calcext:value-type="float">
            <text:p>0.4342717811504</text:p>
          </table:table-cell>
          <table:table-cell table:formula="of:=[.M80]" office:value-type="float" office:value="0.988686395041429" calcext:value-type="float">
            <text:p>0.9886863950414</text:p>
          </table:table-cell>
          <table:table-cell table:formula="of:=[.A81]/SUM([.$A81:.$B81])" office:value-type="float" office:value="0.305189420473773" calcext:value-type="float">
            <text:p>0.3051894204738</text:p>
          </table:table-cell>
          <table:table-cell table:formula="of:=[.B81]/SUM([.$A81:.$B81])" office:value-type="float" office:value="0.694810579526227" calcext:value-type="float">
            <text:p>0.6948105795262</text:p>
          </table:table-cell>
          <table:table-cell table:formula="of:=([.C81]*[.$C$5])+([.D81]*[.$D$5])" office:value-type="float" office:value="1.423834453511" calcext:value-type="float">
            <text:p>1.423834453511</text:p>
          </table:table-cell>
          <table:table-cell table:formula="of:=([.C81]*[.$C$6])+([.D81]*[.$D$6])" office:value-type="float" office:value="1.18311365228426" calcext:value-type="float">
            <text:p>1.1831136522843</text:p>
          </table:table-cell>
          <table:table-cell table:formula="of:=([.C81]*[.E81])+([.D81]*[.F81])" office:value-type="float" office:value="1.25657909410663" calcext:value-type="float">
            <text:p>1.2565790941066</text:p>
          </table:table-cell>
          <table:table-cell table:formula="of:=[.$G$5]*[.E81]/[.G81]" office:value-type="float" office:value="2.49282819713884" calcext:value-type="float">
            <text:p>2.4928281971389</text:p>
          </table:table-cell>
          <table:table-cell table:formula="of:=[.$G$6]*[.F81]/[.G81]" office:value-type="float" office:value="2.07137779645768" calcext:value-type="float">
            <text:p>2.0713777964577</text:p>
          </table:table-cell>
          <table:table-cell table:formula="of:=1-([.A81]/[.$H$5])" office:value-type="float" office:value="0.379611741213712" calcext:value-type="float">
            <text:p>0.3796117412137</text:p>
          </table:table-cell>
          <table:table-cell table:formula="of:=1-([.B81]/[.$H$6])" office:value-type="float" office:value="0.162130173693704" calcext:value-type="float">
            <text:p>0.1621301736937</text:p>
          </table:table-cell>
          <table:table-cell table:formula="of:=[.A81]+([.H81]*[.A81]*[.J81])" office:value-type="float" office:value="0.845226143484128" calcext:value-type="float">
            <text:p>0.8452261434841</text:p>
          </table:table-cell>
          <table:table-cell table:formula="of:=[.B81]+([.I81]*[.B81]*[.K81])" office:value-type="float" office:value="1.32071975686074" calcext:value-type="float">
            <text:p>1.3207197568607</text:p>
          </table:table-cell>
          <table:table-cell table:number-columns-repeated="243"/>
        </table:table-row>
        <table:table-row table:style-name="ro2">
          <table:table-cell table:formula="of:=[.L81]" office:value-type="float" office:value="0.845226143484128" calcext:value-type="float">
            <text:p>0.8452261434841</text:p>
          </table:table-cell>
          <table:table-cell table:formula="of:=[.M81]" office:value-type="float" office:value="1.32071975686074" calcext:value-type="float">
            <text:p>1.3207197568607</text:p>
          </table:table-cell>
          <table:table-cell table:formula="of:=[.A82]/SUM([.$A82:.$B82])" office:value-type="float" office:value="0.390234189759563" calcext:value-type="float">
            <text:p>0.3902341897596</text:p>
          </table:table-cell>
          <table:table-cell table:formula="of:=[.B82]/SUM([.$A82:.$B82])" office:value-type="float" office:value="0.609765810240437" calcext:value-type="float">
            <text:p>0.6097658102404</text:p>
          </table:table-cell>
          <table:table-cell table:formula="of:=([.C82]*[.$C$5])+([.D82]*[.$D$5])" office:value-type="float" office:value="1.37195714424667" calcext:value-type="float">
            <text:p>1.3719571442467</text:p>
          </table:table-cell>
          <table:table-cell table:formula="of:=([.C82]*[.$C$6])+([.D82]*[.$D$6])" office:value-type="float" office:value="1.23414051385574" calcext:value-type="float">
            <text:p>1.2341405138557</text:p>
          </table:table-cell>
          <table:table-cell table:formula="of:=([.C82]*[.E82])+([.D82]*[.F82])" office:value-type="float" office:value="1.28792127495174" calcext:value-type="float">
            <text:p>1.2879212749517</text:p>
          </table:table-cell>
          <table:table-cell table:formula="of:=[.$G$5]*[.E82]/[.G82]" office:value-type="float" office:value="2.34354830224835" calcext:value-type="float">
            <text:p>2.3435483022484</text:p>
          </table:table-cell>
          <table:table-cell table:formula="of:=[.$G$6]*[.F82]/[.G82]" office:value-type="float" office:value="2.10813283644559" calcext:value-type="float">
            <text:p>2.1081328364456</text:p>
          </table:table-cell>
          <table:table-cell table:formula="of:=1-([.A82]/[.$H$5])" office:value-type="float" office:value="-0.20746591926304" calcext:value-type="float">
            <text:p>-0.207465919263</text:p>
          </table:table-cell>
          <table:table-cell table:formula="of:=1-([.B82]/[.$H$6])" office:value-type="float" office:value="-0.119254031237916" calcext:value-type="float">
            <text:p>-0.1192540312379</text:p>
          </table:table-cell>
          <table:table-cell table:formula="of:=[.A82]+([.H82]*[.A82]*[.J82])" office:value-type="float" office:value="0.4342717806547" calcext:value-type="float">
            <text:p>0.4342717806547</text:p>
          </table:table-cell>
          <table:table-cell table:formula="of:=[.B82]+([.I82]*[.B82]*[.K82])" office:value-type="float" office:value="0.988686399929457" calcext:value-type="float">
            <text:p>0.9886863999295</text:p>
          </table:table-cell>
          <table:table-cell table:number-columns-repeated="243"/>
        </table:table-row>
        <table:table-row table:style-name="ro2">
          <table:table-cell table:formula="of:=[.L82]" office:value-type="float" office:value="0.4342717806547" calcext:value-type="float">
            <text:p>0.4342717806547</text:p>
          </table:table-cell>
          <table:table-cell table:formula="of:=[.M82]" office:value-type="float" office:value="0.988686399929457" calcext:value-type="float">
            <text:p>0.9886863999295</text:p>
          </table:table-cell>
          <table:table-cell table:formula="of:=[.A83]/SUM([.$A83:.$B83])" office:value-type="float" office:value="0.305189419183367" calcext:value-type="float">
            <text:p>0.3051894191834</text:p>
          </table:table-cell>
          <table:table-cell table:formula="of:=[.B83]/SUM([.$A83:.$B83])" office:value-type="float" office:value="0.694810580816633" calcext:value-type="float">
            <text:p>0.6948105808166</text:p>
          </table:table-cell>
          <table:table-cell table:formula="of:=([.C83]*[.$C$5])+([.D83]*[.$D$5])" office:value-type="float" office:value="1.42383445429815" calcext:value-type="float">
            <text:p>1.4238344542982</text:p>
          </table:table-cell>
          <table:table-cell table:formula="of:=([.C83]*[.$C$6])+([.D83]*[.$D$6])" office:value-type="float" office:value="1.18311365151002" calcext:value-type="float">
            <text:p>1.18311365151</text:p>
          </table:table-cell>
          <table:table-cell table:formula="of:=([.C83]*[.E83])+([.D83]*[.F83])" office:value-type="float" office:value="1.25657909349828" calcext:value-type="float">
            <text:p>1.2565790934983</text:p>
          </table:table-cell>
          <table:table-cell table:formula="of:=[.$G$5]*[.E83]/[.G83]" office:value-type="float" office:value="2.49282819972383" calcext:value-type="float">
            <text:p>2.4928281997238</text:p>
          </table:table-cell>
          <table:table-cell table:formula="of:=[.$G$6]*[.F83]/[.G83]" office:value-type="float" office:value="2.07137779610496" calcext:value-type="float">
            <text:p>2.071377796105</text:p>
          </table:table-cell>
          <table:table-cell table:formula="of:=1-([.A83]/[.$H$5])" office:value-type="float" office:value="0.379611741921858" calcext:value-type="float">
            <text:p>0.3796117419219</text:p>
          </table:table-cell>
          <table:table-cell table:formula="of:=1-([.B83]/[.$H$6])" office:value-type="float" office:value="0.162130169551307" calcext:value-type="float">
            <text:p>0.1621301695513</text:p>
          </table:table-cell>
          <table:table-cell table:formula="of:=[.A83]+([.H83]*[.A83]*[.J83])" office:value-type="float" office:value="0.8452261437121" calcext:value-type="float">
            <text:p>0.8452261437121</text:p>
          </table:table-cell>
          <table:table-cell table:formula="of:=[.B83]+([.I83]*[.B83]*[.K83])" office:value-type="float" office:value="1.3207197548504" calcext:value-type="float">
            <text:p>1.3207197548504</text:p>
          </table:table-cell>
          <table:table-cell table:number-columns-repeated="243"/>
        </table:table-row>
        <table:table-row table:style-name="ro2">
          <table:table-cell table:formula="of:=[.L83]" office:value-type="float" office:value="0.8452261437121" calcext:value-type="float">
            <text:p>0.8452261437121</text:p>
          </table:table-cell>
          <table:table-cell table:formula="of:=[.M83]" office:value-type="float" office:value="1.3207197548504" calcext:value-type="float">
            <text:p>1.3207197548504</text:p>
          </table:table-cell>
          <table:table-cell table:formula="of:=[.A84]/SUM([.$A84:.$B84])" office:value-type="float" office:value="0.390234190185943" calcext:value-type="float">
            <text:p>0.3902341901859</text:p>
          </table:table-cell>
          <table:table-cell table:formula="of:=[.B84]/SUM([.$A84:.$B84])" office:value-type="float" office:value="0.609765809814057" calcext:value-type="float">
            <text:p>0.6097658098141</text:p>
          </table:table-cell>
          <table:table-cell table:formula="of:=([.C84]*[.$C$5])+([.D84]*[.$D$5])" office:value-type="float" office:value="1.37195714398658" calcext:value-type="float">
            <text:p>1.3719571439866</text:p>
          </table:table-cell>
          <table:table-cell table:formula="of:=([.C84]*[.$C$6])+([.D84]*[.$D$6])" office:value-type="float" office:value="1.23414051411157" calcext:value-type="float">
            <text:p>1.2341405141116</text:p>
          </table:table-cell>
          <table:table-cell table:formula="of:=([.C84]*[.E84])+([.D84]*[.F84])" office:value-type="float" office:value="1.287921275065" calcext:value-type="float">
            <text:p>1.287921275065</text:p>
          </table:table-cell>
          <table:table-cell table:formula="of:=[.$G$5]*[.E84]/[.G84]" office:value-type="float" office:value="2.34354830159797" calcext:value-type="float">
            <text:p>2.343548301598</text:p>
          </table:table-cell>
          <table:table-cell table:formula="of:=[.$G$6]*[.F84]/[.G84]" office:value-type="float" office:value="2.1081328366972" calcext:value-type="float">
            <text:p>2.1081328366972</text:p>
          </table:table-cell>
          <table:table-cell table:formula="of:=1-([.A84]/[.$H$5])" office:value-type="float" office:value="-0.207465919588715" calcext:value-type="float">
            <text:p>-0.2074659195887</text:p>
          </table:table-cell>
          <table:table-cell table:formula="of:=1-([.B84]/[.$H$6])" office:value-type="float" office:value="-0.119254029534236" calcext:value-type="float">
            <text:p>-0.1192540295342</text:p>
          </table:table-cell>
          <table:table-cell table:formula="of:=[.A84]+([.H84]*[.A84]*[.J84])" office:value-type="float" office:value="0.434271780240771" calcext:value-type="float">
            <text:p>0.4342717802408</text:p>
          </table:table-cell>
          <table:table-cell table:formula="of:=[.B84]+([.I84]*[.B84]*[.K84])" office:value-type="float" office:value="0.98868640312837" calcext:value-type="float">
            <text:p>0.9886864031284</text:p>
          </table:table-cell>
          <table:table-cell table:number-columns-repeated="243"/>
        </table:table-row>
        <table:table-row table:style-name="ro2">
          <table:table-cell table:formula="of:=[.L84]" office:value-type="float" office:value="0.434271780240771" calcext:value-type="float">
            <text:p>0.4342717802408</text:p>
          </table:table-cell>
          <table:table-cell table:formula="of:=[.M84]" office:value-type="float" office:value="0.98868640312837" calcext:value-type="float">
            <text:p>0.9886864031284</text:p>
          </table:table-cell>
          <table:table-cell table:formula="of:=[.A85]/SUM([.$A85:.$B85])" office:value-type="float" office:value="0.305189418295164" calcext:value-type="float">
            <text:p>0.3051894182952</text:p>
          </table:table-cell>
          <table:table-cell table:formula="of:=[.B85]/SUM([.$A85:.$B85])" office:value-type="float" office:value="0.694810581704836" calcext:value-type="float">
            <text:p>0.6948105817048</text:p>
          </table:table-cell>
          <table:table-cell table:formula="of:=([.C85]*[.$C$5])+([.D85]*[.$D$5])" office:value-type="float" office:value="1.42383445483995" calcext:value-type="float">
            <text:p>1.42383445484</text:p>
          </table:table-cell>
          <table:table-cell table:formula="of:=([.C85]*[.$C$6])+([.D85]*[.$D$6])" office:value-type="float" office:value="1.1831136509771" calcext:value-type="float">
            <text:p>1.1831136509771</text:p>
          </table:table-cell>
          <table:table-cell table:formula="of:=([.C85]*[.E85])+([.D85]*[.F85])" office:value-type="float" office:value="1.25657909307955" calcext:value-type="float">
            <text:p>1.2565790930796</text:p>
          </table:table-cell>
          <table:table-cell table:formula="of:=[.$G$5]*[.E85]/[.G85]" office:value-type="float" office:value="2.49282820150311" calcext:value-type="float">
            <text:p>2.4928282015031</text:p>
          </table:table-cell>
          <table:table-cell table:formula="of:=[.$G$6]*[.F85]/[.G85]" office:value-type="float" office:value="2.07137779586219" calcext:value-type="float">
            <text:p>2.0713777958622</text:p>
          </table:table-cell>
          <table:table-cell table:formula="of:=1-([.A85]/[.$H$5])" office:value-type="float" office:value="0.379611742513184" calcext:value-type="float">
            <text:p>0.3796117425132</text:p>
          </table:table-cell>
          <table:table-cell table:formula="of:=1-([.B85]/[.$H$6])" office:value-type="float" office:value="0.162130166840364" calcext:value-type="float">
            <text:p>0.1621301668404</text:p>
          </table:table-cell>
          <table:table-cell table:formula="of:=[.A85]+([.H85]*[.A85]*[.J85])" office:value-type="float" office:value="0.84522614383994" calcext:value-type="float">
            <text:p>0.8452261438399</text:p>
          </table:table-cell>
          <table:table-cell table:formula="of:=[.B85]+([.I85]*[.B85]*[.K85])" office:value-type="float" office:value="1.32071975353284" calcext:value-type="float">
            <text:p>1.3207197535328</text:p>
          </table:table-cell>
          <table:table-cell table:number-columns-repeated="243"/>
        </table:table-row>
        <table:table-row table:style-name="ro2">
          <table:table-cell table:formula="of:=[.L85]" office:value-type="float" office:value="0.84522614383994" calcext:value-type="float">
            <text:p>0.8452261438399</text:p>
          </table:table-cell>
          <table:table-cell table:formula="of:=[.M85]" office:value-type="float" office:value="1.32071975353284" calcext:value-type="float">
            <text:p>1.3207197535328</text:p>
          </table:table-cell>
          <table:table-cell table:formula="of:=[.A86]/SUM([.$A86:.$B86])" office:value-type="float" office:value="0.390234190459315" calcext:value-type="float">
            <text:p>0.3902341904593</text:p>
          </table:table-cell>
          <table:table-cell table:formula="of:=[.B86]/SUM([.$A86:.$B86])" office:value-type="float" office:value="0.609765809540685" calcext:value-type="float">
            <text:p>0.6097658095407</text:p>
          </table:table-cell>
          <table:table-cell table:formula="of:=([.C86]*[.$C$5])+([.D86]*[.$D$5])" office:value-type="float" office:value="1.37195714381982" calcext:value-type="float">
            <text:p>1.3719571438198</text:p>
          </table:table-cell>
          <table:table-cell table:formula="of:=([.C86]*[.$C$6])+([.D86]*[.$D$6])" office:value-type="float" office:value="1.23414051427559" calcext:value-type="float">
            <text:p>1.2341405142756</text:p>
          </table:table-cell>
          <table:table-cell table:formula="of:=([.C86]*[.E86])+([.D86]*[.F86])" office:value-type="float" office:value="1.28792127513761" calcext:value-type="float">
            <text:p>1.2879212751376</text:p>
          </table:table-cell>
          <table:table-cell table:formula="of:=[.$G$5]*[.E86]/[.G86]" office:value-type="float" office:value="2.34354830118099" calcext:value-type="float">
            <text:p>2.343548301181</text:p>
          </table:table-cell>
          <table:table-cell table:formula="of:=[.$G$6]*[.F86]/[.G86]" office:value-type="float" office:value="2.10813283685852" calcext:value-type="float">
            <text:p>2.1081328368585</text:p>
          </table:table-cell>
          <table:table-cell table:formula="of:=1-([.A86]/[.$H$5])" office:value-type="float" office:value="-0.207465919771343" calcext:value-type="float">
            <text:p>-0.2074659197713</text:p>
          </table:table-cell>
          <table:table-cell table:formula="of:=1-([.B86]/[.$H$6])" office:value-type="float" office:value="-0.11925402841766" calcext:value-type="float">
            <text:p>-0.1192540284177</text:p>
          </table:table-cell>
          <table:table-cell table:formula="of:=[.A86]+([.H86]*[.A86]*[.J86])" office:value-type="float" office:value="0.43427178001782" calcext:value-type="float">
            <text:p>0.4342717800178</text:p>
          </table:table-cell>
          <table:table-cell table:formula="of:=[.B86]+([.I86]*[.B86]*[.K86])" office:value-type="float" office:value="0.988686405225471" calcext:value-type="float">
            <text:p>0.9886864052255</text:p>
          </table:table-cell>
          <table:table-cell table:number-columns-repeated="243"/>
        </table:table-row>
        <table:table-row table:style-name="ro2">
          <table:table-cell table:formula="of:=[.L86]" office:value-type="float" office:value="0.43427178001782" calcext:value-type="float">
            <text:p>0.4342717800178</text:p>
          </table:table-cell>
          <table:table-cell table:formula="of:=[.M86]" office:value-type="float" office:value="0.988686405225471" calcext:value-type="float">
            <text:p>0.9886864052255</text:p>
          </table:table-cell>
          <table:table-cell table:formula="of:=[.A87]/SUM([.$A87:.$B87])" office:value-type="float" office:value="0.305189417736523" calcext:value-type="float">
            <text:p>0.3051894177365</text:p>
          </table:table-cell>
          <table:table-cell table:formula="of:=[.B87]/SUM([.$A87:.$B87])" office:value-type="float" office:value="0.694810582263477" calcext:value-type="float">
            <text:p>0.6948105822635</text:p>
          </table:table-cell>
          <table:table-cell table:formula="of:=([.C87]*[.$C$5])+([.D87]*[.$D$5])" office:value-type="float" office:value="1.42383445518072" calcext:value-type="float">
            <text:p>1.4238344551807</text:p>
          </table:table-cell>
          <table:table-cell table:formula="of:=([.C87]*[.$C$6])+([.D87]*[.$D$6])" office:value-type="float" office:value="1.18311365064191" calcext:value-type="float">
            <text:p>1.1831136506419</text:p>
          </table:table-cell>
          <table:table-cell table:formula="of:=([.C87]*[.E87])+([.D87]*[.F87])" office:value-type="float" office:value="1.25657909281618" calcext:value-type="float">
            <text:p>1.2565790928162</text:p>
          </table:table-cell>
          <table:table-cell table:formula="of:=[.$G$5]*[.E87]/[.G87]" office:value-type="float" office:value="2.4928282026222" calcext:value-type="float">
            <text:p>2.4928282026222</text:p>
          </table:table-cell>
          <table:table-cell table:formula="of:=[.$G$6]*[.F87]/[.G87]" office:value-type="float" office:value="2.07137779570949" calcext:value-type="float">
            <text:p>2.0713777957095</text:p>
          </table:table-cell>
          <table:table-cell table:formula="of:=1-([.A87]/[.$H$5])" office:value-type="float" office:value="0.379611742831686" calcext:value-type="float">
            <text:p>0.3796117428317</text:p>
          </table:table-cell>
          <table:table-cell table:formula="of:=1-([.B87]/[.$H$6])" office:value-type="float" office:value="0.16213016506316" calcext:value-type="float">
            <text:p>0.1621301650632</text:p>
          </table:table-cell>
          <table:table-cell table:formula="of:=[.A87]+([.H87]*[.A87]*[.J87])" office:value-type="float" office:value="0.845226143935295" calcext:value-type="float">
            <text:p>0.8452261439353</text:p>
          </table:table-cell>
          <table:table-cell table:formula="of:=[.B87]+([.I87]*[.B87]*[.K87])" office:value-type="float" office:value="1.32071975267012" calcext:value-type="float">
            <text:p>1.3207197526701</text:p>
          </table:table-cell>
          <table:table-cell table:number-columns-repeated="243"/>
        </table:table-row>
        <table:table-row table:style-name="ro2">
          <table:table-cell table:formula="of:=[.L87]" office:value-type="float" office:value="0.845226143935295" calcext:value-type="float">
            <text:p>0.8452261439353</text:p>
          </table:table-cell>
          <table:table-cell table:formula="of:=[.M87]" office:value-type="float" office:value="1.32071975267012" calcext:value-type="float">
            <text:p>1.3207197526701</text:p>
          </table:table-cell>
          <table:table-cell table:formula="of:=[.A88]/SUM([.$A88:.$B88])" office:value-type="float" office:value="0.390234190641593" calcext:value-type="float">
            <text:p>0.3902341906416</text:p>
          </table:table-cell>
          <table:table-cell table:formula="of:=[.B88]/SUM([.$A88:.$B88])" office:value-type="float" office:value="0.609765809358407" calcext:value-type="float">
            <text:p>0.6097658093584</text:p>
          </table:table-cell>
          <table:table-cell table:formula="of:=([.C88]*[.$C$5])+([.D88]*[.$D$5])" office:value-type="float" office:value="1.37195714370863" calcext:value-type="float">
            <text:p>1.3719571437086</text:p>
          </table:table-cell>
          <table:table-cell table:formula="of:=([.C88]*[.$C$6])+([.D88]*[.$D$6])" office:value-type="float" office:value="1.23414051438496" calcext:value-type="float">
            <text:p>1.234140514385</text:p>
          </table:table-cell>
          <table:table-cell table:formula="of:=([.C88]*[.E88])+([.D88]*[.F88])" office:value-type="float" office:value="1.28792127518603" calcext:value-type="float">
            <text:p>1.287921275186</text:p>
          </table:table-cell>
          <table:table-cell table:formula="of:=[.$G$5]*[.E88]/[.G88]" office:value-type="float" office:value="2.34354830090295" calcext:value-type="float">
            <text:p>2.343548300903</text:p>
          </table:table-cell>
          <table:table-cell table:formula="of:=[.$G$6]*[.F88]/[.G88]" office:value-type="float" office:value="2.10813283696608" calcext:value-type="float">
            <text:p>2.1081328369661</text:p>
          </table:table-cell>
          <table:table-cell table:formula="of:=1-([.A88]/[.$H$5])" office:value-type="float" office:value="-0.207465919907563" calcext:value-type="float">
            <text:p>-0.2074659199076</text:p>
          </table:table-cell>
          <table:table-cell table:formula="of:=1-([.B88]/[.$H$6])" office:value-type="float" office:value="-0.119254027686546" calcext:value-type="float">
            <text:p>-0.1192540276865</text:p>
          </table:table-cell>
          <table:table-cell table:formula="of:=[.A88]+([.H88]*[.A88]*[.J88])" office:value-type="float" office:value="0.434271779845738" calcext:value-type="float">
            <text:p>0.4342717798457</text:p>
          </table:table-cell>
          <table:table-cell table:formula="of:=[.B88]+([.I88]*[.B88]*[.K88])" office:value-type="float" office:value="0.988686406598309" calcext:value-type="float">
            <text:p>0.9886864065983</text:p>
          </table:table-cell>
          <table:table-cell table:number-columns-repeated="243"/>
        </table:table-row>
        <table:table-row table:style-name="ro2">
          <table:table-cell table:formula="of:=[.L88]" office:value-type="float" office:value="0.434271779845738" calcext:value-type="float">
            <text:p>0.4342717798457</text:p>
          </table:table-cell>
          <table:table-cell table:formula="of:=[.M88]" office:value-type="float" office:value="0.988686406598309" calcext:value-type="float">
            <text:p>0.9886864065983</text:p>
          </table:table-cell>
          <table:table-cell table:formula="of:=[.A89]/SUM([.$A89:.$B89])" office:value-type="float" office:value="0.305189417358058" calcext:value-type="float">
            <text:p>0.3051894173581</text:p>
          </table:table-cell>
          <table:table-cell table:formula="of:=[.B89]/SUM([.$A89:.$B89])" office:value-type="float" office:value="0.694810582641942" calcext:value-type="float">
            <text:p>0.6948105826419</text:p>
          </table:table-cell>
          <table:table-cell table:formula="of:=([.C89]*[.$C$5])+([.D89]*[.$D$5])" office:value-type="float" office:value="1.42383445541158" calcext:value-type="float">
            <text:p>1.4238344554116</text:p>
          </table:table-cell>
          <table:table-cell table:formula="of:=([.C89]*[.$C$6])+([.D89]*[.$D$6])" office:value-type="float" office:value="1.18311365041484" calcext:value-type="float">
            <text:p>1.1831136504148</text:p>
          </table:table-cell>
          <table:table-cell table:formula="of:=([.C89]*[.E89])+([.D89]*[.F89])" office:value-type="float" office:value="1.25657909263776" calcext:value-type="float">
            <text:p>1.2565790926378</text:p>
          </table:table-cell>
          <table:table-cell table:formula="of:=[.$G$5]*[.E89]/[.G89]" office:value-type="float" office:value="2.49282820338035" calcext:value-type="float">
            <text:p>2.4928282033804</text:p>
          </table:table-cell>
          <table:table-cell table:formula="of:=[.$G$6]*[.F89]/[.G89]" office:value-type="float" office:value="2.07137779560604" calcext:value-type="float">
            <text:p>2.0713777956061</text:p>
          </table:table-cell>
          <table:table-cell table:formula="of:=1-([.A89]/[.$H$5])" office:value-type="float" office:value="0.379611743077517" calcext:value-type="float">
            <text:p>0.3796117430775</text:p>
          </table:table-cell>
          <table:table-cell table:formula="of:=1-([.B89]/[.$H$6])" office:value-type="float" office:value="0.162130163899738" calcext:value-type="float">
            <text:p>0.1621301638997</text:p>
          </table:table-cell>
          <table:table-cell table:formula="of:=[.A89]+([.H89]*[.A89]*[.J89])" office:value-type="float" office:value="0.845226143991484" calcext:value-type="float">
            <text:p>0.8452261439915</text:p>
          </table:table-cell>
          <table:table-cell table:formula="of:=[.B89]+([.I89]*[.B89]*[.K89])" office:value-type="float" office:value="1.3207197521048" calcext:value-type="float">
            <text:p>1.3207197521048</text:p>
          </table:table-cell>
          <table:table-cell table:number-columns-repeated="243"/>
        </table:table-row>
        <table:table-row table:style-name="ro2">
          <table:table-cell table:formula="of:=[.L89]" office:value-type="float" office:value="0.845226143991484" calcext:value-type="float">
            <text:p>0.8452261439915</text:p>
          </table:table-cell>
          <table:table-cell table:formula="of:=[.M89]" office:value-type="float" office:value="1.3207197521048" calcext:value-type="float">
            <text:p>1.3207197521048</text:p>
          </table:table-cell>
          <table:table-cell table:formula="of:=[.A90]/SUM([.$A90:.$B90])" office:value-type="float" office:value="0.390234190759264" calcext:value-type="float">
            <text:p>0.3902341907593</text:p>
          </table:table-cell>
          <table:table-cell table:formula="of:=[.B90]/SUM([.$A90:.$B90])" office:value-type="float" office:value="0.609765809240736" calcext:value-type="float">
            <text:p>0.6097658092407</text:p>
          </table:table-cell>
          <table:table-cell table:formula="of:=([.C90]*[.$C$5])+([.D90]*[.$D$5])" office:value-type="float" office:value="1.37195714363685" calcext:value-type="float">
            <text:p>1.3719571436369</text:p>
          </table:table-cell>
          <table:table-cell table:formula="of:=([.C90]*[.$C$6])+([.D90]*[.$D$6])" office:value-type="float" office:value="1.23414051445556" calcext:value-type="float">
            <text:p>1.2341405144556</text:p>
          </table:table-cell>
          <table:table-cell table:formula="of:=([.C90]*[.E90])+([.D90]*[.F90])" office:value-type="float" office:value="1.28792127521729" calcext:value-type="float">
            <text:p>1.2879212752173</text:p>
          </table:table-cell>
          <table:table-cell table:formula="of:=[.$G$5]*[.E90]/[.G90]" office:value-type="float" office:value="2.34354830072346" calcext:value-type="float">
            <text:p>2.3435483007235</text:p>
          </table:table-cell>
          <table:table-cell table:formula="of:=[.$G$6]*[.F90]/[.G90]" office:value-type="float" office:value="2.10813283703552" calcext:value-type="float">
            <text:p>2.1081328370355</text:p>
          </table:table-cell>
          <table:table-cell table:formula="of:=1-([.A90]/[.$H$5])" office:value-type="float" office:value="-0.207465919987835" calcext:value-type="float">
            <text:p>-0.2074659199878</text:p>
          </table:table-cell>
          <table:table-cell table:formula="of:=1-([.B90]/[.$H$6])" office:value-type="float" office:value="-0.11925402720746" calcext:value-type="float">
            <text:p>-0.1192540272075</text:p>
          </table:table-cell>
          <table:table-cell table:formula="of:=[.A90]+([.H90]*[.A90]*[.J90])" office:value-type="float" office:value="0.43427177974708" calcext:value-type="float">
            <text:p>0.4342717797471</text:p>
          </table:table-cell>
          <table:table-cell table:formula="of:=[.B90]+([.I90]*[.B90]*[.K90])" office:value-type="float" office:value="0.988686407498073" calcext:value-type="float">
            <text:p>0.9886864074981</text:p>
          </table:table-cell>
          <table:table-cell table:number-columns-repeated="243"/>
        </table:table-row>
        <table:table-row table:style-name="ro2">
          <table:table-cell table:formula="of:=[.L90]" office:value-type="float" office:value="0.43427177974708" calcext:value-type="float">
            <text:p>0.4342717797471</text:p>
          </table:table-cell>
          <table:table-cell table:formula="of:=[.M90]" office:value-type="float" office:value="0.988686407498073" calcext:value-type="float">
            <text:p>0.9886864074981</text:p>
          </table:table-cell>
          <table:table-cell table:formula="of:=[.A91]/SUM([.$A91:.$B91])" office:value-type="float" office:value="0.305189417116908" calcext:value-type="float">
            <text:p>0.3051894171169</text:p>
          </table:table-cell>
          <table:table-cell table:formula="of:=[.B91]/SUM([.$A91:.$B91])" office:value-type="float" office:value="0.694810582883092" calcext:value-type="float">
            <text:p>0.6948105828831</text:p>
          </table:table-cell>
          <table:table-cell table:formula="of:=([.C91]*[.$C$5])+([.D91]*[.$D$5])" office:value-type="float" office:value="1.42383445555869" calcext:value-type="float">
            <text:p>1.4238344555587</text:p>
          </table:table-cell>
          <table:table-cell table:formula="of:=([.C91]*[.$C$6])+([.D91]*[.$D$6])" office:value-type="float" office:value="1.18311365027014" calcext:value-type="float">
            <text:p>1.1831136502702</text:p>
          </table:table-cell>
          <table:table-cell table:formula="of:=([.C91]*[.E91])+([.D91]*[.F91])" office:value-type="float" office:value="1.25657909252407" calcext:value-type="float">
            <text:p>1.2565790925241</text:p>
          </table:table-cell>
          <table:table-cell table:formula="of:=[.$G$5]*[.E91]/[.G91]" office:value-type="float" office:value="2.49282820386343" calcext:value-type="float">
            <text:p>2.4928282038634</text:p>
          </table:table-cell>
          <table:table-cell table:formula="of:=[.$G$6]*[.F91]/[.G91]" office:value-type="float" office:value="2.07137779554013" calcext:value-type="float">
            <text:p>2.0713777955401</text:p>
          </table:table-cell>
          <table:table-cell table:formula="of:=1-([.A91]/[.$H$5])" office:value-type="float" office:value="0.379611743218458" calcext:value-type="float">
            <text:p>0.3796117432185</text:p>
          </table:table-cell>
          <table:table-cell table:formula="of:=1-([.B91]/[.$H$6])" office:value-type="float" office:value="0.162130163137227" calcext:value-type="float">
            <text:p>0.1621301631372</text:p>
          </table:table-cell>
          <table:table-cell table:formula="of:=[.A91]+([.H91]*[.A91]*[.J91])" office:value-type="float" office:value="0.84522614403168" calcext:value-type="float">
            <text:p>0.8452261440317</text:p>
          </table:table-cell>
          <table:table-cell table:formula="of:=[.B91]+([.I91]*[.B91]*[.K91])" office:value-type="float" office:value="1.32071975173459" calcext:value-type="float">
            <text:p>1.3207197517346</text:p>
          </table:table-cell>
          <table:table-cell table:number-columns-repeated="243"/>
        </table:table-row>
        <table:table-row table:style-name="ro2">
          <table:table-cell table:formula="of:=[.L91]" office:value-type="float" office:value="0.84522614403168" calcext:value-type="float">
            <text:p>0.8452261440317</text:p>
          </table:table-cell>
          <table:table-cell table:formula="of:=[.M91]" office:value-type="float" office:value="1.32071975173459" calcext:value-type="float">
            <text:p>1.3207197517346</text:p>
          </table:table-cell>
          <table:table-cell table:formula="of:=[.A92]/SUM([.$A92:.$B92])" office:value-type="float" office:value="0.390234190837281" calcext:value-type="float">
            <text:p>0.3902341908373</text:p>
          </table:table-cell>
          <table:table-cell table:formula="of:=[.B92]/SUM([.$A92:.$B92])" office:value-type="float" office:value="0.609765809162719" calcext:value-type="float">
            <text:p>0.6097658091627</text:p>
          </table:table-cell>
          <table:table-cell table:formula="of:=([.C92]*[.$C$5])+([.D92]*[.$D$5])" office:value-type="float" office:value="1.37195714358926" calcext:value-type="float">
            <text:p>1.3719571435893</text:p>
          </table:table-cell>
          <table:table-cell table:formula="of:=([.C92]*[.$C$6])+([.D92]*[.$D$6])" office:value-type="float" office:value="1.23414051450237" calcext:value-type="float">
            <text:p>1.2341405145024</text:p>
          </table:table-cell>
          <table:table-cell table:formula="of:=([.C92]*[.E92])+([.D92]*[.F92])" office:value-type="float" office:value="1.28792127523801" calcext:value-type="float">
            <text:p>1.287921275238</text:p>
          </table:table-cell>
          <table:table-cell table:formula="of:=[.$G$5]*[.E92]/[.G92]" office:value-type="float" office:value="2.34354830060446" calcext:value-type="float">
            <text:p>2.3435483006045</text:p>
          </table:table-cell>
          <table:table-cell table:formula="of:=[.$G$6]*[.F92]/[.G92]" office:value-type="float" office:value="2.10813283708156" calcext:value-type="float">
            <text:p>2.1081328370816</text:p>
          </table:table-cell>
          <table:table-cell table:formula="of:=1-([.A92]/[.$H$5])" office:value-type="float" office:value="-0.207465920045257" calcext:value-type="float">
            <text:p>-0.2074659200453</text:p>
          </table:table-cell>
          <table:table-cell table:formula="of:=1-([.B92]/[.$H$6])" office:value-type="float" office:value="-0.119254026893721" calcext:value-type="float">
            <text:p>-0.1192540268937</text:p>
          </table:table-cell>
          <table:table-cell table:formula="of:=[.A92]+([.H92]*[.A92]*[.J92])" office:value-type="float" office:value="0.434271779674855" calcext:value-type="float">
            <text:p>0.4342717796749</text:p>
          </table:table-cell>
          <table:table-cell table:formula="of:=[.B92]+([.I92]*[.B92]*[.K92])" office:value-type="float" office:value="0.988686408087211" calcext:value-type="float">
            <text:p>0.9886864080872</text:p>
          </table:table-cell>
          <table:table-cell table:number-columns-repeated="243"/>
        </table:table-row>
        <table:table-row table:style-name="ro2">
          <table:table-cell table:formula="of:=[.L92]" office:value-type="float" office:value="0.434271779674855" calcext:value-type="float">
            <text:p>0.4342717796749</text:p>
          </table:table-cell>
          <table:table-cell table:formula="of:=[.M92]" office:value-type="float" office:value="0.988686408087211" calcext:value-type="float">
            <text:p>0.9886864080872</text:p>
          </table:table-cell>
          <table:table-cell table:formula="of:=[.A93]/SUM([.$A93:.$B93])" office:value-type="float" office:value="0.305189416955286" calcext:value-type="float">
            <text:p>0.3051894169553</text:p>
          </table:table-cell>
          <table:table-cell table:formula="of:=[.B93]/SUM([.$A93:.$B93])" office:value-type="float" office:value="0.694810583044714" calcext:value-type="float">
            <text:p>0.6948105830447</text:p>
          </table:table-cell>
          <table:table-cell table:formula="of:=([.C93]*[.$C$5])+([.D93]*[.$D$5])" office:value-type="float" office:value="1.42383445565728" calcext:value-type="float">
            <text:p>1.4238344556573</text:p>
          </table:table-cell>
          <table:table-cell table:formula="of:=([.C93]*[.$C$6])+([.D93]*[.$D$6])" office:value-type="float" office:value="1.18311365017317" calcext:value-type="float">
            <text:p>1.1831136501732</text:p>
          </table:table-cell>
          <table:table-cell table:formula="of:=([.C93]*[.E93])+([.D93]*[.F93])" office:value-type="float" office:value="1.25657909244787" calcext:value-type="float">
            <text:p>1.2565790924479</text:p>
          </table:table-cell>
          <table:table-cell table:formula="of:=[.$G$5]*[.E93]/[.G93]" office:value-type="float" office:value="2.4928282041872" calcext:value-type="float">
            <text:p>2.4928282041872</text:p>
          </table:table-cell>
          <table:table-cell table:formula="of:=[.$G$6]*[.F93]/[.G93]" office:value-type="float" office:value="2.07137779549595" calcext:value-type="float">
            <text:p>2.071377795496</text:p>
          </table:table-cell>
          <table:table-cell table:formula="of:=1-([.A93]/[.$H$5])" office:value-type="float" office:value="0.379611743321635" calcext:value-type="float">
            <text:p>0.3796117433216</text:p>
          </table:table-cell>
          <table:table-cell table:formula="of:=1-([.B93]/[.$H$6])" office:value-type="float" office:value="0.162130162637957" calcext:value-type="float">
            <text:p>0.162130162638</text:p>
          </table:table-cell>
          <table:table-cell table:formula="of:=[.A93]+([.H93]*[.A93]*[.J93])" office:value-type="float" office:value="0.84522614405618" calcext:value-type="float">
            <text:p>0.8452261440562</text:p>
          </table:table-cell>
          <table:table-cell table:formula="of:=[.B93]+([.I93]*[.B93]*[.K93])" office:value-type="float" office:value="1.32071975149202" calcext:value-type="float">
            <text:p>1.320719751492</text:p>
          </table:table-cell>
          <table:table-cell table:number-columns-repeated="243"/>
        </table:table-row>
        <table:table-row table:style-name="ro2">
          <table:table-cell table:formula="of:=[.L93]" office:value-type="float" office:value="0.84522614405618" calcext:value-type="float">
            <text:p>0.8452261440562</text:p>
          </table:table-cell>
          <table:table-cell table:formula="of:=[.M93]" office:value-type="float" office:value="1.32071975149202" calcext:value-type="float">
            <text:p>1.320719751492</text:p>
          </table:table-cell>
          <table:table-cell table:formula="of:=[.A94]/SUM([.$A94:.$B94])" office:value-type="float" office:value="0.390234190887881" calcext:value-type="float">
            <text:p>0.3902341908879</text:p>
          </table:table-cell>
          <table:table-cell table:formula="of:=[.B94]/SUM([.$A94:.$B94])" office:value-type="float" office:value="0.609765809112119" calcext:value-type="float">
            <text:p>0.6097658091121</text:p>
          </table:table-cell>
          <table:table-cell table:formula="of:=([.C94]*[.$C$5])+([.D94]*[.$D$5])" office:value-type="float" office:value="1.37195714355839" calcext:value-type="float">
            <text:p>1.3719571435584</text:p>
          </table:table-cell>
          <table:table-cell table:formula="of:=([.C94]*[.$C$6])+([.D94]*[.$D$6])" office:value-type="float" office:value="1.23414051453273" calcext:value-type="float">
            <text:p>1.2341405145327</text:p>
          </table:table-cell>
          <table:table-cell table:formula="of:=([.C94]*[.E94])+([.D94]*[.F94])" office:value-type="float" office:value="1.28792127525145" calcext:value-type="float">
            <text:p>1.2879212752515</text:p>
          </table:table-cell>
          <table:table-cell table:formula="of:=[.$G$5]*[.E94]/[.G94]" office:value-type="float" office:value="2.34354830052727" calcext:value-type="float">
            <text:p>2.3435483005273</text:p>
          </table:table-cell>
          <table:table-cell table:formula="of:=[.$G$6]*[.F94]/[.G94]" office:value-type="float" office:value="2.10813283711142" calcext:value-type="float">
            <text:p>2.1081328371114</text:p>
          </table:table-cell>
          <table:table-cell table:formula="of:=1-([.A94]/[.$H$5])" office:value-type="float" office:value="-0.207465920080257" calcext:value-type="float">
            <text:p>-0.2074659200803</text:p>
          </table:table-cell>
          <table:table-cell table:formula="of:=1-([.B94]/[.$H$6])" office:value-type="float" office:value="-0.119254026688156" calcext:value-type="float">
            <text:p>-0.1192540266882</text:p>
          </table:table-cell>
          <table:table-cell table:formula="of:=[.A94]+([.H94]*[.A94]*[.J94])" office:value-type="float" office:value="0.434271779631649" calcext:value-type="float">
            <text:p>0.4342717796316</text:p>
          </table:table-cell>
          <table:table-cell table:formula="of:=[.B94]+([.I94]*[.B94]*[.K94])" office:value-type="float" office:value="0.988686408473268" calcext:value-type="float">
            <text:p>0.9886864084733</text:p>
          </table:table-cell>
          <table:table-cell table:number-columns-repeated="243"/>
        </table:table-row>
        <table:table-row table:style-name="ro2">
          <table:table-cell table:formula="of:=[.L94]" office:value-type="float" office:value="0.434271779631649" calcext:value-type="float">
            <text:p>0.4342717796316</text:p>
          </table:table-cell>
          <table:table-cell table:formula="of:=[.M94]" office:value-type="float" office:value="0.988686408473268" calcext:value-type="float">
            <text:p>0.9886864084733</text:p>
          </table:table-cell>
          <table:table-cell table:formula="of:=[.A95]/SUM([.$A95:.$B95])" office:value-type="float" office:value="0.305189416851389" calcext:value-type="float">
            <text:p>0.3051894168514</text:p>
          </table:table-cell>
          <table:table-cell table:formula="of:=[.B95]/SUM([.$A95:.$B95])" office:value-type="float" office:value="0.694810583148611" calcext:value-type="float">
            <text:p>0.6948105831486</text:p>
          </table:table-cell>
          <table:table-cell table:formula="of:=([.C95]*[.$C$5])+([.D95]*[.$D$5])" office:value-type="float" office:value="1.42383445572065" calcext:value-type="float">
            <text:p>1.4238344557207</text:p>
          </table:table-cell>
          <table:table-cell table:formula="of:=([.C95]*[.$C$6])+([.D95]*[.$D$6])" office:value-type="float" office:value="1.18311365011083" calcext:value-type="float">
            <text:p>1.1831136501108</text:p>
          </table:table-cell>
          <table:table-cell table:formula="of:=([.C95]*[.E95])+([.D95]*[.F95])" office:value-type="float" office:value="1.25657909239889" calcext:value-type="float">
            <text:p>1.2565790923989</text:p>
          </table:table-cell>
          <table:table-cell table:formula="of:=[.$G$5]*[.E95]/[.G95]" office:value-type="float" office:value="2.49282820439533" calcext:value-type="float">
            <text:p>2.4928282043953</text:p>
          </table:table-cell>
          <table:table-cell table:formula="of:=[.$G$6]*[.F95]/[.G95]" office:value-type="float" office:value="2.07137779546755" calcext:value-type="float">
            <text:p>2.0713777954676</text:p>
          </table:table-cell>
          <table:table-cell table:formula="of:=1-([.A95]/[.$H$5])" office:value-type="float" office:value="0.379611743383359" calcext:value-type="float">
            <text:p>0.3796117433834</text:p>
          </table:table-cell>
          <table:table-cell table:formula="of:=1-([.B95]/[.$H$6])" office:value-type="float" office:value="0.16213016231079" calcext:value-type="float">
            <text:p>0.1621301623108</text:p>
          </table:table-cell>
          <table:table-cell table:formula="of:=[.A95]+([.H95]*[.A95]*[.J95])" office:value-type="float" office:value="0.845226144073218" calcext:value-type="float">
            <text:p>0.8452261440732</text:p>
          </table:table-cell>
          <table:table-cell table:formula="of:=[.B95]+([.I95]*[.B95]*[.K95])" office:value-type="float" office:value="1.32071975133316" calcext:value-type="float">
            <text:p>1.3207197513332</text:p>
          </table:table-cell>
          <table:table-cell table:number-columns-repeated="243"/>
        </table:table-row>
        <table:table-row table:style-name="ro2">
          <table:table-cell table:formula="of:=[.L95]" office:value-type="float" office:value="0.845226144073218" calcext:value-type="float">
            <text:p>0.8452261440732</text:p>
          </table:table-cell>
          <table:table-cell table:formula="of:=[.M95]" office:value-type="float" office:value="1.32071975133316" calcext:value-type="float">
            <text:p>1.3207197513332</text:p>
          </table:table-cell>
          <table:table-cell table:formula="of:=[.A96]/SUM([.$A96:.$B96])" office:value-type="float" office:value="0.3902341909213" calcext:value-type="float">
            <text:p>0.3902341909213</text:p>
          </table:table-cell>
          <table:table-cell table:formula="of:=[.B96]/SUM([.$A96:.$B96])" office:value-type="float" office:value="0.6097658090787" calcext:value-type="float">
            <text:p>0.6097658090787</text:p>
          </table:table-cell>
          <table:table-cell table:formula="of:=([.C96]*[.$C$5])+([.D96]*[.$D$5])" office:value-type="float" office:value="1.37195714353801" calcext:value-type="float">
            <text:p>1.371957143538</text:p>
          </table:table-cell>
          <table:table-cell table:formula="of:=([.C96]*[.$C$6])+([.D96]*[.$D$6])" office:value-type="float" office:value="1.23414051455278" calcext:value-type="float">
            <text:p>1.2341405145528</text:p>
          </table:table-cell>
          <table:table-cell table:formula="of:=([.C96]*[.E96])+([.D96]*[.F96])" office:value-type="float" office:value="1.28792127526033" calcext:value-type="float">
            <text:p>1.2879212752603</text:p>
          </table:table-cell>
          <table:table-cell table:formula="of:=[.$G$5]*[.E96]/[.G96]" office:value-type="float" office:value="2.3435483004763" calcext:value-type="float">
            <text:p>2.3435483004763</text:p>
          </table:table-cell>
          <table:table-cell table:formula="of:=[.$G$6]*[.F96]/[.G96]" office:value-type="float" office:value="2.10813283713114" calcext:value-type="float">
            <text:p>2.1081328371311</text:p>
          </table:table-cell>
          <table:table-cell table:formula="of:=1-([.A96]/[.$H$5])" office:value-type="float" office:value="-0.207465920104597" calcext:value-type="float">
            <text:p>-0.2074659201046</text:p>
          </table:table-cell>
          <table:table-cell table:formula="of:=1-([.B96]/[.$H$6])" office:value-type="float" office:value="-0.119254026553525" calcext:value-type="float">
            <text:p>-0.1192540265535</text:p>
          </table:table-cell>
          <table:table-cell table:formula="of:=[.A96]+([.H96]*[.A96]*[.J96])" office:value-type="float" office:value="0.434271779601128" calcext:value-type="float">
            <text:p>0.4342717796011</text:p>
          </table:table-cell>
          <table:table-cell table:formula="of:=[.B96]+([.I96]*[.B96]*[.K96])" office:value-type="float" office:value="0.988686408726083" calcext:value-type="float">
            <text:p>0.9886864087261</text:p>
          </table:table-cell>
          <table:table-cell table:number-columns-repeated="243"/>
        </table:table-row>
        <table:table-row table:style-name="ro2">
          <table:table-cell table:formula="of:=[.L96]" office:value-type="float" office:value="0.434271779601128" calcext:value-type="float">
            <text:p>0.4342717796011</text:p>
          </table:table-cell>
          <table:table-cell table:formula="of:=[.M96]" office:value-type="float" office:value="0.988686408726083" calcext:value-type="float">
            <text:p>0.9886864087261</text:p>
          </table:table-cell>
          <table:table-cell table:formula="of:=[.A97]/SUM([.$A97:.$B97])" office:value-type="float" office:value="0.305189416782264" calcext:value-type="float">
            <text:p>0.3051894167823</text:p>
          </table:table-cell>
          <table:table-cell table:formula="of:=[.B97]/SUM([.$A97:.$B97])" office:value-type="float" office:value="0.694810583217736" calcext:value-type="float">
            <text:p>0.6948105832177</text:p>
          </table:table-cell>
          <table:table-cell table:formula="of:=([.C97]*[.$C$5])+([.D97]*[.$D$5])" office:value-type="float" office:value="1.42383445576282" calcext:value-type="float">
            <text:p>1.4238344557628</text:p>
          </table:table-cell>
          <table:table-cell table:formula="of:=([.C97]*[.$C$6])+([.D97]*[.$D$6])" office:value-type="float" office:value="1.18311365006936" calcext:value-type="float">
            <text:p>1.1831136500694</text:p>
          </table:table-cell>
          <table:table-cell table:formula="of:=([.C97]*[.E97])+([.D97]*[.F97])" office:value-type="float" office:value="1.2565790923663" calcext:value-type="float">
            <text:p>1.2565790923663</text:p>
          </table:table-cell>
          <table:table-cell table:formula="of:=[.$G$5]*[.E97]/[.G97]" office:value-type="float" office:value="2.4928282045338" calcext:value-type="float">
            <text:p>2.4928282045338</text:p>
          </table:table-cell>
          <table:table-cell table:formula="of:=[.$G$6]*[.F97]/[.G97]" office:value-type="float" office:value="2.07137779544866" calcext:value-type="float">
            <text:p>2.0713777954487</text:p>
          </table:table-cell>
          <table:table-cell table:formula="of:=1-([.A97]/[.$H$5])" office:value-type="float" office:value="0.37961174342696" calcext:value-type="float">
            <text:p>0.379611743427</text:p>
          </table:table-cell>
          <table:table-cell table:formula="of:=1-([.B97]/[.$H$6])" office:value-type="float" office:value="0.16213016209654" calcext:value-type="float">
            <text:p>0.1621301620965</text:p>
          </table:table-cell>
          <table:table-cell table:formula="of:=[.A97]+([.H97]*[.A97]*[.J97])" office:value-type="float" office:value="0.845226144083844" calcext:value-type="float">
            <text:p>0.8452261440838</text:p>
          </table:table-cell>
          <table:table-cell table:formula="of:=[.B97]+([.I97]*[.B97]*[.K97])" office:value-type="float" office:value="1.32071975122908" calcext:value-type="float">
            <text:p>1.3207197512291</text:p>
          </table:table-cell>
          <table:table-cell table:number-columns-repeated="243"/>
        </table:table-row>
        <table:table-row table:style-name="ro2">
          <table:table-cell table:formula="of:=[.L97]" office:value-type="float" office:value="0.845226144083844" calcext:value-type="float">
            <text:p>0.8452261440838</text:p>
          </table:table-cell>
          <table:table-cell table:formula="of:=[.M97]" office:value-type="float" office:value="1.32071975122908" calcext:value-type="float">
            <text:p>1.3207197512291</text:p>
          </table:table-cell>
          <table:table-cell table:formula="of:=[.A98]/SUM([.$A98:.$B98])" office:value-type="float" office:value="0.390234190943044" calcext:value-type="float">
            <text:p>0.390234190943</text:p>
          </table:table-cell>
          <table:table-cell table:formula="of:=[.B98]/SUM([.$A98:.$B98])" office:value-type="float" office:value="0.609765809056956" calcext:value-type="float">
            <text:p>0.609765809057</text:p>
          </table:table-cell>
          <table:table-cell table:formula="of:=([.C98]*[.$C$5])+([.D98]*[.$D$5])" office:value-type="float" office:value="1.37195714352474" calcext:value-type="float">
            <text:p>1.3719571435248</text:p>
          </table:table-cell>
          <table:table-cell table:formula="of:=([.C98]*[.$C$6])+([.D98]*[.$D$6])" office:value-type="float" office:value="1.23414051456583" calcext:value-type="float">
            <text:p>1.2341405145658</text:p>
          </table:table-cell>
          <table:table-cell table:formula="of:=([.C98]*[.E98])+([.D98]*[.F98])" office:value-type="float" office:value="1.28792127526611" calcext:value-type="float">
            <text:p>1.2879212752661</text:p>
          </table:table-cell>
          <table:table-cell table:formula="of:=[.$G$5]*[.E98]/[.G98]" office:value-type="float" office:value="2.34354830044313" calcext:value-type="float">
            <text:p>2.3435483004431</text:p>
          </table:table-cell>
          <table:table-cell table:formula="of:=[.$G$6]*[.F98]/[.G98]" office:value-type="float" office:value="2.10813283714397" calcext:value-type="float">
            <text:p>2.108132837144</text:p>
          </table:table-cell>
          <table:table-cell table:formula="of:=1-([.A98]/[.$H$5])" office:value-type="float" office:value="-0.207465920119778" calcext:value-type="float">
            <text:p>-0.2074659201198</text:p>
          </table:table-cell>
          <table:table-cell table:formula="of:=1-([.B98]/[.$H$6])" office:value-type="float" office:value="-0.11925402646532" calcext:value-type="float">
            <text:p>-0.1192540264653</text:p>
          </table:table-cell>
          <table:table-cell table:formula="of:=[.A98]+([.H98]*[.A98]*[.J98])" office:value-type="float" office:value="0.434271779582334" calcext:value-type="float">
            <text:p>0.4342717795823</text:p>
          </table:table-cell>
          <table:table-cell table:formula="of:=[.B98]+([.I98]*[.B98]*[.K98])" office:value-type="float" office:value="0.988686408891732" calcext:value-type="float">
            <text:p>0.9886864088917</text:p>
          </table:table-cell>
          <table:table-cell table:number-columns-repeated="243"/>
        </table:table-row>
        <table:table-row table:style-name="ro2">
          <table:table-cell table:formula="of:=[.L98]" office:value-type="float" office:value="0.434271779582334" calcext:value-type="float">
            <text:p>0.4342717795823</text:p>
          </table:table-cell>
          <table:table-cell table:formula="of:=[.M98]" office:value-type="float" office:value="0.988686408891732" calcext:value-type="float">
            <text:p>0.9886864088917</text:p>
          </table:table-cell>
          <table:table-cell table:formula="of:=[.A99]/SUM([.$A99:.$B99])" office:value-type="float" office:value="0.305189416737559" calcext:value-type="float">
            <text:p>0.3051894167376</text:p>
          </table:table-cell>
          <table:table-cell table:formula="of:=[.B99]/SUM([.$A99:.$B99])" office:value-type="float" office:value="0.694810583262441" calcext:value-type="float">
            <text:p>0.6948105832624</text:p>
          </table:table-cell>
          <table:table-cell table:formula="of:=([.C99]*[.$C$5])+([.D99]*[.$D$5])" office:value-type="float" office:value="1.42383445579009" calcext:value-type="float">
            <text:p>1.4238344557901</text:p>
          </table:table-cell>
          <table:table-cell table:formula="of:=([.C99]*[.$C$6])+([.D99]*[.$D$6])" office:value-type="float" office:value="1.18311365004254" calcext:value-type="float">
            <text:p>1.1831136500425</text:p>
          </table:table-cell>
          <table:table-cell table:formula="of:=([.C99]*[.E99])+([.D99]*[.F99])" office:value-type="float" office:value="1.25657909234523" calcext:value-type="float">
            <text:p>1.2565790923452</text:p>
          </table:table-cell>
          <table:table-cell table:formula="of:=[.$G$5]*[.E99]/[.G99]" office:value-type="float" office:value="2.49282820462335" calcext:value-type="float">
            <text:p>2.4928282046234</text:p>
          </table:table-cell>
          <table:table-cell table:formula="of:=[.$G$6]*[.F99]/[.G99]" office:value-type="float" office:value="2.07137779543644" calcext:value-type="float">
            <text:p>2.0713777954364</text:p>
          </table:table-cell>
          <table:table-cell table:formula="of:=1-([.A99]/[.$H$5])" office:value-type="float" office:value="0.379611743453809" calcext:value-type="float">
            <text:p>0.3796117434538</text:p>
          </table:table-cell>
          <table:table-cell table:formula="of:=1-([.B99]/[.$H$6])" office:value-type="float" office:value="0.16213016195616" calcext:value-type="float">
            <text:p>0.1621301619562</text:p>
          </table:table-cell>
          <table:table-cell table:formula="of:=[.A99]+([.H99]*[.A99]*[.J99])" office:value-type="float" office:value="0.845226144091094" calcext:value-type="float">
            <text:p>0.8452261440911</text:p>
          </table:table-cell>
          <table:table-cell table:formula="of:=[.B99]+([.I99]*[.B99]*[.K99])" office:value-type="float" office:value="1.32071975116091" calcext:value-type="float">
            <text:p>1.3207197511609</text:p>
          </table:table-cell>
          <table:table-cell table:number-columns-repeated="243"/>
        </table:table-row>
        <table:table-row table:style-name="ro2">
          <table:table-cell table:formula="of:=[.L99]" office:value-type="float" office:value="0.845226144091094" calcext:value-type="float">
            <text:p>0.8452261440911</text:p>
          </table:table-cell>
          <table:table-cell table:formula="of:=[.M99]" office:value-type="float" office:value="1.32071975116091" calcext:value-type="float">
            <text:p>1.3207197511609</text:p>
          </table:table-cell>
          <table:table-cell table:formula="of:=[.A100]/SUM([.$A100:.$B100])" office:value-type="float" office:value="0.390234190957367" calcext:value-type="float">
            <text:p>0.3902341909574</text:p>
          </table:table-cell>
          <table:table-cell table:formula="of:=[.B100]/SUM([.$A100:.$B100])" office:value-type="float" office:value="0.609765809042633" calcext:value-type="float">
            <text:p>0.6097658090426</text:p>
          </table:table-cell>
          <table:table-cell table:formula="of:=([.C100]*[.$C$5])+([.D100]*[.$D$5])" office:value-type="float" office:value="1.37195714351601" calcext:value-type="float">
            <text:p>1.371957143516</text:p>
          </table:table-cell>
          <table:table-cell table:formula="of:=([.C100]*[.$C$6])+([.D100]*[.$D$6])" office:value-type="float" office:value="1.23414051457442" calcext:value-type="float">
            <text:p>1.2341405145744</text:p>
          </table:table-cell>
          <table:table-cell table:formula="of:=([.C100]*[.E100])+([.D100]*[.F100])" office:value-type="float" office:value="1.28792127526991" calcext:value-type="float">
            <text:p>1.2879212752699</text:p>
          </table:table-cell>
          <table:table-cell table:formula="of:=[.$G$5]*[.E100]/[.G100]" office:value-type="float" office:value="2.34354830042128" calcext:value-type="float">
            <text:p>2.3435483004213</text:p>
          </table:table-cell>
          <table:table-cell table:formula="of:=[.$G$6]*[.F100]/[.G100]" office:value-type="float" office:value="2.10813283715242" calcext:value-type="float">
            <text:p>2.1081328371524</text:p>
          </table:table-cell>
          <table:table-cell table:formula="of:=1-([.A100]/[.$H$5])" office:value-type="float" office:value="-0.207465920130135" calcext:value-type="float">
            <text:p>-0.2074659201301</text:p>
          </table:table-cell>
          <table:table-cell table:formula="of:=1-([.B100]/[.$H$6])" office:value-type="float" office:value="-0.119254026407548" calcext:value-type="float">
            <text:p>-0.1192540264075</text:p>
          </table:table-cell>
          <table:table-cell table:formula="of:=[.A100]+([.H100]*[.A100]*[.J100])" office:value-type="float" office:value="0.434271779569375" calcext:value-type="float">
            <text:p>0.4342717795694</text:p>
          </table:table-cell>
          <table:table-cell table:formula="of:=[.B100]+([.I100]*[.B100]*[.K100])" office:value-type="float" office:value="0.988686409000219" calcext:value-type="float">
            <text:p>0.9886864090002</text:p>
          </table:table-cell>
          <table:table-cell table:number-columns-repeated="243"/>
        </table:table-row>
        <table:table-row table:style-name="ro2">
          <table:table-cell table:formula="of:=[.L100]" office:value-type="float" office:value="0.434271779569375" calcext:value-type="float">
            <text:p>0.4342717795694</text:p>
          </table:table-cell>
          <table:table-cell table:formula="of:=[.M100]" office:value-type="float" office:value="0.988686409000219" calcext:value-type="float">
            <text:p>0.9886864090002</text:p>
          </table:table-cell>
          <table:table-cell table:formula="of:=[.A101]/SUM([.$A101:.$B101])" office:value-type="float" office:value="0.305189416707964" calcext:value-type="float">
            <text:p>0.305189416708</text:p>
          </table:table-cell>
          <table:table-cell table:formula="of:=[.B101]/SUM([.$A101:.$B101])" office:value-type="float" office:value="0.694810583292036" calcext:value-type="float">
            <text:p>0.694810583292</text:p>
          </table:table-cell>
          <table:table-cell table:formula="of:=([.C101]*[.$C$5])+([.D101]*[.$D$5])" office:value-type="float" office:value="1.42383445580814" calcext:value-type="float">
            <text:p>1.4238344558082</text:p>
          </table:table-cell>
          <table:table-cell table:formula="of:=([.C101]*[.$C$6])+([.D101]*[.$D$6])" office:value-type="float" office:value="1.18311365002478" calcext:value-type="float">
            <text:p>1.1831136500248</text:p>
          </table:table-cell>
          <table:table-cell table:formula="of:=([.C101]*[.E101])+([.D101]*[.F101])" office:value-type="float" office:value="1.25657909233127" calcext:value-type="float">
            <text:p>1.2565790923313</text:p>
          </table:table-cell>
          <table:table-cell table:formula="of:=[.$G$5]*[.E101]/[.G101]" office:value-type="float" office:value="2.49282820468264" calcext:value-type="float">
            <text:p>2.4928282046827</text:p>
          </table:table-cell>
          <table:table-cell table:formula="of:=[.$G$6]*[.F101]/[.G101]" office:value-type="float" office:value="2.07137779542835" calcext:value-type="float">
            <text:p>2.0713777954284</text:p>
          </table:table-cell>
          <table:table-cell table:formula="of:=1-([.A101]/[.$H$5])" office:value-type="float" office:value="0.379611743472322" calcext:value-type="float">
            <text:p>0.3796117434723</text:p>
          </table:table-cell>
          <table:table-cell table:formula="of:=1-([.B101]/[.$H$6])" office:value-type="float" office:value="0.162130161864221" calcext:value-type="float">
            <text:p>0.1621301618642</text:p>
          </table:table-cell>
          <table:table-cell table:formula="of:=[.A101]+([.H101]*[.A101]*[.J101])" office:value-type="float" office:value="0.845226144095687" calcext:value-type="float">
            <text:p>0.8452261440957</text:p>
          </table:table-cell>
          <table:table-cell table:formula="of:=[.B101]+([.I101]*[.B101]*[.K101])" office:value-type="float" office:value="1.32071975111625" calcext:value-type="float">
            <text:p>1.3207197511163</text:p>
          </table:table-cell>
          <table:table-cell table:number-columns-repeated="243"/>
        </table:table-row>
        <table:table-row table:style-name="ro2">
          <table:table-cell table:formula="of:=[.L101]" office:value-type="float" office:value="0.845226144095687" calcext:value-type="float">
            <text:p>0.8452261440957</text:p>
          </table:table-cell>
          <table:table-cell table:formula="of:=[.M101]" office:value-type="float" office:value="1.32071975111625" calcext:value-type="float">
            <text:p>1.3207197511163</text:p>
          </table:table-cell>
          <table:table-cell table:formula="of:=[.A102]/SUM([.$A102:.$B102])" office:value-type="float" office:value="0.390234190966706" calcext:value-type="float">
            <text:p>0.3902341909667</text:p>
          </table:table-cell>
          <table:table-cell table:formula="of:=[.B102]/SUM([.$A102:.$B102])" office:value-type="float" office:value="0.609765809033294" calcext:value-type="float">
            <text:p>0.6097658090333</text:p>
          </table:table-cell>
          <table:table-cell table:formula="of:=([.C102]*[.$C$5])+([.D102]*[.$D$5])" office:value-type="float" office:value="1.37195714351031" calcext:value-type="float">
            <text:p>1.3719571435103</text:p>
          </table:table-cell>
          <table:table-cell table:formula="of:=([.C102]*[.$C$6])+([.D102]*[.$D$6])" office:value-type="float" office:value="1.23414051458002" calcext:value-type="float">
            <text:p>1.23414051458</text:p>
          </table:table-cell>
          <table:table-cell table:formula="of:=([.C102]*[.E102])+([.D102]*[.F102])" office:value-type="float" office:value="1.28792127527239" calcext:value-type="float">
            <text:p>1.2879212752724</text:p>
          </table:table-cell>
          <table:table-cell table:formula="of:=[.$G$5]*[.E102]/[.G102]" office:value-type="float" office:value="2.34354830040704" calcext:value-type="float">
            <text:p>2.343548300407</text:p>
          </table:table-cell>
          <table:table-cell table:formula="of:=[.$G$6]*[.F102]/[.G102]" office:value-type="float" office:value="2.10813283715793" calcext:value-type="float">
            <text:p>2.1081328371579</text:p>
          </table:table-cell>
          <table:table-cell table:formula="of:=1-([.A102]/[.$H$5])" office:value-type="float" office:value="-0.207465920136696" calcext:value-type="float">
            <text:p>-0.2074659201367</text:p>
          </table:table-cell>
          <table:table-cell table:formula="of:=1-([.B102]/[.$H$6])" office:value-type="float" office:value="-0.1192540263697" calcext:value-type="float">
            <text:p>-0.1192540263697</text:p>
          </table:table-cell>
          <table:table-cell table:formula="of:=[.A102]+([.H102]*[.A102]*[.J102])" office:value-type="float" office:value="0.434271779561236" calcext:value-type="float">
            <text:p>0.4342717795612</text:p>
          </table:table-cell>
          <table:table-cell table:formula="of:=[.B102]+([.I102]*[.B102]*[.K102])" office:value-type="float" office:value="0.988686409071296" calcext:value-type="float">
            <text:p>0.9886864090713</text:p>
          </table:table-cell>
          <table:table-cell table:number-columns-repeated="243"/>
        </table:table-row>
        <table:table-row table:style-name="ro2">
          <table:table-cell table:formula="of:=[.L102]" office:value-type="float" office:value="0.434271779561236" calcext:value-type="float">
            <text:p>0.4342717795612</text:p>
          </table:table-cell>
          <table:table-cell table:formula="of:=[.M102]" office:value-type="float" office:value="0.988686409071296" calcext:value-type="float">
            <text:p>0.9886864090713</text:p>
          </table:table-cell>
          <table:table-cell table:formula="of:=[.A103]/SUM([.$A103:.$B103])" office:value-type="float" office:value="0.305189416688745" calcext:value-type="float">
            <text:p>0.3051894166887</text:p>
          </table:table-cell>
          <table:table-cell table:formula="of:=[.B103]/SUM([.$A103:.$B103])" office:value-type="float" office:value="0.694810583311255" calcext:value-type="float">
            <text:p>0.6948105833113</text:p>
          </table:table-cell>
          <table:table-cell table:formula="of:=([.C103]*[.$C$5])+([.D103]*[.$D$5])" office:value-type="float" office:value="1.42383445581987" calcext:value-type="float">
            <text:p>1.4238344558199</text:p>
          </table:table-cell>
          <table:table-cell table:formula="of:=([.C103]*[.$C$6])+([.D103]*[.$D$6])" office:value-type="float" office:value="1.18311365001325" calcext:value-type="float">
            <text:p>1.1831136500133</text:p>
          </table:table-cell>
          <table:table-cell table:formula="of:=([.C103]*[.E103])+([.D103]*[.F103])" office:value-type="float" office:value="1.25657909232221" calcext:value-type="float">
            <text:p>1.2565790923222</text:p>
          </table:table-cell>
          <table:table-cell table:formula="of:=[.$G$5]*[.E103]/[.G103]" office:value-type="float" office:value="2.49282820472114" calcext:value-type="float">
            <text:p>2.4928282047211</text:p>
          </table:table-cell>
          <table:table-cell table:formula="of:=[.$G$6]*[.F103]/[.G103]" office:value-type="float" office:value="2.0713777954231" calcext:value-type="float">
            <text:p>2.0713777954231</text:p>
          </table:table-cell>
          <table:table-cell table:formula="of:=1-([.A103]/[.$H$5])" office:value-type="float" office:value="0.379611743483948" calcext:value-type="float">
            <text:p>0.3796117434839</text:p>
          </table:table-cell>
          <table:table-cell table:formula="of:=1-([.B103]/[.$H$6])" office:value-type="float" office:value="0.162130161803986" calcext:value-type="float">
            <text:p>0.162130161804</text:p>
          </table:table-cell>
          <table:table-cell table:formula="of:=[.A103]+([.H103]*[.A103]*[.J103])" office:value-type="float" office:value="0.84522614409878" calcext:value-type="float">
            <text:p>0.8452261440988</text:p>
          </table:table-cell>
          <table:table-cell table:formula="of:=[.B103]+([.I103]*[.B103]*[.K103])" office:value-type="float" office:value="1.32071975108699" calcext:value-type="float">
            <text:p>1.320719751087</text:p>
          </table:table-cell>
          <table:table-cell table:number-columns-repeated="243"/>
        </table:table-row>
        <table:table-row table:style-name="ro2">
          <table:table-cell table:formula="of:=[.L103]" office:value-type="float" office:value="0.84522614409878" calcext:value-type="float">
            <text:p>0.8452261440988</text:p>
          </table:table-cell>
          <table:table-cell table:formula="of:=[.M103]" office:value-type="float" office:value="1.32071975108699" calcext:value-type="float">
            <text:p>1.320719751087</text:p>
          </table:table-cell>
          <table:table-cell table:formula="of:=[.A104]/SUM([.$A104:.$B104])" office:value-type="float" office:value="0.390234190972847" calcext:value-type="float">
            <text:p>0.3902341909728</text:p>
          </table:table-cell>
          <table:table-cell table:formula="of:=[.B104]/SUM([.$A104:.$B104])" office:value-type="float" office:value="0.609765809027153" calcext:value-type="float">
            <text:p>0.6097658090272</text:p>
          </table:table-cell>
          <table:table-cell table:formula="of:=([.C104]*[.$C$5])+([.D104]*[.$D$5])" office:value-type="float" office:value="1.37195714350656" calcext:value-type="float">
            <text:p>1.3719571435066</text:p>
          </table:table-cell>
          <table:table-cell table:formula="of:=([.C104]*[.$C$6])+([.D104]*[.$D$6])" office:value-type="float" office:value="1.23414051458371" calcext:value-type="float">
            <text:p>1.2341405145837</text:p>
          </table:table-cell>
          <table:table-cell table:formula="of:=([.C104]*[.E104])+([.D104]*[.F104])" office:value-type="float" office:value="1.28792127527402" calcext:value-type="float">
            <text:p>1.287921275274</text:p>
          </table:table-cell>
          <table:table-cell table:formula="of:=[.$G$5]*[.E104]/[.G104]" office:value-type="float" office:value="2.34354830039767" calcext:value-type="float">
            <text:p>2.3435483003977</text:p>
          </table:table-cell>
          <table:table-cell table:formula="of:=[.$G$6]*[.F104]/[.G104]" office:value-type="float" office:value="2.10813283716156" calcext:value-type="float">
            <text:p>2.1081328371616</text:p>
          </table:table-cell>
          <table:table-cell table:formula="of:=1-([.A104]/[.$H$5])" office:value-type="float" office:value="-0.207465920141114" calcext:value-type="float">
            <text:p>-0.2074659201411</text:p>
          </table:table-cell>
          <table:table-cell table:formula="of:=1-([.B104]/[.$H$6])" office:value-type="float" office:value="-0.11925402634491" calcext:value-type="float">
            <text:p>-0.1192540263449</text:p>
          </table:table-cell>
          <table:table-cell table:formula="of:=[.A104]+([.H104]*[.A104]*[.J104])" office:value-type="float" office:value="0.434271779555716" calcext:value-type="float">
            <text:p>0.4342717795557</text:p>
          </table:table-cell>
          <table:table-cell table:formula="of:=[.B104]+([.I104]*[.B104]*[.K104])" office:value-type="float" office:value="0.988686409117849" calcext:value-type="float">
            <text:p>0.9886864091179</text:p>
          </table:table-cell>
          <table:table-cell table:number-columns-repeated="243"/>
        </table:table-row>
        <table:table-row table:style-name="ro2">
          <table:table-cell table:formula="of:=[.L104]" office:value-type="float" office:value="0.434271779555716" calcext:value-type="float">
            <text:p>0.4342717795557</text:p>
          </table:table-cell>
          <table:table-cell table:formula="of:=[.M104]" office:value-type="float" office:value="0.988686409117849" calcext:value-type="float">
            <text:p>0.9886864091179</text:p>
          </table:table-cell>
          <table:table-cell table:formula="of:=[.A105]/SUM([.$A105:.$B105])" office:value-type="float" office:value="0.305189416676065" calcext:value-type="float">
            <text:p>0.3051894166761</text:p>
          </table:table-cell>
          <table:table-cell table:formula="of:=[.B105]/SUM([.$A105:.$B105])" office:value-type="float" office:value="0.694810583323935" calcext:value-type="float">
            <text:p>0.6948105833239</text:p>
          </table:table-cell>
          <table:table-cell table:formula="of:=([.C105]*[.$C$5])+([.D105]*[.$D$5])" office:value-type="float" office:value="1.4238344558276" calcext:value-type="float">
            <text:p>1.4238344558276</text:p>
          </table:table-cell>
          <table:table-cell table:formula="of:=([.C105]*[.$C$6])+([.D105]*[.$D$6])" office:value-type="float" office:value="1.18311365000564" calcext:value-type="float">
            <text:p>1.1831136500056</text:p>
          </table:table-cell>
          <table:table-cell table:formula="of:=([.C105]*[.E105])+([.D105]*[.F105])" office:value-type="float" office:value="1.25657909231624" calcext:value-type="float">
            <text:p>1.2565790923162</text:p>
          </table:table-cell>
          <table:table-cell table:formula="of:=[.$G$5]*[.E105]/[.G105]" office:value-type="float" office:value="2.49282820474654" calcext:value-type="float">
            <text:p>2.4928282047466</text:p>
          </table:table-cell>
          <table:table-cell table:formula="of:=[.$G$6]*[.F105]/[.G105]" office:value-type="float" office:value="2.07137779541963" calcext:value-type="float">
            <text:p>2.0713777954196</text:p>
          </table:table-cell>
          <table:table-cell table:formula="of:=1-([.A105]/[.$H$5])" office:value-type="float" office:value="0.379611743491835" calcext:value-type="float">
            <text:p>0.3796117434918</text:p>
          </table:table-cell>
          <table:table-cell table:formula="of:=1-([.B105]/[.$H$6])" office:value-type="float" office:value="0.162130161764534" calcext:value-type="float">
            <text:p>0.1621301617645</text:p>
          </table:table-cell>
          <table:table-cell table:formula="of:=[.A105]+([.H105]*[.A105]*[.J105])" office:value-type="float" office:value="0.84522614410076" calcext:value-type="float">
            <text:p>0.8452261441008</text:p>
          </table:table-cell>
          <table:table-cell table:formula="of:=[.B105]+([.I105]*[.B105]*[.K105])" office:value-type="float" office:value="1.32071975106783" calcext:value-type="float">
            <text:p>1.3207197510678</text:p>
          </table:table-cell>
          <table:table-cell table:number-columns-repeated="243"/>
        </table:table-row>
        <table:table-row table:style-name="ro2">
          <table:table-cell table:formula="of:=[.L105]" office:value-type="float" office:value="0.84522614410076" calcext:value-type="float">
            <text:p>0.8452261441008</text:p>
          </table:table-cell>
          <table:table-cell table:formula="of:=[.M105]" office:value-type="float" office:value="1.32071975106783" calcext:value-type="float">
            <text:p>1.3207197510678</text:p>
          </table:table-cell>
          <table:table-cell table:formula="of:=[.A106]/SUM([.$A106:.$B106])" office:value-type="float" office:value="0.390234190976857" calcext:value-type="float">
            <text:p>0.3902341909769</text:p>
          </table:table-cell>
          <table:table-cell table:formula="of:=[.B106]/SUM([.$A106:.$B106])" office:value-type="float" office:value="0.609765809023142" calcext:value-type="float">
            <text:p>0.6097658090231</text:p>
          </table:table-cell>
          <table:table-cell table:formula="of:=([.C106]*[.$C$5])+([.D106]*[.$D$5])" office:value-type="float" office:value="1.37195714350412" calcext:value-type="float">
            <text:p>1.3719571435041</text:p>
          </table:table-cell>
          <table:table-cell table:formula="of:=([.C106]*[.$C$6])+([.D106]*[.$D$6])" office:value-type="float" office:value="1.23414051458611" calcext:value-type="float">
            <text:p>1.2341405145861</text:p>
          </table:table-cell>
          <table:table-cell table:formula="of:=([.C106]*[.E106])+([.D106]*[.F106])" office:value-type="float" office:value="1.28792127527509" calcext:value-type="float">
            <text:p>1.2879212752751</text:p>
          </table:table-cell>
          <table:table-cell table:formula="of:=[.$G$5]*[.E106]/[.G106]" office:value-type="float" office:value="2.34354830039155" calcext:value-type="float">
            <text:p>2.3435483003916</text:p>
          </table:table-cell>
          <table:table-cell table:formula="of:=[.$G$6]*[.F106]/[.G106]" office:value-type="float" office:value="2.10813283716392" calcext:value-type="float">
            <text:p>2.1081328371639</text:p>
          </table:table-cell>
          <table:table-cell table:formula="of:=1-([.A106]/[.$H$5])" office:value-type="float" office:value="-0.207465920143943" calcext:value-type="float">
            <text:p>-0.2074659201439</text:p>
          </table:table-cell>
          <table:table-cell table:formula="of:=1-([.B106]/[.$H$6])" office:value-type="float" office:value="-0.11925402632867" calcext:value-type="float">
            <text:p>-0.1192540263287</text:p>
          </table:table-cell>
          <table:table-cell table:formula="of:=[.A106]+([.H106]*[.A106]*[.J106])" office:value-type="float" office:value="0.434271779552201" calcext:value-type="float">
            <text:p>0.4342717795522</text:p>
          </table:table-cell>
          <table:table-cell table:formula="of:=[.B106]+([.I106]*[.B106]*[.K106])" office:value-type="float" office:value="0.988686409148348" calcext:value-type="float">
            <text:p>0.9886864091483</text:p>
          </table:table-cell>
          <table:table-cell table:number-columns-repeated="243"/>
        </table:table-row>
        <table:table-row table:style-name="ro2">
          <table:table-cell table:formula="of:=[.L106]" office:value-type="float" office:value="0.434271779552201" calcext:value-type="float">
            <text:p>0.4342717795522</text:p>
          </table:table-cell>
          <table:table-cell table:formula="of:=[.M106]" office:value-type="float" office:value="0.988686409148348" calcext:value-type="float">
            <text:p>0.9886864091483</text:p>
          </table:table-cell>
          <table:table-cell table:formula="of:=[.A107]/SUM([.$A107:.$B107])" office:value-type="float" office:value="0.305189416667808" calcext:value-type="float">
            <text:p>0.3051894166678</text:p>
          </table:table-cell>
          <table:table-cell table:formula="of:=[.B107]/SUM([.$A107:.$B107])" office:value-type="float" office:value="0.694810583332192" calcext:value-type="float">
            <text:p>0.6948105833322</text:p>
          </table:table-cell>
          <table:table-cell table:formula="of:=([.C107]*[.$C$5])+([.D107]*[.$D$5])" office:value-type="float" office:value="1.42383445583264" calcext:value-type="float">
            <text:p>1.4238344558326</text:p>
          </table:table-cell>
          <table:table-cell table:formula="of:=([.C107]*[.$C$6])+([.D107]*[.$D$6])" office:value-type="float" office:value="1.18311365000069" calcext:value-type="float">
            <text:p>1.1831136500007</text:p>
          </table:table-cell>
          <table:table-cell table:formula="of:=([.C107]*[.E107])+([.D107]*[.F107])" office:value-type="float" office:value="1.25657909231234" calcext:value-type="float">
            <text:p>1.2565790923124</text:p>
          </table:table-cell>
          <table:table-cell table:formula="of:=[.$G$5]*[.E107]/[.G107]" office:value-type="float" office:value="2.49282820476308" calcext:value-type="float">
            <text:p>2.4928282047631</text:p>
          </table:table-cell>
          <table:table-cell table:formula="of:=[.$G$6]*[.F107]/[.G107]" office:value-type="float" office:value="2.07137779541737" calcext:value-type="float">
            <text:p>2.0713777954174</text:p>
          </table:table-cell>
          <table:table-cell table:formula="of:=1-([.A107]/[.$H$5])" office:value-type="float" office:value="0.379611743496855" calcext:value-type="float">
            <text:p>0.3796117434969</text:p>
          </table:table-cell>
          <table:table-cell table:formula="of:=1-([.B107]/[.$H$6])" office:value-type="float" office:value="0.162130161738688" calcext:value-type="float">
            <text:p>0.1621301617387</text:p>
          </table:table-cell>
          <table:table-cell table:formula="of:=[.A107]+([.H107]*[.A107]*[.J107])" office:value-type="float" office:value="0.845226144102082" calcext:value-type="float">
            <text:p>0.8452261441021</text:p>
          </table:table-cell>
          <table:table-cell table:formula="of:=[.B107]+([.I107]*[.B107]*[.K107])" office:value-type="float" office:value="1.32071975105528" calcext:value-type="float">
            <text:p>1.3207197510553</text:p>
          </table:table-cell>
          <table:table-cell table:number-columns-repeated="243"/>
        </table:table-row>
        <table:table-row table:style-name="ro2">
          <table:table-cell table:formula="of:=[.L107]" office:value-type="float" office:value="0.845226144102082" calcext:value-type="float">
            <text:p>0.8452261441021</text:p>
          </table:table-cell>
          <table:table-cell table:formula="of:=[.M107]" office:value-type="float" office:value="1.32071975105528" calcext:value-type="float">
            <text:p>1.3207197510553</text:p>
          </table:table-cell>
          <table:table-cell table:formula="of:=[.A108]/SUM([.$A108:.$B108])" office:value-type="float" office:value="0.390234190979491" calcext:value-type="float">
            <text:p>0.3902341909795</text:p>
          </table:table-cell>
          <table:table-cell table:formula="of:=[.B108]/SUM([.$A108:.$B108])" office:value-type="float" office:value="0.609765809020509" calcext:value-type="float">
            <text:p>0.6097658090205</text:p>
          </table:table-cell>
          <table:table-cell table:formula="of:=([.C108]*[.$C$5])+([.D108]*[.$D$5])" office:value-type="float" office:value="1.37195714350251" calcext:value-type="float">
            <text:p>1.3719571435025</text:p>
          </table:table-cell>
          <table:table-cell table:formula="of:=([.C108]*[.$C$6])+([.D108]*[.$D$6])" office:value-type="float" office:value="1.23414051458769" calcext:value-type="float">
            <text:p>1.2341405145877</text:p>
          </table:table-cell>
          <table:table-cell table:formula="of:=([.C108]*[.E108])+([.D108]*[.F108])" office:value-type="float" office:value="1.28792127527579" calcext:value-type="float">
            <text:p>1.2879212752758</text:p>
          </table:table-cell>
          <table:table-cell table:formula="of:=[.$G$5]*[.E108]/[.G108]" office:value-type="float" office:value="2.34354830038754" calcext:value-type="float">
            <text:p>2.3435483003875</text:p>
          </table:table-cell>
          <table:table-cell table:formula="of:=[.$G$6]*[.F108]/[.G108]" office:value-type="float" office:value="2.10813283716548" calcext:value-type="float">
            <text:p>2.1081328371655</text:p>
          </table:table-cell>
          <table:table-cell table:formula="of:=1-([.A108]/[.$H$5])" office:value-type="float" office:value="-0.207465920145832" calcext:value-type="float">
            <text:p>-0.2074659201458</text:p>
          </table:table-cell>
          <table:table-cell table:formula="of:=1-([.B108]/[.$H$6])" office:value-type="float" office:value="-0.119254026318033" calcext:value-type="float">
            <text:p>-0.119254026318</text:p>
          </table:table-cell>
          <table:table-cell table:formula="of:=[.A108]+([.H108]*[.A108]*[.J108])" office:value-type="float" office:value="0.434271779549844" calcext:value-type="float">
            <text:p>0.4342717795498</text:p>
          </table:table-cell>
          <table:table-cell table:formula="of:=[.B108]+([.I108]*[.B108]*[.K108])" office:value-type="float" office:value="0.988686409168324" calcext:value-type="float">
            <text:p>0.9886864091683</text:p>
          </table:table-cell>
          <table:table-cell table:number-columns-repeated="243"/>
        </table:table-row>
        <table:table-row table:style-name="ro2">
          <table:table-cell table:formula="of:=[.L108]" office:value-type="float" office:value="0.434271779549844" calcext:value-type="float">
            <text:p>0.4342717795498</text:p>
          </table:table-cell>
          <table:table-cell table:formula="of:=[.M108]" office:value-type="float" office:value="0.988686409168324" calcext:value-type="float">
            <text:p>0.9886864091683</text:p>
          </table:table-cell>
          <table:table-cell table:formula="of:=[.A109]/SUM([.$A109:.$B109])" office:value-type="float" office:value="0.305189416662373" calcext:value-type="float">
            <text:p>0.3051894166624</text:p>
          </table:table-cell>
          <table:table-cell table:formula="of:=[.B109]/SUM([.$A109:.$B109])" office:value-type="float" office:value="0.694810583337627" calcext:value-type="float">
            <text:p>0.6948105833376</text:p>
          </table:table-cell>
          <table:table-cell table:formula="of:=([.C109]*[.$C$5])+([.D109]*[.$D$5])" office:value-type="float" office:value="1.42383445583595" calcext:value-type="float">
            <text:p>1.423834455836</text:p>
          </table:table-cell>
          <table:table-cell table:formula="of:=([.C109]*[.$C$6])+([.D109]*[.$D$6])" office:value-type="float" office:value="1.18311364999742" calcext:value-type="float">
            <text:p>1.1831136499974</text:p>
          </table:table-cell>
          <table:table-cell table:formula="of:=([.C109]*[.E109])+([.D109]*[.F109])" office:value-type="float" office:value="1.25657909230978" calcext:value-type="float">
            <text:p>1.2565790923098</text:p>
          </table:table-cell>
          <table:table-cell table:formula="of:=[.$G$5]*[.E109]/[.G109]" office:value-type="float" office:value="2.49282820477397" calcext:value-type="float">
            <text:p>2.492828204774</text:p>
          </table:table-cell>
          <table:table-cell table:formula="of:=[.$G$6]*[.F109]/[.G109]" office:value-type="float" office:value="2.07137779541589" calcext:value-type="float">
            <text:p>2.0713777954159</text:p>
          </table:table-cell>
          <table:table-cell table:formula="of:=1-([.A109]/[.$H$5])" office:value-type="float" office:value="0.379611743500222" calcext:value-type="float">
            <text:p>0.3796117435002</text:p>
          </table:table-cell>
          <table:table-cell table:formula="of:=1-([.B109]/[.$H$6])" office:value-type="float" office:value="0.162130161721759" calcext:value-type="float">
            <text:p>0.1621301617218</text:p>
          </table:table-cell>
          <table:table-cell table:formula="of:=[.A109]+([.H109]*[.A109]*[.J109])" office:value-type="float" office:value="0.845226144102935" calcext:value-type="float">
            <text:p>0.8452261441029</text:p>
          </table:table-cell>
          <table:table-cell table:formula="of:=[.B109]+([.I109]*[.B109]*[.K109])" office:value-type="float" office:value="1.32071975104706" calcext:value-type="float">
            <text:p>1.3207197510471</text:p>
          </table:table-cell>
          <table:table-cell table:number-columns-repeated="243"/>
        </table:table-row>
        <table:table-row table:style-name="ro2">
          <table:table-cell table:formula="of:=[.L109]" office:value-type="float" office:value="0.845226144102935" calcext:value-type="float">
            <text:p>0.8452261441029</text:p>
          </table:table-cell>
          <table:table-cell table:formula="of:=[.M109]" office:value-type="float" office:value="1.32071975104706" calcext:value-type="float">
            <text:p>1.3207197510471</text:p>
          </table:table-cell>
          <table:table-cell table:formula="of:=[.A110]/SUM([.$A110:.$B110])" office:value-type="float" office:value="0.390234190981213" calcext:value-type="float">
            <text:p>0.3902341909812</text:p>
          </table:table-cell>
          <table:table-cell table:formula="of:=[.B110]/SUM([.$A110:.$B110])" office:value-type="float" office:value="0.609765809018787" calcext:value-type="float">
            <text:p>0.6097658090188</text:p>
          </table:table-cell>
          <table:table-cell table:formula="of:=([.C110]*[.$C$5])+([.D110]*[.$D$5])" office:value-type="float" office:value="1.37195714350146" calcext:value-type="float">
            <text:p>1.3719571435015</text:p>
          </table:table-cell>
          <table:table-cell table:formula="of:=([.C110]*[.$C$6])+([.D110]*[.$D$6])" office:value-type="float" office:value="1.23414051458873" calcext:value-type="float">
            <text:p>1.2341405145887</text:p>
          </table:table-cell>
          <table:table-cell table:formula="of:=([.C110]*[.E110])+([.D110]*[.F110])" office:value-type="float" office:value="1.28792127527625" calcext:value-type="float">
            <text:p>1.2879212752763</text:p>
          </table:table-cell>
          <table:table-cell table:formula="of:=[.$G$5]*[.E110]/[.G110]" office:value-type="float" office:value="2.34354830038491" calcext:value-type="float">
            <text:p>2.3435483003849</text:p>
          </table:table-cell>
          <table:table-cell table:formula="of:=[.$G$6]*[.F110]/[.G110]" office:value-type="float" office:value="2.10813283716649" calcext:value-type="float">
            <text:p>2.1081328371665</text:p>
          </table:table-cell>
          <table:table-cell table:formula="of:=1-([.A110]/[.$H$5])" office:value-type="float" office:value="-0.20746592014705" calcext:value-type="float">
            <text:p>-0.2074659201471</text:p>
          </table:table-cell>
          <table:table-cell table:formula="of:=1-([.B110]/[.$H$6])" office:value-type="float" office:value="-0.119254026311064" calcext:value-type="float">
            <text:p>-0.1192540263111</text:p>
          </table:table-cell>
          <table:table-cell table:formula="of:=[.A110]+([.H110]*[.A110]*[.J110])" office:value-type="float" office:value="0.43427177954833" calcext:value-type="float">
            <text:p>0.4342717795483</text:p>
          </table:table-cell>
          <table:table-cell table:formula="of:=[.B110]+([.I110]*[.B110]*[.K110])" office:value-type="float" office:value="0.98868640918141" calcext:value-type="float">
            <text:p>0.9886864091814</text:p>
          </table:table-cell>
          <table:table-cell table:number-columns-repeated="243"/>
        </table:table-row>
        <table:table-row table:style-name="ro2">
          <table:table-cell table:formula="of:=[.L110]" office:value-type="float" office:value="0.43427177954833" calcext:value-type="float">
            <text:p>0.4342717795483</text:p>
          </table:table-cell>
          <table:table-cell table:formula="of:=[.M110]" office:value-type="float" office:value="0.98868640918141" calcext:value-type="float">
            <text:p>0.9886864091814</text:p>
          </table:table-cell>
          <table:table-cell table:formula="of:=[.A111]/SUM([.$A111:.$B111])" office:value-type="float" office:value="0.305189416658827" calcext:value-type="float">
            <text:p>0.3051894166588</text:p>
          </table:table-cell>
          <table:table-cell table:formula="of:=[.B111]/SUM([.$A111:.$B111])" office:value-type="float" office:value="0.694810583341173" calcext:value-type="float">
            <text:p>0.6948105833412</text:p>
          </table:table-cell>
          <table:table-cell table:formula="of:=([.C111]*[.$C$5])+([.D111]*[.$D$5])" office:value-type="float" office:value="1.42383445583812" calcext:value-type="float">
            <text:p>1.4238344558381</text:p>
          </table:table-cell>
          <table:table-cell table:formula="of:=([.C111]*[.$C$6])+([.D111]*[.$D$6])" office:value-type="float" office:value="1.1831136499953" calcext:value-type="float">
            <text:p>1.1831136499953</text:p>
          </table:table-cell>
          <table:table-cell table:formula="of:=([.C111]*[.E111])+([.D111]*[.F111])" office:value-type="float" office:value="1.25657909230811" calcext:value-type="float">
            <text:p>1.2565790923081</text:p>
          </table:table-cell>
          <table:table-cell table:formula="of:=[.$G$5]*[.E111]/[.G111]" office:value-type="float" office:value="2.49282820478107" calcext:value-type="float">
            <text:p>2.4928282047811</text:p>
          </table:table-cell>
          <table:table-cell table:formula="of:=[.$G$6]*[.F111]/[.G111]" office:value-type="float" office:value="2.07137779541492" calcext:value-type="float">
            <text:p>2.0713777954149</text:p>
          </table:table-cell>
          <table:table-cell table:formula="of:=1-([.A111]/[.$H$5])" office:value-type="float" office:value="0.379611743502385" calcext:value-type="float">
            <text:p>0.3796117435024</text:p>
          </table:table-cell>
          <table:table-cell table:formula="of:=1-([.B111]/[.$H$6])" office:value-type="float" office:value="0.162130161710669" calcext:value-type="float">
            <text:p>0.1621301617107</text:p>
          </table:table-cell>
          <table:table-cell table:formula="of:=[.A111]+([.H111]*[.A111]*[.J111])" office:value-type="float" office:value="0.845226144103501" calcext:value-type="float">
            <text:p>0.8452261441035</text:p>
          </table:table-cell>
          <table:table-cell table:formula="of:=[.B111]+([.I111]*[.B111]*[.K111])" office:value-type="float" office:value="1.32071975104167" calcext:value-type="float">
            <text:p>1.3207197510417</text:p>
          </table:table-cell>
          <table:table-cell table:number-columns-repeated="243"/>
        </table:table-row>
        <table:table-row table:style-name="ro2" table:number-rows-repeated="108">
          <table:table-cell table:number-columns-repeated="256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imple.$A$1" table:expression="#REF!"/>
          <table:named-expression table:name="Sheet_Title" table:base-cell-address="$Simple.$A$1" table:expression="&quot;Sheet1&quot;"/>
        </table:named-expressions>
      </table:table>
      <table:table table:name="Fitness functions" table:style-name="ta2">
        <office:forms form:automatic-focus="false" form:apply-design-mode="false"/>
        <table:shapes>
          <draw:frame draw:z-index="0" draw:style-name="gr2" draw:text-style-name="P1" svg:width="6.2965in" svg:height="3.5449in" svg:x="2.1465in" svg:y="1.15in">
            <draw:object draw:notify-on-update-of-ranges="'Fitness functions'.A11:'Fitness functions'.A11 'Fitness functions'.A12:'Fitness functions'.A111 'Fitness functions'.B11:'Fitness functions'.B11 'Fitness functions'.B12:'Fitness functions'.B1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502" table:default-cell-style-name="ce1"/>
        <table:table-column table:style-name="co3" table:number-columns-repeated="510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Fitness matrix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/>
          <table:table-cell table:style-name="ce2"/>
          <table:table-cell table:style-name="ce2" office:value-type="string" calcext:value-type="string" table:number-columns-spanned="2" table:number-rows-spanned="1">
            <text:p>common</text:p>
          </table:table-cell>
          <table:covered-table-cell/>
          <table:table-cell table:number-columns-repeated="5"/>
          <table:table-cell office:value-type="string" calcext:value-type="string">
            <text:p>Alonzo</text:p>
          </table:table-cell>
          <table:table-cell table:number-columns-repeated="101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O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3"/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K</text:p>
          </table:table-cell>
          <table:table-cell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rare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.61" calcext:value-type="float">
            <text:p>1.61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float" office:value="7.002" calcext:value-type="float">
            <text:p>7.002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office:value-type="float" office:value="2.96" calcext:value-type="float">
            <text:p>2.96</text:p>
          </table:table-cell>
          <table:table-cell table:number-columns-repeated="1014"/>
        </table:table-row>
        <table:table-row table:style-name="ro3">
          <table:covered-table-cell/>
          <table:table-cell table:style-name="ce4" office:value-type="string" calcext:value-type="string">
            <text:p>Y</text:p>
          </table:table-cell>
          <table:table-cell table:style-name="ce4" office:value-type="float" office:value="1.6" calcext:value-type="float">
            <text:p>1.6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4" office:value-type="float" office:value="7.2" calcext:value-type="float">
            <text:p>7.2</text:p>
          </table:table-cell>
          <table:table-cell table:style-name="ce6" office:value-type="float" office:value="1.18" calcext:value-type="float">
            <text:p>1.18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r</text:p>
          </table:table-cell>
          <table:table-cell table:number-columns-repeated="6"/>
          <table:table-cell table:style-name="ce10" office:value-type="string" calcext:value-type="string">
            <text:p>Replicator</text:p>
          </table:table-cell>
          <table:table-cell table:style-name="ce10"/>
          <table:table-cell office:value-type="string" calcext:value-type="string">
            <text:p>Logistic term</text:p>
          </table:table-cell>
          <table:table-cell/>
          <table:table-cell office:value-type="string" calcext:value-type="string">
            <text:p>Unnormalized</text:p>
          </table:table-cell>
          <table:table-cell/>
          <table:table-cell table:style-name="ce12" office:value-type="string" calcext:value-type="string" table:number-columns-spanned="3" table:number-rows-spanned="1">
            <text:p>Next generation</text:p>
          </table:table-cell>
          <table:covered-table-cell table:number-columns-repeated="2" table:style-name="ce13"/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2" table:number-rows-spanned="1">
            <text:p>Female density</text:p>
          </table:table-cell>
          <table:covered-table-cell/>
          <table:table-cell table:style-name="ce2" office:value-type="string" calcext:value-type="string" table:number-columns-spanned="2" table:number-rows-spanned="1">
            <text:p>Frequency</text:p>
          </table:table-cell>
          <table:covered-table-cell/>
          <table:table-cell table:style-name="ce7" office:value-type="string" calcext:value-type="string" table:number-columns-spanned="3" table:number-rows-spanned="1">
            <text:p>My own theory</text:p>
          </table:table-cell>
          <table:covered-table-cell table:number-columns-repeated="2"/>
          <table:table-cell table:style-name="ce8" office:value-type="string" calcext:value-type="string" table:number-columns-spanned="4" table:number-rows-spanned="1">
            <text:p>Egg fitness</text:p>
          </table:table-cell>
          <table:covered-table-cell table:number-columns-repeated="3" table:style-name="ce9"/>
          <table:table-cell table:style-name="ce2" office:value-type="string" calcext:value-type="string" table:number-columns-spanned="3" table:number-rows-spanned="1">
            <text:p>Fitness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r_i=f_i*w_i/w_bar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`= (1 - N_i/K_i)</text:p>
          </table:table-cell>
          <table:covered-table-cell/>
          <table:table-cell office:value-type="string" calcext:value-type="string">
            <text:p>frequencies</text:p>
          </table:table-cell>
          <table:table-cell/>
          <table:table-cell table:style-name="ce13" office:value-type="string" calcext:value-type="string">
            <text:p>N(t+1)</text:p>
          </table:table-cell>
          <table:table-cell table:style-name="ce13" table:number-columns-repeated="2"/>
          <table:table-cell table:number-columns-repeated="1001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OO</text:p>
          </table:table-cell>
          <table:table-cell table:style-name="ce2" office:value-type="string" calcext:value-type="string">
            <text:p>NOY</text:p>
          </table:table-cell>
          <table:table-cell table:style-name="ce2" office:value-type="string" calcext:value-type="string">
            <text:p>NYY</text:p>
          </table:table-cell>
          <table:table-cell table:style-name="ce9" office:value-type="string" calcext:value-type="string">
            <text:p>wo1</text:p>
          </table:table-cell>
          <table:table-cell table:style-name="ce9" office:value-type="string" calcext:value-type="string">
            <text:p>wy1</text:p>
          </table:table-cell>
          <table:table-cell table:style-name="ce9" office:value-type="string" calcext:value-type="string">
            <text:p>wo25</text:p>
          </table:table-cell>
          <table:table-cell table:style-name="ce9" office:value-type="string" calcext:value-type="string">
            <text:p>wy25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bar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OK?</text:p>
          </table:table-cell>
          <table:table-cell table:number-columns-repeated="1001"/>
        </table:table-row>
        <table:table-row table:style-name="ro3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A12]/SUM([.$A12:.$B12])" office:value-type="float" office:value="0.25" calcext:value-type="float">
            <text:p>0.25</text:p>
          </table:table-cell>
          <table:table-cell table:formula="of:=[.B12]/SUM([.$A12:.$B12])" office:value-type="float" office:value="0.75" calcext:value-type="float">
            <text:p>0.75</text:p>
          </table:table-cell>
          <table:table-cell table:formula="of:=([.C12]*[.C12])*SUM([.A12:.B12])" office:value-type="float" office:value="0.025" calcext:value-type="float">
            <text:p>0.025</text:p>
          </table:table-cell>
          <table:table-cell table:formula="of:=2*[.C12]*[.D12]*SUM([.A12:.B12])" office:value-type="float" office:value="0.15" calcext:value-type="float">
            <text:p>0.15</text:p>
          </table:table-cell>
          <table:table-cell table:formula="of:=([.D12]*[.D12])*SUM([.A12:.B12])" office:value-type="float" office:value="0.225" calcext:value-type="float">
            <text:p>0.225</text:p>
          </table:table-cell>
          <table:table-cell table:style-name="ce9" table:formula="of:=0.98-(0.84*[.E12])+(0.27*[.F12])" office:value-type="float" office:value="0.9995" calcext:value-type="float">
            <text:p>0.9995</text:p>
          </table:table-cell>
          <table:table-cell table:style-name="ce9" table:formula="of:=1.04+(0.02*[.F12])-(0.35*[.G12])" office:value-type="float" office:value="0.96425" calcext:value-type="float">
            <text:p>0.96425</text:p>
          </table:table-cell>
          <table:table-cell table:style-name="ce9" table:formula="of:=0.18-(0.38*[.E12])-(0.14*[.F12])" office:value-type="float" office:value="0.1495" calcext:value-type="float">
            <text:p>0.1495</text:p>
          </table:table-cell>
          <table:table-cell table:style-name="ce9" table:formula="of:=0.22-(0.03*[.F12])-(0.35*[.G12])" office:value-type="float" office:value="0.13675" calcext:value-type="float">
            <text:p>0.13675</text:p>
          </table:table-cell>
          <table:table-cell table:formula="of:=[.H12]+((([.$G$5]*2)-1)*[.J12])" office:value-type="float" office:value="2.943598" calcext:value-type="float">
            <text:p>2.943598</text:p>
          </table:table-cell>
          <table:table-cell table:formula="of:=[.I12]+((([.$G$6]*2)-1)*[.K12])" office:value-type="float" office:value="2.7967" calcext:value-type="float">
            <text:p>2.7967</text:p>
          </table:table-cell>
          <table:table-cell table:formula="of:=([.C12]*[.L12])+([.D12]*[.M12])" office:value-type="float" office:value="2.8334245" calcext:value-type="float">
            <text:p>2.8334245</text:p>
          </table:table-cell>
          <table:table-cell table:style-name="ce10" table:formula="of:=[.$G$5]*[.L12]/[.N12]" office:value-type="float" office:value="7.2742623620287" calcext:value-type="float">
            <text:p>7.2742623620287</text:p>
          </table:table-cell>
          <table:table-cell table:style-name="ce10" table:formula="of:=[.$G$6]*[.M12]/[.N12]" office:value-type="float" office:value="7.10667956742804" calcext:value-type="float">
            <text:p>7.106679567428</text:p>
          </table:table-cell>
          <table:table-cell table:formula="of:=1-([.A12]/[.$H$5])" office:value-type="float" office:value="0.857142857142857" calcext:value-type="float">
            <text:p>0.8571428571429</text:p>
          </table:table-cell>
          <table:table-cell table:formula="of:=1-([.B12]/[.$H$6])" office:value-type="float" office:value="0.745762711864407" calcext:value-type="float">
            <text:p>0.7457627118644</text:p>
          </table:table-cell>
          <table:table-cell table:formula="of:=[.A12]+([.O12]*[.A12]*[.Q12])" office:value-type="float" office:value="0.723508202459603" calcext:value-type="float">
            <text:p>0.7235082024596</text:p>
          </table:table-cell>
          <table:table-cell table:formula="of:=[.B12]+([.P12]*[.B12]*[.R12])" office:value-type="float" office:value="1.88996898796695" calcext:value-type="float">
            <text:p>1.889968987967</text:p>
          </table:table-cell>
          <table:table-cell table:style-name="ce13" table:formula="of:=[.S12]/SUM([.$S12:.$T12])" office:value-type="float" office:value="0.276837389325566" calcext:value-type="float">
            <text:p>0.2768373893256</text:p>
          </table:table-cell>
          <table:table-cell table:style-name="ce13" table:formula="of:=[.T12]/SUM([.$S12:.$T12])" office:value-type="float" office:value="0.723162610674434" calcext:value-type="float">
            <text:p>0.7231626106744</text:p>
          </table:table-cell>
          <table:table-cell table:style-name="ce14" table:formula="of:=IF(ABS(SUM([.U12:.V1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2]" office:value-type="float" office:value="0.276837389325566" calcext:value-type="float">
            <text:p>0.2768373893256</text:p>
          </table:table-cell>
          <table:table-cell table:formula="of:=[.V12]" office:value-type="float" office:value="0.723162610674434" calcext:value-type="float">
            <text:p>0.7231626106744</text:p>
          </table:table-cell>
          <table:table-cell table:formula="of:=[.A13]/SUM([.$A13:.$B13])" office:value-type="float" office:value="0.276837389325566" calcext:value-type="float">
            <text:p>0.2768373893256</text:p>
          </table:table-cell>
          <table:table-cell table:formula="of:=[.B13]/SUM([.$A13:.$B13])" office:value-type="float" office:value="0.723162610674434" calcext:value-type="float">
            <text:p>0.7231626106744</text:p>
          </table:table-cell>
          <table:table-cell table:formula="of:=([.C13]*[.C13])*SUM([.A13:.B13])" office:value-type="float" office:value="0.076638940128595" calcext:value-type="float">
            <text:p>0.0766389401286</text:p>
          </table:table-cell>
          <table:table-cell table:formula="of:=2*[.C13]*[.D13]*SUM([.A13:.B13])" office:value-type="float" office:value="0.400396898393942" calcext:value-type="float">
            <text:p>0.4003968983939</text:p>
          </table:table-cell>
          <table:table-cell table:formula="of:=([.D13]*[.D13])*SUM([.A13:.B13])" office:value-type="float" office:value="0.522964161477463" calcext:value-type="float">
            <text:p>0.5229641614775</text:p>
          </table:table-cell>
          <table:table-cell table:style-name="ce9" table:formula="of:=0.98-(0.84*[.E13])+(0.27*[.F13])" office:value-type="float" office:value="1.02373045285834" calcext:value-type="float">
            <text:p>1.0237304528583</text:p>
          </table:table-cell>
          <table:table-cell table:style-name="ce9" table:formula="of:=1.04+(0.02*[.F13])-(0.35*[.G13])" office:value-type="float" office:value="0.864970481450767" calcext:value-type="float">
            <text:p>0.8649704814508</text:p>
          </table:table-cell>
          <table:table-cell table:style-name="ce9" table:formula="of:=0.18-(0.38*[.E13])-(0.14*[.F13])" office:value-type="float" office:value="0.0948216369759819" calcext:value-type="float">
            <text:p>0.094821636976</text:p>
          </table:table-cell>
          <table:table-cell table:style-name="ce9" table:formula="of:=0.22-(0.03*[.F13])-(0.35*[.G13])" office:value-type="float" office:value="0.0249506365310698" calcext:value-type="float">
            <text:p>0.0249506365311</text:p>
          </table:table-cell>
          <table:table-cell table:formula="of:=[.H13]+((([.$G$5]*2)-1)*[.J13])" office:value-type="float" office:value="2.25679102009401" calcext:value-type="float">
            <text:p>2.256791020094</text:p>
          </table:table-cell>
          <table:table-cell table:formula="of:=[.I13]+((([.$G$6]*2)-1)*[.K13])" office:value-type="float" office:value="1.1993090109671" calcext:value-type="float">
            <text:p>1.1993090109671</text:p>
          </table:table-cell>
          <table:table-cell table:formula="of:=([.C13]*[.L13])+([.D13]*[.M13])" office:value-type="float" office:value="1.49205956963255" calcext:value-type="float">
            <text:p>1.4920595696326</text:p>
          </table:table-cell>
          <table:table-cell table:style-name="ce10" table:formula="of:=[.$G$5]*[.L13]/[.N13]" office:value-type="float" office:value="10.5907639643301" calcext:value-type="float">
            <text:p>10.5907639643301</text:p>
          </table:table-cell>
          <table:table-cell table:style-name="ce10" table:formula="of:=[.$G$6]*[.M13]/[.N13]" office:value-type="float" office:value="5.78731912231204" calcext:value-type="float">
            <text:p>5.787319122312</text:p>
          </table:table-cell>
          <table:table-cell table:formula="of:=1-([.A13]/[.$H$5])" office:value-type="float" office:value="0.604518015249191" calcext:value-type="float">
            <text:p>0.6045180152492</text:p>
          </table:table-cell>
          <table:table-cell table:formula="of:=1-([.B13]/[.$H$6])" office:value-type="float" office:value="0.38715032993692" calcext:value-type="float">
            <text:p>0.3871503299369</text:p>
          </table:table-cell>
          <table:table-cell table:formula="of:=[.A13]+([.O13]*[.A13]*[.Q13])" office:value-type="float" office:value="2.04923551420488" calcext:value-type="float">
            <text:p>2.0492355142049</text:p>
          </table:table-cell>
          <table:table-cell table:formula="of:=[.B13]+([.P13]*[.B13]*[.R13])" office:value-type="float" office:value="2.34345364308829" calcext:value-type="float">
            <text:p>2.3434536430883</text:p>
          </table:table-cell>
          <table:table-cell table:style-name="ce13" table:formula="of:=[.S13]/SUM([.$S13:.$T13])" office:value-type="float" office:value="0.466510477028073" calcext:value-type="float">
            <text:p>0.4665104770281</text:p>
          </table:table-cell>
          <table:table-cell table:style-name="ce13" table:formula="of:=[.T13]/SUM([.$S13:.$T13])" office:value-type="float" office:value="0.533489522971927" calcext:value-type="float">
            <text:p>0.5334895229719</text:p>
          </table:table-cell>
          <table:table-cell table:style-name="ce14" table:formula="of:=IF(ABS(SUM([.U13:.V1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3]" office:value-type="float" office:value="0.466510477028073" calcext:value-type="float">
            <text:p>0.4665104770281</text:p>
          </table:table-cell>
          <table:table-cell table:formula="of:=[.V13]" office:value-type="float" office:value="0.533489522971927" calcext:value-type="float">
            <text:p>0.5334895229719</text:p>
          </table:table-cell>
          <table:table-cell table:formula="of:=[.A14]/SUM([.$A14:.$B14])" office:value-type="float" office:value="0.466510477028073" calcext:value-type="float">
            <text:p>0.4665104770281</text:p>
          </table:table-cell>
          <table:table-cell table:formula="of:=[.B14]/SUM([.$A14:.$B14])" office:value-type="float" office:value="0.533489522971927" calcext:value-type="float">
            <text:p>0.5334895229719</text:p>
          </table:table-cell>
          <table:table-cell table:formula="of:=([.C14]*[.C14])*SUM([.A14:.B14])" office:value-type="float" office:value="0.21763202517696" calcext:value-type="float">
            <text:p>0.217632025177</text:p>
          </table:table-cell>
          <table:table-cell table:formula="of:=2*[.C14]*[.D14]*SUM([.A14:.B14])" office:value-type="float" office:value="0.497756903702226" calcext:value-type="float">
            <text:p>0.4977569037022</text:p>
          </table:table-cell>
          <table:table-cell table:formula="of:=([.D14]*[.D14])*SUM([.A14:.B14])" office:value-type="float" office:value="0.284611071120814" calcext:value-type="float">
            <text:p>0.2846110711208</text:p>
          </table:table-cell>
          <table:table-cell table:style-name="ce9" table:formula="of:=0.98-(0.84*[.E14])+(0.27*[.F14])" office:value-type="float" office:value="0.931583462850954" calcext:value-type="float">
            <text:p>0.931583462851</text:p>
          </table:table-cell>
          <table:table-cell table:style-name="ce9" table:formula="of:=1.04+(0.02*[.F14])-(0.35*[.G14])" office:value-type="float" office:value="0.950341263181759" calcext:value-type="float">
            <text:p>0.9503412631818</text:p>
          </table:table-cell>
          <table:table-cell table:style-name="ce9" table:formula="of:=0.18-(0.38*[.E14])-(0.14*[.F14])" office:value-type="float" office:value="0.0276138639144435" calcext:value-type="float">
            <text:p>0.0276138639144</text:p>
          </table:table-cell>
          <table:table-cell table:style-name="ce9" table:formula="of:=0.22-(0.03*[.F14])-(0.35*[.G14])" office:value-type="float" office:value="0.105453417996648" calcext:value-type="float">
            <text:p>0.1054534179966</text:p>
          </table:table-cell>
          <table:table-cell table:formula="of:=[.H14]+((([.$G$5]*2)-1)*[.J14])" office:value-type="float" office:value="1.29067414919438" calcext:value-type="float">
            <text:p>1.2906741491944</text:p>
          </table:table-cell>
          <table:table-cell table:formula="of:=[.I14]+((([.$G$6]*2)-1)*[.K14])" office:value-type="float" office:value="2.36341706433684" calcext:value-type="float">
            <text:p>2.3634170643369</text:p>
          </table:table-cell>
          <table:table-cell table:formula="of:=([.C14]*[.L14])+([.D14]*[.M14])" office:value-type="float" office:value="1.86297125526525" calcext:value-type="float">
            <text:p>1.8629712552653</text:p>
          </table:table-cell>
          <table:table-cell table:style-name="ce10" table:formula="of:=[.$G$5]*[.L14]/[.N14]" office:value-type="float" office:value="4.85101440353266" calcext:value-type="float">
            <text:p>4.8510144035327</text:p>
          </table:table-cell>
          <table:table-cell table:style-name="ce10" table:formula="of:=[.$G$6]*[.M14]/[.N14]" office:value-type="float" office:value="9.13411992543196" calcext:value-type="float">
            <text:p>9.134119925432</text:p>
          </table:table-cell>
          <table:table-cell table:formula="of:=1-([.A14]/[.$H$5])" office:value-type="float" office:value="0.333556461388467" calcext:value-type="float">
            <text:p>0.3335564613885</text:p>
          </table:table-cell>
          <table:table-cell table:formula="of:=1-([.B14]/[.$H$6])" office:value-type="float" office:value="0.547890234769553" calcext:value-type="float">
            <text:p>0.5478902347696</text:p>
          </table:table-cell>
          <table:table-cell table:formula="of:=[.A14]+([.O14]*[.A14]*[.Q14])" office:value-type="float" office:value="1.22136510791384" calcext:value-type="float">
            <text:p>1.2213651079138</text:p>
          </table:table-cell>
          <table:table-cell table:formula="of:=[.B14]+([.P14]*[.B14]*[.R14])" office:value-type="float" office:value="3.20333523211225" calcext:value-type="float">
            <text:p>3.2033352321123</text:p>
          </table:table-cell>
          <table:table-cell table:style-name="ce13" table:formula="of:=[.S14]/SUM([.$S14:.$T14])" office:value-type="float" office:value="0.27603340657113" calcext:value-type="float">
            <text:p>0.2760334065711</text:p>
          </table:table-cell>
          <table:table-cell table:style-name="ce13" table:formula="of:=[.T14]/SUM([.$S14:.$T14])" office:value-type="float" office:value="0.72396659342887" calcext:value-type="float">
            <text:p>0.7239665934289</text:p>
          </table:table-cell>
          <table:table-cell table:style-name="ce14" table:formula="of:=IF(ABS(SUM([.U14:.V1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4]" office:value-type="float" office:value="0.27603340657113" calcext:value-type="float">
            <text:p>0.2760334065711</text:p>
          </table:table-cell>
          <table:table-cell table:formula="of:=[.V14]" office:value-type="float" office:value="0.72396659342887" calcext:value-type="float">
            <text:p>0.7239665934289</text:p>
          </table:table-cell>
          <table:table-cell table:formula="of:=[.A15]/SUM([.$A15:.$B15])" office:value-type="float" office:value="0.27603340657113" calcext:value-type="float">
            <text:p>0.2760334065711</text:p>
          </table:table-cell>
          <table:table-cell table:formula="of:=[.B15]/SUM([.$A15:.$B15])" office:value-type="float" office:value="0.72396659342887" calcext:value-type="float">
            <text:p>0.7239665934289</text:p>
          </table:table-cell>
          <table:table-cell table:formula="of:=([.C15]*[.C15])*SUM([.A15:.B15])" office:value-type="float" office:value="0.0761944415432628" calcext:value-type="float">
            <text:p>0.0761944415433</text:p>
          </table:table-cell>
          <table:table-cell table:formula="of:=2*[.C15]*[.D15]*SUM([.A15:.B15])" office:value-type="float" office:value="0.399677930055735" calcext:value-type="float">
            <text:p>0.3996779300557</text:p>
          </table:table-cell>
          <table:table-cell table:formula="of:=([.D15]*[.D15])*SUM([.A15:.B15])" office:value-type="float" office:value="0.524127628401003" calcext:value-type="float">
            <text:p>0.524127628401</text:p>
          </table:table-cell>
          <table:table-cell table:style-name="ce9" table:formula="of:=0.98-(0.84*[.E15])+(0.27*[.F15])" office:value-type="float" office:value="1.02390971021871" calcext:value-type="float">
            <text:p>1.0239097102187</text:p>
          </table:table-cell>
          <table:table-cell table:style-name="ce9" table:formula="of:=1.04+(0.02*[.F15])-(0.35*[.G15])" office:value-type="float" office:value="0.864548888660763" calcext:value-type="float">
            <text:p>0.8645488886608</text:p>
          </table:table-cell>
          <table:table-cell table:style-name="ce9" table:formula="of:=0.18-(0.38*[.E15])-(0.14*[.F15])" office:value-type="float" office:value="0.0950912020057574" calcext:value-type="float">
            <text:p>0.0950912020058</text:p>
          </table:table-cell>
          <table:table-cell table:style-name="ce9" table:formula="of:=0.22-(0.03*[.F15])-(0.35*[.G15])" office:value-type="float" office:value="0.0245649921579769" calcext:value-type="float">
            <text:p>0.024564992158</text:p>
          </table:table-cell>
          <table:table-cell table:formula="of:=[.H15]+((([.$G$5]*2)-1)*[.J15])" office:value-type="float" office:value="2.26047570110158" calcext:value-type="float">
            <text:p>2.2604757011016</text:p>
          </table:table-cell>
          <table:table-cell table:formula="of:=[.I15]+((([.$G$6]*2)-1)*[.K15])" office:value-type="float" office:value="1.19371978357765" calcext:value-type="float">
            <text:p>1.1937197835777</text:p>
          </table:table-cell>
          <table:table-cell table:formula="of:=([.C15]*[.L15])+([.D15]*[.M15])" office:value-type="float" office:value="1.48818005347169" calcext:value-type="float">
            <text:p>1.4881800534717</text:p>
          </table:table-cell>
          <table:table-cell table:style-name="ce10" table:formula="of:=[.$G$5]*[.L15]/[.N15]" office:value-type="float" office:value="10.6357095851334" calcext:value-type="float">
            <text:p>10.6357095851334</text:p>
          </table:table-cell>
          <table:table-cell table:style-name="ce10" table:formula="of:=[.$G$6]*[.M15]/[.N15]" office:value-type="float" office:value="5.77536462856683" calcext:value-type="float">
            <text:p>5.7753646285668</text:p>
          </table:table-cell>
          <table:table-cell table:formula="of:=1-([.A15]/[.$H$5])" office:value-type="float" office:value="0.605666562041243" calcext:value-type="float">
            <text:p>0.6056665620412</text:p>
          </table:table-cell>
          <table:table-cell table:formula="of:=1-([.B15]/[.$H$6])" office:value-type="float" office:value="0.386468988619602" calcext:value-type="float">
            <text:p>0.3864689886196</text:p>
          </table:table-cell>
          <table:table-cell table:formula="of:=[.A15]+([.O15]*[.A15]*[.Q15])" office:value-type="float" office:value="2.05415605143448" calcext:value-type="float">
            <text:p>2.0541560514345</text:p>
          </table:table-cell>
          <table:table-cell table:formula="of:=[.B15]+([.P15]*[.B15]*[.R15])" office:value-type="float" office:value="2.33985954266862" calcext:value-type="float">
            <text:p>2.3398595426686</text:p>
          </table:table-cell>
          <table:table-cell table:style-name="ce13" table:formula="of:=[.S15]/SUM([.$S15:.$T15])" office:value-type="float" office:value="0.467489476867406" calcext:value-type="float">
            <text:p>0.4674894768674</text:p>
          </table:table-cell>
          <table:table-cell table:style-name="ce13" table:formula="of:=[.T15]/SUM([.$S15:.$T15])" office:value-type="float" office:value="0.532510523132594" calcext:value-type="float">
            <text:p>0.5325105231326</text:p>
          </table:table-cell>
          <table:table-cell table:style-name="ce14" table:formula="of:=IF(ABS(SUM([.U15:.V1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5]" office:value-type="float" office:value="0.467489476867406" calcext:value-type="float">
            <text:p>0.4674894768674</text:p>
          </table:table-cell>
          <table:table-cell table:formula="of:=[.V15]" office:value-type="float" office:value="0.532510523132594" calcext:value-type="float">
            <text:p>0.5325105231326</text:p>
          </table:table-cell>
          <table:table-cell table:formula="of:=[.A16]/SUM([.$A16:.$B16])" office:value-type="float" office:value="0.467489476867406" calcext:value-type="float">
            <text:p>0.4674894768674</text:p>
          </table:table-cell>
          <table:table-cell table:formula="of:=[.B16]/SUM([.$A16:.$B16])" office:value-type="float" office:value="0.532510523132594" calcext:value-type="float">
            <text:p>0.5325105231326</text:p>
          </table:table-cell>
          <table:table-cell table:formula="of:=([.C16]*[.C16])*SUM([.A16:.B16])" office:value-type="float" office:value="0.218546410981761" calcext:value-type="float">
            <text:p>0.2185464109818</text:p>
          </table:table-cell>
          <table:table-cell table:formula="of:=2*[.C16]*[.D16]*SUM([.A16:.B16])" office:value-type="float" office:value="0.49788613177129" calcext:value-type="float">
            <text:p>0.4978861317713</text:p>
          </table:table-cell>
          <table:table-cell table:formula="of:=([.D16]*[.D16])*SUM([.A16:.B16])" office:value-type="float" office:value="0.283567457246949" calcext:value-type="float">
            <text:p>0.2835674572469</text:p>
          </table:table-cell>
          <table:table-cell table:style-name="ce9" table:formula="of:=0.98-(0.84*[.E16])+(0.27*[.F16])" office:value-type="float" office:value="0.930850270353569" calcext:value-type="float">
            <text:p>0.9308502703536</text:p>
          </table:table-cell>
          <table:table-cell table:style-name="ce9" table:formula="of:=1.04+(0.02*[.F16])-(0.35*[.G16])" office:value-type="float" office:value="0.950709112598994" calcext:value-type="float">
            <text:p>0.950709112599</text:p>
          </table:table-cell>
          <table:table-cell table:style-name="ce9" table:formula="of:=0.18-(0.38*[.E16])-(0.14*[.F16])" office:value-type="float" office:value="0.0272483053789503" calcext:value-type="float">
            <text:p>0.027248305379</text:p>
          </table:table-cell>
          <table:table-cell table:style-name="ce9" table:formula="of:=0.22-(0.03*[.F16])-(0.35*[.G16])" office:value-type="float" office:value="0.105814806010429" calcext:value-type="float">
            <text:p>0.1058148060104</text:p>
          </table:table-cell>
          <table:table-cell table:formula="of:=[.H16]+((([.$G$5]*2)-1)*[.J16])" office:value-type="float" office:value="1.28518723350144" calcext:value-type="float">
            <text:p>1.2851872335014</text:p>
          </table:table-cell>
          <table:table-cell table:formula="of:=[.I16]+((([.$G$6]*2)-1)*[.K16])" office:value-type="float" office:value="2.36862751313874" calcext:value-type="float">
            <text:p>2.3686275131388</text:p>
          </table:table-cell>
          <table:table-cell table:formula="of:=([.C16]*[.L16])+([.D16]*[.M16])" office:value-type="float" office:value="1.86213058359402" calcext:value-type="float">
            <text:p>1.862130583594</text:p>
          </table:table-cell>
          <table:table-cell table:style-name="ce10" table:formula="of:=[.$G$5]*[.L16]/[.N16]" office:value-type="float" office:value="4.83257247813883" calcext:value-type="float">
            <text:p>4.8325724781388</text:p>
          </table:table-cell>
          <table:table-cell table:style-name="ce10" table:formula="of:=[.$G$6]*[.M16]/[.N16]" office:value-type="float" office:value="9.15838998878558" calcext:value-type="float">
            <text:p>9.1583899887856</text:p>
          </table:table-cell>
          <table:table-cell table:formula="of:=1-([.A16]/[.$H$5])" office:value-type="float" office:value="0.33215789018942" calcext:value-type="float">
            <text:p>0.3321578901894</text:p>
          </table:table-cell>
          <table:table-cell table:formula="of:=1-([.B16]/[.$H$6])" office:value-type="float" office:value="0.548719895650344" calcext:value-type="float">
            <text:p>0.5487198956503</text:p>
          </table:table-cell>
          <table:table-cell table:formula="of:=[.A16]+([.O16]*[.A16]*[.Q16])" office:value-type="float" office:value="1.2178928695871" calcext:value-type="float">
            <text:p>1.2178928695871</text:p>
          </table:table-cell>
          <table:table-cell table:formula="of:=[.B16]+([.P16]*[.B16]*[.R16])" office:value-type="float" office:value="3.20858400643867" calcext:value-type="float">
            <text:p>3.2085840064387</text:p>
          </table:table-cell>
          <table:table-cell table:style-name="ce13" table:formula="of:=[.S16]/SUM([.$S16:.$T16])" office:value-type="float" office:value="0.275138197645022" calcext:value-type="float">
            <text:p>0.275138197645</text:p>
          </table:table-cell>
          <table:table-cell table:style-name="ce13" table:formula="of:=[.T16]/SUM([.$S16:.$T16])" office:value-type="float" office:value="0.724861802354978" calcext:value-type="float">
            <text:p>0.724861802355</text:p>
          </table:table-cell>
          <table:table-cell table:style-name="ce14" table:formula="of:=IF(ABS(SUM([.U16:.V1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6]" office:value-type="float" office:value="0.275138197645022" calcext:value-type="float">
            <text:p>0.275138197645</text:p>
          </table:table-cell>
          <table:table-cell table:formula="of:=[.V16]" office:value-type="float" office:value="0.724861802354978" calcext:value-type="float">
            <text:p>0.724861802355</text:p>
          </table:table-cell>
          <table:table-cell table:formula="of:=[.A17]/SUM([.$A17:.$B17])" office:value-type="float" office:value="0.275138197645022" calcext:value-type="float">
            <text:p>0.275138197645</text:p>
          </table:table-cell>
          <table:table-cell table:formula="of:=[.B17]/SUM([.$A17:.$B17])" office:value-type="float" office:value="0.724861802354978" calcext:value-type="float">
            <text:p>0.724861802355</text:p>
          </table:table-cell>
          <table:table-cell table:formula="of:=([.C17]*[.C17])*SUM([.A17:.B17])" office:value-type="float" office:value="0.0757010278033512" calcext:value-type="float">
            <text:p>0.0757010278034</text:p>
          </table:table-cell>
          <table:table-cell table:formula="of:=2*[.C17]*[.D17]*SUM([.A17:.B17])" office:value-type="float" office:value="0.398874339683342" calcext:value-type="float">
            <text:p>0.3988743396833</text:p>
          </table:table-cell>
          <table:table-cell table:formula="of:=([.D17]*[.D17])*SUM([.A17:.B17])" office:value-type="float" office:value="0.525424632513307" calcext:value-type="float">
            <text:p>0.5254246325133</text:p>
          </table:table-cell>
          <table:table-cell table:style-name="ce9" table:formula="of:=0.98-(0.84*[.E17])+(0.27*[.F17])" office:value-type="float" office:value="1.02410720835969" calcext:value-type="float">
            <text:p>1.0241072083597</text:p>
          </table:table-cell>
          <table:table-cell table:style-name="ce9" table:formula="of:=1.04+(0.02*[.F17])-(0.35*[.G17])" office:value-type="float" office:value="0.864078865414009" calcext:value-type="float">
            <text:p>0.864078865414</text:p>
          </table:table-cell>
          <table:table-cell table:style-name="ce9" table:formula="of:=0.18-(0.38*[.E17])-(0.14*[.F17])" office:value-type="float" office:value="0.0953912018790586" calcext:value-type="float">
            <text:p>0.0953912018791</text:p>
          </table:table-cell>
          <table:table-cell table:style-name="ce9" table:formula="of:=0.22-(0.03*[.F17])-(0.35*[.G17])" office:value-type="float" office:value="0.0241351484298424" calcext:value-type="float">
            <text:p>0.0241351484298</text:p>
          </table:table-cell>
          <table:table-cell table:formula="of:=[.H17]+((([.$G$5]*2)-1)*[.J17])" office:value-type="float" office:value="2.26457439759497" calcext:value-type="float">
            <text:p>2.264574397595</text:p>
          </table:table-cell>
          <table:table-cell table:formula="of:=[.I17]+((([.$G$6]*2)-1)*[.K17])" office:value-type="float" office:value="1.1874898543739" calcext:value-type="float">
            <text:p>1.1874898543739</text:p>
          </table:table-cell>
          <table:table-cell table:formula="of:=([.C17]*[.L17])+([.D17]*[.M17])" office:value-type="float" office:value="1.48383695430705" calcext:value-type="float">
            <text:p>1.4838369543071</text:p>
          </table:table-cell>
          <table:table-cell table:style-name="ce10" table:formula="of:=[.$G$5]*[.L17]/[.N17]" office:value-type="float" office:value="10.6861807733889" calcext:value-type="float">
            <text:p>10.6861807733889</text:p>
          </table:table-cell>
          <table:table-cell table:style-name="ce10" table:formula="of:=[.$G$6]*[.M17]/[.N17]" office:value-type="float" office:value="5.76203937142463" calcext:value-type="float">
            <text:p>5.7620393714246</text:p>
          </table:table-cell>
          <table:table-cell table:formula="of:=1-([.A17]/[.$H$5])" office:value-type="float" office:value="0.606945431935683" calcext:value-type="float">
            <text:p>0.6069454319357</text:p>
          </table:table-cell>
          <table:table-cell table:formula="of:=1-([.B17]/[.$H$6])" office:value-type="float" office:value="0.385710336987307" calcext:value-type="float">
            <text:p>0.3857103369873</text:p>
          </table:table-cell>
          <table:table-cell table:formula="of:=[.A17]+([.O17]*[.A17]*[.Q17])" office:value-type="float" office:value="2.05966490414706" calcext:value-type="float">
            <text:p>2.0596649041471</text:p>
          </table:table-cell>
          <table:table-cell table:formula="of:=[.B17]+([.P17]*[.B17]*[.R17])" office:value-type="float" office:value="2.33585131818144" calcext:value-type="float">
            <text:p>2.3358513181814</text:p>
          </table:table-cell>
          <table:table-cell table:style-name="ce13" table:formula="of:=[.S17]/SUM([.$S17:.$T17])" office:value-type="float" office:value="0.468583165200096" calcext:value-type="float">
            <text:p>0.4685831652001</text:p>
          </table:table-cell>
          <table:table-cell table:style-name="ce13" table:formula="of:=[.T17]/SUM([.$S17:.$T17])" office:value-type="float" office:value="0.531416834799904" calcext:value-type="float">
            <text:p>0.5314168347999</text:p>
          </table:table-cell>
          <table:table-cell table:style-name="ce14" table:formula="of:=IF(ABS(SUM([.U17:.V1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7]" office:value-type="float" office:value="0.468583165200096" calcext:value-type="float">
            <text:p>0.4685831652001</text:p>
          </table:table-cell>
          <table:table-cell table:formula="of:=[.V17]" office:value-type="float" office:value="0.531416834799904" calcext:value-type="float">
            <text:p>0.5314168347999</text:p>
          </table:table-cell>
          <table:table-cell table:formula="of:=[.A18]/SUM([.$A18:.$B18])" office:value-type="float" office:value="0.468583165200096" calcext:value-type="float">
            <text:p>0.4685831652001</text:p>
          </table:table-cell>
          <table:table-cell table:formula="of:=[.B18]/SUM([.$A18:.$B18])" office:value-type="float" office:value="0.531416834799904" calcext:value-type="float">
            <text:p>0.5314168347999</text:p>
          </table:table-cell>
          <table:table-cell table:formula="of:=([.C18]*[.C18])*SUM([.A18:.B18])" office:value-type="float" office:value="0.21957018270894" calcext:value-type="float">
            <text:p>0.2195701827089</text:p>
          </table:table-cell>
          <table:table-cell table:formula="of:=2*[.C18]*[.D18]*SUM([.A18:.B18])" office:value-type="float" office:value="0.498025964982311" calcext:value-type="float">
            <text:p>0.4980259649823</text:p>
          </table:table-cell>
          <table:table-cell table:formula="of:=([.D18]*[.D18])*SUM([.A18:.B18])" office:value-type="float" office:value="0.282403852308748" calcext:value-type="float">
            <text:p>0.2824038523087</text:p>
          </table:table-cell>
          <table:table-cell table:style-name="ce9" table:formula="of:=0.98-(0.84*[.E18])+(0.27*[.F18])" office:value-type="float" office:value="0.930028057069714" calcext:value-type="float">
            <text:p>0.9300280570697</text:p>
          </table:table-cell>
          <table:table-cell table:style-name="ce9" table:formula="of:=1.04+(0.02*[.F18])-(0.35*[.G18])" office:value-type="float" office:value="0.951119170991584" calcext:value-type="float">
            <text:p>0.9511191709916</text:p>
          </table:table-cell>
          <table:table-cell table:style-name="ce9" table:formula="of:=0.18-(0.38*[.E18])-(0.14*[.F18])" office:value-type="float" office:value="0.026839695473079" calcext:value-type="float">
            <text:p>0.0268396954731</text:p>
          </table:table-cell>
          <table:table-cell table:style-name="ce9" table:formula="of:=0.22-(0.03*[.F18])-(0.35*[.G18])" office:value-type="float" office:value="0.106217872742469" calcext:value-type="float">
            <text:p>0.1062178727425</text:p>
          </table:table-cell>
          <table:table-cell table:formula="of:=[.H18]+((([.$G$5]*2)-1)*[.J18])" office:value-type="float" office:value="1.27905145700163" calcext:value-type="float">
            <text:p>1.2790514570016</text:p>
          </table:table-cell>
          <table:table-cell table:formula="of:=[.I18]+((([.$G$6]*2)-1)*[.K18])" office:value-type="float" office:value="2.37443866574067" calcext:value-type="float">
            <text:p>2.3744386657407</text:p>
          </table:table-cell>
          <table:table-cell table:formula="of:=([.C18]*[.L18])+([.D18]*[.M18])" office:value-type="float" office:value="1.86115866035003" calcext:value-type="float">
            <text:p>1.86115866035</text:p>
          </table:table-cell>
          <table:table-cell table:style-name="ce10" table:formula="of:=[.$G$5]*[.L18]/[.N18]" office:value-type="float" office:value="4.81201226565019" calcext:value-type="float">
            <text:p>4.8120122656502</text:p>
          </table:table-cell>
          <table:table-cell table:style-name="ce10" table:formula="of:=[.$G$6]*[.M18]/[.N18]" office:value-type="float" office:value="9.18565340910674" calcext:value-type="float">
            <text:p>9.1856534091067</text:p>
          </table:table-cell>
          <table:table-cell table:formula="of:=1-([.A18]/[.$H$5])" office:value-type="float" office:value="0.330595478285577" calcext:value-type="float">
            <text:p>0.3305954782856</text:p>
          </table:table-cell>
          <table:table-cell table:formula="of:=1-([.B18]/[.$H$6])" office:value-type="float" office:value="0.549646750169573" calcext:value-type="float">
            <text:p>0.5496467501696</text:p>
          </table:table-cell>
          <table:table-cell table:formula="of:=[.A18]+([.O18]*[.A18]*[.Q18])" office:value-type="float" office:value="1.21401908595375" calcext:value-type="float">
            <text:p>1.2140190859538</text:p>
          </table:table-cell>
          <table:table-cell table:formula="of:=[.B18]+([.P18]*[.B18]*[.R18])" office:value-type="float" office:value="3.21446845037133" calcext:value-type="float">
            <text:p>3.2144684503713</text:p>
          </table:table-cell>
          <table:table-cell table:style-name="ce13" table:formula="of:=[.S18]/SUM([.$S18:.$T18])" office:value-type="float" office:value="0.274138535108353" calcext:value-type="float">
            <text:p>0.2741385351084</text:p>
          </table:table-cell>
          <table:table-cell table:style-name="ce13" table:formula="of:=[.T18]/SUM([.$S18:.$T18])" office:value-type="float" office:value="0.725861464891648" calcext:value-type="float">
            <text:p>0.7258614648916</text:p>
          </table:table-cell>
          <table:table-cell table:style-name="ce14" table:formula="of:=IF(ABS(SUM([.U18:.V1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8]" office:value-type="float" office:value="0.274138535108353" calcext:value-type="float">
            <text:p>0.2741385351084</text:p>
          </table:table-cell>
          <table:table-cell table:formula="of:=[.V18]" office:value-type="float" office:value="0.725861464891648" calcext:value-type="float">
            <text:p>0.7258614648916</text:p>
          </table:table-cell>
          <table:table-cell table:formula="of:=[.A19]/SUM([.$A19:.$B19])" office:value-type="float" office:value="0.274138535108353" calcext:value-type="float">
            <text:p>0.2741385351084</text:p>
          </table:table-cell>
          <table:table-cell table:formula="of:=[.B19]/SUM([.$A19:.$B19])" office:value-type="float" office:value="0.725861464891647" calcext:value-type="float">
            <text:p>0.7258614648916</text:p>
          </table:table-cell>
          <table:table-cell table:formula="of:=([.C19]*[.C19])*SUM([.A19:.B19])" office:value-type="float" office:value="0.0751519364313536" calcext:value-type="float">
            <text:p>0.0751519364314</text:p>
          </table:table-cell>
          <table:table-cell table:formula="of:=2*[.C19]*[.D19]*SUM([.A19:.B19])" office:value-type="float" office:value="0.397973197353999" calcext:value-type="float">
            <text:p>0.397973197354</text:p>
          </table:table-cell>
          <table:table-cell table:formula="of:=([.D19]*[.D19])*SUM([.A19:.B19])" office:value-type="float" office:value="0.526874866214649" calcext:value-type="float">
            <text:p>0.5268748662146</text:p>
          </table:table-cell>
          <table:table-cell table:style-name="ce9" table:formula="of:=0.98-(0.84*[.E19])+(0.27*[.F19])" office:value-type="float" office:value="1.02432513668324" calcext:value-type="float">
            <text:p>1.0243251366832</text:p>
          </table:table-cell>
          <table:table-cell table:style-name="ce9" table:formula="of:=1.04+(0.02*[.F19])-(0.35*[.G19])" office:value-type="float" office:value="0.863553260771953" calcext:value-type="float">
            <text:p>0.863553260772</text:p>
          </table:table-cell>
          <table:table-cell table:style-name="ce9" table:formula="of:=0.18-(0.38*[.E19])-(0.14*[.F19])" office:value-type="float" office:value="0.0957260165265259" calcext:value-type="float">
            <text:p>0.0957260165265</text:p>
          </table:table-cell>
          <table:table-cell table:style-name="ce9" table:formula="of:=0.22-(0.03*[.F19])-(0.35*[.G19])" office:value-type="float" office:value="0.0236546009042531" calcext:value-type="float">
            <text:p>0.0236546009043</text:p>
          </table:table-cell>
          <table:table-cell table:formula="of:=[.H19]+((([.$G$5]*2)-1)*[.J19])" office:value-type="float" office:value="2.26914625559418" calcext:value-type="float">
            <text:p>2.2691462555942</text:p>
          </table:table-cell>
          <table:table-cell table:formula="of:=[.I19]+((([.$G$6]*2)-1)*[.K19])" office:value-type="float" office:value="1.18052491288894" calcext:value-type="float">
            <text:p>1.180524912889</text:p>
          </table:table-cell>
          <table:table-cell table:formula="of:=([.C19]*[.L19])+([.D19]*[.M19])" office:value-type="float" office:value="1.47895797306585" calcext:value-type="float">
            <text:p>1.4789579730659</text:p>
          </table:table-cell>
          <table:table-cell table:style-name="ce10" table:formula="of:=[.$G$5]*[.L19]/[.N19]" office:value-type="float" office:value="10.7430788237571" calcext:value-type="float">
            <text:p>10.7430788237571</text:p>
          </table:table-cell>
          <table:table-cell table:style-name="ce10" table:formula="of:=[.$G$6]*[.M19]/[.N19]" office:value-type="float" office:value="5.74714057302152" calcext:value-type="float">
            <text:p>5.7471405730215</text:p>
          </table:table-cell>
          <table:table-cell table:formula="of:=1-([.A19]/[.$H$5])" office:value-type="float" office:value="0.608373521273782" calcext:value-type="float">
            <text:p>0.6083735212738</text:p>
          </table:table-cell>
          <table:table-cell table:formula="of:=1-([.B19]/[.$H$6])" office:value-type="float" office:value="0.384863165346061" calcext:value-type="float">
            <text:p>0.3848631653461</text:p>
          </table:table-cell>
          <table:table-cell table:formula="of:=[.A19]+([.O19]*[.A19]*[.Q19])" office:value-type="float" office:value="2.06585445949238" calcext:value-type="float">
            <text:p>2.0658544594924</text:p>
          </table:table-cell>
          <table:table-cell table:formula="of:=[.B19]+([.P19]*[.B19]*[.R19])" office:value-type="float" office:value="2.33136737361455" calcext:value-type="float">
            <text:p>2.3313673736146</text:p>
          </table:table-cell>
          <table:table-cell table:style-name="ce13" table:formula="of:=[.S19]/SUM([.$S19:.$T19])" office:value-type="float" office:value="0.46980901530563" calcext:value-type="float">
            <text:p>0.4698090153056</text:p>
          </table:table-cell>
          <table:table-cell table:style-name="ce13" table:formula="of:=[.T19]/SUM([.$S19:.$T19])" office:value-type="float" office:value="0.53019098469437" calcext:value-type="float">
            <text:p>0.5301909846944</text:p>
          </table:table-cell>
          <table:table-cell table:style-name="ce14" table:formula="of:=IF(ABS(SUM([.U19:.V1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9]" office:value-type="float" office:value="0.46980901530563" calcext:value-type="float">
            <text:p>0.4698090153056</text:p>
          </table:table-cell>
          <table:table-cell table:formula="of:=[.V19]" office:value-type="float" office:value="0.53019098469437" calcext:value-type="float">
            <text:p>0.5301909846944</text:p>
          </table:table-cell>
          <table:table-cell table:formula="of:=[.A20]/SUM([.$A20:.$B20])" office:value-type="float" office:value="0.46980901530563" calcext:value-type="float">
            <text:p>0.4698090153056</text:p>
          </table:table-cell>
          <table:table-cell table:formula="of:=[.B20]/SUM([.$A20:.$B20])" office:value-type="float" office:value="0.53019098469437" calcext:value-type="float">
            <text:p>0.5301909846944</text:p>
          </table:table-cell>
          <table:table-cell table:formula="of:=([.C20]*[.C20])*SUM([.A20:.B20])" office:value-type="float" office:value="0.220720510862446" calcext:value-type="float">
            <text:p>0.2207205108624</text:p>
          </table:table-cell>
          <table:table-cell table:formula="of:=2*[.C20]*[.D20]*SUM([.A20:.B20])" office:value-type="float" office:value="0.498177008886369" calcext:value-type="float">
            <text:p>0.4981770088864</text:p>
          </table:table-cell>
          <table:table-cell table:formula="of:=([.D20]*[.D20])*SUM([.A20:.B20])" office:value-type="float" office:value="0.281102480251186" calcext:value-type="float">
            <text:p>0.2811024802512</text:p>
          </table:table-cell>
          <table:table-cell table:style-name="ce9" table:formula="of:=0.98-(0.84*[.E20])+(0.27*[.F20])" office:value-type="float" office:value="0.929102563274865" calcext:value-type="float">
            <text:p>0.9291025632749</text:p>
          </table:table-cell>
          <table:table-cell table:style-name="ce9" table:formula="of:=1.04+(0.02*[.F20])-(0.35*[.G20])" office:value-type="float" office:value="0.951577672089813" calcext:value-type="float">
            <text:p>0.9515776720898</text:p>
          </table:table-cell>
          <table:table-cell table:style-name="ce9" table:formula="of:=0.18-(0.38*[.E20])-(0.14*[.F20])" office:value-type="float" office:value="0.0263814246281789" calcext:value-type="float">
            <text:p>0.0263814246282</text:p>
          </table:table-cell>
          <table:table-cell table:style-name="ce9" table:formula="of:=0.22-(0.03*[.F20])-(0.35*[.G20])" office:value-type="float" office:value="0.106668821645494" calcext:value-type="float">
            <text:p>0.1066688216455</text:p>
          </table:table-cell>
          <table:table-cell table:formula="of:=[.H20]+((([.$G$5]*2)-1)*[.J20])" office:value-type="float" office:value="1.2721666091397" calcext:value-type="float">
            <text:p>1.2721666091397</text:p>
          </table:table-cell>
          <table:table-cell table:formula="of:=[.I20]+((([.$G$6]*2)-1)*[.K20])" office:value-type="float" office:value="2.38093988213943" calcext:value-type="float">
            <text:p>2.3809398821394</text:p>
          </table:table-cell>
          <table:table-cell table:formula="of:=([.C20]*[.L20])+([.D20]*[.M20])" office:value-type="float" office:value="1.86002820255423" calcext:value-type="float">
            <text:p>1.8600282025542</text:p>
          </table:table-cell>
          <table:table-cell table:style-name="ce10" table:formula="of:=[.$G$5]*[.L20]/[.N20]" office:value-type="float" office:value="4.7890191046372" calcext:value-type="float">
            <text:p>4.7890191046372</text:p>
          </table:table-cell>
          <table:table-cell table:style-name="ce10" table:formula="of:=[.$G$6]*[.M20]/[.N20]" office:value-type="float" office:value="9.21640173405065" calcext:value-type="float">
            <text:p>9.2164017340507</text:p>
          </table:table-cell>
          <table:table-cell table:formula="of:=1-([.A20]/[.$H$5])" office:value-type="float" office:value="0.3288442638491" calcext:value-type="float">
            <text:p>0.3288442638491</text:p>
          </table:table-cell>
          <table:table-cell table:formula="of:=1-([.B20]/[.$H$6])" office:value-type="float" office:value="0.550685606191212" calcext:value-type="float">
            <text:p>0.5506856061912</text:p>
          </table:table-cell>
          <table:table-cell table:formula="of:=[.A20]+([.O20]*[.A20]*[.Q20])" office:value-type="float" office:value="1.20968373184146" calcext:value-type="float">
            <text:p>1.2096837318415</text:p>
          </table:table-cell>
          <table:table-cell table:formula="of:=[.B20]+([.P20]*[.B20]*[.R20])" office:value-type="float" office:value="3.22109037809351" calcext:value-type="float">
            <text:p>3.2210903780935</text:p>
          </table:table-cell>
          <table:table-cell table:style-name="ce13" table:formula="of:=[.S20]/SUM([.$S20:.$T20])" office:value-type="float" office:value="0.273018597163198" calcext:value-type="float">
            <text:p>0.2730185971632</text:p>
          </table:table-cell>
          <table:table-cell table:style-name="ce13" table:formula="of:=[.T20]/SUM([.$S20:.$T20])" office:value-type="float" office:value="0.726981402836802" calcext:value-type="float">
            <text:p>0.7269814028368</text:p>
          </table:table-cell>
          <table:table-cell table:style-name="ce14" table:formula="of:=IF(ABS(SUM([.U20:.V2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0]" office:value-type="float" office:value="0.273018597163198" calcext:value-type="float">
            <text:p>0.2730185971632</text:p>
          </table:table-cell>
          <table:table-cell table:formula="of:=[.V20]" office:value-type="float" office:value="0.726981402836802" calcext:value-type="float">
            <text:p>0.7269814028368</text:p>
          </table:table-cell>
          <table:table-cell table:formula="of:=[.A21]/SUM([.$A21:.$B21])" office:value-type="float" office:value="0.273018597163198" calcext:value-type="float">
            <text:p>0.2730185971632</text:p>
          </table:table-cell>
          <table:table-cell table:formula="of:=[.B21]/SUM([.$A21:.$B21])" office:value-type="float" office:value="0.726981402836802" calcext:value-type="float">
            <text:p>0.7269814028368</text:p>
          </table:table-cell>
          <table:table-cell table:formula="of:=([.C21]*[.C21])*SUM([.A21:.B21])" office:value-type="float" office:value="0.0745391543969606" calcext:value-type="float">
            <text:p>0.074539154397</text:p>
          </table:table-cell>
          <table:table-cell table:formula="of:=2*[.C21]*[.D21]*SUM([.A21:.B21])" office:value-type="float" office:value="0.396958885532475" calcext:value-type="float">
            <text:p>0.3969588855325</text:p>
          </table:table-cell>
          <table:table-cell table:formula="of:=([.D21]*[.D21])*SUM([.A21:.B21])" office:value-type="float" office:value="0.528501960070565" calcext:value-type="float">
            <text:p>0.5285019600706</text:p>
          </table:table-cell>
          <table:table-cell table:style-name="ce9" table:formula="of:=0.98-(0.84*[.E21])+(0.27*[.F21])" office:value-type="float" office:value="1.02456600940032" calcext:value-type="float">
            <text:p>1.0245660094003</text:p>
          </table:table-cell>
          <table:table-cell table:style-name="ce9" table:formula="of:=1.04+(0.02*[.F21])-(0.35*[.G21])" office:value-type="float" office:value="0.862963491685952" calcext:value-type="float">
            <text:p>0.862963491686</text:p>
          </table:table-cell>
          <table:table-cell table:style-name="ce9" table:formula="of:=0.18-(0.38*[.E21])-(0.14*[.F21])" office:value-type="float" office:value="0.0961008773546086" calcext:value-type="float">
            <text:p>0.0961008773546</text:p>
          </table:table-cell>
          <table:table-cell table:style-name="ce9" table:formula="of:=0.22-(0.03*[.F21])-(0.35*[.G21])" office:value-type="float" office:value="0.023115547409328" calcext:value-type="float">
            <text:p>0.0231155474093</text:p>
          </table:table-cell>
          <table:table-cell table:formula="of:=[.H21]+((([.$G$5]*2)-1)*[.J21])" office:value-type="float" office:value="2.27426181851965" calcext:value-type="float">
            <text:p>2.2742618185197</text:p>
          </table:table-cell>
          <table:table-cell table:formula="of:=[.I21]+((([.$G$6]*2)-1)*[.K21])" office:value-type="float" office:value="1.17271182697095" calcext:value-type="float">
            <text:p>1.172711826971</text:p>
          </table:table-cell>
          <table:table-cell table:formula="of:=([.C21]*[.L21])+([.D21]*[.M21])" office:value-type="float" office:value="1.47345546036871" calcext:value-type="float">
            <text:p>1.4734554603687</text:p>
          </table:table-cell>
          <table:table-cell table:style-name="ce10" table:formula="of:=[.$G$5]*[.L21]/[.N21]" office:value-type="float" office:value="10.8075077133922" calcext:value-type="float">
            <text:p>10.8075077133922</text:p>
          </table:table-cell>
          <table:table-cell table:style-name="ce10" table:formula="of:=[.$G$6]*[.M21]/[.N21]" office:value-type="float" office:value="5.73042442156886" calcext:value-type="float">
            <text:p>5.7304244215689</text:p>
          </table:table-cell>
          <table:table-cell table:formula="of:=1-([.A21]/[.$H$5])" office:value-type="float" office:value="0.609973432624003" calcext:value-type="float">
            <text:p>0.609973432624</text:p>
          </table:table-cell>
          <table:table-cell table:formula="of:=1-([.B21]/[.$H$6])" office:value-type="float" office:value="0.383914065392541" calcext:value-type="float">
            <text:p>0.3839140653925</text:p>
          </table:table-cell>
          <table:table-cell table:formula="of:=[.A21]+([.O21]*[.A21]*[.Q21])" office:value-type="float" office:value="2.07283706891129" calcext:value-type="float">
            <text:p>2.0728370689113</text:p>
          </table:table-cell>
          <table:table-cell table:formula="of:=[.B21]+([.P21]*[.B21]*[.R21])" office:value-type="float" office:value="2.32633360900516" calcext:value-type="float">
            <text:p>2.3263336090052</text:p>
          </table:table-cell>
          <table:table-cell table:style-name="ce13" table:formula="of:=[.S21]/SUM([.$S21:.$T21])" office:value-type="float" office:value="0.471188144464773" calcext:value-type="float">
            <text:p>0.4711881444648</text:p>
          </table:table-cell>
          <table:table-cell table:style-name="ce13" table:formula="of:=[.T21]/SUM([.$S21:.$T21])" office:value-type="float" office:value="0.528811855535227" calcext:value-type="float">
            <text:p>0.5288118555352</text:p>
          </table:table-cell>
          <table:table-cell table:style-name="ce14" table:formula="of:=IF(ABS(SUM([.U21:.V2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1]" office:value-type="float" office:value="0.471188144464773" calcext:value-type="float">
            <text:p>0.4711881444648</text:p>
          </table:table-cell>
          <table:table-cell table:formula="of:=[.V21]" office:value-type="float" office:value="0.528811855535227" calcext:value-type="float">
            <text:p>0.5288118555352</text:p>
          </table:table-cell>
          <table:table-cell table:formula="of:=[.A22]/SUM([.$A22:.$B22])" office:value-type="float" office:value="0.471188144464773" calcext:value-type="float">
            <text:p>0.4711881444648</text:p>
          </table:table-cell>
          <table:table-cell table:formula="of:=[.B22]/SUM([.$A22:.$B22])" office:value-type="float" office:value="0.528811855535227" calcext:value-type="float">
            <text:p>0.5288118555352</text:p>
          </table:table-cell>
          <table:table-cell table:formula="of:=([.C22]*[.C22])*SUM([.A22:.B22])" office:value-type="float" office:value="0.222018267484156" calcext:value-type="float">
            <text:p>0.2220182674842</text:p>
          </table:table-cell>
          <table:table-cell table:formula="of:=2*[.C22]*[.D22]*SUM([.A22:.B22])" office:value-type="float" office:value="0.498339753961234" calcext:value-type="float">
            <text:p>0.4983397539612</text:p>
          </table:table-cell>
          <table:table-cell table:formula="of:=([.D22]*[.D22])*SUM([.A22:.B22])" office:value-type="float" office:value="0.27964197855461" calcext:value-type="float">
            <text:p>0.2796419785546</text:p>
          </table:table-cell>
          <table:table-cell table:style-name="ce9" table:formula="of:=0.98-(0.84*[.E22])+(0.27*[.F22])" office:value-type="float" office:value="0.928056388882843" calcext:value-type="float">
            <text:p>0.9280563888828</text:p>
          </table:table-cell>
          <table:table-cell table:style-name="ce9" table:formula="of:=1.04+(0.02*[.F22])-(0.35*[.G22])" office:value-type="float" office:value="0.952092102585111" calcext:value-type="float">
            <text:p>0.9520921025851</text:p>
          </table:table-cell>
          <table:table-cell table:style-name="ce9" table:formula="of:=0.18-(0.38*[.E22])-(0.14*[.F22])" office:value-type="float" office:value="0.0258654928014482" calcext:value-type="float">
            <text:p>0.0258654928014</text:p>
          </table:table-cell>
          <table:table-cell table:style-name="ce9" table:formula="of:=0.22-(0.03*[.F22])-(0.35*[.G22])" office:value-type="float" office:value="0.107175114887049" calcext:value-type="float">
            <text:p>0.107175114887</text:p>
          </table:table-cell>
          <table:table-cell table:formula="of:=[.H22]+((([.$G$5]*2)-1)*[.J22])" office:value-type="float" office:value="1.26441125727288" calcext:value-type="float">
            <text:p>1.2644112572729</text:p>
          </table:table-cell>
          <table:table-cell table:formula="of:=[.I22]+((([.$G$6]*2)-1)*[.K22])" office:value-type="float" office:value="2.38823864207157" calcext:value-type="float">
            <text:p>2.3882386420716</text:p>
          </table:table-cell>
          <table:table-cell table:formula="of:=([.C22]*[.L22])+([.D22]*[.M22])" office:value-type="float" office:value="1.85870450192957" calcext:value-type="float">
            <text:p>1.8587045019296</text:p>
          </table:table-cell>
          <table:table-cell table:style-name="ce10" table:formula="of:=[.$G$5]*[.L22]/[.N22]" office:value-type="float" office:value="4.76321417107113" calcext:value-type="float">
            <text:p>4.7632141710711</text:p>
          </table:table-cell>
          <table:table-cell table:style-name="ce10" table:formula="of:=[.$G$6]*[.M22]/[.N22]" office:value-type="float" office:value="9.25123827109923" calcext:value-type="float">
            <text:p>9.2512382710992</text:p>
          </table:table-cell>
          <table:table-cell table:formula="of:=1-([.A22]/[.$H$5])" office:value-type="float" office:value="0.326874079336039" calcext:value-type="float">
            <text:p>0.326874079336</text:p>
          </table:table-cell>
          <table:table-cell table:formula="of:=1-([.B22]/[.$H$6])" office:value-type="float" office:value="0.551854359715909" calcext:value-type="float">
            <text:p>0.5518543597159</text:p>
          </table:table-cell>
          <table:table-cell table:formula="of:=[.A22]+([.O22]*[.A22]*[.Q22])" office:value-type="float" office:value="1.20481453725267" calcext:value-type="float">
            <text:p>1.2048145372527</text:p>
          </table:table-cell>
          <table:table-cell table:formula="of:=[.B22]+([.P22]*[.B22]*[.R22])" office:value-type="float" office:value="3.22857415013955" calcext:value-type="float">
            <text:p>3.2285741501396</text:p>
          </table:table-cell>
          <table:table-cell table:style-name="ce13" table:formula="of:=[.S22]/SUM([.$S22:.$T22])" office:value-type="float" office:value="0.271759284422536" calcext:value-type="float">
            <text:p>0.2717592844225</text:p>
          </table:table-cell>
          <table:table-cell table:style-name="ce13" table:formula="of:=[.T22]/SUM([.$S22:.$T22])" office:value-type="float" office:value="0.728240715577465" calcext:value-type="float">
            <text:p>0.7282407155775</text:p>
          </table:table-cell>
          <table:table-cell table:style-name="ce14" table:formula="of:=IF(ABS(SUM([.U22:.V2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2]" office:value-type="float" office:value="0.271759284422536" calcext:value-type="float">
            <text:p>0.2717592844225</text:p>
          </table:table-cell>
          <table:table-cell table:formula="of:=[.V22]" office:value-type="float" office:value="0.728240715577465" calcext:value-type="float">
            <text:p>0.7282407155775</text:p>
          </table:table-cell>
          <table:table-cell table:formula="of:=[.A23]/SUM([.$A23:.$B23])" office:value-type="float" office:value="0.271759284422536" calcext:value-type="float">
            <text:p>0.2717592844225</text:p>
          </table:table-cell>
          <table:table-cell table:formula="of:=[.B23]/SUM([.$A23:.$B23])" office:value-type="float" office:value="0.728240715577464" calcext:value-type="float">
            <text:p>0.7282407155775</text:p>
          </table:table-cell>
          <table:table-cell table:formula="of:=([.C23]*[.C23])*SUM([.A23:.B23])" office:value-type="float" office:value="0.0738531086698487" calcext:value-type="float">
            <text:p>0.0738531086698</text:p>
          </table:table-cell>
          <table:table-cell table:formula="of:=2*[.C23]*[.D23]*SUM([.A23:.B23])" office:value-type="float" office:value="0.395812351505374" calcext:value-type="float">
            <text:p>0.3958123515054</text:p>
          </table:table-cell>
          <table:table-cell table:formula="of:=([.D23]*[.D23])*SUM([.A23:.B23])" office:value-type="float" office:value="0.530334539824778" calcext:value-type="float">
            <text:p>0.5303345398248</text:p>
          </table:table-cell>
          <table:table-cell table:style-name="ce9" table:formula="of:=0.98-(0.84*[.E23])+(0.27*[.F23])" office:value-type="float" office:value="1.02483272362378" calcext:value-type="float">
            <text:p>1.0248327236238</text:p>
          </table:table-cell>
          <table:table-cell table:style-name="ce9" table:formula="of:=1.04+(0.02*[.F23])-(0.35*[.G23])" office:value-type="float" office:value="0.862299158091435" calcext:value-type="float">
            <text:p>0.8622991580914</text:p>
          </table:table-cell>
          <table:table-cell table:style-name="ce9" table:formula="of:=0.18-(0.38*[.E23])-(0.14*[.F23])" office:value-type="float" office:value="0.0965220894947052" calcext:value-type="float">
            <text:p>0.0965220894947</text:p>
          </table:table-cell>
          <table:table-cell table:style-name="ce9" table:formula="of:=0.22-(0.03*[.F23])-(0.35*[.G23])" office:value-type="float" office:value="0.0225085405161666" calcext:value-type="float">
            <text:p>0.0225085405162</text:p>
          </table:table-cell>
          <table:table-cell table:formula="of:=[.H23]+((([.$G$5]*2)-1)*[.J23])" office:value-type="float" office:value="2.28000597541293" calcext:value-type="float">
            <text:p>2.2800059754129</text:p>
          </table:table-cell>
          <table:table-cell table:formula="of:=[.I23]+((([.$G$6]*2)-1)*[.K23])" office:value-type="float" office:value="1.16391360100807" calcext:value-type="float">
            <text:p>1.1639136010081</text:p>
          </table:table-cell>
          <table:table-cell table:formula="of:=([.C23]*[.L23])+([.D23]*[.M23])" office:value-type="float" office:value="1.46722206602578" calcext:value-type="float">
            <text:p>1.4672220660258</text:p>
          </table:table-cell>
          <table:table-cell table:style-name="ce10" table:formula="of:=[.$G$5]*[.L23]/[.N23]" office:value-type="float" office:value="10.8808354301024" calcext:value-type="float">
            <text:p>10.8808354301024</text:p>
          </table:table-cell>
          <table:table-cell table:style-name="ce10" table:formula="of:=[.$G$6]*[.M23]/[.N23]" office:value-type="float" office:value="5.71159480306701" calcext:value-type="float">
            <text:p>5.711594803067</text:p>
          </table:table-cell>
          <table:table-cell table:formula="of:=1-([.A23]/[.$H$5])" office:value-type="float" office:value="0.611772450824949" calcext:value-type="float">
            <text:p>0.6117724508249</text:p>
          </table:table-cell>
          <table:table-cell table:formula="of:=1-([.B23]/[.$H$6])" office:value-type="float" office:value="0.382846851205538" calcext:value-type="float">
            <text:p>0.3828468512055</text:p>
          </table:table-cell>
          <table:table-cell table:formula="of:=[.A23]+([.O23]*[.A23]*[.Q23])" office:value-type="float" office:value="2.08075087562926" calcext:value-type="float">
            <text:p>2.0807508756293</text:p>
          </table:table-cell>
          <table:table-cell table:formula="of:=[.B23]+([.P23]*[.B23]*[.R23])" office:value-type="float" office:value="2.32065999056835" calcext:value-type="float">
            <text:p>2.3206599905684</text:p>
          </table:table-cell>
          <table:table-cell table:style-name="ce13" table:formula="of:=[.S23]/SUM([.$S23:.$T23])" office:value-type="float" office:value="0.472746339499731" calcext:value-type="float">
            <text:p>0.4727463394997</text:p>
          </table:table-cell>
          <table:table-cell table:style-name="ce13" table:formula="of:=[.T23]/SUM([.$S23:.$T23])" office:value-type="float" office:value="0.527253660500269" calcext:value-type="float">
            <text:p>0.5272536605003</text:p>
          </table:table-cell>
          <table:table-cell table:style-name="ce14" table:formula="of:=IF(ABS(SUM([.U23:.V2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3]" office:value-type="float" office:value="0.472746339499731" calcext:value-type="float">
            <text:p>0.4727463394997</text:p>
          </table:table-cell>
          <table:table-cell table:formula="of:=[.V23]" office:value-type="float" office:value="0.527253660500269" calcext:value-type="float">
            <text:p>0.5272536605003</text:p>
          </table:table-cell>
          <table:table-cell table:formula="of:=[.A24]/SUM([.$A24:.$B24])" office:value-type="float" office:value="0.472746339499731" calcext:value-type="float">
            <text:p>0.4727463394997</text:p>
          </table:table-cell>
          <table:table-cell table:formula="of:=[.B24]/SUM([.$A24:.$B24])" office:value-type="float" office:value="0.527253660500269" calcext:value-type="float">
            <text:p>0.5272536605003</text:p>
          </table:table-cell>
          <table:table-cell table:formula="of:=([.C24]*[.C24])*SUM([.A24:.B24])" office:value-type="float" office:value="0.223489101510395" calcext:value-type="float">
            <text:p>0.2234891015104</text:p>
          </table:table-cell>
          <table:table-cell table:formula="of:=2*[.C24]*[.D24]*SUM([.A24:.B24])" office:value-type="float" office:value="0.498514475978672" calcext:value-type="float">
            <text:p>0.4985144759787</text:p>
          </table:table-cell>
          <table:table-cell table:formula="of:=([.D24]*[.D24])*SUM([.A24:.B24])" office:value-type="float" office:value="0.277996422510933" calcext:value-type="float">
            <text:p>0.2779964225109</text:p>
          </table:table-cell>
          <table:table-cell table:style-name="ce9" table:formula="of:=0.98-(0.84*[.E24])+(0.27*[.F24])" office:value-type="float" office:value="0.92686806324551" calcext:value-type="float">
            <text:p>0.9268680632455</text:p>
          </table:table-cell>
          <table:table-cell table:style-name="ce9" table:formula="of:=1.04+(0.02*[.F24])-(0.35*[.G24])" office:value-type="float" office:value="0.952671541640747" calcext:value-type="float">
            <text:p>0.9526715416407</text:p>
          </table:table-cell>
          <table:table-cell table:style-name="ce9" table:formula="of:=0.18-(0.38*[.E24])-(0.14*[.F24])" office:value-type="float" office:value="0.0252821147890359" calcext:value-type="float">
            <text:p>0.025282114789</text:p>
          </table:table-cell>
          <table:table-cell table:style-name="ce9" table:formula="of:=0.22-(0.03*[.F24])-(0.35*[.G24])" office:value-type="float" office:value="0.107745817841813" calcext:value-type="float">
            <text:p>0.1077458178418</text:p>
          </table:table-cell>
          <table:table-cell table:formula="of:=[.H24]+((([.$G$5]*2)-1)*[.J24])" office:value-type="float" office:value="1.25563668396213" calcext:value-type="float">
            <text:p>1.2556366839621</text:p>
          </table:table-cell>
          <table:table-cell table:formula="of:=[.I24]+((([.$G$6]*2)-1)*[.K24])" office:value-type="float" office:value="2.39646550072104" calcext:value-type="float">
            <text:p>2.3964655007211</text:p>
          </table:table-cell>
          <table:table-cell table:formula="of:=([.C24]*[.L24])+([.D24]*[.M24])" office:value-type="float" office:value="1.85714285360246" calcext:value-type="float">
            <text:p>1.8571428536025</text:p>
          </table:table-cell>
          <table:table-cell table:style-name="ce10" table:formula="of:=[.$G$5]*[.L24]/[.N24]" office:value-type="float" office:value="4.73413665731116" calcext:value-type="float">
            <text:p>4.7341366573112</text:p>
          </table:table-cell>
          <table:table-cell table:style-name="ce10" table:formula="of:=[.$G$6]*[.M24]/[.N24]" office:value-type="float" office:value="9.29091242050733" calcext:value-type="float">
            <text:p>9.2909124205073</text:p>
          </table:table-cell>
          <table:table-cell table:formula="of:=1-([.A24]/[.$H$5])" office:value-type="float" office:value="0.324648086428956" calcext:value-type="float">
            <text:p>0.324648086429</text:p>
          </table:table-cell>
          <table:table-cell table:formula="of:=1-([.B24]/[.$H$6])" office:value-type="float" office:value="0.553174863982823" calcext:value-type="float">
            <text:p>0.5531748639828</text:p>
          </table:table-cell>
          <table:table-cell table:formula="of:=[.A24]+([.O24]*[.A24]*[.Q24])" office:value-type="float" office:value="1.19932361783522" calcext:value-type="float">
            <text:p>1.1993236178352</text:p>
          </table:table-cell>
          <table:table-cell table:formula="of:=[.B24]+([.P24]*[.B24]*[.R24])" office:value-type="float" office:value="3.23707343447862" calcext:value-type="float">
            <text:p>3.2370734344786</text:p>
          </table:table-cell>
          <table:table-cell table:style-name="ce13" table:formula="of:=[.S24]/SUM([.$S24:.$T24])" office:value-type="float" office:value="0.270337303828499" calcext:value-type="float">
            <text:p>0.2703373038285</text:p>
          </table:table-cell>
          <table:table-cell table:style-name="ce13" table:formula="of:=[.T24]/SUM([.$S24:.$T24])" office:value-type="float" office:value="0.729662696171501" calcext:value-type="float">
            <text:p>0.7296626961715</text:p>
          </table:table-cell>
          <table:table-cell table:style-name="ce14" table:formula="of:=IF(ABS(SUM([.U24:.V2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4]" office:value-type="float" office:value="0.270337303828499" calcext:value-type="float">
            <text:p>0.2703373038285</text:p>
          </table:table-cell>
          <table:table-cell table:formula="of:=[.V24]" office:value-type="float" office:value="0.729662696171501" calcext:value-type="float">
            <text:p>0.7296626961715</text:p>
          </table:table-cell>
          <table:table-cell table:formula="of:=[.A25]/SUM([.$A25:.$B25])" office:value-type="float" office:value="0.270337303828499" calcext:value-type="float">
            <text:p>0.2703373038285</text:p>
          </table:table-cell>
          <table:table-cell table:formula="of:=[.B25]/SUM([.$A25:.$B25])" office:value-type="float" office:value="0.729662696171501" calcext:value-type="float">
            <text:p>0.7296626961715</text:p>
          </table:table-cell>
          <table:table-cell table:formula="of:=([.C25]*[.C25])*SUM([.A25:.B25])" office:value-type="float" office:value="0.0730822578412622" calcext:value-type="float">
            <text:p>0.0730822578413</text:p>
          </table:table-cell>
          <table:table-cell table:formula="of:=2*[.C25]*[.D25]*SUM([.A25:.B25])" office:value-type="float" office:value="0.394510091974474" calcext:value-type="float">
            <text:p>0.3945100919745</text:p>
          </table:table-cell>
          <table:table-cell table:formula="of:=([.D25]*[.D25])*SUM([.A25:.B25])" office:value-type="float" office:value="0.532407650184264" calcext:value-type="float">
            <text:p>0.5324076501843</text:p>
          </table:table-cell>
          <table:table-cell table:style-name="ce9" table:formula="of:=0.98-(0.84*[.E25])+(0.27*[.F25])" office:value-type="float" office:value="1.02512862824645" calcext:value-type="float">
            <text:p>1.0251286282465</text:p>
          </table:table-cell>
          <table:table-cell table:style-name="ce9" table:formula="of:=1.04+(0.02*[.F25])-(0.35*[.G25])" office:value-type="float" office:value="0.861547524274997" calcext:value-type="float">
            <text:p>0.861547524275</text:p>
          </table:table-cell>
          <table:table-cell table:style-name="ce9" table:formula="of:=0.18-(0.38*[.E25])-(0.14*[.F25])" office:value-type="float" office:value="0.0969973291438942" calcext:value-type="float">
            <text:p>0.0969973291439</text:p>
          </table:table-cell>
          <table:table-cell table:style-name="ce9" table:formula="of:=0.22-(0.03*[.F25])-(0.35*[.G25])" office:value-type="float" office:value="0.0218220196762731" calcext:value-type="float">
            <text:p>0.0218220196763</text:p>
          </table:table-cell>
          <table:table-cell table:formula="of:=[.H25]+((([.$G$5]*2)-1)*[.J25])" office:value-type="float" office:value="2.28648189643365" calcext:value-type="float">
            <text:p>2.2864818964337</text:p>
          </table:table-cell>
          <table:table-cell table:formula="of:=[.I25]+((([.$G$6]*2)-1)*[.K25])" office:value-type="float" office:value="1.15396258793706" calcext:value-type="float">
            <text:p>1.1539625879371</text:p>
          </table:table-cell>
          <table:table-cell table:formula="of:=([.C25]*[.L25])+([.D25]*[.M25])" office:value-type="float" office:value="1.46012480432974" calcext:value-type="float">
            <text:p>1.4601248043298</text:p>
          </table:table-cell>
          <table:table-cell table:style-name="ce10" table:formula="of:=[.$G$5]*[.L25]/[.N25]" office:value-type="float" office:value="10.9647793060934" calcext:value-type="float">
            <text:p>10.9647793060934</text:p>
          </table:table-cell>
          <table:table-cell table:style-name="ce10" table:formula="of:=[.$G$6]*[.M25]/[.N25]" office:value-type="float" office:value="5.69028798669082" calcext:value-type="float">
            <text:p>5.6902879866908</text:p>
          </table:table-cell>
          <table:table-cell table:formula="of:=1-([.A25]/[.$H$5])" office:value-type="float" office:value="0.613803851673573" calcext:value-type="float">
            <text:p>0.6138038516736</text:p>
          </table:table-cell>
          <table:table-cell table:formula="of:=1-([.B25]/[.$H$6])" office:value-type="float" office:value="0.381641782905508" calcext:value-type="float">
            <text:p>0.3816417829055</text:p>
          </table:table-cell>
          <table:table-cell table:formula="of:=[.A25]+([.O25]*[.A25]*[.Q25])" office:value-type="float" office:value="2.08976785219737" calcext:value-type="float">
            <text:p>2.0897678521974</text:p>
          </table:table-cell>
          <table:table-cell table:formula="of:=[.B25]+([.P25]*[.B25]*[.R25])" office:value-type="float" office:value="2.31423589607008" calcext:value-type="float">
            <text:p>2.3142358960701</text:p>
          </table:table-cell>
          <table:table-cell table:style-name="ce13" table:formula="of:=[.S25]/SUM([.$S25:.$T25])" office:value-type="float" office:value="0.47451545721765" calcext:value-type="float">
            <text:p>0.4745154572177</text:p>
          </table:table-cell>
          <table:table-cell table:style-name="ce13" table:formula="of:=[.T25]/SUM([.$S25:.$T25])" office:value-type="float" office:value="0.52548454278235" calcext:value-type="float">
            <text:p>0.5254845427824</text:p>
          </table:table-cell>
          <table:table-cell table:style-name="ce14" table:formula="of:=IF(ABS(SUM([.U25:.V2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5]" office:value-type="float" office:value="0.47451545721765" calcext:value-type="float">
            <text:p>0.4745154572177</text:p>
          </table:table-cell>
          <table:table-cell table:formula="of:=[.V25]" office:value-type="float" office:value="0.52548454278235" calcext:value-type="float">
            <text:p>0.5254845427824</text:p>
          </table:table-cell>
          <table:table-cell table:formula="of:=[.A26]/SUM([.$A26:.$B26])" office:value-type="float" office:value="0.47451545721765" calcext:value-type="float">
            <text:p>0.4745154572177</text:p>
          </table:table-cell>
          <table:table-cell table:formula="of:=[.B26]/SUM([.$A26:.$B26])" office:value-type="float" office:value="0.52548454278235" calcext:value-type="float">
            <text:p>0.5254845427824</text:p>
          </table:table-cell>
          <table:table-cell table:formula="of:=([.C26]*[.C26])*SUM([.A26:.B26])" office:value-type="float" office:value="0.225164919138475" calcext:value-type="float">
            <text:p>0.2251649191385</text:p>
          </table:table-cell>
          <table:table-cell table:formula="of:=2*[.C26]*[.D26]*SUM([.A26:.B26])" office:value-type="float" office:value="0.498701076158349" calcext:value-type="float">
            <text:p>0.4987010761584</text:p>
          </table:table-cell>
          <table:table-cell table:formula="of:=([.D26]*[.D26])*SUM([.A26:.B26])" office:value-type="float" office:value="0.276134004703175" calcext:value-type="float">
            <text:p>0.2761340047032</text:p>
          </table:table-cell>
          <table:table-cell table:style-name="ce9" table:formula="of:=0.98-(0.84*[.E26])+(0.27*[.F26])" office:value-type="float" office:value="0.925510758486435" calcext:value-type="float">
            <text:p>0.9255107584864</text:p>
          </table:table-cell>
          <table:table-cell table:style-name="ce9" table:formula="of:=1.04+(0.02*[.F26])-(0.35*[.G26])" office:value-type="float" office:value="0.953327119877055" calcext:value-type="float">
            <text:p>0.9533271198771</text:p>
          </table:table-cell>
          <table:table-cell table:style-name="ce9" table:formula="of:=0.18-(0.38*[.E26])-(0.14*[.F26])" office:value-type="float" office:value="0.0246191800652106" calcext:value-type="float">
            <text:p>0.0246191800652</text:p>
          </table:table-cell>
          <table:table-cell table:style-name="ce9" table:formula="of:=0.22-(0.03*[.F26])-(0.35*[.G26])" office:value-type="float" office:value="0.108392066069138" calcext:value-type="float">
            <text:p>0.1083920660691</text:p>
          </table:table-cell>
          <table:table-cell table:formula="of:=[.H26]+((([.$G$5]*2)-1)*[.J26])" office:value-type="float" office:value="1.24565857605443" calcext:value-type="float">
            <text:p>1.2456585760544</text:p>
          </table:table-cell>
          <table:table-cell table:formula="of:=[.I26]+((([.$G$6]*2)-1)*[.K26])" office:value-type="float" office:value="2.4057808052035" calcext:value-type="float">
            <text:p>2.4057808052035</text:p>
          </table:table-cell>
          <table:table-cell table:formula="of:=([.C26]*[.L26])+([.D26]*[.M26])" office:value-type="float" office:value="1.85528487521047" calcext:value-type="float">
            <text:p>1.8552848752105</text:p>
          </table:table-cell>
          <table:table-cell table:style-name="ce10" table:formula="of:=[.$G$5]*[.L26]/[.N26]" office:value-type="float" office:value="4.70121945479864" calcext:value-type="float">
            <text:p>4.7012194547986</text:p>
          </table:table-cell>
          <table:table-cell table:style-name="ce10" table:formula="of:=[.$G$6]*[.M26]/[.N26]" office:value-type="float" office:value="9.33636770768164" calcext:value-type="float">
            <text:p>9.3363677076816</text:p>
          </table:table-cell>
          <table:table-cell table:formula="of:=1-([.A26]/[.$H$5])" office:value-type="float" office:value="0.322120775403357" calcext:value-type="float">
            <text:p>0.3221207754034</text:p>
          </table:table-cell>
          <table:table-cell table:formula="of:=1-([.B26]/[.$H$6])" office:value-type="float" office:value="0.554674116286144" calcext:value-type="float">
            <text:p>0.5546741162861</text:p>
          </table:table-cell>
          <table:table-cell table:formula="of:=[.A26]+([.O26]*[.A26]*[.Q26])" office:value-type="float" office:value="1.19310290144628" calcext:value-type="float">
            <text:p>1.1931029014463</text:p>
          </table:table-cell>
          <table:table-cell table:formula="of:=[.B26]+([.P26]*[.B26]*[.R26])" office:value-type="float" office:value="3.24678060762715" calcext:value-type="float">
            <text:p>3.2467806076272</text:p>
          </table:table-cell>
          <table:table-cell table:style-name="ce13" table:formula="of:=[.S26]/SUM([.$S26:.$T26])" office:value-type="float" office:value="0.268723920122685" calcext:value-type="float">
            <text:p>0.2687239201227</text:p>
          </table:table-cell>
          <table:table-cell table:style-name="ce13" table:formula="of:=[.T26]/SUM([.$S26:.$T26])" office:value-type="float" office:value="0.731276079877314" calcext:value-type="float">
            <text:p>0.7312760798773</text:p>
          </table:table-cell>
          <table:table-cell table:style-name="ce14" table:formula="of:=IF(ABS(SUM([.U26:.V2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6]" office:value-type="float" office:value="0.268723920122685" calcext:value-type="float">
            <text:p>0.2687239201227</text:p>
          </table:table-cell>
          <table:table-cell table:formula="of:=[.V26]" office:value-type="float" office:value="0.731276079877314" calcext:value-type="float">
            <text:p>0.7312760798773</text:p>
          </table:table-cell>
          <table:table-cell table:formula="of:=[.A27]/SUM([.$A27:.$B27])" office:value-type="float" office:value="0.268723920122685" calcext:value-type="float">
            <text:p>0.2687239201227</text:p>
          </table:table-cell>
          <table:table-cell table:formula="of:=[.B27]/SUM([.$A27:.$B27])" office:value-type="float" office:value="0.731276079877315" calcext:value-type="float">
            <text:p>0.7312760798773</text:p>
          </table:table-cell>
          <table:table-cell table:formula="of:=([.C27]*[.C27])*SUM([.A27:.B27])" office:value-type="float" office:value="0.0722125452461033" calcext:value-type="float">
            <text:p>0.0722125452461</text:p>
          </table:table-cell>
          <table:table-cell table:formula="of:=2*[.C27]*[.D27]*SUM([.A27:.B27])" office:value-type="float" office:value="0.393022749753163" calcext:value-type="float">
            <text:p>0.3930227497532</text:p>
          </table:table-cell>
          <table:table-cell table:formula="of:=([.D27]*[.D27])*SUM([.A27:.B27])" office:value-type="float" office:value="0.534764705000732" calcext:value-type="float">
            <text:p>0.5347647050007</text:p>
          </table:table-cell>
          <table:table-cell table:style-name="ce9" table:formula="of:=0.98-(0.84*[.E27])+(0.27*[.F27])" office:value-type="float" office:value="1.02545760442663" calcext:value-type="float">
            <text:p>1.0254576044266</text:p>
          </table:table-cell>
          <table:table-cell table:style-name="ce9" table:formula="of:=1.04+(0.02*[.F27])-(0.35*[.G27])" office:value-type="float" office:value="0.860692808244807" calcext:value-type="float">
            <text:p>0.8606928082448</text:p>
          </table:table-cell>
          <table:table-cell table:style-name="ce9" table:formula="of:=0.18-(0.38*[.E27])-(0.14*[.F27])" office:value-type="float" office:value="0.0975360478410377" calcext:value-type="float">
            <text:p>0.097536047841</text:p>
          </table:table-cell>
          <table:table-cell table:style-name="ce9" table:formula="of:=0.22-(0.03*[.F27])-(0.35*[.G27])" office:value-type="float" office:value="0.0210416707571487" calcext:value-type="float">
            <text:p>0.0210416707571</text:p>
          </table:table-cell>
          <table:table-cell table:formula="of:=[.H27]+((([.$G$5]*2)-1)*[.J27])" office:value-type="float" office:value="2.29381637055148" calcext:value-type="float">
            <text:p>2.2938163705515</text:p>
          </table:table-cell>
          <table:table-cell table:formula="of:=[.I27]+((([.$G$6]*2)-1)*[.K27])" office:value-type="float" office:value="1.1426511963906" calcext:value-type="float">
            <text:p>1.1426511963906</text:p>
          </table:table-cell>
          <table:table-cell table:formula="of:=([.C27]*[.L27])+([.D27]*[.M27])" office:value-type="float" office:value="1.45199681469983" calcext:value-type="float">
            <text:p>1.4519968146998</text:p>
          </table:table-cell>
          <table:table-cell table:style-name="ce10" table:formula="of:=[.$G$5]*[.L27]/[.N27]" office:value-type="float" office:value="11.0615271769187" calcext:value-type="float">
            <text:p>11.0615271769187</text:p>
          </table:table-cell>
          <table:table-cell table:style-name="ce10" table:formula="of:=[.$G$6]*[.M27]/[.N27]" office:value-type="float" office:value="5.66605142017004" calcext:value-type="float">
            <text:p>5.66605142017</text:p>
          </table:table-cell>
          <table:table-cell table:formula="of:=1-([.A27]/[.$H$5])" office:value-type="float" office:value="0.616108685539021" calcext:value-type="float">
            <text:p>0.616108685539</text:p>
          </table:table-cell>
          <table:table-cell table:formula="of:=1-([.B27]/[.$H$6])" office:value-type="float" office:value="0.380274508578547" calcext:value-type="float">
            <text:p>0.3802745085785</text:p>
          </table:table-cell>
          <table:table-cell table:formula="of:=[.A27]+([.O27]*[.A27]*[.Q27])" office:value-type="float" office:value="2.10010510599898" calcext:value-type="float">
            <text:p>2.100105105999</text:p>
          </table:table-cell>
          <table:table-cell table:formula="of:=[.B27]+([.P27]*[.B27]*[.R27])" office:value-type="float" office:value="2.30692368281424" calcext:value-type="float">
            <text:p>2.3069236828142</text:p>
          </table:table-cell>
          <table:table-cell table:style-name="ce13" table:formula="of:=[.S27]/SUM([.$S27:.$T27])" office:value-type="float" office:value="0.476535372614283" calcext:value-type="float">
            <text:p>0.4765353726143</text:p>
          </table:table-cell>
          <table:table-cell table:style-name="ce13" table:formula="of:=[.T27]/SUM([.$S27:.$T27])" office:value-type="float" office:value="0.523464627385717" calcext:value-type="float">
            <text:p>0.5234646273857</text:p>
          </table:table-cell>
          <table:table-cell table:style-name="ce14" table:formula="of:=IF(ABS(SUM([.U27:.V2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7]" office:value-type="float" office:value="0.476535372614283" calcext:value-type="float">
            <text:p>0.4765353726143</text:p>
          </table:table-cell>
          <table:table-cell table:formula="of:=[.V27]" office:value-type="float" office:value="0.523464627385717" calcext:value-type="float">
            <text:p>0.5234646273857</text:p>
          </table:table-cell>
          <table:table-cell table:formula="of:=[.A28]/SUM([.$A28:.$B28])" office:value-type="float" office:value="0.476535372614283" calcext:value-type="float">
            <text:p>0.4765353726143</text:p>
          </table:table-cell>
          <table:table-cell table:formula="of:=[.B28]/SUM([.$A28:.$B28])" office:value-type="float" office:value="0.523464627385717" calcext:value-type="float">
            <text:p>0.5234646273857</text:p>
          </table:table-cell>
          <table:table-cell table:formula="of:=([.C28]*[.C28])*SUM([.A28:.B28])" office:value-type="float" office:value="0.227085961352634" calcext:value-type="float">
            <text:p>0.2270859613526</text:p>
          </table:table-cell>
          <table:table-cell table:formula="of:=2*[.C28]*[.D28]*SUM([.A28:.B28])" office:value-type="float" office:value="0.498898822523299" calcext:value-type="float">
            <text:p>0.4988988225233</text:p>
          </table:table-cell>
          <table:table-cell table:formula="of:=([.D28]*[.D28])*SUM([.A28:.B28])" office:value-type="float" office:value="0.274015216124068" calcext:value-type="float">
            <text:p>0.2740152161241</text:p>
          </table:table-cell>
          <table:table-cell table:style-name="ce9" table:formula="of:=0.98-(0.84*[.E28])+(0.27*[.F28])" office:value-type="float" office:value="0.923950474545079" calcext:value-type="float">
            <text:p>0.9239504745451</text:p>
          </table:table-cell>
          <table:table-cell table:style-name="ce9" table:formula="of:=1.04+(0.02*[.F28])-(0.35*[.G28])" office:value-type="float" office:value="0.954072650807042" calcext:value-type="float">
            <text:p>0.954072650807</text:p>
          </table:table-cell>
          <table:table-cell table:style-name="ce9" table:formula="of:=0.18-(0.38*[.E28])-(0.14*[.F28])" office:value-type="float" office:value="0.0238614995327374" calcext:value-type="float">
            <text:p>0.0238614995327</text:p>
          </table:table-cell>
          <table:table-cell table:style-name="ce9" table:formula="of:=0.22-(0.03*[.F28])-(0.35*[.G28])" office:value-type="float" office:value="0.109127709680877" calcext:value-type="float">
            <text:p>0.1091277096809</text:p>
          </table:table-cell>
          <table:table-cell table:formula="of:=[.H28]+((([.$G$5]*2)-1)*[.J28])" office:value-type="float" office:value="1.2342454144688" calcext:value-type="float">
            <text:p>1.2342454144688</text:p>
          </table:table-cell>
          <table:table-cell table:formula="of:=[.I28]+((([.$G$6]*2)-1)*[.K28])" office:value-type="float" office:value="2.41638396053079" calcext:value-type="float">
            <text:p>2.4163839605308</text:p>
          </table:table-cell>
          <table:table-cell table:formula="of:=([.C28]*[.L28])+([.D28]*[.M28])" office:value-type="float" office:value="1.85305312800143" calcext:value-type="float">
            <text:p>1.8530531280014</text:p>
          </table:table-cell>
          <table:table-cell table:style-name="ce10" table:formula="of:=[.$G$5]*[.L28]/[.N28]" office:value-type="float" office:value="4.66375532439878" calcext:value-type="float">
            <text:p>4.6637553243988</text:p>
          </table:table-cell>
          <table:table-cell table:style-name="ce10" table:formula="of:=[.$G$6]*[.M28]/[.N28]" office:value-type="float" office:value="9.38881041936769" calcext:value-type="float">
            <text:p>9.3888104193677</text:p>
          </table:table-cell>
          <table:table-cell table:formula="of:=1-([.A28]/[.$H$5])" office:value-type="float" office:value="0.319235181979596" calcext:value-type="float">
            <text:p>0.3192351819796</text:p>
          </table:table-cell>
          <table:table-cell table:formula="of:=1-([.B28]/[.$H$6])" office:value-type="float" office:value="0.556385908995155" calcext:value-type="float">
            <text:p>0.5563859089952</text:p>
          </table:table-cell>
          <table:table-cell table:formula="of:=[.A28]+([.O28]*[.A28]*[.Q28])" office:value-type="float" office:value="1.18601780911627" calcext:value-type="float">
            <text:p>1.1860178091163</text:p>
          </table:table-cell>
          <table:table-cell table:formula="of:=[.B28]+([.P28]*[.B28]*[.R28])" office:value-type="float" office:value="3.25794010040013" calcext:value-type="float">
            <text:p>3.2579401004001</text:p>
          </table:table-cell>
          <table:table-cell table:style-name="ce13" table:formula="of:=[.S28]/SUM([.$S28:.$T28])" office:value-type="float" office:value="0.266883222853327" calcext:value-type="float">
            <text:p>0.2668832228533</text:p>
          </table:table-cell>
          <table:table-cell table:style-name="ce13" table:formula="of:=[.T28]/SUM([.$S28:.$T28])" office:value-type="float" office:value="0.733116777146673" calcext:value-type="float">
            <text:p>0.7331167771467</text:p>
          </table:table-cell>
          <table:table-cell table:style-name="ce14" table:formula="of:=IF(ABS(SUM([.U28:.V2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8]" office:value-type="float" office:value="0.266883222853327" calcext:value-type="float">
            <text:p>0.2668832228533</text:p>
          </table:table-cell>
          <table:table-cell table:formula="of:=[.V28]" office:value-type="float" office:value="0.733116777146673" calcext:value-type="float">
            <text:p>0.7331167771467</text:p>
          </table:table-cell>
          <table:table-cell table:formula="of:=[.A29]/SUM([.$A29:.$B29])" office:value-type="float" office:value="0.266883222853327" calcext:value-type="float">
            <text:p>0.2668832228533</text:p>
          </table:table-cell>
          <table:table-cell table:formula="of:=[.B29]/SUM([.$A29:.$B29])" office:value-type="float" office:value="0.733116777146673" calcext:value-type="float">
            <text:p>0.7331167771467</text:p>
          </table:table-cell>
          <table:table-cell table:formula="of:=([.C29]*[.C29])*SUM([.A29:.B29])" office:value-type="float" office:value="0.0712266546405786" calcext:value-type="float">
            <text:p>0.0712266546406</text:p>
          </table:table-cell>
          <table:table-cell table:formula="of:=2*[.C29]*[.D29]*SUM([.A29:.B29])" office:value-type="float" office:value="0.391313136425497" calcext:value-type="float">
            <text:p>0.3913131364255</text:p>
          </table:table-cell>
          <table:table-cell table:formula="of:=([.D29]*[.D29])*SUM([.A29:.B29])" office:value-type="float" office:value="0.537460208933925" calcext:value-type="float">
            <text:p>0.5374602089339</text:p>
          </table:table-cell>
          <table:table-cell table:style-name="ce9" table:formula="of:=0.98-(0.84*[.E29])+(0.27*[.F29])" office:value-type="float" office:value="1.0258241569368" calcext:value-type="float">
            <text:p>1.0258241569368</text:p>
          </table:table-cell>
          <table:table-cell table:style-name="ce9" table:formula="of:=1.04+(0.02*[.F29])-(0.35*[.G29])" office:value-type="float" office:value="0.859715189601637" calcext:value-type="float">
            <text:p>0.8597151896016</text:p>
          </table:table-cell>
          <table:table-cell table:style-name="ce9" table:formula="of:=0.18-(0.38*[.E29])-(0.14*[.F29])" office:value-type="float" office:value="0.0981500321370105" calcext:value-type="float">
            <text:p>0.098150032137</text:p>
          </table:table-cell>
          <table:table-cell table:style-name="ce9" table:formula="of:=0.22-(0.03*[.F29])-(0.35*[.G29])" office:value-type="float" office:value="0.0201495327803616" calcext:value-type="float">
            <text:p>0.0201495327804</text:p>
          </table:table-cell>
          <table:table-cell table:formula="of:=[.H29]+((([.$G$5]*2)-1)*[.J29])" office:value-type="float" office:value="2.30216717484648" calcext:value-type="float">
            <text:p>2.3021671748465</text:p>
          </table:table-cell>
          <table:table-cell table:formula="of:=[.I29]+((([.$G$6]*2)-1)*[.K29])" office:value-type="float" office:value="1.12971892885848" calcext:value-type="float">
            <text:p>1.1297189288585</text:p>
          </table:table-cell>
          <table:table-cell table:formula="of:=([.C29]*[.L29])+([.D29]*[.M29])" office:value-type="float" office:value="1.44262569537649" calcext:value-type="float">
            <text:p>1.4426256953765</text:p>
          </table:table-cell>
          <table:table-cell table:style-name="ce10" table:formula="of:=[.$G$5]*[.L29]/[.N29]" office:value-type="float" office:value="11.1739133788742" calcext:value-type="float">
            <text:p>11.1739133788742</text:p>
          </table:table-cell>
          <table:table-cell table:style-name="ce10" table:formula="of:=[.$G$6]*[.M29]/[.N29]" office:value-type="float" office:value="5.6383137454503" calcext:value-type="float">
            <text:p>5.6383137454503</text:p>
          </table:table-cell>
          <table:table-cell table:formula="of:=1-([.A29]/[.$H$5])" office:value-type="float" office:value="0.618738253066676" calcext:value-type="float">
            <text:p>0.6187382530667</text:p>
          </table:table-cell>
          <table:table-cell table:formula="of:=1-([.B29]/[.$H$6])" office:value-type="float" office:value="0.378714595638413" calcext:value-type="float">
            <text:p>0.3787145956384</text:p>
          </table:table-cell>
          <table:table-cell table:formula="of:=[.A29]+([.O29]*[.A29]*[.Q29])" office:value-type="float" office:value="2.11204113840431" calcext:value-type="float">
            <text:p>2.1120411384043</text:p>
          </table:table-cell>
          <table:table-cell table:formula="of:=[.B29]+([.P29]*[.B29]*[.R29])" office:value-type="float" office:value="2.29854961632524" calcext:value-type="float">
            <text:p>2.2985496163252</text:p>
          </table:table-cell>
          <table:table-cell table:style-name="ce13" table:formula="of:=[.S29]/SUM([.$S29:.$T29])" office:value-type="float" office:value="0.478856746375649" calcext:value-type="float">
            <text:p>0.4788567463756</text:p>
          </table:table-cell>
          <table:table-cell table:style-name="ce13" table:formula="of:=[.T29]/SUM([.$S29:.$T29])" office:value-type="float" office:value="0.521143253624352" calcext:value-type="float">
            <text:p>0.5211432536244</text:p>
          </table:table-cell>
          <table:table-cell table:style-name="ce14" table:formula="of:=IF(ABS(SUM([.U29:.V2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29]" office:value-type="float" office:value="0.478856746375649" calcext:value-type="float">
            <text:p>0.4788567463756</text:p>
          </table:table-cell>
          <table:table-cell table:formula="of:=[.V29]" office:value-type="float" office:value="0.521143253624352" calcext:value-type="float">
            <text:p>0.5211432536244</text:p>
          </table:table-cell>
          <table:table-cell table:formula="of:=[.A30]/SUM([.$A30:.$B30])" office:value-type="float" office:value="0.478856746375649" calcext:value-type="float">
            <text:p>0.4788567463756</text:p>
          </table:table-cell>
          <table:table-cell table:formula="of:=[.B30]/SUM([.$A30:.$B30])" office:value-type="float" office:value="0.521143253624352" calcext:value-type="float">
            <text:p>0.5211432536244</text:p>
          </table:table-cell>
          <table:table-cell table:formula="of:=([.C30]*[.C30])*SUM([.A30:.B30])" office:value-type="float" office:value="0.229303783549472" calcext:value-type="float">
            <text:p>0.2293037835495</text:p>
          </table:table-cell>
          <table:table-cell table:formula="of:=2*[.C30]*[.D30]*SUM([.A30:.B30])" office:value-type="float" office:value="0.499105925652353" calcext:value-type="float">
            <text:p>0.4991059256524</text:p>
          </table:table-cell>
          <table:table-cell table:formula="of:=([.D30]*[.D30])*SUM([.A30:.B30])" office:value-type="float" office:value="0.271590290798175" calcext:value-type="float">
            <text:p>0.2715902907982</text:p>
          </table:table-cell>
          <table:table-cell table:style-name="ce9" table:formula="of:=0.98-(0.84*[.E30])+(0.27*[.F30])" office:value-type="float" office:value="0.922143421744579" calcext:value-type="float">
            <text:p>0.9221434217446</text:p>
          </table:table-cell>
          <table:table-cell table:style-name="ce9" table:formula="of:=1.04+(0.02*[.F30])-(0.35*[.G30])" office:value-type="float" office:value="0.954925516733686" calcext:value-type="float">
            <text:p>0.9549255167337</text:p>
          </table:table-cell>
          <table:table-cell table:style-name="ce9" table:formula="of:=0.18-(0.38*[.E30])-(0.14*[.F30])" office:value-type="float" office:value="0.0229897326598711" calcext:value-type="float">
            <text:p>0.0229897326599</text:p>
          </table:table-cell>
          <table:table-cell table:style-name="ce9" table:formula="of:=0.22-(0.03*[.F30])-(0.35*[.G30])" office:value-type="float" office:value="0.109970220451068" calcext:value-type="float">
            <text:p>0.1099702204511</text:p>
          </table:table-cell>
          <table:table-cell table:formula="of:=[.H30]+((([.$G$5]*2)-1)*[.J30])" office:value-type="float" office:value="1.22110190525354" calcext:value-type="float">
            <text:p>1.2211019052536</text:p>
          </table:table-cell>
          <table:table-cell table:formula="of:=[.I30]+((([.$G$6]*2)-1)*[.K30])" office:value-type="float" office:value="2.428526470778" calcext:value-type="float">
            <text:p>2.428526470778</text:p>
          </table:table-cell>
          <table:table-cell table:formula="of:=([.C30]*[.L30])+([.D30]*[.M30])" office:value-type="float" office:value="1.85034307183693" calcext:value-type="float">
            <text:p>1.8503430718369</text:p>
          </table:table-cell>
          <table:table-cell table:style-name="ce10" table:formula="of:=[.$G$5]*[.L30]/[.N30]" office:value-type="float" office:value="4.62084878783973" calcext:value-type="float">
            <text:p>4.6208487878397</text:p>
          </table:table-cell>
          <table:table-cell table:style-name="ce10" table:formula="of:=[.$G$6]*[.M30]/[.N30]" office:value-type="float" office:value="9.44981006805564" calcext:value-type="float">
            <text:p>9.4498100680556</text:p>
          </table:table-cell>
          <table:table-cell table:formula="of:=1-([.A30]/[.$H$5])" office:value-type="float" office:value="0.315918933749073" calcext:value-type="float">
            <text:p>0.3159189337491</text:p>
          </table:table-cell>
          <table:table-cell table:formula="of:=1-([.B30]/[.$H$6])" office:value-type="float" office:value="0.558353174894617" calcext:value-type="float">
            <text:p>0.5583531748946</text:p>
          </table:table-cell>
          <table:table-cell table:formula="of:=[.A30]+([.O30]*[.A30]*[.Q30])" office:value-type="float" office:value="1.17789834775495" calcext:value-type="float">
            <text:p>1.177898347755</text:p>
          </table:table-cell>
          <table:table-cell table:formula="of:=[.B30]+([.P30]*[.B30]*[.R30])" office:value-type="float" office:value="3.27086779458001" calcext:value-type="float">
            <text:p>3.27086779458</text:p>
          </table:table-cell>
          <table:table-cell table:style-name="ce13" table:formula="of:=[.S30]/SUM([.$S30:.$T30])" office:value-type="float" office:value="0.264769670975945" calcext:value-type="float">
            <text:p>0.2647696709759</text:p>
          </table:table-cell>
          <table:table-cell table:style-name="ce13" table:formula="of:=[.T30]/SUM([.$S30:.$T30])" office:value-type="float" office:value="0.735230329024055" calcext:value-type="float">
            <text:p>0.7352303290241</text:p>
          </table:table-cell>
          <table:table-cell table:style-name="ce14" table:formula="of:=IF(ABS(SUM([.U30:.V3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0]" office:value-type="float" office:value="0.264769670975945" calcext:value-type="float">
            <text:p>0.2647696709759</text:p>
          </table:table-cell>
          <table:table-cell table:formula="of:=[.V30]" office:value-type="float" office:value="0.735230329024055" calcext:value-type="float">
            <text:p>0.7352303290241</text:p>
          </table:table-cell>
          <table:table-cell table:formula="of:=[.A31]/SUM([.$A31:.$B31])" office:value-type="float" office:value="0.264769670975945" calcext:value-type="float">
            <text:p>0.2647696709759</text:p>
          </table:table-cell>
          <table:table-cell table:formula="of:=[.B31]/SUM([.$A31:.$B31])" office:value-type="float" office:value="0.735230329024055" calcext:value-type="float">
            <text:p>0.7352303290241</text:p>
          </table:table-cell>
          <table:table-cell table:formula="of:=([.C31]*[.C31])*SUM([.A31:.B31])" office:value-type="float" office:value="0.0701029786687102" calcext:value-type="float">
            <text:p>0.0701029786687</text:p>
          </table:table-cell>
          <table:table-cell table:formula="of:=2*[.C31]*[.D31]*SUM([.A31:.B31])" office:value-type="float" office:value="0.38933338461447" calcext:value-type="float">
            <text:p>0.3893333846145</text:p>
          </table:table-cell>
          <table:table-cell table:formula="of:=([.D31]*[.D31])*SUM([.A31:.B31])" office:value-type="float" office:value="0.54056363671682" calcext:value-type="float">
            <text:p>0.5405636367168</text:p>
          </table:table-cell>
          <table:table-cell table:style-name="ce9" table:formula="of:=0.98-(0.84*[.E31])+(0.27*[.F31])" office:value-type="float" office:value="1.02623351176419" calcext:value-type="float">
            <text:p>1.0262335117642</text:p>
          </table:table-cell>
          <table:table-cell table:style-name="ce9" table:formula="of:=1.04+(0.02*[.F31])-(0.35*[.G31])" office:value-type="float" office:value="0.858589394841402" calcext:value-type="float">
            <text:p>0.8585893948414</text:p>
          </table:table-cell>
          <table:table-cell table:style-name="ce9" table:formula="of:=0.18-(0.38*[.E31])-(0.14*[.F31])" office:value-type="float" office:value="0.0988541942598643" calcext:value-type="float">
            <text:p>0.0988541942599</text:p>
          </table:table-cell>
          <table:table-cell table:style-name="ce9" table:formula="of:=0.22-(0.03*[.F31])-(0.35*[.G31])" office:value-type="float" office:value="0.0191227256106789" calcext:value-type="float">
            <text:p>0.0191227256107</text:p>
          </table:table-cell>
          <table:table-cell table:formula="of:=[.H31]+((([.$G$5]*2)-1)*[.J31])" office:value-type="float" office:value="2.31173345391947" calcext:value-type="float">
            <text:p>2.3117334539195</text:p>
          </table:table-cell>
          <table:table-cell table:formula="of:=[.I31]+((([.$G$6]*2)-1)*[.K31])" office:value-type="float" office:value="1.1148339180245" calcext:value-type="float">
            <text:p>1.1148339180245</text:p>
          </table:table-cell>
          <table:table-cell table:formula="of:=([.C31]*[.L31])+([.D31]*[.M31])" office:value-type="float" office:value="1.43173661433467" calcext:value-type="float">
            <text:p>1.4317366143347</text:p>
          </table:table-cell>
          <table:table-cell table:style-name="ce10" table:formula="of:=[.$G$5]*[.L31]/[.N31]" office:value-type="float" office:value="11.3056811443396" calcext:value-type="float">
            <text:p>11.3056811443396</text:p>
          </table:table-cell>
          <table:table-cell table:style-name="ce10" table:formula="of:=[.$G$6]*[.M31]/[.N31]" office:value-type="float" office:value="5.606341368525" calcext:value-type="float">
            <text:p>5.606341368525</text:p>
          </table:table-cell>
          <table:table-cell table:formula="of:=1-([.A31]/[.$H$5])" office:value-type="float" office:value="0.621757612891507" calcext:value-type="float">
            <text:p>0.6217576128915</text:p>
          </table:table-cell>
          <table:table-cell table:formula="of:=1-([.B31]/[.$H$6])" office:value-type="float" office:value="0.376923449979614" calcext:value-type="float">
            <text:p>0.3769234499796</text:p>
          </table:table-cell>
          <table:table-cell table:formula="of:=[.A31]+([.O31]*[.A31]*[.Q31])" office:value-type="float" office:value="2.12593982758329" calcext:value-type="float">
            <text:p>2.1259398275833</text:p>
          </table:table-cell>
          <table:table-cell table:formula="of:=[.B31]+([.P31]*[.B31]*[.R31])" office:value-type="float" office:value="2.28889077629211" calcext:value-type="float">
            <text:p>2.2888907762921</text:p>
          </table:table-cell>
          <table:table-cell table:style-name="ce13" table:formula="of:=[.S31]/SUM([.$S31:.$T31])" office:value-type="float" office:value="0.481545050837763" calcext:value-type="float">
            <text:p>0.4815450508378</text:p>
          </table:table-cell>
          <table:table-cell table:style-name="ce13" table:formula="of:=[.T31]/SUM([.$S31:.$T31])" office:value-type="float" office:value="0.518454949162237" calcext:value-type="float">
            <text:p>0.5184549491622</text:p>
          </table:table-cell>
          <table:table-cell table:style-name="ce14" table:formula="of:=IF(ABS(SUM([.U31:.V3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1]" office:value-type="float" office:value="0.481545050837763" calcext:value-type="float">
            <text:p>0.4815450508378</text:p>
          </table:table-cell>
          <table:table-cell table:formula="of:=[.V31]" office:value-type="float" office:value="0.518454949162237" calcext:value-type="float">
            <text:p>0.5184549491622</text:p>
          </table:table-cell>
          <table:table-cell table:formula="of:=[.A32]/SUM([.$A32:.$B32])" office:value-type="float" office:value="0.481545050837763" calcext:value-type="float">
            <text:p>0.4815450508378</text:p>
          </table:table-cell>
          <table:table-cell table:formula="of:=[.B32]/SUM([.$A32:.$B32])" office:value-type="float" office:value="0.518454949162237" calcext:value-type="float">
            <text:p>0.5184549491622</text:p>
          </table:table-cell>
          <table:table-cell table:formula="of:=([.C32]*[.C32])*SUM([.A32:.B32])" office:value-type="float" office:value="0.231885635986344" calcext:value-type="float">
            <text:p>0.2318856359863</text:p>
          </table:table-cell>
          <table:table-cell table:formula="of:=2*[.C32]*[.D32]*SUM([.A32:.B32])" office:value-type="float" office:value="0.499318829702839" calcext:value-type="float">
            <text:p>0.4993188297028</text:p>
          </table:table-cell>
          <table:table-cell table:formula="of:=([.D32]*[.D32])*SUM([.A32:.B32])" office:value-type="float" office:value="0.268795534310818" calcext:value-type="float">
            <text:p>0.2687955343108</text:p>
          </table:table-cell>
          <table:table-cell table:style-name="ce9" table:formula="of:=0.98-(0.84*[.E32])+(0.27*[.F32])" office:value-type="float" office:value="0.920032149791238" calcext:value-type="float">
            <text:p>0.9200321497912</text:p>
          </table:table-cell>
          <table:table-cell table:style-name="ce9" table:formula="of:=1.04+(0.02*[.F32])-(0.35*[.G32])" office:value-type="float" office:value="0.95590793958527" calcext:value-type="float">
            <text:p>0.9559079395853</text:p>
          </table:table-cell>
          <table:table-cell table:style-name="ce9" table:formula="of:=0.18-(0.38*[.E32])-(0.14*[.F32])" office:value-type="float" office:value="0.0219788221667921" calcext:value-type="float">
            <text:p>0.0219788221668</text:p>
          </table:table-cell>
          <table:table-cell table:style-name="ce9" table:formula="of:=0.22-(0.03*[.F32])-(0.35*[.G32])" office:value-type="float" office:value="0.110941998100128" calcext:value-type="float">
            <text:p>0.1109419981001</text:p>
          </table:table-cell>
          <table:table-cell table:formula="of:=[.H32]+((([.$G$5]*2)-1)*[.J32])" office:value-type="float" office:value="1.2058447532482" calcext:value-type="float">
            <text:p>1.2058447532482</text:p>
          </table:table-cell>
          <table:table-cell table:formula="of:=[.I32]+((([.$G$6]*2)-1)*[.K32])" office:value-type="float" office:value="2.44253071412699" calcext:value-type="float">
            <text:p>2.442530714127</text:p>
          </table:table-cell>
          <table:table-cell table:formula="of:=([.C32]*[.L32])+([.D32]*[.M32])" office:value-type="float" office:value="1.84701071022526" calcext:value-type="float">
            <text:p>1.8470107102253</text:p>
          </table:table-cell>
          <table:table-cell table:style-name="ce10" table:formula="of:=[.$G$5]*[.L32]/[.N32]" office:value-type="float" office:value="4.57134596756839" calcext:value-type="float">
            <text:p>4.5713459675684</text:p>
          </table:table-cell>
          <table:table-cell table:style-name="ce10" table:formula="of:=[.$G$6]*[.M32]/[.N32]" office:value-type="float" office:value="9.52145054944996" calcext:value-type="float">
            <text:p>9.52145054945</text:p>
          </table:table-cell>
          <table:table-cell table:formula="of:=1-([.A32]/[.$H$5])" office:value-type="float" office:value="0.312078498803196" calcext:value-type="float">
            <text:p>0.3120784988032</text:p>
          </table:table-cell>
          <table:table-cell table:formula="of:=1-([.B32]/[.$H$6])" office:value-type="float" office:value="0.560631399015053" calcext:value-type="float">
            <text:p>0.5606313990151</text:p>
          </table:table-cell>
          <table:table-cell table:formula="of:=[.A32]+([.O32]*[.A32]*[.Q32])" office:value-type="float" office:value="1.16852626718291" calcext:value-type="float">
            <text:p>1.1685262671829</text:p>
          </table:table-cell>
          <table:table-cell table:formula="of:=[.B32]+([.P32]*[.B32]*[.R32])" office:value-type="float" office:value="3.28597998442855" calcext:value-type="float">
            <text:p>3.2859799844286</text:p>
          </table:table-cell>
          <table:table-cell table:style-name="ce13" table:formula="of:=[.S32]/SUM([.$S32:.$T32])" office:value-type="float" office:value="0.262324531873804" calcext:value-type="float">
            <text:p>0.2623245318738</text:p>
          </table:table-cell>
          <table:table-cell table:style-name="ce13" table:formula="of:=[.T32]/SUM([.$S32:.$T32])" office:value-type="float" office:value="0.737675468126196" calcext:value-type="float">
            <text:p>0.7376754681262</text:p>
          </table:table-cell>
          <table:table-cell table:style-name="ce14" table:formula="of:=IF(ABS(SUM([.U32:.V3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2]" office:value-type="float" office:value="0.262324531873804" calcext:value-type="float">
            <text:p>0.2623245318738</text:p>
          </table:table-cell>
          <table:table-cell table:formula="of:=[.V32]" office:value-type="float" office:value="0.737675468126196" calcext:value-type="float">
            <text:p>0.7376754681262</text:p>
          </table:table-cell>
          <table:table-cell table:formula="of:=[.A33]/SUM([.$A33:.$B33])" office:value-type="float" office:value="0.262324531873804" calcext:value-type="float">
            <text:p>0.2623245318738</text:p>
          </table:table-cell>
          <table:table-cell table:formula="of:=[.B33]/SUM([.$A33:.$B33])" office:value-type="float" office:value="0.737675468126196" calcext:value-type="float">
            <text:p>0.7376754681262</text:p>
          </table:table-cell>
          <table:table-cell table:formula="of:=([.C33]*[.C33])*SUM([.A33:.B33])" office:value-type="float" office:value="0.0688141600228104" calcext:value-type="float">
            <text:p>0.0688141600228</text:p>
          </table:table-cell>
          <table:table-cell table:formula="of:=2*[.C33]*[.D33]*SUM([.A33:.B33])" office:value-type="float" office:value="0.387020743701987" calcext:value-type="float">
            <text:p>0.387020743702</text:p>
          </table:table-cell>
          <table:table-cell table:formula="of:=([.D33]*[.D33])*SUM([.A33:.B33])" office:value-type="float" office:value="0.544165096275203" calcext:value-type="float">
            <text:p>0.5441650962752</text:p>
          </table:table-cell>
          <table:table-cell table:style-name="ce9" table:formula="of:=0.98-(0.84*[.E33])+(0.27*[.F33])" office:value-type="float" office:value="1.02669170638038" calcext:value-type="float">
            <text:p>1.0266917063804</text:p>
          </table:table-cell>
          <table:table-cell table:style-name="ce9" table:formula="of:=1.04+(0.02*[.F33])-(0.35*[.G33])" office:value-type="float" office:value="0.857282631177719" calcext:value-type="float">
            <text:p>0.8572826311777</text:p>
          </table:table-cell>
          <table:table-cell table:style-name="ce9" table:formula="of:=0.18-(0.38*[.E33])-(0.14*[.F33])" office:value-type="float" office:value="0.0996677150730538" calcext:value-type="float">
            <text:p>0.0996677150731</text:p>
          </table:table-cell>
          <table:table-cell table:style-name="ce9" table:formula="of:=0.22-(0.03*[.F33])-(0.35*[.G33])" office:value-type="float" office:value="0.0179315939926195" calcext:value-type="float">
            <text:p>0.0179315939926</text:p>
          </table:table-cell>
          <table:table-cell table:formula="of:=[.H33]+((([.$G$5]*2)-1)*[.J33])" office:value-type="float" office:value="2.32277067319037" calcext:value-type="float">
            <text:p>2.3227706731904</text:p>
          </table:table-cell>
          <table:table-cell table:formula="of:=[.I33]+((([.$G$6]*2)-1)*[.K33])" office:value-type="float" office:value="1.09756599067882" calcext:value-type="float">
            <text:p>1.0975659906788</text:p>
          </table:table-cell>
          <table:table-cell table:formula="of:=([.C33]*[.L33])+([.D33]*[.M33])" office:value-type="float" office:value="1.41896723546826" calcext:value-type="float">
            <text:p>1.4189672354683</text:p>
          </table:table-cell>
          <table:table-cell table:style-name="ce10" table:formula="of:=[.$G$5]*[.L33]/[.N33]" office:value-type="float" office:value="11.4618856920342" calcext:value-type="float">
            <text:p>11.4618856920342</text:p>
          </table:table-cell>
          <table:table-cell table:style-name="ce10" table:formula="of:=[.$G$6]*[.M33]/[.N33]" office:value-type="float" office:value="5.56917378735649" calcext:value-type="float">
            <text:p>5.5691737873565</text:p>
          </table:table-cell>
          <table:table-cell table:formula="of:=1-([.A33]/[.$H$5])" office:value-type="float" office:value="0.625250668751709" calcext:value-type="float">
            <text:p>0.6252506687517</text:p>
          </table:table-cell>
          <table:table-cell table:formula="of:=1-([.B33]/[.$H$6])" office:value-type="float" office:value="0.374851298198139" calcext:value-type="float">
            <text:p>0.3748512981981</text:p>
          </table:table-cell>
          <table:table-cell table:formula="of:=[.A33]+([.O33]*[.A33]*[.Q33])" office:value-type="float" office:value="2.14228685017801" calcext:value-type="float">
            <text:p>2.142286850178</text:p>
          </table:table-cell>
          <table:table-cell table:formula="of:=[.B33]+([.P33]*[.B33]*[.R33])" office:value-type="float" office:value="2.27765564525649" calcext:value-type="float">
            <text:p>2.2776556452565</text:p>
          </table:table-cell>
          <table:table-cell table:style-name="ce13" table:formula="of:=[.S33]/SUM([.$S33:.$T33])" office:value-type="float" office:value="0.484686588658303" calcext:value-type="float">
            <text:p>0.4846865886583</text:p>
          </table:table-cell>
          <table:table-cell table:style-name="ce13" table:formula="of:=[.T33]/SUM([.$S33:.$T33])" office:value-type="float" office:value="0.515313411341697" calcext:value-type="float">
            <text:p>0.5153134113417</text:p>
          </table:table-cell>
          <table:table-cell table:style-name="ce14" table:formula="of:=IF(ABS(SUM([.U33:.V3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3]" office:value-type="float" office:value="0.484686588658303" calcext:value-type="float">
            <text:p>0.4846865886583</text:p>
          </table:table-cell>
          <table:table-cell table:formula="of:=[.V33]" office:value-type="float" office:value="0.515313411341697" calcext:value-type="float">
            <text:p>0.5153134113417</text:p>
          </table:table-cell>
          <table:table-cell table:formula="of:=[.A34]/SUM([.$A34:.$B34])" office:value-type="float" office:value="0.484686588658303" calcext:value-type="float">
            <text:p>0.4846865886583</text:p>
          </table:table-cell>
          <table:table-cell table:formula="of:=[.B34]/SUM([.$A34:.$B34])" office:value-type="float" office:value="0.515313411341697" calcext:value-type="float">
            <text:p>0.5153134113417</text:p>
          </table:table-cell>
          <table:table-cell table:formula="of:=([.C34]*[.C34])*SUM([.A34:.B34])" office:value-type="float" office:value="0.234921089225223" calcext:value-type="float">
            <text:p>0.2349210892252</text:p>
          </table:table-cell>
          <table:table-cell table:formula="of:=2*[.C34]*[.D34]*SUM([.A34:.B34])" office:value-type="float" office:value="0.49953099886616" calcext:value-type="float">
            <text:p>0.4995309988662</text:p>
          </table:table-cell>
          <table:table-cell table:formula="of:=([.D34]*[.D34])*SUM([.A34:.B34])" office:value-type="float" office:value="0.265547911908617" calcext:value-type="float">
            <text:p>0.2655479119086</text:p>
          </table:table-cell>
          <table:table-cell table:style-name="ce9" table:formula="of:=0.98-(0.84*[.E34])+(0.27*[.F34])" office:value-type="float" office:value="0.917539654744676" calcext:value-type="float">
            <text:p>0.9175396547447</text:p>
          </table:table-cell>
          <table:table-cell table:style-name="ce9" table:formula="of:=1.04+(0.02*[.F34])-(0.35*[.G34])" office:value-type="float" office:value="0.957048850809307" calcext:value-type="float">
            <text:p>0.9570488508093</text:p>
          </table:table-cell>
          <table:table-cell table:style-name="ce9" table:formula="of:=0.18-(0.38*[.E34])-(0.14*[.F34])" office:value-type="float" office:value="0.0207956462531528" calcext:value-type="float">
            <text:p>0.0207956462532</text:p>
          </table:table-cell>
          <table:table-cell table:style-name="ce9" table:formula="of:=0.22-(0.03*[.F34])-(0.35*[.G34])" office:value-type="float" office:value="0.112072300865999" calcext:value-type="float">
            <text:p>0.112072300866</text:p>
          </table:table-cell>
          <table:table-cell table:formula="of:=[.H34]+((([.$G$5]*2)-1)*[.J34])" office:value-type="float" office:value="1.18796623862068" calcext:value-type="float">
            <text:p>1.1879662386207</text:p>
          </table:table-cell>
          <table:table-cell table:formula="of:=[.I34]+((([.$G$6]*2)-1)*[.K34])" office:value-type="float" office:value="2.45881768241369" calcext:value-type="float">
            <text:p>2.4588176824137</text:p>
          </table:table-cell>
          <table:table-cell table:formula="of:=([.C34]*[.L34])+([.D34]*[.M34])" office:value-type="float" office:value="1.84285303143018" calcext:value-type="float">
            <text:p>1.8428530314302</text:p>
          </table:table-cell>
          <table:table-cell table:style-name="ce10" table:formula="of:=[.$G$5]*[.L34]/[.N34]" office:value-type="float" office:value="4.51372923448297" calcext:value-type="float">
            <text:p>4.513729234483</text:p>
          </table:table-cell>
          <table:table-cell table:style-name="ce10" table:formula="of:=[.$G$6]*[.M34]/[.N34]" office:value-type="float" office:value="9.60656493569621" calcext:value-type="float">
            <text:p>9.6065649356962</text:p>
          </table:table-cell>
          <table:table-cell table:formula="of:=1-([.A34]/[.$H$5])" office:value-type="float" office:value="0.307590587630996" calcext:value-type="float">
            <text:p>0.307590587631</text:p>
          </table:table-cell>
          <table:table-cell table:formula="of:=1-([.B34]/[.$H$6])" office:value-type="float" office:value="0.563293719201952" calcext:value-type="float">
            <text:p>0.563293719202</text:p>
          </table:table-cell>
          <table:table-cell table:formula="of:=[.A34]+([.O34]*[.A34]*[.Q34])" office:value-type="float" office:value="1.15761605882929" calcext:value-type="float">
            <text:p>1.1576160588293</text:p>
          </table:table-cell>
          <table:table-cell table:formula="of:=[.B34]+([.P34]*[.B34]*[.R34])" office:value-type="float" office:value="3.30383799074214" calcext:value-type="float">
            <text:p>3.3038379907422</text:p>
          </table:table-cell>
          <table:table-cell table:style-name="ce13" table:formula="of:=[.S34]/SUM([.$S34:.$T34])" office:value-type="float" office:value="0.259470577521804" calcext:value-type="float">
            <text:p>0.2594705775218</text:p>
          </table:table-cell>
          <table:table-cell table:style-name="ce13" table:formula="of:=[.T34]/SUM([.$S34:.$T34])" office:value-type="float" office:value="0.740529422478196" calcext:value-type="float">
            <text:p>0.7405294224782</text:p>
          </table:table-cell>
          <table:table-cell table:style-name="ce14" table:formula="of:=IF(ABS(SUM([.U34:.V3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4]" office:value-type="float" office:value="0.259470577521804" calcext:value-type="float">
            <text:p>0.2594705775218</text:p>
          </table:table-cell>
          <table:table-cell table:formula="of:=[.V34]" office:value-type="float" office:value="0.740529422478196" calcext:value-type="float">
            <text:p>0.7405294224782</text:p>
          </table:table-cell>
          <table:table-cell table:formula="of:=[.A35]/SUM([.$A35:.$B35])" office:value-type="float" office:value="0.259470577521804" calcext:value-type="float">
            <text:p>0.2594705775218</text:p>
          </table:table-cell>
          <table:table-cell table:formula="of:=[.B35]/SUM([.$A35:.$B35])" office:value-type="float" office:value="0.740529422478196" calcext:value-type="float">
            <text:p>0.7405294224782</text:p>
          </table:table-cell>
          <table:table-cell table:formula="of:=([.C35]*[.C35])*SUM([.A35:.B35])" office:value-type="float" office:value="0.0673249805994985" calcext:value-type="float">
            <text:p>0.0673249805995</text:p>
          </table:table-cell>
          <table:table-cell table:formula="of:=2*[.C35]*[.D35]*SUM([.A35:.B35])" office:value-type="float" office:value="0.384291193844611" calcext:value-type="float">
            <text:p>0.3842911938446</text:p>
          </table:table-cell>
          <table:table-cell table:formula="of:=([.D35]*[.D35])*SUM([.A35:.B35])" office:value-type="float" office:value="0.548383825555891" calcext:value-type="float">
            <text:p>0.5483838255559</text:p>
          </table:table-cell>
          <table:table-cell table:style-name="ce9" table:formula="of:=0.98-(0.84*[.E35])+(0.27*[.F35])" office:value-type="float" office:value="1.02720563863447" calcext:value-type="float">
            <text:p>1.0272056386345</text:p>
          </table:table-cell>
          <table:table-cell table:style-name="ce9" table:formula="of:=1.04+(0.02*[.F35])-(0.35*[.G35])" office:value-type="float" office:value="0.855751484932331" calcext:value-type="float">
            <text:p>0.8557514849323</text:p>
          </table:table-cell>
          <table:table-cell table:style-name="ce9" table:formula="of:=0.18-(0.38*[.E35])-(0.14*[.F35])" office:value-type="float" office:value="0.100615740233945" calcext:value-type="float">
            <text:p>0.1006157402339</text:p>
          </table:table-cell>
          <table:table-cell table:style-name="ce9" table:formula="of:=0.22-(0.03*[.F35])-(0.35*[.G35])" office:value-type="float" office:value="0.0165369252401001" calcext:value-type="float">
            <text:p>0.0165369252401</text:p>
          </table:table-cell>
          <table:table-cell table:formula="of:=[.H35]+((([.$G$5]*2)-1)*[.J35])" office:value-type="float" office:value="2.33561272463669" calcext:value-type="float">
            <text:p>2.3356127246367</text:p>
          </table:table-cell>
          <table:table-cell table:formula="of:=[.I35]+((([.$G$6]*2)-1)*[.K35])" office:value-type="float" office:value="1.07734628314967" calcext:value-type="float">
            <text:p>1.0773462831497</text:p>
          </table:table-cell>
          <table:table-cell table:formula="of:=([.C35]*[.L35])+([.D35]*[.M35])" office:value-type="float" office:value="1.40382940339861" calcext:value-type="float">
            <text:p>1.4038294033986</text:p>
          </table:table-cell>
          <table:table-cell table:style-name="ce10" table:formula="of:=[.$G$5]*[.L35]/[.N35]" office:value-type="float" office:value="11.6495353768156" calcext:value-type="float">
            <text:p>11.6495353768156</text:p>
          </table:table-cell>
          <table:table-cell table:style-name="ce10" table:formula="of:=[.$G$6]*[.M35]/[.N35]" office:value-type="float" office:value="5.52552412700469" calcext:value-type="float">
            <text:p>5.5255241270047</text:p>
          </table:table-cell>
          <table:table-cell table:formula="of:=1-([.A35]/[.$H$5])" office:value-type="float" office:value="0.629327746397423" calcext:value-type="float">
            <text:p>0.6293277463974</text:p>
          </table:table-cell>
          <table:table-cell table:formula="of:=1-([.B35]/[.$H$6])" office:value-type="float" office:value="0.372432692815088" calcext:value-type="float">
            <text:p>0.3724326928151</text:p>
          </table:table-cell>
          <table:table-cell table:formula="of:=[.A35]+([.O35]*[.A35]*[.Q35])" office:value-type="float" office:value="2.161746902123" calcext:value-type="float">
            <text:p>2.161746902123</text:p>
          </table:table-cell>
          <table:table-cell table:formula="of:=[.B35]+([.P35]*[.B35]*[.R35])" office:value-type="float" office:value="2.26445442757204" calcext:value-type="float">
            <text:p>2.2644544275721</text:p>
          </table:table-cell>
          <table:table-cell table:style-name="ce13" table:formula="of:=[.S35]/SUM([.$S35:.$T35])" office:value-type="float" office:value="0.488397779744001" calcext:value-type="float">
            <text:p>0.488397779744</text:p>
          </table:table-cell>
          <table:table-cell table:style-name="ce13" table:formula="of:=[.T35]/SUM([.$S35:.$T35])" office:value-type="float" office:value="0.511602220255999" calcext:value-type="float">
            <text:p>0.511602220256</text:p>
          </table:table-cell>
          <table:table-cell table:style-name="ce14" table:formula="of:=IF(ABS(SUM([.U35:.V3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5]" office:value-type="float" office:value="0.488397779744001" calcext:value-type="float">
            <text:p>0.488397779744</text:p>
          </table:table-cell>
          <table:table-cell table:formula="of:=[.V35]" office:value-type="float" office:value="0.511602220255999" calcext:value-type="float">
            <text:p>0.511602220256</text:p>
          </table:table-cell>
          <table:table-cell table:formula="of:=[.A36]/SUM([.$A36:.$B36])" office:value-type="float" office:value="0.488397779744001" calcext:value-type="float">
            <text:p>0.488397779744</text:p>
          </table:table-cell>
          <table:table-cell table:formula="of:=[.B36]/SUM([.$A36:.$B36])" office:value-type="float" office:value="0.511602220255999" calcext:value-type="float">
            <text:p>0.511602220256</text:p>
          </table:table-cell>
          <table:table-cell table:formula="of:=([.C36]*[.C36])*SUM([.A36:.B36])" office:value-type="float" office:value="0.23853239125887" calcext:value-type="float">
            <text:p>0.2385323912589</text:p>
          </table:table-cell>
          <table:table-cell table:formula="of:=2*[.C36]*[.D36]*SUM([.A36:.B36])" office:value-type="float" office:value="0.499730776970263" calcext:value-type="float">
            <text:p>0.4997307769703</text:p>
          </table:table-cell>
          <table:table-cell table:formula="of:=([.D36]*[.D36])*SUM([.A36:.B36])" office:value-type="float" office:value="0.261736831770868" calcext:value-type="float">
            <text:p>0.2617368317709</text:p>
          </table:table-cell>
          <table:table-cell table:style-name="ce9" table:formula="of:=0.98-(0.84*[.E36])+(0.27*[.F36])" office:value-type="float" office:value="0.914560101124521" calcext:value-type="float">
            <text:p>0.9145601011245</text:p>
          </table:table-cell>
          <table:table-cell table:style-name="ce9" table:formula="of:=1.04+(0.02*[.F36])-(0.35*[.G36])" office:value-type="float" office:value="0.958386724419601" calcext:value-type="float">
            <text:p>0.9583867244196</text:p>
          </table:table-cell>
          <table:table-cell table:style-name="ce9" table:formula="of:=0.18-(0.38*[.E36])-(0.14*[.F36])" office:value-type="float" office:value="0.0193953825457928" calcext:value-type="float">
            <text:p>0.0193953825458</text:p>
          </table:table-cell>
          <table:table-cell table:style-name="ce9" table:formula="of:=0.22-(0.03*[.F36])-(0.35*[.G36])" office:value-type="float" office:value="0.113400185571088" calcext:value-type="float">
            <text:p>0.1134001855711</text:p>
          </table:table-cell>
          <table:table-cell table:formula="of:=[.H36]+((([.$G$5]*2)-1)*[.J36])" office:value-type="float" office:value="1.16677765575001" calcext:value-type="float">
            <text:p>1.16677765575</text:p>
          </table:table-cell>
          <table:table-cell table:formula="of:=[.I36]+((([.$G$6]*2)-1)*[.K36])" office:value-type="float" office:value="2.47794921107218" calcext:value-type="float">
            <text:p>2.4779492110722</text:p>
          </table:table-cell>
          <table:table-cell table:formula="of:=([.C36]*[.L36])+([.D36]*[.M36])" office:value-type="float" office:value="1.83757593458934" calcext:value-type="float">
            <text:p>1.8375759345894</text:p>
          </table:table-cell>
          <table:table-cell table:style-name="ce10" table:formula="of:=[.$G$5]*[.L36]/[.N36]" office:value-type="float" office:value="4.44595349328371" calcext:value-type="float">
            <text:p>4.4459534932837</text:p>
          </table:table-cell>
          <table:table-cell table:style-name="ce10" table:formula="of:=[.$G$6]*[.M36]/[.N36]" office:value-type="float" office:value="9.70911404741857" calcext:value-type="float">
            <text:p>9.7091140474186</text:p>
          </table:table-cell>
          <table:table-cell table:formula="of:=1-([.A36]/[.$H$5])" office:value-type="float" office:value="0.302288886079999" calcext:value-type="float">
            <text:p>0.30228888608</text:p>
          </table:table-cell>
          <table:table-cell table:formula="of:=1-([.B36]/[.$H$6])" office:value-type="float" office:value="0.566438796393221" calcext:value-type="float">
            <text:p>0.5664387963932</text:p>
          </table:table-cell>
          <table:table-cell table:formula="of:=[.A36]+([.O36]*[.A36]*[.Q36])" office:value-type="float" office:value="1.14478599731072" calcext:value-type="float">
            <text:p>1.1447859973107</text:p>
          </table:table-cell>
          <table:table-cell table:formula="of:=[.B36]+([.P36]*[.B36]*[.R36])" office:value-type="float" office:value="3.32521944730069" calcext:value-type="float">
            <text:p>3.3252194473007</text:p>
          </table:table-cell>
          <table:table-cell table:style-name="ce13" table:formula="of:=[.S36]/SUM([.$S36:.$T36])" office:value-type="float" office:value="0.256103938014385" calcext:value-type="float">
            <text:p>0.2561039380144</text:p>
          </table:table-cell>
          <table:table-cell table:style-name="ce13" table:formula="of:=[.T36]/SUM([.$S36:.$T36])" office:value-type="float" office:value="0.743896061985615" calcext:value-type="float">
            <text:p>0.7438960619856</text:p>
          </table:table-cell>
          <table:table-cell table:style-name="ce14" table:formula="of:=IF(ABS(SUM([.U36:.V3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6]" office:value-type="float" office:value="0.256103938014385" calcext:value-type="float">
            <text:p>0.2561039380144</text:p>
          </table:table-cell>
          <table:table-cell table:formula="of:=[.V36]" office:value-type="float" office:value="0.743896061985615" calcext:value-type="float">
            <text:p>0.7438960619856</text:p>
          </table:table-cell>
          <table:table-cell table:formula="of:=[.A37]/SUM([.$A37:.$B37])" office:value-type="float" office:value="0.256103938014385" calcext:value-type="float">
            <text:p>0.2561039380144</text:p>
          </table:table-cell>
          <table:table-cell table:formula="of:=[.B37]/SUM([.$A37:.$B37])" office:value-type="float" office:value="0.743896061985615" calcext:value-type="float">
            <text:p>0.7438960619856</text:p>
          </table:table-cell>
          <table:table-cell table:formula="of:=([.C37]*[.C37])*SUM([.A37:.B37])" office:value-type="float" office:value="0.065589227066476" calcext:value-type="float">
            <text:p>0.0655892270665</text:p>
          </table:table-cell>
          <table:table-cell table:formula="of:=2*[.C37]*[.D37]*SUM([.A37:.B37])" office:value-type="float" office:value="0.381029421895818" calcext:value-type="float">
            <text:p>0.3810294218958</text:p>
          </table:table-cell>
          <table:table-cell table:formula="of:=([.D37]*[.D37])*SUM([.A37:.B37])" office:value-type="float" office:value="0.553381351037706" calcext:value-type="float">
            <text:p>0.5533813510377</text:p>
          </table:table-cell>
          <table:table-cell table:style-name="ce9" table:formula="of:=0.98-(0.84*[.E37])+(0.27*[.F37])" office:value-type="float" office:value="1.02778299317603" calcext:value-type="float">
            <text:p>1.027782993176</text:p>
          </table:table-cell>
          <table:table-cell table:style-name="ce9" table:formula="of:=1.04+(0.02*[.F37])-(0.35*[.G37])" office:value-type="float" office:value="0.853937115574719" calcext:value-type="float">
            <text:p>0.8539371155747</text:p>
          </table:table-cell>
          <table:table-cell table:style-name="ce9" table:formula="of:=0.18-(0.38*[.E37])-(0.14*[.F37])" office:value-type="float" office:value="0.101731974649325" calcext:value-type="float">
            <text:p>0.1017319746493</text:p>
          </table:table-cell>
          <table:table-cell table:style-name="ce9" table:formula="of:=0.22-(0.03*[.F37])-(0.35*[.G37])" office:value-type="float" office:value="0.0148856444799282" calcext:value-type="float">
            <text:p>0.0148856444799</text:p>
          </table:table-cell>
          <table:table-cell table:formula="of:=[.H37]+((([.$G$5]*2)-1)*[.J37])" office:value-type="float" office:value="2.35070559151585" calcext:value-type="float">
            <text:p>2.3507055915159</text:p>
          </table:table-cell>
          <table:table-cell table:formula="of:=[.I37]+((([.$G$6]*2)-1)*[.K37])" office:value-type="float" office:value="1.05340475160576" calcext:value-type="float">
            <text:p>1.0534047516058</text:p>
          </table:table-cell>
          <table:table-cell table:formula="of:=([.C37]*[.L37])+([.D37]*[.M37])" office:value-type="float" office:value="1.3856486054961" calcext:value-type="float">
            <text:p>1.3856486054961</text:p>
          </table:table-cell>
          <table:table-cell table:style-name="ce10" table:formula="of:=[.$G$5]*[.L37]/[.N37]" office:value-type="float" office:value="11.8786541454361" calcext:value-type="float">
            <text:p>11.8786541454361</text:p>
          </table:table-cell>
          <table:table-cell table:style-name="ce10" table:formula="of:=[.$G$6]*[.M37]/[.N37]" office:value-type="float" office:value="5.47362021040391" calcext:value-type="float">
            <text:p>5.4736202104039</text:p>
          </table:table-cell>
          <table:table-cell table:formula="of:=1-([.A37]/[.$H$5])" office:value-type="float" office:value="0.634137231408021" calcext:value-type="float">
            <text:p>0.634137231408</text:p>
          </table:table-cell>
          <table:table-cell table:formula="of:=1-([.B37]/[.$H$6])" office:value-type="float" office:value="0.369579608486767" calcext:value-type="float">
            <text:p>0.3695796084868</text:p>
          </table:table-cell>
          <table:table-cell table:formula="of:=[.A37]+([.O37]*[.A37]*[.Q37])" office:value-type="float" office:value="2.18525726584412" calcext:value-type="float">
            <text:p>2.1852572658441</text:p>
          </table:table-cell>
          <table:table-cell table:formula="of:=[.B37]+([.P37]*[.B37]*[.R37])" office:value-type="float" office:value="2.24875198207215" calcext:value-type="float">
            <text:p>2.2487519820722</text:p>
          </table:table-cell>
          <table:table-cell table:style-name="ce13" table:formula="of:=[.S37]/SUM([.$S37:.$T37])" office:value-type="float" office:value="0.492840033401162" calcext:value-type="float">
            <text:p>0.4928400334012</text:p>
          </table:table-cell>
          <table:table-cell table:style-name="ce13" table:formula="of:=[.T37]/SUM([.$S37:.$T37])" office:value-type="float" office:value="0.507159966598838" calcext:value-type="float">
            <text:p>0.5071599665988</text:p>
          </table:table-cell>
          <table:table-cell table:style-name="ce14" table:formula="of:=IF(ABS(SUM([.U37:.V3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7]" office:value-type="float" office:value="0.492840033401162" calcext:value-type="float">
            <text:p>0.4928400334012</text:p>
          </table:table-cell>
          <table:table-cell table:formula="of:=[.V37]" office:value-type="float" office:value="0.507159966598838" calcext:value-type="float">
            <text:p>0.5071599665988</text:p>
          </table:table-cell>
          <table:table-cell table:formula="of:=[.A38]/SUM([.$A38:.$B38])" office:value-type="float" office:value="0.492840033401162" calcext:value-type="float">
            <text:p>0.4928400334012</text:p>
          </table:table-cell>
          <table:table-cell table:formula="of:=[.B38]/SUM([.$A38:.$B38])" office:value-type="float" office:value="0.507159966598838" calcext:value-type="float">
            <text:p>0.5071599665988</text:p>
          </table:table-cell>
          <table:table-cell table:formula="of:=([.C38]*[.C38])*SUM([.A38:.B38])" office:value-type="float" office:value="0.242891298522859" calcext:value-type="float">
            <text:p>0.2428912985229</text:p>
          </table:table-cell>
          <table:table-cell table:formula="of:=2*[.C38]*[.D38]*SUM([.A38:.B38])" office:value-type="float" office:value="0.499897469756607" calcext:value-type="float">
            <text:p>0.4998974697566</text:p>
          </table:table-cell>
          <table:table-cell table:formula="of:=([.D38]*[.D38])*SUM([.A38:.B38])" office:value-type="float" office:value="0.257211231720534" calcext:value-type="float">
            <text:p>0.2572112317205</text:p>
          </table:table-cell>
          <table:table-cell table:style-name="ce9" table:formula="of:=0.98-(0.84*[.E38])+(0.27*[.F38])" office:value-type="float" office:value="0.910943626075083" calcext:value-type="float">
            <text:p>0.9109436260751</text:p>
          </table:table-cell>
          <table:table-cell table:style-name="ce9" table:formula="of:=1.04+(0.02*[.F38])-(0.35*[.G38])" office:value-type="float" office:value="0.959974018292945" calcext:value-type="float">
            <text:p>0.9599740182929</text:p>
          </table:table-cell>
          <table:table-cell table:style-name="ce9" table:formula="of:=0.18-(0.38*[.E38])-(0.14*[.F38])" office:value-type="float" office:value="0.0177156607953887" calcext:value-type="float">
            <text:p>0.0177156607954</text:p>
          </table:table-cell>
          <table:table-cell table:style-name="ce9" table:formula="of:=0.22-(0.03*[.F38])-(0.35*[.G38])" office:value-type="float" office:value="0.114979144805115" calcext:value-type="float">
            <text:p>0.1149791448051</text:p>
          </table:table-cell>
          <table:table-cell table:formula="of:=[.H38]+((([.$G$5]*2)-1)*[.J38])" office:value-type="float" office:value="1.14131807905832" calcext:value-type="float">
            <text:p>1.1413180790583</text:p>
          </table:table-cell>
          <table:table-cell table:formula="of:=[.I38]+((([.$G$6]*2)-1)*[.K38])" office:value-type="float" office:value="2.50069455868149" calcext:value-type="float">
            <text:p>2.5006945586815</text:p>
          </table:table-cell>
          <table:table-cell table:formula="of:=([.C38]*[.L38])+([.D38]*[.M38])" office:value-type="float" office:value="1.83073940905925" calcext:value-type="float">
            <text:p>1.8307394090593</text:p>
          </table:table-cell>
          <table:table-cell table:style-name="ce10" table:formula="of:=[.$G$5]*[.L38]/[.N38]" office:value-type="float" office:value="4.36518116670296" calcext:value-type="float">
            <text:p>4.365181166703</text:p>
          </table:table-cell>
          <table:table-cell table:style-name="ce10" table:formula="of:=[.$G$6]*[.M38]/[.N38]" office:value-type="float" office:value="9.83482451593633" calcext:value-type="float">
            <text:p>9.8348245159363</text:p>
          </table:table-cell>
          <table:table-cell table:formula="of:=1-([.A38]/[.$H$5])" office:value-type="float" office:value="0.295942809426911" calcext:value-type="float">
            <text:p>0.2959428094269</text:p>
          </table:table-cell>
          <table:table-cell table:formula="of:=1-([.B38]/[.$H$6])" office:value-type="float" office:value="0.570203418136578" calcext:value-type="float">
            <text:p>0.5702034181366</text:p>
          </table:table-cell>
          <table:table-cell table:formula="of:=[.A38]+([.O38]*[.A38]*[.Q38])" office:value-type="float" office:value="1.12951246273259" calcext:value-type="float">
            <text:p>1.1295124627326</text:p>
          </table:table-cell>
          <table:table-cell table:formula="of:=[.B38]+([.P38]*[.B38]*[.R38])" office:value-type="float" office:value="3.35123726714951" calcext:value-type="float">
            <text:p>3.3512372671495</text:p>
          </table:table-cell>
          <table:table-cell table:style-name="ce13" table:formula="of:=[.S38]/SUM([.$S38:.$T38])" office:value-type="float" office:value="0.252081131690948" calcext:value-type="float">
            <text:p>0.2520811316909</text:p>
          </table:table-cell>
          <table:table-cell table:style-name="ce13" table:formula="of:=[.T38]/SUM([.$S38:.$T38])" office:value-type="float" office:value="0.747918868309052" calcext:value-type="float">
            <text:p>0.7479188683091</text:p>
          </table:table-cell>
          <table:table-cell table:style-name="ce14" table:formula="of:=IF(ABS(SUM([.U38:.V3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8]" office:value-type="float" office:value="0.252081131690948" calcext:value-type="float">
            <text:p>0.2520811316909</text:p>
          </table:table-cell>
          <table:table-cell table:formula="of:=[.V38]" office:value-type="float" office:value="0.747918868309052" calcext:value-type="float">
            <text:p>0.7479188683091</text:p>
          </table:table-cell>
          <table:table-cell table:formula="of:=[.A39]/SUM([.$A39:.$B39])" office:value-type="float" office:value="0.252081131690948" calcext:value-type="float">
            <text:p>0.2520811316909</text:p>
          </table:table-cell>
          <table:table-cell table:formula="of:=[.B39]/SUM([.$A39:.$B39])" office:value-type="float" office:value="0.747918868309052" calcext:value-type="float">
            <text:p>0.7479188683091</text:p>
          </table:table-cell>
          <table:table-cell table:formula="of:=([.C39]*[.C39])*SUM([.A39:.B39])" office:value-type="float" office:value="0.0635448969545891" calcext:value-type="float">
            <text:p>0.0635448969546</text:p>
          </table:table-cell>
          <table:table-cell table:formula="of:=2*[.C39]*[.D39]*SUM([.A39:.B39])" office:value-type="float" office:value="0.377072469472718" calcext:value-type="float">
            <text:p>0.3770724694727</text:p>
          </table:table-cell>
          <table:table-cell table:formula="of:=([.D39]*[.D39])*SUM([.A39:.B39])" office:value-type="float" office:value="0.559382633572693" calcext:value-type="float">
            <text:p>0.5593826335727</text:p>
          </table:table-cell>
          <table:table-cell table:style-name="ce9" table:formula="of:=0.98-(0.84*[.E39])+(0.27*[.F39])" office:value-type="float" office:value="1.02843185331578" calcext:value-type="float">
            <text:p>1.0284318533158</text:p>
          </table:table-cell>
          <table:table-cell table:style-name="ce9" table:formula="of:=1.04+(0.02*[.F39])-(0.35*[.G39])" office:value-type="float" office:value="0.851757527639012" calcext:value-type="float">
            <text:p>0.851757527639</text:p>
          </table:table-cell>
          <table:table-cell table:style-name="ce9" table:formula="of:=0.18-(0.38*[.E39])-(0.14*[.F39])" office:value-type="float" office:value="0.103062793431076" calcext:value-type="float">
            <text:p>0.1030627934311</text:p>
          </table:table-cell>
          <table:table-cell table:style-name="ce9" table:formula="of:=0.22-(0.03*[.F39])-(0.35*[.G39])" office:value-type="float" office:value="0.0129039041653759" calcext:value-type="float">
            <text:p>0.0129039041654</text:p>
          </table:table-cell>
          <table:table-cell table:formula="of:=[.H39]+((([.$G$5]*2)-1)*[.J39])" office:value-type="float" office:value="2.36866041909349" calcext:value-type="float">
            <text:p>2.3686604190935</text:p>
          </table:table-cell>
          <table:table-cell table:formula="of:=[.I39]+((([.$G$6]*2)-1)*[.K39])" office:value-type="float" office:value="1.02466984345505" calcext:value-type="float">
            <text:p>1.0246698434551</text:p>
          </table:table-cell>
          <table:table-cell table:formula="of:=([.C39]*[.L39])+([.D39]*[.M39])" office:value-type="float" office:value="1.36346450874396" calcext:value-type="float">
            <text:p>1.363464508744</text:p>
          </table:table-cell>
          <table:table-cell table:style-name="ce10" table:formula="of:=[.$G$5]*[.L39]/[.N39]" office:value-type="float" office:value="12.1641305278795" calcext:value-type="float">
            <text:p>12.1641305278795</text:p>
          </table:table-cell>
          <table:table-cell table:style-name="ce10" table:formula="of:=[.$G$6]*[.M39]/[.N39]" office:value-type="float" office:value="5.41093869738695" calcext:value-type="float">
            <text:p>5.410938697387</text:p>
          </table:table-cell>
          <table:table-cell table:formula="of:=1-([.A39]/[.$H$5])" office:value-type="float" office:value="0.63988409758436" calcext:value-type="float">
            <text:p>0.6398840975844</text:p>
          </table:table-cell>
          <table:table-cell table:formula="of:=1-([.B39]/[.$H$6])" office:value-type="float" office:value="0.366170450585549" calcext:value-type="float">
            <text:p>0.3661704505855</text:p>
          </table:table-cell>
          <table:table-cell table:formula="of:=[.A39]+([.O39]*[.A39]*[.Q39])" office:value-type="float" office:value="2.21418831985769" calcext:value-type="float">
            <text:p>2.2141883198577</text:p>
          </table:table-cell>
          <table:table-cell table:formula="of:=[.B39]+([.P39]*[.B39]*[.R39])" office:value-type="float" office:value="2.22978986395453" calcext:value-type="float">
            <text:p>2.2297898639545</text:p>
          </table:table-cell>
          <table:table-cell table:style-name="ce13" table:formula="of:=[.S39]/SUM([.$S39:.$T39])" office:value-type="float" office:value="0.498244642136895" calcext:value-type="float">
            <text:p>0.4982446421369</text:p>
          </table:table-cell>
          <table:table-cell table:style-name="ce13" table:formula="of:=[.T39]/SUM([.$S39:.$T39])" office:value-type="float" office:value="0.501755357863105" calcext:value-type="float">
            <text:p>0.5017553578631</text:p>
          </table:table-cell>
          <table:table-cell table:style-name="ce14" table:formula="of:=IF(ABS(SUM([.U39:.V3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39]" office:value-type="float" office:value="0.498244642136895" calcext:value-type="float">
            <text:p>0.4982446421369</text:p>
          </table:table-cell>
          <table:table-cell table:formula="of:=[.V39]" office:value-type="float" office:value="0.501755357863105" calcext:value-type="float">
            <text:p>0.5017553578631</text:p>
          </table:table-cell>
          <table:table-cell table:formula="of:=[.A40]/SUM([.$A40:.$B40])" office:value-type="float" office:value="0.498244642136895" calcext:value-type="float">
            <text:p>0.4982446421369</text:p>
          </table:table-cell>
          <table:table-cell table:formula="of:=[.B40]/SUM([.$A40:.$B40])" office:value-type="float" office:value="0.501755357863105" calcext:value-type="float">
            <text:p>0.5017553578631</text:p>
          </table:table-cell>
          <table:table-cell table:formula="of:=([.C40]*[.C40])*SUM([.A40:.B40])" office:value-type="float" office:value="0.248247723418123" calcext:value-type="float">
            <text:p>0.2482477234181</text:p>
          </table:table-cell>
          <table:table-cell table:formula="of:=2*[.C40]*[.D40]*SUM([.A40:.B40])" office:value-type="float" office:value="0.499993837437545" calcext:value-type="float">
            <text:p>0.4999938374375</text:p>
          </table:table-cell>
          <table:table-cell table:formula="of:=([.D40]*[.D40])*SUM([.A40:.B40])" office:value-type="float" office:value="0.251758439144333" calcext:value-type="float">
            <text:p>0.2517584391443</text:p>
          </table:table-cell>
          <table:table-cell table:style-name="ce9" table:formula="of:=0.98-(0.84*[.E40])+(0.27*[.F40])" office:value-type="float" office:value="0.906470248436914" calcext:value-type="float">
            <text:p>0.9064702484369</text:p>
          </table:table-cell>
          <table:table-cell table:style-name="ce9" table:formula="of:=1.04+(0.02*[.F40])-(0.35*[.G40])" office:value-type="float" office:value="0.961884423048234" calcext:value-type="float">
            <text:p>0.9618844230482</text:p>
          </table:table-cell>
          <table:table-cell table:style-name="ce9" table:formula="of:=0.18-(0.38*[.E40])-(0.14*[.F40])" office:value-type="float" office:value="0.0156667278598571" calcext:value-type="float">
            <text:p>0.0156667278599</text:p>
          </table:table-cell>
          <table:table-cell table:style-name="ce9" table:formula="of:=0.22-(0.03*[.F40])-(0.35*[.G40])" office:value-type="float" office:value="0.116884731176357" calcext:value-type="float">
            <text:p>0.1168847311764</text:p>
          </table:table-cell>
          <table:table-cell table:formula="of:=[.H40]+((([.$G$5]*2)-1)*[.J40])" office:value-type="float" office:value="1.1102003775265" calcext:value-type="float">
            <text:p>1.1102003775265</text:p>
          </table:table-cell>
          <table:table-cell table:formula="of:=[.I40]+((([.$G$6]*2)-1)*[.K40])" office:value-type="float" office:value="2.52813982081142" calcext:value-type="float">
            <text:p>2.5281398208114</text:p>
          </table:table-cell>
          <table:table-cell table:formula="of:=([.C40]*[.L40])+([.D40]*[.M40])" office:value-type="float" office:value="1.82165909032013" calcext:value-type="float">
            <text:p>1.8216590903201</text:p>
          </table:table-cell>
          <table:table-cell table:style-name="ce10" table:formula="of:=[.$G$5]*[.L40]/[.N40]" office:value-type="float" office:value="4.2673314039645" calcext:value-type="float">
            <text:p>4.2673314039645</text:p>
          </table:table-cell>
          <table:table-cell table:style-name="ce10" table:formula="of:=[.$G$6]*[.M40]/[.N40]" office:value-type="float" office:value="9.99232337519494" calcext:value-type="float">
            <text:p>9.9923233751949</text:p>
          </table:table-cell>
          <table:table-cell table:formula="of:=1-([.A40]/[.$H$5])" office:value-type="float" office:value="0.288221939804436" calcext:value-type="float">
            <text:p>0.2882219398044</text:p>
          </table:table-cell>
          <table:table-cell table:formula="of:=1-([.B40]/[.$H$6])" office:value-type="float" office:value="0.574783595031267" calcext:value-type="float">
            <text:p>0.5747835950313</text:p>
          </table:table-cell>
          <table:table-cell table:formula="of:=[.A40]+([.O40]*[.A40]*[.Q40])" office:value-type="float" office:value="1.1110549273778" calcext:value-type="float">
            <text:p>1.1110549273778</text:p>
          </table:table-cell>
          <table:table-cell table:formula="of:=[.B40]+([.P40]*[.B40]*[.R40])" office:value-type="float" office:value="3.38354889771155" calcext:value-type="float">
            <text:p>3.3835488977116</text:p>
          </table:table-cell>
          <table:table-cell table:style-name="ce13" table:formula="of:=[.S40]/SUM([.$S40:.$T40])" office:value-type="float" office:value="0.247197521876294" calcext:value-type="float">
            <text:p>0.2471975218763</text:p>
          </table:table-cell>
          <table:table-cell table:style-name="ce13" table:formula="of:=[.T40]/SUM([.$S40:.$T40])" office:value-type="float" office:value="0.752802478123706" calcext:value-type="float">
            <text:p>0.7528024781237</text:p>
          </table:table-cell>
          <table:table-cell table:style-name="ce14" table:formula="of:=IF(ABS(SUM([.U40:.V4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0]" office:value-type="float" office:value="0.247197521876294" calcext:value-type="float">
            <text:p>0.2471975218763</text:p>
          </table:table-cell>
          <table:table-cell table:formula="of:=[.V40]" office:value-type="float" office:value="0.752802478123706" calcext:value-type="float">
            <text:p>0.7528024781237</text:p>
          </table:table-cell>
          <table:table-cell table:formula="of:=[.A41]/SUM([.$A41:.$B41])" office:value-type="float" office:value="0.247197521876294" calcext:value-type="float">
            <text:p>0.2471975218763</text:p>
          </table:table-cell>
          <table:table-cell table:formula="of:=[.B41]/SUM([.$A41:.$B41])" office:value-type="float" office:value="0.752802478123706" calcext:value-type="float">
            <text:p>0.7528024781237</text:p>
          </table:table-cell>
          <table:table-cell table:formula="of:=([.C41]*[.C41])*SUM([.A41:.B41])" office:value-type="float" office:value="0.0611066148217809" calcext:value-type="float">
            <text:p>0.0611066148218</text:p>
          </table:table-cell>
          <table:table-cell table:formula="of:=2*[.C41]*[.D41]*SUM([.A41:.B41])" office:value-type="float" office:value="0.372181814109026" calcext:value-type="float">
            <text:p>0.372181814109</text:p>
          </table:table-cell>
          <table:table-cell table:formula="of:=([.D41]*[.D41])*SUM([.A41:.B41])" office:value-type="float" office:value="0.566711571069193" calcext:value-type="float">
            <text:p>0.5667115710692</text:p>
          </table:table-cell>
          <table:table-cell table:style-name="ce9" table:formula="of:=0.98-(0.84*[.E41])+(0.27*[.F41])" office:value-type="float" office:value="1.02915953335914" calcext:value-type="float">
            <text:p>1.0291595333591</text:p>
          </table:table-cell>
          <table:table-cell table:style-name="ce9" table:formula="of:=1.04+(0.02*[.F41])-(0.35*[.G41])" office:value-type="float" office:value="0.849094586407963" calcext:value-type="float">
            <text:p>0.849094586408</text:p>
          </table:table-cell>
          <table:table-cell table:style-name="ce9" table:formula="of:=0.18-(0.38*[.E41])-(0.14*[.F41])" office:value-type="float" office:value="0.10467403239246" calcext:value-type="float">
            <text:p>0.1046740323925</text:p>
          </table:table-cell>
          <table:table-cell table:style-name="ce9" table:formula="of:=0.22-(0.03*[.F41])-(0.35*[.G41])" office:value-type="float" office:value="0.0104854957025115" calcext:value-type="float">
            <text:p>0.0104854957025</text:p>
          </table:table-cell>
          <table:table-cell table:formula="of:=[.H41]+((([.$G$5]*2)-1)*[.J41])" office:value-type="float" office:value="2.39034065059069" calcext:value-type="float">
            <text:p>2.3903406505907</text:p>
          </table:table-cell>
          <table:table-cell table:formula="of:=[.I41]+((([.$G$6]*2)-1)*[.K41])" office:value-type="float" office:value="0.989600228821617" calcext:value-type="float">
            <text:p>0.9896002288216</text:p>
          </table:table-cell>
          <table:table-cell table:formula="of:=([.C41]*[.L41])+([.D41]*[.M41])" office:value-type="float" office:value="1.33585978987489" calcext:value-type="float">
            <text:p>1.3358597898749</text:p>
          </table:table-cell>
          <table:table-cell table:style-name="ce10" table:formula="of:=[.$G$5]*[.L41]/[.N41]" office:value-type="float" office:value="12.5291331936891" calcext:value-type="float">
            <text:p>12.5291331936891</text:p>
          </table:table-cell>
          <table:table-cell table:style-name="ce10" table:formula="of:=[.$G$6]*[.M41]/[.N41]" office:value-type="float" office:value="5.3337346490405" calcext:value-type="float">
            <text:p>5.3337346490405</text:p>
          </table:table-cell>
          <table:table-cell table:formula="of:=1-([.A41]/[.$H$5])" office:value-type="float" office:value="0.646860683033866" calcext:value-type="float">
            <text:p>0.6468606830339</text:p>
          </table:table-cell>
          <table:table-cell table:formula="of:=1-([.B41]/[.$H$6])" office:value-type="float" office:value="0.362031798200249" calcext:value-type="float">
            <text:p>0.3620317982002</text:p>
          </table:table-cell>
          <table:table-cell table:formula="of:=[.A41]+([.O41]*[.A41]*[.Q41])" office:value-type="float" office:value="2.25063546130347" calcext:value-type="float">
            <text:p>2.2506354613035</text:p>
          </table:table-cell>
          <table:table-cell table:formula="of:=[.B41]+([.P41]*[.B41]*[.R41])" office:value-type="float" office:value="2.2064501712503" calcext:value-type="float">
            <text:p>2.2064501712503</text:p>
          </table:table-cell>
          <table:table-cell table:style-name="ce13" table:formula="of:=[.S41]/SUM([.$S41:.$T41])" office:value-type="float" office:value="0.504956746817971" calcext:value-type="float">
            <text:p>0.504956746818</text:p>
          </table:table-cell>
          <table:table-cell table:style-name="ce13" table:formula="of:=[.T41]/SUM([.$S41:.$T41])" office:value-type="float" office:value="0.495043253182029" calcext:value-type="float">
            <text:p>0.495043253182</text:p>
          </table:table-cell>
          <table:table-cell table:style-name="ce14" table:formula="of:=IF(ABS(SUM([.U41:.V4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1]" office:value-type="float" office:value="0.504956746817971" calcext:value-type="float">
            <text:p>0.504956746818</text:p>
          </table:table-cell>
          <table:table-cell table:formula="of:=[.V41]" office:value-type="float" office:value="0.495043253182029" calcext:value-type="float">
            <text:p>0.495043253182</text:p>
          </table:table-cell>
          <table:table-cell table:formula="of:=[.A42]/SUM([.$A42:.$B42])" office:value-type="float" office:value="0.504956746817971" calcext:value-type="float">
            <text:p>0.504956746818</text:p>
          </table:table-cell>
          <table:table-cell table:formula="of:=[.B42]/SUM([.$A42:.$B42])" office:value-type="float" office:value="0.495043253182029" calcext:value-type="float">
            <text:p>0.495043253182</text:p>
          </table:table-cell>
          <table:table-cell table:formula="of:=([.C42]*[.C42])*SUM([.A42:.B42])" office:value-type="float" office:value="0.254981316156989" calcext:value-type="float">
            <text:p>0.254981316157</text:p>
          </table:table-cell>
          <table:table-cell table:formula="of:=2*[.C42]*[.D42]*SUM([.A42:.B42])" office:value-type="float" office:value="0.499950861321965" calcext:value-type="float">
            <text:p>0.499950861322</text:p>
          </table:table-cell>
          <table:table-cell table:formula="of:=([.D42]*[.D42])*SUM([.A42:.B42])" office:value-type="float" office:value="0.245067822521046" calcext:value-type="float">
            <text:p>0.245067822521</text:p>
          </table:table-cell>
          <table:table-cell table:style-name="ce9" table:formula="of:=0.98-(0.84*[.E42])+(0.27*[.F42])" office:value-type="float" office:value="0.900802426985061" calcext:value-type="float">
            <text:p>0.9008024269851</text:p>
          </table:table-cell>
          <table:table-cell table:style-name="ce9" table:formula="of:=1.04+(0.02*[.F42])-(0.35*[.G42])" office:value-type="float" office:value="0.964225279344073" calcext:value-type="float">
            <text:p>0.9642252793441</text:p>
          </table:table-cell>
          <table:table-cell table:style-name="ce9" table:formula="of:=0.18-(0.38*[.E42])-(0.14*[.F42])" office:value-type="float" office:value="0.0131139792752693" calcext:value-type="float">
            <text:p>0.0131139792753</text:p>
          </table:table-cell>
          <table:table-cell table:style-name="ce9" table:formula="of:=0.22-(0.03*[.F42])-(0.35*[.G42])" office:value-type="float" office:value="0.119227736277975" calcext:value-type="float">
            <text:p>0.119227736278</text:p>
          </table:table-cell>
          <table:table-cell table:formula="of:=[.H42]+((([.$G$5]*2)-1)*[.J42])" office:value-type="float" office:value="1.07133661348066" calcext:value-type="float">
            <text:p>1.0713366134807</text:p>
          </table:table-cell>
          <table:table-cell table:formula="of:=[.I42]+((([.$G$6]*2)-1)*[.K42])" office:value-type="float" office:value="2.56187694546894" calcext:value-type="float">
            <text:p>2.5618769454689</text:p>
          </table:table-cell>
          <table:table-cell table:formula="of:=([.C42]*[.L42])+([.D42]*[.M42])" office:value-type="float" office:value="1.80921854842716" calcext:value-type="float">
            <text:p>1.8092185484272</text:p>
          </table:table-cell>
          <table:table-cell table:style-name="ce10" table:formula="of:=[.$G$5]*[.L42]/[.N42]" office:value-type="float" office:value="4.14626468102099" calcext:value-type="float">
            <text:p>4.146264681021</text:p>
          </table:table-cell>
          <table:table-cell table:style-name="ce10" table:formula="of:=[.$G$6]*[.M42]/[.N42]" office:value-type="float" office:value="10.1952934450135" calcext:value-type="float">
            <text:p>10.1952934450135</text:p>
          </table:table-cell>
          <table:table-cell table:formula="of:=1-([.A42]/[.$H$5])" office:value-type="float" office:value="0.27863321883147" calcext:value-type="float">
            <text:p>0.2786332188315</text:p>
          </table:table-cell>
          <table:table-cell table:formula="of:=1-([.B42]/[.$H$6])" office:value-type="float" office:value="0.580471819337264" calcext:value-type="float">
            <text:p>0.5804718193373</text:p>
          </table:table-cell>
          <table:table-cell table:formula="of:=[.A42]+([.O42]*[.A42]*[.Q42])" office:value-type="float" office:value="1.08832674944691" calcext:value-type="float">
            <text:p>1.0883267494469</text:p>
          </table:table-cell>
          <table:table-cell table:formula="of:=[.B42]+([.P42]*[.B42]*[.R42])" office:value-type="float" office:value="3.42474909367527" calcext:value-type="float">
            <text:p>3.4247490936753</text:p>
          </table:table-cell>
          <table:table-cell table:style-name="ce13" table:formula="of:=[.S42]/SUM([.$S42:.$T42])" office:value-type="float" office:value="0.241149669821192" calcext:value-type="float">
            <text:p>0.2411496698212</text:p>
          </table:table-cell>
          <table:table-cell table:style-name="ce13" table:formula="of:=[.T42]/SUM([.$S42:.$T42])" office:value-type="float" office:value="0.758850330178808" calcext:value-type="float">
            <text:p>0.7588503301788</text:p>
          </table:table-cell>
          <table:table-cell table:style-name="ce14" table:formula="of:=IF(ABS(SUM([.U42:.V4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2]" office:value-type="float" office:value="0.241149669821192" calcext:value-type="float">
            <text:p>0.2411496698212</text:p>
          </table:table-cell>
          <table:table-cell table:formula="of:=[.V42]" office:value-type="float" office:value="0.758850330178808" calcext:value-type="float">
            <text:p>0.7588503301788</text:p>
          </table:table-cell>
          <table:table-cell table:formula="of:=[.A43]/SUM([.$A43:.$B43])" office:value-type="float" office:value="0.241149669821192" calcext:value-type="float">
            <text:p>0.2411496698212</text:p>
          </table:table-cell>
          <table:table-cell table:formula="of:=[.B43]/SUM([.$A43:.$B43])" office:value-type="float" office:value="0.758850330178808" calcext:value-type="float">
            <text:p>0.7588503301788</text:p>
          </table:table-cell>
          <table:table-cell table:formula="of:=([.C43]*[.C43])*SUM([.A43:.B43])" office:value-type="float" office:value="0.0581531632548699" calcext:value-type="float">
            <text:p>0.0581531632549</text:p>
          </table:table-cell>
          <table:table-cell table:formula="of:=2*[.C43]*[.D43]*SUM([.A43:.B43])" office:value-type="float" office:value="0.365993013132644" calcext:value-type="float">
            <text:p>0.3659930131326</text:p>
          </table:table-cell>
          <table:table-cell table:formula="of:=([.D43]*[.D43])*SUM([.A43:.B43])" office:value-type="float" office:value="0.575853823612486" calcext:value-type="float">
            <text:p>0.5758538236125</text:p>
          </table:table-cell>
          <table:table-cell table:style-name="ce9" table:formula="of:=0.98-(0.84*[.E43])+(0.27*[.F43])" office:value-type="float" office:value="1.02996945641172" calcext:value-type="float">
            <text:p>1.0299694564117</text:p>
          </table:table-cell>
          <table:table-cell table:style-name="ce9" table:formula="of:=1.04+(0.02*[.F43])-(0.35*[.G43])" office:value-type="float" office:value="0.845771021998283" calcext:value-type="float">
            <text:p>0.8457710219983</text:p>
          </table:table-cell>
          <table:table-cell table:style-name="ce9" table:formula="of:=0.18-(0.38*[.E43])-(0.14*[.F43])" office:value-type="float" office:value="0.106662776124579" calcext:value-type="float">
            <text:p>0.1066627761246</text:p>
          </table:table-cell>
          <table:table-cell table:style-name="ce9" table:formula="of:=0.22-(0.03*[.F43])-(0.35*[.G43])" office:value-type="float" office:value="0.00747137134165052" calcext:value-type="float">
            <text:p>0.0074713713417</text:p>
          </table:table-cell>
          <table:table-cell table:formula="of:=[.H43]+((([.$G$5]*2)-1)*[.J43])" office:value-type="float" office:value="2.41701219713575" calcext:value-type="float">
            <text:p>2.4170121971358</text:p>
          </table:table-cell>
          <table:table-cell table:formula="of:=[.I43]+((([.$G$6]*2)-1)*[.K43])" office:value-type="float" office:value="0.9458873979764" calcext:value-type="float">
            <text:p>0.9458873979764</text:p>
          </table:table-cell>
          <table:table-cell table:formula="of:=([.C43]*[.L43])+([.D43]*[.M43])" office:value-type="float" office:value="1.30064865755944" calcext:value-type="float">
            <text:p>1.3006486575595</text:p>
          </table:table-cell>
          <table:table-cell table:style-name="ce10" table:formula="of:=[.$G$5]*[.L43]/[.N43]" office:value-type="float" office:value="13.0119070249923" calcext:value-type="float">
            <text:p>13.0119070249923</text:p>
          </table:table-cell>
          <table:table-cell table:style-name="ce10" table:formula="of:=[.$G$6]*[.M43]/[.N43]" office:value-type="float" office:value="5.23614830634523" calcext:value-type="float">
            <text:p>5.2361483063452</text:p>
          </table:table-cell>
          <table:table-cell table:formula="of:=1-([.A43]/[.$H$5])" office:value-type="float" office:value="0.655500471684011" calcext:value-type="float">
            <text:p>0.655500471684</text:p>
          </table:table-cell>
          <table:table-cell table:formula="of:=1-([.B43]/[.$H$6])" office:value-type="float" office:value="0.356906499848468" calcext:value-type="float">
            <text:p>0.3569064998485</text:p>
          </table:table-cell>
          <table:table-cell table:formula="of:=[.A43]+([.O43]*[.A43]*[.Q43])" office:value-type="float" office:value="2.29799024766847" calcext:value-type="float">
            <text:p>2.2979902476685</text:p>
          </table:table-cell>
          <table:table-cell table:formula="of:=[.B43]+([.P43]*[.B43]*[.R43])" office:value-type="float" office:value="2.17700148672855" calcext:value-type="float">
            <text:p>2.1770014867286</text:p>
          </table:table-cell>
          <table:table-cell table:style-name="ce13" table:formula="of:=[.S43]/SUM([.$S43:.$T43])" office:value-type="float" office:value="0.513518322280904" calcext:value-type="float">
            <text:p>0.5135183222809</text:p>
          </table:table-cell>
          <table:table-cell table:style-name="ce13" table:formula="of:=[.T43]/SUM([.$S43:.$T43])" office:value-type="float" office:value="0.486481677719096" calcext:value-type="float">
            <text:p>0.4864816777191</text:p>
          </table:table-cell>
          <table:table-cell table:style-name="ce14" table:formula="of:=IF(ABS(SUM([.U43:.V4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3]" office:value-type="float" office:value="0.513518322280904" calcext:value-type="float">
            <text:p>0.5135183222809</text:p>
          </table:table-cell>
          <table:table-cell table:formula="of:=[.V43]" office:value-type="float" office:value="0.486481677719096" calcext:value-type="float">
            <text:p>0.4864816777191</text:p>
          </table:table-cell>
          <table:table-cell table:formula="of:=[.A44]/SUM([.$A44:.$B44])" office:value-type="float" office:value="0.513518322280904" calcext:value-type="float">
            <text:p>0.5135183222809</text:p>
          </table:table-cell>
          <table:table-cell table:formula="of:=[.B44]/SUM([.$A44:.$B44])" office:value-type="float" office:value="0.486481677719096" calcext:value-type="float">
            <text:p>0.4864816777191</text:p>
          </table:table-cell>
          <table:table-cell table:formula="of:=([.C44]*[.C44])*SUM([.A44:.B44])" office:value-type="float" office:value="0.263701067318194" calcext:value-type="float">
            <text:p>0.2637010673182</text:p>
          </table:table-cell>
          <table:table-cell table:formula="of:=2*[.C44]*[.D44]*SUM([.A44:.B44])" office:value-type="float" office:value="0.499634509925419" calcext:value-type="float">
            <text:p>0.4996345099254</text:p>
          </table:table-cell>
          <table:table-cell table:formula="of:=([.D44]*[.D44])*SUM([.A44:.B44])" office:value-type="float" office:value="0.236664422756386" calcext:value-type="float">
            <text:p>0.2366644227564</text:p>
          </table:table-cell>
          <table:table-cell table:style-name="ce9" table:formula="of:=0.98-(0.84*[.E44])+(0.27*[.F44])" office:value-type="float" office:value="0.89339242113258" calcext:value-type="float">
            <text:p>0.8933924211326</text:p>
          </table:table-cell>
          <table:table-cell table:style-name="ce9" table:formula="of:=1.04+(0.02*[.F44])-(0.35*[.G44])" office:value-type="float" office:value="0.967160142233773" calcext:value-type="float">
            <text:p>0.9671601422338</text:p>
          </table:table-cell>
          <table:table-cell table:style-name="ce9" table:formula="of:=0.18-(0.38*[.E44])-(0.14*[.F44])" office:value-type="float" office:value="0.00984476302952739" calcext:value-type="float">
            <text:p>0.0098447630295</text:p>
          </table:table-cell>
          <table:table-cell table:style-name="ce9" table:formula="of:=0.22-(0.03*[.F44])-(0.35*[.G44])" office:value-type="float" office:value="0.122178416737502" calcext:value-type="float">
            <text:p>0.1221784167375</text:p>
          </table:table-cell>
          <table:table-cell table:formula="of:=[.H44]+((([.$G$5]*2)-1)*[.J44])" office:value-type="float" office:value="1.02141371956855" calcext:value-type="float">
            <text:p>1.0214137195686</text:p>
          </table:table-cell>
          <table:table-cell table:formula="of:=[.I44]+((([.$G$6]*2)-1)*[.K44])" office:value-type="float" office:value="2.6043509265163" calcext:value-type="float">
            <text:p>2.6043509265163</text:p>
          </table:table-cell>
          <table:table-cell table:formula="of:=([.C44]*[.L44])+([.D44]*[.M44])" office:value-type="float" office:value="1.79148366772847" calcext:value-type="float">
            <text:p>1.7914836677285</text:p>
          </table:table-cell>
          <table:table-cell table:style-name="ce10" table:formula="of:=[.$G$5]*[.L44]/[.N44]" office:value-type="float" office:value="3.99218758912124" calcext:value-type="float">
            <text:p>3.9921875891212</text:p>
          </table:table-cell>
          <table:table-cell table:style-name="ce10" table:formula="of:=[.$G$6]*[.M44]/[.N44]" office:value-type="float" office:value="10.4669258272911" calcext:value-type="float">
            <text:p>10.4669258272911</text:p>
          </table:table-cell>
          <table:table-cell table:formula="of:=1-([.A44]/[.$H$5])" office:value-type="float" office:value="0.266402396741566" calcext:value-type="float">
            <text:p>0.2664023967416</text:p>
          </table:table-cell>
          <table:table-cell table:formula="of:=1-([.B44]/[.$H$6])" office:value-type="float" office:value="0.587727391763478" calcext:value-type="float">
            <text:p>0.5877273917635</text:p>
          </table:table-cell>
          <table:table-cell table:formula="of:=[.A44]+([.O44]*[.A44]*[.Q44])" office:value-type="float" office:value="1.05965961215463" calcext:value-type="float">
            <text:p>1.0596596121546</text:p>
          </table:table-cell>
          <table:table-cell table:formula="of:=[.B44]+([.P44]*[.B44]*[.R44])" office:value-type="float" office:value="3.47917053597002" calcext:value-type="float">
            <text:p>3.47917053597</text:p>
          </table:table-cell>
          <table:table-cell table:style-name="ce13" table:formula="of:=[.S44]/SUM([.$S44:.$T44])" office:value-type="float" office:value="0.233465359480892" calcext:value-type="float">
            <text:p>0.2334653594809</text:p>
          </table:table-cell>
          <table:table-cell table:style-name="ce13" table:formula="of:=[.T44]/SUM([.$S44:.$T44])" office:value-type="float" office:value="0.766534640519108" calcext:value-type="float">
            <text:p>0.7665346405191</text:p>
          </table:table-cell>
          <table:table-cell table:style-name="ce14" table:formula="of:=IF(ABS(SUM([.U44:.V4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4]" office:value-type="float" office:value="0.233465359480892" calcext:value-type="float">
            <text:p>0.2334653594809</text:p>
          </table:table-cell>
          <table:table-cell table:formula="of:=[.V44]" office:value-type="float" office:value="0.766534640519108" calcext:value-type="float">
            <text:p>0.7665346405191</text:p>
          </table:table-cell>
          <table:table-cell table:formula="of:=[.A45]/SUM([.$A45:.$B45])" office:value-type="float" office:value="0.233465359480892" calcext:value-type="float">
            <text:p>0.2334653594809</text:p>
          </table:table-cell>
          <table:table-cell table:formula="of:=[.B45]/SUM([.$A45:.$B45])" office:value-type="float" office:value="0.766534640519108" calcext:value-type="float">
            <text:p>0.7665346405191</text:p>
          </table:table-cell>
          <table:table-cell table:formula="of:=([.C45]*[.C45])*SUM([.A45:.B45])" office:value-type="float" office:value="0.0545060740775421" calcext:value-type="float">
            <text:p>0.0545060740775</text:p>
          </table:table-cell>
          <table:table-cell table:formula="of:=2*[.C45]*[.D45]*SUM([.A45:.B45])" office:value-type="float" office:value="0.3579185708067" calcext:value-type="float">
            <text:p>0.3579185708067</text:p>
          </table:table-cell>
          <table:table-cell table:formula="of:=([.D45]*[.D45])*SUM([.A45:.B45])" office:value-type="float" office:value="0.587575355115758" calcext:value-type="float">
            <text:p>0.5875753551158</text:p>
          </table:table-cell>
          <table:table-cell table:style-name="ce9" table:formula="of:=0.98-(0.84*[.E45])+(0.27*[.F45])" office:value-type="float" office:value="1.03085291189267" calcext:value-type="float">
            <text:p>1.0308529118927</text:p>
          </table:table-cell>
          <table:table-cell table:style-name="ce9" table:formula="of:=1.04+(0.02*[.F45])-(0.35*[.G45])" office:value-type="float" office:value="0.841506997125619" calcext:value-type="float">
            <text:p>0.8415069971256</text:p>
          </table:table-cell>
          <table:table-cell table:style-name="ce9" table:formula="of:=0.18-(0.38*[.E45])-(0.14*[.F45])" office:value-type="float" office:value="0.109179091937596" calcext:value-type="float">
            <text:p>0.1091790919376</text:p>
          </table:table-cell>
          <table:table-cell table:style-name="ce9" table:formula="of:=0.22-(0.03*[.F45])-(0.35*[.G45])" office:value-type="float" office:value="0.00361106858528351" calcext:value-type="float">
            <text:p>0.0036110685853</text:p>
          </table:table-cell>
          <table:table-cell table:formula="of:=[.H45]+((([.$G$5]*2)-1)*[.J45])" office:value-type="float" office:value="2.45061782344917" calcext:value-type="float">
            <text:p>2.4506178234492</text:p>
          </table:table-cell>
          <table:table-cell table:formula="of:=[.I45]+((([.$G$6]*2)-1)*[.K45])" office:value-type="float" office:value="0.889895316168418" calcext:value-type="float">
            <text:p>0.8898953161684</text:p>
          </table:table-cell>
          <table:table-cell table:formula="of:=([.C45]*[.L45])+([.D45]*[.M45])" office:value-type="float" office:value="1.25426995738064" calcext:value-type="float">
            <text:p>1.2542699573806</text:p>
          </table:table-cell>
          <table:table-cell table:style-name="ce10" table:formula="of:=[.$G$5]*[.L45]/[.N45]" office:value-type="float" office:value="13.6806481721253" calcext:value-type="float">
            <text:p>13.6806481721253</text:p>
          </table:table-cell>
          <table:table-cell table:style-name="ce10" table:formula="of:=[.$G$6]*[.M45]/[.N45]" office:value-type="float" office:value="5.10834708167069" calcext:value-type="float">
            <text:p>5.1083470816707</text:p>
          </table:table-cell>
          <table:table-cell table:formula="of:=1-([.A45]/[.$H$5])" office:value-type="float" office:value="0.66647805788444" calcext:value-type="float">
            <text:p>0.6664780578844</text:p>
          </table:table-cell>
          <table:table-cell table:formula="of:=1-([.B45]/[.$H$6])" office:value-type="float" office:value="0.350394372441434" calcext:value-type="float">
            <text:p>0.3503943724414</text:p>
          </table:table-cell>
          <table:table-cell table:formula="of:=[.A45]+([.O45]*[.A45]*[.Q45])" office:value-type="float" office:value="2.36216791334823" calcext:value-type="float">
            <text:p>2.3621679133482</text:p>
          </table:table-cell>
          <table:table-cell table:formula="of:=[.B45]+([.P45]*[.B45]*[.R45])" office:value-type="float" office:value="2.13858264240828" calcext:value-type="float">
            <text:p>2.1385826424083</text:p>
          </table:table-cell>
          <table:table-cell table:style-name="ce13" table:formula="of:=[.S45]/SUM([.$S45:.$T45])" office:value-type="float" office:value="0.524838665037099" calcext:value-type="float">
            <text:p>0.5248386650371</text:p>
          </table:table-cell>
          <table:table-cell table:style-name="ce13" table:formula="of:=[.T45]/SUM([.$S45:.$T45])" office:value-type="float" office:value="0.475161334962901" calcext:value-type="float">
            <text:p>0.4751613349629</text:p>
          </table:table-cell>
          <table:table-cell table:style-name="ce14" table:formula="of:=IF(ABS(SUM([.U45:.V4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5]" office:value-type="float" office:value="0.524838665037099" calcext:value-type="float">
            <text:p>0.5248386650371</text:p>
          </table:table-cell>
          <table:table-cell table:formula="of:=[.V45]" office:value-type="float" office:value="0.475161334962901" calcext:value-type="float">
            <text:p>0.4751613349629</text:p>
          </table:table-cell>
          <table:table-cell table:formula="of:=[.A46]/SUM([.$A46:.$B46])" office:value-type="float" office:value="0.524838665037099" calcext:value-type="float">
            <text:p>0.5248386650371</text:p>
          </table:table-cell>
          <table:table-cell table:formula="of:=[.B46]/SUM([.$A46:.$B46])" office:value-type="float" office:value="0.475161334962901" calcext:value-type="float">
            <text:p>0.4751613349629</text:p>
          </table:table-cell>
          <table:table-cell table:formula="of:=([.C46]*[.C46])*SUM([.A46:.B46])" office:value-type="float" office:value="0.275455624317924" calcext:value-type="float">
            <text:p>0.2754556243179</text:p>
          </table:table-cell>
          <table:table-cell table:formula="of:=2*[.C46]*[.D46]*SUM([.A46:.B46])" office:value-type="float" office:value="0.49876608143835" calcext:value-type="float">
            <text:p>0.4987660814384</text:p>
          </table:table-cell>
          <table:table-cell table:formula="of:=([.D46]*[.D46])*SUM([.A46:.B46])" office:value-type="float" office:value="0.225778294243726" calcext:value-type="float">
            <text:p>0.2257782942437</text:p>
          </table:table-cell>
          <table:table-cell table:style-name="ce9" table:formula="of:=0.98-(0.84*[.E46])+(0.27*[.F46])" office:value-type="float" office:value="0.883284117561298" calcext:value-type="float">
            <text:p>0.8832841175613</text:p>
          </table:table-cell>
          <table:table-cell table:style-name="ce9" table:formula="of:=1.04+(0.02*[.F46])-(0.35*[.G46])" office:value-type="float" office:value="0.970952918643463" calcext:value-type="float">
            <text:p>0.9709529186435</text:p>
          </table:table-cell>
          <table:table-cell table:style-name="ce9" table:formula="of:=0.18-(0.38*[.E46])-(0.14*[.F46])" office:value-type="float" office:value="0.00549961135781982" calcext:value-type="float">
            <text:p>0.0054996113578</text:p>
          </table:table-cell>
          <table:table-cell table:style-name="ce9" table:formula="of:=0.22-(0.03*[.F46])-(0.35*[.G46])" office:value-type="float" office:value="0.126014614571545" calcext:value-type="float">
            <text:p>0.1260146145715</text:p>
          </table:table-cell>
          <table:table-cell table:formula="of:=[.H46]+((([.$G$5]*2)-1)*[.J46])" office:value-type="float" office:value="0.954801063658387" calcext:value-type="float">
            <text:p>0.9548010636584</text:p>
          </table:table-cell>
          <table:table-cell table:formula="of:=[.I46]+((([.$G$6]*2)-1)*[.K46])" office:value-type="float" office:value="2.65954875390217" calcext:value-type="float">
            <text:p>2.6595487539022</text:p>
          </table:table-cell>
          <table:table-cell table:formula="of:=([.C46]*[.L46])+([.D46]*[.M46])" office:value-type="float" office:value="1.76483125192954" calcext:value-type="float">
            <text:p>1.7648312519296</text:p>
          </table:table-cell>
          <table:table-cell table:style-name="ce10" table:formula="of:=[.$G$5]*[.L46]/[.N46]" office:value-type="float" office:value="3.78819053687232" calcext:value-type="float">
            <text:p>3.7881905368723</text:p>
          </table:table-cell>
          <table:table-cell table:style-name="ce10" table:formula="of:=[.$G$6]*[.M46]/[.N46]" office:value-type="float" office:value="10.8501880886117" calcext:value-type="float">
            <text:p>10.8501880886117</text:p>
          </table:table-cell>
          <table:table-cell table:formula="of:=1-([.A46]/[.$H$5])" office:value-type="float" office:value="0.25023047851843" calcext:value-type="float">
            <text:p>0.2502304785184</text:p>
          </table:table-cell>
          <table:table-cell table:formula="of:=1-([.B46]/[.$H$6])" office:value-type="float" office:value="0.597320902573813" calcext:value-type="float">
            <text:p>0.5973209025738</text:p>
          </table:table-cell>
          <table:table-cell table:formula="of:=[.A46]+([.O46]*[.A46]*[.Q46])" office:value-type="float" office:value="1.02234411593046" calcext:value-type="float">
            <text:p>1.0223441159305</text:p>
          </table:table-cell>
          <table:table-cell table:formula="of:=[.B46]+([.P46]*[.B46]*[.R46])" office:value-type="float" office:value="3.5547029215171" calcext:value-type="float">
            <text:p>3.5547029215171</text:p>
          </table:table-cell>
          <table:table-cell table:style-name="ce13" table:formula="of:=[.S46]/SUM([.$S46:.$T46])" office:value-type="float" office:value="0.223363253111897" calcext:value-type="float">
            <text:p>0.2233632531119</text:p>
          </table:table-cell>
          <table:table-cell table:style-name="ce13" table:formula="of:=[.T46]/SUM([.$S46:.$T46])" office:value-type="float" office:value="0.776636746888103" calcext:value-type="float">
            <text:p>0.7766367468881</text:p>
          </table:table-cell>
          <table:table-cell table:style-name="ce14" table:formula="of:=IF(ABS(SUM([.U46:.V4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6]" office:value-type="float" office:value="0.223363253111897" calcext:value-type="float">
            <text:p>0.2233632531119</text:p>
          </table:table-cell>
          <table:table-cell table:formula="of:=[.V46]" office:value-type="float" office:value="0.776636746888103" calcext:value-type="float">
            <text:p>0.7766367468881</text:p>
          </table:table-cell>
          <table:table-cell table:formula="of:=[.A47]/SUM([.$A47:.$B47])" office:value-type="float" office:value="0.223363253111897" calcext:value-type="float">
            <text:p>0.2233632531119</text:p>
          </table:table-cell>
          <table:table-cell table:formula="of:=[.B47]/SUM([.$A47:.$B47])" office:value-type="float" office:value="0.776636746888103" calcext:value-type="float">
            <text:p>0.7766367468881</text:p>
          </table:table-cell>
          <table:table-cell table:formula="of:=([.C47]*[.C47])*SUM([.A47:.B47])" office:value-type="float" office:value="0.0498911428407294" calcext:value-type="float">
            <text:p>0.0498911428407</text:p>
          </table:table-cell>
          <table:table-cell table:formula="of:=2*[.C47]*[.D47]*SUM([.A47:.B47])" office:value-type="float" office:value="0.346944220542335" calcext:value-type="float">
            <text:p>0.3469442205423</text:p>
          </table:table-cell>
          <table:table-cell table:formula="of:=([.D47]*[.D47])*SUM([.A47:.B47])" office:value-type="float" office:value="0.603164636616935" calcext:value-type="float">
            <text:p>0.6031646366169</text:p>
          </table:table-cell>
          <table:table-cell table:style-name="ce9" table:formula="of:=0.98-(0.84*[.E47])+(0.27*[.F47])" office:value-type="float" office:value="1.03176637956022" calcext:value-type="float">
            <text:p>1.0317663795602</text:p>
          </table:table-cell>
          <table:table-cell table:style-name="ce9" table:formula="of:=1.04+(0.02*[.F47])-(0.35*[.G47])" office:value-type="float" office:value="0.835831261594919" calcext:value-type="float">
            <text:p>0.8358312615949</text:p>
          </table:table-cell>
          <table:table-cell table:style-name="ce9" table:formula="of:=0.18-(0.38*[.E47])-(0.14*[.F47])" office:value-type="float" office:value="0.112469174844596" calcext:value-type="float">
            <text:p>0.1124691748446</text:p>
          </table:table-cell>
          <table:table-cell table:style-name="ce9" table:formula="of:=0.22-(0.03*[.F47])-(0.35*[.G47])" office:value-type="float" office:value="-0.00151594943219749" calcext:value-type="float">
            <text:p>-0.0015159494322</text:p>
          </table:table-cell>
          <table:table-cell table:formula="of:=[.H47]+((([.$G$5]*2)-1)*[.J47])" office:value-type="float" office:value="2.49431552923935" calcext:value-type="float">
            <text:p>2.4943155292394</text:p>
          </table:table-cell>
          <table:table-cell table:formula="of:=[.I47]+((([.$G$6]*2)-1)*[.K47])" office:value-type="float" office:value="0.815517539203473" calcext:value-type="float">
            <text:p>0.8155175392035</text:p>
          </table:table-cell>
          <table:table-cell table:formula="of:=([.C47]*[.L47])+([.D47]*[.M47])" office:value-type="float" office:value="1.1904993195756" calcext:value-type="float">
            <text:p>1.1904993195756</text:p>
          </table:table-cell>
          <table:table-cell table:style-name="ce10" table:formula="of:=[.$G$5]*[.L47]/[.N47]" office:value-type="float" office:value="14.6704807374103" calcext:value-type="float">
            <text:p>14.6704807374103</text:p>
          </table:table-cell>
          <table:table-cell table:style-name="ce10" table:formula="of:=[.$G$6]*[.M47]/[.N47]" office:value-type="float" office:value="4.93215425302235" calcext:value-type="float">
            <text:p>4.9321542530224</text:p>
          </table:table-cell>
          <table:table-cell table:formula="of:=1-([.A47]/[.$H$5])" office:value-type="float" office:value="0.680909638411576" calcext:value-type="float">
            <text:p>0.6809096384116</text:p>
          </table:table-cell>
          <table:table-cell table:formula="of:=1-([.B47]/[.$H$6])" office:value-type="float" office:value="0.341833265349065" calcext:value-type="float">
            <text:p>0.3418332653491</text:p>
          </table:table-cell>
          <table:table-cell table:formula="of:=[.A47]+([.O47]*[.A47]*[.Q47])" office:value-type="float" office:value="2.45459948388913" calcext:value-type="float">
            <text:p>2.4545994838891</text:p>
          </table:table-cell>
          <table:table-cell table:formula="of:=[.B47]+([.P47]*[.B47]*[.R47])" office:value-type="float" office:value="2.08602641520494" calcext:value-type="float">
            <text:p>2.086026415205</text:p>
          </table:table-cell>
          <table:table-cell table:style-name="ce13" table:formula="of:=[.S47]/SUM([.$S47:.$T47])" office:value-type="float" office:value="0.540586152314125" calcext:value-type="float">
            <text:p>0.5405861523141</text:p>
          </table:table-cell>
          <table:table-cell table:style-name="ce13" table:formula="of:=[.T47]/SUM([.$S47:.$T47])" office:value-type="float" office:value="0.459413847685875" calcext:value-type="float">
            <text:p>0.4594138476859</text:p>
          </table:table-cell>
          <table:table-cell table:style-name="ce14" table:formula="of:=IF(ABS(SUM([.U47:.V4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7]" office:value-type="float" office:value="0.540586152314125" calcext:value-type="float">
            <text:p>0.5405861523141</text:p>
          </table:table-cell>
          <table:table-cell table:formula="of:=[.V47]" office:value-type="float" office:value="0.459413847685875" calcext:value-type="float">
            <text:p>0.4594138476859</text:p>
          </table:table-cell>
          <table:table-cell table:formula="of:=[.A48]/SUM([.$A48:.$B48])" office:value-type="float" office:value="0.540586152314125" calcext:value-type="float">
            <text:p>0.5405861523141</text:p>
          </table:table-cell>
          <table:table-cell table:formula="of:=[.B48]/SUM([.$A48:.$B48])" office:value-type="float" office:value="0.459413847685875" calcext:value-type="float">
            <text:p>0.4594138476859</text:p>
          </table:table-cell>
          <table:table-cell table:formula="of:=([.C48]*[.C48])*SUM([.A48:.B48])" office:value-type="float" office:value="0.29223338807379" calcext:value-type="float">
            <text:p>0.2922333880738</text:p>
          </table:table-cell>
          <table:table-cell table:formula="of:=2*[.C48]*[.D48]*SUM([.A48:.B48])" office:value-type="float" office:value="0.496705528480669" calcext:value-type="float">
            <text:p>0.4967055284807</text:p>
          </table:table-cell>
          <table:table-cell table:formula="of:=([.D48]*[.D48])*SUM([.A48:.B48])" office:value-type="float" office:value="0.21106108344554" calcext:value-type="float">
            <text:p>0.2110610834455</text:p>
          </table:table-cell>
          <table:table-cell table:style-name="ce9" table:formula="of:=0.98-(0.84*[.E48])+(0.27*[.F48])" office:value-type="float" office:value="0.868634446707797" calcext:value-type="float">
            <text:p>0.8686344467078</text:p>
          </table:table-cell>
          <table:table-cell table:style-name="ce9" table:formula="of:=1.04+(0.02*[.F48])-(0.35*[.G48])" office:value-type="float" office:value="0.976062731363674" calcext:value-type="float">
            <text:p>0.9760627313637</text:p>
          </table:table-cell>
          <table:table-cell table:style-name="ce9" table:formula="of:=0.18-(0.38*[.E48])-(0.14*[.F48])" office:value-type="float" office:value="-0.000587461455334143" calcext:value-type="float">
            <text:p>-0.0005874614553</text:p>
          </table:table-cell>
          <table:table-cell table:style-name="ce9" table:formula="of:=0.22-(0.03*[.F48])-(0.35*[.G48])" office:value-type="float" office:value="0.131227454939641" calcext:value-type="float">
            <text:p>0.1312274549396</text:p>
          </table:table-cell>
          <table:table-cell table:formula="of:=[.H48]+((([.$G$5]*2)-1)*[.J48])" office:value-type="float" office:value="0.860995097942632" calcext:value-type="float">
            <text:p>0.8609950979426</text:p>
          </table:table-cell>
          <table:table-cell table:formula="of:=[.I48]+((([.$G$6]*2)-1)*[.K48])" office:value-type="float" office:value="2.73451062755486" calcext:value-type="float">
            <text:p>2.7345106275549</text:p>
          </table:table-cell>
          <table:table-cell table:formula="of:=([.C48]*[.L48])+([.D48]*[.M48])" office:value-type="float" office:value="1.72171407610103" calcext:value-type="float">
            <text:p>1.721714076101</text:p>
          </table:table-cell>
          <table:table-cell table:style-name="ce10" table:formula="of:=[.$G$5]*[.L48]/[.N48]" office:value-type="float" office:value="3.50156147264986" calcext:value-type="float">
            <text:p>3.5015614726499</text:p>
          </table:table-cell>
          <table:table-cell table:style-name="ce10" table:formula="of:=[.$G$6]*[.M48]/[.N48]" office:value-type="float" office:value="11.4353926657679" calcext:value-type="float">
            <text:p>11.4353926657679</text:p>
          </table:table-cell>
          <table:table-cell table:formula="of:=1-([.A48]/[.$H$5])" office:value-type="float" office:value="0.227734068122679" calcext:value-type="float">
            <text:p>0.2277340681227</text:p>
          </table:table-cell>
          <table:table-cell table:formula="of:=1-([.B48]/[.$H$6])" office:value-type="float" office:value="0.610666230774682" calcext:value-type="float">
            <text:p>0.6106662307747</text:p>
          </table:table-cell>
          <table:table-cell table:formula="of:=[.A48]+([.O48]*[.A48]*[.Q48])" office:value-type="float" office:value="0.971662977760838" calcext:value-type="float">
            <text:p>0.9716629777608</text:p>
          </table:table-cell>
          <table:table-cell table:formula="of:=[.B48]+([.P48]*[.B48]*[.R48])" office:value-type="float" office:value="3.66759636692772" calcext:value-type="float">
            <text:p>3.6675963669277</text:p>
          </table:table-cell>
          <table:table-cell table:style-name="ce13" table:formula="of:=[.S48]/SUM([.$S48:.$T48])" office:value-type="float" office:value="0.20944355673353" calcext:value-type="float">
            <text:p>0.2094435567335</text:p>
          </table:table-cell>
          <table:table-cell table:style-name="ce13" table:formula="of:=[.T48]/SUM([.$S48:.$T48])" office:value-type="float" office:value="0.79055644326647" calcext:value-type="float">
            <text:p>0.7905564432665</text:p>
          </table:table-cell>
          <table:table-cell table:style-name="ce14" table:formula="of:=IF(ABS(SUM([.U48:.V4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8]" office:value-type="float" office:value="0.20944355673353" calcext:value-type="float">
            <text:p>0.2094435567335</text:p>
          </table:table-cell>
          <table:table-cell table:formula="of:=[.V48]" office:value-type="float" office:value="0.79055644326647" calcext:value-type="float">
            <text:p>0.7905564432665</text:p>
          </table:table-cell>
          <table:table-cell table:formula="of:=[.A49]/SUM([.$A49:.$B49])" office:value-type="float" office:value="0.20944355673353" calcext:value-type="float">
            <text:p>0.2094435567335</text:p>
          </table:table-cell>
          <table:table-cell table:formula="of:=[.B49]/SUM([.$A49:.$B49])" office:value-type="float" office:value="0.79055644326647" calcext:value-type="float">
            <text:p>0.7905564432665</text:p>
          </table:table-cell>
          <table:table-cell table:formula="of:=([.C49]*[.C49])*SUM([.A49:.B49])" office:value-type="float" office:value="0.0438666034571914" calcext:value-type="float">
            <text:p>0.0438666034572</text:p>
          </table:table-cell>
          <table:table-cell table:formula="of:=2*[.C49]*[.D49]*SUM([.A49:.B49])" office:value-type="float" office:value="0.331153906552677" calcext:value-type="float">
            <text:p>0.3311539065527</text:p>
          </table:table-cell>
          <table:table-cell table:formula="of:=([.D49]*[.D49])*SUM([.A49:.B49])" office:value-type="float" office:value="0.624979489990131" calcext:value-type="float">
            <text:p>0.6249794899901</text:p>
          </table:table-cell>
          <table:table-cell table:style-name="ce9" table:formula="of:=0.98-(0.84*[.E49])+(0.27*[.F49])" office:value-type="float" office:value="1.03256360786518" calcext:value-type="float">
            <text:p>1.0325636078652</text:p>
          </table:table-cell>
          <table:table-cell table:style-name="ce9" table:formula="of:=1.04+(0.02*[.F49])-(0.35*[.G49])" office:value-type="float" office:value="0.827880256634508" calcext:value-type="float">
            <text:p>0.8278802566345</text:p>
          </table:table-cell>
          <table:table-cell table:style-name="ce9" table:formula="of:=0.18-(0.38*[.E49])-(0.14*[.F49])" office:value-type="float" office:value="0.116969143768892" calcext:value-type="float">
            <text:p>0.1169691437689</text:p>
          </table:table-cell>
          <table:table-cell table:style-name="ce9" table:formula="of:=0.22-(0.03*[.F49])-(0.35*[.G49])" office:value-type="float" office:value="-0.00867743869312612" calcext:value-type="float">
            <text:p>-0.0086774386931</text:p>
          </table:table-cell>
          <table:table-cell table:formula="of:=[.H49]+((([.$G$5]*2)-1)*[.J49])" office:value-type="float" office:value="2.55363035343585" calcext:value-type="float">
            <text:p>2.5536303534359</text:p>
          </table:table-cell>
          <table:table-cell table:formula="of:=[.I49]+((([.$G$6]*2)-1)*[.K49])" office:value-type="float" office:value="0.711602578146618" calcext:value-type="float">
            <text:p>0.7116025781466</text:p>
          </table:table-cell>
          <table:table-cell table:formula="of:=([.C49]*[.L49])+([.D49]*[.M49])" office:value-type="float" office:value="1.09740342700515" calcext:value-type="float">
            <text:p>1.0974034270052</text:p>
          </table:table-cell>
          <table:table-cell table:style-name="ce10" table:formula="of:=[.$G$5]*[.L49]/[.N49]" office:value-type="float" office:value="16.2934790385651" calcext:value-type="float">
            <text:p>16.2934790385651</text:p>
          </table:table-cell>
          <table:table-cell table:style-name="ce10" table:formula="of:=[.$G$6]*[.M49]/[.N49]" office:value-type="float" office:value="4.66878308976851" calcext:value-type="float">
            <text:p>4.6687830897685</text:p>
          </table:table-cell>
          <table:table-cell table:formula="of:=1-([.A49]/[.$H$5])" office:value-type="float" office:value="0.7007949189521" calcext:value-type="float">
            <text:p>0.7007949189521</text:p>
          </table:table-cell>
          <table:table-cell table:formula="of:=1-([.B49]/[.$H$6])" office:value-type="float" office:value="0.330036912486042" calcext:value-type="float">
            <text:p>0.330036912486</text:p>
          </table:table-cell>
          <table:table-cell table:formula="of:=[.A49]+([.O49]*[.A49]*[.Q49])" office:value-type="float" office:value="2.60095120967268" calcext:value-type="float">
            <text:p>2.6009512096727</text:p>
          </table:table-cell>
          <table:table-cell table:formula="of:=[.B49]+([.P49]*[.B49]*[.R49])" office:value-type="float" office:value="2.00870174767441" calcext:value-type="float">
            <text:p>2.0087017476744</text:p>
          </table:table-cell>
          <table:table-cell table:style-name="ce13" table:formula="of:=[.S49]/SUM([.$S49:.$T49])" office:value-type="float" office:value="0.564240135589201" calcext:value-type="float">
            <text:p>0.5642401355892</text:p>
          </table:table-cell>
          <table:table-cell table:style-name="ce13" table:formula="of:=[.T49]/SUM([.$S49:.$T49])" office:value-type="float" office:value="0.435759864410799" calcext:value-type="float">
            <text:p>0.4357598644108</text:p>
          </table:table-cell>
          <table:table-cell table:style-name="ce14" table:formula="of:=IF(ABS(SUM([.U49:.V4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49]" office:value-type="float" office:value="0.564240135589201" calcext:value-type="float">
            <text:p>0.5642401355892</text:p>
          </table:table-cell>
          <table:table-cell table:formula="of:=[.V49]" office:value-type="float" office:value="0.435759864410799" calcext:value-type="float">
            <text:p>0.4357598644108</text:p>
          </table:table-cell>
          <table:table-cell table:formula="of:=[.A50]/SUM([.$A50:.$B50])" office:value-type="float" office:value="0.564240135589201" calcext:value-type="float">
            <text:p>0.5642401355892</text:p>
          </table:table-cell>
          <table:table-cell table:formula="of:=[.B50]/SUM([.$A50:.$B50])" office:value-type="float" office:value="0.435759864410799" calcext:value-type="float">
            <text:p>0.4357598644108</text:p>
          </table:table-cell>
          <table:table-cell table:formula="of:=([.C50]*[.C50])*SUM([.A50:.B50])" office:value-type="float" office:value="0.31836693060972" calcext:value-type="float">
            <text:p>0.3183669306097</text:p>
          </table:table-cell>
          <table:table-cell table:formula="of:=2*[.C50]*[.D50]*SUM([.A50:.B50])" office:value-type="float" office:value="0.491746409958962" calcext:value-type="float">
            <text:p>0.491746409959</text:p>
          </table:table-cell>
          <table:table-cell table:formula="of:=([.D50]*[.D50])*SUM([.A50:.B50])" office:value-type="float" office:value="0.189886659431318" calcext:value-type="float">
            <text:p>0.1898866594313</text:p>
          </table:table-cell>
          <table:table-cell table:style-name="ce9" table:formula="of:=0.98-(0.84*[.E50])+(0.27*[.F50])" office:value-type="float" office:value="0.845343308976755" calcext:value-type="float">
            <text:p>0.8453433089768</text:p>
          </table:table-cell>
          <table:table-cell table:style-name="ce9" table:formula="of:=1.04+(0.02*[.F50])-(0.35*[.G50])" office:value-type="float" office:value="0.983374597398218" calcext:value-type="float">
            <text:p>0.9833745973982</text:p>
          </table:table-cell>
          <table:table-cell table:style-name="ce9" table:formula="of:=0.18-(0.38*[.E50])-(0.14*[.F50])" office:value-type="float" office:value="-0.00982393102594842" calcext:value-type="float">
            <text:p>-0.0098239310259</text:p>
          </table:table-cell>
          <table:table-cell table:style-name="ce9" table:formula="of:=0.22-(0.03*[.F50])-(0.35*[.G50])" office:value-type="float" office:value="0.13878727690027" calcext:value-type="float">
            <text:p>0.1387872769003</text:p>
          </table:table-cell>
          <table:table-cell table:formula="of:=[.H50]+((([.$G$5]*2)-1)*[.J50])" office:value-type="float" office:value="0.717592909915322" calcext:value-type="float">
            <text:p>0.7175929099153</text:p>
          </table:table-cell>
          <table:table-cell table:formula="of:=[.I50]+((([.$G$6]*2)-1)*[.K50])" office:value-type="float" office:value="2.84312410786184" calcext:value-type="float">
            <text:p>2.8431241078618</text:p>
          </table:table-cell>
          <table:table-cell table:formula="of:=([.C50]*[.L50])+([.D50]*[.M50])" office:value-type="float" office:value="1.64381409653342" calcext:value-type="float">
            <text:p>1.6438140965334</text:p>
          </table:table-cell>
          <table:table-cell table:style-name="ce10" table:formula="of:=[.$G$5]*[.L50]/[.N50]" office:value-type="float" office:value="3.05666289504589" calcext:value-type="float">
            <text:p>3.0566628950459</text:p>
          </table:table-cell>
          <table:table-cell table:style-name="ce10" table:formula="of:=[.$G$6]*[.M50]/[.N50]" office:value-type="float" office:value="12.453046618699" calcext:value-type="float">
            <text:p>12.453046618699</text:p>
          </table:table-cell>
          <table:table-cell table:formula="of:=1-([.A50]/[.$H$5])" office:value-type="float" office:value="0.193942663443999" calcext:value-type="float">
            <text:p>0.193942663444</text:p>
          </table:table-cell>
          <table:table-cell table:formula="of:=1-([.B50]/[.$H$6])" office:value-type="float" office:value="0.630711979312882" calcext:value-type="float">
            <text:p>0.6307119793129</text:p>
          </table:table-cell>
          <table:table-cell table:formula="of:=[.A50]+([.O50]*[.A50]*[.Q50])" office:value-type="float" office:value="0.898731473648402" calcext:value-type="float">
            <text:p>0.8987314736484</text:p>
          </table:table-cell>
          <table:table-cell table:formula="of:=[.B50]+([.P50]*[.B50]*[.R50])" office:value-type="float" office:value="3.85834232796184" calcext:value-type="float">
            <text:p>3.8583423279618</text:p>
          </table:table-cell>
          <table:table-cell table:style-name="ce13" table:formula="of:=[.S50]/SUM([.$S50:.$T50])" office:value-type="float" office:value="0.188925274471081" calcext:value-type="float">
            <text:p>0.1889252744711</text:p>
          </table:table-cell>
          <table:table-cell table:style-name="ce13" table:formula="of:=[.T50]/SUM([.$S50:.$T50])" office:value-type="float" office:value="0.811074725528919" calcext:value-type="float">
            <text:p>0.8110747255289</text:p>
          </table:table-cell>
          <table:table-cell table:style-name="ce14" table:formula="of:=IF(ABS(SUM([.U50:.V5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0]" office:value-type="float" office:value="0.188925274471081" calcext:value-type="float">
            <text:p>0.1889252744711</text:p>
          </table:table-cell>
          <table:table-cell table:formula="of:=[.V50]" office:value-type="float" office:value="0.811074725528919" calcext:value-type="float">
            <text:p>0.8110747255289</text:p>
          </table:table-cell>
          <table:table-cell table:formula="of:=[.A51]/SUM([.$A51:.$B51])" office:value-type="float" office:value="0.188925274471081" calcext:value-type="float">
            <text:p>0.1889252744711</text:p>
          </table:table-cell>
          <table:table-cell table:formula="of:=[.B51]/SUM([.$A51:.$B51])" office:value-type="float" office:value="0.811074725528919" calcext:value-type="float">
            <text:p>0.8110747255289</text:p>
          </table:table-cell>
          <table:table-cell table:formula="of:=([.C51]*[.C51])*SUM([.A51:.B51])" office:value-type="float" office:value="0.0356927593339733" calcext:value-type="float">
            <text:p>0.035692759334</text:p>
          </table:table-cell>
          <table:table-cell table:formula="of:=2*[.C51]*[.D51]*SUM([.A51:.B51])" office:value-type="float" office:value="0.306465030274215" calcext:value-type="float">
            <text:p>0.3064650302742</text:p>
          </table:table-cell>
          <table:table-cell table:formula="of:=([.D51]*[.D51])*SUM([.A51:.B51])" office:value-type="float" office:value="0.657842210391811" calcext:value-type="float">
            <text:p>0.6578422103918</text:p>
          </table:table-cell>
          <table:table-cell table:style-name="ce9" table:formula="of:=0.98-(0.84*[.E51])+(0.27*[.F51])" office:value-type="float" office:value="1.0327636403335" calcext:value-type="float">
            <text:p>1.0327636403335</text:p>
          </table:table-cell>
          <table:table-cell table:style-name="ce9" table:formula="of:=1.04+(0.02*[.F51])-(0.35*[.G51])" office:value-type="float" office:value="0.81588452696835" calcext:value-type="float">
            <text:p>0.8158845269684</text:p>
          </table:table-cell>
          <table:table-cell table:style-name="ce9" table:formula="of:=0.18-(0.38*[.E51])-(0.14*[.F51])" office:value-type="float" office:value="0.1235316472147" calcext:value-type="float">
            <text:p>0.1235316472147</text:p>
          </table:table-cell>
          <table:table-cell table:style-name="ce9" table:formula="of:=0.22-(0.03*[.F51])-(0.35*[.G51])" office:value-type="float" office:value="-0.0194387245453606" calcext:value-type="float">
            <text:p>-0.0194387245454</text:p>
          </table:table-cell>
          <table:table-cell table:formula="of:=[.H51]+((([.$G$5]*2)-1)*[.J51])" office:value-type="float" office:value="2.63916918071346" calcext:value-type="float">
            <text:p>2.6391691807135</text:p>
          </table:table-cell>
          <table:table-cell table:formula="of:=[.I51]+((([.$G$6]*2)-1)*[.K51])" office:value-type="float" office:value="0.555405618060518" calcext:value-type="float">
            <text:p>0.5554056180605</text:p>
          </table:table-cell>
          <table:table-cell table:formula="of:=([.C51]*[.L51])+([.D51]*[.M51])" office:value-type="float" office:value="0.949081221067562" calcext:value-type="float">
            <text:p>0.9490812210676</text:p>
          </table:table-cell>
          <table:table-cell table:style-name="ce10" table:formula="of:=[.$G$5]*[.L51]/[.N51]" office:value-type="float" office:value="19.4708968981277" calcext:value-type="float">
            <text:p>19.4708968981277</text:p>
          </table:table-cell>
          <table:table-cell table:style-name="ce10" table:formula="of:=[.$G$6]*[.M51]/[.N51]" office:value-type="float" office:value="4.2134649398474" calcext:value-type="float">
            <text:p>4.2134649398474</text:p>
          </table:table-cell>
          <table:table-cell table:formula="of:=1-([.A51]/[.$H$5])" office:value-type="float" office:value="0.730106750755598" calcext:value-type="float">
            <text:p>0.7301067507556</text:p>
          </table:table-cell>
          <table:table-cell table:formula="of:=1-([.B51]/[.$H$6])" office:value-type="float" office:value="0.312648537687357" calcext:value-type="float">
            <text:p>0.3126485376874</text:p>
          </table:table-cell>
          <table:table-cell table:formula="of:=[.A51]+([.O51]*[.A51]*[.Q51])" office:value-type="float" office:value="2.87465547657444" calcext:value-type="float">
            <text:p>2.8746554765744</text:p>
          </table:table-cell>
          <table:table-cell table:formula="of:=[.B51]+([.P51]*[.B51]*[.R51])" office:value-type="float" office:value="1.87953075578746" calcext:value-type="float">
            <text:p>1.8795307557875</text:p>
          </table:table-cell>
          <table:table-cell table:style-name="ce13" table:formula="of:=[.S51]/SUM([.$S51:.$T51])" office:value-type="float" office:value="0.604657734483888" calcext:value-type="float">
            <text:p>0.6046577344839</text:p>
          </table:table-cell>
          <table:table-cell table:style-name="ce13" table:formula="of:=[.T51]/SUM([.$S51:.$T51])" office:value-type="float" office:value="0.395342265516112" calcext:value-type="float">
            <text:p>0.3953422655161</text:p>
          </table:table-cell>
          <table:table-cell table:style-name="ce14" table:formula="of:=IF(ABS(SUM([.U51:.V5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1]" office:value-type="float" office:value="0.604657734483888" calcext:value-type="float">
            <text:p>0.6046577344839</text:p>
          </table:table-cell>
          <table:table-cell table:formula="of:=[.V51]" office:value-type="float" office:value="0.395342265516112" calcext:value-type="float">
            <text:p>0.3953422655161</text:p>
          </table:table-cell>
          <table:table-cell table:formula="of:=[.A52]/SUM([.$A52:.$B52])" office:value-type="float" office:value="0.604657734483888" calcext:value-type="float">
            <text:p>0.6046577344839</text:p>
          </table:table-cell>
          <table:table-cell table:formula="of:=[.B52]/SUM([.$A52:.$B52])" office:value-type="float" office:value="0.395342265516112" calcext:value-type="float">
            <text:p>0.3953422655161</text:p>
          </table:table-cell>
          <table:table-cell table:formula="of:=([.C52]*[.C52])*SUM([.A52:.B52])" office:value-type="float" office:value="0.365610975871188" calcext:value-type="float">
            <text:p>0.3656109758712</text:p>
          </table:table-cell>
          <table:table-cell table:formula="of:=2*[.C52]*[.D52]*SUM([.A52:.B52])" office:value-type="float" office:value="0.4780935172254" calcext:value-type="float">
            <text:p>0.4780935172254</text:p>
          </table:table-cell>
          <table:table-cell table:formula="of:=([.D52]*[.D52])*SUM([.A52:.B52])" office:value-type="float" office:value="0.156295506903412" calcext:value-type="float">
            <text:p>0.1562955069034</text:p>
          </table:table-cell>
          <table:table-cell table:style-name="ce9" table:formula="of:=0.98-(0.84*[.E52])+(0.27*[.F52])" office:value-type="float" office:value="0.80197202991906" calcext:value-type="float">
            <text:p>0.8019720299191</text:p>
          </table:table-cell>
          <table:table-cell table:style-name="ce9" table:formula="of:=1.04+(0.02*[.F52])-(0.35*[.G52])" office:value-type="float" office:value="0.994858442928314" calcext:value-type="float">
            <text:p>0.9948584429283</text:p>
          </table:table-cell>
          <table:table-cell table:style-name="ce9" table:formula="of:=0.18-(0.38*[.E52])-(0.14*[.F52])" office:value-type="float" office:value="-0.0258652632426074" calcext:value-type="float">
            <text:p>-0.0258652632426</text:p>
          </table:table-cell>
          <table:table-cell table:style-name="ce9" table:formula="of:=0.22-(0.03*[.F52])-(0.35*[.G52])" office:value-type="float" office:value="0.150953767067044" calcext:value-type="float">
            <text:p>0.150953767067</text:p>
          </table:table-cell>
          <table:table-cell table:formula="of:=[.H52]+((([.$G$5]*2)-1)*[.J52])" office:value-type="float" office:value="0.465620146712193" calcext:value-type="float">
            <text:p>0.4656201467122</text:p>
          </table:table-cell>
          <table:table-cell table:formula="of:=[.I52]+((([.$G$6]*2)-1)*[.K52])" office:value-type="float" office:value="3.0176389216267" calcext:value-type="float">
            <text:p>3.0176389216267</text:p>
          </table:table-cell>
          <table:table-cell table:formula="of:=([.C52]*[.L52])+([.D52]*[.M52])" office:value-type="float" office:value="1.47454103082655" calcext:value-type="float">
            <text:p>1.4745410308266</text:p>
          </table:table-cell>
          <table:table-cell table:style-name="ce10" table:formula="of:=[.$G$5]*[.L52]/[.N52]" office:value-type="float" office:value="2.21104207961663" calcext:value-type="float">
            <text:p>2.2110420796166</text:p>
          </table:table-cell>
          <table:table-cell table:style-name="ce10" table:formula="of:=[.$G$6]*[.M52]/[.N52]" office:value-type="float" office:value="14.7347545992215" calcext:value-type="float">
            <text:p>14.7347545992215</text:p>
          </table:table-cell>
          <table:table-cell table:formula="of:=1-([.A52]/[.$H$5])" office:value-type="float" office:value="0.136203236451589" calcext:value-type="float">
            <text:p>0.1362032364516</text:p>
          </table:table-cell>
          <table:table-cell table:formula="of:=1-([.B52]/[.$H$6])" office:value-type="float" office:value="0.664964181766007" calcext:value-type="float">
            <text:p>0.664964181766</text:p>
          </table:table-cell>
          <table:table-cell table:formula="of:=[.A52]+([.O52]*[.A52]*[.Q52])" office:value-type="float" office:value="0.786751068592142" calcext:value-type="float">
            <text:p>0.7867510685921</text:p>
          </table:table-cell>
          <table:table-cell table:formula="of:=[.B52]+([.P52]*[.B52]*[.R52])" office:value-type="float" office:value="4.26893900586518" calcext:value-type="float">
            <text:p>4.2689390058652</text:p>
          </table:table-cell>
          <table:table-cell table:style-name="ce13" table:formula="of:=[.S52]/SUM([.$S52:.$T52])" office:value-type="float" office:value="0.155616949814036" calcext:value-type="float">
            <text:p>0.155616949814</text:p>
          </table:table-cell>
          <table:table-cell table:style-name="ce13" table:formula="of:=[.T52]/SUM([.$S52:.$T52])" office:value-type="float" office:value="0.844383050185964" calcext:value-type="float">
            <text:p>0.844383050186</text:p>
          </table:table-cell>
          <table:table-cell table:style-name="ce14" table:formula="of:=IF(ABS(SUM([.U52:.V5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2]" office:value-type="float" office:value="0.155616949814036" calcext:value-type="float">
            <text:p>0.155616949814</text:p>
          </table:table-cell>
          <table:table-cell table:formula="of:=[.V52]" office:value-type="float" office:value="0.844383050185964" calcext:value-type="float">
            <text:p>0.844383050186</text:p>
          </table:table-cell>
          <table:table-cell table:formula="of:=[.A53]/SUM([.$A53:.$B53])" office:value-type="float" office:value="0.155616949814036" calcext:value-type="float">
            <text:p>0.155616949814</text:p>
          </table:table-cell>
          <table:table-cell table:formula="of:=[.B53]/SUM([.$A53:.$B53])" office:value-type="float" office:value="0.844383050185964" calcext:value-type="float">
            <text:p>0.844383050186</text:p>
          </table:table-cell>
          <table:table-cell table:formula="of:=([.C53]*[.C53])*SUM([.A53:.B53])" office:value-type="float" office:value="0.0242166350694242" calcext:value-type="float">
            <text:p>0.0242166350694</text:p>
          </table:table-cell>
          <table:table-cell table:formula="of:=2*[.C53]*[.D53]*SUM([.A53:.B53])" office:value-type="float" office:value="0.262800629489224" calcext:value-type="float">
            <text:p>0.2628006294892</text:p>
          </table:table-cell>
          <table:table-cell table:formula="of:=([.D53]*[.D53])*SUM([.A53:.B53])" office:value-type="float" office:value="0.712982735441352" calcext:value-type="float">
            <text:p>0.7129827354414</text:p>
          </table:table-cell>
          <table:table-cell table:style-name="ce9" table:formula="of:=0.98-(0.84*[.E53])+(0.27*[.F53])" office:value-type="float" office:value="1.03061419650377" calcext:value-type="float">
            <text:p>1.0306141965038</text:p>
          </table:table-cell>
          <table:table-cell table:style-name="ce9" table:formula="of:=1.04+(0.02*[.F53])-(0.35*[.G53])" office:value-type="float" office:value="0.795712055185311" calcext:value-type="float">
            <text:p>0.7957120551853</text:p>
          </table:table-cell>
          <table:table-cell table:style-name="ce9" table:formula="of:=0.18-(0.38*[.E53])-(0.14*[.F53])" office:value-type="float" office:value="0.134005590545128" calcext:value-type="float">
            <text:p>0.1340055905451</text:p>
          </table:table-cell>
          <table:table-cell table:style-name="ce9" table:formula="of:=0.22-(0.03*[.F53])-(0.35*[.G53])" office:value-type="float" office:value="-0.0374279762891502" calcext:value-type="float">
            <text:p>-0.0374279762892</text:p>
          </table:table-cell>
          <table:table-cell table:formula="of:=[.H53]+((([.$G$5]*2)-1)*[.J53])" office:value-type="float" office:value="2.77322289595261" calcext:value-type="float">
            <text:p>2.7732228959526</text:p>
          </table:table-cell>
          <table:table-cell table:formula="of:=[.I53]+((([.$G$6]*2)-1)*[.K53])" office:value-type="float" office:value="0.294177172910698" calcext:value-type="float">
            <text:p>0.2941771729107</text:p>
          </table:table-cell>
          <table:table-cell table:formula="of:=([.C53]*[.L53])+([.D53]*[.M53])" office:value-type="float" office:value="0.679958706780013" calcext:value-type="float">
            <text:p>0.67995870678</text:p>
          </table:table-cell>
          <table:table-cell table:style-name="ce10" table:formula="of:=[.$G$5]*[.L53]/[.N53]" office:value-type="float" office:value="28.5577734704154" calcext:value-type="float">
            <text:p>28.5577734704154</text:p>
          </table:table-cell>
          <table:table-cell table:style-name="ce10" table:formula="of:=[.$G$6]*[.M53]/[.N53]" office:value-type="float" office:value="3.11500628470119" calcext:value-type="float">
            <text:p>3.1150062847012</text:p>
          </table:table-cell>
          <table:table-cell table:formula="of:=1-([.A53]/[.$H$5])" office:value-type="float" office:value="0.777690071694234" calcext:value-type="float">
            <text:p>0.7776900716942</text:p>
          </table:table-cell>
          <table:table-cell table:formula="of:=1-([.B53]/[.$H$6])" office:value-type="float" office:value="0.2844211439102" calcext:value-type="float">
            <text:p>0.2844211439102</text:p>
          </table:table-cell>
          <table:table-cell table:formula="of:=[.A53]+([.O53]*[.A53]*[.Q53])" office:value-type="float" office:value="3.61172886714837" calcext:value-type="float">
            <text:p>3.6117288671484</text:p>
          </table:table-cell>
          <table:table-cell table:formula="of:=[.B53]+([.P53]*[.B53]*[.R53])" office:value-type="float" office:value="1.59248418381781" calcext:value-type="float">
            <text:p>1.5924841838178</text:p>
          </table:table-cell>
          <table:table-cell table:style-name="ce13" table:formula="of:=[.S53]/SUM([.$S53:.$T53])" office:value-type="float" office:value="0.694000962638884" calcext:value-type="float">
            <text:p>0.6940009626389</text:p>
          </table:table-cell>
          <table:table-cell table:style-name="ce13" table:formula="of:=[.T53]/SUM([.$S53:.$T53])" office:value-type="float" office:value="0.305999037361116" calcext:value-type="float">
            <text:p>0.3059990373611</text:p>
          </table:table-cell>
          <table:table-cell table:style-name="ce14" table:formula="of:=IF(ABS(SUM([.U53:.V5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3]" office:value-type="float" office:value="0.694000962638884" calcext:value-type="float">
            <text:p>0.6940009626389</text:p>
          </table:table-cell>
          <table:table-cell table:formula="of:=[.V53]" office:value-type="float" office:value="0.305999037361116" calcext:value-type="float">
            <text:p>0.3059990373611</text:p>
          </table:table-cell>
          <table:table-cell table:formula="of:=[.A54]/SUM([.$A54:.$B54])" office:value-type="float" office:value="0.694000962638884" calcext:value-type="float">
            <text:p>0.6940009626389</text:p>
          </table:table-cell>
          <table:table-cell table:formula="of:=[.B54]/SUM([.$A54:.$B54])" office:value-type="float" office:value="0.305999037361116" calcext:value-type="float">
            <text:p>0.3059990373611</text:p>
          </table:table-cell>
          <table:table-cell table:formula="of:=([.C54]*[.C54])*SUM([.A54:.B54])" office:value-type="float" office:value="0.481637336143698" calcext:value-type="float">
            <text:p>0.4816373361437</text:p>
          </table:table-cell>
          <table:table-cell table:formula="of:=2*[.C54]*[.D54]*SUM([.A54:.B54])" office:value-type="float" office:value="0.424727252990373" calcext:value-type="float">
            <text:p>0.4247272529904</text:p>
          </table:table-cell>
          <table:table-cell table:formula="of:=([.D54]*[.D54])*SUM([.A54:.B54])" office:value-type="float" office:value="0.0936354108659297" calcext:value-type="float">
            <text:p>0.0936354108659</text:p>
          </table:table-cell>
          <table:table-cell table:style-name="ce9" table:formula="of:=0.98-(0.84*[.E54])+(0.27*[.F54])" office:value-type="float" office:value="0.690100995946695" calcext:value-type="float">
            <text:p>0.6901009959467</text:p>
          </table:table-cell>
          <table:table-cell table:style-name="ce9" table:formula="of:=1.04+(0.02*[.F54])-(0.35*[.G54])" office:value-type="float" office:value="1.01572215125673" calcext:value-type="float">
            <text:p>1.0157221512567</text:p>
          </table:table-cell>
          <table:table-cell table:style-name="ce9" table:formula="of:=0.18-(0.38*[.E54])-(0.14*[.F54])" office:value-type="float" office:value="-0.0624840031532571" calcext:value-type="float">
            <text:p>-0.0624840031533</text:p>
          </table:table-cell>
          <table:table-cell table:style-name="ce9" table:formula="of:=0.22-(0.03*[.F54])-(0.35*[.G54])" office:value-type="float" office:value="0.174485788607213" calcext:value-type="float">
            <text:p>0.1744857886072</text:p>
          </table:table-cell>
          <table:table-cell table:formula="of:=[.H54]+((([.$G$5]*2)-1)*[.J54])" office:value-type="float" office:value="-0.12244098105826" calcext:value-type="float">
            <text:p>-0.1224409810583</text:p>
          </table:table-cell>
          <table:table-cell table:formula="of:=[.I54]+((([.$G$6]*2)-1)*[.K54])" office:value-type="float" office:value="3.35383171859338" calcext:value-type="float">
            <text:p>3.3538317185934</text:p>
          </table:table-cell>
          <table:table-cell table:formula="of:=([.C54]*[.L54])+([.D54]*[.M54])" office:value-type="float" office:value="0.941295118639871" calcext:value-type="float">
            <text:p>0.9412951186399</text:p>
          </table:table-cell>
          <table:table-cell table:style-name="ce10" table:formula="of:=[.$G$5]*[.L54]/[.N54]" office:value-type="float" office:value="-0.910800164998985" calcext:value-type="float">
            <text:p>-0.910800164999</text:p>
          </table:table-cell>
          <table:table-cell table:style-name="ce10" table:formula="of:=[.$G$6]*[.M54]/[.N54]" office:value-type="float" office:value="25.6535786659178" calcext:value-type="float">
            <text:p>25.6535786659178</text:p>
          </table:table-cell>
          <table:table-cell table:formula="of:=1-([.A54]/[.$H$5])" office:value-type="float" office:value="0.00857005337302297" calcext:value-type="float">
            <text:p>0.008570053373</text:p>
          </table:table-cell>
          <table:table-cell table:formula="of:=1-([.B54]/[.$H$6])" office:value-type="float" office:value="0.740678781897359" calcext:value-type="float">
            <text:p>0.7406787818974</text:p>
          </table:table-cell>
          <table:table-cell table:formula="of:=[.A54]+([.O54]*[.A54]*[.Q54])" office:value-type="float" office:value="0.688583864542722" calcext:value-type="float">
            <text:p>0.6885838645427</text:p>
          </table:table-cell>
          <table:table-cell table:formula="of:=[.B54]+([.P54]*[.B54]*[.R54])" office:value-type="float" office:value="6.12030553386008" calcext:value-type="float">
            <text:p>6.1203055338601</text:p>
          </table:table-cell>
          <table:table-cell table:style-name="ce13" table:formula="of:=[.S54]/SUM([.$S54:.$T54])" office:value-type="float" office:value="0.101130129196143" calcext:value-type="float">
            <text:p>0.1011301291961</text:p>
          </table:table-cell>
          <table:table-cell table:style-name="ce13" table:formula="of:=[.T54]/SUM([.$S54:.$T54])" office:value-type="float" office:value="0.898869870803857" calcext:value-type="float">
            <text:p>0.8988698708039</text:p>
          </table:table-cell>
          <table:table-cell table:style-name="ce14" table:formula="of:=IF(ABS(SUM([.U54:.V5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4]" office:value-type="float" office:value="0.101130129196143" calcext:value-type="float">
            <text:p>0.1011301291961</text:p>
          </table:table-cell>
          <table:table-cell table:formula="of:=[.V54]" office:value-type="float" office:value="0.898869870803857" calcext:value-type="float">
            <text:p>0.8988698708039</text:p>
          </table:table-cell>
          <table:table-cell table:formula="of:=[.A55]/SUM([.$A55:.$B55])" office:value-type="float" office:value="0.101130129196143" calcext:value-type="float">
            <text:p>0.1011301291961</text:p>
          </table:table-cell>
          <table:table-cell table:formula="of:=[.B55]/SUM([.$A55:.$B55])" office:value-type="float" office:value="0.898869870803857" calcext:value-type="float">
            <text:p>0.8988698708039</text:p>
          </table:table-cell>
          <table:table-cell table:formula="of:=([.C55]*[.C55])*SUM([.A55:.B55])" office:value-type="float" office:value="0.0102273030312286" calcext:value-type="float">
            <text:p>0.0102273030312</text:p>
          </table:table-cell>
          <table:table-cell table:formula="of:=2*[.C55]*[.D55]*SUM([.A55:.B55])" office:value-type="float" office:value="0.181805652329829" calcext:value-type="float">
            <text:p>0.1818056523298</text:p>
          </table:table-cell>
          <table:table-cell table:formula="of:=([.D55]*[.D55])*SUM([.A55:.B55])" office:value-type="float" office:value="0.807967044638943" calcext:value-type="float">
            <text:p>0.8079670446389</text:p>
          </table:table-cell>
          <table:table-cell table:style-name="ce9" table:formula="of:=0.98-(0.84*[.E55])+(0.27*[.F55])" office:value-type="float" office:value="1.02049659158282" calcext:value-type="float">
            <text:p>1.0204965915828</text:p>
          </table:table-cell>
          <table:table-cell table:style-name="ce9" table:formula="of:=1.04+(0.02*[.F55])-(0.35*[.G55])" office:value-type="float" office:value="0.760847647422966" calcext:value-type="float">
            <text:p>0.760847647423</text:p>
          </table:table-cell>
          <table:table-cell table:style-name="ce9" table:formula="of:=0.18-(0.38*[.E55])-(0.14*[.F55])" office:value-type="float" office:value="0.150660833521957" calcext:value-type="float">
            <text:p>0.150660833522</text:p>
          </table:table-cell>
          <table:table-cell table:style-name="ce9" table:formula="of:=0.22-(0.03*[.F55])-(0.35*[.G55])" office:value-type="float" office:value="-0.068242635193525" calcext:value-type="float">
            <text:p>-0.0682426351935</text:p>
          </table:table-cell>
          <table:table-cell table:formula="of:=[.H55]+((([.$G$5]*2)-1)*[.J55])" office:value-type="float" office:value="2.97969007070235" calcext:value-type="float">
            <text:p>2.9796900707024</text:p>
          </table:table-cell>
          <table:table-cell table:formula="of:=[.I55]+((([.$G$6]*2)-1)*[.K55])" office:value-type="float" office:value="-0.153603664170269" calcext:value-type="float">
            <text:p>-0.1536036641703</text:p>
          </table:table-cell>
          <table:table-cell table:formula="of:=([.C55]*[.L55])+([.D55]*[.M55])" office:value-type="float" office:value="0.163266736046864" calcext:value-type="float">
            <text:p>0.1632667360469</text:p>
          </table:table-cell>
          <table:table-cell table:style-name="ce10" table:formula="of:=[.$G$5]*[.L55]/[.N55]" office:value-type="float" office:value="127.789593766787" calcext:value-type="float">
            <text:p>127.789593766787</text:p>
          </table:table-cell>
          <table:table-cell table:style-name="ce10" table:formula="of:=[.$G$6]*[.M55]/[.N55]" office:value-type="float" office:value="-6.7738622624788" calcext:value-type="float">
            <text:p>-6.7738622624788</text:p>
          </table:table-cell>
          <table:table-cell table:formula="of:=1-([.A55]/[.$H$5])" office:value-type="float" office:value="0.855528386862653" calcext:value-type="float">
            <text:p>0.8555283868627</text:p>
          </table:table-cell>
          <table:table-cell table:formula="of:=1-([.B55]/[.$H$6])" office:value-type="float" office:value="0.238245872200121" calcext:value-type="float">
            <text:p>0.2382458722001</text:p>
          </table:table-cell>
          <table:table-cell table:formula="of:=[.A55]+([.O55]*[.A55]*[.Q55])" office:value-type="float" office:value="11.1574469714818" calcext:value-type="float">
            <text:p>11.1574469714818</text:p>
          </table:table-cell>
          <table:table-cell table:formula="of:=[.B55]+([.P55]*[.B55]*[.R55])" office:value-type="float" office:value="-0.551766526755739" calcext:value-type="float">
            <text:p>-0.5517665267557</text:p>
          </table:table-cell>
          <table:table-cell table:style-name="ce13" table:formula="of:=[.S55]/SUM([.$S55:.$T55])" office:value-type="float" office:value="1.05202556588721" calcext:value-type="float">
            <text:p>1.0520255658872</text:p>
          </table:table-cell>
          <table:table-cell table:style-name="ce13" table:formula="of:=[.T55]/SUM([.$S55:.$T55])" office:value-type="float" office:value="-0.0520255658872056" calcext:value-type="float">
            <text:p>-0.0520255658872</text:p>
          </table:table-cell>
          <table:table-cell table:style-name="ce14" table:formula="of:=IF(ABS(SUM([.U55:.V5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5]" office:value-type="float" office:value="1.05202556588721" calcext:value-type="float">
            <text:p>1.0520255658872</text:p>
          </table:table-cell>
          <table:table-cell table:formula="of:=[.V55]" office:value-type="float" office:value="-0.0520255658872056" calcext:value-type="float">
            <text:p>-0.0520255658872</text:p>
          </table:table-cell>
          <table:table-cell table:formula="of:=[.A56]/SUM([.$A56:.$B56])" office:value-type="float" office:value="1.05202556588721" calcext:value-type="float">
            <text:p>1.0520255658872</text:p>
          </table:table-cell>
          <table:table-cell table:formula="of:=[.B56]/SUM([.$A56:.$B56])" office:value-type="float" office:value="-0.0520255658872054" calcext:value-type="float">
            <text:p>-0.0520255658872</text:p>
          </table:table-cell>
          <table:table-cell table:formula="of:=([.C56]*[.C56])*SUM([.A56:.B56])" office:value-type="float" office:value="1.1067577912803" calcext:value-type="float">
            <text:p>1.1067577912803</text:p>
          </table:table-cell>
          <table:table-cell table:formula="of:=2*[.C56]*[.D56]*SUM([.A56:.B56])" office:value-type="float" office:value="-0.109464450786179" calcext:value-type="float">
            <text:p>-0.1094644507862</text:p>
          </table:table-cell>
          <table:table-cell table:formula="of:=([.D56]*[.D56])*SUM([.A56:.B56])" office:value-type="float" office:value="0.00270665950588396" calcext:value-type="float">
            <text:p>0.0027066595059</text:p>
          </table:table-cell>
          <table:table-cell table:style-name="ce9" table:formula="of:=0.98-(0.84*[.E56])+(0.27*[.F56])" office:value-type="float" office:value="0.0207680536122836" calcext:value-type="float">
            <text:p>0.0207680536123</text:p>
          </table:table-cell>
          <table:table-cell table:style-name="ce9" table:formula="of:=1.04+(0.02*[.F56])-(0.35*[.G56])" office:value-type="float" office:value="1.03686338015722" calcext:value-type="float">
            <text:p>1.0368633801572</text:p>
          </table:table-cell>
          <table:table-cell table:style-name="ce9" table:formula="of:=0.18-(0.38*[.E56])-(0.14*[.F56])" office:value-type="float" office:value="-0.225242937576447" calcext:value-type="float">
            <text:p>-0.2252429375764</text:p>
          </table:table-cell>
          <table:table-cell table:style-name="ce9" table:formula="of:=0.22-(0.03*[.F56])-(0.35*[.G56])" office:value-type="float" office:value="0.222336602696526" calcext:value-type="float">
            <text:p>0.2223366026965</text:p>
          </table:table-cell>
          <table:table-cell table:formula="of:=[.H56]+((([.$G$5]*2)-1)*[.J56])" office:value-type="float" office:value="-2.90829110663183" calcext:value-type="float">
            <text:p>-2.9082911066318</text:p>
          </table:table-cell>
          <table:table-cell table:formula="of:=[.I56]+((([.$G$6]*2)-1)*[.K56])" office:value-type="float" office:value="4.01617385629067" calcext:value-type="float">
            <text:p>4.0161738562907</text:p>
          </table:table-cell>
          <table:table-cell table:formula="of:=([.C56]*[.L56])+([.D56]*[.M56])" office:value-type="float" office:value="-3.268540314794" calcext:value-type="float">
            <text:p>-3.268540314794</text:p>
          </table:table-cell>
          <table:table-cell table:style-name="ce10" table:formula="of:=[.$G$5]*[.L56]/[.N56]" office:value-type="float" office:value="6.23025949426587" calcext:value-type="float">
            <text:p>6.2302594942659</text:p>
          </table:table-cell>
          <table:table-cell table:style-name="ce10" table:formula="of:=[.$G$6]*[.M56]/[.N56]" office:value-type="float" office:value="-8.8469007508984" calcext:value-type="float">
            <text:p>-8.8469007508984</text:p>
          </table:table-cell>
          <table:table-cell table:formula="of:=1-([.A56]/[.$H$5])" office:value-type="float" office:value="-0.502893665553157" calcext:value-type="float">
            <text:p>-0.5028936655532</text:p>
          </table:table-cell>
          <table:table-cell table:formula="of:=1-([.B56]/[.$H$6])" office:value-type="float" office:value="1.04408946261628" calcext:value-type="float">
            <text:p>1.0440894626163</text:p>
          </table:table-cell>
          <table:table-cell table:formula="of:=[.A56]+([.O56]*[.A56]*[.Q56])" office:value-type="float" office:value="-2.2441367882862" calcext:value-type="float">
            <text:p>-2.2441367882862</text:p>
          </table:table-cell>
          <table:table-cell table:formula="of:=[.B56]+([.P56]*[.B56]*[.R56])" office:value-type="float" office:value="0.428532289327102" calcext:value-type="float">
            <text:p>0.4285322893271</text:p>
          </table:table-cell>
          <table:table-cell table:style-name="ce13" table:formula="of:=[.S56]/SUM([.$S56:.$T56])" office:value-type="float" office:value="1.23602733391154" calcext:value-type="float">
            <text:p>1.2360273339115</text:p>
          </table:table-cell>
          <table:table-cell table:style-name="ce13" table:formula="of:=[.T56]/SUM([.$S56:.$T56])" office:value-type="float" office:value="-0.23602733391154" calcext:value-type="float">
            <text:p>-0.2360273339115</text:p>
          </table:table-cell>
          <table:table-cell table:style-name="ce14" table:formula="of:=IF(ABS(SUM([.U56:.V5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6]" office:value-type="float" office:value="1.23602733391154" calcext:value-type="float">
            <text:p>1.2360273339115</text:p>
          </table:table-cell>
          <table:table-cell table:formula="of:=[.V56]" office:value-type="float" office:value="-0.23602733391154" calcext:value-type="float">
            <text:p>-0.2360273339115</text:p>
          </table:table-cell>
          <table:table-cell table:formula="of:=[.A57]/SUM([.$A57:.$B57])" office:value-type="float" office:value="1.23602733391154" calcext:value-type="float">
            <text:p>1.2360273339115</text:p>
          </table:table-cell>
          <table:table-cell table:formula="of:=[.B57]/SUM([.$A57:.$B57])" office:value-type="float" office:value="-0.23602733391154" calcext:value-type="float">
            <text:p>-0.2360273339115</text:p>
          </table:table-cell>
          <table:table-cell table:formula="of:=([.C57]*[.C57])*SUM([.A57:.B57])" office:value-type="float" office:value="1.52776357017647" calcext:value-type="float">
            <text:p>1.5277635701765</text:p>
          </table:table-cell>
          <table:table-cell table:formula="of:=2*[.C57]*[.D57]*SUM([.A57:.B57])" office:value-type="float" office:value="-0.583472472529859" calcext:value-type="float">
            <text:p>-0.5834724725299</text:p>
          </table:table-cell>
          <table:table-cell table:formula="of:=([.D57]*[.D57])*SUM([.A57:.B57])" office:value-type="float" office:value="0.0557089023533896" calcext:value-type="float">
            <text:p>0.0557089023534</text:p>
          </table:table-cell>
          <table:table-cell table:style-name="ce9" table:formula="of:=0.98-(0.84*[.E57])+(0.27*[.F57])" office:value-type="float" office:value="-0.460858966531297" calcext:value-type="float">
            <text:p>-0.4608589665313</text:p>
          </table:table-cell>
          <table:table-cell table:style-name="ce9" table:formula="of:=1.04+(0.02*[.F57])-(0.35*[.G57])" office:value-type="float" office:value="1.00883243472572" calcext:value-type="float">
            <text:p>1.0088324347257</text:p>
          </table:table-cell>
          <table:table-cell table:style-name="ce9" table:formula="of:=0.18-(0.38*[.E57])-(0.14*[.F57])" office:value-type="float" office:value="-0.318864010512878" calcext:value-type="float">
            <text:p>-0.3188640105129</text:p>
          </table:table-cell>
          <table:table-cell table:style-name="ce9" table:formula="of:=0.22-(0.03*[.F57])-(0.35*[.G57])" office:value-type="float" office:value="0.218006058352209" calcext:value-type="float">
            <text:p>0.2180060583522</text:p>
          </table:table-cell>
          <table:table-cell table:formula="of:=[.H57]+((([.$G$5]*2)-1)*[.J57])" office:value-type="float" office:value="-4.60736655924076" calcext:value-type="float">
            <text:p>-4.6073665592408</text:p>
          </table:table-cell>
          <table:table-cell table:formula="of:=[.I57]+((([.$G$6]*2)-1)*[.K57])" office:value-type="float" office:value="3.93011361664532" calcext:value-type="float">
            <text:p>3.9301136166453</text:p>
          </table:table-cell>
          <table:table-cell table:formula="of:=([.C57]*[.L57])+([.D57]*[.M57])" office:value-type="float" office:value="-6.62244524347778" calcext:value-type="float">
            <text:p>-6.6224452434778</text:p>
          </table:table-cell>
          <table:table-cell table:style-name="ce10" table:formula="of:=[.$G$5]*[.L57]/[.N57]" office:value-type="float" office:value="4.8714303345243" calcext:value-type="float">
            <text:p>4.8714303345243</text:p>
          </table:table-cell>
          <table:table-cell table:style-name="ce10" table:formula="of:=[.$G$6]*[.M57]/[.N57]" office:value-type="float" office:value="-4.27286553523638" calcext:value-type="float">
            <text:p>-4.2728655352364</text:p>
          </table:table-cell>
          <table:table-cell table:formula="of:=1-([.A57]/[.$H$5])" office:value-type="float" office:value="-0.765753334159343" calcext:value-type="float">
            <text:p>-0.7657533341593</text:p>
          </table:table-cell>
          <table:table-cell table:formula="of:=1-([.B57]/[.$H$6])" office:value-type="float" office:value="1.20002316433181" calcext:value-type="float">
            <text:p>1.2000231643318</text:p>
          </table:table-cell>
          <table:table-cell table:formula="of:=[.A57]+([.O57]*[.A57]*[.Q57])" office:value-type="float" office:value="-3.37474275985458" calcext:value-type="float">
            <text:p>-3.3747427598546</text:p>
          </table:table-cell>
          <table:table-cell table:formula="of:=[.B57]+([.P57]*[.B57]*[.R57])" office:value-type="float" office:value="0.974211700152848" calcext:value-type="float">
            <text:p>0.9742117001528</text:p>
          </table:table-cell>
          <table:table-cell table:style-name="ce13" table:formula="of:=[.S57]/SUM([.$S57:.$T57])" office:value-type="float" office:value="1.40583174136222" calcext:value-type="float">
            <text:p>1.4058317413622</text:p>
          </table:table-cell>
          <table:table-cell table:style-name="ce13" table:formula="of:=[.T57]/SUM([.$S57:.$T57])" office:value-type="float" office:value="-0.405831741362219" calcext:value-type="float">
            <text:p>-0.4058317413622</text:p>
          </table:table-cell>
          <table:table-cell table:style-name="ce14" table:formula="of:=IF(ABS(SUM([.U57:.V5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7]" office:value-type="float" office:value="1.40583174136222" calcext:value-type="float">
            <text:p>1.4058317413622</text:p>
          </table:table-cell>
          <table:table-cell table:formula="of:=[.V57]" office:value-type="float" office:value="-0.405831741362219" calcext:value-type="float">
            <text:p>-0.4058317413622</text:p>
          </table:table-cell>
          <table:table-cell table:formula="of:=[.A58]/SUM([.$A58:.$B58])" office:value-type="float" office:value="1.40583174136222" calcext:value-type="float">
            <text:p>1.4058317413622</text:p>
          </table:table-cell>
          <table:table-cell table:formula="of:=[.B58]/SUM([.$A58:.$B58])" office:value-type="float" office:value="-0.405831741362219" calcext:value-type="float">
            <text:p>-0.4058317413622</text:p>
          </table:table-cell>
          <table:table-cell table:formula="of:=([.C58]*[.C58])*SUM([.A58:.B58])" office:value-type="float" office:value="1.97636288502153" calcext:value-type="float">
            <text:p>1.9763628850215</text:p>
          </table:table-cell>
          <table:table-cell table:formula="of:=2*[.C58]*[.D58]*SUM([.A58:.B58])" office:value-type="float" office:value="-1.14106228731862" calcext:value-type="float">
            <text:p>-1.1410622873186</text:p>
          </table:table-cell>
          <table:table-cell table:formula="of:=([.D58]*[.D58])*SUM([.A58:.B58])" office:value-type="float" office:value="0.164699402297091" calcext:value-type="float">
            <text:p>0.1646994022971</text:p>
          </table:table-cell>
          <table:table-cell table:style-name="ce9" table:formula="of:=0.98-(0.84*[.E58])+(0.27*[.F58])" office:value-type="float" office:value="-0.988231640994112" calcext:value-type="float">
            <text:p>-0.9882316409941</text:p>
          </table:table-cell>
          <table:table-cell table:style-name="ce9" table:formula="of:=1.04+(0.02*[.F58])-(0.35*[.G58])" office:value-type="float" office:value="0.959533963449646" calcext:value-type="float">
            <text:p>0.9595339634496</text:p>
          </table:table-cell>
          <table:table-cell table:style-name="ce9" table:formula="of:=0.18-(0.38*[.E58])-(0.14*[.F58])" office:value-type="float" office:value="-0.411269176083574" calcext:value-type="float">
            <text:p>-0.4112691760836</text:p>
          </table:table-cell>
          <table:table-cell table:style-name="ce9" table:formula="of:=0.22-(0.03*[.F58])-(0.35*[.G58])" office:value-type="float" office:value="0.196587077815577" calcext:value-type="float">
            <text:p>0.1965870778156</text:p>
          </table:table-cell>
          <table:table-cell table:formula="of:=[.H58]+((([.$G$5]*2)-1)*[.J58])" office:value-type="float" office:value="-6.33637600678491" calcext:value-type="float">
            <text:p>-6.3363760067849</text:p>
          </table:table-cell>
          <table:table-cell table:formula="of:=[.I58]+((([.$G$6]*2)-1)*[.K58])" office:value-type="float" office:value="3.59380080617838" calcext:value-type="float">
            <text:p>3.5938008061784</text:p>
          </table:table-cell>
          <table:table-cell table:formula="of:=([.C58]*[.L58])+([.D58]*[.M58])" office:value-type="float" office:value="-10.3663569548245" calcext:value-type="float">
            <text:p>-10.3663569548245</text:p>
          </table:table-cell>
          <table:table-cell table:style-name="ce10" table:formula="of:=[.$G$5]*[.L58]/[.N58]" office:value-type="float" office:value="4.27993218763891" calcext:value-type="float">
            <text:p>4.2799321876389</text:p>
          </table:table-cell>
          <table:table-cell table:style-name="ce10" table:formula="of:=[.$G$6]*[.M58]/[.N58]" office:value-type="float" office:value="-2.49609056655548" calcext:value-type="float">
            <text:p>-2.4960905665555</text:p>
          </table:table-cell>
          <table:table-cell table:formula="of:=1-([.A58]/[.$H$5])" office:value-type="float" office:value="-1.00833105908889" calcext:value-type="float">
            <text:p>-1.0083310590889</text:p>
          </table:table-cell>
          <table:table-cell table:formula="of:=1-([.B58]/[.$H$6])" office:value-type="float" office:value="1.34392520454425" calcext:value-type="float">
            <text:p>1.3439252045443</text:p>
          </table:table-cell>
          <table:table-cell table:formula="of:=[.A58]+([.O58]*[.A58]*[.Q58])" office:value-type="float" office:value="-4.66115963274651" calcext:value-type="float">
            <text:p>-4.6611596327465</text:p>
          </table:table-cell>
          <table:table-cell table:formula="of:=[.B58]+([.P58]*[.B58]*[.R58])" office:value-type="float" office:value="0.955554789344778" calcext:value-type="float">
            <text:p>0.9555547893448</text:p>
          </table:table-cell>
          <table:table-cell table:style-name="ce13" table:formula="of:=[.S58]/SUM([.$S58:.$T58])" office:value-type="float" office:value="1.25786742778207" calcext:value-type="float">
            <text:p>1.2578674277821</text:p>
          </table:table-cell>
          <table:table-cell table:style-name="ce13" table:formula="of:=[.T58]/SUM([.$S58:.$T58])" office:value-type="float" office:value="-0.257867427782069" calcext:value-type="float">
            <text:p>-0.2578674277821</text:p>
          </table:table-cell>
          <table:table-cell table:style-name="ce14" table:formula="of:=IF(ABS(SUM([.U58:.V5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8]" office:value-type="float" office:value="1.25786742778207" calcext:value-type="float">
            <text:p>1.2578674277821</text:p>
          </table:table-cell>
          <table:table-cell table:formula="of:=[.V58]" office:value-type="float" office:value="-0.257867427782069" calcext:value-type="float">
            <text:p>-0.2578674277821</text:p>
          </table:table-cell>
          <table:table-cell table:formula="of:=[.A59]/SUM([.$A59:.$B59])" office:value-type="float" office:value="1.25786742778207" calcext:value-type="float">
            <text:p>1.2578674277821</text:p>
          </table:table-cell>
          <table:table-cell table:formula="of:=[.B59]/SUM([.$A59:.$B59])" office:value-type="float" office:value="-0.257867427782069" calcext:value-type="float">
            <text:p>-0.2578674277821</text:p>
          </table:table-cell>
          <table:table-cell table:formula="of:=([.C59]*[.C59])*SUM([.A59:.B59])" office:value-type="float" office:value="1.58223046587508" calcext:value-type="float">
            <text:p>1.5822304658751</text:p>
          </table:table-cell>
          <table:table-cell table:formula="of:=2*[.C59]*[.D59]*SUM([.A59:.B59])" office:value-type="float" office:value="-0.648726076186019" calcext:value-type="float">
            <text:p>-0.648726076186</text:p>
          </table:table-cell>
          <table:table-cell table:formula="of:=([.D59]*[.D59])*SUM([.A59:.B59])" office:value-type="float" office:value="0.0664956103109405" calcext:value-type="float">
            <text:p>0.0664956103109</text:p>
          </table:table-cell>
          <table:table-cell table:style-name="ce9" table:formula="of:=0.98-(0.84*[.E59])+(0.27*[.F59])" office:value-type="float" office:value="-0.52422963190529" calcext:value-type="float">
            <text:p>-0.5242296319053</text:p>
          </table:table-cell>
          <table:table-cell table:style-name="ce9" table:formula="of:=1.04+(0.02*[.F59])-(0.35*[.G59])" office:value-type="float" office:value="1.00375201486745" calcext:value-type="float">
            <text:p>1.0037520148675</text:p>
          </table:table-cell>
          <table:table-cell table:style-name="ce9" table:formula="of:=0.18-(0.38*[.E59])-(0.14*[.F59])" office:value-type="float" office:value="-0.330425926366487" calcext:value-type="float">
            <text:p>-0.3304259263665</text:p>
          </table:table-cell>
          <table:table-cell table:style-name="ce9" table:formula="of:=0.22-(0.03*[.F59])-(0.35*[.G59])" office:value-type="float" office:value="0.216188318676751" calcext:value-type="float">
            <text:p>0.2161883186768</text:p>
          </table:table-cell>
          <table:table-cell table:formula="of:=[.H59]+((([.$G$5]*2)-1)*[.J59])" office:value-type="float" office:value="-4.82108837837509" calcext:value-type="float">
            <text:p>-4.8210883783751</text:p>
          </table:table-cell>
          <table:table-cell table:formula="of:=[.I59]+((([.$G$6]*2)-1)*[.K59])" office:value-type="float" office:value="3.90067548513591" calcext:value-type="float">
            <text:p>3.9006754851359</text:p>
          </table:table-cell>
          <table:table-cell table:formula="of:=([.C59]*[.L59])+([.D59]*[.M59])" office:value-type="float" office:value="-7.07014719158127" calcext:value-type="float">
            <text:p>-7.0701471915813</text:p>
          </table:table-cell>
          <table:table-cell table:style-name="ce10" table:formula="of:=[.$G$5]*[.L59]/[.N59]" office:value-type="float" office:value="4.77461924209705" calcext:value-type="float">
            <text:p>4.7746192420971</text:p>
          </table:table-cell>
          <table:table-cell table:style-name="ce10" table:formula="of:=[.$G$6]*[.M59]/[.N59]" office:value-type="float" office:value="-3.97231666215103" calcext:value-type="float">
            <text:p>-3.972316662151</text:p>
          </table:table-cell>
          <table:table-cell table:formula="of:=1-([.A59]/[.$H$5])" office:value-type="float" office:value="-0.7969534682601" calcext:value-type="float">
            <text:p>-0.7969534682601</text:p>
          </table:table-cell>
          <table:table-cell table:formula="of:=1-([.B59]/[.$H$6])" office:value-type="float" office:value="1.21853171845938" calcext:value-type="float">
            <text:p>1.2185317184594</text:p>
          </table:table-cell>
          <table:table-cell table:formula="of:=[.A59]+([.O59]*[.A59]*[.Q59])" office:value-type="float" office:value="-3.52850601580731" calcext:value-type="float">
            <text:p>-3.5285060158073</text:p>
          </table:table-cell>
          <table:table-cell table:formula="of:=[.B59]+([.P59]*[.B59]*[.R59])" office:value-type="float" office:value="0.99031248340746" calcext:value-type="float">
            <text:p>0.9903124834075</text:p>
          </table:table-cell>
          <table:table-cell table:style-name="ce13" table:formula="of:=[.S59]/SUM([.$S59:.$T59])" office:value-type="float" office:value="1.39016429234658" calcext:value-type="float">
            <text:p>1.3901642923466</text:p>
          </table:table-cell>
          <table:table-cell table:style-name="ce13" table:formula="of:=[.T59]/SUM([.$S59:.$T59])" office:value-type="float" office:value="-0.390164292346584" calcext:value-type="float">
            <text:p>-0.3901642923466</text:p>
          </table:table-cell>
          <table:table-cell table:style-name="ce14" table:formula="of:=IF(ABS(SUM([.U59:.V5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59]" office:value-type="float" office:value="1.39016429234658" calcext:value-type="float">
            <text:p>1.3901642923466</text:p>
          </table:table-cell>
          <table:table-cell table:formula="of:=[.V59]" office:value-type="float" office:value="-0.390164292346584" calcext:value-type="float">
            <text:p>-0.3901642923466</text:p>
          </table:table-cell>
          <table:table-cell table:formula="of:=[.A60]/SUM([.$A60:.$B60])" office:value-type="float" office:value="1.39016429234659" calcext:value-type="float">
            <text:p>1.3901642923466</text:p>
          </table:table-cell>
          <table:table-cell table:formula="of:=[.B60]/SUM([.$A60:.$B60])" office:value-type="float" office:value="-0.390164292346586" calcext:value-type="float">
            <text:p>-0.3901642923466</text:p>
          </table:table-cell>
          <table:table-cell table:formula="of:=([.C60]*[.C60])*SUM([.A60:.B60])" office:value-type="float" office:value="1.93255675971548" calcext:value-type="float">
            <text:p>1.9325567597155</text:p>
          </table:table-cell>
          <table:table-cell table:formula="of:=2*[.C60]*[.D60]*SUM([.A60:.B60])" office:value-type="float" office:value="-1.08478493473779" calcext:value-type="float">
            <text:p>-1.0847849347378</text:p>
          </table:table-cell>
          <table:table-cell table:formula="of:=([.D60]*[.D60])*SUM([.A60:.B60])" office:value-type="float" office:value="0.152228175022311" calcext:value-type="float">
            <text:p>0.1522281750223</text:p>
          </table:table-cell>
          <table:table-cell table:style-name="ce9" table:formula="of:=0.98-(0.84*[.E60])+(0.27*[.F60])" office:value-type="float" office:value="-0.936239610540207" calcext:value-type="float">
            <text:p>-0.9362396105402</text:p>
          </table:table-cell>
          <table:table-cell table:style-name="ce9" table:formula="of:=1.04+(0.02*[.F60])-(0.35*[.G60])" office:value-type="float" office:value="0.965024440047435" calcext:value-type="float">
            <text:p>0.9650244400474</text:p>
          </table:table-cell>
          <table:table-cell table:style-name="ce9" table:formula="of:=0.18-(0.38*[.E60])-(0.14*[.F60])" office:value-type="float" office:value="-0.402501677828592" calcext:value-type="float">
            <text:p>-0.4025016778286</text:p>
          </table:table-cell>
          <table:table-cell table:style-name="ce9" table:formula="of:=0.22-(0.03*[.F60])-(0.35*[.G60])" office:value-type="float" office:value="0.199263686784325" calcext:value-type="float">
            <text:p>0.1992636867843</text:p>
          </table:table-cell>
          <table:table-cell table:formula="of:=[.H60]+((([.$G$5]*2)-1)*[.J60])" office:value-type="float" office:value="-6.17037142902322" calcext:value-type="float">
            <text:p>-6.1703714290232</text:p>
          </table:table-cell>
          <table:table-cell table:formula="of:=[.I60]+((([.$G$6]*2)-1)*[.K60])" office:value-type="float" office:value="3.63515784295739" calcext:value-type="float">
            <text:p>3.6351578429574</text:p>
          </table:table-cell>
          <table:table-cell table:formula="of:=([.C60]*[.L60])+([.D60]*[.M60])" office:value-type="float" office:value="-9.99613881850926" calcext:value-type="float">
            <text:p>-9.9961388185093</text:p>
          </table:table-cell>
          <table:table-cell table:style-name="ce10" table:formula="of:=[.$G$5]*[.L60]/[.N60]" office:value-type="float" office:value="4.32216294015651" calcext:value-type="float">
            <text:p>4.3221629401565</text:p>
          </table:table-cell>
          <table:table-cell table:style-name="ce10" table:formula="of:=[.$G$6]*[.M60]/[.N60]" office:value-type="float" office:value="-2.61832462958898" calcext:value-type="float">
            <text:p>-2.618324629589</text:p>
          </table:table-cell>
          <table:table-cell table:formula="of:=1-([.A60]/[.$H$5])" office:value-type="float" office:value="-0.985948989066543" calcext:value-type="float">
            <text:p>-0.9859489890665</text:p>
          </table:table-cell>
          <table:table-cell table:formula="of:=1-([.B60]/[.$H$6])" office:value-type="float" office:value="1.33064770537846" calcext:value-type="float">
            <text:p>1.3306477053785</text:p>
          </table:table-cell>
          <table:table-cell table:formula="of:=[.A60]+([.O60]*[.A60]*[.Q60])" office:value-type="float" office:value="-4.53392656053148" calcext:value-type="float">
            <text:p>-4.5339265605315</text:p>
          </table:table-cell>
          <table:table-cell table:formula="of:=[.B60]+([.P60]*[.B60]*[.R60])" office:value-type="float" office:value="0.969194500821393" calcext:value-type="float">
            <text:p>0.9691945008214</text:p>
          </table:table-cell>
          <table:table-cell table:style-name="ce13" table:formula="of:=[.S60]/SUM([.$S60:.$T60])" office:value-type="float" office:value="1.27188424952764" calcext:value-type="float">
            <text:p>1.2718842495276</text:p>
          </table:table-cell>
          <table:table-cell table:style-name="ce13" table:formula="of:=[.T60]/SUM([.$S60:.$T60])" office:value-type="float" office:value="-0.271884249527635" calcext:value-type="float">
            <text:p>-0.2718842495276</text:p>
          </table:table-cell>
          <table:table-cell table:style-name="ce14" table:formula="of:=IF(ABS(SUM([.U60:.V6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0]" office:value-type="float" office:value="1.27188424952764" calcext:value-type="float">
            <text:p>1.2718842495276</text:p>
          </table:table-cell>
          <table:table-cell table:formula="of:=[.V60]" office:value-type="float" office:value="-0.271884249527635" calcext:value-type="float">
            <text:p>-0.2718842495276</text:p>
          </table:table-cell>
          <table:table-cell table:formula="of:=[.A61]/SUM([.$A61:.$B61])" office:value-type="float" office:value="1.27188424952763" calcext:value-type="float">
            <text:p>1.2718842495276</text:p>
          </table:table-cell>
          <table:table-cell table:formula="of:=[.B61]/SUM([.$A61:.$B61])" office:value-type="float" office:value="-0.271884249527634" calcext:value-type="float">
            <text:p>-0.2718842495276</text:p>
          </table:table-cell>
          <table:table-cell table:formula="of:=([.C61]*[.C61])*SUM([.A61:.B61])" office:value-type="float" office:value="1.61768954419648" calcext:value-type="float">
            <text:p>1.6176895441965</text:p>
          </table:table-cell>
          <table:table-cell table:formula="of:=2*[.C61]*[.D61]*SUM([.A61:.B61])" office:value-type="float" office:value="-0.69161058933768" calcext:value-type="float">
            <text:p>-0.6916105893377</text:p>
          </table:table-cell>
          <table:table-cell table:formula="of:=([.D61]*[.D61])*SUM([.A61:.B61])" office:value-type="float" office:value="0.0739210451412049" calcext:value-type="float">
            <text:p>0.0739210451412</text:p>
          </table:table-cell>
          <table:table-cell table:style-name="ce9" table:formula="of:=0.98-(0.84*[.E61])+(0.27*[.F61])" office:value-type="float" office:value="-0.565594076246214" calcext:value-type="float">
            <text:p>-0.5655940762462</text:p>
          </table:table-cell>
          <table:table-cell table:style-name="ce9" table:formula="of:=1.04+(0.02*[.F61])-(0.35*[.G61])" office:value-type="float" office:value="1.00029542241382" calcext:value-type="float">
            <text:p>1.0002954224138</text:p>
          </table:table-cell>
          <table:table-cell table:style-name="ce9" table:formula="of:=0.18-(0.38*[.E61])-(0.14*[.F61])" office:value-type="float" office:value="-0.337896544287386" calcext:value-type="float">
            <text:p>-0.3378965442874</text:p>
          </table:table-cell>
          <table:table-cell table:style-name="ce9" table:formula="of:=0.22-(0.03*[.F61])-(0.35*[.G61])" office:value-type="float" office:value="0.214875951880708" calcext:value-type="float">
            <text:p>0.2148759518807</text:p>
          </table:table-cell>
          <table:table-cell table:formula="of:=[.H61]+((([.$G$5]*2)-1)*[.J61])" office:value-type="float" office:value="-4.95960073815938" calcext:value-type="float">
            <text:p>-4.9596007381594</text:p>
          </table:table-cell>
          <table:table-cell table:formula="of:=[.I61]+((([.$G$6]*2)-1)*[.K61])" office:value-type="float" office:value="3.87963317761531" calcext:value-type="float">
            <text:p>3.8796331776153</text:p>
          </table:table-cell>
          <table:table-cell table:formula="of:=([.C61]*[.L61])+([.D61]*[.M61])" office:value-type="float" office:value="-7.36284921774899" calcext:value-type="float">
            <text:p>-7.362849217749</text:p>
          </table:table-cell>
          <table:table-cell table:style-name="ce10" table:formula="of:=[.$G$5]*[.L61]/[.N61]" office:value-type="float" office:value="4.71653341547158" calcext:value-type="float">
            <text:p>4.7165334154716</text:p>
          </table:table-cell>
          <table:table-cell table:style-name="ce10" table:formula="of:=[.$G$6]*[.M61]/[.N61]" office:value-type="float" office:value="-3.79382465302884" calcext:value-type="float">
            <text:p>-3.7938246530288</text:p>
          </table:table-cell>
          <table:table-cell table:formula="of:=1-([.A61]/[.$H$5])" office:value-type="float" office:value="-0.8169774993252" calcext:value-type="float">
            <text:p>-0.8169774993252</text:p>
          </table:table-cell>
          <table:table-cell table:formula="of:=1-([.B61]/[.$H$6])" office:value-type="float" office:value="1.23041038095562" calcext:value-type="float">
            <text:p>1.2304103809556</text:p>
          </table:table-cell>
          <table:table-cell table:formula="of:=[.A61]+([.O61]*[.A61]*[.Q61])" office:value-type="float" office:value="-3.62906945990857" calcext:value-type="float">
            <text:p>-3.6290694599086</text:p>
          </table:table-cell>
          <table:table-cell table:formula="of:=[.B61]+([.P61]*[.B61]*[.R61])" office:value-type="float" office:value="0.997260888112723" calcext:value-type="float">
            <text:p>0.9972608881127</text:p>
          </table:table-cell>
          <table:table-cell table:style-name="ce13" table:formula="of:=[.S61]/SUM([.$S61:.$T61])" office:value-type="float" office:value="1.37892607342344" calcext:value-type="float">
            <text:p>1.3789260734234</text:p>
          </table:table-cell>
          <table:table-cell table:style-name="ce13" table:formula="of:=[.T61]/SUM([.$S61:.$T61])" office:value-type="float" office:value="-0.378926073423438" calcext:value-type="float">
            <text:p>-0.3789260734234</text:p>
          </table:table-cell>
          <table:table-cell table:style-name="ce14" table:formula="of:=IF(ABS(SUM([.U61:.V6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1]" office:value-type="float" office:value="1.37892607342344" calcext:value-type="float">
            <text:p>1.3789260734234</text:p>
          </table:table-cell>
          <table:table-cell table:formula="of:=[.V61]" office:value-type="float" office:value="-0.378926073423438" calcext:value-type="float">
            <text:p>-0.3789260734234</text:p>
          </table:table-cell>
          <table:table-cell table:formula="of:=[.A62]/SUM([.$A62:.$B62])" office:value-type="float" office:value="1.37892607342344" calcext:value-type="float">
            <text:p>1.3789260734234</text:p>
          </table:table-cell>
          <table:table-cell table:formula="of:=[.B62]/SUM([.$A62:.$B62])" office:value-type="float" office:value="-0.378926073423437" calcext:value-type="float">
            <text:p>-0.3789260734234</text:p>
          </table:table-cell>
          <table:table-cell table:formula="of:=([.C62]*[.C62])*SUM([.A62:.B62])" office:value-type="float" office:value="1.90143711596698" calcext:value-type="float">
            <text:p>1.901437115967</text:p>
          </table:table-cell>
          <table:table-cell table:formula="of:=2*[.C62]*[.D62]*SUM([.A62:.B62])" office:value-type="float" office:value="-1.04502208508709" calcext:value-type="float">
            <text:p>-1.0450220850871</text:p>
          </table:table-cell>
          <table:table-cell table:formula="of:=([.D62]*[.D62])*SUM([.A62:.B62])" office:value-type="float" office:value="0.143584969120104" calcext:value-type="float">
            <text:p>0.1435849691201</text:p>
          </table:table-cell>
          <table:table-cell table:style-name="ce9" table:formula="of:=0.98-(0.84*[.E62])+(0.27*[.F62])" office:value-type="float" office:value="-0.899363140385776" calcext:value-type="float">
            <text:p>-0.8993631403858</text:p>
          </table:table-cell>
          <table:table-cell table:style-name="ce9" table:formula="of:=1.04+(0.02*[.F62])-(0.35*[.G62])" office:value-type="float" office:value="0.968844819106222" calcext:value-type="float">
            <text:p>0.9688448191062</text:p>
          </table:table-cell>
          <table:table-cell table:style-name="ce9" table:formula="of:=0.18-(0.38*[.E62])-(0.14*[.F62])" office:value-type="float" office:value="-0.396243012155261" calcext:value-type="float">
            <text:p>-0.3962430121553</text:p>
          </table:table-cell>
          <table:table-cell table:style-name="ce9" table:formula="of:=0.22-(0.03*[.F62])-(0.35*[.G62])" office:value-type="float" office:value="0.201095923360576" calcext:value-type="float">
            <text:p>0.2010959233606</text:p>
          </table:table-cell>
          <table:table-cell table:formula="of:=[.H62]+((([.$G$5]*2)-1)*[.J62])" office:value-type="float" office:value="-6.05210727045279" calcext:value-type="float">
            <text:p>-6.0521072704528</text:p>
          </table:table-cell>
          <table:table-cell table:formula="of:=[.I62]+((([.$G$6]*2)-1)*[.K62])" office:value-type="float" office:value="3.66353019213794" calcext:value-type="float">
            <text:p>3.663530192138</text:p>
          </table:table-cell>
          <table:table-cell table:formula="of:=([.C62]*[.L62])+([.D62]*[.M62])" office:value-type="float" office:value="-9.73361562495794" calcext:value-type="float">
            <text:p>-9.733615624958</text:p>
          </table:table-cell>
          <table:table-cell table:style-name="ce10" table:formula="of:=[.$G$5]*[.L62]/[.N62]" office:value-type="float" office:value="4.35366021635907" calcext:value-type="float">
            <text:p>4.3536602163591</text:p>
          </table:table-cell>
          <table:table-cell table:style-name="ce10" table:formula="of:=[.$G$6]*[.M62]/[.N62]" office:value-type="float" office:value="-2.70993004036022" calcext:value-type="float">
            <text:p>-2.7099300403602</text:p>
          </table:table-cell>
          <table:table-cell table:formula="of:=1-([.A62]/[.$H$5])" office:value-type="float" office:value="-0.969894390604914" calcext:value-type="float">
            <text:p>-0.9698943906049</text:p>
          </table:table-cell>
          <table:table-cell table:formula="of:=1-([.B62]/[.$H$6])" office:value-type="float" office:value="1.32112379103681" calcext:value-type="float">
            <text:p>1.3211237910368</text:p>
          </table:table-cell>
          <table:table-cell table:formula="of:=[.A62]+([.O62]*[.A62]*[.Q62])" office:value-type="float" office:value="-4.44371423326127" calcext:value-type="float">
            <text:p>-4.4437142332613</text:p>
          </table:table-cell>
          <table:table-cell table:formula="of:=[.B62]+([.P62]*[.B62]*[.R62])" office:value-type="float" office:value="0.977687263448552" calcext:value-type="float">
            <text:p>0.9776872634486</text:p>
          </table:table-cell>
          <table:table-cell table:style-name="ce13" table:formula="of:=[.S62]/SUM([.$S62:.$T62])" office:value-type="float" office:value="1.28207722327717" calcext:value-type="float">
            <text:p>1.2820772232772</text:p>
          </table:table-cell>
          <table:table-cell table:style-name="ce13" table:formula="of:=[.T62]/SUM([.$S62:.$T62])" office:value-type="float" office:value="-0.282077223277172" calcext:value-type="float">
            <text:p>-0.2820772232772</text:p>
          </table:table-cell>
          <table:table-cell table:style-name="ce14" table:formula="of:=IF(ABS(SUM([.U62:.V6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2]" office:value-type="float" office:value="1.28207722327717" calcext:value-type="float">
            <text:p>1.2820772232772</text:p>
          </table:table-cell>
          <table:table-cell table:formula="of:=[.V62]" office:value-type="float" office:value="-0.282077223277172" calcext:value-type="float">
            <text:p>-0.2820772232772</text:p>
          </table:table-cell>
          <table:table-cell table:formula="of:=[.A63]/SUM([.$A63:.$B63])" office:value-type="float" office:value="1.28207722327717" calcext:value-type="float">
            <text:p>1.2820772232772</text:p>
          </table:table-cell>
          <table:table-cell table:formula="of:=[.B63]/SUM([.$A63:.$B63])" office:value-type="float" office:value="-0.282077223277173" calcext:value-type="float">
            <text:p>-0.2820772232772</text:p>
          </table:table-cell>
          <table:table-cell table:formula="of:=([.C63]*[.C63])*SUM([.A63:.B63])" office:value-type="float" office:value="1.6437220064461" calcext:value-type="float">
            <text:p>1.6437220064461</text:p>
          </table:table-cell>
          <table:table-cell table:formula="of:=2*[.C63]*[.D63]*SUM([.A63:.B63])" office:value-type="float" office:value="-0.723289566337863" calcext:value-type="float">
            <text:p>-0.7232895663379</text:p>
          </table:table-cell>
          <table:table-cell table:formula="of:=([.D63]*[.D63])*SUM([.A63:.B63])" office:value-type="float" office:value="0.0795675598917597" calcext:value-type="float">
            <text:p>0.0795675598918</text:p>
          </table:table-cell>
          <table:table-cell table:style-name="ce9" table:formula="of:=0.98-(0.84*[.E63])+(0.27*[.F63])" office:value-type="float" office:value="-0.59601466832595" calcext:value-type="float">
            <text:p>-0.596014668326</text:p>
          </table:table-cell>
          <table:table-cell table:style-name="ce9" table:formula="of:=1.04+(0.02*[.F63])-(0.35*[.G63])" office:value-type="float" office:value="0.997685562711127" calcext:value-type="float">
            <text:p>0.9976855627111</text:p>
          </table:table-cell>
          <table:table-cell table:style-name="ce9" table:formula="of:=0.18-(0.38*[.E63])-(0.14*[.F63])" office:value-type="float" office:value="-0.343353823162219" calcext:value-type="float">
            <text:p>-0.3433538231622</text:p>
          </table:table-cell>
          <table:table-cell table:style-name="ce9" table:formula="of:=0.22-(0.03*[.F63])-(0.35*[.G63])" office:value-type="float" office:value="0.21385004102802" calcext:value-type="float">
            <text:p>0.213850041028</text:p>
          </table:table-cell>
          <table:table-cell table:formula="of:=[.H63]+((([.$G$5]*2)-1)*[.J63])" office:value-type="float" office:value="-5.06098778472745" calcext:value-type="float">
            <text:p>-5.0609877847275</text:p>
          </table:table-cell>
          <table:table-cell table:formula="of:=[.I63]+((([.$G$6]*2)-1)*[.K63])" office:value-type="float" office:value="3.8632761124866" calcext:value-type="float">
            <text:p>3.8632761124866</text:p>
          </table:table-cell>
          <table:table-cell table:formula="of:=([.C63]*[.L63])+([.D63]*[.M63])" office:value-type="float" office:value="-7.5783193646463" calcext:value-type="float">
            <text:p>-7.5783193646463</text:p>
          </table:table-cell>
          <table:table-cell table:style-name="ce10" table:formula="of:=[.$G$5]*[.L63]/[.N63]" office:value-type="float" office:value="4.67610755941209" calcext:value-type="float">
            <text:p>4.6761075594121</text:p>
          </table:table-cell>
          <table:table-cell table:style-name="ce10" table:formula="of:=[.$G$6]*[.M63]/[.N63]" office:value-type="float" office:value="-3.6704164434751" calcext:value-type="float">
            <text:p>-3.6704164434751</text:p>
          </table:table-cell>
          <table:table-cell table:formula="of:=1-([.A63]/[.$H$5])" office:value-type="float" office:value="-0.831538890395957" calcext:value-type="float">
            <text:p>-0.831538890396</text:p>
          </table:table-cell>
          <table:table-cell table:formula="of:=1-([.B63]/[.$H$6])" office:value-type="float" office:value="1.23904849430269" calcext:value-type="float">
            <text:p>1.2390484943027</text:p>
          </table:table-cell>
          <table:table-cell table:formula="of:=[.A63]+([.O63]*[.A63]*[.Q63])" office:value-type="float" office:value="-3.70310735251298" calcext:value-type="float">
            <text:p>-3.703107352513</text:p>
          </table:table-cell>
          <table:table-cell table:formula="of:=[.B63]+([.P63]*[.B63]*[.R63])" office:value-type="float" office:value="1.00076033349958" calcext:value-type="float">
            <text:p>1.0007603334996</text:p>
          </table:table-cell>
          <table:table-cell table:style-name="ce13" table:formula="of:=[.S63]/SUM([.$S63:.$T63])" office:value-type="float" office:value="1.37033005992877" calcext:value-type="float">
            <text:p>1.3703300599288</text:p>
          </table:table-cell>
          <table:table-cell table:style-name="ce13" table:formula="of:=[.T63]/SUM([.$S63:.$T63])" office:value-type="float" office:value="-0.370330059928774" calcext:value-type="float">
            <text:p>-0.3703300599288</text:p>
          </table:table-cell>
          <table:table-cell table:style-name="ce14" table:formula="of:=IF(ABS(SUM([.U63:.V6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3]" office:value-type="float" office:value="1.37033005992877" calcext:value-type="float">
            <text:p>1.3703300599288</text:p>
          </table:table-cell>
          <table:table-cell table:formula="of:=[.V63]" office:value-type="float" office:value="-0.370330059928774" calcext:value-type="float">
            <text:p>-0.3703300599288</text:p>
          </table:table-cell>
          <table:table-cell table:formula="of:=[.A64]/SUM([.$A64:.$B64])" office:value-type="float" office:value="1.37033005992878" calcext:value-type="float">
            <text:p>1.3703300599288</text:p>
          </table:table-cell>
          <table:table-cell table:formula="of:=[.B64]/SUM([.$A64:.$B64])" office:value-type="float" office:value="-0.370330059928776" calcext:value-type="float">
            <text:p>-0.3703300599288</text:p>
          </table:table-cell>
          <table:table-cell table:formula="of:=([.C64]*[.C64])*SUM([.A64:.B64])" office:value-type="float" office:value="1.87780447314439" calcext:value-type="float">
            <text:p>1.8778044731444</text:p>
          </table:table-cell>
          <table:table-cell table:formula="of:=2*[.C64]*[.D64]*SUM([.A64:.B64])" office:value-type="float" office:value="-1.01494882643125" calcext:value-type="float">
            <text:p>-1.0149488264313</text:p>
          </table:table-cell>
          <table:table-cell table:formula="of:=([.D64]*[.D64])*SUM([.A64:.B64])" office:value-type="float" office:value="0.13714435328685" calcext:value-type="float">
            <text:p>0.1371443532869</text:p>
          </table:table-cell>
          <table:table-cell table:style-name="ce9" table:formula="of:=0.98-(0.84*[.E64])+(0.27*[.F64])" office:value-type="float" office:value="-0.871391940577732" calcext:value-type="float">
            <text:p>-0.8713919405777</text:p>
          </table:table-cell>
          <table:table-cell table:style-name="ce9" table:formula="of:=1.04+(0.02*[.F64])-(0.35*[.G64])" office:value-type="float" office:value="0.971700499820978" calcext:value-type="float">
            <text:p>0.971700499821</text:p>
          </table:table-cell>
          <table:table-cell table:style-name="ce9" table:formula="of:=0.18-(0.38*[.E64])-(0.14*[.F64])" office:value-type="float" office:value="-0.391472864094497" calcext:value-type="float">
            <text:p>-0.3914728640945</text:p>
          </table:table-cell>
          <table:table-cell table:style-name="ce9" table:formula="of:=0.22-(0.03*[.F64])-(0.35*[.G64])" office:value-type="float" office:value="0.20244794114254" calcext:value-type="float">
            <text:p>0.2024479411425</text:p>
          </table:table-cell>
          <table:table-cell table:formula="of:=[.H64]+((([.$G$5]*2)-1)*[.J64])" office:value-type="float" office:value="-5.96210506526257" calcext:value-type="float">
            <text:p>-5.9621050652626</text:p>
          </table:table-cell>
          <table:table-cell table:formula="of:=[.I64]+((([.$G$6]*2)-1)*[.K64])" office:value-type="float" office:value="3.68450291113101" calcext:value-type="float">
            <text:p>3.684502911131</text:p>
          </table:table-cell>
          <table:table-cell table:formula="of:=([.C64]*[.L64])+([.D64]*[.M64])" office:value-type="float" office:value="-9.53453397526981" calcext:value-type="float">
            <text:p>-9.5345339752698</text:p>
          </table:table-cell>
          <table:table-cell table:style-name="ce10" table:formula="of:=[.$G$5]*[.L64]/[.N64]" office:value-type="float" office:value="4.37846881402373" calcext:value-type="float">
            <text:p>4.3784688140237</text:p>
          </table:table-cell>
          <table:table-cell table:style-name="ce10" table:formula="of:=[.$G$6]*[.M64]/[.N64]" office:value-type="float" office:value="-2.78235108595254" calcext:value-type="float">
            <text:p>-2.7823510859525</text:p>
          </table:table-cell>
          <table:table-cell table:formula="of:=1-([.A64]/[.$H$5])" office:value-type="float" office:value="-0.957614371326814" calcext:value-type="float">
            <text:p>-0.9576143713268</text:p>
          </table:table-cell>
          <table:table-cell table:formula="of:=1-([.B64]/[.$H$6])" office:value-type="float" office:value="1.31383903383794" calcext:value-type="float">
            <text:p>1.313839033838</text:p>
          </table:table-cell>
          <table:table-cell table:formula="of:=[.A64]+([.O64]*[.A64]*[.Q64])" office:value-type="float" office:value="-4.37530582846378" calcext:value-type="float">
            <text:p>-4.3753058284638</text:p>
          </table:table-cell>
          <table:table-cell table:formula="of:=[.B64]+([.P64]*[.B64]*[.R64])" office:value-type="float" office:value="0.98343423557655" calcext:value-type="float">
            <text:p>0.9834342355766</text:p>
          </table:table-cell>
          <table:table-cell table:style-name="ce13" table:formula="of:=[.S64]/SUM([.$S64:.$T64])" office:value-type="float" office:value="1.28993852174086" calcext:value-type="float">
            <text:p>1.2899385217409</text:p>
          </table:table-cell>
          <table:table-cell table:style-name="ce13" table:formula="of:=[.T64]/SUM([.$S64:.$T64])" office:value-type="float" office:value="-0.28993852174086" calcext:value-type="float">
            <text:p>-0.2899385217409</text:p>
          </table:table-cell>
          <table:table-cell table:style-name="ce14" table:formula="of:=IF(ABS(SUM([.U64:.V6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4]" office:value-type="float" office:value="1.28993852174086" calcext:value-type="float">
            <text:p>1.2899385217409</text:p>
          </table:table-cell>
          <table:table-cell table:formula="of:=[.V64]" office:value-type="float" office:value="-0.28993852174086" calcext:value-type="float">
            <text:p>-0.2899385217409</text:p>
          </table:table-cell>
          <table:table-cell table:formula="of:=[.A65]/SUM([.$A65:.$B65])" office:value-type="float" office:value="1.28993852174086" calcext:value-type="float">
            <text:p>1.2899385217409</text:p>
          </table:table-cell>
          <table:table-cell table:formula="of:=[.B65]/SUM([.$A65:.$B65])" office:value-type="float" office:value="-0.28993852174086" calcext:value-type="float">
            <text:p>-0.2899385217409</text:p>
          </table:table-cell>
          <table:table-cell table:formula="of:=([.C65]*[.C65])*SUM([.A65:.B65])" office:value-type="float" office:value="1.663941389871" calcext:value-type="float">
            <text:p>1.663941389871</text:p>
          </table:table-cell>
          <table:table-cell table:formula="of:=2*[.C65]*[.D65]*SUM([.A65:.B65])" office:value-type="float" office:value="-0.74800573626027" calcext:value-type="float">
            <text:p>-0.7480057362603</text:p>
          </table:table-cell>
          <table:table-cell table:formula="of:=([.D65]*[.D65])*SUM([.A65:.B65])" office:value-type="float" office:value="0.0840643463892751" calcext:value-type="float">
            <text:p>0.0840643463893</text:p>
          </table:table-cell>
          <table:table-cell table:style-name="ce9" table:formula="of:=0.98-(0.84*[.E65])+(0.27*[.F65])" office:value-type="float" office:value="-0.619672316281908" calcext:value-type="float">
            <text:p>-0.6196723162819</text:p>
          </table:table-cell>
          <table:table-cell table:style-name="ce9" table:formula="of:=1.04+(0.02*[.F65])-(0.35*[.G65])" office:value-type="float" office:value="0.995617364038548" calcext:value-type="float">
            <text:p>0.9956173640385</text:p>
          </table:table-cell>
          <table:table-cell table:style-name="ce9" table:formula="of:=0.18-(0.38*[.E65])-(0.14*[.F65])" office:value-type="float" office:value="-0.34757692507454" calcext:value-type="float">
            <text:p>-0.3475769250745</text:p>
          </table:table-cell>
          <table:table-cell table:style-name="ce9" table:formula="of:=0.22-(0.03*[.F65])-(0.35*[.G65])" office:value-type="float" office:value="0.213017650851562" calcext:value-type="float">
            <text:p>0.2130176508516</text:p>
          </table:table-cell>
          <table:table-cell table:formula="of:=[.H65]+((([.$G$5]*2)-1)*[.J65])" office:value-type="float" office:value="-5.13956264995123" calcext:value-type="float">
            <text:p>-5.1395626499512</text:p>
          </table:table-cell>
          <table:table-cell table:formula="of:=[.I65]+((([.$G$6]*2)-1)*[.K65])" office:value-type="float" office:value="3.85005388544948" calcext:value-type="float">
            <text:p>3.8500538854495</text:p>
          </table:table-cell>
          <table:table-cell table:formula="of:=([.C65]*[.L65])+([.D65]*[.M65])" office:value-type="float" office:value="-7.7459987792425" calcext:value-type="float">
            <text:p>-7.7459987792425</text:p>
          </table:table-cell>
          <table:table-cell table:style-name="ce10" table:formula="of:=[.$G$5]*[.L65]/[.N65]" office:value-type="float" office:value="4.64591057920071" calcext:value-type="float">
            <text:p>4.6459105792007</text:p>
          </table:table-cell>
          <table:table-cell table:style-name="ce10" table:formula="of:=[.$G$6]*[.M65]/[.N65]" office:value-type="float" office:value="-3.57867187502282" calcext:value-type="float">
            <text:p>-3.5786718750228</text:p>
          </table:table-cell>
          <table:table-cell table:formula="of:=1-([.A65]/[.$H$5])" office:value-type="float" office:value="-0.842769316772657" calcext:value-type="float">
            <text:p>-0.8427693167727</text:p>
          </table:table-cell>
          <table:table-cell table:formula="of:=1-([.B65]/[.$H$6])" office:value-type="float" office:value="1.2457106116448" calcext:value-type="float">
            <text:p>1.2457106116448</text:p>
          </table:table-cell>
          <table:table-cell table:formula="of:=[.A65]+([.O65]*[.A65]*[.Q65])" office:value-type="float" office:value="-3.76072660554417" calcext:value-type="float">
            <text:p>-3.7607266055442</text:p>
          </table:table-cell>
          <table:table-cell table:formula="of:=[.B65]+([.P65]*[.B65]*[.R65])" office:value-type="float" office:value="1.00260437261366" calcext:value-type="float">
            <text:p>1.0026043726137</text:p>
          </table:table-cell>
          <table:table-cell table:style-name="ce13" table:formula="of:=[.S65]/SUM([.$S65:.$T65])" office:value-type="float" office:value="1.36350976785695" calcext:value-type="float">
            <text:p>1.363509767857</text:p>
          </table:table-cell>
          <table:table-cell table:style-name="ce13" table:formula="of:=[.T65]/SUM([.$S65:.$T65])" office:value-type="float" office:value="-0.363509767856949" calcext:value-type="float">
            <text:p>-0.3635097678569</text:p>
          </table:table-cell>
          <table:table-cell table:style-name="ce14" table:formula="of:=IF(ABS(SUM([.U65:.V6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5]" office:value-type="float" office:value="1.36350976785695" calcext:value-type="float">
            <text:p>1.363509767857</text:p>
          </table:table-cell>
          <table:table-cell table:formula="of:=[.V65]" office:value-type="float" office:value="-0.363509767856949" calcext:value-type="float">
            <text:p>-0.3635097678569</text:p>
          </table:table-cell>
          <table:table-cell table:formula="of:=[.A66]/SUM([.$A66:.$B66])" office:value-type="float" office:value="1.36350976785695" calcext:value-type="float">
            <text:p>1.363509767857</text:p>
          </table:table-cell>
          <table:table-cell table:formula="of:=[.B66]/SUM([.$A66:.$B66])" office:value-type="float" office:value="-0.363509767856949" calcext:value-type="float">
            <text:p>-0.3635097678569</text:p>
          </table:table-cell>
          <table:table-cell table:formula="of:=([.C66]*[.C66])*SUM([.A66:.B66])" office:value-type="float" office:value="1.85915888704131" calcext:value-type="float">
            <text:p>1.8591588870413</text:p>
          </table:table-cell>
          <table:table-cell table:formula="of:=2*[.C66]*[.D66]*SUM([.A66:.B66])" office:value-type="float" office:value="-0.991298238368724" calcext:value-type="float">
            <text:p>-0.9912982383687</text:p>
          </table:table-cell>
          <table:table-cell table:formula="of:=([.D66]*[.D66])*SUM([.A66:.B66])" office:value-type="float" office:value="0.132139351327413" calcext:value-type="float">
            <text:p>0.1321393513274</text:p>
          </table:table-cell>
          <table:table-cell table:style-name="ce9" table:formula="of:=0.98-(0.84*[.E66])+(0.27*[.F66])" office:value-type="float" office:value="-0.849343989474255" calcext:value-type="float">
            <text:p>-0.8493439894743</text:p>
          </table:table-cell>
          <table:table-cell table:style-name="ce9" table:formula="of:=1.04+(0.02*[.F66])-(0.35*[.G66])" office:value-type="float" office:value="0.973925262268031" calcext:value-type="float">
            <text:p>0.973925262268</text:p>
          </table:table-cell>
          <table:table-cell table:style-name="ce9" table:formula="of:=0.18-(0.38*[.E66])-(0.14*[.F66])" office:value-type="float" office:value="-0.387698623704077" calcext:value-type="float">
            <text:p>-0.3876986237041</text:p>
          </table:table-cell>
          <table:table-cell table:style-name="ce9" table:formula="of:=0.22-(0.03*[.F66])-(0.35*[.G66])" office:value-type="float" office:value="0.203490174186467" calcext:value-type="float">
            <text:p>0.2034901741865</text:p>
          </table:table-cell>
          <table:table-cell table:formula="of:=[.H66]+((([.$G$5]*2)-1)*[.J66])" office:value-type="float" office:value="-5.89097689212207" calcext:value-type="float">
            <text:p>-5.8909768921221</text:p>
          </table:table-cell>
          <table:table-cell table:formula="of:=[.I66]+((([.$G$6]*2)-1)*[.K66])" office:value-type="float" office:value="3.70069359636669" calcext:value-type="float">
            <text:p>3.7006935963667</text:p>
          </table:table-cell>
          <table:table-cell table:formula="of:=([.C66]*[.L66])+([.D66]*[.M66])" office:value-type="float" office:value="-9.37764280475297" calcext:value-type="float">
            <text:p>-9.377642804753</text:p>
          </table:table-cell>
          <table:table-cell table:style-name="ce10" table:formula="of:=[.$G$5]*[.L66]/[.N66]" office:value-type="float" office:value="4.39861285585886" calcext:value-type="float">
            <text:p>4.3986128558589</text:p>
          </table:table-cell>
          <table:table-cell table:style-name="ce10" table:formula="of:=[.$G$6]*[.M66]/[.N66]" office:value-type="float" office:value="-2.84133171294768" calcext:value-type="float">
            <text:p>-2.8413317129477</text:p>
          </table:table-cell>
          <table:table-cell table:formula="of:=1-([.A66]/[.$H$5])" office:value-type="float" office:value="-0.9478710969385" calcext:value-type="float">
            <text:p>-0.9478710969385</text:p>
          </table:table-cell>
          <table:table-cell table:formula="of:=1-([.B66]/[.$H$6])" office:value-type="float" office:value="1.3080591253025" calcext:value-type="float">
            <text:p>1.3080591253025</text:p>
          </table:table-cell>
          <table:table-cell table:formula="of:=[.A66]+([.O66]*[.A66]*[.Q66])" office:value-type="float" office:value="-4.32139604047859" calcext:value-type="float">
            <text:p>-4.3213960404786</text:p>
          </table:table-cell>
          <table:table-cell table:formula="of:=[.B66]+([.P66]*[.B66]*[.R66])" office:value-type="float" office:value="0.987521495262702" calcext:value-type="float">
            <text:p>0.9875214952627</text:p>
          </table:table-cell>
          <table:table-cell table:style-name="ce13" table:formula="of:=[.S66]/SUM([.$S66:.$T66])" office:value-type="float" office:value="1.29620835513436" calcext:value-type="float">
            <text:p>1.2962083551344</text:p>
          </table:table-cell>
          <table:table-cell table:style-name="ce13" table:formula="of:=[.T66]/SUM([.$S66:.$T66])" office:value-type="float" office:value="-0.296208355134358" calcext:value-type="float">
            <text:p>-0.2962083551344</text:p>
          </table:table-cell>
          <table:table-cell table:style-name="ce14" table:formula="of:=IF(ABS(SUM([.U66:.V6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6]" office:value-type="float" office:value="1.29620835513436" calcext:value-type="float">
            <text:p>1.2962083551344</text:p>
          </table:table-cell>
          <table:table-cell table:formula="of:=[.V66]" office:value-type="float" office:value="-0.296208355134358" calcext:value-type="float">
            <text:p>-0.2962083551344</text:p>
          </table:table-cell>
          <table:table-cell table:formula="of:=[.A67]/SUM([.$A67:.$B67])" office:value-type="float" office:value="1.29620835513436" calcext:value-type="float">
            <text:p>1.2962083551344</text:p>
          </table:table-cell>
          <table:table-cell table:formula="of:=[.B67]/SUM([.$A67:.$B67])" office:value-type="float" office:value="-0.296208355134357" calcext:value-type="float">
            <text:p>-0.2962083551344</text:p>
          </table:table-cell>
          <table:table-cell table:formula="of:=([.C67]*[.C67])*SUM([.A67:.B67])" office:value-type="float" office:value="1.68015609992012" calcext:value-type="float">
            <text:p>1.6801560999201</text:p>
          </table:table-cell>
          <table:table-cell table:formula="of:=2*[.C67]*[.D67]*SUM([.A67:.B67])" office:value-type="float" office:value="-0.767895489571519" calcext:value-type="float">
            <text:p>-0.7678954895715</text:p>
          </table:table-cell>
          <table:table-cell table:formula="of:=([.D67]*[.D67])*SUM([.A67:.B67])" office:value-type="float" office:value="0.0877393896514018" calcext:value-type="float">
            <text:p>0.0877393896514</text:p>
          </table:table-cell>
          <table:table-cell table:style-name="ce9" table:formula="of:=0.98-(0.84*[.E67])+(0.27*[.F67])" office:value-type="float" office:value="-0.638662906117208" calcext:value-type="float">
            <text:p>-0.6386629061172</text:p>
          </table:table-cell>
          <table:table-cell table:style-name="ce9" table:formula="of:=1.04+(0.02*[.F67])-(0.35*[.G67])" office:value-type="float" office:value="0.993933303830579" calcext:value-type="float">
            <text:p>0.9939333038306</text:p>
          </table:table-cell>
          <table:table-cell table:style-name="ce9" table:formula="of:=0.18-(0.38*[.E67])-(0.14*[.F67])" office:value-type="float" office:value="-0.350953949429632" calcext:value-type="float">
            <text:p>-0.3509539494296</text:p>
          </table:table-cell>
          <table:table-cell table:style-name="ce9" table:formula="of:=0.22-(0.03*[.F67])-(0.35*[.G67])" office:value-type="float" office:value="0.212328078309155" calcext:value-type="float">
            <text:p>0.2123280783092</text:p>
          </table:table-cell>
          <table:table-cell table:formula="of:=[.H67]+((([.$G$5]*2)-1)*[.J67])" office:value-type="float" office:value="-5.20246806450014" calcext:value-type="float">
            <text:p>-5.2024680645002</text:p>
          </table:table-cell>
          <table:table-cell table:formula="of:=[.I67]+((([.$G$6]*2)-1)*[.K67])" office:value-type="float" office:value="3.83912955317326" calcext:value-type="float">
            <text:p>3.8391295531733</text:p>
          </table:table-cell>
          <table:table-cell table:formula="of:=([.C67]*[.L67])+([.D67]*[.M67])" office:value-type="float" office:value="-7.8806648226179" calcext:value-type="float">
            <text:p>-7.8806648226179</text:p>
          </table:table-cell>
          <table:table-cell table:style-name="ce10" table:formula="of:=[.$G$5]*[.L67]/[.N67]" office:value-type="float" office:value="4.62241222124823" calcext:value-type="float">
            <text:p>4.6224122212482</text:p>
          </table:table-cell>
          <table:table-cell table:style-name="ce10" table:formula="of:=[.$G$6]*[.M67]/[.N67]" office:value-type="float" office:value="-3.50753818428038" calcext:value-type="float">
            <text:p>-3.5075381842804</text:p>
          </table:table-cell>
          <table:table-cell table:formula="of:=1-([.A67]/[.$H$5])" office:value-type="float" office:value="-0.851726221620514" calcext:value-type="float">
            <text:p>-0.8517262216205</text:p>
          </table:table-cell>
          <table:table-cell table:formula="of:=1-([.B67]/[.$H$6])" office:value-type="float" office:value="1.25102402977488" calcext:value-type="float">
            <text:p>1.2510240297749</text:p>
          </table:table-cell>
          <table:table-cell table:formula="of:=[.A67]+([.O67]*[.A67]*[.Q67])" office:value-type="float" office:value="-3.80700243120213" calcext:value-type="float">
            <text:p>-3.8070024312021</text:p>
          </table:table-cell>
          <table:table-cell table:formula="of:=[.B67]+([.P67]*[.B67]*[.R67])" office:value-type="float" office:value="1.00355821817834" calcext:value-type="float">
            <text:p>1.0035582181784</text:p>
          </table:table-cell>
          <table:table-cell table:style-name="ce13" table:formula="of:=[.S67]/SUM([.$S67:.$T67])" office:value-type="float" office:value="1.35797331493745" calcext:value-type="float">
            <text:p>1.3579733149375</text:p>
          </table:table-cell>
          <table:table-cell table:style-name="ce13" table:formula="of:=[.T67]/SUM([.$S67:.$T67])" office:value-type="float" office:value="-0.357973314937455" calcext:value-type="float">
            <text:p>-0.3579733149375</text:p>
          </table:table-cell>
          <table:table-cell table:style-name="ce14" table:formula="of:=IF(ABS(SUM([.U67:.V6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7]" office:value-type="float" office:value="1.35797331493745" calcext:value-type="float">
            <text:p>1.3579733149375</text:p>
          </table:table-cell>
          <table:table-cell table:formula="of:=[.V67]" office:value-type="float" office:value="-0.357973314937455" calcext:value-type="float">
            <text:p>-0.3579733149375</text:p>
          </table:table-cell>
          <table:table-cell table:formula="of:=[.A68]/SUM([.$A68:.$B68])" office:value-type="float" office:value="1.35797331493746" calcext:value-type="float">
            <text:p>1.3579733149375</text:p>
          </table:table-cell>
          <table:table-cell table:formula="of:=[.B68]/SUM([.$A68:.$B68])" office:value-type="float" office:value="-0.357973314937457" calcext:value-type="float">
            <text:p>-0.3579733149375</text:p>
          </table:table-cell>
          <table:table-cell table:formula="of:=([.C68]*[.C68])*SUM([.A68:.B68])" office:value-type="float" office:value="1.84409152408222" calcext:value-type="float">
            <text:p>1.8440915240822</text:p>
          </table:table-cell>
          <table:table-cell table:formula="of:=2*[.C68]*[.D68]*SUM([.A68:.B68])" office:value-type="float" office:value="-0.972236418289532" calcext:value-type="float">
            <text:p>-0.9722364182895</text:p>
          </table:table-cell>
          <table:table-cell table:formula="of:=([.D68]*[.D68])*SUM([.A68:.B68])" office:value-type="float" office:value="0.128144894207311" calcext:value-type="float">
            <text:p>0.1281448942073</text:p>
          </table:table-cell>
          <table:table-cell table:style-name="ce9" table:formula="of:=0.98-(0.84*[.E68])+(0.27*[.F68])" office:value-type="float" office:value="-0.831540713167238" calcext:value-type="float">
            <text:p>-0.8315407131672</text:p>
          </table:table-cell>
          <table:table-cell table:style-name="ce9" table:formula="of:=1.04+(0.02*[.F68])-(0.35*[.G68])" office:value-type="float" office:value="0.975704558661651" calcext:value-type="float">
            <text:p>0.9757045586617</text:p>
          </table:table-cell>
          <table:table-cell table:style-name="ce9" table:formula="of:=0.18-(0.38*[.E68])-(0.14*[.F68])" office:value-type="float" office:value="-0.384641680590709" calcext:value-type="float">
            <text:p>-0.3846416805907</text:p>
          </table:table-cell>
          <table:table-cell table:style-name="ce9" table:formula="of:=0.22-(0.03*[.F68])-(0.35*[.G68])" office:value-type="float" office:value="0.204316379576127" calcext:value-type="float">
            <text:p>0.2043163795761</text:p>
          </table:table-cell>
          <table:table-cell table:formula="of:=[.H68]+((([.$G$5]*2)-1)*[.J68])" office:value-type="float" office:value="-5.83342112756882" calcext:value-type="float">
            <text:p>-5.8334211275688</text:p>
          </table:table-cell>
          <table:table-cell table:formula="of:=[.I68]+((([.$G$6]*2)-1)*[.K68])" office:value-type="float" office:value="3.71354404498175" calcext:value-type="float">
            <text:p>3.7135440449818</text:p>
          </table:table-cell>
          <table:table-cell table:formula="of:=([.C68]*[.L68])+([.D68]*[.M68])" office:value-type="float" office:value="-9.2509798979792" calcext:value-type="float">
            <text:p>-9.2509798979792</text:p>
          </table:table-cell>
          <table:table-cell table:style-name="ce10" table:formula="of:=[.$G$5]*[.L68]/[.N68]" office:value-type="float" office:value="4.4152744018133" calcext:value-type="float">
            <text:p>4.4152744018133</text:p>
          </table:table-cell>
          <table:table-cell table:style-name="ce10" table:formula="of:=[.$G$6]*[.M68]/[.N68]" office:value-type="float" office:value="-2.89023621483701" calcext:value-type="float">
            <text:p>-2.890236214837</text:p>
          </table:table-cell>
          <table:table-cell table:formula="of:=1-([.A68]/[.$H$5])" office:value-type="float" office:value="-0.939961878482071" calcext:value-type="float">
            <text:p>-0.9399618784821</text:p>
          </table:table-cell>
          <table:table-cell table:formula="of:=1-([.B68]/[.$H$6])" office:value-type="float" office:value="1.30336721604869" calcext:value-type="float">
            <text:p>1.3033672160487</text:p>
          </table:table-cell>
          <table:table-cell table:formula="of:=[.A68]+([.O68]*[.A68]*[.Q68])" office:value-type="float" office:value="-4.27787344196088" calcext:value-type="float">
            <text:p>-4.2778734419609</text:p>
          </table:table-cell>
          <table:table-cell table:formula="of:=[.B68]+([.P68]*[.B68]*[.R68])" office:value-type="float" office:value="0.990526169589545" calcext:value-type="float">
            <text:p>0.9905261695895</text:p>
          </table:table-cell>
          <table:table-cell table:style-name="ce13" table:formula="of:=[.S68]/SUM([.$S68:.$T68])" office:value-type="float" office:value="1.30131473419753" calcext:value-type="float">
            <text:p>1.3013147341975</text:p>
          </table:table-cell>
          <table:table-cell table:style-name="ce13" table:formula="of:=[.T68]/SUM([.$S68:.$T68])" office:value-type="float" office:value="-0.301314734197526" calcext:value-type="float">
            <text:p>-0.3013147341975</text:p>
          </table:table-cell>
          <table:table-cell table:style-name="ce14" table:formula="of:=IF(ABS(SUM([.U68:.V6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8]" office:value-type="float" office:value="1.30131473419753" calcext:value-type="float">
            <text:p>1.3013147341975</text:p>
          </table:table-cell>
          <table:table-cell table:formula="of:=[.V68]" office:value-type="float" office:value="-0.301314734197526" calcext:value-type="float">
            <text:p>-0.3013147341975</text:p>
          </table:table-cell>
          <table:table-cell table:formula="of:=[.A69]/SUM([.$A69:.$B69])" office:value-type="float" office:value="1.30131473419752" calcext:value-type="float">
            <text:p>1.3013147341975</text:p>
          </table:table-cell>
          <table:table-cell table:formula="of:=[.B69]/SUM([.$A69:.$B69])" office:value-type="float" office:value="-0.301314734197525" calcext:value-type="float">
            <text:p>-0.3013147341975</text:p>
          </table:table-cell>
          <table:table-cell table:formula="of:=([.C69]*[.C69])*SUM([.A69:.B69])" office:value-type="float" office:value="1.69342003743958" calcext:value-type="float">
            <text:p>1.6934200374396</text:p>
          </table:table-cell>
          <table:table-cell table:formula="of:=2*[.C69]*[.D69]*SUM([.A69:.B69])" office:value-type="float" office:value="-0.784210606484103" calcext:value-type="float">
            <text:p>-0.7842106064841</text:p>
          </table:table-cell>
          <table:table-cell table:formula="of:=([.D69]*[.D69])*SUM([.A69:.B69])" office:value-type="float" office:value="0.0907905690445254" calcext:value-type="float">
            <text:p>0.0907905690445</text:p>
          </table:table-cell>
          <table:table-cell table:style-name="ce9" table:formula="of:=0.98-(0.84*[.E69])+(0.27*[.F69])" office:value-type="float" office:value="-0.654209695199952" calcext:value-type="float">
            <text:p>-0.6542096952</text:p>
          </table:table-cell>
          <table:table-cell table:style-name="ce9" table:formula="of:=1.04+(0.02*[.F69])-(0.35*[.G69])" office:value-type="float" office:value="0.992539088704734" calcext:value-type="float">
            <text:p>0.9925390887047</text:p>
          </table:table-cell>
          <table:table-cell table:style-name="ce9" table:formula="of:=0.18-(0.38*[.E69])-(0.14*[.F69])" office:value-type="float" office:value="-0.353710129319265" calcext:value-type="float">
            <text:p>-0.3537101293193</text:p>
          </table:table-cell>
          <table:table-cell table:style-name="ce9" table:formula="of:=0.22-(0.03*[.F69])-(0.35*[.G69])" office:value-type="float" office:value="0.211749619028939" calcext:value-type="float">
            <text:p>0.2117496190289</text:p>
          </table:table-cell>
          <table:table-cell table:formula="of:=[.H69]+((([.$G$5]*2)-1)*[.J69])" office:value-type="float" office:value="-5.25385621686768" calcext:value-type="float">
            <text:p>-5.2538562168677</text:p>
          </table:table-cell>
          <table:table-cell table:formula="of:=[.I69]+((([.$G$6]*2)-1)*[.K69])" office:value-type="float" office:value="3.82998398369252" calcext:value-type="float">
            <text:p>3.8299839836925</text:p>
          </table:table-cell>
          <table:table-cell table:formula="of:=([.C69]*[.L69])+([.D69]*[.M69])" office:value-type="float" office:value="-7.99095111239226" calcext:value-type="float">
            <text:p>-7.9909511123923</text:p>
          </table:table-cell>
          <table:table-cell table:style-name="ce10" table:formula="of:=[.$G$5]*[.L69]/[.N69]" office:value-type="float" office:value="4.60364488695943" calcext:value-type="float">
            <text:p>4.6036448869594</text:p>
          </table:table-cell>
          <table:table-cell table:style-name="ce10" table:formula="of:=[.$G$6]*[.M69]/[.N69]" office:value-type="float" office:value="-3.45088892357529" calcext:value-type="float">
            <text:p>-3.4508889235753</text:p>
          </table:table-cell>
          <table:table-cell table:formula="of:=1-([.A69]/[.$H$5])" office:value-type="float" office:value="-0.859021048853614" calcext:value-type="float">
            <text:p>-0.8590210488536</text:p>
          </table:table-cell>
          <table:table-cell table:formula="of:=1-([.B69]/[.$H$6])" office:value-type="float" office:value="1.25535146965892" calcext:value-type="float">
            <text:p>1.2553514696589</text:p>
          </table:table-cell>
          <table:table-cell table:formula="of:=[.A69]+([.O69]*[.A69]*[.Q69])" office:value-type="float" office:value="-3.84490076743676" calcext:value-type="float">
            <text:p>-3.8449007674368</text:p>
          </table:table-cell>
          <table:table-cell table:formula="of:=[.B69]+([.P69]*[.B69]*[.R69])" office:value-type="float" office:value="1.00400434208089" calcext:value-type="float">
            <text:p>1.0040043420809</text:p>
          </table:table-cell>
          <table:table-cell table:style-name="ce13" table:formula="of:=[.S69]/SUM([.$S69:.$T69])" office:value-type="float" office:value="1.35341110401628" calcext:value-type="float">
            <text:p>1.3534111040163</text:p>
          </table:table-cell>
          <table:table-cell table:style-name="ce13" table:formula="of:=[.T69]/SUM([.$S69:.$T69])" office:value-type="float" office:value="-0.353411104016277" calcext:value-type="float">
            <text:p>-0.3534111040163</text:p>
          </table:table-cell>
          <table:table-cell table:style-name="ce14" table:formula="of:=IF(ABS(SUM([.U69:.V6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69]" office:value-type="float" office:value="1.35341110401628" calcext:value-type="float">
            <text:p>1.3534111040163</text:p>
          </table:table-cell>
          <table:table-cell table:formula="of:=[.V69]" office:value-type="float" office:value="-0.353411104016277" calcext:value-type="float">
            <text:p>-0.3534111040163</text:p>
          </table:table-cell>
          <table:table-cell table:formula="of:=[.A70]/SUM([.$A70:.$B70])" office:value-type="float" office:value="1.35341110401628" calcext:value-type="float">
            <text:p>1.3534111040163</text:p>
          </table:table-cell>
          <table:table-cell table:formula="of:=[.B70]/SUM([.$A70:.$B70])" office:value-type="float" office:value="-0.353411104016276" calcext:value-type="float">
            <text:p>-0.3534111040163</text:p>
          </table:table-cell>
          <table:table-cell table:formula="of:=([.C70]*[.C70])*SUM([.A70:.B70])" office:value-type="float" office:value="1.83172161647456" calcext:value-type="float">
            <text:p>1.8317216164746</text:p>
          </table:table-cell>
          <table:table-cell table:formula="of:=2*[.C70]*[.D70]*SUM([.A70:.B70])" office:value-type="float" office:value="-0.956621024916561" calcext:value-type="float">
            <text:p>-0.9566210249166</text:p>
          </table:table-cell>
          <table:table-cell table:formula="of:=([.D70]*[.D70])*SUM([.A70:.B70])" office:value-type="float" office:value="0.124899408442003" calcext:value-type="float">
            <text:p>0.124899408442</text:p>
          </table:table-cell>
          <table:table-cell table:style-name="ce9" table:formula="of:=0.98-(0.84*[.E70])+(0.27*[.F70])" office:value-type="float" office:value="-0.816933834566099" calcext:value-type="float">
            <text:p>-0.8169338345661</text:p>
          </table:table-cell>
          <table:table-cell table:style-name="ce9" table:formula="of:=1.04+(0.02*[.F70])-(0.35*[.G70])" office:value-type="float" office:value="0.977152786546968" calcext:value-type="float">
            <text:p>0.977152786547</text:p>
          </table:table-cell>
          <table:table-cell table:style-name="ce9" table:formula="of:=0.18-(0.38*[.E70])-(0.14*[.F70])" office:value-type="float" office:value="-0.382127270772013" calcext:value-type="float">
            <text:p>-0.382127270772</text:p>
          </table:table-cell>
          <table:table-cell table:style-name="ce9" table:formula="of:=0.22-(0.03*[.F70])-(0.35*[.G70])" office:value-type="float" office:value="0.204983837792796" calcext:value-type="float">
            <text:p>0.2049838377928</text:p>
          </table:table-cell>
          <table:table-cell table:formula="of:=[.H70]+((([.$G$5]*2)-1)*[.J70])" office:value-type="float" office:value="-5.78611686368536" calcext:value-type="float">
            <text:p>-5.7861168636854</text:p>
          </table:table-cell>
          <table:table-cell table:formula="of:=[.I70]+((([.$G$6]*2)-1)*[.K70])" office:value-type="float" office:value="3.72393621297044" calcext:value-type="float">
            <text:p>3.7239362129704</text:p>
          </table:table-cell>
          <table:table-cell table:formula="of:=([.C70]*[.L70])+([.D70]*[.M70])" office:value-type="float" office:value="-9.14707522075966" calcext:value-type="float">
            <text:p>-9.1470752207597</text:p>
          </table:table-cell>
          <table:table-cell table:style-name="ce10" table:formula="of:=[.$G$5]*[.L70]/[.N70]" office:value-type="float" office:value="4.42921800703855" calcext:value-type="float">
            <text:p>4.4292180070386</text:p>
          </table:table-cell>
          <table:table-cell table:style-name="ce10" table:formula="of:=[.$G$6]*[.M70]/[.N70]" office:value-type="float" office:value="-2.9312474300567" calcext:value-type="float">
            <text:p>-2.9312474300567</text:p>
          </table:table-cell>
          <table:table-cell table:formula="of:=1-([.A70]/[.$H$5])" office:value-type="float" office:value="-0.933444434308971" calcext:value-type="float">
            <text:p>-0.933444434309</text:p>
          </table:table-cell>
          <table:table-cell table:formula="of:=1-([.B70]/[.$H$6])" office:value-type="float" office:value="1.29950093560701" calcext:value-type="float">
            <text:p>1.299500935607</text:p>
          </table:table-cell>
          <table:table-cell table:formula="of:=[.A70]+([.O70]*[.A70]*[.Q70])" office:value-type="float" office:value="-4.24217087396447" calcext:value-type="float">
            <text:p>-4.2421708739645</text:p>
          </table:table-cell>
          <table:table-cell table:formula="of:=[.B70]+([.P70]*[.B70]*[.R70])" office:value-type="float" office:value="0.992787905038517" calcext:value-type="float">
            <text:p>0.9927879050385</text:p>
          </table:table-cell>
          <table:table-cell table:style-name="ce13" table:formula="of:=[.S70]/SUM([.$S70:.$T70])" office:value-type="float" office:value="1.30553120839637" calcext:value-type="float">
            <text:p>1.3055312083964</text:p>
          </table:table-cell>
          <table:table-cell table:style-name="ce13" table:formula="of:=[.T70]/SUM([.$S70:.$T70])" office:value-type="float" office:value="-0.305531208396368" calcext:value-type="float">
            <text:p>-0.3055312083964</text:p>
          </table:table-cell>
          <table:table-cell table:style-name="ce14" table:formula="of:=IF(ABS(SUM([.U70:.V7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0]" office:value-type="float" office:value="1.30553120839637" calcext:value-type="float">
            <text:p>1.3055312083964</text:p>
          </table:table-cell>
          <table:table-cell table:formula="of:=[.V70]" office:value-type="float" office:value="-0.305531208396368" calcext:value-type="float">
            <text:p>-0.3055312083964</text:p>
          </table:table-cell>
          <table:table-cell table:formula="of:=[.A71]/SUM([.$A71:.$B71])" office:value-type="float" office:value="1.30553120839637" calcext:value-type="float">
            <text:p>1.3055312083964</text:p>
          </table:table-cell>
          <table:table-cell table:formula="of:=[.B71]/SUM([.$A71:.$B71])" office:value-type="float" office:value="-0.305531208396367" calcext:value-type="float">
            <text:p>-0.3055312083964</text:p>
          </table:table-cell>
          <table:table-cell table:formula="of:=([.C71]*[.C71])*SUM([.A71:.B71])" office:value-type="float" office:value="1.70441173609688" calcext:value-type="float">
            <text:p>1.7044117360969</text:p>
          </table:table-cell>
          <table:table-cell table:formula="of:=2*[.C71]*[.D71]*SUM([.A71:.B71])" office:value-type="float" office:value="-0.797761055401026" calcext:value-type="float">
            <text:p>-0.797761055401</text:p>
          </table:table-cell>
          <table:table-cell table:formula="of:=([.D71]*[.D71])*SUM([.A71:.B71])" office:value-type="float" office:value="0.0933493193041447" calcext:value-type="float">
            <text:p>0.0933493193041</text:p>
          </table:table-cell>
          <table:table-cell table:style-name="ce9" table:formula="of:=0.98-(0.84*[.E71])+(0.27*[.F71])" office:value-type="float" office:value="-0.667101343279658" calcext:value-type="float">
            <text:p>-0.6671013432797</text:p>
          </table:table-cell>
          <table:table-cell table:style-name="ce9" table:formula="of:=1.04+(0.02*[.F71])-(0.35*[.G71])" office:value-type="float" office:value="0.991372517135529" calcext:value-type="float">
            <text:p>0.9913725171355</text:p>
          </table:table-cell>
          <table:table-cell table:style-name="ce9" table:formula="of:=0.18-(0.38*[.E71])-(0.14*[.F71])" office:value-type="float" office:value="-0.355989911960671" calcext:value-type="float">
            <text:p>-0.3559899119607</text:p>
          </table:table-cell>
          <table:table-cell table:style-name="ce9" table:formula="of:=0.22-(0.03*[.F71])-(0.35*[.G71])" office:value-type="float" office:value="0.21126056990558" calcext:value-type="float">
            <text:p>0.2112605699056</text:p>
          </table:table-cell>
          <table:table-cell table:formula="of:=[.H71]+((([.$G$5]*2)-1)*[.J71])" office:value-type="float" office:value="-5.29639415841622" calcext:value-type="float">
            <text:p>-5.2963941584162</text:p>
          </table:table-cell>
          <table:table-cell table:formula="of:=[.I71]+((([.$G$6]*2)-1)*[.K71])" office:value-type="float" office:value="3.8222641538703" calcext:value-type="float">
            <text:p>3.8222641538703</text:p>
          </table:table-cell>
          <table:table-cell table:formula="of:=([.C71]*[.L71])+([.D71]*[.M71])" office:value-type="float" office:value="-8.08242885152271" calcext:value-type="float">
            <text:p>-8.0824288515227</text:p>
          </table:table-cell>
          <table:table-cell table:style-name="ce10" table:formula="of:=[.$G$5]*[.L71]/[.N71]" office:value-type="float" office:value="4.58839200177352" calcext:value-type="float">
            <text:p>4.5883920017735</text:p>
          </table:table-cell>
          <table:table-cell table:style-name="ce10" table:formula="of:=[.$G$6]*[.M71]/[.N71]" office:value-type="float" office:value="-3.40495442810875" calcext:value-type="float">
            <text:p>-3.4049544281088</text:p>
          </table:table-cell>
          <table:table-cell table:formula="of:=1-([.A71]/[.$H$5])" office:value-type="float" office:value="-0.865044583423386" calcext:value-type="float">
            <text:p>-0.8650445834234</text:p>
          </table:table-cell>
          <table:table-cell table:formula="of:=1-([.B71]/[.$H$6])" office:value-type="float" office:value="1.25892475287828" calcext:value-type="float">
            <text:p>1.2589247528783</text:p>
          </table:table-cell>
          <table:table-cell table:formula="of:=[.A71]+([.O71]*[.A71]*[.Q71])" office:value-type="float" office:value="-3.87633580498325" calcext:value-type="float">
            <text:p>-3.8763358049833</text:p>
          </table:table-cell>
          <table:table-cell table:formula="of:=[.B71]+([.P71]*[.B71]*[.R71])" office:value-type="float" office:value="1.00415319029181" calcext:value-type="float">
            <text:p>1.0041531902918</text:p>
          </table:table-cell>
          <table:table-cell table:style-name="ce13" table:formula="of:=[.S71]/SUM([.$S71:.$T71])" office:value-type="float" office:value="1.34961328195341" calcext:value-type="float">
            <text:p>1.3496132819534</text:p>
          </table:table-cell>
          <table:table-cell table:style-name="ce13" table:formula="of:=[.T71]/SUM([.$S71:.$T71])" office:value-type="float" office:value="-0.349613281953415" calcext:value-type="float">
            <text:p>-0.3496132819534</text:p>
          </table:table-cell>
          <table:table-cell table:style-name="ce14" table:formula="of:=IF(ABS(SUM([.U71:.V7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1]" office:value-type="float" office:value="1.34961328195341" calcext:value-type="float">
            <text:p>1.3496132819534</text:p>
          </table:table-cell>
          <table:table-cell table:formula="of:=[.V71]" office:value-type="float" office:value="-0.349613281953415" calcext:value-type="float">
            <text:p>-0.3496132819534</text:p>
          </table:table-cell>
          <table:table-cell table:formula="of:=[.A72]/SUM([.$A72:.$B72])" office:value-type="float" office:value="1.34961328195342" calcext:value-type="float">
            <text:p>1.3496132819534</text:p>
          </table:table-cell>
          <table:table-cell table:formula="of:=[.B72]/SUM([.$A72:.$B72])" office:value-type="float" office:value="-0.349613281953417" calcext:value-type="float">
            <text:p>-0.3496132819534</text:p>
          </table:table-cell>
          <table:table-cell table:formula="of:=([.C72]*[.C72])*SUM([.A72:.B72])" office:value-type="float" office:value="1.82145601082506" calcext:value-type="float">
            <text:p>1.8214560108251</text:p>
          </table:table-cell>
          <table:table-cell table:formula="of:=2*[.C72]*[.D72]*SUM([.A72:.B72])" office:value-type="float" office:value="-0.943685457743307" calcext:value-type="float">
            <text:p>-0.9436854577433</text:p>
          </table:table-cell>
          <table:table-cell table:formula="of:=([.D72]*[.D72])*SUM([.A72:.B72])" office:value-type="float" office:value="0.122229446918239" calcext:value-type="float">
            <text:p>0.1222294469182</text:p>
          </table:table-cell>
          <table:table-cell table:style-name="ce9" table:formula="of:=0.98-(0.84*[.E72])+(0.27*[.F72])" office:value-type="float" office:value="-0.804818122683749" calcext:value-type="float">
            <text:p>-0.8048181226837</text:p>
          </table:table-cell>
          <table:table-cell table:style-name="ce9" table:formula="of:=1.04+(0.02*[.F72])-(0.35*[.G72])" office:value-type="float" office:value="0.978345984423751" calcext:value-type="float">
            <text:p>0.9783459844238</text:p>
          </table:table-cell>
          <table:table-cell table:style-name="ce9" table:formula="of:=0.18-(0.38*[.E72])-(0.14*[.F72])" office:value-type="float" office:value="-0.380037320029463" calcext:value-type="float">
            <text:p>-0.3800373200295</text:p>
          </table:table-cell>
          <table:table-cell table:style-name="ce9" table:formula="of:=0.22-(0.03*[.F72])-(0.35*[.G72])" office:value-type="float" office:value="0.205530257310916" calcext:value-type="float">
            <text:p>0.2055302573109</text:p>
          </table:table-cell>
          <table:table-cell table:formula="of:=[.H72]+((([.$G$5]*2)-1)*[.J72])" office:value-type="float" office:value="-5.74682343234689" calcext:value-type="float">
            <text:p>-5.7468234323469</text:p>
          </table:table-cell>
          <table:table-cell table:formula="of:=[.I72]+((([.$G$6]*2)-1)*[.K72])" office:value-type="float" office:value="3.73245143239003" calcext:value-type="float">
            <text:p>3.73245143239</text:p>
          </table:table-cell>
          <table:table-cell table:formula="of:=([.C72]*[.L72])+([.D72]*[.M72])" office:value-type="float" office:value="-9.06090382834609" calcext:value-type="float">
            <text:p>-9.0609038283461</text:p>
          </table:table-cell>
          <table:table-cell table:style-name="ce10" table:formula="of:=[.$G$5]*[.L72]/[.N72]" office:value-type="float" office:value="4.44097613611224" calcext:value-type="float">
            <text:p>4.4409761361122</text:p>
          </table:table-cell>
          <table:table-cell table:style-name="ce10" table:formula="of:=[.$G$6]*[.M72]/[.N72]" office:value-type="float" office:value="-2.96589069063252" calcext:value-type="float">
            <text:p>-2.9658906906325</text:p>
          </table:table-cell>
          <table:table-cell table:formula="of:=1-([.A72]/[.$H$5])" office:value-type="float" office:value="-0.928018974219157" calcext:value-type="float">
            <text:p>-0.9280189742192</text:p>
          </table:table-cell>
          <table:table-cell table:formula="of:=1-([.B72]/[.$H$6])" office:value-type="float" office:value="1.2962824423334" calcext:value-type="float">
            <text:p>1.2962824423334</text:p>
          </table:table-cell>
          <table:table-cell table:formula="of:=[.A72]+([.O72]*[.A72]*[.Q72])" office:value-type="float" office:value="-4.21256159284318" calcext:value-type="float">
            <text:p>-4.2125615928432</text:p>
          </table:table-cell>
          <table:table-cell table:formula="of:=[.B72]+([.P72]*[.B72]*[.R72])" office:value-type="float" office:value="0.994521139310281" calcext:value-type="float">
            <text:p>0.9945211393103</text:p>
          </table:table-cell>
          <table:table-cell table:style-name="ce13" table:formula="of:=[.S72]/SUM([.$S72:.$T72])" office:value-type="float" office:value="1.309045567845" calcext:value-type="float">
            <text:p>1.309045567845</text:p>
          </table:table-cell>
          <table:table-cell table:style-name="ce13" table:formula="of:=[.T72]/SUM([.$S72:.$T72])" office:value-type="float" office:value="-0.309045567845002" calcext:value-type="float">
            <text:p>-0.309045567845</text:p>
          </table:table-cell>
          <table:table-cell table:style-name="ce14" table:formula="of:=IF(ABS(SUM([.U72:.V7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2]" office:value-type="float" office:value="1.309045567845" calcext:value-type="float">
            <text:p>1.309045567845</text:p>
          </table:table-cell>
          <table:table-cell table:formula="of:=[.V72]" office:value-type="float" office:value="-0.309045567845002" calcext:value-type="float">
            <text:p>-0.309045567845</text:p>
          </table:table-cell>
          <table:table-cell table:formula="of:=[.A73]/SUM([.$A73:.$B73])" office:value-type="float" office:value="1.309045567845" calcext:value-type="float">
            <text:p>1.309045567845</text:p>
          </table:table-cell>
          <table:table-cell table:formula="of:=[.B73]/SUM([.$A73:.$B73])" office:value-type="float" office:value="-0.309045567845003" calcext:value-type="float">
            <text:p>-0.309045567845</text:p>
          </table:table-cell>
          <table:table-cell table:formula="of:=([.C73]*[.C73])*SUM([.A73:.B73])" office:value-type="float" office:value="1.71360029869464" calcext:value-type="float">
            <text:p>1.7136002986947</text:p>
          </table:table-cell>
          <table:table-cell table:formula="of:=2*[.C73]*[.D73]*SUM([.A73:.B73])" office:value-type="float" office:value="-0.809109461699284" calcext:value-type="float">
            <text:p>-0.8091094616993</text:p>
          </table:table-cell>
          <table:table-cell table:formula="of:=([.D73]*[.D73])*SUM([.A73:.B73])" office:value-type="float" office:value="0.09550916300464" calcext:value-type="float">
            <text:p>0.0955091630046</text:p>
          </table:table-cell>
          <table:table-cell table:style-name="ce9" table:formula="of:=0.98-(0.84*[.E73])+(0.27*[.F73])" office:value-type="float" office:value="-0.677883805562308" calcext:value-type="float">
            <text:p>-0.6778838055623</text:p>
          </table:table-cell>
          <table:table-cell table:style-name="ce9" table:formula="of:=1.04+(0.02*[.F73])-(0.35*[.G73])" office:value-type="float" office:value="0.99038960371439" calcext:value-type="float">
            <text:p>0.9903896037144</text:p>
          </table:table-cell>
          <table:table-cell table:style-name="ce9" table:formula="of:=0.18-(0.38*[.E73])-(0.14*[.F73])" office:value-type="float" office:value="-0.357892788866065" calcext:value-type="float">
            <text:p>-0.3578927888661</text:p>
          </table:table-cell>
          <table:table-cell table:style-name="ce9" table:formula="of:=0.22-(0.03*[.F73])-(0.35*[.G73])" office:value-type="float" office:value="0.210845076799355" calcext:value-type="float">
            <text:p>0.2108450767994</text:p>
          </table:table-cell>
          <table:table-cell table:formula="of:=[.H73]+((([.$G$5]*2)-1)*[.J73])" office:value-type="float" office:value="-5.33192163197662" calcext:value-type="float">
            <text:p>-5.3319216319766</text:p>
          </table:table-cell>
          <table:table-cell table:formula="of:=[.I73]+((([.$G$6]*2)-1)*[.K73])" office:value-type="float" office:value="3.81571363282575" calcext:value-type="float">
            <text:p>3.8157136328258</text:p>
          </table:table-cell>
          <table:table-cell table:formula="of:=([.C73]*[.L73])+([.D73]*[.M73])" office:value-type="float" office:value="-8.15895776682643" calcext:value-type="float">
            <text:p>-8.1589577668264</text:p>
          </table:table-cell>
          <table:table-cell table:style-name="ce10" table:formula="of:=[.$G$5]*[.L73]/[.N73]" office:value-type="float" office:value="4.57584367195739" calcext:value-type="float">
            <text:p>4.5758436719574</text:p>
          </table:table-cell>
          <table:table-cell table:style-name="ce10" table:formula="of:=[.$G$6]*[.M73]/[.N73]" office:value-type="float" office:value="-3.36723622569154" calcext:value-type="float">
            <text:p>-3.3672362256915</text:p>
          </table:table-cell>
          <table:table-cell table:formula="of:=1-([.A73]/[.$H$5])" office:value-type="float" office:value="-0.870065096921428" calcext:value-type="float">
            <text:p>-0.8700650969214</text:p>
          </table:table-cell>
          <table:table-cell table:formula="of:=1-([.B73]/[.$H$6])" office:value-type="float" office:value="1.26190302359746" calcext:value-type="float">
            <text:p>1.2619030235975</text:p>
          </table:table-cell>
          <table:table-cell table:formula="of:=[.A73]+([.O73]*[.A73]*[.Q73])" office:value-type="float" office:value="-3.90263381572209" calcext:value-type="float">
            <text:p>-3.9026338157221</text:p>
          </table:table-cell>
          <table:table-cell table:formula="of:=[.B73]+([.P73]*[.B73]*[.R73])" office:value-type="float" office:value="1.00412785812998" calcext:value-type="float">
            <text:p>1.00412785813</text:p>
          </table:table-cell>
          <table:table-cell table:style-name="ce13" table:formula="of:=[.S73]/SUM([.$S73:.$T73])" office:value-type="float" office:value="1.34642946152995" calcext:value-type="float">
            <text:p>1.34642946153</text:p>
          </table:table-cell>
          <table:table-cell table:style-name="ce13" table:formula="of:=[.T73]/SUM([.$S73:.$T73])" office:value-type="float" office:value="-0.346429461529948" calcext:value-type="float">
            <text:p>-0.3464294615299</text:p>
          </table:table-cell>
          <table:table-cell table:style-name="ce14" table:formula="of:=IF(ABS(SUM([.U73:.V7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3]" office:value-type="float" office:value="1.34642946152995" calcext:value-type="float">
            <text:p>1.34642946153</text:p>
          </table:table-cell>
          <table:table-cell table:formula="of:=[.V73]" office:value-type="float" office:value="-0.346429461529948" calcext:value-type="float">
            <text:p>-0.3464294615299</text:p>
          </table:table-cell>
          <table:table-cell table:formula="of:=[.A74]/SUM([.$A74:.$B74])" office:value-type="float" office:value="1.34642946152995" calcext:value-type="float">
            <text:p>1.34642946153</text:p>
          </table:table-cell>
          <table:table-cell table:formula="of:=[.B74]/SUM([.$A74:.$B74])" office:value-type="float" office:value="-0.346429461529947" calcext:value-type="float">
            <text:p>-0.3464294615299</text:p>
          </table:table-cell>
          <table:table-cell table:formula="of:=([.C74]*[.C74])*SUM([.A74:.B74])" office:value-type="float" office:value="1.81287229487583" calcext:value-type="float">
            <text:p>1.8128722948758</text:p>
          </table:table-cell>
          <table:table-cell table:formula="of:=2*[.C74]*[.D74]*SUM([.A74:.B74])" office:value-type="float" office:value="-0.932885666691755" calcext:value-type="float">
            <text:p>-0.9328856666918</text:p>
          </table:table-cell>
          <table:table-cell table:formula="of:=([.D74]*[.D74])*SUM([.A74:.B74])" office:value-type="float" office:value="0.12001337181593" calcext:value-type="float">
            <text:p>0.1200133718159</text:p>
          </table:table-cell>
          <table:table-cell table:style-name="ce9" table:formula="of:=0.98-(0.84*[.E74])+(0.27*[.F74])" office:value-type="float" office:value="-0.794691857702467" calcext:value-type="float">
            <text:p>-0.7946918577025</text:p>
          </table:table-cell>
          <table:table-cell table:style-name="ce9" table:formula="of:=1.04+(0.02*[.F74])-(0.35*[.G74])" office:value-type="float" office:value="0.97933760653059" calcext:value-type="float">
            <text:p>0.9793376065306</text:p>
          </table:table-cell>
          <table:table-cell table:style-name="ce9" table:formula="of:=0.18-(0.38*[.E74])-(0.14*[.F74])" office:value-type="float" office:value="-0.378287478715968" calcext:value-type="float">
            <text:p>-0.378287478716</text:p>
          </table:table-cell>
          <table:table-cell table:style-name="ce9" table:formula="of:=0.22-(0.03*[.F74])-(0.35*[.G74])" office:value-type="float" office:value="0.205981889865177" calcext:value-type="float">
            <text:p>0.2059818898652</text:p>
          </table:table-cell>
          <table:table-cell table:formula="of:=[.H74]+((([.$G$5]*2)-1)*[.J74])" office:value-type="float" office:value="-5.71394223092491" calcext:value-type="float">
            <text:p>-5.7139422309249</text:p>
          </table:table-cell>
          <table:table-cell table:formula="of:=[.I74]+((([.$G$6]*2)-1)*[.K74])" office:value-type="float" office:value="3.73949493072396" calcext:value-type="float">
            <text:p>3.739494930724</text:p>
          </table:table-cell>
          <table:table-cell table:formula="of:=([.C74]*[.L74])+([.D74]*[.M74])" office:value-type="float" office:value="-8.98889137644213" calcext:value-type="float">
            <text:p>-8.9888913764421</text:p>
          </table:table-cell>
          <table:table-cell table:style-name="ce10" table:formula="of:=[.$G$5]*[.L74]/[.N74]" office:value-type="float" office:value="4.45094081410205" calcext:value-type="float">
            <text:p>4.4509408141021</text:p>
          </table:table-cell>
          <table:table-cell table:style-name="ce10" table:formula="of:=[.$G$6]*[.M74]/[.N74]" office:value-type="float" office:value="-2.99529300929982" calcext:value-type="float">
            <text:p>-2.9952930092998</text:p>
          </table:table-cell>
          <table:table-cell table:formula="of:=1-([.A74]/[.$H$5])" office:value-type="float" office:value="-0.9234706593285" calcext:value-type="float">
            <text:p>-0.9234706593285</text:p>
          </table:table-cell>
          <table:table-cell table:formula="of:=1-([.B74]/[.$H$6])" office:value-type="float" office:value="1.29358428943216" calcext:value-type="float">
            <text:p>1.2935842894322</text:p>
          </table:table-cell>
          <table:table-cell table:formula="of:=[.A74]+([.O74]*[.A74]*[.Q74])" office:value-type="float" office:value="-4.18781739200507" calcext:value-type="float">
            <text:p>-4.1878173920051</text:p>
          </table:table-cell>
          <table:table-cell table:formula="of:=[.B74]+([.P74]*[.B74]*[.R74])" office:value-type="float" office:value="0.995868294350913" calcext:value-type="float">
            <text:p>0.9958682943509</text:p>
          </table:table-cell>
          <table:table-cell table:style-name="ce13" table:formula="of:=[.S74]/SUM([.$S74:.$T74])" office:value-type="float" office:value="1.31199378933793" calcext:value-type="float">
            <text:p>1.3119937893379</text:p>
          </table:table-cell>
          <table:table-cell table:style-name="ce13" table:formula="of:=[.T74]/SUM([.$S74:.$T74])" office:value-type="float" office:value="-0.311993789337934" calcext:value-type="float">
            <text:p>-0.3119937893379</text:p>
          </table:table-cell>
          <table:table-cell table:style-name="ce14" table:formula="of:=IF(ABS(SUM([.U74:.V7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4]" office:value-type="float" office:value="1.31199378933793" calcext:value-type="float">
            <text:p>1.3119937893379</text:p>
          </table:table-cell>
          <table:table-cell table:formula="of:=[.V74]" office:value-type="float" office:value="-0.311993789337934" calcext:value-type="float">
            <text:p>-0.3119937893379</text:p>
          </table:table-cell>
          <table:table-cell table:formula="of:=[.A75]/SUM([.$A75:.$B75])" office:value-type="float" office:value="1.31199378933794" calcext:value-type="float">
            <text:p>1.3119937893379</text:p>
          </table:table-cell>
          <table:table-cell table:formula="of:=[.B75]/SUM([.$A75:.$B75])" office:value-type="float" office:value="-0.311993789337935" calcext:value-type="float">
            <text:p>-0.3119937893379</text:p>
          </table:table-cell>
          <table:table-cell table:formula="of:=([.C75]*[.C75])*SUM([.A75:.B75])" office:value-type="float" office:value="1.72132770326131" calcext:value-type="float">
            <text:p>1.7213277032613</text:p>
          </table:table-cell>
          <table:table-cell table:formula="of:=2*[.C75]*[.D75]*SUM([.A75:.B75])" office:value-type="float" office:value="-0.818667827846755" calcext:value-type="float">
            <text:p>-0.8186678278468</text:p>
          </table:table-cell>
          <table:table-cell table:formula="of:=([.D75]*[.D75])*SUM([.A75:.B75])" office:value-type="float" office:value="0.0973401245854435" calcext:value-type="float">
            <text:p>0.0973401245854</text:p>
          </table:table-cell>
          <table:table-cell table:style-name="ce9" table:formula="of:=0.98-(0.84*[.E75])+(0.27*[.F75])" office:value-type="float" office:value="-0.686955584258126" calcext:value-type="float">
            <text:p>-0.6869555842581</text:p>
          </table:table-cell>
          <table:table-cell table:style-name="ce9" table:formula="of:=1.04+(0.02*[.F75])-(0.35*[.G75])" office:value-type="float" office:value="0.98955759983816" calcext:value-type="float">
            <text:p>0.9895575998382</text:p>
          </table:table-cell>
          <table:table-cell table:style-name="ce9" table:formula="of:=0.18-(0.38*[.E75])-(0.14*[.F75])" office:value-type="float" office:value="-0.359491031340753" calcext:value-type="float">
            <text:p>-0.3594910313408</text:p>
          </table:table-cell>
          <table:table-cell table:style-name="ce9" table:formula="of:=0.22-(0.03*[.F75])-(0.35*[.G75])" office:value-type="float" office:value="0.210490991230497" calcext:value-type="float">
            <text:p>0.2104909912305</text:p>
          </table:table-cell>
          <table:table-cell table:formula="of:=[.H75]+((([.$G$5]*2)-1)*[.J75])" office:value-type="float" office:value="-5.36177695581328" calcext:value-type="float">
            <text:p>-5.3617769558133</text:p>
          </table:table-cell>
          <table:table-cell table:formula="of:=[.I75]+((([.$G$6]*2)-1)*[.K75])" office:value-type="float" office:value="3.81013688232682" calcext:value-type="float">
            <text:p>3.8101368823268</text:p>
          </table:table-cell>
          <table:table-cell table:formula="of:=([.C75]*[.L75])+([.D75]*[.M75])" office:value-type="float" office:value="-8.22335710965565" calcext:value-type="float">
            <text:p>-8.2233571096557</text:p>
          </table:table-cell>
          <table:table-cell table:style-name="ce10" table:formula="of:=[.$G$5]*[.L75]/[.N75]" office:value-type="float" office:value="4.56543012105389" calcext:value-type="float">
            <text:p>4.5654301210539</text:p>
          </table:table-cell>
          <table:table-cell table:style-name="ce10" table:formula="of:=[.$G$6]*[.M75]/[.N75]" office:value-type="float" office:value="-3.33598373352193" calcext:value-type="float">
            <text:p>-3.3359837335219</text:p>
          </table:table-cell>
          <table:table-cell table:formula="of:=1-([.A75]/[.$H$5])" office:value-type="float" office:value="-0.874276841911328" calcext:value-type="float">
            <text:p>-0.8742768419113</text:p>
          </table:table-cell>
          <table:table-cell table:formula="of:=1-([.B75]/[.$H$6])" office:value-type="float" office:value="1.26440151638808" calcext:value-type="float">
            <text:p>1.2644015163881</text:p>
          </table:table-cell>
          <table:table-cell table:formula="of:=[.A75]+([.O75]*[.A75]*[.Q75])" office:value-type="float" office:value="-3.92476359571684" calcext:value-type="float">
            <text:p>-3.9247635957169</text:p>
          </table:table-cell>
          <table:table-cell table:formula="of:=[.B75]+([.P75]*[.B75]*[.R75])" office:value-type="float" office:value="1.00400315603636" calcext:value-type="float">
            <text:p>1.0040031560364</text:p>
          </table:table-cell>
          <table:table-cell table:style-name="ce13" table:formula="of:=[.S75]/SUM([.$S75:.$T75])" office:value-type="float" office:value="1.34374717706947" calcext:value-type="float">
            <text:p>1.3437471770695</text:p>
          </table:table-cell>
          <table:table-cell table:style-name="ce13" table:formula="of:=[.T75]/SUM([.$S75:.$T75])" office:value-type="float" office:value="-0.343747177069469" calcext:value-type="float">
            <text:p>-0.3437471770695</text:p>
          </table:table-cell>
          <table:table-cell table:style-name="ce14" table:formula="of:=IF(ABS(SUM([.U75:.V7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5]" office:value-type="float" office:value="1.34374717706947" calcext:value-type="float">
            <text:p>1.3437471770695</text:p>
          </table:table-cell>
          <table:table-cell table:formula="of:=[.V75]" office:value-type="float" office:value="-0.343747177069469" calcext:value-type="float">
            <text:p>-0.3437471770695</text:p>
          </table:table-cell>
          <table:table-cell table:formula="of:=[.A76]/SUM([.$A76:.$B76])" office:value-type="float" office:value="1.34374717706947" calcext:value-type="float">
            <text:p>1.3437471770695</text:p>
          </table:table-cell>
          <table:table-cell table:formula="of:=[.B76]/SUM([.$A76:.$B76])" office:value-type="float" office:value="-0.343747177069469" calcext:value-type="float">
            <text:p>-0.3437471770695</text:p>
          </table:table-cell>
          <table:table-cell table:formula="of:=([.C76]*[.C76])*SUM([.A76:.B76])" office:value-type="float" office:value="1.80565647588217" calcext:value-type="float">
            <text:p>1.8056564758822</text:p>
          </table:table-cell>
          <table:table-cell table:formula="of:=2*[.C76]*[.D76]*SUM([.A76:.B76])" office:value-type="float" office:value="-0.923818597625396" calcext:value-type="float">
            <text:p>-0.9238185976254</text:p>
          </table:table-cell>
          <table:table-cell table:formula="of:=([.D76]*[.D76])*SUM([.A76:.B76])" office:value-type="float" office:value="0.118162121743229" calcext:value-type="float">
            <text:p>0.1181621217432</text:p>
          </table:table-cell>
          <table:table-cell table:style-name="ce9" table:formula="of:=0.98-(0.84*[.E76])+(0.27*[.F76])" office:value-type="float" office:value="-0.786182461099879" calcext:value-type="float">
            <text:p>-0.7861824610999</text:p>
          </table:table-cell>
          <table:table-cell table:style-name="ce9" table:formula="of:=1.04+(0.02*[.F76])-(0.35*[.G76])" office:value-type="float" office:value="0.980166885437362" calcext:value-type="float">
            <text:p>0.9801668854374</text:p>
          </table:table-cell>
          <table:table-cell table:style-name="ce9" table:formula="of:=0.18-(0.38*[.E76])-(0.14*[.F76])" office:value-type="float" office:value="-0.376814857167668" calcext:value-type="float">
            <text:p>-0.3768148571677</text:p>
          </table:table-cell>
          <table:table-cell table:style-name="ce9" table:formula="of:=0.22-(0.03*[.F76])-(0.35*[.G76])" office:value-type="float" office:value="0.206357815318632" calcext:value-type="float">
            <text:p>0.2063578153186</text:p>
          </table:table-cell>
          <table:table-cell table:formula="of:=[.H76]+((([.$G$5]*2)-1)*[.J76])" office:value-type="float" office:value="-5.68628286370823" calcext:value-type="float">
            <text:p>-5.6862828637082</text:p>
          </table:table-cell>
          <table:table-cell table:formula="of:=[.I76]+((([.$G$6]*2)-1)*[.K76])" office:value-type="float" office:value="3.74536161070703" calcext:value-type="float">
            <text:p>3.745361610707</text:p>
          </table:table-cell>
          <table:table-cell table:formula="of:=([.C76]*[.L76])+([.D76]*[.M76])" office:value-type="float" office:value="-8.92838402691134" calcext:value-type="float">
            <text:p>-8.9283840269113</text:p>
          </table:table-cell>
          <table:table-cell table:style-name="ce10" table:formula="of:=[.$G$5]*[.L76]/[.N76]" office:value-type="float" office:value="4.45941309106735" calcext:value-type="float">
            <text:p>4.4594130910674</text:p>
          </table:table-cell>
          <table:table-cell table:style-name="ce10" table:formula="of:=[.$G$6]*[.M76]/[.N76]" office:value-type="float" office:value="-3.02032299639102" calcext:value-type="float">
            <text:p>-3.020322996391</text:p>
          </table:table-cell>
          <table:table-cell table:formula="of:=1-([.A76]/[.$H$5])" office:value-type="float" office:value="-0.919638824384957" calcext:value-type="float">
            <text:p>-0.919638824385</text:p>
          </table:table-cell>
          <table:table-cell table:formula="of:=1-([.B76]/[.$H$6])" office:value-type="float" office:value="1.29131116700802" calcext:value-type="float">
            <text:p>1.291311167008</text:p>
          </table:table-cell>
          <table:table-cell table:formula="of:=[.A76]+([.O76]*[.A76]*[.Q76])" office:value-type="float" office:value="-4.1670263940214" calcext:value-type="float">
            <text:p>-4.1670263940214</text:p>
          </table:table-cell>
          <table:table-cell table:formula="of:=[.B76]+([.P76]*[.B76]*[.R76])" office:value-type="float" office:value="0.996927592543563" calcext:value-type="float">
            <text:p>0.9969275925436</text:p>
          </table:table-cell>
          <table:table-cell table:style-name="ce13" table:formula="of:=[.S76]/SUM([.$S76:.$T76])" office:value-type="float" office:value="1.3144783979852" calcext:value-type="float">
            <text:p>1.3144783979852</text:p>
          </table:table-cell>
          <table:table-cell table:style-name="ce13" table:formula="of:=[.T76]/SUM([.$S76:.$T76])" office:value-type="float" office:value="-0.314478397985204" calcext:value-type="float">
            <text:p>-0.3144783979852</text:p>
          </table:table-cell>
          <table:table-cell table:style-name="ce14" table:formula="of:=IF(ABS(SUM([.U76:.V7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6]" office:value-type="float" office:value="1.3144783979852" calcext:value-type="float">
            <text:p>1.3144783979852</text:p>
          </table:table-cell>
          <table:table-cell table:formula="of:=[.V76]" office:value-type="float" office:value="-0.314478397985204" calcext:value-type="float">
            <text:p>-0.3144783979852</text:p>
          </table:table-cell>
          <table:table-cell table:formula="of:=[.A77]/SUM([.$A77:.$B77])" office:value-type="float" office:value="1.31447839798521" calcext:value-type="float">
            <text:p>1.3144783979852</text:p>
          </table:table-cell>
          <table:table-cell table:formula="of:=[.B77]/SUM([.$A77:.$B77])" office:value-type="float" office:value="-0.314478397985205" calcext:value-type="float">
            <text:p>-0.3144783979852</text:p>
          </table:table-cell>
          <table:table-cell table:formula="of:=([.C77]*[.C77])*SUM([.A77:.B77])" office:value-type="float" office:value="1.72785345876974" calcext:value-type="float">
            <text:p>1.7278534587698</text:p>
          </table:table-cell>
          <table:table-cell table:formula="of:=2*[.C77]*[.D77]*SUM([.A77:.B77])" office:value-type="float" office:value="-0.82675012156909" calcext:value-type="float">
            <text:p>-0.8267501215691</text:p>
          </table:table-cell>
          <table:table-cell table:formula="of:=([.D77]*[.D77])*SUM([.A77:.B77])" office:value-type="float" office:value="0.0988966627993408" calcext:value-type="float">
            <text:p>0.0988966627993</text:p>
          </table:table-cell>
          <table:table-cell table:style-name="ce9" table:formula="of:=0.98-(0.84*[.E77])+(0.27*[.F77])" office:value-type="float" office:value="-0.694619438190244" calcext:value-type="float">
            <text:p>-0.6946194381902</text:p>
          </table:table-cell>
          <table:table-cell table:style-name="ce9" table:formula="of:=1.04+(0.02*[.F77])-(0.35*[.G77])" office:value-type="float" office:value="0.988851165588849" calcext:value-type="float">
            <text:p>0.9888511655888</text:p>
          </table:table-cell>
          <table:table-cell table:style-name="ce9" table:formula="of:=0.18-(0.38*[.E77])-(0.14*[.F77])" office:value-type="float" office:value="-0.360839297312832" calcext:value-type="float">
            <text:p>-0.3608392973128</text:p>
          </table:table-cell>
          <table:table-cell table:style-name="ce9" table:formula="of:=0.22-(0.03*[.F77])-(0.35*[.G77])" office:value-type="float" office:value="0.210188671667303" calcext:value-type="float">
            <text:p>0.2101886716673</text:p>
          </table:table-cell>
          <table:table-cell table:formula="of:=[.H77]+((([.$G$5]*2)-1)*[.J77])" office:value-type="float" office:value="-5.38697366044631" calcext:value-type="float">
            <text:p>-5.3869736604463</text:p>
          </table:table-cell>
          <table:table-cell table:formula="of:=[.I77]+((([.$G$6]*2)-1)*[.K77])" office:value-type="float" office:value="3.80537936593071" calcext:value-type="float">
            <text:p>3.8053793659307</text:p>
          </table:table-cell>
          <table:table-cell table:formula="of:=([.C77]*[.L77])+([.D77]*[.M77])" office:value-type="float" office:value="-8.27777011389581" calcext:value-type="float">
            <text:p>-8.2777701138958</text:p>
          </table:table-cell>
          <table:table-cell table:style-name="ce10" table:formula="of:=[.$G$5]*[.L77]/[.N77]" office:value-type="float" office:value="4.55673316019318" calcext:value-type="float">
            <text:p>4.5567331601932</text:p>
          </table:table-cell>
          <table:table-cell table:style-name="ce10" table:formula="of:=[.$G$6]*[.M77]/[.N77]" office:value-type="float" office:value="-3.30991692904194" calcext:value-type="float">
            <text:p>-3.3099169290419</text:p>
          </table:table-cell>
          <table:table-cell table:formula="of:=1-([.A77]/[.$H$5])" office:value-type="float" office:value="-0.877826282836" calcext:value-type="float">
            <text:p>-0.877826282836</text:p>
          </table:table-cell>
          <table:table-cell table:formula="of:=1-([.B77]/[.$H$6])" office:value-type="float" office:value="1.26650711693661" calcext:value-type="float">
            <text:p>1.2665071169366</text:p>
          </table:table-cell>
          <table:table-cell table:formula="of:=[.A77]+([.O77]*[.A77]*[.Q77])" office:value-type="float" office:value="-3.94346165688738" calcext:value-type="float">
            <text:p>-3.9434616568874</text:p>
          </table:table-cell>
          <table:table-cell table:formula="of:=[.B77]+([.P77]*[.B77]*[.R77])" office:value-type="float" office:value="1.00382553331154" calcext:value-type="float">
            <text:p>1.0038255333116</text:p>
          </table:table-cell>
          <table:table-cell table:style-name="ce13" table:formula="of:=[.S77]/SUM([.$S77:.$T77])" office:value-type="float" office:value="1.34147952029194" calcext:value-type="float">
            <text:p>1.3414795202919</text:p>
          </table:table-cell>
          <table:table-cell table:style-name="ce13" table:formula="of:=[.T77]/SUM([.$S77:.$T77])" office:value-type="float" office:value="-0.341479520291939" calcext:value-type="float">
            <text:p>-0.3414795202919</text:p>
          </table:table-cell>
          <table:table-cell table:style-name="ce14" table:formula="of:=IF(ABS(SUM([.U77:.V7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7]" office:value-type="float" office:value="1.34147952029194" calcext:value-type="float">
            <text:p>1.3414795202919</text:p>
          </table:table-cell>
          <table:table-cell table:formula="of:=[.V77]" office:value-type="float" office:value="-0.341479520291939" calcext:value-type="float">
            <text:p>-0.3414795202919</text:p>
          </table:table-cell>
          <table:table-cell table:formula="of:=[.A78]/SUM([.$A78:.$B78])" office:value-type="float" office:value="1.34147952029194" calcext:value-type="float">
            <text:p>1.3414795202919</text:p>
          </table:table-cell>
          <table:table-cell table:formula="of:=[.B78]/SUM([.$A78:.$B78])" office:value-type="float" office:value="-0.341479520291939" calcext:value-type="float">
            <text:p>-0.3414795202919</text:p>
          </table:table-cell>
          <table:table-cell table:formula="of:=([.C78]*[.C78])*SUM([.A78:.B78])" office:value-type="float" office:value="1.79956730336269" calcext:value-type="float">
            <text:p>1.7995673033627</text:p>
          </table:table-cell>
          <table:table-cell table:formula="of:=2*[.C78]*[.D78]*SUM([.A78:.B78])" office:value-type="float" office:value="-0.916175566141503" calcext:value-type="float">
            <text:p>-0.9161755661415</text:p>
          </table:table-cell>
          <table:table-cell table:formula="of:=([.D78]*[.D78])*SUM([.A78:.B78])" office:value-type="float" office:value="0.116608262778813" calcext:value-type="float">
            <text:p>0.1166082627788</text:p>
          </table:table-cell>
          <table:table-cell table:style-name="ce9" table:formula="of:=0.98-(0.84*[.E78])+(0.27*[.F78])" office:value-type="float" office:value="-0.779003937682865" calcext:value-type="float">
            <text:p>-0.7790039376829</text:p>
          </table:table-cell>
          <table:table-cell table:style-name="ce9" table:formula="of:=1.04+(0.02*[.F78])-(0.35*[.G78])" office:value-type="float" office:value="0.980863596704586" calcext:value-type="float">
            <text:p>0.9808635967046</text:p>
          </table:table-cell>
          <table:table-cell table:style-name="ce9" table:formula="of:=0.18-(0.38*[.E78])-(0.14*[.F78])" office:value-type="float" office:value="-0.375570996018012" calcext:value-type="float">
            <text:p>-0.375570996018</text:p>
          </table:table-cell>
          <table:table-cell table:style-name="ce9" table:formula="of:=0.22-(0.03*[.F78])-(0.35*[.G78])" office:value-type="float" office:value="0.206672375011661" calcext:value-type="float">
            <text:p>0.2066723750117</text:p>
          </table:table-cell>
          <table:table-cell table:formula="of:=[.H78]+((([.$G$5]*2)-1)*[.J78])" office:value-type="float" office:value="-5.66292916990109" calcext:value-type="float">
            <text:p>-5.6629291699011</text:p>
          </table:table-cell>
          <table:table-cell table:formula="of:=[.I78]+((([.$G$6]*2)-1)*[.K78])" office:value-type="float" office:value="3.75027342186084" calcext:value-type="float">
            <text:p>3.7502734218609</text:p>
          </table:table-cell>
          <table:table-cell table:formula="of:=([.C78]*[.L78])+([.D78]*[.M78])" office:value-type="float" office:value="-8.87734507534679" calcext:value-type="float">
            <text:p>-8.8773450753468</text:p>
          </table:table-cell>
          <table:table-cell table:style-name="ce10" table:formula="of:=[.$G$5]*[.L78]/[.N78]" office:value-type="float" office:value="4.46663160112636" calcext:value-type="float">
            <text:p>4.4666316011264</text:p>
          </table:table-cell>
          <table:table-cell table:style-name="ce10" table:formula="of:=[.$G$6]*[.M78]/[.N78]" office:value-type="float" office:value="-3.0416716268454" calcext:value-type="float">
            <text:p>-3.0416716268454</text:p>
          </table:table-cell>
          <table:table-cell table:formula="of:=1-([.A78]/[.$H$5])" office:value-type="float" office:value="-0.916399314702771" calcext:value-type="float">
            <text:p>-0.9163993147028</text:p>
          </table:table-cell>
          <table:table-cell table:formula="of:=1-([.B78]/[.$H$6])" office:value-type="float" office:value="1.28938942397622" calcext:value-type="float">
            <text:p>1.2893894239762</text:p>
          </table:table-cell>
          <table:table-cell table:formula="of:=[.A78]+([.O78]*[.A78]*[.Q78])" office:value-type="float" office:value="-4.14948878432761" calcext:value-type="float">
            <text:p>-4.1494887843276</text:p>
          </table:table-cell>
          <table:table-cell table:formula="of:=[.B78]+([.P78]*[.B78]*[.R78])" office:value-type="float" office:value="0.997768746330565" calcext:value-type="float">
            <text:p>0.9977687463306</text:p>
          </table:table-cell>
          <table:table-cell table:style-name="ce13" table:formula="of:=[.S78]/SUM([.$S78:.$T78])" office:value-type="float" office:value="1.31657911689538" calcext:value-type="float">
            <text:p>1.3165791168954</text:p>
          </table:table-cell>
          <table:table-cell table:style-name="ce13" table:formula="of:=[.T78]/SUM([.$S78:.$T78])" office:value-type="float" office:value="-0.316579116895376" calcext:value-type="float">
            <text:p>-0.3165791168954</text:p>
          </table:table-cell>
          <table:table-cell table:style-name="ce14" table:formula="of:=IF(ABS(SUM([.U78:.V7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8]" office:value-type="float" office:value="1.31657911689538" calcext:value-type="float">
            <text:p>1.3165791168954</text:p>
          </table:table-cell>
          <table:table-cell table:formula="of:=[.V78]" office:value-type="float" office:value="-0.316579116895376" calcext:value-type="float">
            <text:p>-0.3165791168954</text:p>
          </table:table-cell>
          <table:table-cell table:formula="of:=[.A79]/SUM([.$A79:.$B79])" office:value-type="float" office:value="1.31657911689537" calcext:value-type="float">
            <text:p>1.3165791168954</text:p>
          </table:table-cell>
          <table:table-cell table:formula="of:=[.B79]/SUM([.$A79:.$B79])" office:value-type="float" office:value="-0.316579116895375" calcext:value-type="float">
            <text:p>-0.3165791168954</text:p>
          </table:table-cell>
          <table:table-cell table:formula="of:=([.C79]*[.C79])*SUM([.A79:.B79])" office:value-type="float" office:value="1.73338057104501" calcext:value-type="float">
            <text:p>1.733380571045</text:p>
          </table:table-cell>
          <table:table-cell table:formula="of:=2*[.C79]*[.D79]*SUM([.A79:.B79])" office:value-type="float" office:value="-0.833602908299264" calcext:value-type="float">
            <text:p>-0.8336029082993</text:p>
          </table:table-cell>
          <table:table-cell table:formula="of:=([.D79]*[.D79])*SUM([.A79:.B79])" office:value-type="float" office:value="0.100222337254256" calcext:value-type="float">
            <text:p>0.1002223372543</text:p>
          </table:table-cell>
          <table:table-cell table:style-name="ce9" table:formula="of:=0.98-(0.84*[.E79])+(0.27*[.F79])" office:value-type="float" office:value="-0.701112464918609" calcext:value-type="float">
            <text:p>-0.7011124649186</text:p>
          </table:table-cell>
          <table:table-cell table:style-name="ce9" table:formula="of:=1.04+(0.02*[.F79])-(0.35*[.G79])" office:value-type="float" office:value="0.988250123795025" calcext:value-type="float">
            <text:p>0.988250123795</text:p>
          </table:table-cell>
          <table:table-cell table:style-name="ce9" table:formula="of:=0.18-(0.38*[.E79])-(0.14*[.F79])" office:value-type="float" office:value="-0.361980209835206" calcext:value-type="float">
            <text:p>-0.3619802098352</text:p>
          </table:table-cell>
          <table:table-cell table:style-name="ce9" table:formula="of:=0.22-(0.03*[.F79])-(0.35*[.G79])" office:value-type="float" office:value="0.209930269209988" calcext:value-type="float">
            <text:p>0.20993026921</text:p>
          </table:table-cell>
          <table:table-cell table:formula="of:=[.H79]+((([.$G$5]*2)-1)*[.J79])" office:value-type="float" office:value="-5.40830311361563" calcext:value-type="float">
            <text:p>-5.4083031136156</text:p>
          </table:table-cell>
          <table:table-cell table:formula="of:=[.I79]+((([.$G$6]*2)-1)*[.K79])" office:value-type="float" office:value="3.80131573120886" calcext:value-type="float">
            <text:p>3.8013157312089</text:p>
          </table:table-cell>
          <table:table-cell table:formula="of:=([.C79]*[.L79])+([.D79]*[.M79])" office:value-type="float" office:value="-8.32387611445317" calcext:value-type="float">
            <text:p>-8.3238761144532</text:p>
          </table:table-cell>
          <table:table-cell table:style-name="ce10" table:formula="of:=[.$G$5]*[.L79]/[.N79]" office:value-type="float" office:value="4.54943560918486" calcext:value-type="float">
            <text:p>4.5494356091849</text:p>
          </table:table-cell>
          <table:table-cell table:style-name="ce10" table:formula="of:=[.$G$6]*[.M79]/[.N79]" office:value-type="float" office:value="-3.28806830956804" calcext:value-type="float">
            <text:p>-3.288068309568</text:p>
          </table:table-cell>
          <table:table-cell table:formula="of:=1-([.A79]/[.$H$5])" office:value-type="float" office:value="-0.880827309850543" calcext:value-type="float">
            <text:p>-0.8808273098505</text:p>
          </table:table-cell>
          <table:table-cell table:formula="of:=1-([.B79]/[.$H$6])" office:value-type="float" office:value="1.26828738719947" calcext:value-type="float">
            <text:p>1.2682873871995</text:p>
          </table:table-cell>
          <table:table-cell table:formula="of:=[.A79]+([.O79]*[.A79]*[.Q79])" office:value-type="float" office:value="-3.95930510093647" calcext:value-type="float">
            <text:p>-3.9593051009365</text:p>
          </table:table-cell>
          <table:table-cell table:formula="of:=[.B79]+([.P79]*[.B79]*[.R79])" office:value-type="float" office:value="1.00362404402287" calcext:value-type="float">
            <text:p>1.0036240440229</text:p>
          </table:table-cell>
          <table:table-cell table:style-name="ce13" table:formula="of:=[.S79]/SUM([.$S79:.$T79])" office:value-type="float" office:value="1.33955762638033" calcext:value-type="float">
            <text:p>1.3395576263803</text:p>
          </table:table-cell>
          <table:table-cell table:style-name="ce13" table:formula="of:=[.T79]/SUM([.$S79:.$T79])" office:value-type="float" office:value="-0.33955762638033" calcext:value-type="float">
            <text:p>-0.3395576263803</text:p>
          </table:table-cell>
          <table:table-cell table:style-name="ce14" table:formula="of:=IF(ABS(SUM([.U79:.V7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79]" office:value-type="float" office:value="1.33955762638033" calcext:value-type="float">
            <text:p>1.3395576263803</text:p>
          </table:table-cell>
          <table:table-cell table:formula="of:=[.V79]" office:value-type="float" office:value="-0.33955762638033" calcext:value-type="float">
            <text:p>-0.3395576263803</text:p>
          </table:table-cell>
          <table:table-cell table:formula="of:=[.A80]/SUM([.$A80:.$B80])" office:value-type="float" office:value="1.33955762638033" calcext:value-type="float">
            <text:p>1.3395576263803</text:p>
          </table:table-cell>
          <table:table-cell table:formula="of:=[.B80]/SUM([.$A80:.$B80])" office:value-type="float" office:value="-0.33955762638033" calcext:value-type="float">
            <text:p>-0.3395576263803</text:p>
          </table:table-cell>
          <table:table-cell table:formula="of:=([.C80]*[.C80])*SUM([.A80:.B80])" office:value-type="float" office:value="1.7944146343937" calcext:value-type="float">
            <text:p>1.7944146343937</text:p>
          </table:table-cell>
          <table:table-cell table:formula="of:=2*[.C80]*[.D80]*SUM([.A80:.B80])" office:value-type="float" office:value="-0.909714016026748" calcext:value-type="float">
            <text:p>-0.9097140160267</text:p>
          </table:table-cell>
          <table:table-cell table:formula="of:=([.D80]*[.D80])*SUM([.A80:.B80])" office:value-type="float" office:value="0.115299381633044" calcext:value-type="float">
            <text:p>0.115299381633</text:p>
          </table:table-cell>
          <table:table-cell table:style-name="ce9" table:formula="of:=0.98-(0.84*[.E80])+(0.27*[.F80])" office:value-type="float" office:value="-0.772931077217932" calcext:value-type="float">
            <text:p>-0.7729310772179</text:p>
          </table:table-cell>
          <table:table-cell table:style-name="ce9" table:formula="of:=1.04+(0.02*[.F80])-(0.35*[.G80])" office:value-type="float" office:value="0.9814509361079" calcext:value-type="float">
            <text:p>0.9814509361079</text:p>
          </table:table-cell>
          <table:table-cell table:style-name="ce9" table:formula="of:=0.18-(0.38*[.E80])-(0.14*[.F80])" office:value-type="float" office:value="-0.374517598825863" calcext:value-type="float">
            <text:p>-0.3745175988259</text:p>
          </table:table-cell>
          <table:table-cell table:style-name="ce9" table:formula="of:=0.22-(0.03*[.F80])-(0.35*[.G80])" office:value-type="float" office:value="0.206936636909237" calcext:value-type="float">
            <text:p>0.2069366369092</text:p>
          </table:table-cell>
          <table:table-cell table:formula="of:=[.H80]+((([.$G$5]*2)-1)*[.J80])" office:value-type="float" office:value="-5.64315793234946" calcext:value-type="float">
            <text:p>-5.6431579323495</text:p>
          </table:table-cell>
          <table:table-cell table:formula="of:=[.I80]+((([.$G$6]*2)-1)*[.K80])" office:value-type="float" office:value="3.75440187069168" calcext:value-type="float">
            <text:p>3.7544018706917</text:p>
          </table:table-cell>
          <table:table-cell table:formula="of:=([.C80]*[.L80])+([.D80]*[.M80])" office:value-type="float" office:value="-8.8341710328373" calcext:value-type="float">
            <text:p>-8.8341710328373</text:p>
          </table:table-cell>
          <table:table-cell table:style-name="ce10" table:formula="of:=[.$G$5]*[.L80]/[.N80]" office:value-type="float" office:value="4.47278999868086" calcext:value-type="float">
            <text:p>4.4727899986809</text:p>
          </table:table-cell>
          <table:table-cell table:style-name="ce10" table:formula="of:=[.$G$6]*[.M80]/[.N80]" office:value-type="float" office:value="-3.05990153105494" calcext:value-type="float">
            <text:p>-3.0599015310549</text:p>
          </table:table-cell>
          <table:table-cell table:formula="of:=1-([.A80]/[.$H$5])" office:value-type="float" office:value="-0.9136537519719" calcext:value-type="float">
            <text:p>-0.9136537519719</text:p>
          </table:table-cell>
          <table:table-cell table:formula="of:=1-([.B80]/[.$H$6])" office:value-type="float" office:value="1.28776070032231" calcext:value-type="float">
            <text:p>1.2877607003223</text:p>
          </table:table-cell>
          <table:table-cell table:formula="of:=[.A80]+([.O80]*[.A80]*[.Q80])" office:value-type="float" office:value="-4.13465360569296" calcext:value-type="float">
            <text:p>-4.134653605693</text:p>
          </table:table-cell>
          <table:table-cell table:formula="of:=[.B80]+([.P80]*[.B80]*[.R80])" office:value-type="float" office:value="0.998442354452595" calcext:value-type="float">
            <text:p>0.9984423544526</text:p>
          </table:table-cell>
          <table:table-cell table:style-name="ce13" table:formula="of:=[.S80]/SUM([.$S80:.$T80])" office:value-type="float" office:value="1.31835940708959" calcext:value-type="float">
            <text:p>1.3183594070896</text:p>
          </table:table-cell>
          <table:table-cell table:style-name="ce13" table:formula="of:=[.T80]/SUM([.$S80:.$T80])" office:value-type="float" office:value="-0.318359407089594" calcext:value-type="float">
            <text:p>-0.3183594070896</text:p>
          </table:table-cell>
          <table:table-cell table:style-name="ce14" table:formula="of:=IF(ABS(SUM([.U80:.V8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0]" office:value-type="float" office:value="1.31835940708959" calcext:value-type="float">
            <text:p>1.3183594070896</text:p>
          </table:table-cell>
          <table:table-cell table:formula="of:=[.V80]" office:value-type="float" office:value="-0.318359407089594" calcext:value-type="float">
            <text:p>-0.3183594070896</text:p>
          </table:table-cell>
          <table:table-cell table:formula="of:=[.A81]/SUM([.$A81:.$B81])" office:value-type="float" office:value="1.3183594070896" calcext:value-type="float">
            <text:p>1.3183594070896</text:p>
          </table:table-cell>
          <table:table-cell table:formula="of:=[.B81]/SUM([.$A81:.$B81])" office:value-type="float" office:value="-0.318359407089595" calcext:value-type="float">
            <text:p>-0.3183594070896</text:p>
          </table:table-cell>
          <table:table-cell table:formula="of:=([.C81]*[.C81])*SUM([.A81:.B81])" office:value-type="float" office:value="1.73807152626162" calcext:value-type="float">
            <text:p>1.7380715262616</text:p>
          </table:table-cell>
          <table:table-cell table:formula="of:=2*[.C81]*[.D81]*SUM([.A81:.B81])" office:value-type="float" office:value="-0.839424238344065" calcext:value-type="float">
            <text:p>-0.8394242383441</text:p>
          </table:table-cell>
          <table:table-cell table:formula="of:=([.D81]*[.D81])*SUM([.A81:.B81])" office:value-type="float" office:value="0.101352712082438" calcext:value-type="float">
            <text:p>0.1013527120824</text:p>
          </table:table-cell>
          <table:table-cell table:style-name="ce9" table:formula="of:=0.98-(0.84*[.E81])+(0.27*[.F81])" office:value-type="float" office:value="-0.706624626412662" calcext:value-type="float">
            <text:p>-0.7066246264127</text:p>
          </table:table-cell>
          <table:table-cell table:style-name="ce9" table:formula="of:=1.04+(0.02*[.F81])-(0.35*[.G81])" office:value-type="float" office:value="0.987738066004265" calcext:value-type="float">
            <text:p>0.9877380660043</text:p>
          </table:table-cell>
          <table:table-cell table:style-name="ce9" table:formula="of:=0.18-(0.38*[.E81])-(0.14*[.F81])" office:value-type="float" office:value="-0.362947786611249" calcext:value-type="float">
            <text:p>-0.3629477866112</text:p>
          </table:table-cell>
          <table:table-cell table:style-name="ce9" table:formula="of:=0.22-(0.03*[.F81])-(0.35*[.G81])" office:value-type="float" office:value="0.209709277921469" calcext:value-type="float">
            <text:p>0.2097092779215</text:p>
          </table:table-cell>
          <table:table-cell table:formula="of:=[.H81]+((([.$G$5]*2)-1)*[.J81])" office:value-type="float" office:value="-5.42639764350535" calcext:value-type="float">
            <text:p>-5.4263976435054</text:p>
          </table:table-cell>
          <table:table-cell table:formula="of:=[.I81]+((([.$G$6]*2)-1)*[.K81])" office:value-type="float" office:value="3.79784239015195" calcext:value-type="float">
            <text:p>3.797842390152</text:p>
          </table:table-cell>
          <table:table-cell table:formula="of:=([.C81]*[.L81])+([.D81]*[.M81])" office:value-type="float" office:value="-8.36302123147259" calcext:value-type="float">
            <text:p>-8.3630212314726</text:p>
          </table:table-cell>
          <table:table-cell table:style-name="ce10" table:formula="of:=[.$G$5]*[.L81]/[.N81]" office:value-type="float" office:value="4.54329066591812" calcext:value-type="float">
            <text:p>4.5432906659181</text:p>
          </table:table-cell>
          <table:table-cell table:style-name="ce10" table:formula="of:=[.$G$6]*[.M81]/[.N81]" office:value-type="float" office:value="-3.26968740748721" calcext:value-type="float">
            <text:p>-3.2696874074872</text:p>
          </table:table-cell>
          <table:table-cell table:formula="of:=1-([.A81]/[.$H$5])" office:value-type="float" office:value="-0.883370581556557" calcext:value-type="float">
            <text:p>-0.8833705815566</text:p>
          </table:table-cell>
          <table:table-cell table:formula="of:=1-([.B81]/[.$H$6])" office:value-type="float" office:value="1.26979610770305" calcext:value-type="float">
            <text:p>1.2697961077031</text:p>
          </table:table-cell>
          <table:table-cell table:formula="of:=[.A81]+([.O81]*[.A81]*[.Q81])" office:value-type="float" office:value="-3.97275652144415" calcext:value-type="float">
            <text:p>-3.9727565214442</text:p>
          </table:table-cell>
          <table:table-cell table:formula="of:=[.B81]+([.P81]*[.B81]*[.R81])" office:value-type="float" office:value="1.00341674953874" calcext:value-type="float">
            <text:p>1.0034167495387</text:p>
          </table:table-cell>
          <table:table-cell table:style-name="ce13" table:formula="of:=[.S81]/SUM([.$S81:.$T81])" office:value-type="float" office:value="1.33792587801255" calcext:value-type="float">
            <text:p>1.3379258780126</text:p>
          </table:table-cell>
          <table:table-cell table:style-name="ce13" table:formula="of:=[.T81]/SUM([.$S81:.$T81])" office:value-type="float" office:value="-0.337925878012549" calcext:value-type="float">
            <text:p>-0.3379258780125</text:p>
          </table:table-cell>
          <table:table-cell table:style-name="ce14" table:formula="of:=IF(ABS(SUM([.U81:.V8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1]" office:value-type="float" office:value="1.33792587801255" calcext:value-type="float">
            <text:p>1.3379258780126</text:p>
          </table:table-cell>
          <table:table-cell table:formula="of:=[.V81]" office:value-type="float" office:value="-0.337925878012549" calcext:value-type="float">
            <text:p>-0.3379258780125</text:p>
          </table:table-cell>
          <table:table-cell table:formula="of:=[.A82]/SUM([.$A82:.$B82])" office:value-type="float" office:value="1.33792587801255" calcext:value-type="float">
            <text:p>1.3379258780126</text:p>
          </table:table-cell>
          <table:table-cell table:formula="of:=[.B82]/SUM([.$A82:.$B82])" office:value-type="float" office:value="-0.337925878012549" calcext:value-type="float">
            <text:p>-0.3379258780125</text:p>
          </table:table-cell>
          <table:table-cell table:formula="of:=([.C82]*[.C82])*SUM([.A82:.B82])" office:value-type="float" office:value="1.79004565505565" calcext:value-type="float">
            <text:p>1.7900456550557</text:p>
          </table:table-cell>
          <table:table-cell table:formula="of:=2*[.C82]*[.D82]*SUM([.A82:.B82])" office:value-type="float" office:value="-0.904239554086202" calcext:value-type="float">
            <text:p>-0.9042395540862</text:p>
          </table:table-cell>
          <table:table-cell table:formula="of:=([.D82]*[.D82])*SUM([.A82:.B82])" office:value-type="float" office:value="0.114193899030552" calcext:value-type="float">
            <text:p>0.1141938990306</text:p>
          </table:table-cell>
          <table:table-cell table:style-name="ce9" table:formula="of:=0.98-(0.84*[.E82])+(0.27*[.F82])" office:value-type="float" office:value="-0.767783029850021" calcext:value-type="float">
            <text:p>-0.76778302985</text:p>
          </table:table-cell>
          <table:table-cell table:style-name="ce9" table:formula="of:=1.04+(0.02*[.F82])-(0.35*[.G82])" office:value-type="float" office:value="0.981947344257583" calcext:value-type="float">
            <text:p>0.9819473442576</text:p>
          </table:table-cell>
          <table:table-cell table:style-name="ce9" table:formula="of:=0.18-(0.38*[.E82])-(0.14*[.F82])" office:value-type="float" office:value="-0.373623811349079" calcext:value-type="float">
            <text:p>-0.3736238113491</text:p>
          </table:table-cell>
          <table:table-cell table:style-name="ce9" table:formula="of:=0.22-(0.03*[.F82])-(0.35*[.G82])" office:value-type="float" office:value="0.207159321961893" calcext:value-type="float">
            <text:p>0.2071593219619</text:p>
          </table:table-cell>
          <table:table-cell table:formula="of:=[.H82]+((([.$G$5]*2)-1)*[.J82])" office:value-type="float" office:value="-5.62638707263344" calcext:value-type="float">
            <text:p>-5.6263870726335</text:p>
          </table:table-cell>
          <table:table-cell table:formula="of:=[.I82]+((([.$G$6]*2)-1)*[.K82])" office:value-type="float" office:value="3.75788225854695" calcext:value-type="float">
            <text:p>3.757882258547</text:p>
          </table:table-cell>
          <table:table-cell table:formula="of:=([.C82]*[.L82])+([.D82]*[.M82])" office:value-type="float" office:value="-8.79757452587881" calcext:value-type="float">
            <text:p>-8.7975745258788</text:p>
          </table:table-cell>
          <table:table-cell table:style-name="ce10" table:formula="of:=[.$G$5]*[.L82]/[.N82]" office:value-type="float" office:value="4.47804814459858" calcext:value-type="float">
            <text:p>4.4780481445986</text:p>
          </table:table-cell>
          <table:table-cell table:style-name="ce10" table:formula="of:=[.$G$6]*[.M82]/[.N82]" office:value-type="float" office:value="-3.07547860855833" calcext:value-type="float">
            <text:p>-3.0754786085583</text:p>
          </table:table-cell>
          <table:table-cell table:formula="of:=1-([.A82]/[.$H$5])" office:value-type="float" office:value="-0.911322682875071" calcext:value-type="float">
            <text:p>-0.9113226828751</text:p>
          </table:table-cell>
          <table:table-cell table:formula="of:=1-([.B82]/[.$H$6])" office:value-type="float" office:value="1.2863778627225" calcext:value-type="float">
            <text:p>1.2863778627225</text:p>
          </table:table-cell>
          <table:table-cell table:formula="of:=[.A82]+([.O82]*[.A82]*[.Q82])" office:value-type="float" office:value="-4.12207851829823" calcext:value-type="float">
            <text:p>-4.1220785182982</text:p>
          </table:table-cell>
          <table:table-cell table:formula="of:=[.B82]+([.P82]*[.B82]*[.R82])" office:value-type="float" office:value="0.998985807107179" calcext:value-type="float">
            <text:p>0.9989858071072</text:p>
          </table:table-cell>
          <table:table-cell table:style-name="ce13" table:formula="of:=[.S82]/SUM([.$S82:.$T82])" office:value-type="float" office:value="1.31987068572364" calcext:value-type="float">
            <text:p>1.3198706857236</text:p>
          </table:table-cell>
          <table:table-cell table:style-name="ce13" table:formula="of:=[.T82]/SUM([.$S82:.$T82])" office:value-type="float" office:value="-0.31987068572364" calcext:value-type="float">
            <text:p>-0.3198706857236</text:p>
          </table:table-cell>
          <table:table-cell table:style-name="ce14" table:formula="of:=IF(ABS(SUM([.U82:.V8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2]" office:value-type="float" office:value="1.31987068572364" calcext:value-type="float">
            <text:p>1.3198706857236</text:p>
          </table:table-cell>
          <table:table-cell table:formula="of:=[.V82]" office:value-type="float" office:value="-0.31987068572364" calcext:value-type="float">
            <text:p>-0.3198706857236</text:p>
          </table:table-cell>
          <table:table-cell table:formula="of:=[.A83]/SUM([.$A83:.$B83])" office:value-type="float" office:value="1.31987068572364" calcext:value-type="float">
            <text:p>1.3198706857236</text:p>
          </table:table-cell>
          <table:table-cell table:formula="of:=[.B83]/SUM([.$A83:.$B83])" office:value-type="float" office:value="-0.31987068572364" calcext:value-type="float">
            <text:p>-0.3198706857236</text:p>
          </table:table-cell>
          <table:table-cell table:formula="of:=([.C83]*[.C83])*SUM([.A83:.B83])" office:value-type="float" office:value="1.74205862703259" calcext:value-type="float">
            <text:p>1.7420586270326</text:p>
          </table:table-cell>
          <table:table-cell table:formula="of:=2*[.C83]*[.D83]*SUM([.A83:.B83])" office:value-type="float" office:value="-0.844375882617903" calcext:value-type="float">
            <text:p>-0.8443758826179</text:p>
          </table:table-cell>
          <table:table-cell table:formula="of:=([.D83]*[.D83])*SUM([.A83:.B83])" office:value-type="float" office:value="0.102317255585312" calcext:value-type="float">
            <text:p>0.1023172555853</text:p>
          </table:table-cell>
          <table:table-cell table:style-name="ce9" table:formula="of:=0.98-(0.84*[.E83])+(0.27*[.F83])" office:value-type="float" office:value="-0.711310735014212" calcext:value-type="float">
            <text:p>-0.7113107350142</text:p>
          </table:table-cell>
          <table:table-cell table:style-name="ce9" table:formula="of:=1.04+(0.02*[.F83])-(0.35*[.G83])" office:value-type="float" office:value="0.987301442892783" calcext:value-type="float">
            <text:p>0.9873014428928</text:p>
          </table:table-cell>
          <table:table-cell table:style-name="ce9" table:formula="of:=0.18-(0.38*[.E83])-(0.14*[.F83])" office:value-type="float" office:value="-0.363769654705878" calcext:value-type="float">
            <text:p>-0.3637696547059</text:p>
          </table:table-cell>
          <table:table-cell table:style-name="ce9" table:formula="of:=0.22-(0.03*[.F83])-(0.35*[.G83])" office:value-type="float" office:value="0.209520237023678" calcext:value-type="float">
            <text:p>0.2095202370237</text:p>
          </table:table-cell>
          <table:table-cell table:formula="of:=[.H83]+((([.$G$5]*2)-1)*[.J83])" office:value-type="float" office:value="-5.44177132480945" calcext:value-type="float">
            <text:p>-5.4417713248095</text:p>
          </table:table-cell>
          <table:table-cell table:formula="of:=[.I83]+((([.$G$6]*2)-1)*[.K83])" office:value-type="float" office:value="3.79487261901007" calcext:value-type="float">
            <text:p>3.7948726190101</text:p>
          </table:table-cell>
          <table:table-cell table:formula="of:=([.C83]*[.L83])+([.D83]*[.M83])" office:value-type="float" office:value="-8.39630295690411" calcext:value-type="float">
            <text:p>-8.3963029569041</text:p>
          </table:table-cell>
          <table:table-cell table:style-name="ce10" table:formula="of:=[.$G$5]*[.L83]/[.N83]" office:value-type="float" office:value="4.53810242578065" calcext:value-type="float">
            <text:p>4.5381024257807</text:p>
          </table:table-cell>
          <table:table-cell table:style-name="ce10" table:formula="of:=[.$G$6]*[.M83]/[.N83]" office:value-type="float" office:value="-3.25418020253846" calcext:value-type="float">
            <text:p>-3.2541802025385</text:p>
          </table:table-cell>
          <table:table-cell table:formula="of:=1-([.A83]/[.$H$5])" office:value-type="float" office:value="-0.885529551033771" calcext:value-type="float">
            <text:p>-0.8855295510338</text:p>
          </table:table-cell>
          <table:table-cell table:formula="of:=1-([.B83]/[.$H$6])" office:value-type="float" office:value="1.27107685230817" calcext:value-type="float">
            <text:p>1.2710768523082</text:p>
          </table:table-cell>
          <table:table-cell table:formula="of:=[.A83]+([.O83]*[.A83]*[.Q83])" office:value-type="float" office:value="-3.98419306966101" calcext:value-type="float">
            <text:p>-3.984193069661</text:p>
          </table:table-cell>
          <table:table-cell table:formula="of:=[.B83]+([.P83]*[.B83]*[.R83])" office:value-type="float" office:value="1.00321463111689" calcext:value-type="float">
            <text:p>1.0032146311169</text:p>
          </table:table-cell>
          <table:table-cell table:style-name="ce13" table:formula="of:=[.S83]/SUM([.$S83:.$T83])" office:value-type="float" office:value="1.33653870760865" calcext:value-type="float">
            <text:p>1.3365387076087</text:p>
          </table:table-cell>
          <table:table-cell table:style-name="ce13" table:formula="of:=[.T83]/SUM([.$S83:.$T83])" office:value-type="float" office:value="-0.336538707608651" calcext:value-type="float">
            <text:p>-0.3365387076087</text:p>
          </table:table-cell>
          <table:table-cell table:style-name="ce14" table:formula="of:=IF(ABS(SUM([.U83:.V8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3]" office:value-type="float" office:value="1.33653870760865" calcext:value-type="float">
            <text:p>1.3365387076087</text:p>
          </table:table-cell>
          <table:table-cell table:formula="of:=[.V83]" office:value-type="float" office:value="-0.336538707608651" calcext:value-type="float">
            <text:p>-0.3365387076087</text:p>
          </table:table-cell>
          <table:table-cell table:formula="of:=[.A84]/SUM([.$A84:.$B84])" office:value-type="float" office:value="1.33653870760865" calcext:value-type="float">
            <text:p>1.3365387076087</text:p>
          </table:table-cell>
          <table:table-cell table:formula="of:=[.B84]/SUM([.$A84:.$B84])" office:value-type="float" office:value="-0.336538707608651" calcext:value-type="float">
            <text:p>-0.3365387076087</text:p>
          </table:table-cell>
          <table:table-cell table:formula="of:=([.C84]*[.C84])*SUM([.A84:.B84])" office:value-type="float" office:value="1.7863357169362" calcext:value-type="float">
            <text:p>1.7863357169362</text:p>
          </table:table-cell>
          <table:table-cell table:formula="of:=2*[.C84]*[.D84]*SUM([.A84:.B84])" office:value-type="float" office:value="-0.899594018655105" calcext:value-type="float">
            <text:p>-0.8995940186551</text:p>
          </table:table-cell>
          <table:table-cell table:formula="of:=([.D84]*[.D84])*SUM([.A84:.B84])" office:value-type="float" office:value="0.113258301718901" calcext:value-type="float">
            <text:p>0.1132583017189</text:p>
          </table:table-cell>
          <table:table-cell table:style-name="ce9" table:formula="of:=0.98-(0.84*[.E84])+(0.27*[.F84])" office:value-type="float" office:value="-0.763412387263289" calcext:value-type="float">
            <text:p>-0.7634123872633</text:p>
          </table:table-cell>
          <table:table-cell table:style-name="ce9" table:formula="of:=1.04+(0.02*[.F84])-(0.35*[.G84])" office:value-type="float" office:value="0.982367714025282" calcext:value-type="float">
            <text:p>0.9823677140253</text:p>
          </table:table-cell>
          <table:table-cell table:style-name="ce9" table:formula="of:=0.18-(0.38*[.E84])-(0.14*[.F84])" office:value-type="float" office:value="-0.372864409824043" calcext:value-type="float">
            <text:p>-0.372864409824</text:p>
          </table:table-cell>
          <table:table-cell table:style-name="ce9" table:formula="of:=0.22-(0.03*[.F84])-(0.35*[.G84])" office:value-type="float" office:value="0.207347414958038" calcext:value-type="float">
            <text:p>0.207347414958</text:p>
          </table:table-cell>
          <table:table-cell table:formula="of:=[.H84]+((([.$G$5]*2)-1)*[.J84])" office:value-type="float" office:value="-5.61214117261514" calcext:value-type="float">
            <text:p>-5.6121411726152</text:p>
          </table:table-cell>
          <table:table-cell table:formula="of:=[.I84]+((([.$G$6]*2)-1)*[.K84])" office:value-type="float" office:value="3.76082307446299" calcext:value-type="float">
            <text:p>3.760823074463</text:p>
          </table:table-cell>
          <table:table-cell table:formula="of:=([.C84]*[.L84])+([.D84]*[.M84])" office:value-type="float" office:value="-8.76650644678892" calcext:value-type="float">
            <text:p>-8.7665064467889</text:p>
          </table:table-cell>
          <table:table-cell table:style-name="ce10" table:formula="of:=[.$G$5]*[.L84]/[.N84]" office:value-type="float" office:value="4.48253962158952" calcext:value-type="float">
            <text:p>4.4825396215895</text:p>
          </table:table-cell>
          <table:table-cell table:style-name="ce10" table:formula="of:=[.$G$6]*[.M84]/[.N84]" office:value-type="float" office:value="-3.0887932724959" calcext:value-type="float">
            <text:p>-3.0887932724959</text:p>
          </table:table-cell>
          <table:table-cell table:formula="of:=1-([.A84]/[.$H$5])" office:value-type="float" office:value="-0.9093410108695" calcext:value-type="float">
            <text:p>-0.9093410108695</text:p>
          </table:table-cell>
          <table:table-cell table:formula="of:=1-([.B84]/[.$H$6])" office:value-type="float" office:value="1.2852022945836" calcext:value-type="float">
            <text:p>1.2852022945836</text:p>
          </table:table-cell>
          <table:table-cell table:formula="of:=[.A84]+([.O84]*[.A84]*[.Q84])" office:value-type="float" office:value="-4.11140304921472" calcext:value-type="float">
            <text:p>-4.1114030492147</text:p>
          </table:table-cell>
          <table:table-cell table:formula="of:=[.B84]+([.P84]*[.B84]*[.R84])" office:value-type="float" office:value="0.999427144661697" calcext:value-type="float">
            <text:p>0.9994271446617</text:p>
          </table:table-cell>
          <table:table-cell table:style-name="ce13" table:formula="of:=[.S84]/SUM([.$S84:.$T84])" office:value-type="float" office:value="1.32115516807166" calcext:value-type="float">
            <text:p>1.3211551680717</text:p>
          </table:table-cell>
          <table:table-cell table:style-name="ce13" table:formula="of:=[.T84]/SUM([.$S84:.$T84])" office:value-type="float" office:value="-0.321155168071663" calcext:value-type="float">
            <text:p>-0.3211551680717</text:p>
          </table:table-cell>
          <table:table-cell table:style-name="ce14" table:formula="of:=IF(ABS(SUM([.U84:.V8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4]" office:value-type="float" office:value="1.32115516807166" calcext:value-type="float">
            <text:p>1.3211551680717</text:p>
          </table:table-cell>
          <table:table-cell table:formula="of:=[.V84]" office:value-type="float" office:value="-0.321155168071663" calcext:value-type="float">
            <text:p>-0.3211551680717</text:p>
          </table:table-cell>
          <table:table-cell table:formula="of:=[.A85]/SUM([.$A85:.$B85])" office:value-type="float" office:value="1.32115516807166" calcext:value-type="float">
            <text:p>1.3211551680717</text:p>
          </table:table-cell>
          <table:table-cell table:formula="of:=[.B85]/SUM([.$A85:.$B85])" office:value-type="float" office:value="-0.321155168071664" calcext:value-type="float">
            <text:p>-0.3211551680717</text:p>
          </table:table-cell>
          <table:table-cell table:formula="of:=([.C85]*[.C85])*SUM([.A85:.B85])" office:value-type="float" office:value="1.74545097812246" calcext:value-type="float">
            <text:p>1.7454509781225</text:p>
          </table:table-cell>
          <table:table-cell table:formula="of:=2*[.C85]*[.D85]*SUM([.A85:.B85])" office:value-type="float" office:value="-0.848591620101603" calcext:value-type="float">
            <text:p>-0.8485916201016</text:p>
          </table:table-cell>
          <table:table-cell table:formula="of:=([.D85]*[.D85])*SUM([.A85:.B85])" office:value-type="float" office:value="0.103140641979138" calcext:value-type="float">
            <text:p>0.1031406419791</text:p>
          </table:table-cell>
          <table:table-cell table:style-name="ce9" table:formula="of:=0.98-(0.84*[.E85])+(0.27*[.F85])" office:value-type="float" office:value="-0.715298559050303" calcext:value-type="float">
            <text:p>-0.7152985590503</text:p>
          </table:table-cell>
          <table:table-cell table:style-name="ce9" table:formula="of:=1.04+(0.02*[.F85])-(0.35*[.G85])" office:value-type="float" office:value="0.98692894290527" calcext:value-type="float">
            <text:p>0.9869289429053</text:p>
          </table:table-cell>
          <table:table-cell table:style-name="ce9" table:formula="of:=0.18-(0.38*[.E85])-(0.14*[.F85])" office:value-type="float" office:value="-0.364468544872312" calcext:value-type="float">
            <text:p>-0.3644685448723</text:p>
          </table:table-cell>
          <table:table-cell table:style-name="ce9" table:formula="of:=0.22-(0.03*[.F85])-(0.35*[.G85])" office:value-type="float" office:value="0.20935852391035" calcext:value-type="float">
            <text:p>0.2093585239104</text:p>
          </table:table-cell>
          <table:table-cell table:formula="of:=[.H85]+((([.$G$5]*2)-1)*[.J85])" office:value-type="float" office:value="-5.45484751656985" calcext:value-type="float">
            <text:p>-5.4548475165699</text:p>
          </table:table-cell>
          <table:table-cell table:formula="of:=[.I85]+((([.$G$6]*2)-1)*[.K85])" office:value-type="float" office:value="3.79233316330396" calcext:value-type="float">
            <text:p>3.792333163304</text:p>
          </table:table-cell>
          <table:table-cell table:formula="of:=([.C85]*[.L85])+([.D85]*[.M85])" office:value-type="float" office:value="-8.42462738200377" calcext:value-type="float">
            <text:p>-8.4246273820038</text:p>
          </table:table-cell>
          <table:table-cell table:style-name="ce10" table:formula="of:=[.$G$5]*[.L85]/[.N85]" office:value-type="float" office:value="4.53371295597143" calcext:value-type="float">
            <text:p>4.5337129559714</text:p>
          </table:table-cell>
          <table:table-cell table:style-name="ce10" table:formula="of:=[.$G$6]*[.M85]/[.N85]" office:value-type="float" office:value="-3.24106901560009" calcext:value-type="float">
            <text:p>-3.2410690156001</text:p>
          </table:table-cell>
          <table:table-cell table:formula="of:=1-([.A85]/[.$H$5])" office:value-type="float" office:value="-0.887364525816657" calcext:value-type="float">
            <text:p>-0.8873645258167</text:p>
          </table:table-cell>
          <table:table-cell table:formula="of:=1-([.B85]/[.$H$6])" office:value-type="float" office:value="1.2721653966709" calcext:value-type="float">
            <text:p>1.2721653966709</text:p>
          </table:table-cell>
          <table:table-cell table:formula="of:=[.A85]+([.O85]*[.A85]*[.Q85])" office:value-type="float" office:value="-3.99392612034579" calcext:value-type="float">
            <text:p>-3.9939261203458</text:p>
          </table:table-cell>
          <table:table-cell table:formula="of:=[.B85]+([.P85]*[.B85]*[.R85])" office:value-type="float" office:value="1.00302406498193" calcext:value-type="float">
            <text:p>1.0030240649819</text:p>
          </table:table-cell>
          <table:table-cell table:style-name="ce13" table:formula="of:=[.S85]/SUM([.$S85:.$T85])" office:value-type="float" office:value="1.33535837898239" calcext:value-type="float">
            <text:p>1.3353583789824</text:p>
          </table:table-cell>
          <table:table-cell table:style-name="ce13" table:formula="of:=[.T85]/SUM([.$S85:.$T85])" office:value-type="float" office:value="-0.335358378982387" calcext:value-type="float">
            <text:p>-0.3353583789824</text:p>
          </table:table-cell>
          <table:table-cell table:style-name="ce14" table:formula="of:=IF(ABS(SUM([.U85:.V8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5]" office:value-type="float" office:value="1.33535837898239" calcext:value-type="float">
            <text:p>1.3353583789824</text:p>
          </table:table-cell>
          <table:table-cell table:formula="of:=[.V85]" office:value-type="float" office:value="-0.335358378982387" calcext:value-type="float">
            <text:p>-0.3353583789824</text:p>
          </table:table-cell>
          <table:table-cell table:formula="of:=[.A86]/SUM([.$A86:.$B86])" office:value-type="float" office:value="1.33535837898239" calcext:value-type="float">
            <text:p>1.3353583789824</text:p>
          </table:table-cell>
          <table:table-cell table:formula="of:=[.B86]/SUM([.$A86:.$B86])" office:value-type="float" office:value="-0.335358378982386" calcext:value-type="float">
            <text:p>-0.3353583789824</text:p>
          </table:table-cell>
          <table:table-cell table:formula="of:=([.C86]*[.C86])*SUM([.A86:.B86])" office:value-type="float" office:value="1.78318200031847" calcext:value-type="float">
            <text:p>1.7831820003185</text:p>
          </table:table-cell>
          <table:table-cell table:formula="of:=2*[.C86]*[.D86]*SUM([.A86:.B86])" office:value-type="float" office:value="-0.895647242672162" calcext:value-type="float">
            <text:p>-0.8956472426722</text:p>
          </table:table-cell>
          <table:table-cell table:formula="of:=([.D86]*[.D86])*SUM([.A86:.B86])" office:value-type="float" office:value="0.112465242353694" calcext:value-type="float">
            <text:p>0.1124652423537</text:p>
          </table:table-cell>
          <table:table-cell table:style-name="ce9" table:formula="of:=0.98-(0.84*[.E86])+(0.27*[.F86])" office:value-type="float" office:value="-0.759697635788998" calcext:value-type="float">
            <text:p>-0.759697635789</text:p>
          </table:table-cell>
          <table:table-cell table:style-name="ce9" table:formula="of:=1.04+(0.02*[.F86])-(0.35*[.G86])" office:value-type="float" office:value="0.982724220322764" calcext:value-type="float">
            <text:p>0.9827242203228</text:p>
          </table:table-cell>
          <table:table-cell table:style-name="ce9" table:formula="of:=0.18-(0.38*[.E86])-(0.14*[.F86])" office:value-type="float" office:value="-0.372218546146915" calcext:value-type="float">
            <text:p>-0.3722185461469</text:p>
          </table:table-cell>
          <table:table-cell table:style-name="ce9" table:formula="of:=0.22-(0.03*[.F86])-(0.35*[.G86])" office:value-type="float" office:value="0.207506582456372" calcext:value-type="float">
            <text:p>0.2075065824564</text:p>
          </table:table-cell>
          <table:table-cell table:formula="of:=[.H86]+((([.$G$5]*2)-1)*[.J86])" office:value-type="float" office:value="-5.60002760988348" calcext:value-type="float">
            <text:p>-5.6000276098835</text:p>
          </table:table-cell>
          <table:table-cell table:formula="of:=[.I86]+((([.$G$6]*2)-1)*[.K86])" office:value-type="float" office:value="3.76331242523815" calcext:value-type="float">
            <text:p>3.7633124252382</text:p>
          </table:table-cell>
          <table:table-cell table:formula="of:=([.C86]*[.L86])+([.D86]*[.M86])" office:value-type="float" office:value="-8.74010214592275" calcext:value-type="float">
            <text:p>-8.7401021459228</text:p>
          </table:table-cell>
          <table:table-cell table:style-name="ce10" table:formula="of:=[.$G$5]*[.L86]/[.N86]" office:value-type="float" office:value="4.48637700907148" calcext:value-type="float">
            <text:p>4.4863770090715</text:p>
          </table:table-cell>
          <table:table-cell table:style-name="ce10" table:formula="of:=[.$G$6]*[.M86]/[.N86]" office:value-type="float" office:value="-3.10017537659498" calcext:value-type="float">
            <text:p>-3.100175376595</text:p>
          </table:table-cell>
          <table:table-cell table:formula="of:=1-([.A86]/[.$H$5])" office:value-type="float" office:value="-0.9076548271177" calcext:value-type="float">
            <text:p>-0.9076548271177</text:p>
          </table:table-cell>
          <table:table-cell table:formula="of:=1-([.B86]/[.$H$6])" office:value-type="float" office:value="1.28420201608677" calcext:value-type="float">
            <text:p>1.2842020160868</text:p>
          </table:table-cell>
          <table:table-cell table:formula="of:=[.A86]+([.O86]*[.A86]*[.Q86])" office:value-type="float" office:value="-4.10233010384992" calcext:value-type="float">
            <text:p>-4.1023301038499</text:p>
          </table:table-cell>
          <table:table-cell table:formula="of:=[.B86]+([.P86]*[.B86]*[.R86])" office:value-type="float" office:value="0.999787659930998" calcext:value-type="float">
            <text:p>0.999787659931</text:p>
          </table:table-cell>
          <table:table-cell table:style-name="ce13" table:formula="of:=[.S86]/SUM([.$S86:.$T86])" office:value-type="float" office:value="1.3222478589747" calcext:value-type="float">
            <text:p>1.3222478589747</text:p>
          </table:table-cell>
          <table:table-cell table:style-name="ce13" table:formula="of:=[.T86]/SUM([.$S86:.$T86])" office:value-type="float" office:value="-0.322247858974701" calcext:value-type="float">
            <text:p>-0.3222478589747</text:p>
          </table:table-cell>
          <table:table-cell table:style-name="ce14" table:formula="of:=IF(ABS(SUM([.U86:.V8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6]" office:value-type="float" office:value="1.3222478589747" calcext:value-type="float">
            <text:p>1.3222478589747</text:p>
          </table:table-cell>
          <table:table-cell table:formula="of:=[.V86]" office:value-type="float" office:value="-0.322247858974701" calcext:value-type="float">
            <text:p>-0.3222478589747</text:p>
          </table:table-cell>
          <table:table-cell table:formula="of:=[.A87]/SUM([.$A87:.$B87])" office:value-type="float" office:value="1.3222478589747" calcext:value-type="float">
            <text:p>1.3222478589747</text:p>
          </table:table-cell>
          <table:table-cell table:formula="of:=[.B87]/SUM([.$A87:.$B87])" office:value-type="float" office:value="-0.322247858974701" calcext:value-type="float">
            <text:p>-0.3222478589747</text:p>
          </table:table-cell>
          <table:table-cell table:formula="of:=([.C87]*[.C87])*SUM([.A87:.B87])" office:value-type="float" office:value="1.74833940056318" calcext:value-type="float">
            <text:p>1.7483394005632</text:p>
          </table:table-cell>
          <table:table-cell table:formula="of:=2*[.C87]*[.D87]*SUM([.A87:.B87])" office:value-type="float" office:value="-0.85218308317696" calcext:value-type="float">
            <text:p>-0.852183083177</text:p>
          </table:table-cell>
          <table:table-cell table:formula="of:=([.D87]*[.D87])*SUM([.A87:.B87])" office:value-type="float" office:value="0.103843682613779" calcext:value-type="float">
            <text:p>0.1038436826138</text:p>
          </table:table-cell>
          <table:table-cell table:style-name="ce9" table:formula="of:=0.98-(0.84*[.E87])+(0.27*[.F87])" office:value-type="float" office:value="-0.718694528930851" calcext:value-type="float">
            <text:p>-0.7186945289309</text:p>
          </table:table-cell>
          <table:table-cell table:style-name="ce9" table:formula="of:=1.04+(0.02*[.F87])-(0.35*[.G87])" office:value-type="float" office:value="0.986611049421638" calcext:value-type="float">
            <text:p>0.9866110494216</text:p>
          </table:table-cell>
          <table:table-cell table:style-name="ce9" table:formula="of:=0.18-(0.38*[.E87])-(0.14*[.F87])" office:value-type="float" office:value="-0.365063340569234" calcext:value-type="float">
            <text:p>-0.3650633405692</text:p>
          </table:table-cell>
          <table:table-cell table:style-name="ce9" table:formula="of:=0.22-(0.03*[.F87])-(0.35*[.G87])" office:value-type="float" office:value="0.209220203580486" calcext:value-type="float">
            <text:p>0.2092202035805</text:p>
          </table:table-cell>
          <table:table-cell table:formula="of:=[.H87]+((([.$G$5]*2)-1)*[.J87])" office:value-type="float" office:value="-5.46597820969317" calcext:value-type="float">
            <text:p>-5.4659782096932</text:p>
          </table:table-cell>
          <table:table-cell table:formula="of:=[.I87]+((([.$G$6]*2)-1)*[.K87])" office:value-type="float" office:value="3.79016177740015" calcext:value-type="float">
            <text:p>3.7901617774002</text:p>
          </table:table-cell>
          <table:table-cell table:formula="of:=([.C87]*[.L87])+([.D87]*[.M87])" office:value-type="float" office:value="-8.44874950290411" calcext:value-type="float">
            <text:p>-8.4487495029041</text:p>
          </table:table-cell>
          <table:table-cell table:style-name="ce10" table:formula="of:=[.$G$5]*[.L87]/[.N87]" office:value-type="float" office:value="4.52999339264538" calcext:value-type="float">
            <text:p>4.5299933926454</text:p>
          </table:table-cell>
          <table:table-cell table:style-name="ce10" table:formula="of:=[.$G$6]*[.M87]/[.N87]" office:value-type="float" office:value="-3.22996495373675" calcext:value-type="float">
            <text:p>-3.2299649537368</text:p>
          </table:table-cell>
          <table:table-cell table:formula="of:=1-([.A87]/[.$H$5])" office:value-type="float" office:value="-0.888925512821" calcext:value-type="float">
            <text:p>-0.888925512821</text:p>
          </table:table-cell>
          <table:table-cell table:formula="of:=1-([.B87]/[.$H$6])" office:value-type="float" office:value="1.27309140591076" calcext:value-type="float">
            <text:p>1.2730914059108</text:p>
          </table:table-cell>
          <table:table-cell table:formula="of:=[.A87]+([.O87]*[.A87]*[.Q87])" office:value-type="float" office:value="-4.00221512307724" calcext:value-type="float">
            <text:p>-4.0022151230772</text:p>
          </table:table-cell>
          <table:table-cell table:formula="of:=[.B87]+([.P87]*[.B87]*[.R87])" office:value-type="float" office:value="1.00284842812475" calcext:value-type="float">
            <text:p>1.0028484281248</text:p>
          </table:table-cell>
          <table:table-cell table:style-name="ce13" table:formula="of:=[.S87]/SUM([.$S87:.$T87])" office:value-type="float" office:value="1.3343533919385" calcext:value-type="float">
            <text:p>1.3343533919385</text:p>
          </table:table-cell>
          <table:table-cell table:style-name="ce13" table:formula="of:=[.T87]/SUM([.$S87:.$T87])" office:value-type="float" office:value="-0.334353391938505" calcext:value-type="float">
            <text:p>-0.3343533919385</text:p>
          </table:table-cell>
          <table:table-cell table:style-name="ce14" table:formula="of:=IF(ABS(SUM([.U87:.V8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7]" office:value-type="float" office:value="1.3343533919385" calcext:value-type="float">
            <text:p>1.3343533919385</text:p>
          </table:table-cell>
          <table:table-cell table:formula="of:=[.V87]" office:value-type="float" office:value="-0.334353391938505" calcext:value-type="float">
            <text:p>-0.3343533919385</text:p>
          </table:table-cell>
          <table:table-cell table:formula="of:=[.A88]/SUM([.$A88:.$B88])" office:value-type="float" office:value="1.33435339193851" calcext:value-type="float">
            <text:p>1.3343533919385</text:p>
          </table:table-cell>
          <table:table-cell table:formula="of:=[.B88]/SUM([.$A88:.$B88])" office:value-type="float" office:value="-0.334353391938507" calcext:value-type="float">
            <text:p>-0.3343533919385</text:p>
          </table:table-cell>
          <table:table-cell table:formula="of:=([.C88]*[.C88])*SUM([.A88:.B88])" office:value-type="float" office:value="1.78049897457779" calcext:value-type="float">
            <text:p>1.7804989745778</text:p>
          </table:table-cell>
          <table:table-cell table:formula="of:=2*[.C88]*[.D88]*SUM([.A88:.B88])" office:value-type="float" office:value="-0.892291165278579" calcext:value-type="float">
            <text:p>-0.8922911652786</text:p>
          </table:table-cell>
          <table:table-cell table:formula="of:=([.D88]*[.D88])*SUM([.A88:.B88])" office:value-type="float" office:value="0.111792190700784" calcext:value-type="float">
            <text:p>0.1117921907008</text:p>
          </table:table-cell>
          <table:table-cell table:style-name="ce9" table:formula="of:=0.98-(0.84*[.E88])+(0.27*[.F88])" office:value-type="float" office:value="-0.756537753270561" calcext:value-type="float">
            <text:p>-0.7565377532706</text:p>
          </table:table-cell>
          <table:table-cell table:style-name="ce9" table:formula="of:=1.04+(0.02*[.F88])-(0.35*[.G88])" office:value-type="float" office:value="0.983026909949154" calcext:value-type="float">
            <text:p>0.9830269099492</text:p>
          </table:table-cell>
          <table:table-cell table:style-name="ce9" table:formula="of:=0.18-(0.38*[.E88])-(0.14*[.F88])" office:value-type="float" office:value="-0.37166884720056" calcext:value-type="float">
            <text:p>-0.3716688472006</text:p>
          </table:table-cell>
          <table:table-cell table:style-name="ce9" table:formula="of:=0.22-(0.03*[.F88])-(0.35*[.G88])" office:value-type="float" office:value="0.207641468213083" calcext:value-type="float">
            <text:p>0.2076414682131</text:p>
          </table:table-cell>
          <table:table-cell table:formula="of:=[.H88]+((([.$G$5]*2)-1)*[.J88])" office:value-type="float" office:value="-5.58971944226664" calcext:value-type="float">
            <text:p>-5.5897194422667</text:p>
          </table:table-cell>
          <table:table-cell table:formula="of:=[.I88]+((([.$G$6]*2)-1)*[.K88])" office:value-type="float" office:value="3.76542258400447" calcext:value-type="float">
            <text:p>3.7654225840045</text:p>
          </table:table-cell>
          <table:table-cell table:formula="of:=([.C88]*[.L88])+([.D88]*[.M88])" office:value-type="float" office:value="-8.71764291081687" calcext:value-type="float">
            <text:p>-8.7176429108169</text:p>
          </table:table-cell>
          <table:table-cell table:style-name="ce10" table:formula="of:=[.$G$5]*[.L88]/[.N88]" office:value-type="float" office:value="4.4896557401069" calcext:value-type="float">
            <text:p>4.4896557401069</text:p>
          </table:table-cell>
          <table:table-cell table:style-name="ce10" table:formula="of:=[.$G$6]*[.M88]/[.N88]" office:value-type="float" office:value="-3.10990515236553" calcext:value-type="float">
            <text:p>-3.1099051523655</text:p>
          </table:table-cell>
          <table:table-cell table:formula="of:=1-([.A88]/[.$H$5])" office:value-type="float" office:value="-0.906219131340714" calcext:value-type="float">
            <text:p>-0.9062191313407</text:p>
          </table:table-cell>
          <table:table-cell table:formula="of:=1-([.B88]/[.$H$6])" office:value-type="float" office:value="1.28335033215128" calcext:value-type="float">
            <text:p>1.2833503321513</text:p>
          </table:table-cell>
          <table:table-cell table:formula="of:=[.A88]+([.O88]*[.A88]*[.Q88])" office:value-type="float" office:value="-4.09461273042453" calcext:value-type="float">
            <text:p>-4.0946127304245</text:p>
          </table:table-cell>
          <table:table-cell table:formula="of:=[.B88]+([.P88]*[.B88]*[.R88])" office:value-type="float" office:value="1.00008369847601" calcext:value-type="float">
            <text:p>1.000083698476</text:p>
          </table:table-cell>
          <table:table-cell table:style-name="ce13" table:formula="of:=[.S88]/SUM([.$S88:.$T88])" office:value-type="float" office:value="1.32317799838067" calcext:value-type="float">
            <text:p>1.3231779983807</text:p>
          </table:table-cell>
          <table:table-cell table:style-name="ce13" table:formula="of:=[.T88]/SUM([.$S88:.$T88])" office:value-type="float" office:value="-0.323177998380668" calcext:value-type="float">
            <text:p>-0.3231779983807</text:p>
          </table:table-cell>
          <table:table-cell table:style-name="ce14" table:formula="of:=IF(ABS(SUM([.U88:.V8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8]" office:value-type="float" office:value="1.32317799838067" calcext:value-type="float">
            <text:p>1.3231779983807</text:p>
          </table:table-cell>
          <table:table-cell table:formula="of:=[.V88]" office:value-type="float" office:value="-0.323177998380668" calcext:value-type="float">
            <text:p>-0.3231779983807</text:p>
          </table:table-cell>
          <table:table-cell table:formula="of:=[.A89]/SUM([.$A89:.$B89])" office:value-type="float" office:value="1.32317799838067" calcext:value-type="float">
            <text:p>1.3231779983807</text:p>
          </table:table-cell>
          <table:table-cell table:formula="of:=[.B89]/SUM([.$A89:.$B89])" office:value-type="float" office:value="-0.323177998380667" calcext:value-type="float">
            <text:p>-0.3231779983807</text:p>
          </table:table-cell>
          <table:table-cell table:formula="of:=([.C89]*[.C89])*SUM([.A89:.B89])" office:value-type="float" office:value="1.75080001539867" calcext:value-type="float">
            <text:p>1.7508000153987</text:p>
          </table:table-cell>
          <table:table-cell table:formula="of:=2*[.C89]*[.D89]*SUM([.A89:.B89])" office:value-type="float" office:value="-0.855244034036006" calcext:value-type="float">
            <text:p>-0.855244034036</text:p>
          </table:table-cell>
          <table:table-cell table:formula="of:=([.D89]*[.D89])*SUM([.A89:.B89])" office:value-type="float" office:value="0.104444018637335" calcext:value-type="float">
            <text:p>0.1044440186373</text:p>
          </table:table-cell>
          <table:table-cell table:style-name="ce9" table:formula="of:=0.98-(0.84*[.E89])+(0.27*[.F89])" office:value-type="float" office:value="-0.721587902124607" calcext:value-type="float">
            <text:p>-0.7215879021246</text:p>
          </table:table-cell>
          <table:table-cell table:style-name="ce9" table:formula="of:=1.04+(0.02*[.F89])-(0.35*[.G89])" office:value-type="float" office:value="0.986339712796212" calcext:value-type="float">
            <text:p>0.9863397127962</text:p>
          </table:table-cell>
          <table:table-cell table:style-name="ce9" table:formula="of:=0.18-(0.38*[.E89])-(0.14*[.F89])" office:value-type="float" office:value="-0.365569841086455" calcext:value-type="float">
            <text:p>-0.3655698410865</text:p>
          </table:table-cell>
          <table:table-cell table:style-name="ce9" table:formula="of:=0.22-(0.03*[.F89])-(0.35*[.G89])" office:value-type="float" office:value="0.209101914498013" calcext:value-type="float">
            <text:p>0.209101914498</text:p>
          </table:table-cell>
          <table:table-cell table:formula="of:=[.H89]+((([.$G$5]*2)-1)*[.J89])" office:value-type="float" office:value="-5.47545811561287" calcext:value-type="float">
            <text:p>-5.4754581156129</text:p>
          </table:table-cell>
          <table:table-cell table:formula="of:=[.I89]+((([.$G$6]*2)-1)*[.K89])" office:value-type="float" office:value="3.78830536706959" calcext:value-type="float">
            <text:p>3.7883053670696</text:p>
          </table:table-cell>
          <table:table-cell table:formula="of:=([.C89]*[.L89])+([.D89]*[.M89])" office:value-type="float" office:value="-8.4693026554181" calcext:value-type="float">
            <text:p>-8.4693026554181</text:p>
          </table:table-cell>
          <table:table-cell table:style-name="ce10" table:formula="of:=[.$G$5]*[.L89]/[.N89]" office:value-type="float" office:value="4.52683760226639" calcext:value-type="float">
            <text:p>4.5268376022664</text:p>
          </table:table-cell>
          <table:table-cell table:style-name="ce10" table:formula="of:=[.$G$6]*[.M89]/[.N89]" office:value-type="float" office:value="-3.2205483441369" calcext:value-type="float">
            <text:p>-3.2205483441369</text:p>
          </table:table-cell>
          <table:table-cell table:formula="of:=1-([.A89]/[.$H$5])" office:value-type="float" office:value="-0.890254283400957" calcext:value-type="float">
            <text:p>-0.890254283401</text:p>
          </table:table-cell>
          <table:table-cell table:formula="of:=1-([.B89]/[.$H$6])" office:value-type="float" office:value="1.27387965964463" calcext:value-type="float">
            <text:p>1.2738796596446</text:p>
          </table:table-cell>
          <table:table-cell table:formula="of:=[.A89]+([.O89]*[.A89]*[.Q89])" office:value-type="float" office:value="-4.00927771799428" calcext:value-type="float">
            <text:p>-4.0092777179943</text:p>
          </table:table-cell>
          <table:table-cell table:formula="of:=[.B89]+([.P89]*[.B89]*[.R89])" office:value-type="float" office:value="1.00268915838387" calcext:value-type="float">
            <text:p>1.0026891583839</text:p>
          </table:table-cell>
          <table:table-cell table:style-name="ce13" table:formula="of:=[.S89]/SUM([.$S89:.$T89])" office:value-type="float" office:value="1.33349729718715" calcext:value-type="float">
            <text:p>1.3334972971872</text:p>
          </table:table-cell>
          <table:table-cell table:style-name="ce13" table:formula="of:=[.T89]/SUM([.$S89:.$T89])" office:value-type="float" office:value="-0.333497297187148" calcext:value-type="float">
            <text:p>-0.3334972971871</text:p>
          </table:table-cell>
          <table:table-cell table:style-name="ce14" table:formula="of:=IF(ABS(SUM([.U89:.V8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89]" office:value-type="float" office:value="1.33349729718715" calcext:value-type="float">
            <text:p>1.3334972971872</text:p>
          </table:table-cell>
          <table:table-cell table:formula="of:=[.V89]" office:value-type="float" office:value="-0.333497297187148" calcext:value-type="float">
            <text:p>-0.3334972971871</text:p>
          </table:table-cell>
          <table:table-cell table:formula="of:=[.A90]/SUM([.$A90:.$B90])" office:value-type="float" office:value="1.33349729718715" calcext:value-type="float">
            <text:p>1.3334972971872</text:p>
          </table:table-cell>
          <table:table-cell table:formula="of:=[.B90]/SUM([.$A90:.$B90])" office:value-type="float" office:value="-0.333497297187147" calcext:value-type="float">
            <text:p>-0.3334972971871</text:p>
          </table:table-cell>
          <table:table-cell table:formula="of:=([.C90]*[.C90])*SUM([.A90:.B90])" office:value-type="float" office:value="1.77821504160543" calcext:value-type="float">
            <text:p>1.7782150416054</text:p>
          </table:table-cell>
          <table:table-cell table:formula="of:=2*[.C90]*[.D90]*SUM([.A90:.B90])" office:value-type="float" office:value="-0.889435488836562" calcext:value-type="float">
            <text:p>-0.8894354888366</text:p>
          </table:table-cell>
          <table:table-cell table:formula="of:=([.D90]*[.D90])*SUM([.A90:.B90])" office:value-type="float" office:value="0.111220447231133" calcext:value-type="float">
            <text:p>0.1112204472311</text:p>
          </table:table-cell>
          <table:table-cell table:style-name="ce9" table:formula="of:=0.98-(0.84*[.E90])+(0.27*[.F90])" office:value-type="float" office:value="-0.753848216934433" calcext:value-type="float">
            <text:p>-0.7538482169344</text:p>
          </table:table-cell>
          <table:table-cell table:style-name="ce9" table:formula="of:=1.04+(0.02*[.F90])-(0.35*[.G90])" office:value-type="float" office:value="0.983284133692372" calcext:value-type="float">
            <text:p>0.9832841336924</text:p>
          </table:table-cell>
          <table:table-cell table:style-name="ce9" table:formula="of:=0.18-(0.38*[.E90])-(0.14*[.F90])" office:value-type="float" office:value="-0.371200747372944" calcext:value-type="float">
            <text:p>-0.3712007473729</text:p>
          </table:table-cell>
          <table:table-cell table:style-name="ce9" table:formula="of:=0.22-(0.03*[.F90])-(0.35*[.G90])" office:value-type="float" office:value="0.2077559081342" calcext:value-type="float">
            <text:p>0.2077559081342</text:p>
          </table:table-cell>
          <table:table-cell table:formula="of:=[.H90]+((([.$G$5]*2)-1)*[.J90])" office:value-type="float" office:value="-5.5809427357722" calcext:value-type="float">
            <text:p>-5.5809427357722</text:p>
          </table:table-cell>
          <table:table-cell table:formula="of:=[.I90]+((([.$G$6]*2)-1)*[.K90])" office:value-type="float" office:value="3.76721330269065" calcext:value-type="float">
            <text:p>3.7672133026907</text:p>
          </table:table-cell>
          <table:table-cell table:formula="of:=([.C90]*[.L90])+([.D90]*[.M90])" office:value-type="float" office:value="-8.69852750828327" calcext:value-type="float">
            <text:p>-8.6985275082833</text:p>
          </table:table-cell>
          <table:table-cell table:style-name="ce10" table:formula="of:=[.$G$5]*[.L90]/[.N90]" office:value-type="float" office:value="4.49245702777449" calcext:value-type="float">
            <text:p>4.4924570277745</text:p>
          </table:table-cell>
          <table:table-cell table:style-name="ce10" table:formula="of:=[.$G$6]*[.M90]/[.N90]" office:value-type="float" office:value="-3.11822153272995" calcext:value-type="float">
            <text:p>-3.11822153273</text:p>
          </table:table-cell>
          <table:table-cell table:formula="of:=1-([.A90]/[.$H$5])" office:value-type="float" office:value="-0.904996138838786" calcext:value-type="float">
            <text:p>-0.9049961388388</text:p>
          </table:table-cell>
          <table:table-cell table:formula="of:=1-([.B90]/[.$H$6])" office:value-type="float" office:value="1.2826248281247" calcext:value-type="float">
            <text:p>1.2826248281247</text:p>
          </table:table-cell>
          <table:table-cell table:formula="of:=[.A90]+([.O90]*[.A90]*[.Q90])" office:value-type="float" office:value="-4.08804434219564" calcext:value-type="float">
            <text:p>-4.0880443421956</text:p>
          </table:table-cell>
          <table:table-cell table:formula="of:=[.B90]+([.P90]*[.B90]*[.R90])" office:value-type="float" office:value="1.00032793010734" calcext:value-type="float">
            <text:p>1.0003279301073</text:p>
          </table:table-cell>
          <table:table-cell table:style-name="ce13" table:formula="of:=[.S90]/SUM([.$S90:.$T90])" office:value-type="float" office:value="1.3239701438225" calcext:value-type="float">
            <text:p>1.3239701438225</text:p>
          </table:table-cell>
          <table:table-cell table:style-name="ce13" table:formula="of:=[.T90]/SUM([.$S90:.$T90])" office:value-type="float" office:value="-0.323970143822502" calcext:value-type="float">
            <text:p>-0.3239701438225</text:p>
          </table:table-cell>
          <table:table-cell table:style-name="ce14" table:formula="of:=IF(ABS(SUM([.U90:.V9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0]" office:value-type="float" office:value="1.3239701438225" calcext:value-type="float">
            <text:p>1.3239701438225</text:p>
          </table:table-cell>
          <table:table-cell table:formula="of:=[.V90]" office:value-type="float" office:value="-0.323970143822502" calcext:value-type="float">
            <text:p>-0.3239701438225</text:p>
          </table:table-cell>
          <table:table-cell table:formula="of:=[.A91]/SUM([.$A91:.$B91])" office:value-type="float" office:value="1.3239701438225" calcext:value-type="float">
            <text:p>1.3239701438225</text:p>
          </table:table-cell>
          <table:table-cell table:formula="of:=[.B91]/SUM([.$A91:.$B91])" office:value-type="float" office:value="-0.323970143822503" calcext:value-type="float">
            <text:p>-0.3239701438225</text:p>
          </table:table-cell>
          <table:table-cell table:formula="of:=([.C91]*[.C91])*SUM([.A91:.B91])" office:value-type="float" office:value="1.75289694173337" calcext:value-type="float">
            <text:p>1.7528969417334</text:p>
          </table:table-cell>
          <table:table-cell table:formula="of:=2*[.C91]*[.D91]*SUM([.A91:.B91])" office:value-type="float" office:value="-0.85785359582175" calcext:value-type="float">
            <text:p>-0.8578535958218</text:p>
          </table:table-cell>
          <table:table-cell table:formula="of:=([.D91]*[.D91])*SUM([.A91:.B91])" office:value-type="float" office:value="0.104956654088373" calcext:value-type="float">
            <text:p>0.1049566540884</text:p>
          </table:table-cell>
          <table:table-cell table:style-name="ce9" table:formula="of:=0.98-(0.84*[.E91])+(0.27*[.F91])" office:value-type="float" office:value="-0.72405390192791" calcext:value-type="float">
            <text:p>-0.7240539019279</text:p>
          </table:table-cell>
          <table:table-cell table:style-name="ce9" table:formula="of:=1.04+(0.02*[.F91])-(0.35*[.G91])" office:value-type="float" office:value="0.986108099152634" calcext:value-type="float">
            <text:p>0.9861080991526</text:p>
          </table:table-cell>
          <table:table-cell table:style-name="ce9" table:formula="of:=0.18-(0.38*[.E91])-(0.14*[.F91])" office:value-type="float" office:value="-0.366001334443638" calcext:value-type="float">
            <text:p>-0.3660013344436</text:p>
          </table:table-cell>
          <table:table-cell table:style-name="ce9" table:formula="of:=0.22-(0.03*[.F91])-(0.35*[.G91])" office:value-type="float" office:value="0.209000778943722" calcext:value-type="float">
            <text:p>0.2090007789437</text:p>
          </table:table-cell>
          <table:table-cell table:formula="of:=[.H91]+((([.$G$5]*2)-1)*[.J91])" office:value-type="float" office:value="-5.48353525503298" calcext:value-type="float">
            <text:p>-5.483535255033</text:p>
          </table:table-cell>
          <table:table-cell table:formula="of:=[.I91]+((([.$G$6]*2)-1)*[.K91])" office:value-type="float" office:value="3.78671853699851" calcext:value-type="float">
            <text:p>3.7867185369985</text:p>
          </table:table-cell>
          <table:table-cell table:formula="of:=([.C91]*[.L91])+([.D91]*[.M91])" office:value-type="float" office:value="-8.48682070930852" calcext:value-type="float">
            <text:p>-8.4868207093085</text:p>
          </table:table-cell>
          <table:table-cell table:style-name="ce10" table:formula="of:=[.$G$5]*[.L91]/[.N91]" office:value-type="float" office:value="4.52415753447315" calcext:value-type="float">
            <text:p>4.5241575344732</text:p>
          </table:table-cell>
          <table:table-cell table:style-name="ce10" table:formula="of:=[.$G$6]*[.M91]/[.N91]" office:value-type="float" office:value="-3.21255443000995" calcext:value-type="float">
            <text:p>-3.21255443001</text:p>
          </table:table-cell>
          <table:table-cell table:formula="of:=1-([.A91]/[.$H$5])" office:value-type="float" office:value="-0.891385919746428" calcext:value-type="float">
            <text:p>-0.8913859197464</text:p>
          </table:table-cell>
          <table:table-cell table:formula="of:=1-([.B91]/[.$H$6])" office:value-type="float" office:value="1.2745509693411" calcext:value-type="float">
            <text:p>1.2745509693411</text:p>
          </table:table-cell>
          <table:table-cell table:formula="of:=[.A91]+([.O91]*[.A91]*[.Q91])" office:value-type="float" office:value="-4.01529736329683" calcext:value-type="float">
            <text:p>-4.0152973632968</text:p>
          </table:table-cell>
          <table:table-cell table:formula="of:=[.B91]+([.P91]*[.B91]*[.R91])" office:value-type="float" office:value="1.0025464616941" calcext:value-type="float">
            <text:p>1.0025464616941</text:p>
          </table:table-cell>
          <table:table-cell table:style-name="ce13" table:formula="of:=[.S91]/SUM([.$S91:.$T91])" office:value-type="float" office:value="1.3327677907791" calcext:value-type="float">
            <text:p>1.3327677907791</text:p>
          </table:table-cell>
          <table:table-cell table:style-name="ce13" table:formula="of:=[.T91]/SUM([.$S91:.$T91])" office:value-type="float" office:value="-0.332767790779104" calcext:value-type="float">
            <text:p>-0.3327677907791</text:p>
          </table:table-cell>
          <table:table-cell table:style-name="ce14" table:formula="of:=IF(ABS(SUM([.U91:.V9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1]" office:value-type="float" office:value="1.3327677907791" calcext:value-type="float">
            <text:p>1.3327677907791</text:p>
          </table:table-cell>
          <table:table-cell table:formula="of:=[.V91]" office:value-type="float" office:value="-0.332767790779104" calcext:value-type="float">
            <text:p>-0.3327677907791</text:p>
          </table:table-cell>
          <table:table-cell table:formula="of:=[.A92]/SUM([.$A92:.$B92])" office:value-type="float" office:value="1.33276779077911" calcext:value-type="float">
            <text:p>1.3327677907791</text:p>
          </table:table-cell>
          <table:table-cell table:formula="of:=[.B92]/SUM([.$A92:.$B92])" office:value-type="float" office:value="-0.332767790779105" calcext:value-type="float">
            <text:p>-0.3327677907791</text:p>
          </table:table-cell>
          <table:table-cell table:formula="of:=([.C92]*[.C92])*SUM([.A92:.B92])" office:value-type="float" office:value="1.77626998413821" calcext:value-type="float">
            <text:p>1.7762699841382</text:p>
          </table:table-cell>
          <table:table-cell table:formula="of:=2*[.C92]*[.D92]*SUM([.A92:.B92])" office:value-type="float" office:value="-0.88700438671822" calcext:value-type="float">
            <text:p>-0.8870043867182</text:p>
          </table:table-cell>
          <table:table-cell table:formula="of:=([.D92]*[.D92])*SUM([.A92:.B92])" office:value-type="float" office:value="0.110734402580006" calcext:value-type="float">
            <text:p>0.11073440258</text:p>
          </table:table-cell>
          <table:table-cell table:style-name="ce9" table:formula="of:=0.98-(0.84*[.E92])+(0.27*[.F92])" office:value-type="float" office:value="-0.751557971090017" calcext:value-type="float">
            <text:p>-0.75155797109</text:p>
          </table:table-cell>
          <table:table-cell table:style-name="ce9" table:formula="of:=1.04+(0.02*[.F92])-(0.35*[.G92])" office:value-type="float" office:value="0.983502871362634" calcext:value-type="float">
            <text:p>0.9835028713626</text:p>
          </table:table-cell>
          <table:table-cell table:style-name="ce9" table:formula="of:=0.18-(0.38*[.E92])-(0.14*[.F92])" office:value-type="float" office:value="-0.37080197983197" calcext:value-type="float">
            <text:p>-0.370801979832</text:p>
          </table:table-cell>
          <table:table-cell table:style-name="ce9" table:formula="of:=0.22-(0.03*[.F92])-(0.35*[.G92])" office:value-type="float" office:value="0.207853090698545" calcext:value-type="float">
            <text:p>0.2078530906985</text:p>
          </table:table-cell>
          <table:table-cell table:formula="of:=[.H92]+((([.$G$5]*2)-1)*[.J92])" office:value-type="float" office:value="-5.57346691682496" calcext:value-type="float">
            <text:p>-5.573466916825</text:p>
          </table:table-cell>
          <table:table-cell table:formula="of:=[.I92]+((([.$G$6]*2)-1)*[.K92])" office:value-type="float" office:value="3.76873428672314" calcext:value-type="float">
            <text:p>3.7687342867231</text:p>
          </table:table-cell>
          <table:table-cell table:formula="of:=([.C92]*[.L92])+([.D92]*[.M92])" office:value-type="float" office:value="-8.68225057234355" calcext:value-type="float">
            <text:p>-8.6822505723436</text:p>
          </table:table-cell>
          <table:table-cell table:style-name="ce10" table:formula="of:=[.$G$5]*[.L92]/[.N92]" office:value-type="float" office:value="4.49485015739122" calcext:value-type="float">
            <text:p>4.4948501573912</text:p>
          </table:table-cell>
          <table:table-cell table:style-name="ce10" table:formula="of:=[.$G$6]*[.M92]/[.N92]" office:value-type="float" office:value="-3.12532869655272" calcext:value-type="float">
            <text:p>-3.1253286965527</text:p>
          </table:table-cell>
          <table:table-cell table:formula="of:=1-([.A92]/[.$H$5])" office:value-type="float" office:value="-0.903953986827285" calcext:value-type="float">
            <text:p>-0.9039539868273</text:p>
          </table:table-cell>
          <table:table-cell table:formula="of:=1-([.B92]/[.$H$6])" office:value-type="float" office:value="1.28200660235517" calcext:value-type="float">
            <text:p>1.2820066023552</text:p>
          </table:table-cell>
          <table:table-cell table:formula="of:=[.A92]+([.O92]*[.A92]*[.Q92])" office:value-type="float" office:value="-4.08245129188994" calcext:value-type="float">
            <text:p>-4.08245129189</text:p>
          </table:table-cell>
          <table:table-cell table:formula="of:=[.B92]+([.P92]*[.B92]*[.R92])" office:value-type="float" office:value="1.0005302622168" calcext:value-type="float">
            <text:p>1.0005302622168</text:p>
          </table:table-cell>
          <table:table-cell table:style-name="ce13" table:formula="of:=[.S92]/SUM([.$S92:.$T92])" office:value-type="float" office:value="1.324645003095" calcext:value-type="float">
            <text:p>1.324645003095</text:p>
          </table:table-cell>
          <table:table-cell table:style-name="ce13" table:formula="of:=[.T92]/SUM([.$S92:.$T92])" office:value-type="float" office:value="-0.324645003095001" calcext:value-type="float">
            <text:p>-0.324645003095</text:p>
          </table:table-cell>
          <table:table-cell table:style-name="ce14" table:formula="of:=IF(ABS(SUM([.U92:.V9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2]" office:value-type="float" office:value="1.324645003095" calcext:value-type="float">
            <text:p>1.324645003095</text:p>
          </table:table-cell>
          <table:table-cell table:formula="of:=[.V92]" office:value-type="float" office:value="-0.324645003095001" calcext:value-type="float">
            <text:p>-0.324645003095</text:p>
          </table:table-cell>
          <table:table-cell table:formula="of:=[.A93]/SUM([.$A93:.$B93])" office:value-type="float" office:value="1.324645003095" calcext:value-type="float">
            <text:p>1.324645003095</text:p>
          </table:table-cell>
          <table:table-cell table:formula="of:=[.B93]/SUM([.$A93:.$B93])" office:value-type="float" office:value="-0.324645003095001" calcext:value-type="float">
            <text:p>-0.324645003095</text:p>
          </table:table-cell>
          <table:table-cell table:formula="of:=([.C93]*[.C93])*SUM([.A93:.B93])" office:value-type="float" office:value="1.75468438422455" calcext:value-type="float">
            <text:p>1.7546843842246</text:p>
          </table:table-cell>
          <table:table-cell table:formula="of:=2*[.C93]*[.D93]*SUM([.A93:.B93])" office:value-type="float" office:value="-0.860078762259109" calcext:value-type="float">
            <text:p>-0.8600787622591</text:p>
          </table:table-cell>
          <table:table-cell table:formula="of:=([.D93]*[.D93])*SUM([.A93:.B93])" office:value-type="float" office:value="0.105394378034553" calcext:value-type="float">
            <text:p>0.1053943780346</text:p>
          </table:table-cell>
          <table:table-cell table:style-name="ce9" table:formula="of:=0.98-(0.84*[.E93])+(0.27*[.F93])" office:value-type="float" office:value="-0.726156148558587" calcext:value-type="float">
            <text:p>-0.7261561485586</text:p>
          </table:table-cell>
          <table:table-cell table:style-name="ce9" table:formula="of:=1.04+(0.02*[.F93])-(0.35*[.G93])" office:value-type="float" office:value="0.985910392442724" calcext:value-type="float">
            <text:p>0.9859103924427</text:p>
          </table:table-cell>
          <table:table-cell table:style-name="ce9" table:formula="of:=0.18-(0.38*[.E93])-(0.14*[.F93])" office:value-type="float" office:value="-0.366369039289056" calcext:value-type="float">
            <text:p>-0.3663690392891</text:p>
          </table:table-cell>
          <table:table-cell table:style-name="ce9" table:formula="of:=0.22-(0.03*[.F93])-(0.35*[.G93])" office:value-type="float" office:value="0.20891433055568" calcext:value-type="float">
            <text:p>0.2089143305557</text:p>
          </table:table-cell>
          <table:table-cell table:formula="of:=[.H93]+((([.$G$5]*2)-1)*[.J93])" office:value-type="float" office:value="-5.49041913547347" calcext:value-type="float">
            <text:p>-5.4904191354735</text:p>
          </table:table-cell>
          <table:table-cell table:formula="of:=[.I93]+((([.$G$6]*2)-1)*[.K93])" office:value-type="float" office:value="3.78536242188884" calcext:value-type="float">
            <text:p>3.7853624218888</text:p>
          </table:table-cell>
          <table:table-cell table:formula="of:=([.C93]*[.L93])+([.D93]*[.M93])" office:value-type="float" office:value="-8.50175526787192" calcext:value-type="float">
            <text:p>-8.5017552678719</text:p>
          </table:table-cell>
          <table:table-cell table:style-name="ce10" table:formula="of:=[.$G$5]*[.L93]/[.N93]" office:value-type="float" office:value="4.52187972663299" calcext:value-type="float">
            <text:p>4.521879726633</text:p>
          </table:table-cell>
          <table:table-cell table:style-name="ce10" table:formula="of:=[.$G$6]*[.M93]/[.N93]" office:value-type="float" office:value="-3.20576264299145" calcext:value-type="float">
            <text:p>-3.2057626429915</text:p>
          </table:table-cell>
          <table:table-cell table:formula="of:=1-([.A93]/[.$H$5])" office:value-type="float" office:value="-0.892350004421428" calcext:value-type="float">
            <text:p>-0.8923500044214</text:p>
          </table:table-cell>
          <table:table-cell table:formula="of:=1-([.B93]/[.$H$6])" office:value-type="float" office:value="1.27512288397881" calcext:value-type="float">
            <text:p>1.2751228839788</text:p>
          </table:table-cell>
          <table:table-cell table:formula="of:=[.A93]+([.O93]*[.A93]*[.Q93])" office:value-type="float" office:value="-4.02042924623045" calcext:value-type="float">
            <text:p>-4.0204292462305</text:p>
          </table:table-cell>
          <table:table-cell table:formula="of:=[.B93]+([.P93]*[.B93]*[.R93])" office:value-type="float" office:value="1.0024197860646" calcext:value-type="float">
            <text:p>1.0024197860646</text:p>
          </table:table-cell>
          <table:table-cell table:style-name="ce13" table:formula="of:=[.S93]/SUM([.$S93:.$T93])" office:value-type="float" office:value="1.33214600527114" calcext:value-type="float">
            <text:p>1.3321460052711</text:p>
          </table:table-cell>
          <table:table-cell table:style-name="ce13" table:formula="of:=[.T93]/SUM([.$S93:.$T93])" office:value-type="float" office:value="-0.332146005271141" calcext:value-type="float">
            <text:p>-0.3321460052711</text:p>
          </table:table-cell>
          <table:table-cell table:style-name="ce14" table:formula="of:=IF(ABS(SUM([.U93:.V9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3]" office:value-type="float" office:value="1.33214600527114" calcext:value-type="float">
            <text:p>1.3321460052711</text:p>
          </table:table-cell>
          <table:table-cell table:formula="of:=[.V93]" office:value-type="float" office:value="-0.332146005271141" calcext:value-type="float">
            <text:p>-0.3321460052711</text:p>
          </table:table-cell>
          <table:table-cell table:formula="of:=[.A94]/SUM([.$A94:.$B94])" office:value-type="float" office:value="1.33214600527114" calcext:value-type="float">
            <text:p>1.3321460052712</text:p>
          </table:table-cell>
          <table:table-cell table:formula="of:=[.B94]/SUM([.$A94:.$B94])" office:value-type="float" office:value="-0.332146005271141" calcext:value-type="float">
            <text:p>-0.3321460052711</text:p>
          </table:table-cell>
          <table:table-cell table:formula="of:=([.C94]*[.C94])*SUM([.A94:.B94])" office:value-type="float" office:value="1.77461297935986" calcext:value-type="float">
            <text:p>1.7746129793599</text:p>
          </table:table-cell>
          <table:table-cell table:formula="of:=2*[.C94]*[.D94]*SUM([.A94:.B94])" office:value-type="float" office:value="-0.884933948177436" calcext:value-type="float">
            <text:p>-0.8849339481774</text:p>
          </table:table-cell>
          <table:table-cell table:formula="of:=([.D94]*[.D94])*SUM([.A94:.B94])" office:value-type="float" office:value="0.110320968817577" calcext:value-type="float">
            <text:p>0.1103209688176</text:p>
          </table:table-cell>
          <table:table-cell table:style-name="ce9" table:formula="of:=0.98-(0.84*[.E94])+(0.27*[.F94])" office:value-type="float" office:value="-0.749607068670191" calcext:value-type="float">
            <text:p>-0.7496070686702</text:p>
          </table:table-cell>
          <table:table-cell table:style-name="ce9" table:formula="of:=1.04+(0.02*[.F94])-(0.35*[.G94])" office:value-type="float" office:value="0.983688981950299" calcext:value-type="float">
            <text:p>0.9836889819503</text:p>
          </table:table-cell>
          <table:table-cell table:style-name="ce9" table:formula="of:=0.18-(0.38*[.E94])-(0.14*[.F94])" office:value-type="float" office:value="-0.370462179411906" calcext:value-type="float">
            <text:p>-0.3704621794119</text:p>
          </table:table-cell>
          <table:table-cell table:style-name="ce9" table:formula="of:=0.22-(0.03*[.F94])-(0.35*[.G94])" office:value-type="float" office:value="0.207935679359171" calcext:value-type="float">
            <text:p>0.2079356793592</text:p>
          </table:table-cell>
          <table:table-cell table:formula="of:=[.H94]+((([.$G$5]*2)-1)*[.J94])" office:value-type="float" office:value="-5.56709724974262" calcext:value-type="float">
            <text:p>-5.5670972497426</text:p>
          </table:table-cell>
          <table:table-cell table:formula="of:=[.I94]+((([.$G$6]*2)-1)*[.K94])" office:value-type="float" office:value="3.77002708536319" calcext:value-type="float">
            <text:p>3.7700270853632</text:p>
          </table:table-cell>
          <table:table-cell table:formula="of:=([.C94]*[.L94])+([.D94]*[.M94])" office:value-type="float" office:value="-8.66838579836797" calcext:value-type="float">
            <text:p>-8.668385798368</text:p>
          </table:table-cell>
          <table:table-cell table:style-name="ce10" table:formula="of:=[.$G$5]*[.L94]/[.N94]" office:value-type="float" office:value="4.49689432951137" calcext:value-type="float">
            <text:p>4.4968943295114</text:p>
          </table:table-cell>
          <table:table-cell table:style-name="ce10" table:formula="of:=[.$G$6]*[.M94]/[.N94]" office:value-type="float" office:value="-3.13140135268616" calcext:value-type="float">
            <text:p>-3.1314013526862</text:p>
          </table:table-cell>
          <table:table-cell table:formula="of:=1-([.A94]/[.$H$5])" office:value-type="float" office:value="-0.903065721815914" calcext:value-type="float">
            <text:p>-0.9030657218159</text:p>
          </table:table-cell>
          <table:table-cell table:formula="of:=1-([.B94]/[.$H$6])" office:value-type="float" office:value="1.28147966548402" calcext:value-type="float">
            <text:p>1.281479665484</text:p>
          </table:table-cell>
          <table:table-cell table:formula="of:=[.A94]+([.O94]*[.A94]*[.Q94])" office:value-type="float" office:value="-4.07768709748758" calcext:value-type="float">
            <text:p>-4.0776870974876</text:p>
          </table:table-cell>
          <table:table-cell table:formula="of:=[.B94]+([.P94]*[.B94]*[.R94])" office:value-type="float" office:value="1.000698505081" calcext:value-type="float">
            <text:p>1.000698505081</text:p>
          </table:table-cell>
          <table:table-cell table:style-name="ce13" table:formula="of:=[.S94]/SUM([.$S94:.$T94])" office:value-type="float" office:value="1.32522008939212" calcext:value-type="float">
            <text:p>1.3252200893921</text:p>
          </table:table-cell>
          <table:table-cell table:style-name="ce13" table:formula="of:=[.T94]/SUM([.$S94:.$T94])" office:value-type="float" office:value="-0.32522008939212" calcext:value-type="float">
            <text:p>-0.3252200893921</text:p>
          </table:table-cell>
          <table:table-cell table:style-name="ce14" table:formula="of:=IF(ABS(SUM([.U94:.V9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4]" office:value-type="float" office:value="1.32522008939212" calcext:value-type="float">
            <text:p>1.3252200893921</text:p>
          </table:table-cell>
          <table:table-cell table:formula="of:=[.V94]" office:value-type="float" office:value="-0.32522008939212" calcext:value-type="float">
            <text:p>-0.3252200893921</text:p>
          </table:table-cell>
          <table:table-cell table:formula="of:=[.A95]/SUM([.$A95:.$B95])" office:value-type="float" office:value="1.32522008939212" calcext:value-type="float">
            <text:p>1.3252200893921</text:p>
          </table:table-cell>
          <table:table-cell table:formula="of:=[.B95]/SUM([.$A95:.$B95])" office:value-type="float" office:value="-0.32522008939212" calcext:value-type="float">
            <text:p>-0.3252200893921</text:p>
          </table:table-cell>
          <table:table-cell table:formula="of:=([.C95]*[.C95])*SUM([.A95:.B95])" office:value-type="float" office:value="1.75620828532846" calcext:value-type="float">
            <text:p>1.7562082853285</text:p>
          </table:table-cell>
          <table:table-cell table:formula="of:=2*[.C95]*[.D95]*SUM([.A95:.B95])" office:value-type="float" office:value="-0.861976391872677" calcext:value-type="float">
            <text:p>-0.8619763918727</text:p>
          </table:table-cell>
          <table:table-cell table:formula="of:=([.D95]*[.D95])*SUM([.A95:.B95])" office:value-type="float" office:value="0.105768106544219" calcext:value-type="float">
            <text:p>0.1057681065442</text:p>
          </table:table-cell>
          <table:table-cell table:style-name="ce9" table:formula="of:=0.98-(0.84*[.E95])+(0.27*[.F95])" office:value-type="float" office:value="-0.727948585481527" calcext:value-type="float">
            <text:p>-0.7279485854815</text:p>
          </table:table-cell>
          <table:table-cell table:style-name="ce9" table:formula="of:=1.04+(0.02*[.F95])-(0.35*[.G95])" office:value-type="float" office:value="0.98574163487207" calcext:value-type="float">
            <text:p>0.9857416348721</text:p>
          </table:table-cell>
          <table:table-cell table:style-name="ce9" table:formula="of:=0.18-(0.38*[.E95])-(0.14*[.F95])" office:value-type="float" office:value="-0.366682453562639" calcext:value-type="float">
            <text:p>-0.3666824535626</text:p>
          </table:table-cell>
          <table:table-cell table:style-name="ce9" table:formula="of:=0.22-(0.03*[.F95])-(0.35*[.G95])" office:value-type="float" office:value="0.208840454465704" calcext:value-type="float">
            <text:p>0.2088404544657</text:p>
          </table:table-cell>
          <table:table-cell table:formula="of:=[.H95]+((([.$G$5]*2)-1)*[.J95])" office:value-type="float" office:value="-5.49628721161009" calcext:value-type="float">
            <text:p>-5.4962872116101</text:p>
          </table:table-cell>
          <table:table-cell table:formula="of:=[.I95]+((([.$G$6]*2)-1)*[.K95])" office:value-type="float" office:value="3.7842037247125" calcext:value-type="float">
            <text:p>3.7842037247125</text:p>
          </table:table-cell>
          <table:table-cell table:formula="of:=([.C95]*[.L95])+([.D95]*[.M95])" office:value-type="float" office:value="-8.51448930352368" calcext:value-type="float">
            <text:p>-8.5144893035237</text:p>
          </table:table-cell>
          <table:table-cell table:style-name="ce10" table:formula="of:=[.$G$5]*[.L95]/[.N95]" office:value-type="float" office:value="4.51994261590851" calcext:value-type="float">
            <text:p>4.5199426159085</text:p>
          </table:table-cell>
          <table:table-cell table:style-name="ce10" table:formula="of:=[.$G$6]*[.M95]/[.N95]" office:value-type="float" office:value="-3.19998837824064" calcext:value-type="float">
            <text:p>-3.1999883782406</text:p>
          </table:table-cell>
          <table:table-cell table:formula="of:=1-([.A95]/[.$H$5])" office:value-type="float" office:value="-0.893171556274457" calcext:value-type="float">
            <text:p>-0.8931715562745</text:p>
          </table:table-cell>
          <table:table-cell table:formula="of:=1-([.B95]/[.$H$6])" office:value-type="float" office:value="1.27561024524756" calcext:value-type="float">
            <text:p>1.2756102452476</text:p>
          </table:table-cell>
          <table:table-cell table:formula="of:=[.A95]+([.O95]*[.A95]*[.Q95])" office:value-type="float" office:value="-4.02480496920308" calcext:value-type="float">
            <text:p>-4.0248049692031</text:p>
          </table:table-cell>
          <table:table-cell table:formula="of:=[.B95]+([.P95]*[.B95]*[.R95])" office:value-type="float" office:value="1.00230813883815" calcext:value-type="float">
            <text:p>1.0023081388382</text:p>
          </table:table-cell>
          <table:table-cell table:style-name="ce13" table:formula="of:=[.S95]/SUM([.$S95:.$T95])" office:value-type="float" office:value="1.33161594373521" calcext:value-type="float">
            <text:p>1.3316159437352</text:p>
          </table:table-cell>
          <table:table-cell table:style-name="ce13" table:formula="of:=[.T95]/SUM([.$S95:.$T95])" office:value-type="float" office:value="-0.331615943735209" calcext:value-type="float">
            <text:p>-0.3316159437352</text:p>
          </table:table-cell>
          <table:table-cell table:style-name="ce14" table:formula="of:=IF(ABS(SUM([.U95:.V9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5]" office:value-type="float" office:value="1.33161594373521" calcext:value-type="float">
            <text:p>1.3316159437352</text:p>
          </table:table-cell>
          <table:table-cell table:formula="of:=[.V95]" office:value-type="float" office:value="-0.331615943735209" calcext:value-type="float">
            <text:p>-0.3316159437352</text:p>
          </table:table-cell>
          <table:table-cell table:formula="of:=[.A96]/SUM([.$A96:.$B96])" office:value-type="float" office:value="1.33161594373521" calcext:value-type="float">
            <text:p>1.3316159437352</text:p>
          </table:table-cell>
          <table:table-cell table:formula="of:=[.B96]/SUM([.$A96:.$B96])" office:value-type="float" office:value="-0.331615943735209" calcext:value-type="float">
            <text:p>-0.3316159437352</text:p>
          </table:table-cell>
          <table:table-cell table:formula="of:=([.C96]*[.C96])*SUM([.A96:.B96])" office:value-type="float" office:value="1.77320102160981" calcext:value-type="float">
            <text:p>1.7732010216098</text:p>
          </table:table-cell>
          <table:table-cell table:formula="of:=2*[.C96]*[.D96]*SUM([.A96:.B96])" office:value-type="float" office:value="-0.883170155749205" calcext:value-type="float">
            <text:p>-0.8831701557492</text:p>
          </table:table-cell>
          <table:table-cell table:formula="of:=([.D96]*[.D96])*SUM([.A96:.B96])" office:value-type="float" office:value="0.109969134139393" calcext:value-type="float">
            <text:p>0.1099691341394</text:p>
          </table:table-cell>
          <table:table-cell table:style-name="ce9" table:formula="of:=0.98-(0.84*[.E96])+(0.27*[.F96])" office:value-type="float" office:value="-0.747944800204526" calcext:value-type="float">
            <text:p>-0.7479448002045</text:p>
          </table:table-cell>
          <table:table-cell table:style-name="ce9" table:formula="of:=1.04+(0.02*[.F96])-(0.35*[.G96])" office:value-type="float" office:value="0.983847399936228" calcext:value-type="float">
            <text:p>0.9838473999362</text:p>
          </table:table-cell>
          <table:table-cell table:style-name="ce9" table:formula="of:=0.18-(0.38*[.E96])-(0.14*[.F96])" office:value-type="float" office:value="-0.37017256640684" calcext:value-type="float">
            <text:p>-0.3701725664068</text:p>
          </table:table-cell>
          <table:table-cell table:style-name="ce9" table:formula="of:=0.22-(0.03*[.F96])-(0.35*[.G96])" office:value-type="float" office:value="0.208005907723689" calcext:value-type="float">
            <text:p>0.2080059077237</text:p>
          </table:table-cell>
          <table:table-cell table:formula="of:=[.H96]+((([.$G$5]*2)-1)*[.J96])" office:value-type="float" office:value="-5.56166885375907" calcext:value-type="float">
            <text:p>-5.5616688537591</text:p>
          </table:table-cell>
          <table:table-cell table:formula="of:=[.I96]+((([.$G$6]*2)-1)*[.K96])" office:value-type="float" office:value="3.77112656343366" calcext:value-type="float">
            <text:p>3.7711265634337</text:p>
          </table:table-cell>
          <table:table-cell table:formula="of:=([.C96]*[.L96])+([.D96]*[.M96])" office:value-type="float" office:value="-8.65657261371907" calcext:value-type="float">
            <text:p>-8.6565726137191</text:p>
          </table:table-cell>
          <table:table-cell table:style-name="ce10" table:formula="of:=[.$G$5]*[.L96]/[.N96]" office:value-type="float" office:value="4.49864017224367" calcext:value-type="float">
            <text:p>4.4986401722437</text:p>
          </table:table-cell>
          <table:table-cell table:style-name="ce10" table:formula="of:=[.$G$6]*[.M96]/[.N96]" office:value-type="float" office:value="-3.13658909459054" calcext:value-type="float">
            <text:p>-3.1365890945905</text:p>
          </table:table-cell>
          <table:table-cell table:formula="of:=1-([.A96]/[.$H$5])" office:value-type="float" office:value="-0.9023084910503" calcext:value-type="float">
            <text:p>-0.9023084910503</text:p>
          </table:table-cell>
          <table:table-cell table:formula="of:=1-([.B96]/[.$H$6])" office:value-type="float" office:value="1.28103046079255" calcext:value-type="float">
            <text:p>1.2810304607926</text:p>
          </table:table-cell>
          <table:table-cell table:formula="of:=[.A96]+([.O96]*[.A96]*[.Q96])" office:value-type="float" office:value="-4.07362786245944" calcext:value-type="float">
            <text:p>-4.0736278624595</text:p>
          </table:table-cell>
          <table:table-cell table:formula="of:=[.B96]+([.P96]*[.B96]*[.R96])" office:value-type="float" office:value="1.00083886226783" calcext:value-type="float">
            <text:p>1.0008388622678</text:p>
          </table:table-cell>
          <table:table-cell table:style-name="ce13" table:formula="of:=[.S96]/SUM([.$S96:.$T96])" office:value-type="float" office:value="1.32571024636102" calcext:value-type="float">
            <text:p>1.325710246361</text:p>
          </table:table-cell>
          <table:table-cell table:style-name="ce13" table:formula="of:=[.T96]/SUM([.$S96:.$T96])" office:value-type="float" office:value="-0.325710246361017" calcext:value-type="float">
            <text:p>-0.325710246361</text:p>
          </table:table-cell>
          <table:table-cell table:style-name="ce14" table:formula="of:=IF(ABS(SUM([.U96:.V9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6]" office:value-type="float" office:value="1.32571024636102" calcext:value-type="float">
            <text:p>1.325710246361</text:p>
          </table:table-cell>
          <table:table-cell table:formula="of:=[.V96]" office:value-type="float" office:value="-0.325710246361017" calcext:value-type="float">
            <text:p>-0.325710246361</text:p>
          </table:table-cell>
          <table:table-cell table:formula="of:=[.A97]/SUM([.$A97:.$B97])" office:value-type="float" office:value="1.32571024636102" calcext:value-type="float">
            <text:p>1.325710246361</text:p>
          </table:table-cell>
          <table:table-cell table:formula="of:=[.B97]/SUM([.$A97:.$B97])" office:value-type="float" office:value="-0.325710246361016" calcext:value-type="float">
            <text:p>-0.325710246361</text:p>
          </table:table-cell>
          <table:table-cell table:formula="of:=([.C97]*[.C97])*SUM([.A97:.B97])" office:value-type="float" office:value="1.75750765730659" calcext:value-type="float">
            <text:p>1.7575076573066</text:p>
          </table:table-cell>
          <table:table-cell table:formula="of:=2*[.C97]*[.D97]*SUM([.A97:.B97])" office:value-type="float" office:value="-0.863594821891142" calcext:value-type="float">
            <text:p>-0.8635948218911</text:p>
          </table:table-cell>
          <table:table-cell table:formula="of:=([.D97]*[.D97])*SUM([.A97:.B97])" office:value-type="float" office:value="0.106087164584554" calcext:value-type="float">
            <text:p>0.1060871645846</text:p>
          </table:table-cell>
          <table:table-cell table:style-name="ce9" table:formula="of:=0.98-(0.84*[.E97])+(0.27*[.F97])" office:value-type="float" office:value="-0.729477034048144" calcext:value-type="float">
            <text:p>-0.7294770340481</text:p>
          </table:table-cell>
          <table:table-cell table:style-name="ce9" table:formula="of:=1.04+(0.02*[.F97])-(0.35*[.G97])" office:value-type="float" office:value="0.985597595957583" calcext:value-type="float">
            <text:p>0.9855975959576</text:p>
          </table:table-cell>
          <table:table-cell table:style-name="ce9" table:formula="of:=0.18-(0.38*[.E97])-(0.14*[.F97])" office:value-type="float" office:value="-0.366949634711744" calcext:value-type="float">
            <text:p>-0.3669496347117</text:p>
          </table:table-cell>
          <table:table-cell table:style-name="ce9" table:formula="of:=0.22-(0.03*[.F97])-(0.35*[.G97])" office:value-type="float" office:value="0.20877733705214" calcext:value-type="float">
            <text:p>0.2087773370521</text:p>
          </table:table-cell>
          <table:table-cell table:formula="of:=[.H97]+((([.$G$5]*2)-1)*[.J97])" office:value-type="float" office:value="-5.50129008383966" calcext:value-type="float">
            <text:p>-5.5012900838397</text:p>
          </table:table-cell>
          <table:table-cell table:formula="of:=[.I97]+((([.$G$6]*2)-1)*[.K97])" office:value-type="float" office:value="3.78321391245626" calcext:value-type="float">
            <text:p>3.7832139124563</text:p>
          </table:table-cell>
          <table:table-cell table:formula="of:=([.C97]*[.L97])+([.D97]*[.M97])" office:value-type="float" office:value="-8.52534816781305" calcext:value-type="float">
            <text:p>-8.5253481678131</text:p>
          </table:table-cell>
          <table:table-cell table:style-name="ce10" table:formula="of:=[.$G$5]*[.L97]/[.N97]" office:value-type="float" office:value="4.51829443312068" calcext:value-type="float">
            <text:p>4.5182944331207</text:p>
          </table:table-cell>
          <table:table-cell table:style-name="ce10" table:formula="of:=[.$G$6]*[.M97]/[.N97]" office:value-type="float" office:value="-3.19507656854706" calcext:value-type="float">
            <text:p>-3.1950765685471</text:p>
          </table:table-cell>
          <table:table-cell table:formula="of:=1-([.A97]/[.$H$5])" office:value-type="float" office:value="-0.893871780515743" calcext:value-type="float">
            <text:p>-0.8938717805157</text:p>
          </table:table-cell>
          <table:table-cell table:formula="of:=1-([.B97]/[.$H$6])" office:value-type="float" office:value="1.27602563250934" calcext:value-type="float">
            <text:p>1.2760256325093</text:p>
          </table:table-cell>
          <table:table-cell table:formula="of:=[.A97]+([.O97]*[.A97]*[.Q97])" office:value-type="float" office:value="-4.02853633353974" calcext:value-type="float">
            <text:p>-4.0285363335397</text:p>
          </table:table-cell>
          <table:table-cell table:formula="of:=[.B97]+([.P97]*[.B97]*[.R97])" office:value-type="float" office:value="1.00221029753946" calcext:value-type="float">
            <text:p>1.0022102975395</text:p>
          </table:table-cell>
          <table:table-cell table:style-name="ce13" table:formula="of:=[.S97]/SUM([.$S97:.$T97])" office:value-type="float" office:value="1.3311640205376" calcext:value-type="float">
            <text:p>1.3311640205376</text:p>
          </table:table-cell>
          <table:table-cell table:style-name="ce13" table:formula="of:=[.T97]/SUM([.$S97:.$T97])" office:value-type="float" office:value="-0.331164020537599" calcext:value-type="float">
            <text:p>-0.3311640205376</text:p>
          </table:table-cell>
          <table:table-cell table:style-name="ce14" table:formula="of:=IF(ABS(SUM([.U97:.V9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7]" office:value-type="float" office:value="1.3311640205376" calcext:value-type="float">
            <text:p>1.3311640205376</text:p>
          </table:table-cell>
          <table:table-cell table:formula="of:=[.V97]" office:value-type="float" office:value="-0.331164020537599" calcext:value-type="float">
            <text:p>-0.3311640205376</text:p>
          </table:table-cell>
          <table:table-cell table:formula="of:=[.A98]/SUM([.$A98:.$B98])" office:value-type="float" office:value="1.3311640205376" calcext:value-type="float">
            <text:p>1.3311640205376</text:p>
          </table:table-cell>
          <table:table-cell table:formula="of:=[.B98]/SUM([.$A98:.$B98])" office:value-type="float" office:value="-0.331164020537599" calcext:value-type="float">
            <text:p>-0.3311640205376</text:p>
          </table:table-cell>
          <table:table-cell table:formula="of:=([.C98]*[.C98])*SUM([.A98:.B98])" office:value-type="float" office:value="1.77199764957383" calcext:value-type="float">
            <text:p>1.7719976495738</text:p>
          </table:table-cell>
          <table:table-cell table:formula="of:=2*[.C98]*[.D98]*SUM([.A98:.B98])" office:value-type="float" office:value="-0.881667258072452" calcext:value-type="float">
            <text:p>-0.8816672580725</text:p>
          </table:table-cell>
          <table:table-cell table:formula="of:=([.D98]*[.D98])*SUM([.A98:.B98])" office:value-type="float" office:value="0.109669608498627" calcext:value-type="float">
            <text:p>0.1096696084986</text:p>
          </table:table-cell>
          <table:table-cell table:style-name="ce9" table:formula="of:=0.98-(0.84*[.E98])+(0.27*[.F98])" office:value-type="float" office:value="-0.746528185321577" calcext:value-type="float">
            <text:p>-0.7465281853216</text:p>
          </table:table-cell>
          <table:table-cell table:style-name="ce9" table:formula="of:=1.04+(0.02*[.F98])-(0.35*[.G98])" office:value-type="float" office:value="0.983982291864031" calcext:value-type="float">
            <text:p>0.983982291864</text:p>
          </table:table-cell>
          <table:table-cell table:style-name="ce9" table:formula="of:=0.18-(0.38*[.E98])-(0.14*[.F98])" office:value-type="float" office:value="-0.36992569070791" calcext:value-type="float">
            <text:p>-0.3699256907079</text:p>
          </table:table-cell>
          <table:table-cell table:style-name="ce9" table:formula="of:=0.22-(0.03*[.F98])-(0.35*[.G98])" office:value-type="float" office:value="0.208065654767654" calcext:value-type="float">
            <text:p>0.2080656547677</text:p>
          </table:table-cell>
          <table:table-cell table:formula="of:=[.H98]+((([.$G$5]*2)-1)*[.J98])" office:value-type="float" office:value="-5.55704186728724" calcext:value-type="float">
            <text:p>-5.5570418672872</text:p>
          </table:table-cell>
          <table:table-cell table:formula="of:=[.I98]+((([.$G$6]*2)-1)*[.K98])" office:value-type="float" office:value="3.7720620657506" calcext:value-type="float">
            <text:p>3.7720620657506</text:p>
          </table:table-cell>
          <table:table-cell table:formula="of:=([.C98]*[.L98])+([.D98]*[.M98])" office:value-type="float" office:value="-8.64650543376517" calcext:value-type="float">
            <text:p>-8.6465054337652</text:p>
          </table:table-cell>
          <table:table-cell table:style-name="ce10" table:formula="of:=[.$G$5]*[.L98]/[.N98]" office:value-type="float" office:value="4.50013100122479" calcext:value-type="float">
            <text:p>4.5001310012248</text:p>
          </table:table-cell>
          <table:table-cell table:style-name="ce10" table:formula="of:=[.$G$6]*[.M98]/[.N98]" office:value-type="float" office:value="-3.14102004346717" calcext:value-type="float">
            <text:p>-3.1410200434672</text:p>
          </table:table-cell>
          <table:table-cell table:formula="of:=1-([.A98]/[.$H$5])" office:value-type="float" office:value="-0.901662886482285" calcext:value-type="float">
            <text:p>-0.9016628864823</text:p>
          </table:table-cell>
          <table:table-cell table:formula="of:=1-([.B98]/[.$H$6])" office:value-type="float" office:value="1.28064747503186" calcext:value-type="float">
            <text:p>1.2806474750319</text:p>
          </table:table-cell>
          <table:table-cell table:formula="of:=[.A98]+([.O98]*[.A98]*[.Q98])" office:value-type="float" office:value="-4.0701685842756" calcext:value-type="float">
            <text:p>-4.0701685842756</text:p>
          </table:table-cell>
          <table:table-cell table:formula="of:=[.B98]+([.P98]*[.B98]*[.R98])" office:value-type="float" office:value="1.00095629586091" calcext:value-type="float">
            <text:p>1.0009562958609</text:p>
          </table:table-cell>
          <table:table-cell table:style-name="ce13" table:formula="of:=[.S98]/SUM([.$S98:.$T98])" office:value-type="float" office:value="1.3261280751544" calcext:value-type="float">
            <text:p>1.3261280751544</text:p>
          </table:table-cell>
          <table:table-cell table:style-name="ce13" table:formula="of:=[.T98]/SUM([.$S98:.$T98])" office:value-type="float" office:value="-0.326128075154399" calcext:value-type="float">
            <text:p>-0.3261280751544</text:p>
          </table:table-cell>
          <table:table-cell table:style-name="ce14" table:formula="of:=IF(ABS(SUM([.U98:.V9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8]" office:value-type="float" office:value="1.3261280751544" calcext:value-type="float">
            <text:p>1.3261280751544</text:p>
          </table:table-cell>
          <table:table-cell table:formula="of:=[.V98]" office:value-type="float" office:value="-0.326128075154399" calcext:value-type="float">
            <text:p>-0.3261280751544</text:p>
          </table:table-cell>
          <table:table-cell table:formula="of:=[.A99]/SUM([.$A99:.$B99])" office:value-type="float" office:value="1.3261280751544" calcext:value-type="float">
            <text:p>1.3261280751544</text:p>
          </table:table-cell>
          <table:table-cell table:formula="of:=[.B99]/SUM([.$A99:.$B99])" office:value-type="float" office:value="-0.326128075154399" calcext:value-type="float">
            <text:p>-0.3261280751544</text:p>
          </table:table-cell>
          <table:table-cell table:formula="of:=([.C99]*[.C99])*SUM([.A99:.B99])" office:value-type="float" office:value="1.75861567171271" calcext:value-type="float">
            <text:p>1.7586156717127</text:p>
          </table:table-cell>
          <table:table-cell table:formula="of:=2*[.C99]*[.D99]*SUM([.A99:.B99])" office:value-type="float" office:value="-0.864975193116625" calcext:value-type="float">
            <text:p>-0.8649751931166</text:p>
          </table:table-cell>
          <table:table-cell table:formula="of:=([.D99]*[.D99])*SUM([.A99:.B99])" office:value-type="float" office:value="0.106359521403913" calcext:value-type="float">
            <text:p>0.1063595214039</text:p>
          </table:table-cell>
          <table:table-cell table:style-name="ce9" table:formula="of:=0.98-(0.84*[.E99])+(0.27*[.F99])" office:value-type="float" office:value="-0.730780466380168" calcext:value-type="float">
            <text:p>-0.7307804663802</text:p>
          </table:table-cell>
          <table:table-cell table:style-name="ce9" table:formula="of:=1.04+(0.02*[.F99])-(0.35*[.G99])" office:value-type="float" office:value="0.985474663646298" calcext:value-type="float">
            <text:p>0.9854746636463</text:p>
          </table:table-cell>
          <table:table-cell table:style-name="ce9" table:formula="of:=0.18-(0.38*[.E99])-(0.14*[.F99])" office:value-type="float" office:value="-0.367177428214503" calcext:value-type="float">
            <text:p>-0.3671774282145</text:p>
          </table:table-cell>
          <table:table-cell table:style-name="ce9" table:formula="of:=0.22-(0.03*[.F99])-(0.35*[.G99])" office:value-type="float" office:value="0.208723423302129" calcext:value-type="float">
            <text:p>0.2087234233021</text:p>
          </table:table-cell>
          <table:table-cell table:formula="of:=[.H99]+((([.$G$5]*2)-1)*[.J99])" office:value-type="float" office:value="-5.50555574288157" calcext:value-type="float">
            <text:p>-5.5055557428816</text:p>
          </table:table-cell>
          <table:table-cell table:formula="of:=[.I99]+((([.$G$6]*2)-1)*[.K99])" office:value-type="float" office:value="3.78236853589483" calcext:value-type="float">
            <text:p>3.7823685358948</text:p>
          </table:table-cell>
          <table:table-cell table:formula="of:=([.C99]*[.L99])+([.D99]*[.M99])" office:value-type="float" office:value="-8.53460861009872" calcext:value-type="float">
            <text:p>-8.5346086100987</text:p>
          </table:table-cell>
          <table:table-cell table:style-name="ce10" table:formula="of:=[.$G$5]*[.L99]/[.N99]" office:value-type="float" office:value="4.5168915263486" calcext:value-type="float">
            <text:p>4.5168915263486</text:p>
          </table:table-cell>
          <table:table-cell table:style-name="ce10" table:formula="of:=[.$G$6]*[.M99]/[.N99]" office:value-type="float" office:value="-3.19089658384788" calcext:value-type="float">
            <text:p>-3.1908965838479</text:p>
          </table:table-cell>
          <table:table-cell table:formula="of:=1-([.A99]/[.$H$5])" office:value-type="float" office:value="-0.894468678792" calcext:value-type="float">
            <text:p>-0.894468678792</text:p>
          </table:table-cell>
          <table:table-cell table:formula="of:=1-([.B99]/[.$H$6])" office:value-type="float" office:value="1.27637972470712" calcext:value-type="float">
            <text:p>1.2763797247071</text:p>
          </table:table-cell>
          <table:table-cell table:formula="of:=[.A99]+([.O99]*[.A99]*[.Q99])" office:value-type="float" office:value="-4.03171843884629" calcext:value-type="float">
            <text:p>-4.0317184388463</text:p>
          </table:table-cell>
          <table:table-cell table:formula="of:=[.B99]+([.P99]*[.B99]*[.R99])" office:value-type="float" office:value="1.0021249480471" calcext:value-type="float">
            <text:p>1.0021249480471</text:p>
          </table:table-cell>
          <table:table-cell table:style-name="ce13" table:formula="of:=[.S99]/SUM([.$S99:.$T99])" office:value-type="float" office:value="1.33077868403485" calcext:value-type="float">
            <text:p>1.3307786840349</text:p>
          </table:table-cell>
          <table:table-cell table:style-name="ce13" table:formula="of:=[.T99]/SUM([.$S99:.$T99])" office:value-type="float" office:value="-0.330778684034851" calcext:value-type="float">
            <text:p>-0.3307786840349</text:p>
          </table:table-cell>
          <table:table-cell table:style-name="ce14" table:formula="of:=IF(ABS(SUM([.U99:.V9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99]" office:value-type="float" office:value="1.33077868403485" calcext:value-type="float">
            <text:p>1.3307786840349</text:p>
          </table:table-cell>
          <table:table-cell table:formula="of:=[.V99]" office:value-type="float" office:value="-0.330778684034851" calcext:value-type="float">
            <text:p>-0.3307786840349</text:p>
          </table:table-cell>
          <table:table-cell table:formula="of:=[.A100]/SUM([.$A100:.$B100])" office:value-type="float" office:value="1.33077868403485" calcext:value-type="float">
            <text:p>1.3307786840349</text:p>
          </table:table-cell>
          <table:table-cell table:formula="of:=[.B100]/SUM([.$A100:.$B100])" office:value-type="float" office:value="-0.330778684034851" calcext:value-type="float">
            <text:p>-0.3307786840349</text:p>
          </table:table-cell>
          <table:table-cell table:formula="of:=([.C100]*[.C100])*SUM([.A100:.B100])" office:value-type="float" office:value="1.77097190588153" calcext:value-type="float">
            <text:p>1.7709719058815</text:p>
          </table:table-cell>
          <table:table-cell table:formula="of:=2*[.C100]*[.D100]*SUM([.A100:.B100])" office:value-type="float" office:value="-0.880386443693358" calcext:value-type="float">
            <text:p>-0.8803864436934</text:p>
          </table:table-cell>
          <table:table-cell table:formula="of:=([.D100]*[.D100])*SUM([.A100:.B100])" office:value-type="float" office:value="0.109414537811828" calcext:value-type="float">
            <text:p>0.1094145378118</text:p>
          </table:table-cell>
          <table:table-cell table:style-name="ce9" table:formula="of:=0.98-(0.84*[.E100])+(0.27*[.F100])" office:value-type="float" office:value="-0.74532074073769" calcext:value-type="float">
            <text:p>-0.7453207407377</text:p>
          </table:table-cell>
          <table:table-cell table:style-name="ce9" table:formula="of:=1.04+(0.02*[.F100])-(0.35*[.G100])" office:value-type="float" office:value="0.984097182891993" calcext:value-type="float">
            <text:p>0.984097182892</text:p>
          </table:table-cell>
          <table:table-cell table:style-name="ce9" table:formula="of:=0.18-(0.38*[.E100])-(0.14*[.F100])" office:value-type="float" office:value="-0.369715222117911" calcext:value-type="float">
            <text:p>-0.3697152221179</text:p>
          </table:table-cell>
          <table:table-cell table:style-name="ce9" table:formula="of:=0.22-(0.03*[.F100])-(0.35*[.G100])" office:value-type="float" office:value="0.208116505076661" calcext:value-type="float">
            <text:p>0.2081165050767</text:p>
          </table:table-cell>
          <table:table-cell table:formula="of:=[.H100]+((([.$G$5]*2)-1)*[.J100])" office:value-type="float" office:value="-5.55309748915901" calcext:value-type="float">
            <text:p>-5.553097489159</text:p>
          </table:table-cell>
          <table:table-cell table:formula="of:=[.I100]+((([.$G$6]*2)-1)*[.K100])" office:value-type="float" office:value="3.77285835091925" calcext:value-type="float">
            <text:p>3.7728583509193</text:p>
          </table:table-cell>
          <table:table-cell table:formula="of:=([.C100]*[.L100])+([.D100]*[.M100])" office:value-type="float" office:value="-8.63792488930723" calcext:value-type="float">
            <text:p>-8.6379248893072</text:p>
          </table:table-cell>
          <table:table-cell table:style-name="ce10" table:formula="of:=[.$G$5]*[.L100]/[.N100]" office:value-type="float" office:value="4.5014038808353" calcext:value-type="float">
            <text:p>4.5014038808353</text:p>
          </table:table-cell>
          <table:table-cell table:style-name="ce10" table:formula="of:=[.$G$6]*[.M100]/[.N100]" office:value-type="float" office:value="-3.14480392857378" calcext:value-type="float">
            <text:p>-3.1448039285738</text:p>
          </table:table-cell>
          <table:table-cell table:formula="of:=1-([.A100]/[.$H$5])" office:value-type="float" office:value="-0.901112405764071" calcext:value-type="float">
            <text:p>-0.9011124057641</text:p>
          </table:table-cell>
          <table:table-cell table:formula="of:=1-([.B100]/[.$H$6])" office:value-type="float" office:value="1.2803209186736" calcext:value-type="float">
            <text:p>1.2803209186736</text:p>
          </table:table-cell>
          <table:table-cell table:formula="of:=[.A100]+([.O100]*[.A100]*[.Q100])" office:value-type="float" office:value="-4.06722014023977" calcext:value-type="float">
            <text:p>-4.0672201402398</text:p>
          </table:table-cell>
          <table:table-cell table:formula="of:=[.B100]+([.P100]*[.B100]*[.R100])" office:value-type="float" office:value="1.00105480096719" calcext:value-type="float">
            <text:p>1.0010548009672</text:p>
          </table:table-cell>
          <table:table-cell table:style-name="ce13" table:formula="of:=[.S100]/SUM([.$S100:.$T100])" office:value-type="float" office:value="1.32648428580981" calcext:value-type="float">
            <text:p>1.3264842858098</text:p>
          </table:table-cell>
          <table:table-cell table:style-name="ce13" table:formula="of:=[.T100]/SUM([.$S100:.$T100])" office:value-type="float" office:value="-0.326484285809807" calcext:value-type="float">
            <text:p>-0.3264842858098</text:p>
          </table:table-cell>
          <table:table-cell table:style-name="ce14" table:formula="of:=IF(ABS(SUM([.U100:.V10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0]" office:value-type="float" office:value="1.32648428580981" calcext:value-type="float">
            <text:p>1.3264842858098</text:p>
          </table:table-cell>
          <table:table-cell table:formula="of:=[.V100]" office:value-type="float" office:value="-0.326484285809807" calcext:value-type="float">
            <text:p>-0.3264842858098</text:p>
          </table:table-cell>
          <table:table-cell table:formula="of:=[.A101]/SUM([.$A101:.$B101])" office:value-type="float" office:value="1.32648428580981" calcext:value-type="float">
            <text:p>1.3264842858098</text:p>
          </table:table-cell>
          <table:table-cell table:formula="of:=[.B101]/SUM([.$A101:.$B101])" office:value-type="float" office:value="-0.326484285809806" calcext:value-type="float">
            <text:p>-0.3264842858098</text:p>
          </table:table-cell>
          <table:table-cell table:formula="of:=([.C101]*[.C101])*SUM([.A101:.B101])" office:value-type="float" office:value="1.75956056050036" calcext:value-type="float">
            <text:p>1.7595605605004</text:p>
          </table:table-cell>
          <table:table-cell table:formula="of:=2*[.C101]*[.D101]*SUM([.A101:.B101])" office:value-type="float" office:value="-0.866152549381093" calcext:value-type="float">
            <text:p>-0.8661525493811</text:p>
          </table:table-cell>
          <table:table-cell table:formula="of:=([.D101]*[.D101])*SUM([.A101:.B101])" office:value-type="float" office:value="0.106591988880739" calcext:value-type="float">
            <text:p>0.1065919888807</text:p>
          </table:table-cell>
          <table:table-cell table:style-name="ce9" table:formula="of:=0.98-(0.84*[.E101])+(0.27*[.F101])" office:value-type="float" office:value="-0.731892059153191" calcext:value-type="float">
            <text:p>-0.7318920591532</text:p>
          </table:table-cell>
          <table:table-cell table:style-name="ce9" table:formula="of:=1.04+(0.02*[.F101])-(0.35*[.G101])" office:value-type="float" office:value="0.985369752904119" calcext:value-type="float">
            <text:p>0.9853697529041</text:p>
          </table:table-cell>
          <table:table-cell table:style-name="ce9" table:formula="of:=0.18-(0.38*[.E101])-(0.14*[.F101])" office:value-type="float" office:value="-0.367371656076781" calcext:value-type="float">
            <text:p>-0.3673716560768</text:p>
          </table:table-cell>
          <table:table-cell table:style-name="ce9" table:formula="of:=0.22-(0.03*[.F101])-(0.35*[.G101])" office:value-type="float" office:value="0.208677380373174" calcext:value-type="float">
            <text:p>0.2086773803732</text:p>
          </table:table-cell>
          <table:table-cell table:formula="of:=[.H101]+((([.$G$5]*2)-1)*[.J101])" office:value-type="float" office:value="-5.50919307477565" calcext:value-type="float">
            <text:p>-5.5091930747757</text:p>
          </table:table-cell>
          <table:table-cell table:formula="of:=[.I101]+((([.$G$6]*2)-1)*[.K101])" office:value-type="float" office:value="3.78164664990465" calcext:value-type="float">
            <text:p>3.7816466499047</text:p>
          </table:table-cell>
          <table:table-cell table:formula="of:=([.C101]*[.L101])+([.D101]*[.M101])" office:value-type="float" office:value="-8.54250624686127" calcext:value-type="float">
            <text:p>-8.5425062468613</text:p>
          </table:table-cell>
          <table:table-cell table:style-name="ce10" table:formula="of:=[.$G$5]*[.L101]/[.N101]" office:value-type="float" office:value="4.51569700914794" calcext:value-type="float">
            <text:p>4.5156970091479</text:p>
          </table:table-cell>
          <table:table-cell table:style-name="ce10" table:formula="of:=[.$G$6]*[.M101]/[.N101]" office:value-type="float" office:value="-3.18733812917229" calcext:value-type="float">
            <text:p>-3.1873381291723</text:p>
          </table:table-cell>
          <table:table-cell table:formula="of:=1-([.A101]/[.$H$5])" office:value-type="float" office:value="-0.894977551156871" calcext:value-type="float">
            <text:p>-0.8949775511569</text:p>
          </table:table-cell>
          <table:table-cell table:formula="of:=1-([.B101]/[.$H$6])" office:value-type="float" office:value="1.2766815981439" calcext:value-type="float">
            <text:p>1.2766815981439</text:p>
          </table:table-cell>
          <table:table-cell table:formula="of:=[.A101]+([.O101]*[.A101]*[.Q101])" office:value-type="float" office:value="-4.03443224988588" calcext:value-type="float">
            <text:p>-4.0344322498859</text:p>
          </table:table-cell>
          <table:table-cell table:formula="of:=[.B101]+([.P101]*[.B101]*[.R101])" office:value-type="float" office:value="1.00205077304932" calcext:value-type="float">
            <text:p>1.0020507730493</text:p>
          </table:table-cell>
          <table:table-cell table:style-name="ce13" table:formula="of:=[.S101]/SUM([.$S101:.$T101])" office:value-type="float" office:value="1.33045010355844" calcext:value-type="float">
            <text:p>1.3304501035584</text:p>
          </table:table-cell>
          <table:table-cell table:style-name="ce13" table:formula="of:=[.T101]/SUM([.$S101:.$T101])" office:value-type="float" office:value="-0.330450103558436" calcext:value-type="float">
            <text:p>-0.3304501035584</text:p>
          </table:table-cell>
          <table:table-cell table:style-name="ce14" table:formula="of:=IF(ABS(SUM([.U101:.V10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1]" office:value-type="float" office:value="1.33045010355844" calcext:value-type="float">
            <text:p>1.3304501035584</text:p>
          </table:table-cell>
          <table:table-cell table:formula="of:=[.V101]" office:value-type="float" office:value="-0.330450103558436" calcext:value-type="float">
            <text:p>-0.3304501035584</text:p>
          </table:table-cell>
          <table:table-cell table:formula="of:=[.A102]/SUM([.$A102:.$B102])" office:value-type="float" office:value="1.33045010355843" calcext:value-type="float">
            <text:p>1.3304501035584</text:p>
          </table:table-cell>
          <table:table-cell table:formula="of:=[.B102]/SUM([.$A102:.$B102])" office:value-type="float" office:value="-0.330450103558435" calcext:value-type="float">
            <text:p>-0.3304501035584</text:p>
          </table:table-cell>
          <table:table-cell table:formula="of:=([.C102]*[.C102])*SUM([.A102:.B102])" office:value-type="float" office:value="1.77009747805866" calcext:value-type="float">
            <text:p>1.7700974780587</text:p>
          </table:table-cell>
          <table:table-cell table:formula="of:=2*[.C102]*[.D102]*SUM([.A102:.B102])" office:value-type="float" office:value="-0.879294749000433" calcext:value-type="float">
            <text:p>-0.8792947490004</text:p>
          </table:table-cell>
          <table:table-cell table:formula="of:=([.D102]*[.D102])*SUM([.A102:.B102])" office:value-type="float" office:value="0.109197270941781" calcext:value-type="float">
            <text:p>0.1091972709418</text:p>
          </table:table-cell>
          <table:table-cell table:style-name="ce9" table:formula="of:=0.98-(0.84*[.E102])+(0.27*[.F102])" office:value-type="float" office:value="-0.744291463799387" calcext:value-type="float">
            <text:p>-0.7442914637994</text:p>
          </table:table-cell>
          <table:table-cell table:style-name="ce9" table:formula="of:=1.04+(0.02*[.F102])-(0.35*[.G102])" office:value-type="float" office:value="0.984195060190368" calcext:value-type="float">
            <text:p>0.9841950601904</text:p>
          </table:table-cell>
          <table:table-cell table:style-name="ce9" table:formula="of:=0.18-(0.38*[.E102])-(0.14*[.F102])" office:value-type="float" office:value="-0.369535776802228" calcext:value-type="float">
            <text:p>-0.3695357768022</text:p>
          </table:table-cell>
          <table:table-cell table:style-name="ce9" table:formula="of:=0.22-(0.03*[.F102])-(0.35*[.G102])" office:value-type="float" office:value="0.20815979764039" calcext:value-type="float">
            <text:p>0.2081597976404</text:p>
          </table:table-cell>
          <table:table-cell table:formula="of:=[.H102]+((([.$G$5]*2)-1)*[.J102])" office:value-type="float" office:value="-5.54973470533556" calcext:value-type="float">
            <text:p>-5.5497347053356</text:p>
          </table:table-cell>
          <table:table-cell table:formula="of:=[.I102]+((([.$G$6]*2)-1)*[.K102])" office:value-type="float" office:value="3.77353634857159" calcext:value-type="float">
            <text:p>3.7735363485716</text:p>
          </table:table-cell>
          <table:table-cell table:formula="of:=([.C102]*[.L102])+([.D102]*[.M102])" office:value-type="float" office:value="-8.63061059060254" calcext:value-type="float">
            <text:p>-8.6306105906025</text:p>
          </table:table-cell>
          <table:table-cell table:style-name="ce10" table:formula="of:=[.$G$5]*[.L102]/[.N102]" office:value-type="float" office:value="4.50249052472273" calcext:value-type="float">
            <text:p>4.5024905247227</text:p>
          </table:table-cell>
          <table:table-cell table:style-name="ce10" table:formula="of:=[.$G$6]*[.M102]/[.N102]" office:value-type="float" office:value="-3.14803471023232" calcext:value-type="float">
            <text:p>-3.1480347102323</text:p>
          </table:table-cell>
          <table:table-cell table:formula="of:=1-([.A102]/[.$H$5])" office:value-type="float" office:value="-0.900643005083485" calcext:value-type="float">
            <text:p>-0.9006430050835</text:p>
          </table:table-cell>
          <table:table-cell table:formula="of:=1-([.B102]/[.$H$6])" office:value-type="float" office:value="1.28004246064274" calcext:value-type="float">
            <text:p>1.2800424606428</text:p>
          </table:table-cell>
          <table:table-cell table:formula="of:=[.A102]+([.O102]*[.A102]*[.Q102])" office:value-type="float" office:value="-4.06470680126007" calcext:value-type="float">
            <text:p>-4.0647068012601</text:p>
          </table:table-cell>
          <table:table-cell table:formula="of:=[.B102]+([.P102]*[.B102]*[.R102])" office:value-type="float" office:value="1.00113761378861" calcext:value-type="float">
            <text:p>1.0011376137886</text:p>
          </table:table-cell>
          <table:table-cell table:style-name="ce13" table:formula="of:=[.S102]/SUM([.$S102:.$T102])" office:value-type="float" office:value="1.32678798895184" calcext:value-type="float">
            <text:p>1.3267879889518</text:p>
          </table:table-cell>
          <table:table-cell table:style-name="ce13" table:formula="of:=[.T102]/SUM([.$S102:.$T102])" office:value-type="float" office:value="-0.326787988951843" calcext:value-type="float">
            <text:p>-0.3267879889518</text:p>
          </table:table-cell>
          <table:table-cell table:style-name="ce14" table:formula="of:=IF(ABS(SUM([.U102:.V102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2]" office:value-type="float" office:value="1.32678798895184" calcext:value-type="float">
            <text:p>1.3267879889518</text:p>
          </table:table-cell>
          <table:table-cell table:formula="of:=[.V102]" office:value-type="float" office:value="-0.326787988951843" calcext:value-type="float">
            <text:p>-0.3267879889518</text:p>
          </table:table-cell>
          <table:table-cell table:formula="of:=[.A103]/SUM([.$A103:.$B103])" office:value-type="float" office:value="1.32678798895184" calcext:value-type="float">
            <text:p>1.3267879889519</text:p>
          </table:table-cell>
          <table:table-cell table:formula="of:=[.B103]/SUM([.$A103:.$B103])" office:value-type="float" office:value="-0.326787988951844" calcext:value-type="float">
            <text:p>-0.3267879889518</text:p>
          </table:table-cell>
          <table:table-cell table:formula="of:=([.C103]*[.C103])*SUM([.A103:.B103])" office:value-type="float" office:value="1.76036636762687" calcext:value-type="float">
            <text:p>1.7603663676269</text:p>
          </table:table-cell>
          <table:table-cell table:formula="of:=2*[.C103]*[.D103]*SUM([.A103:.B103])" office:value-type="float" office:value="-0.867156757350066" calcext:value-type="float">
            <text:p>-0.8671567573501</text:p>
          </table:table-cell>
          <table:table-cell table:formula="of:=([.D103]*[.D103])*SUM([.A103:.B103])" office:value-type="float" office:value="0.10679038972319" calcext:value-type="float">
            <text:p>0.1067903897232</text:p>
          </table:table-cell>
          <table:table-cell table:style-name="ce9" table:formula="of:=0.98-(0.84*[.E103])+(0.27*[.F103])" office:value-type="float" office:value="-0.732840073291094" calcext:value-type="float">
            <text:p>-0.7328400732911</text:p>
          </table:table-cell>
          <table:table-cell table:style-name="ce9" table:formula="of:=1.04+(0.02*[.F103])-(0.35*[.G103])" office:value-type="float" office:value="0.985280228449882" calcext:value-type="float">
            <text:p>0.9852802284499</text:p>
          </table:table-cell>
          <table:table-cell table:style-name="ce9" table:formula="of:=0.18-(0.38*[.E103])-(0.14*[.F103])" office:value-type="float" office:value="-0.367537273669204" calcext:value-type="float">
            <text:p>-0.3675372736692</text:p>
          </table:table-cell>
          <table:table-cell table:style-name="ce9" table:formula="of:=0.22-(0.03*[.F103])-(0.35*[.G103])" office:value-type="float" office:value="0.208638066317385" calcext:value-type="float">
            <text:p>0.2086380663174</text:p>
          </table:table-cell>
          <table:table-cell table:formula="of:=[.H103]+((([.$G$5]*2)-1)*[.J103])" office:value-type="float" office:value="-5.51229478008542" calcext:value-type="float">
            <text:p>-5.5122947800854</text:p>
          </table:table-cell>
          <table:table-cell table:formula="of:=[.I103]+((([.$G$6]*2)-1)*[.K103])" office:value-type="float" office:value="3.78103031710284" calcext:value-type="float">
            <text:p>3.7810303171029</text:p>
          </table:table-cell>
          <table:table-cell table:formula="of:=([.C103]*[.L103])+([.D103]*[.M103])" office:value-type="float" office:value="-8.54924179927128" calcext:value-type="float">
            <text:p>-8.5492417992713</text:p>
          </table:table-cell>
          <table:table-cell table:style-name="ce10" table:formula="of:=[.$G$5]*[.L103]/[.N103]" office:value-type="float" office:value="4.51467965889655" calcext:value-type="float">
            <text:p>4.5146796588966</text:p>
          </table:table-cell>
          <table:table-cell table:style-name="ce10" table:formula="of:=[.$G$6]*[.M103]/[.N103]" office:value-type="float" office:value="-3.18430790967464" calcext:value-type="float">
            <text:p>-3.1843079096746</text:p>
          </table:table-cell>
          <table:table-cell table:formula="of:=1-([.A103]/[.$H$5])" office:value-type="float" office:value="-0.895411412788343" calcext:value-type="float">
            <text:p>-0.8954114127883</text:p>
          </table:table-cell>
          <table:table-cell table:formula="of:=1-([.B103]/[.$H$6])" office:value-type="float" office:value="1.276938973688" calcext:value-type="float">
            <text:p>1.276938973688</text:p>
          </table:table-cell>
          <table:table-cell table:formula="of:=[.A103]+([.O103]*[.A103]*[.Q103])" office:value-type="float" office:value="-4.03674674013135" calcext:value-type="float">
            <text:p>-4.0367467401314</text:p>
          </table:table-cell>
          <table:table-cell table:formula="of:=[.B103]+([.P103]*[.B103]*[.R103])" office:value-type="float" office:value="1.00198650657349" calcext:value-type="float">
            <text:p>1.0019865065735</text:p>
          </table:table-cell>
          <table:table-cell table:style-name="ce13" table:formula="of:=[.S103]/SUM([.$S103:.$T103])" office:value-type="float" office:value="1.33016990782128" calcext:value-type="float">
            <text:p>1.3301699078213</text:p>
          </table:table-cell>
          <table:table-cell table:style-name="ce13" table:formula="of:=[.T103]/SUM([.$S103:.$T103])" office:value-type="float" office:value="-0.330169907821279" calcext:value-type="float">
            <text:p>-0.3301699078213</text:p>
          </table:table-cell>
          <table:table-cell table:style-name="ce14" table:formula="of:=IF(ABS(SUM([.U103:.V103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3]" office:value-type="float" office:value="1.33016990782128" calcext:value-type="float">
            <text:p>1.3301699078213</text:p>
          </table:table-cell>
          <table:table-cell table:formula="of:=[.V103]" office:value-type="float" office:value="-0.330169907821279" calcext:value-type="float">
            <text:p>-0.3301699078213</text:p>
          </table:table-cell>
          <table:table-cell table:formula="of:=[.A104]/SUM([.$A104:.$B104])" office:value-type="float" office:value="1.33016990782128" calcext:value-type="float">
            <text:p>1.3301699078213</text:p>
          </table:table-cell>
          <table:table-cell table:formula="of:=[.B104]/SUM([.$A104:.$B104])" office:value-type="float" office:value="-0.330169907821279" calcext:value-type="float">
            <text:p>-0.3301699078213</text:p>
          </table:table-cell>
          <table:table-cell table:formula="of:=([.C104]*[.C104])*SUM([.A104:.B104])" office:value-type="float" office:value="1.76935198367327" calcext:value-type="float">
            <text:p>1.7693519836733</text:p>
          </table:table-cell>
          <table:table-cell table:formula="of:=2*[.C104]*[.D104]*SUM([.A104:.B104])" office:value-type="float" office:value="-0.878364151703982" calcext:value-type="float">
            <text:p>-0.878364151704</text:p>
          </table:table-cell>
          <table:table-cell table:formula="of:=([.D104]*[.D104])*SUM([.A104:.B104])" office:value-type="float" office:value="0.109012168030712" calcext:value-type="float">
            <text:p>0.1090121680307</text:p>
          </table:table-cell>
          <table:table-cell table:style-name="ce9" table:formula="of:=0.98-(0.84*[.E104])+(0.27*[.F104])" office:value-type="float" office:value="-0.743413987245622" calcext:value-type="float">
            <text:p>-0.7434139872456</text:p>
          </table:table-cell>
          <table:table-cell table:style-name="ce9" table:formula="of:=1.04+(0.02*[.F104])-(0.35*[.G104])" office:value-type="float" office:value="0.984278458155171" calcext:value-type="float">
            <text:p>0.9842784581552</text:p>
          </table:table-cell>
          <table:table-cell table:style-name="ce9" table:formula="of:=0.18-(0.38*[.E104])-(0.14*[.F104])" office:value-type="float" office:value="-0.369382772557285" calcext:value-type="float">
            <text:p>-0.3693827725573</text:p>
          </table:table-cell>
          <table:table-cell table:style-name="ce9" table:formula="of:=0.22-(0.03*[.F104])-(0.35*[.G104])" office:value-type="float" office:value="0.20819666574037" calcext:value-type="float">
            <text:p>0.2081966657404</text:p>
          </table:table-cell>
          <table:table-cell table:formula="of:=[.H104]+((([.$G$5]*2)-1)*[.J104])" office:value-type="float" office:value="-5.54686756158056" calcext:value-type="float">
            <text:p>-5.5468675615806</text:p>
          </table:table-cell>
          <table:table-cell table:formula="of:=[.I104]+((([.$G$6]*2)-1)*[.K104])" office:value-type="float" office:value="3.77411377907613" calcext:value-type="float">
            <text:p>3.7741137790761</text:p>
          </table:table-cell>
          <table:table-cell table:formula="of:=([.C104]*[.L104])+([.D104]*[.M104])" office:value-type="float" office:value="-8.62437511162903" calcext:value-type="float">
            <text:p>-8.624375111629</text:p>
          </table:table-cell>
          <table:table-cell table:style-name="ce10" table:formula="of:=[.$G$5]*[.L104]/[.N104]" office:value-type="float" office:value="4.50341806374083" calcext:value-type="float">
            <text:p>4.5034180637408</text:p>
          </table:table-cell>
          <table:table-cell table:style-name="ce10" table:formula="of:=[.$G$6]*[.M104]/[.N104]" office:value-type="float" office:value="-3.1507928235528" calcext:value-type="float">
            <text:p>-3.1507928235528</text:p>
          </table:table-cell>
          <table:table-cell table:formula="of:=1-([.A104]/[.$H$5])" office:value-type="float" office:value="-0.900242725458971" calcext:value-type="float">
            <text:p>-0.900242725459</text:p>
          </table:table-cell>
          <table:table-cell table:formula="of:=1-([.B104]/[.$H$6])" office:value-type="float" office:value="1.2798050066282" calcext:value-type="float">
            <text:p>1.2798050066282</text:p>
          </table:table-cell>
          <table:table-cell table:formula="of:=[.A104]+([.O104]*[.A104]*[.Q104])" office:value-type="float" office:value="-4.06256416486602" calcext:value-type="float">
            <text:p>-4.062564164866</text:p>
          </table:table-cell>
          <table:table-cell table:formula="of:=[.B104]+([.P104]*[.B104]*[.R104])" office:value-type="float" office:value="1.00120737059264" calcext:value-type="float">
            <text:p>1.0012073705926</text:p>
          </table:table-cell>
          <table:table-cell table:style-name="ce13" table:formula="of:=[.S104]/SUM([.$S104:.$T104])" office:value-type="float" office:value="1.32704693960061" calcext:value-type="float">
            <text:p>1.3270469396006</text:p>
          </table:table-cell>
          <table:table-cell table:style-name="ce13" table:formula="of:=[.T104]/SUM([.$S104:.$T104])" office:value-type="float" office:value="-0.32704693960061" calcext:value-type="float">
            <text:p>-0.3270469396006</text:p>
          </table:table-cell>
          <table:table-cell table:style-name="ce14" table:formula="of:=IF(ABS(SUM([.U104:.V104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4]" office:value-type="float" office:value="1.32704693960061" calcext:value-type="float">
            <text:p>1.3270469396006</text:p>
          </table:table-cell>
          <table:table-cell table:formula="of:=[.V104]" office:value-type="float" office:value="-0.32704693960061" calcext:value-type="float">
            <text:p>-0.3270469396006</text:p>
          </table:table-cell>
          <table:table-cell table:formula="of:=[.A105]/SUM([.$A105:.$B105])" office:value-type="float" office:value="1.32704693960061" calcext:value-type="float">
            <text:p>1.3270469396006</text:p>
          </table:table-cell>
          <table:table-cell table:formula="of:=[.B105]/SUM([.$A105:.$B105])" office:value-type="float" office:value="-0.32704693960061" calcext:value-type="float">
            <text:p>-0.3270469396006</text:p>
          </table:table-cell>
          <table:table-cell table:formula="of:=([.C105]*[.C105])*SUM([.A105:.B105])" office:value-type="float" office:value="1.76105357990334" calcext:value-type="float">
            <text:p>1.7610535799034</text:p>
          </table:table-cell>
          <table:table-cell table:formula="of:=2*[.C105]*[.D105]*SUM([.A105:.B105])" office:value-type="float" office:value="-0.86801328060547" calcext:value-type="float">
            <text:p>-0.8680132806055</text:p>
          </table:table-cell>
          <table:table-cell table:formula="of:=([.D105]*[.D105])*SUM([.A105:.B105])" office:value-type="float" office:value="0.106959700702125" calcext:value-type="float">
            <text:p>0.1069597007021</text:p>
          </table:table-cell>
          <table:table-cell table:style-name="ce9" table:formula="of:=0.98-(0.84*[.E105])+(0.27*[.F105])" office:value-type="float" office:value="-0.733648592882286" calcext:value-type="float">
            <text:p>-0.7336485928823</text:p>
          </table:table-cell>
          <table:table-cell table:style-name="ce9" table:formula="of:=1.04+(0.02*[.F105])-(0.35*[.G105])" office:value-type="float" office:value="0.985203839142147" calcext:value-type="float">
            <text:p>0.9852038391421</text:p>
          </table:table-cell>
          <table:table-cell table:style-name="ce9" table:formula="of:=0.18-(0.38*[.E105])-(0.14*[.F105])" office:value-type="float" office:value="-0.367678501078505" calcext:value-type="float">
            <text:p>-0.3676785010785</text:p>
          </table:table-cell>
          <table:table-cell table:style-name="ce9" table:formula="of:=0.22-(0.03*[.F105])-(0.35*[.G105])" office:value-type="float" office:value="0.20860450317242" calcext:value-type="float">
            <text:p>0.2086045031724</text:p>
          </table:table-cell>
          <table:table-cell table:formula="of:=[.H105]+((([.$G$5]*2)-1)*[.J105])" office:value-type="float" office:value="-5.51493982090717" calcext:value-type="float">
            <text:p>-5.5149398209072</text:p>
          </table:table-cell>
          <table:table-cell table:formula="of:=[.I105]+((([.$G$6]*2)-1)*[.K105])" office:value-type="float" office:value="3.78050418165258" calcext:value-type="float">
            <text:p>3.7805041816526</text:p>
          </table:table-cell>
          <table:table-cell table:formula="of:=([.C105]*[.L105])+([.D105]*[.M105])" office:value-type="float" office:value="-8.55498633417317" calcext:value-type="float">
            <text:p>-8.5549863341732</text:p>
          </table:table-cell>
          <table:table-cell table:style-name="ce10" table:formula="of:=[.$G$5]*[.L105]/[.N105]" office:value-type="float" office:value="4.51381301121904" calcext:value-type="float">
            <text:p>4.513813011219</text:p>
          </table:table-cell>
          <table:table-cell table:style-name="ce10" table:formula="of:=[.$G$6]*[.M105]/[.N105]" office:value-type="float" office:value="-3.18172689524574" calcext:value-type="float">
            <text:p>-3.1817268952457</text:p>
          </table:table-cell>
          <table:table-cell table:formula="of:=1-([.A105]/[.$H$5])" office:value-type="float" office:value="-0.895781342286585" calcext:value-type="float">
            <text:p>-0.8957813422866</text:p>
          </table:table-cell>
          <table:table-cell table:formula="of:=1-([.B105]/[.$H$6])" office:value-type="float" office:value="1.27715842339035" calcext:value-type="float">
            <text:p>1.2771584233904</text:p>
          </table:table-cell>
          <table:table-cell table:formula="of:=[.A105]+([.O105]*[.A105]*[.Q105])" office:value-type="float" office:value="-4.03872069281973" calcext:value-type="float">
            <text:p>-4.0387206928197</text:p>
          </table:table-cell>
          <table:table-cell table:formula="of:=[.B105]+([.P105]*[.B105]*[.R105])" office:value-type="float" office:value="1.00193096551699" calcext:value-type="float">
            <text:p>1.001930965517</text:p>
          </table:table-cell>
          <table:table-cell table:style-name="ce13" table:formula="of:=[.S105]/SUM([.$S105:.$T105])" office:value-type="float" office:value="1.32993096509415" calcext:value-type="float">
            <text:p>1.3299309650942</text:p>
          </table:table-cell>
          <table:table-cell table:style-name="ce13" table:formula="of:=[.T105]/SUM([.$S105:.$T105])" office:value-type="float" office:value="-0.329930965094149" calcext:value-type="float">
            <text:p>-0.3299309650941</text:p>
          </table:table-cell>
          <table:table-cell table:style-name="ce14" table:formula="of:=IF(ABS(SUM([.U105:.V105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5]" office:value-type="float" office:value="1.32993096509415" calcext:value-type="float">
            <text:p>1.3299309650942</text:p>
          </table:table-cell>
          <table:table-cell table:formula="of:=[.V105]" office:value-type="float" office:value="-0.329930965094149" calcext:value-type="float">
            <text:p>-0.3299309650941</text:p>
          </table:table-cell>
          <table:table-cell table:formula="of:=[.A106]/SUM([.$A106:.$B106])" office:value-type="float" office:value="1.32993096509415" calcext:value-type="float">
            <text:p>1.3299309650942</text:p>
          </table:table-cell>
          <table:table-cell table:formula="of:=[.B106]/SUM([.$A106:.$B106])" office:value-type="float" office:value="-0.329930965094149" calcext:value-type="float">
            <text:p>-0.3299309650941</text:p>
          </table:table-cell>
          <table:table-cell table:formula="of:=([.C106]*[.C106])*SUM([.A106:.B106])" office:value-type="float" office:value="1.76871637191626" calcext:value-type="float">
            <text:p>1.7687163719163</text:p>
          </table:table-cell>
          <table:table-cell table:formula="of:=2*[.C106]*[.D106]*SUM([.A106:.B106])" office:value-type="float" office:value="-0.877570813644211" calcext:value-type="float">
            <text:p>-0.8775708136442</text:p>
          </table:table-cell>
          <table:table-cell table:formula="of:=([.D106]*[.D106])*SUM([.A106:.B106])" office:value-type="float" office:value="0.108854441727957" calcext:value-type="float">
            <text:p>0.108854441728</text:p>
          </table:table-cell>
          <table:table-cell table:style-name="ce9" table:formula="of:=0.98-(0.84*[.E106])+(0.27*[.F106])" office:value-type="float" office:value="-0.742665872093592" calcext:value-type="float">
            <text:p>-0.7426658720936</text:p>
          </table:table-cell>
          <table:table-cell table:style-name="ce9" table:formula="of:=1.04+(0.02*[.F106])-(0.35*[.G106])" office:value-type="float" office:value="0.984349529122331" calcext:value-type="float">
            <text:p>0.9843495291223</text:p>
          </table:table-cell>
          <table:table-cell table:style-name="ce9" table:formula="of:=0.18-(0.38*[.E106])-(0.14*[.F106])" office:value-type="float" office:value="-0.369252307417987" calcext:value-type="float">
            <text:p>-0.369252307418</text:p>
          </table:table-cell>
          <table:table-cell table:style-name="ce9" table:formula="of:=0.22-(0.03*[.F106])-(0.35*[.G106])" office:value-type="float" office:value="0.208228069804541" calcext:value-type="float">
            <text:p>0.2082280698045</text:p>
          </table:table-cell>
          <table:table-cell table:formula="of:=[.H106]+((([.$G$5]*2)-1)*[.J106])" office:value-type="float" office:value="-5.54442287775709" calcext:value-type="float">
            <text:p>-5.5444228777571</text:p>
          </table:table-cell>
          <table:table-cell table:formula="of:=[.I106]+((([.$G$6]*2)-1)*[.K106])" office:value-type="float" office:value="3.77460566450318" calcext:value-type="float">
            <text:p>3.7746056645032</text:p>
          </table:table-cell>
          <table:table-cell table:formula="of:=([.C106]*[.L106])+([.D106]*[.M106])" office:value-type="float" office:value="-8.61905895844495" calcext:value-type="float">
            <text:p>-8.619058958445</text:p>
          </table:table-cell>
          <table:table-cell table:style-name="ce10" table:formula="of:=[.$G$5]*[.L106]/[.N106]" office:value-type="float" office:value="4.50420970284898" calcext:value-type="float">
            <text:p>4.504209702849</text:p>
          </table:table-cell>
          <table:table-cell table:style-name="ce10" table:formula="of:=[.$G$6]*[.M106]/[.N106]" office:value-type="float" office:value="-3.15314710288584" calcext:value-type="float">
            <text:p>-3.1531471028858</text:p>
          </table:table-cell>
          <table:table-cell table:formula="of:=1-([.A106]/[.$H$5])" office:value-type="float" office:value="-0.899901378705928" calcext:value-type="float">
            <text:p>-0.8999013787059</text:p>
          </table:table-cell>
          <table:table-cell table:formula="of:=1-([.B106]/[.$H$6])" office:value-type="float" office:value="1.27960251279165" calcext:value-type="float">
            <text:p>1.2796025127917</text:p>
          </table:table-cell>
          <table:table-cell table:formula="of:=[.A106]+([.O106]*[.A106]*[.Q106])" office:value-type="float" office:value="-4.0607374263424" calcext:value-type="float">
            <text:p>-4.0607374263424</text:p>
          </table:table-cell>
          <table:table-cell table:formula="of:=[.B106]+([.P106]*[.B106]*[.R106])" office:value-type="float" office:value="1.00126623009459" calcext:value-type="float">
            <text:p>1.0012662300946</text:p>
          </table:table-cell>
          <table:table-cell table:style-name="ce13" table:formula="of:=[.S106]/SUM([.$S106:.$T106])" office:value-type="float" office:value="1.32726774199495" calcext:value-type="float">
            <text:p>1.327267741995</text:p>
          </table:table-cell>
          <table:table-cell table:style-name="ce13" table:formula="of:=[.T106]/SUM([.$S106:.$T106])" office:value-type="float" office:value="-0.327267741994947" calcext:value-type="float">
            <text:p>-0.3272677419949</text:p>
          </table:table-cell>
          <table:table-cell table:style-name="ce14" table:formula="of:=IF(ABS(SUM([.U106:.V106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6]" office:value-type="float" office:value="1.32726774199495" calcext:value-type="float">
            <text:p>1.327267741995</text:p>
          </table:table-cell>
          <table:table-cell table:formula="of:=[.V106]" office:value-type="float" office:value="-0.327267741994947" calcext:value-type="float">
            <text:p>-0.3272677419949</text:p>
          </table:table-cell>
          <table:table-cell table:formula="of:=[.A107]/SUM([.$A107:.$B107])" office:value-type="float" office:value="1.32726774199495" calcext:value-type="float">
            <text:p>1.327267741995</text:p>
          </table:table-cell>
          <table:table-cell table:formula="of:=[.B107]/SUM([.$A107:.$B107])" office:value-type="float" office:value="-0.327267741994946" calcext:value-type="float">
            <text:p>-0.3272677419949</text:p>
          </table:table-cell>
          <table:table-cell table:formula="of:=([.C107]*[.C107])*SUM([.A107:.B107])" office:value-type="float" office:value="1.76163965894037" calcext:value-type="float">
            <text:p>1.7616396589404</text:p>
          </table:table-cell>
          <table:table-cell table:formula="of:=2*[.C107]*[.D107]*SUM([.A107:.B107])" office:value-type="float" office:value="-0.868743833890836" calcext:value-type="float">
            <text:p>-0.8687438338908</text:p>
          </table:table-cell>
          <table:table-cell table:formula="of:=([.D107]*[.D107])*SUM([.A107:.B107])" office:value-type="float" office:value="0.107104174950471" calcext:value-type="float">
            <text:p>0.1071041749505</text:p>
          </table:table-cell>
          <table:table-cell table:style-name="ce9" table:formula="of:=0.98-(0.84*[.E107])+(0.27*[.F107])" office:value-type="float" office:value="-0.734338148660431" calcext:value-type="float">
            <text:p>-0.7343381486604</text:p>
          </table:table-cell>
          <table:table-cell table:style-name="ce9" table:formula="of:=1.04+(0.02*[.F107])-(0.35*[.G107])" office:value-type="float" office:value="0.985138662089518" calcext:value-type="float">
            <text:p>0.9851386620895</text:p>
          </table:table-cell>
          <table:table-cell table:style-name="ce9" table:formula="of:=0.18-(0.38*[.E107])-(0.14*[.F107])" office:value-type="float" office:value="-0.367798933652621" calcext:value-type="float">
            <text:p>-0.3677989336526</text:p>
          </table:table-cell>
          <table:table-cell table:style-name="ce9" table:formula="of:=0.22-(0.03*[.F107])-(0.35*[.G107])" office:value-type="float" office:value="0.20857585378406" calcext:value-type="float">
            <text:p>0.2085758537841</text:p>
          </table:table-cell>
          <table:table-cell table:formula="of:=[.H107]+((([.$G$5]*2)-1)*[.J107])" office:value-type="float" office:value="-5.51719548187911" calcext:value-type="float">
            <text:p>-5.5171954818791</text:p>
          </table:table-cell>
          <table:table-cell table:formula="of:=[.I107]+((([.$G$6]*2)-1)*[.K107])" office:value-type="float" office:value="3.78005510279592" calcext:value-type="float">
            <text:p>3.7800551027959</text:p>
          </table:table-cell>
          <table:table-cell table:formula="of:=([.C107]*[.L107])+([.D107]*[.M107])" office:value-type="float" office:value="-8.55988568748691" calcext:value-type="float">
            <text:p>-8.5598856874869</text:p>
          </table:table-cell>
          <table:table-cell table:style-name="ce10" table:formula="of:=[.$G$5]*[.L107]/[.N107]" office:value-type="float" office:value="4.5130746103993" calcext:value-type="float">
            <text:p>4.5130746103993</text:p>
          </table:table-cell>
          <table:table-cell table:style-name="ce10" table:formula="of:=[.$G$6]*[.M107]/[.N107]" office:value-type="float" office:value="-3.17952806074459" calcext:value-type="float">
            <text:p>-3.1795280607446</text:p>
          </table:table-cell>
          <table:table-cell table:formula="of:=1-([.A107]/[.$H$5])" office:value-type="float" office:value="-0.8960967742785" calcext:value-type="float">
            <text:p>-0.8960967742785</text:p>
          </table:table-cell>
          <table:table-cell table:formula="of:=1-([.B107]/[.$H$6])" office:value-type="float" office:value="1.27734554406351" calcext:value-type="float">
            <text:p>1.2773455440635</text:p>
          </table:table-cell>
          <table:table-cell table:formula="of:=[.A107]+([.O107]*[.A107]*[.Q107])" office:value-type="float" office:value="-4.04040422102889" calcext:value-type="float">
            <text:p>-4.0404042210289</text:p>
          </table:table-cell>
          <table:table-cell table:formula="of:=[.B107]+([.P107]*[.B107]*[.R107])" office:value-type="float" office:value="1.00188306576461" calcext:value-type="float">
            <text:p>1.0018830657646</text:p>
          </table:table-cell>
          <table:table-cell table:style-name="ce13" table:formula="of:=[.S107]/SUM([.$S107:.$T107])" office:value-type="float" office:value="1.32972719772869" calcext:value-type="float">
            <text:p>1.3297271977287</text:p>
          </table:table-cell>
          <table:table-cell table:style-name="ce13" table:formula="of:=[.T107]/SUM([.$S107:.$T107])" office:value-type="float" office:value="-0.329727197728686" calcext:value-type="float">
            <text:p>-0.3297271977287</text:p>
          </table:table-cell>
          <table:table-cell table:style-name="ce14" table:formula="of:=IF(ABS(SUM([.U107:.V107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7]" office:value-type="float" office:value="1.32972719772869" calcext:value-type="float">
            <text:p>1.3297271977287</text:p>
          </table:table-cell>
          <table:table-cell table:formula="of:=[.V107]" office:value-type="float" office:value="-0.329727197728686" calcext:value-type="float">
            <text:p>-0.3297271977287</text:p>
          </table:table-cell>
          <table:table-cell table:formula="of:=[.A108]/SUM([.$A108:.$B108])" office:value-type="float" office:value="1.32972719772868" calcext:value-type="float">
            <text:p>1.3297271977287</text:p>
          </table:table-cell>
          <table:table-cell table:formula="of:=[.B108]/SUM([.$A108:.$B108])" office:value-type="float" office:value="-0.329727197728685" calcext:value-type="float">
            <text:p>-0.3297271977287</text:p>
          </table:table-cell>
          <table:table-cell table:formula="of:=([.C108]*[.C108])*SUM([.A108:.B108])" office:value-type="float" office:value="1.76817442037939" calcext:value-type="float">
            <text:p>1.7681744203794</text:p>
          </table:table-cell>
          <table:table-cell table:formula="of:=2*[.C108]*[.D108]*SUM([.A108:.B108])" office:value-type="float" office:value="-0.876894445301395" calcext:value-type="float">
            <text:p>-0.8768944453014</text:p>
          </table:table-cell>
          <table:table-cell table:formula="of:=([.D108]*[.D108])*SUM([.A108:.B108])" office:value-type="float" office:value="0.108720024922012" calcext:value-type="float">
            <text:p>0.108720024922</text:p>
          </table:table-cell>
          <table:table-cell table:style-name="ce9" table:formula="of:=0.98-(0.84*[.E108])+(0.27*[.F108])" office:value-type="float" office:value="-0.74202801335006" calcext:value-type="float">
            <text:p>-0.7420280133501</text:p>
          </table:table-cell>
          <table:table-cell table:style-name="ce9" table:formula="of:=1.04+(0.02*[.F108])-(0.35*[.G108])" office:value-type="float" office:value="0.984410102371268" calcext:value-type="float">
            <text:p>0.9844101023713</text:p>
          </table:table-cell>
          <table:table-cell table:style-name="ce9" table:formula="of:=0.18-(0.38*[.E108])-(0.14*[.F108])" office:value-type="float" office:value="-0.369141057401971" calcext:value-type="float">
            <text:p>-0.369141057402</text:p>
          </table:table-cell>
          <table:table-cell table:style-name="ce9" table:formula="of:=0.22-(0.03*[.F108])-(0.35*[.G108])" office:value-type="float" office:value="0.208254824636338" calcext:value-type="float">
            <text:p>0.2082548246363</text:p>
          </table:table-cell>
          <table:table-cell table:formula="of:=[.H108]+((([.$G$5]*2)-1)*[.J108])" office:value-type="float" office:value="-5.54233832380529" calcext:value-type="float">
            <text:p>-5.5423383238053</text:p>
          </table:table-cell>
          <table:table-cell table:formula="of:=[.I108]+((([.$G$6]*2)-1)*[.K108])" office:value-type="float" office:value="3.7750247524982" calcext:value-type="float">
            <text:p>3.7750247524982</text:p>
          </table:table-cell>
          <table:table-cell table:formula="of:=([.C108]*[.L108])+([.D108]*[.M108])" office:value-type="float" office:value="-8.61452634117556" calcext:value-type="float">
            <text:p>-8.6145263411756</text:p>
          </table:table-cell>
          <table:table-cell table:style-name="ce10" table:formula="of:=[.$G$5]*[.L108]/[.N108]" office:value-type="float" office:value="4.50488528403395" calcext:value-type="float">
            <text:p>4.504885284034</text:p>
          </table:table-cell>
          <table:table-cell table:style-name="ce10" table:formula="of:=[.$G$6]*[.M108]/[.N108]" office:value-type="float" office:value="-3.15515643478523" calcext:value-type="float">
            <text:p>-3.1551564347852</text:p>
          </table:table-cell>
          <table:table-cell table:formula="of:=1-([.A108]/[.$H$5])" office:value-type="float" office:value="-0.899610282469557" calcext:value-type="float">
            <text:p>-0.8996102824696</text:p>
          </table:table-cell>
          <table:table-cell table:formula="of:=1-([.B108]/[.$H$6])" office:value-type="float" office:value="1.27942982858363" calcext:value-type="float">
            <text:p>1.2794298285836</text:p>
          </table:table-cell>
          <table:table-cell table:formula="of:=[.A108]+([.O108]*[.A108]*[.Q108])" office:value-type="float" office:value="-4.05917992597562" calcext:value-type="float">
            <text:p>-4.0591799259756</text:p>
          </table:table-cell>
          <table:table-cell table:formula="of:=[.B108]+([.P108]*[.B108]*[.R108])" office:value-type="float" office:value="1.00131596836859" calcext:value-type="float">
            <text:p>1.0013159683686</text:p>
          </table:table-cell>
          <table:table-cell table:style-name="ce13" table:formula="of:=[.S108]/SUM([.$S108:.$T108])" office:value-type="float" office:value="1.32745602232488" calcext:value-type="float">
            <text:p>1.3274560223249</text:p>
          </table:table-cell>
          <table:table-cell table:style-name="ce13" table:formula="of:=[.T108]/SUM([.$S108:.$T108])" office:value-type="float" office:value="-0.327456022324879" calcext:value-type="float">
            <text:p>-0.3274560223249</text:p>
          </table:table-cell>
          <table:table-cell table:style-name="ce14" table:formula="of:=IF(ABS(SUM([.U108:.V108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8]" office:value-type="float" office:value="1.32745602232488" calcext:value-type="float">
            <text:p>1.3274560223249</text:p>
          </table:table-cell>
          <table:table-cell table:formula="of:=[.V108]" office:value-type="float" office:value="-0.327456022324879" calcext:value-type="float">
            <text:p>-0.3274560223249</text:p>
          </table:table-cell>
          <table:table-cell table:formula="of:=[.A109]/SUM([.$A109:.$B109])" office:value-type="float" office:value="1.32745602232488" calcext:value-type="float">
            <text:p>1.3274560223249</text:p>
          </table:table-cell>
          <table:table-cell table:formula="of:=[.B109]/SUM([.$A109:.$B109])" office:value-type="float" office:value="-0.327456022324879" calcext:value-type="float">
            <text:p>-0.3274560223249</text:p>
          </table:table-cell>
          <table:table-cell table:formula="of:=([.C109]*[.C109])*SUM([.A109:.B109])" office:value-type="float" office:value="1.76213949120659" calcext:value-type="float">
            <text:p>1.7621394912066</text:p>
          </table:table-cell>
          <table:table-cell table:formula="of:=2*[.C109]*[.D109]*SUM([.A109:.B109])" office:value-type="float" office:value="-0.869366937763421" calcext:value-type="float">
            <text:p>-0.8693669377634</text:p>
          </table:table-cell>
          <table:table-cell table:formula="of:=([.D109]*[.D109])*SUM([.A109:.B109])" office:value-type="float" office:value="0.107227446556832" calcext:value-type="float">
            <text:p>0.1072274465568</text:p>
          </table:table-cell>
          <table:table-cell table:style-name="ce9" table:formula="of:=0.98-(0.84*[.E109])+(0.27*[.F109])" office:value-type="float" office:value="-0.734926245809659" calcext:value-type="float">
            <text:p>-0.7349262458097</text:p>
          </table:table-cell>
          <table:table-cell table:style-name="ce9" table:formula="of:=1.04+(0.02*[.F109])-(0.35*[.G109])" office:value-type="float" office:value="0.985083054949841" calcext:value-type="float">
            <text:p>0.9850830549498</text:p>
          </table:table-cell>
          <table:table-cell table:style-name="ce9" table:formula="of:=0.18-(0.38*[.E109])-(0.14*[.F109])" office:value-type="float" office:value="-0.367901635371625" calcext:value-type="float">
            <text:p>-0.3679016353716</text:p>
          </table:table-cell>
          <table:table-cell table:style-name="ce9" table:formula="of:=0.22-(0.03*[.F109])-(0.35*[.G109])" office:value-type="float" office:value="0.208551401838012" calcext:value-type="float">
            <text:p>0.208551401838</text:p>
          </table:table-cell>
          <table:table-cell table:formula="of:=[.H109]+((([.$G$5]*2)-1)*[.J109])" office:value-type="float" office:value="-5.51911911218227" calcext:value-type="float">
            <text:p>-5.5191191121823</text:p>
          </table:table-cell>
          <table:table-cell table:formula="of:=[.I109]+((([.$G$6]*2)-1)*[.K109])" office:value-type="float" office:value="3.7796718395792" calcext:value-type="float">
            <text:p>3.7796718395792</text:p>
          </table:table-cell>
          <table:table-cell table:formula="of:=([.C109]*[.L109])+([.D109]*[.M109])" office:value-type="float" office:value="-8.56406420967666" calcext:value-type="float">
            <text:p>-8.5640642096767</text:p>
          </table:table-cell>
          <table:table-cell table:style-name="ce10" table:formula="of:=[.$G$5]*[.L109]/[.N109]" office:value-type="float" office:value="4.51244538543217" calcext:value-type="float">
            <text:p>4.5124453854322</text:p>
          </table:table-cell>
          <table:table-cell table:style-name="ce10" table:formula="of:=[.$G$6]*[.M109]/[.N109]" office:value-type="float" office:value="-3.17765450826736" calcext:value-type="float">
            <text:p>-3.1776545082674</text:p>
          </table:table-cell>
          <table:table-cell table:formula="of:=1-([.A109]/[.$H$5])" office:value-type="float" office:value="-0.8963657461784" calcext:value-type="float">
            <text:p>-0.8963657461784</text:p>
          </table:table-cell>
          <table:table-cell table:formula="of:=1-([.B109]/[.$H$6])" office:value-type="float" office:value="1.27750510366515" calcext:value-type="float">
            <text:p>1.2775051036652</text:p>
          </table:table-cell>
          <table:table-cell table:formula="of:=[.A109]+([.O109]*[.A109]*[.Q109])" office:value-type="float" office:value="-4.04184005477533" calcext:value-type="float">
            <text:p>-4.0418400547753</text:p>
          </table:table-cell>
          <table:table-cell table:formula="of:=[.B109]+([.P109]*[.B109]*[.R109])" office:value-type="float" office:value="1.00184182815754" calcext:value-type="float">
            <text:p>1.0018418281575</text:p>
          </table:table-cell>
          <table:table-cell table:style-name="ce13" table:formula="of:=[.S109]/SUM([.$S109:.$T109])" office:value-type="float" office:value="1.32955342519136" calcext:value-type="float">
            <text:p>1.3295534251914</text:p>
          </table:table-cell>
          <table:table-cell table:style-name="ce13" table:formula="of:=[.T109]/SUM([.$S109:.$T109])" office:value-type="float" office:value="-0.329553425191357" calcext:value-type="float">
            <text:p>-0.3295534251914</text:p>
          </table:table-cell>
          <table:table-cell table:style-name="ce14" table:formula="of:=IF(ABS(SUM([.U109:.V109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09]" office:value-type="float" office:value="1.32955342519136" calcext:value-type="float">
            <text:p>1.3295534251914</text:p>
          </table:table-cell>
          <table:table-cell table:formula="of:=[.V109]" office:value-type="float" office:value="-0.329553425191357" calcext:value-type="float">
            <text:p>-0.3295534251914</text:p>
          </table:table-cell>
          <table:table-cell table:formula="of:=[.A110]/SUM([.$A110:.$B110])" office:value-type="float" office:value="1.32955342519136" calcext:value-type="float">
            <text:p>1.3295534251914</text:p>
          </table:table-cell>
          <table:table-cell table:formula="of:=[.B110]/SUM([.$A110:.$B110])" office:value-type="float" office:value="-0.329553425191356" calcext:value-type="float">
            <text:p>-0.3295534251914</text:p>
          </table:table-cell>
          <table:table-cell table:formula="of:=([.C110]*[.C110])*SUM([.A110:.B110])" office:value-type="float" office:value="1.76771231043807" calcext:value-type="float">
            <text:p>1.7677123104381</text:p>
          </table:table-cell>
          <table:table-cell table:formula="of:=2*[.C110]*[.D110]*SUM([.A110:.B110])" office:value-type="float" office:value="-0.876317770493424" calcext:value-type="float">
            <text:p>-0.8763177704934</text:p>
          </table:table-cell>
          <table:table-cell table:formula="of:=([.D110]*[.D110])*SUM([.A110:.B110])" office:value-type="float" office:value="0.108605460055355" calcext:value-type="float">
            <text:p>0.1086054600554</text:p>
          </table:table-cell>
          <table:table-cell table:style-name="ce9" table:formula="of:=0.98-(0.84*[.E110])+(0.27*[.F110])" office:value-type="float" office:value="-0.741484138801204" calcext:value-type="float">
            <text:p>-0.7414841388012</text:p>
          </table:table-cell>
          <table:table-cell table:style-name="ce9" table:formula="of:=1.04+(0.02*[.F110])-(0.35*[.G110])" office:value-type="float" office:value="0.984461733570757" calcext:value-type="float">
            <text:p>0.9844617335708</text:p>
          </table:table-cell>
          <table:table-cell table:style-name="ce9" table:formula="of:=0.18-(0.38*[.E110])-(0.14*[.F110])" office:value-type="float" office:value="-0.369046190097387" calcext:value-type="float">
            <text:p>-0.3690461900974</text:p>
          </table:table-cell>
          <table:table-cell table:style-name="ce9" table:formula="of:=0.22-(0.03*[.F110])-(0.35*[.G110])" office:value-type="float" office:value="0.208277622095428" calcext:value-type="float">
            <text:p>0.2082776220954</text:p>
          </table:table-cell>
          <table:table-cell table:formula="of:=[.H110]+((([.$G$5]*2)-1)*[.J110])" office:value-type="float" office:value="-5.54056079482763" calcext:value-type="float">
            <text:p>-5.5405607948276</text:p>
          </table:table-cell>
          <table:table-cell table:formula="of:=[.I110]+((([.$G$6]*2)-1)*[.K110])" office:value-type="float" office:value="3.77538186964949" calcext:value-type="float">
            <text:p>3.7753818696495</text:p>
          </table:table-cell>
          <table:table-cell table:formula="of:=([.C110]*[.L110])+([.D110]*[.M110])" office:value-type="float" office:value="-8.61066160879235" calcext:value-type="float">
            <text:p>-8.6106616087924</text:p>
          </table:table-cell>
          <table:table-cell table:style-name="ce10" table:formula="of:=[.$G$5]*[.L110]/[.N110]" office:value-type="float" office:value="4.50546176913623" calcext:value-type="float">
            <text:p>4.5054617691362</text:p>
          </table:table-cell>
          <table:table-cell table:style-name="ce10" table:formula="of:=[.$G$6]*[.M110]/[.N110]" office:value-type="float" office:value="-3.15687117860026" calcext:value-type="float">
            <text:p>-3.1568711786003</text:p>
          </table:table-cell>
          <table:table-cell table:formula="of:=1-([.A110]/[.$H$5])" office:value-type="float" office:value="-0.899362035987657" calcext:value-type="float">
            <text:p>-0.8993620359877</text:p>
          </table:table-cell>
          <table:table-cell table:formula="of:=1-([.B110]/[.$H$6])" office:value-type="float" office:value="1.27928256372149" calcext:value-type="float">
            <text:p>1.2792825637215</text:p>
          </table:table-cell>
          <table:table-cell table:formula="of:=[.A110]+([.O110]*[.A110]*[.Q110])" office:value-type="float" office:value="-4.05785192402803" calcext:value-type="float">
            <text:p>-4.057851924028</text:p>
          </table:table-cell>
          <table:table-cell table:formula="of:=[.B110]+([.P110]*[.B110]*[.R110])" office:value-type="float" office:value="1.00135805298337" calcext:value-type="float">
            <text:p>1.0013580529834</text:p>
          </table:table-cell>
          <table:table-cell table:style-name="ce13" table:formula="of:=[.S110]/SUM([.$S110:.$T110])" office:value-type="float" office:value="1.32761657481784" calcext:value-type="float">
            <text:p>1.3276165748178</text:p>
          </table:table-cell>
          <table:table-cell table:style-name="ce13" table:formula="of:=[.T110]/SUM([.$S110:.$T110])" office:value-type="float" office:value="-0.327616574817841" calcext:value-type="float">
            <text:p>-0.3276165748178</text:p>
          </table:table-cell>
          <table:table-cell table:style-name="ce14" table:formula="of:=IF(ABS(SUM([.U110:.V110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>
          <table:table-cell table:formula="of:=[.U110]" office:value-type="float" office:value="1.32761657481784" calcext:value-type="float">
            <text:p>1.3276165748178</text:p>
          </table:table-cell>
          <table:table-cell table:formula="of:=[.V110]" office:value-type="float" office:value="-0.327616574817841" calcext:value-type="float">
            <text:p>-0.3276165748178</text:p>
          </table:table-cell>
          <table:table-cell table:formula="of:=[.A111]/SUM([.$A111:.$B111])" office:value-type="float" office:value="1.32761657481784" calcext:value-type="float">
            <text:p>1.3276165748179</text:p>
          </table:table-cell>
          <table:table-cell table:formula="of:=[.B111]/SUM([.$A111:.$B111])" office:value-type="float" office:value="-0.327616574817841" calcext:value-type="float">
            <text:p>-0.3276165748178</text:p>
          </table:table-cell>
          <table:table-cell table:formula="of:=([.C111]*[.C111])*SUM([.A111:.B111])" office:value-type="float" office:value="1.76256576973106" calcext:value-type="float">
            <text:p>1.7625657697311</text:p>
          </table:table-cell>
          <table:table-cell table:formula="of:=2*[.C111]*[.D111]*SUM([.A111:.B111])" office:value-type="float" office:value="-0.86989838982643" calcext:value-type="float">
            <text:p>-0.8698983898264</text:p>
          </table:table-cell>
          <table:table-cell table:formula="of:=([.D111]*[.D111])*SUM([.A111:.B111])" office:value-type="float" office:value="0.107332620095374" calcext:value-type="float">
            <text:p>0.1073326200954</text:p>
          </table:table-cell>
          <table:table-cell table:style-name="ce9" table:formula="of:=0.98-(0.84*[.E111])+(0.27*[.F111])" office:value-type="float" office:value="-0.735427811827225" calcext:value-type="float">
            <text:p>-0.7354278118272</text:p>
          </table:table-cell>
          <table:table-cell table:style-name="ce9" table:formula="of:=1.04+(0.02*[.F111])-(0.35*[.G111])" office:value-type="float" office:value="0.98503561517009" calcext:value-type="float">
            <text:p>0.9850356151701</text:p>
          </table:table-cell>
          <table:table-cell table:style-name="ce9" table:formula="of:=0.18-(0.38*[.E111])-(0.14*[.F111])" office:value-type="float" office:value="-0.367989217922101" calcext:value-type="float">
            <text:p>-0.3679892179221</text:p>
          </table:table-cell>
          <table:table-cell table:style-name="ce9" table:formula="of:=0.22-(0.03*[.F111])-(0.35*[.G111])" office:value-type="float" office:value="0.208530534661412" calcext:value-type="float">
            <text:p>0.2085305346614</text:p>
          </table:table-cell>
          <table:table-cell table:formula="of:=[.H111]+((([.$G$5]*2)-1)*[.J111])" office:value-type="float" office:value="-5.52075960168623" calcext:value-type="float">
            <text:p>-5.5207596016862</text:p>
          </table:table-cell>
          <table:table-cell table:formula="of:=[.I111]+((([.$G$6]*2)-1)*[.K111])" office:value-type="float" office:value="3.77934477963301" calcext:value-type="float">
            <text:p>3.779344779633</text:p>
          </table:table-cell>
          <table:table-cell table:formula="of:=([.C111]*[.L111])+([.D111]*[.M111])" office:value-type="float" office:value="-8.56762794454244" calcext:value-type="float">
            <text:p>-8.5676279445424</text:p>
          </table:table-cell>
          <table:table-cell table:style-name="ce10" table:formula="of:=[.$G$5]*[.L111]/[.N111]" office:value-type="float" office:value="4.51190912831725" calcext:value-type="float">
            <text:p>4.5119091283173</text:p>
          </table:table-cell>
          <table:table-cell table:style-name="ce10" table:formula="of:=[.$G$6]*[.M111]/[.N111]" office:value-type="float" office:value="-3.17605789951362" calcext:value-type="float">
            <text:p>-3.1760578995136</text:p>
          </table:table-cell>
          <table:table-cell table:formula="of:=1-([.A111]/[.$H$5])" office:value-type="float" office:value="-0.896595106882628" calcext:value-type="float">
            <text:p>-0.8965951068826</text:p>
          </table:table-cell>
          <table:table-cell table:formula="of:=1-([.B111]/[.$H$6])" office:value-type="float" office:value="1.27764116509987" calcext:value-type="float">
            <text:p>1.2776411650999</text:p>
          </table:table-cell>
          <table:table-cell table:formula="of:=[.A111]+([.O111]*[.A111]*[.Q111])" office:value-type="float" office:value="-4.04306463336921" calcext:value-type="float">
            <text:p>-4.0430646333692</text:p>
          </table:table-cell>
          <table:table-cell table:formula="of:=[.B111]+([.P111]*[.B111]*[.R111])" office:value-type="float" office:value="1.00180637795701" calcext:value-type="float">
            <text:p>1.001806377957</text:p>
          </table:table-cell>
          <table:table-cell table:style-name="ce13" table:formula="of:=[.S111]/SUM([.$S111:.$T111])" office:value-type="float" office:value="1.329405230935" calcext:value-type="float">
            <text:p>1.329405230935</text:p>
          </table:table-cell>
          <table:table-cell table:style-name="ce13" table:formula="of:=[.T111]/SUM([.$S111:.$T111])" office:value-type="float" office:value="-0.329405230934995" calcext:value-type="float">
            <text:p>-0.329405230935</text:p>
          </table:table-cell>
          <table:table-cell table:style-name="ce14" table:formula="of:=IF(ABS(SUM([.U111:.V111])-1)&lt;0.001;&quot;OK&quot;;&quot;ERROR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3" table:number-rows-repeated="6542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Fitness functions'.$A$1" table:expression="#REF!"/>
          <table:named-expression table:name="Sheet_Title" table:base-cell-address="$'Fitness functions'.$A$1" table:expression="&quot;Sheet2&quot;"/>
        </table:named-expressions>
      </table:table>
      <table:table table:name="Mendelian" table:style-name="ta3">
        <office:forms form:automatic-focus="false" form:apply-design-mode="false"/>
        <table:table-column table:style-name="co5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Mendelian.$A$1" table:expression="#REF!"/>
          <table:named-expression table:name="Sheet_Title" table:base-cell-address="$Mendelian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3:00:24.911936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impl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tness_20_functions" style:display-name="Fitness function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3:00:32.132722437</dc:date>
    <meta:creation-date>2014-12-17T13:57:45Z</meta:creation-date>
    <meta:editing-cycles>25</meta:editing-cycles>
    <meta:editing-duration>PT1H14M23S</meta:editing-duration>
    <meta:generator>LibreOffice/4.3.4.1$Linux_x86 LibreOffice_project/430m0$Build-1</meta:generator>
    <meta:document-statistic meta:table-count="3" meta:cell-count="3705" meta:object-count="3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symbol-type="automatic" chart:auto-position="true" chart:auto-size="true" chart:treat-empty-cells="ignore" gnm:interpolation-skip-invalid="false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35cm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xmlns:gnm="http://www.gnumeric.org/odf-extension/1.0" gnm:font-stretch-pango="4" draw:stroke="none" svg:stroke-width="0.08cm"/>
      <style:text-properties fo:font-family="Sans" fo:font-size="10pt" style:font-size-asian="10pt" style:font-size-complex="10pt"/>
    </style:style>
    <style:style style:name="ch9" style:family="chart">
      <style:chart-properties chart:regression-type="linear"/>
      <style:graphic-properties svg:stroke-width="0.035cm"/>
    </style:style>
    <style:style style:name="ch10" style:family="chart">
      <style:graphic-properties xmlns:gnm="http://www.gnumeric.org/odf-extension/1.0" gnm:auto-type="true" gnm:auto-dash="true" gnm:auto-width="true" gnm:auto-color="true" draw:stroke="solid"/>
      <style:text-properties fo:font-family="Sans" fo:font-size="8pt"/>
    </style:style>
    <style:style style:name="ch11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968cm" svg:height="7.121cm" xlink:href=".." xlink:type="simple" chart:class="chart:scatter" chart:column-mapping="0" chart:style-name="ch1">
        <chart:title svg:x="6.404cm" svg:y="0.318cm" chart:style-name="ch2">
          <text:p>Female density</text:p>
        </chart:title>
        <chart:plot-area chart:style-name="ch3" table:cell-range-address="Simple.A12:Simple.B111" chart:data-source-has-labels="column" svg:x="1.497cm" svg:y="1.225cm" svg:width="21.012cm" svg:height="4.746cm">
          <chartooo:coordinate-region svg:x="2.277cm" svg:y="1.451cm" svg:width="19.966cm" svg:height="3.82cm"/>
          <chart:axis chart:dimension="x" chart:name="primary-x" chart:style-name="ch4" chartooo:axis-type="auto">
            <chart:title svg:x="7.466cm" svg:y="7.001cm" chart:style-name="ch5">
              <text:p>Orange female density</text:p>
            </chart:title>
            <chart:categories table:cell-range-address="Simple.A12:Simple.A111"/>
          </chart:axis>
          <chart:axis chart:dimension="y" chart:name="primary-y" chart:style-name="ch4">
            <chart:title svg:x="1.887cm" svg:y="5.724cm" chart:style-name="ch6">
              <text:p>Yellow female density</text:p>
            </chart:title>
            <chart:grid chart:style-name="ch7" chart:class="major"/>
          </chart:axis>
          <chart:series chart:style-name="ch8" chart:values-cell-range-address="Simple.B12:Simple.B111" chart:class="chart:scatter">
            <chart:domain table:cell-range-address="Simple.A12:Simple.A111"/>
            <chart:regression-curve chart:style-name="ch9">
              <chart:equation chart:display-equation="true" chart:display-r-square="true" svg:x="2.248cm" svg:y="1.699cm" chart:style-name="ch10"/>
            </chart:regression-curve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imple.A12:Simple.A111</svg:desc>
                </draw:g>
              </table:table-cell>
              <table:table-cell office:value-type="float" office:value="0.1">
                <text:p>0.1</text:p>
                <draw:g>
                  <svg:desc>Simple.A12:Simple.A111</svg:desc>
                </draw:g>
              </table:table-cell>
              <table:table-cell office:value-type="float" office:value="0.3">
                <text:p>0.3</text:p>
                <draw:g>
                  <svg:desc>Simple.B12:Simple.B111</svg:desc>
                </draw:g>
              </table:table-cell>
            </table:table-row>
            <table:table-row>
              <table:table-cell office:value-type="float" office:value="0.324018630376246">
                <text:p>0</text:p>
              </table:table-cell>
              <table:table-cell office:value-type="float" office:value="0.324018630376246">
                <text:p>0.324018630376246</text:p>
              </table:table-cell>
              <table:table-cell office:value-type="float" office:value="0.761362321593549">
                <text:p>0.761362321593549</text:p>
              </table:table-cell>
            </table:table-row>
            <table:table-row>
              <table:table-cell office:value-type="float" office:value="0.760205892705546">
                <text:p>0</text:p>
              </table:table-cell>
              <table:table-cell office:value-type="float" office:value="0.760205892705546">
                <text:p>0.760205892705546</text:p>
              </table:table-cell>
              <table:table-cell office:value-type="float" office:value="1.32040224401284">
                <text:p>1.32040224401284</text:p>
              </table:table-cell>
            </table:table-row>
            <table:table-row>
              <table:table-cell office:value-type="float" office:value="0.604392276250234">
                <text:p>0</text:p>
              </table:table-cell>
              <table:table-cell office:value-type="float" office:value="0.604392276250234">
                <text:p>0.604392276250234</text:p>
              </table:table-cell>
              <table:table-cell office:value-type="float" office:value="0.991322110990702">
                <text:p>0.991322110990702</text:p>
              </table:table-cell>
            </table:table-row>
            <table:table-row>
              <table:table-cell office:value-type="float" office:value="0.799323172927002">
                <text:p>0</text:p>
              </table:table-cell>
              <table:table-cell office:value-type="float" office:value="0.799323172927002">
                <text:p>0.799323172927002</text:p>
              </table:table-cell>
              <table:table-cell office:value-type="float" office:value="1.32444550436236">
                <text:p>1.32444550436236</text:p>
              </table:table-cell>
            </table:table-row>
            <table:table-row>
              <table:table-cell office:value-type="float" office:value="0.531073000911017">
                <text:p>0</text:p>
              </table:table-cell>
              <table:table-cell office:value-type="float" office:value="0.531073000911017">
                <text:p>0.531073000911017</text:p>
              </table:table-cell>
              <table:table-cell office:value-type="float" office:value="0.983928184782863">
                <text:p>0.983928184782863</text:p>
              </table:table-cell>
            </table:table-row>
            <table:table-row>
              <table:table-cell office:value-type="float" office:value="0.839707889444168">
                <text:p>0</text:p>
              </table:table-cell>
              <table:table-cell office:value-type="float" office:value="0.839707889444168">
                <text:p>0.839707889444168</text:p>
              </table:table-cell>
              <table:table-cell office:value-type="float" office:value="1.32523950043019">
                <text:p>1.32523950043019</text:p>
              </table:table-cell>
            </table:table-row>
            <table:table-row>
              <table:table-cell office:value-type="float" office:value="0.446341944292396">
                <text:p>0</text:p>
              </table:table-cell>
              <table:table-cell office:value-type="float" office:value="0.446341944292396">
                <text:p>0.446341944292396</text:p>
              </table:table-cell>
              <table:table-cell office:value-type="float" office:value="0.981595192298435">
                <text:p>0.981595192298435</text:p>
              </table:table-cell>
            </table:table-row>
            <table:table-row>
              <table:table-cell office:value-type="float" office:value="0.847166450216657">
                <text:p>0</text:p>
              </table:table-cell>
              <table:table-cell office:value-type="float" office:value="0.847166450216657">
                <text:p>0.847166450216657</text:p>
              </table:table-cell>
              <table:table-cell office:value-type="float" office:value="1.3238162688941">
                <text:p>1.3238162688941</text:p>
              </table:table-cell>
            </table:table-row>
            <table:table-row>
              <table:table-cell office:value-type="float" office:value="0.429762343907832">
                <text:p>0</text:p>
              </table:table-cell>
              <table:table-cell office:value-type="float" office:value="0.429762343907832">
                <text:p>0.429762343907832</text:p>
              </table:table-cell>
              <table:table-cell office:value-type="float" office:value="0.983682082710023">
                <text:p>0.983682082710023</text:p>
              </table:table-cell>
            </table:table-row>
            <table:table-row>
              <table:table-cell office:value-type="float" office:value="0.843729218439994">
                <text:p>0</text:p>
              </table:table-cell>
              <table:table-cell office:value-type="float" office:value="0.843729218439994">
                <text:p>0.843729218439994</text:p>
              </table:table-cell>
              <table:table-cell office:value-type="float" office:value="1.32262565502352">
                <text:p>1.32262565502352</text:p>
              </table:table-cell>
            </table:table-row>
            <table:table-row>
              <table:table-cell office:value-type="float" office:value="0.43752878146758">
                <text:p>0</text:p>
              </table:table-cell>
              <table:table-cell office:value-type="float" office:value="0.43752878146758">
                <text:p>0.43752878146758</text:p>
              </table:table-cell>
              <table:table-cell office:value-type="float" office:value="0.985681585561125">
                <text:p>0.985681585561125</text:p>
              </table:table-cell>
            </table:table-row>
            <table:table-row>
              <table:table-cell office:value-type="float" office:value="0.845758724677475">
                <text:p>0</text:p>
              </table:table-cell>
              <table:table-cell office:value-type="float" office:value="0.845758724677475">
                <text:p>0.845758724677475</text:p>
              </table:table-cell>
              <table:table-cell office:value-type="float" office:value="1.32200563344918">
                <text:p>1.32200563344918</text:p>
              </table:table-cell>
            </table:table-row>
            <table:table-row>
              <table:table-cell office:value-type="float" office:value="0.433015451678485">
                <text:p>0</text:p>
              </table:table-cell>
              <table:table-cell office:value-type="float" office:value="0.433015451678485">
                <text:p>0.433015451678485</text:p>
              </table:table-cell>
              <table:table-cell office:value-type="float" office:value="0.986619642024684">
                <text:p>0.986619642024684</text:p>
              </table:table-cell>
            </table:table-row>
            <table:table-row>
              <table:table-cell office:value-type="float" office:value="0.844774710503701">
                <text:p>0</text:p>
              </table:table-cell>
              <table:table-cell office:value-type="float" office:value="0.844774710503701">
                <text:p>0.844774710503701</text:p>
              </table:table-cell>
              <table:table-cell office:value-type="float" office:value="1.32153083506201">
                <text:p>1.32153083506201</text:p>
              </table:table-cell>
            </table:table-row>
            <table:table-row>
              <table:table-cell office:value-type="float" office:value="0.435243764770542">
                <text:p>0</text:p>
              </table:table-cell>
              <table:table-cell office:value-type="float" office:value="0.435243764770542">
                <text:p>0.435243764770542</text:p>
              </table:table-cell>
              <table:table-cell office:value-type="float" office:value="0.987404156212399">
                <text:p>0.987404156212399</text:p>
              </table:table-cell>
            </table:table-row>
            <table:table-row>
              <table:table-cell office:value-type="float" office:value="0.845364400369825">
                <text:p>0</text:p>
              </table:table-cell>
              <table:table-cell office:value-type="float" office:value="0.845364400369825">
                <text:p>0.845364400369825</text:p>
              </table:table-cell>
              <table:table-cell office:value-type="float" office:value="1.32126259686932">
                <text:p>1.32126259686932</text:p>
              </table:table-cell>
            </table:table-row>
            <table:table-row>
              <table:table-cell office:value-type="float" office:value="0.4339357559083">
                <text:p>0</text:p>
              </table:table-cell>
              <table:table-cell office:value-type="float" office:value="0.4339357559083">
                <text:p>0.4339357559083</text:p>
              </table:table-cell>
              <table:table-cell office:value-type="float" office:value="0.987816884102758">
                <text:p>0.987816884102758</text:p>
              </table:table-cell>
            </table:table-row>
            <table:table-row>
              <table:table-cell office:value-type="float" office:value="0.84508399224721">
                <text:p>0</text:p>
              </table:table-cell>
              <table:table-cell office:value-type="float" office:value="0.84508399224721">
                <text:p>0.84508399224721</text:p>
              </table:table-cell>
              <table:table-cell office:value-type="float" office:value="1.32106697030425">
                <text:p>1.32106697030425</text:p>
              </table:table-cell>
            </table:table-row>
            <table:table-row>
              <table:table-cell office:value-type="float" office:value="0.434573522423908">
                <text:p>0</text:p>
              </table:table-cell>
              <table:table-cell office:value-type="float" office:value="0.434573522423908">
                <text:p>0.434573522423908</text:p>
              </table:table-cell>
              <table:table-cell office:value-type="float" office:value="0.98813640036449">
                <text:p>0.98813640036449</text:p>
              </table:table-cell>
            </table:table-row>
            <table:table-row>
              <table:table-cell office:value-type="float" office:value="0.845258898842282">
                <text:p>0</text:p>
              </table:table-cell>
              <table:table-cell office:value-type="float" office:value="0.845258898842282">
                <text:p>0.845258898842282</text:p>
              </table:table-cell>
              <table:table-cell office:value-type="float" office:value="1.32095073955797">
                <text:p>1.32095073955797</text:p>
              </table:table-cell>
            </table:table-row>
            <table:table-row>
              <table:table-cell office:value-type="float" office:value="0.434187250478559">
                <text:p>0</text:p>
              </table:table-cell>
              <table:table-cell office:value-type="float" office:value="0.434187250478559">
                <text:p>0.434187250478559</text:p>
              </table:table-cell>
              <table:table-cell office:value-type="float" office:value="0.988317221051683">
                <text:p>0.988317221051683</text:p>
              </table:table-cell>
            </table:table-row>
            <table:table-row>
              <table:table-cell office:value-type="float" office:value="0.845179801737364">
                <text:p>0</text:p>
              </table:table-cell>
              <table:table-cell office:value-type="float" office:value="0.845179801737364">
                <text:p>0.845179801737364</text:p>
              </table:table-cell>
              <table:table-cell office:value-type="float" office:value="1.3208687452051">
                <text:p>1.3208687452051</text:p>
              </table:table-cell>
            </table:table-row>
            <table:table-row>
              <table:table-cell office:value-type="float" office:value="0.434368433450909">
                <text:p>0</text:p>
              </table:table-cell>
              <table:table-cell office:value-type="float" office:value="0.434368433450909">
                <text:p>0.434368433450909</text:p>
              </table:table-cell>
              <table:table-cell office:value-type="float" office:value="0.988450060163332">
                <text:p>0.988450060163332</text:p>
              </table:table-cell>
            </table:table-row>
            <table:table-row>
              <table:table-cell office:value-type="float" office:value="0.845232431981501">
                <text:p>0</text:p>
              </table:table-cell>
              <table:table-cell office:value-type="float" office:value="0.845232431981501">
                <text:p>0.845232431981501</text:p>
              </table:table-cell>
              <table:table-cell office:value-type="float" office:value="1.32081842096799">
                <text:p>1.32081842096799</text:p>
              </table:table-cell>
            </table:table-row>
            <table:table-row>
              <table:table-cell office:value-type="float" office:value="0.434252935299789">
                <text:p>0</text:p>
              </table:table-cell>
              <table:table-cell office:value-type="float" office:value="0.434252935299789">
                <text:p>0.434252935299789</text:p>
              </table:table-cell>
              <table:table-cell office:value-type="float" office:value="0.988528929248349">
                <text:p>0.988528929248349</text:p>
              </table:table-cell>
            </table:table-row>
            <table:table-row>
              <table:table-cell office:value-type="float" office:value="0.845210492826007">
                <text:p>0</text:p>
              </table:table-cell>
              <table:table-cell office:value-type="float" office:value="0.845210492826007">
                <text:p>0.845210492826007</text:p>
              </table:table-cell>
              <table:table-cell office:value-type="float" office:value="1.32078373188606">
                <text:p>1.32078373188606</text:p>
              </table:table-cell>
            </table:table-row>
            <table:table-row>
              <table:table-cell office:value-type="float" office:value="0.434303765137019">
                <text:p>0</text:p>
              </table:table-cell>
              <table:table-cell office:value-type="float" office:value="0.434303765137019">
                <text:p>0.434303765137019</text:p>
              </table:table-cell>
              <table:table-cell office:value-type="float" office:value="0.98858481414314">
                <text:p>0.98858481414314</text:p>
              </table:table-cell>
            </table:table-row>
            <table:table-row>
              <table:table-cell office:value-type="float" office:value="0.845226574904418">
                <text:p>0</text:p>
              </table:table-cell>
              <table:table-cell office:value-type="float" office:value="0.845226574904418">
                <text:p>0.845226574904418</text:p>
              </table:table-cell>
              <table:table-cell office:value-type="float" office:value="1.32076198189945">
                <text:p>1.32076198189945</text:p>
              </table:table-cell>
            </table:table-row>
            <table:table-row>
              <table:table-cell office:value-type="float" office:value="0.434268779130965">
                <text:p>0</text:p>
              </table:table-cell>
              <table:table-cell office:value-type="float" office:value="0.434268779130965">
                <text:p>0.434268779130965</text:p>
              </table:table-cell>
              <table:table-cell office:value-type="float" office:value="0.988619070741667">
                <text:p>0.988619070741667</text:p>
              </table:table-cell>
            </table:table-row>
            <table:table-row>
              <table:table-cell office:value-type="float" office:value="0.845220658723871">
                <text:p>0</text:p>
              </table:table-cell>
              <table:table-cell office:value-type="float" office:value="0.845220658723871">
                <text:p>0.845220658723871</text:p>
              </table:table-cell>
              <table:table-cell office:value-type="float" office:value="1.32074722791129">
                <text:p>1.32074722791129</text:p>
              </table:table-cell>
            </table:table-row>
            <table:table-row>
              <table:table-cell office:value-type="float" office:value="0.434282746254927">
                <text:p>0</text:p>
              </table:table-cell>
              <table:table-cell office:value-type="float" office:value="0.434282746254927">
                <text:p>0.434282746254927</text:p>
              </table:table-cell>
              <table:table-cell office:value-type="float" office:value="0.98864274801307">
                <text:p>0.98864274801307</text:p>
              </table:table-cell>
            </table:table-row>
            <table:table-row>
              <table:table-cell office:value-type="float" office:value="0.845225667199741">
                <text:p>0</text:p>
              </table:table-cell>
              <table:table-cell office:value-type="float" office:value="0.845225667199741">
                <text:p>0.845225667199741</text:p>
              </table:table-cell>
              <table:table-cell office:value-type="float" office:value="1.32073784470427">
                <text:p>1.32073784470427</text:p>
              </table:table-cell>
            </table:table-row>
            <table:table-row>
              <table:table-cell office:value-type="float" office:value="0.434271976180552">
                <text:p>0</text:p>
              </table:table-cell>
              <table:table-cell office:value-type="float" office:value="0.434271976180552">
                <text:p>0.434271976180552</text:p>
              </table:table-cell>
              <table:table-cell office:value-type="float" office:value="0.988657576309464">
                <text:p>0.988657576309464</text:p>
              </table:table-cell>
            </table:table-row>
            <table:table-row>
              <table:table-cell office:value-type="float" office:value="0.845224148785636">
                <text:p>0</text:p>
              </table:table-cell>
              <table:table-cell office:value-type="float" office:value="0.845224148785636">
                <text:p>0.845224148785636</text:p>
              </table:table-cell>
              <table:table-cell office:value-type="float" office:value="1.32073154963509">
                <text:p>1.32073154963509</text:p>
              </table:table-cell>
            </table:table-row>
            <table:table-row>
              <table:table-cell office:value-type="float" office:value="0.434275681788459">
                <text:p>0</text:p>
              </table:table-cell>
              <table:table-cell office:value-type="float" office:value="0.434275681788459">
                <text:p>0.434275681788459</text:p>
              </table:table-cell>
              <table:table-cell office:value-type="float" office:value="0.988667651919834">
                <text:p>0.988667651919834</text:p>
              </table:table-cell>
            </table:table-row>
            <table:table-row>
              <table:table-cell office:value-type="float" office:value="0.845225746314022">
                <text:p>0</text:p>
              </table:table-cell>
              <table:table-cell office:value-type="float" office:value="0.845225746314022">
                <text:p>0.845225746314022</text:p>
              </table:table-cell>
              <table:table-cell office:value-type="float" office:value="1.32072750771181">
                <text:p>1.32072750771181</text:p>
              </table:table-cell>
            </table:table-row>
            <table:table-row>
              <table:table-cell office:value-type="float" office:value="0.43427229705798">
                <text:p>0</text:p>
              </table:table-cell>
              <table:table-cell office:value-type="float" office:value="0.43427229705798">
                <text:p>0.43427229705798</text:p>
              </table:table-cell>
              <table:table-cell office:value-type="float" office:value="0.988674053859283">
                <text:p>0.988674053859283</text:p>
              </table:table-cell>
            </table:table-row>
            <table:table-row>
              <table:table-cell office:value-type="float" office:value="0.845225392428895">
                <text:p>0</text:p>
              </table:table-cell>
              <table:table-cell office:value-type="float" office:value="0.845225392428895">
                <text:p>0.845225392428895</text:p>
              </table:table-cell>
              <table:table-cell office:value-type="float" office:value="1.32072481653227">
                <text:p>1.32072481653227</text:p>
              </table:table-cell>
            </table:table-row>
            <table:table-row>
              <table:table-cell office:value-type="float" office:value="0.434273219683459">
                <text:p>0</text:p>
              </table:table-cell>
              <table:table-cell office:value-type="float" office:value="0.434273219683459">
                <text:p>0.434273219683459</text:p>
              </table:table-cell>
              <table:table-cell office:value-type="float" office:value="0.988678353439638">
                <text:p>0.988678353439638</text:p>
              </table:table-cell>
            </table:table-row>
            <table:table-row>
              <table:table-cell office:value-type="float" office:value="0.845225917037183">
                <text:p>0</text:p>
              </table:table-cell>
              <table:table-cell office:value-type="float" office:value="0.845225917037183">
                <text:p>0.845225917037183</text:p>
              </table:table-cell>
              <table:table-cell office:value-type="float" office:value="1.32072307742244">
                <text:p>1.32072307742244</text:p>
              </table:table-cell>
            </table:table-row>
            <table:table-row>
              <table:table-cell office:value-type="float" office:value="0.434272128024421">
                <text:p>0</text:p>
              </table:table-cell>
              <table:table-cell office:value-type="float" office:value="0.434272128024421">
                <text:p>0.434272128024421</text:p>
              </table:table-cell>
              <table:table-cell office:value-type="float" office:value="0.988681112215799">
                <text:p>0.988681112215799</text:p>
              </table:table-cell>
            </table:table-row>
            <table:table-row>
              <table:table-cell office:value-type="float" office:value="0.845225852047418">
                <text:p>0</text:p>
              </table:table-cell>
              <table:table-cell office:value-type="float" office:value="0.845225852047418">
                <text:p>0.845225852047418</text:p>
              </table:table-cell>
              <table:table-cell office:value-type="float" office:value="1.3207219254874">
                <text:p>1.3207219254874</text:p>
              </table:table-cell>
            </table:table-row>
            <table:table-row>
              <table:table-cell office:value-type="float" office:value="0.434272329157023">
                <text:p>0</text:p>
              </table:table-cell>
              <table:table-cell office:value-type="float" office:value="0.434272329157023">
                <text:p>0.434272329157023</text:p>
              </table:table-cell>
              <table:table-cell office:value-type="float" office:value="0.988682950335079">
                <text:p>0.988682950335079</text:p>
              </table:table-cell>
            </table:table-row>
            <table:table-row>
              <table:table-cell office:value-type="float" office:value="0.845226030215928">
                <text:p>0</text:p>
              </table:table-cell>
              <table:table-cell office:value-type="float" office:value="0.845226030215928">
                <text:p>0.845226030215928</text:p>
              </table:table-cell>
              <table:table-cell office:value-type="float" office:value="1.3207211778261">
                <text:p>1.3207211778261</text:p>
              </table:table-cell>
            </table:table-row>
            <table:table-row>
              <table:table-cell office:value-type="float" office:value="0.434271965972551">
                <text:p>0</text:p>
              </table:table-cell>
              <table:table-cell office:value-type="float" office:value="0.434271965972551">
                <text:p>0.434271965972551</text:p>
              </table:table-cell>
              <table:table-cell office:value-type="float" office:value="0.988684137594991">
                <text:p>0.988684137594991</text:p>
              </table:table-cell>
            </table:table-row>
            <table:table-row>
              <table:table-cell office:value-type="float" office:value="0.845226027677648">
                <text:p>0</text:p>
              </table:table-cell>
              <table:table-cell office:value-type="float" office:value="0.845226027677648">
                <text:p>0.845226027677648</text:p>
              </table:table-cell>
              <table:table-cell office:value-type="float" office:value="1.32072068434839">
                <text:p>1.32072068434839</text:p>
              </table:table-cell>
            </table:table-row>
            <table:table-row>
              <table:table-cell office:value-type="float" office:value="0.434271995441103">
                <text:p>0</text:p>
              </table:table-cell>
              <table:table-cell office:value-type="float" office:value="0.434271995441103">
                <text:p>0.434271995441103</text:p>
              </table:table-cell>
              <table:table-cell office:value-type="float" office:value="0.988684924362664">
                <text:p>0.988684924362664</text:p>
              </table:table-cell>
            </table:table-row>
            <table:table-row>
              <table:table-cell office:value-type="float" office:value="0.845226090432765">
                <text:p>0</text:p>
              </table:table-cell>
              <table:table-cell office:value-type="float" office:value="0.845226090432765">
                <text:p>0.845226090432765</text:p>
              </table:table-cell>
              <table:table-cell office:value-type="float" office:value="1.32072036310989">
                <text:p>1.32072036310989</text:p>
              </table:table-cell>
            </table:table-row>
            <table:table-row>
              <table:table-cell office:value-type="float" office:value="0.434271870309031">
                <text:p>0</text:p>
              </table:table-cell>
              <table:table-cell office:value-type="float" office:value="0.434271870309031">
                <text:p>0.434271870309031</text:p>
              </table:table-cell>
              <table:table-cell office:value-type="float" office:value="0.988685434838037">
                <text:p>0.988685434838037</text:p>
              </table:table-cell>
            </table:table-row>
            <table:table-row>
              <table:table-cell office:value-type="float" office:value="0.845226096741198">
                <text:p>0</text:p>
              </table:table-cell>
              <table:table-cell office:value-type="float" office:value="0.845226096741198">
                <text:p>0.845226096741198</text:p>
              </table:table-cell>
              <table:table-cell office:value-type="float" office:value="1.32072015159471">
                <text:p>1.32072015159471</text:p>
              </table:table-cell>
            </table:table-row>
            <table:table-row>
              <table:table-cell office:value-type="float" office:value="0.434271866367094">
                <text:p>0</text:p>
              </table:table-cell>
              <table:table-cell office:value-type="float" office:value="0.434271866367094">
                <text:p>0.434271866367094</text:p>
              </table:table-cell>
              <table:table-cell office:value-type="float" office:value="0.988685771869625">
                <text:p>0.988685771869625</text:p>
              </table:table-cell>
            </table:table-row>
            <table:table-row>
              <table:table-cell office:value-type="float" office:value="0.845226119672501">
                <text:p>0</text:p>
              </table:table-cell>
              <table:table-cell office:value-type="float" office:value="0.845226119672501">
                <text:p>0.845226119672501</text:p>
              </table:table-cell>
              <table:table-cell office:value-type="float" office:value="1.32072001362854">
                <text:p>1.32072001362854</text:p>
              </table:table-cell>
            </table:table-row>
            <table:table-row>
              <table:table-cell office:value-type="float" office:value="0.434271821634568">
                <text:p>0</text:p>
              </table:table-cell>
              <table:table-cell office:value-type="float" office:value="0.434271821634568">
                <text:p>0.434271821634568</text:p>
              </table:table-cell>
              <table:table-cell office:value-type="float" office:value="0.988685991214632">
                <text:p>0.988685991214632</text:p>
              </table:table-cell>
            </table:table-row>
            <table:table-row>
              <table:table-cell office:value-type="float" office:value="0.845226124538313">
                <text:p>0</text:p>
              </table:table-cell>
              <table:table-cell office:value-type="float" office:value="0.845226124538313">
                <text:p>0.845226124538313</text:p>
              </table:table-cell>
              <table:table-cell office:value-type="float" office:value="1.32071992293585">
                <text:p>1.32071992293585</text:p>
              </table:table-cell>
            </table:table-row>
            <table:table-row>
              <table:table-cell office:value-type="float" office:value="0.434271815102505">
                <text:p>0</text:p>
              </table:table-cell>
              <table:table-cell office:value-type="float" office:value="0.434271815102505">
                <text:p>0.434271815102505</text:p>
              </table:table-cell>
              <table:table-cell office:value-type="float" office:value="0.988686135669152">
                <text:p>0.988686135669152</text:p>
              </table:table-cell>
            </table:table-row>
            <table:table-row>
              <table:table-cell office:value-type="float" office:value="0.845226133211759">
                <text:p>0</text:p>
              </table:table-cell>
              <table:table-cell office:value-type="float" office:value="0.845226133211759">
                <text:p>0.845226133211759</text:p>
              </table:table-cell>
              <table:table-cell office:value-type="float" office:value="1.32071986369859">
                <text:p>1.32071986369859</text:p>
              </table:table-cell>
            </table:table-row>
            <table:table-row>
              <table:table-cell office:value-type="float" office:value="0.434271798522965">
                <text:p>0</text:p>
              </table:table-cell>
              <table:table-cell office:value-type="float" office:value="0.434271798522965">
                <text:p>0.434271798522965</text:p>
              </table:table-cell>
              <table:table-cell office:value-type="float" office:value="0.988686229877938">
                <text:p>0.988686229877938</text:p>
              </table:table-cell>
            </table:table-row>
            <table:table-row>
              <table:table-cell office:value-type="float" office:value="0.845226135929704">
                <text:p>0</text:p>
              </table:table-cell>
              <table:table-cell office:value-type="float" office:value="0.845226135929704">
                <text:p>0.845226135929704</text:p>
              </table:table-cell>
              <table:table-cell office:value-type="float" office:value="1.32071982480227">
                <text:p>1.32071982480227</text:p>
              </table:table-cell>
            </table:table-row>
            <table:table-row>
              <table:table-cell office:value-type="float" office:value="0.434271794307425">
                <text:p>0</text:p>
              </table:table-cell>
              <table:table-cell office:value-type="float" office:value="0.434271794307425">
                <text:p>0.434271794307425</text:p>
              </table:table-cell>
              <table:table-cell office:value-type="float" office:value="0.98868629181512">
                <text:p>0.98868629181512</text:p>
              </table:table-cell>
            </table:table-row>
            <table:table-row>
              <table:table-cell office:value-type="float" office:value="0.845226139311102">
                <text:p>0</text:p>
              </table:table-cell>
              <table:table-cell office:value-type="float" office:value="0.845226139311102">
                <text:p>0.845226139311102</text:p>
              </table:table-cell>
              <table:table-cell office:value-type="float" office:value="1.32071979937304">
                <text:p>1.32071979937304</text:p>
              </table:table-cell>
            </table:table-row>
            <table:table-row>
              <table:table-cell office:value-type="float" office:value="0.434271787956321">
                <text:p>0</text:p>
              </table:table-cell>
              <table:table-cell office:value-type="float" office:value="0.434271787956321">
                <text:p>0.434271787956321</text:p>
              </table:table-cell>
              <table:table-cell office:value-type="float" office:value="0.988686332265783">
                <text:p>0.988686332265783</text:p>
              </table:table-cell>
            </table:table-row>
            <table:table-row>
              <table:table-cell office:value-type="float" office:value="0.845226140661232">
                <text:p>0</text:p>
              </table:table-cell>
              <table:table-cell office:value-type="float" office:value="0.845226140661232">
                <text:p>0.845226140661232</text:p>
              </table:table-cell>
              <table:table-cell office:value-type="float" office:value="1.32071978268844">
                <text:p>1.32071978268844</text:p>
              </table:table-cell>
            </table:table-row>
            <table:table-row>
              <table:table-cell office:value-type="float" office:value="0.434271785735186">
                <text:p>0</text:p>
              </table:table-cell>
              <table:table-cell office:value-type="float" office:value="0.434271785735186">
                <text:p>0.434271785735186</text:p>
              </table:table-cell>
              <table:table-cell office:value-type="float" office:value="0.988686358828956">
                <text:p>0.988686358828956</text:p>
              </table:table-cell>
            </table:table-row>
            <table:table-row>
              <table:table-cell office:value-type="float" office:value="0.84522614201286">
                <text:p>0</text:p>
              </table:table-cell>
              <table:table-cell office:value-type="float" office:value="0.84522614201286">
                <text:p>0.84522614201286</text:p>
              </table:table-cell>
              <table:table-cell office:value-type="float" office:value="1.32071977177368">
                <text:p>1.32071977177368</text:p>
              </table:table-cell>
            </table:table-row>
            <table:table-row>
              <table:table-cell office:value-type="float" office:value="0.434271783232643">
                <text:p>0</text:p>
              </table:table-cell>
              <table:table-cell office:value-type="float" office:value="0.434271783232643">
                <text:p>0.434271783232643</text:p>
              </table:table-cell>
              <table:table-cell office:value-type="float" office:value="0.988686376193829">
                <text:p>0.988686376193829</text:p>
              </table:table-cell>
            </table:table-row>
            <table:table-row>
              <table:table-cell office:value-type="float" office:value="0.845226142645856">
                <text:p>0</text:p>
              </table:table-cell>
              <table:table-cell office:value-type="float" office:value="0.845226142645856">
                <text:p>0.845226142645856</text:p>
              </table:table-cell>
              <table:table-cell office:value-type="float" office:value="1.32071976461601">
                <text:p>1.32071976461601</text:p>
              </table:table-cell>
            </table:table-row>
            <table:table-row>
              <table:table-cell office:value-type="float" office:value="0.434271782159248">
                <text:p>0</text:p>
              </table:table-cell>
              <table:table-cell office:value-type="float" office:value="0.434271782159248">
                <text:p>0.434271782159248</text:p>
              </table:table-cell>
              <table:table-cell office:value-type="float" office:value="0.988686387587978">
                <text:p>0.988686387587978</text:p>
              </table:table-cell>
            </table:table-row>
            <table:table-row>
              <table:table-cell office:value-type="float" office:value="0.845226143196851">
                <text:p>0</text:p>
              </table:table-cell>
              <table:table-cell office:value-type="float" office:value="0.845226143196851">
                <text:p>0.845226143196851</text:p>
              </table:table-cell>
              <table:table-cell office:value-type="float" office:value="1.3207197599316">
                <text:p>1.3207197599316</text:p>
              </table:table-cell>
            </table:table-row>
            <table:table-row>
              <table:table-cell office:value-type="float" office:value="0.434271781150402">
                <text:p>0</text:p>
              </table:table-cell>
              <table:table-cell office:value-type="float" office:value="0.434271781150402">
                <text:p>0.434271781150402</text:p>
              </table:table-cell>
              <table:table-cell office:value-type="float" office:value="0.988686395041429">
                <text:p>0.988686395041429</text:p>
              </table:table-cell>
            </table:table-row>
            <table:table-row>
              <table:table-cell office:value-type="float" office:value="0.845226143484128">
                <text:p>0</text:p>
              </table:table-cell>
              <table:table-cell office:value-type="float" office:value="0.845226143484128">
                <text:p>0.845226143484128</text:p>
              </table:table-cell>
              <table:table-cell office:value-type="float" office:value="1.32071975686074">
                <text:p>1.32071975686074</text:p>
              </table:table-cell>
            </table:table-row>
            <table:table-row>
              <table:table-cell office:value-type="float" office:value="0.4342717806547">
                <text:p>0</text:p>
              </table:table-cell>
              <table:table-cell office:value-type="float" office:value="0.4342717806547">
                <text:p>0.4342717806547</text:p>
              </table:table-cell>
              <table:table-cell office:value-type="float" office:value="0.988686399929457">
                <text:p>0.988686399929457</text:p>
              </table:table-cell>
            </table:table-row>
            <table:table-row>
              <table:table-cell office:value-type="float" office:value="0.8452261437121">
                <text:p>0</text:p>
              </table:table-cell>
              <table:table-cell office:value-type="float" office:value="0.8452261437121">
                <text:p>0.8452261437121</text:p>
              </table:table-cell>
              <table:table-cell office:value-type="float" office:value="1.3207197548504">
                <text:p>1.3207197548504</text:p>
              </table:table-cell>
            </table:table-row>
            <table:table-row>
              <table:table-cell office:value-type="float" office:value="0.434271780240771">
                <text:p>0</text:p>
              </table:table-cell>
              <table:table-cell office:value-type="float" office:value="0.434271780240771">
                <text:p>0.434271780240771</text:p>
              </table:table-cell>
              <table:table-cell office:value-type="float" office:value="0.98868640312837">
                <text:p>0.98868640312837</text:p>
              </table:table-cell>
            </table:table-row>
            <table:table-row>
              <table:table-cell office:value-type="float" office:value="0.84522614383994">
                <text:p>0</text:p>
              </table:table-cell>
              <table:table-cell office:value-type="float" office:value="0.84522614383994">
                <text:p>0.84522614383994</text:p>
              </table:table-cell>
              <table:table-cell office:value-type="float" office:value="1.32071975353284">
                <text:p>1.32071975353284</text:p>
              </table:table-cell>
            </table:table-row>
            <table:table-row>
              <table:table-cell office:value-type="float" office:value="0.43427178001782">
                <text:p>0</text:p>
              </table:table-cell>
              <table:table-cell office:value-type="float" office:value="0.43427178001782">
                <text:p>0.43427178001782</text:p>
              </table:table-cell>
              <table:table-cell office:value-type="float" office:value="0.988686405225471">
                <text:p>0.988686405225471</text:p>
              </table:table-cell>
            </table:table-row>
            <table:table-row>
              <table:table-cell office:value-type="float" office:value="0.845226143935295">
                <text:p>0</text:p>
              </table:table-cell>
              <table:table-cell office:value-type="float" office:value="0.845226143935295">
                <text:p>0.845226143935295</text:p>
              </table:table-cell>
              <table:table-cell office:value-type="float" office:value="1.32071975267012">
                <text:p>1.32071975267012</text:p>
              </table:table-cell>
            </table:table-row>
            <table:table-row>
              <table:table-cell office:value-type="float" office:value="0.434271779845738">
                <text:p>0</text:p>
              </table:table-cell>
              <table:table-cell office:value-type="float" office:value="0.434271779845738">
                <text:p>0.434271779845738</text:p>
              </table:table-cell>
              <table:table-cell office:value-type="float" office:value="0.988686406598309">
                <text:p>0.988686406598309</text:p>
              </table:table-cell>
            </table:table-row>
            <table:table-row>
              <table:table-cell office:value-type="float" office:value="0.845226143991484">
                <text:p>0</text:p>
              </table:table-cell>
              <table:table-cell office:value-type="float" office:value="0.845226143991484">
                <text:p>0.845226143991484</text:p>
              </table:table-cell>
              <table:table-cell office:value-type="float" office:value="1.3207197521048">
                <text:p>1.3207197521048</text:p>
              </table:table-cell>
            </table:table-row>
            <table:table-row>
              <table:table-cell office:value-type="float" office:value="0.43427177974708">
                <text:p>0</text:p>
              </table:table-cell>
              <table:table-cell office:value-type="float" office:value="0.43427177974708">
                <text:p>0.43427177974708</text:p>
              </table:table-cell>
              <table:table-cell office:value-type="float" office:value="0.988686407498073">
                <text:p>0.988686407498073</text:p>
              </table:table-cell>
            </table:table-row>
            <table:table-row>
              <table:table-cell office:value-type="float" office:value="0.84522614403168">
                <text:p>0</text:p>
              </table:table-cell>
              <table:table-cell office:value-type="float" office:value="0.84522614403168">
                <text:p>0.84522614403168</text:p>
              </table:table-cell>
              <table:table-cell office:value-type="float" office:value="1.32071975173459">
                <text:p>1.32071975173459</text:p>
              </table:table-cell>
            </table:table-row>
            <table:table-row>
              <table:table-cell office:value-type="float" office:value="0.434271779674855">
                <text:p>0</text:p>
              </table:table-cell>
              <table:table-cell office:value-type="float" office:value="0.434271779674855">
                <text:p>0.434271779674855</text:p>
              </table:table-cell>
              <table:table-cell office:value-type="float" office:value="0.988686408087211">
                <text:p>0.988686408087211</text:p>
              </table:table-cell>
            </table:table-row>
            <table:table-row>
              <table:table-cell office:value-type="float" office:value="0.84522614405618">
                <text:p>0</text:p>
              </table:table-cell>
              <table:table-cell office:value-type="float" office:value="0.84522614405618">
                <text:p>0.84522614405618</text:p>
              </table:table-cell>
              <table:table-cell office:value-type="float" office:value="1.32071975149202">
                <text:p>1.32071975149202</text:p>
              </table:table-cell>
            </table:table-row>
            <table:table-row>
              <table:table-cell office:value-type="float" office:value="0.434271779631649">
                <text:p>0</text:p>
              </table:table-cell>
              <table:table-cell office:value-type="float" office:value="0.434271779631649">
                <text:p>0.434271779631649</text:p>
              </table:table-cell>
              <table:table-cell office:value-type="float" office:value="0.988686408473268">
                <text:p>0.988686408473268</text:p>
              </table:table-cell>
            </table:table-row>
            <table:table-row>
              <table:table-cell office:value-type="float" office:value="0.845226144073218">
                <text:p>0</text:p>
              </table:table-cell>
              <table:table-cell office:value-type="float" office:value="0.845226144073218">
                <text:p>0.845226144073218</text:p>
              </table:table-cell>
              <table:table-cell office:value-type="float" office:value="1.32071975133316">
                <text:p>1.32071975133316</text:p>
              </table:table-cell>
            </table:table-row>
            <table:table-row>
              <table:table-cell office:value-type="float" office:value="0.434271779601128">
                <text:p>0</text:p>
              </table:table-cell>
              <table:table-cell office:value-type="float" office:value="0.434271779601128">
                <text:p>0.434271779601128</text:p>
              </table:table-cell>
              <table:table-cell office:value-type="float" office:value="0.988686408726083">
                <text:p>0.988686408726083</text:p>
              </table:table-cell>
            </table:table-row>
            <table:table-row>
              <table:table-cell office:value-type="float" office:value="0.845226144083844">
                <text:p>0</text:p>
              </table:table-cell>
              <table:table-cell office:value-type="float" office:value="0.845226144083844">
                <text:p>0.845226144083844</text:p>
              </table:table-cell>
              <table:table-cell office:value-type="float" office:value="1.32071975122908">
                <text:p>1.32071975122908</text:p>
              </table:table-cell>
            </table:table-row>
            <table:table-row>
              <table:table-cell office:value-type="float" office:value="0.434271779582334">
                <text:p>0</text:p>
              </table:table-cell>
              <table:table-cell office:value-type="float" office:value="0.434271779582334">
                <text:p>0.434271779582334</text:p>
              </table:table-cell>
              <table:table-cell office:value-type="float" office:value="0.988686408891732">
                <text:p>0.988686408891732</text:p>
              </table:table-cell>
            </table:table-row>
            <table:table-row>
              <table:table-cell office:value-type="float" office:value="0.845226144091094">
                <text:p>0</text:p>
              </table:table-cell>
              <table:table-cell office:value-type="float" office:value="0.845226144091094">
                <text:p>0.845226144091094</text:p>
              </table:table-cell>
              <table:table-cell office:value-type="float" office:value="1.32071975116091">
                <text:p>1.32071975116091</text:p>
              </table:table-cell>
            </table:table-row>
            <table:table-row>
              <table:table-cell office:value-type="float" office:value="0.434271779569375">
                <text:p>0</text:p>
              </table:table-cell>
              <table:table-cell office:value-type="float" office:value="0.434271779569375">
                <text:p>0.434271779569375</text:p>
              </table:table-cell>
              <table:table-cell office:value-type="float" office:value="0.988686409000219">
                <text:p>0.988686409000219</text:p>
              </table:table-cell>
            </table:table-row>
            <table:table-row>
              <table:table-cell office:value-type="float" office:value="0.845226144095687">
                <text:p>0</text:p>
              </table:table-cell>
              <table:table-cell office:value-type="float" office:value="0.845226144095687">
                <text:p>0.845226144095687</text:p>
              </table:table-cell>
              <table:table-cell office:value-type="float" office:value="1.32071975111625">
                <text:p>1.32071975111625</text:p>
              </table:table-cell>
            </table:table-row>
            <table:table-row>
              <table:table-cell office:value-type="float" office:value="0.434271779561236">
                <text:p>0</text:p>
              </table:table-cell>
              <table:table-cell office:value-type="float" office:value="0.434271779561236">
                <text:p>0.434271779561236</text:p>
              </table:table-cell>
              <table:table-cell office:value-type="float" office:value="0.988686409071296">
                <text:p>0.988686409071296</text:p>
              </table:table-cell>
            </table:table-row>
            <table:table-row>
              <table:table-cell office:value-type="float" office:value="0.84522614409878">
                <text:p>0</text:p>
              </table:table-cell>
              <table:table-cell office:value-type="float" office:value="0.84522614409878">
                <text:p>0.84522614409878</text:p>
              </table:table-cell>
              <table:table-cell office:value-type="float" office:value="1.32071975108699">
                <text:p>1.32071975108699</text:p>
              </table:table-cell>
            </table:table-row>
            <table:table-row>
              <table:table-cell office:value-type="float" office:value="0.434271779555716">
                <text:p>0</text:p>
              </table:table-cell>
              <table:table-cell office:value-type="float" office:value="0.434271779555716">
                <text:p>0.434271779555716</text:p>
              </table:table-cell>
              <table:table-cell office:value-type="float" office:value="0.988686409117849">
                <text:p>0.988686409117849</text:p>
              </table:table-cell>
            </table:table-row>
            <table:table-row>
              <table:table-cell office:value-type="float" office:value="0.84522614410076">
                <text:p>0</text:p>
              </table:table-cell>
              <table:table-cell office:value-type="float" office:value="0.84522614410076">
                <text:p>0.84522614410076</text:p>
              </table:table-cell>
              <table:table-cell office:value-type="float" office:value="1.32071975106783">
                <text:p>1.32071975106783</text:p>
              </table:table-cell>
            </table:table-row>
            <table:table-row>
              <table:table-cell office:value-type="float" office:value="0.434271779552201">
                <text:p>0</text:p>
              </table:table-cell>
              <table:table-cell office:value-type="float" office:value="0.434271779552201">
                <text:p>0.434271779552201</text:p>
              </table:table-cell>
              <table:table-cell office:value-type="float" office:value="0.988686409148348">
                <text:p>0.988686409148348</text:p>
              </table:table-cell>
            </table:table-row>
            <table:table-row>
              <table:table-cell office:value-type="float" office:value="0.845226144102082">
                <text:p>0</text:p>
              </table:table-cell>
              <table:table-cell office:value-type="float" office:value="0.845226144102082">
                <text:p>0.845226144102082</text:p>
              </table:table-cell>
              <table:table-cell office:value-type="float" office:value="1.32071975105528">
                <text:p>1.32071975105528</text:p>
              </table:table-cell>
            </table:table-row>
            <table:table-row>
              <table:table-cell office:value-type="float" office:value="0.434271779549844">
                <text:p>0</text:p>
              </table:table-cell>
              <table:table-cell office:value-type="float" office:value="0.434271779549844">
                <text:p>0.434271779549844</text:p>
              </table:table-cell>
              <table:table-cell office:value-type="float" office:value="0.988686409168324">
                <text:p>0.988686409168324</text:p>
              </table:table-cell>
            </table:table-row>
            <table:table-row>
              <table:table-cell office:value-type="float" office:value="0.845226144102935">
                <text:p>0</text:p>
              </table:table-cell>
              <table:table-cell office:value-type="float" office:value="0.845226144102935">
                <text:p>0.845226144102935</text:p>
              </table:table-cell>
              <table:table-cell office:value-type="float" office:value="1.32071975104706">
                <text:p>1.32071975104706</text:p>
              </table:table-cell>
            </table:table-row>
            <table:table-row>
              <table:table-cell office:value-type="float" office:value="0.43427177954833">
                <text:p>0</text:p>
              </table:table-cell>
              <table:table-cell office:value-type="float" office:value="0.43427177954833">
                <text:p>0.43427177954833</text:p>
              </table:table-cell>
              <table:table-cell office:value-type="float" office:value="0.98868640918141">
                <text:p>0.98868640918141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 LibreOffice_project/430m0$Build-1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8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xmlns:gnm="http://www.gnumeric.org/odf-extension/1.0" gnm:font-stretch-pango="4" svg:stroke-width="0.035cm"/>
      <style:text-properties fo:font-family="Sans" fo:font-size="8pt" style:font-size-asian="10pt" style:font-size-complex="10pt"/>
    </style:style>
    <style:style style:name="ch6" style:family="chart">
      <style:graphic-properties xmlns:gnm="http://www.gnumeric.org/odf-extension/1.0" gnm:font-stretch-pango="4" draw:stroke="solid" svg:stroke-width="0.035cm"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6.457cm" svg:height="6.836cm" xlink:href=".." xlink:type="simple" chart:class="chart:line" chart:style-name="ch1">
        <chart:title svg:x="3.369cm" svg:y="0.312cm" chart:style-name="ch2">
          <text:p>Female densities in time</text:p>
        </chart:title>
        <chart:plot-area chart:style-name="ch3" table:cell-range-address="Simple.A11:Simple.B111" chart:data-source-has-labels="row" svg:x="0.329cm" svg:y="1.213cm" svg:width="15.799cm" svg:height="5.487cm">
          <chartooo:coordinate-region svg:x="1.056cm" svg:y="1.399cm" svg:width="15.072cm" svg:height="4.528cm"/>
          <chart:axis chart:dimension="x" chart:name="primary-x" chart:style-name="ch4"/>
          <chart:axis chart:dimension="y" chart:name="primary-y" chart:style-name="ch4"/>
          <chart:series chart:style-name="ch5" chart:values-cell-range-address="Simple.A12:Simple.A111" chart:label-cell-address="Simple.A11:Simple.A11" chart:class="chart:line">
            <chart:data-point chart:repeated="100"/>
          </chart:series>
          <chart:series chart:style-name="ch5" chart:values-cell-range-address="Simple.B12:Simple.B111" chart:label-cell-address="Simple.B11:Simple.B11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</text:p>
                <draw:g>
                  <svg:desc>Simple.A11:Simple.A11</svg:desc>
                </draw:g>
              </table:table-cell>
              <table:table-cell office:value-type="string">
                <text:p>Y</text:p>
                <draw:g>
                  <svg:desc>Simple.B11:Simpl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imple.A12:Simple.A111</svg:desc>
                </draw:g>
              </table:table-cell>
              <table:table-cell office:value-type="float" office:value="0.3">
                <text:p>0.3</text:p>
                <draw:g>
                  <svg:desc>Simple.B12:Simple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018630376246">
                <text:p>0.324018630376246</text:p>
              </table:table-cell>
              <table:table-cell office:value-type="float" office:value="0.761362321593549">
                <text:p>0.76136232159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0205892705546">
                <text:p>0.760205892705546</text:p>
              </table:table-cell>
              <table:table-cell office:value-type="float" office:value="1.32040224401284">
                <text:p>1.32040224401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4392276250234">
                <text:p>0.604392276250234</text:p>
              </table:table-cell>
              <table:table-cell office:value-type="float" office:value="0.991322110990702">
                <text:p>0.991322110990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9323172927002">
                <text:p>0.799323172927002</text:p>
              </table:table-cell>
              <table:table-cell office:value-type="float" office:value="1.32444550436236">
                <text:p>1.3244455043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1073000911017">
                <text:p>0.531073000911017</text:p>
              </table:table-cell>
              <table:table-cell office:value-type="float" office:value="0.983928184782863">
                <text:p>0.983928184782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707889444168">
                <text:p>0.839707889444168</text:p>
              </table:table-cell>
              <table:table-cell office:value-type="float" office:value="1.32523950043019">
                <text:p>1.32523950043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6341944292396">
                <text:p>0.446341944292396</text:p>
              </table:table-cell>
              <table:table-cell office:value-type="float" office:value="0.981595192298435">
                <text:p>0.981595192298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166450216657">
                <text:p>0.847166450216657</text:p>
              </table:table-cell>
              <table:table-cell office:value-type="float" office:value="1.3238162688941">
                <text:p>1.3238162688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9762343907832">
                <text:p>0.429762343907832</text:p>
              </table:table-cell>
              <table:table-cell office:value-type="float" office:value="0.983682082710023">
                <text:p>0.98368208271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3729218439994">
                <text:p>0.843729218439994</text:p>
              </table:table-cell>
              <table:table-cell office:value-type="float" office:value="1.32262565502352">
                <text:p>1.32262565502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752878146758">
                <text:p>0.43752878146758</text:p>
              </table:table-cell>
              <table:table-cell office:value-type="float" office:value="0.985681585561125">
                <text:p>0.98568158556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5758724677475">
                <text:p>0.845758724677475</text:p>
              </table:table-cell>
              <table:table-cell office:value-type="float" office:value="1.32200563344918">
                <text:p>1.32200563344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3015451678485">
                <text:p>0.433015451678485</text:p>
              </table:table-cell>
              <table:table-cell office:value-type="float" office:value="0.986619642024684">
                <text:p>0.986619642024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4774710503701">
                <text:p>0.844774710503701</text:p>
              </table:table-cell>
              <table:table-cell office:value-type="float" office:value="1.32153083506201">
                <text:p>1.32153083506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5243764770542">
                <text:p>0.435243764770542</text:p>
              </table:table-cell>
              <table:table-cell office:value-type="float" office:value="0.987404156212399">
                <text:p>0.987404156212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5364400369825">
                <text:p>0.845364400369825</text:p>
              </table:table-cell>
              <table:table-cell office:value-type="float" office:value="1.32126259686932">
                <text:p>1.32126259686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39357559083">
                <text:p>0.4339357559083</text:p>
              </table:table-cell>
              <table:table-cell office:value-type="float" office:value="0.987816884102758">
                <text:p>0.987816884102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508399224721">
                <text:p>0.84508399224721</text:p>
              </table:table-cell>
              <table:table-cell office:value-type="float" office:value="1.32106697030425">
                <text:p>1.3210669703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4573522423908">
                <text:p>0.434573522423908</text:p>
              </table:table-cell>
              <table:table-cell office:value-type="float" office:value="0.98813640036449">
                <text:p>0.98813640036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5258898842282">
                <text:p>0.845258898842282</text:p>
              </table:table-cell>
              <table:table-cell office:value-type="float" office:value="1.32095073955797">
                <text:p>1.32095073955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4187250478559">
                <text:p>0.434187250478559</text:p>
              </table:table-cell>
              <table:table-cell office:value-type="float" office:value="0.988317221051683">
                <text:p>0.988317221051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5179801737364">
                <text:p>0.845179801737364</text:p>
              </table:table-cell>
              <table:table-cell office:value-type="float" office:value="1.3208687452051">
                <text:p>1.3208687452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368433450909">
                <text:p>0.434368433450909</text:p>
              </table:table-cell>
              <table:table-cell office:value-type="float" office:value="0.988450060163332">
                <text:p>0.98845006016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5232431981501">
                <text:p>0.845232431981501</text:p>
              </table:table-cell>
              <table:table-cell office:value-type="float" office:value="1.32081842096799">
                <text:p>1.32081842096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252935299789">
                <text:p>0.434252935299789</text:p>
              </table:table-cell>
              <table:table-cell office:value-type="float" office:value="0.988528929248349">
                <text:p>0.98852892924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5210492826007">
                <text:p>0.845210492826007</text:p>
              </table:table-cell>
              <table:table-cell office:value-type="float" office:value="1.32078373188606">
                <text:p>1.32078373188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4303765137019">
                <text:p>0.434303765137019</text:p>
              </table:table-cell>
              <table:table-cell office:value-type="float" office:value="0.98858481414314">
                <text:p>0.98858481414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5226574904418">
                <text:p>0.845226574904418</text:p>
              </table:table-cell>
              <table:table-cell office:value-type="float" office:value="1.32076198189945">
                <text:p>1.32076198189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4268779130965">
                <text:p>0.434268779130965</text:p>
              </table:table-cell>
              <table:table-cell office:value-type="float" office:value="0.988619070741667">
                <text:p>0.988619070741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5220658723871">
                <text:p>0.845220658723871</text:p>
              </table:table-cell>
              <table:table-cell office:value-type="float" office:value="1.32074722791129">
                <text:p>1.32074722791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4282746254927">
                <text:p>0.434282746254927</text:p>
              </table:table-cell>
              <table:table-cell office:value-type="float" office:value="0.98864274801307">
                <text:p>0.98864274801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5225667199741">
                <text:p>0.845225667199741</text:p>
              </table:table-cell>
              <table:table-cell office:value-type="float" office:value="1.32073784470427">
                <text:p>1.32073784470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4271976180552">
                <text:p>0.434271976180552</text:p>
              </table:table-cell>
              <table:table-cell office:value-type="float" office:value="0.988657576309464">
                <text:p>0.988657576309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5224148785636">
                <text:p>0.845224148785636</text:p>
              </table:table-cell>
              <table:table-cell office:value-type="float" office:value="1.32073154963509">
                <text:p>1.32073154963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4275681788459">
                <text:p>0.434275681788459</text:p>
              </table:table-cell>
              <table:table-cell office:value-type="float" office:value="0.988667651919834">
                <text:p>0.988667651919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5225746314022">
                <text:p>0.845225746314022</text:p>
              </table:table-cell>
              <table:table-cell office:value-type="float" office:value="1.32072750771181">
                <text:p>1.32072750771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427229705798">
                <text:p>0.43427229705798</text:p>
              </table:table-cell>
              <table:table-cell office:value-type="float" office:value="0.988674053859283">
                <text:p>0.988674053859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5225392428895">
                <text:p>0.845225392428895</text:p>
              </table:table-cell>
              <table:table-cell office:value-type="float" office:value="1.32072481653227">
                <text:p>1.3207248165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4273219683459">
                <text:p>0.434273219683459</text:p>
              </table:table-cell>
              <table:table-cell office:value-type="float" office:value="0.988678353439638">
                <text:p>0.98867835343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5225917037183">
                <text:p>0.845225917037183</text:p>
              </table:table-cell>
              <table:table-cell office:value-type="float" office:value="1.32072307742244">
                <text:p>1.32072307742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4272128024421">
                <text:p>0.434272128024421</text:p>
              </table:table-cell>
              <table:table-cell office:value-type="float" office:value="0.988681112215799">
                <text:p>0.98868111221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5225852047418">
                <text:p>0.845225852047418</text:p>
              </table:table-cell>
              <table:table-cell office:value-type="float" office:value="1.3207219254874">
                <text:p>1.3207219254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4272329157023">
                <text:p>0.434272329157023</text:p>
              </table:table-cell>
              <table:table-cell office:value-type="float" office:value="0.988682950335079">
                <text:p>0.988682950335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5226030215928">
                <text:p>0.845226030215928</text:p>
              </table:table-cell>
              <table:table-cell office:value-type="float" office:value="1.3207211778261">
                <text:p>1.3207211778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4271965972551">
                <text:p>0.434271965972551</text:p>
              </table:table-cell>
              <table:table-cell office:value-type="float" office:value="0.988684137594991">
                <text:p>0.988684137594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5226027677648">
                <text:p>0.845226027677648</text:p>
              </table:table-cell>
              <table:table-cell office:value-type="float" office:value="1.32072068434839">
                <text:p>1.32072068434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271995441103">
                <text:p>0.434271995441103</text:p>
              </table:table-cell>
              <table:table-cell office:value-type="float" office:value="0.988684924362664">
                <text:p>0.988684924362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5226090432765">
                <text:p>0.845226090432765</text:p>
              </table:table-cell>
              <table:table-cell office:value-type="float" office:value="1.32072036310989">
                <text:p>1.32072036310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4271870309031">
                <text:p>0.434271870309031</text:p>
              </table:table-cell>
              <table:table-cell office:value-type="float" office:value="0.988685434838037">
                <text:p>0.988685434838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5226096741198">
                <text:p>0.845226096741198</text:p>
              </table:table-cell>
              <table:table-cell office:value-type="float" office:value="1.32072015159471">
                <text:p>1.32072015159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4271866367094">
                <text:p>0.434271866367094</text:p>
              </table:table-cell>
              <table:table-cell office:value-type="float" office:value="0.988685771869625">
                <text:p>0.988685771869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5226119672501">
                <text:p>0.845226119672501</text:p>
              </table:table-cell>
              <table:table-cell office:value-type="float" office:value="1.32072001362854">
                <text:p>1.32072001362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4271821634568">
                <text:p>0.434271821634568</text:p>
              </table:table-cell>
              <table:table-cell office:value-type="float" office:value="0.988685991214632">
                <text:p>0.988685991214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5226124538313">
                <text:p>0.845226124538313</text:p>
              </table:table-cell>
              <table:table-cell office:value-type="float" office:value="1.32071992293585">
                <text:p>1.32071992293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4271815102505">
                <text:p>0.434271815102505</text:p>
              </table:table-cell>
              <table:table-cell office:value-type="float" office:value="0.988686135669152">
                <text:p>0.988686135669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5226133211759">
                <text:p>0.845226133211759</text:p>
              </table:table-cell>
              <table:table-cell office:value-type="float" office:value="1.32071986369859">
                <text:p>1.32071986369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4271798522965">
                <text:p>0.434271798522965</text:p>
              </table:table-cell>
              <table:table-cell office:value-type="float" office:value="0.988686229877938">
                <text:p>0.988686229877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5226135929704">
                <text:p>0.845226135929704</text:p>
              </table:table-cell>
              <table:table-cell office:value-type="float" office:value="1.32071982480227">
                <text:p>1.32071982480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4271794307425">
                <text:p>0.434271794307425</text:p>
              </table:table-cell>
              <table:table-cell office:value-type="float" office:value="0.98868629181512">
                <text:p>0.98868629181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5226139311102">
                <text:p>0.845226139311102</text:p>
              </table:table-cell>
              <table:table-cell office:value-type="float" office:value="1.32071979937304">
                <text:p>1.32071979937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271787956321">
                <text:p>0.434271787956321</text:p>
              </table:table-cell>
              <table:table-cell office:value-type="float" office:value="0.988686332265783">
                <text:p>0.988686332265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5226140661232">
                <text:p>0.845226140661232</text:p>
              </table:table-cell>
              <table:table-cell office:value-type="float" office:value="1.32071978268844">
                <text:p>1.32071978268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4271785735186">
                <text:p>0.434271785735186</text:p>
              </table:table-cell>
              <table:table-cell office:value-type="float" office:value="0.988686358828956">
                <text:p>0.988686358828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522614201286">
                <text:p>0.84522614201286</text:p>
              </table:table-cell>
              <table:table-cell office:value-type="float" office:value="1.32071977177368">
                <text:p>1.32071977177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4271783232643">
                <text:p>0.434271783232643</text:p>
              </table:table-cell>
              <table:table-cell office:value-type="float" office:value="0.988686376193829">
                <text:p>0.988686376193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5226142645856">
                <text:p>0.845226142645856</text:p>
              </table:table-cell>
              <table:table-cell office:value-type="float" office:value="1.32071976461601">
                <text:p>1.32071976461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4271782159248">
                <text:p>0.434271782159248</text:p>
              </table:table-cell>
              <table:table-cell office:value-type="float" office:value="0.988686387587978">
                <text:p>0.988686387587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5226143196851">
                <text:p>0.845226143196851</text:p>
              </table:table-cell>
              <table:table-cell office:value-type="float" office:value="1.3207197599316">
                <text:p>1.3207197599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4271781150402">
                <text:p>0.434271781150402</text:p>
              </table:table-cell>
              <table:table-cell office:value-type="float" office:value="0.988686395041429">
                <text:p>0.98868639504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5226143484128">
                <text:p>0.845226143484128</text:p>
              </table:table-cell>
              <table:table-cell office:value-type="float" office:value="1.32071975686074">
                <text:p>1.32071975686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2717806547">
                <text:p>0.4342717806547</text:p>
              </table:table-cell>
              <table:table-cell office:value-type="float" office:value="0.988686399929457">
                <text:p>0.988686399929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52261437121">
                <text:p>0.8452261437121</text:p>
              </table:table-cell>
              <table:table-cell office:value-type="float" office:value="1.3207197548504">
                <text:p>1.3207197548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4271780240771">
                <text:p>0.434271780240771</text:p>
              </table:table-cell>
              <table:table-cell office:value-type="float" office:value="0.98868640312837">
                <text:p>0.98868640312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522614383994">
                <text:p>0.84522614383994</text:p>
              </table:table-cell>
              <table:table-cell office:value-type="float" office:value="1.32071975353284">
                <text:p>1.3207197535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27178001782">
                <text:p>0.43427178001782</text:p>
              </table:table-cell>
              <table:table-cell office:value-type="float" office:value="0.988686405225471">
                <text:p>0.988686405225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5226143935295">
                <text:p>0.845226143935295</text:p>
              </table:table-cell>
              <table:table-cell office:value-type="float" office:value="1.32071975267012">
                <text:p>1.32071975267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4271779845738">
                <text:p>0.434271779845738</text:p>
              </table:table-cell>
              <table:table-cell office:value-type="float" office:value="0.988686406598309">
                <text:p>0.988686406598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5226143991484">
                <text:p>0.845226143991484</text:p>
              </table:table-cell>
              <table:table-cell office:value-type="float" office:value="1.3207197521048">
                <text:p>1.3207197521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427177974708">
                <text:p>0.43427177974708</text:p>
              </table:table-cell>
              <table:table-cell office:value-type="float" office:value="0.988686407498073">
                <text:p>0.988686407498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522614403168">
                <text:p>0.84522614403168</text:p>
              </table:table-cell>
              <table:table-cell office:value-type="float" office:value="1.32071975173459">
                <text:p>1.32071975173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4271779674855">
                <text:p>0.434271779674855</text:p>
              </table:table-cell>
              <table:table-cell office:value-type="float" office:value="0.988686408087211">
                <text:p>0.988686408087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522614405618">
                <text:p>0.84522614405618</text:p>
              </table:table-cell>
              <table:table-cell office:value-type="float" office:value="1.32071975149202">
                <text:p>1.32071975149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4271779631649">
                <text:p>0.434271779631649</text:p>
              </table:table-cell>
              <table:table-cell office:value-type="float" office:value="0.988686408473268">
                <text:p>0.988686408473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5226144073218">
                <text:p>0.845226144073218</text:p>
              </table:table-cell>
              <table:table-cell office:value-type="float" office:value="1.32071975133316">
                <text:p>1.32071975133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4271779601128">
                <text:p>0.434271779601128</text:p>
              </table:table-cell>
              <table:table-cell office:value-type="float" office:value="0.988686408726083">
                <text:p>0.988686408726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5226144083844">
                <text:p>0.845226144083844</text:p>
              </table:table-cell>
              <table:table-cell office:value-type="float" office:value="1.32071975122908">
                <text:p>1.32071975122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4271779582334">
                <text:p>0.434271779582334</text:p>
              </table:table-cell>
              <table:table-cell office:value-type="float" office:value="0.988686408891732">
                <text:p>0.988686408891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5226144091094">
                <text:p>0.845226144091094</text:p>
              </table:table-cell>
              <table:table-cell office:value-type="float" office:value="1.32071975116091">
                <text:p>1.32071975116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4271779569375">
                <text:p>0.434271779569375</text:p>
              </table:table-cell>
              <table:table-cell office:value-type="float" office:value="0.988686409000219">
                <text:p>0.988686409000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5226144095687">
                <text:p>0.845226144095687</text:p>
              </table:table-cell>
              <table:table-cell office:value-type="float" office:value="1.32071975111625">
                <text:p>1.32071975111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271779561236">
                <text:p>0.434271779561236</text:p>
              </table:table-cell>
              <table:table-cell office:value-type="float" office:value="0.988686409071296">
                <text:p>0.9886864090712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522614409878">
                <text:p>0.84522614409878</text:p>
              </table:table-cell>
              <table:table-cell office:value-type="float" office:value="1.32071975108699">
                <text:p>1.32071975108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4271779555716">
                <text:p>0.434271779555716</text:p>
              </table:table-cell>
              <table:table-cell office:value-type="float" office:value="0.988686409117849">
                <text:p>0.988686409117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522614410076">
                <text:p>0.84522614410076</text:p>
              </table:table-cell>
              <table:table-cell office:value-type="float" office:value="1.32071975106783">
                <text:p>1.32071975106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4271779552201">
                <text:p>0.434271779552201</text:p>
              </table:table-cell>
              <table:table-cell office:value-type="float" office:value="0.988686409148348">
                <text:p>0.988686409148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5226144102082">
                <text:p>0.845226144102082</text:p>
              </table:table-cell>
              <table:table-cell office:value-type="float" office:value="1.32071975105528">
                <text:p>1.32071975105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4271779549844">
                <text:p>0.434271779549844</text:p>
              </table:table-cell>
              <table:table-cell office:value-type="float" office:value="0.988686409168324">
                <text:p>0.988686409168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5226144102935">
                <text:p>0.845226144102935</text:p>
              </table:table-cell>
              <table:table-cell office:value-type="float" office:value="1.32071975104706">
                <text:p>1.32071975104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3427177954833">
                <text:p>0.43427177954833</text:p>
              </table:table-cell>
              <table:table-cell office:value-type="float" office:value="0.98868640918141">
                <text:p>0.9886864091814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 LibreOffice_project/430m0$Build-1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title svg:x="5.255cm" svg:y="0.316cm" chart:style-name="ch2">
          <text:p>Female phenotypes in time</text:p>
        </chart:title>
        <chart:legend chart:legend-position="end" svg:x="14.384cm" svg:y="3.954cm" style:legend-expansion="high" chart:style-name="ch3"/>
        <chart:plot-area chart:style-name="ch4" table:cell-range-address="'Fitness functions'.A11:'Fitness functions'.B111" chart:data-source-has-labels="row" svg:x="1.33cm" svg:y="1.301cm" svg:width="12.736cm" svg:height="6.543cm">
          <chartooo:coordinate-region svg:x="2.163cm" svg:y="1.501cm" svg:width="11.903cm" svg:height="6.144cm"/>
          <chart:axis chart:dimension="x" chart:name="primary-x" chart:style-name="ch5">
            <chart:title svg:x="6.291cm" svg:y="8.024cm" chart:style-name="ch6">
              <text:p>Time (generations)</text:p>
            </chart:title>
          </chart:axis>
          <chart:axis chart:dimension="y" chart:name="primary-y" chart:style-name="ch5">
            <chart:title svg:x="0.451cm" svg:y="5.397cm" chart:style-name="ch7">
              <text:p>Frequency</text:p>
            </chart:title>
            <chart:grid chart:style-name="ch8" chart:class="major"/>
          </chart:axis>
          <chart:series chart:style-name="ch9" chart:values-cell-range-address="'Fitness functions'.A12:'Fitness functions'.A111" chart:label-cell-address="'Fitness functions'.A11:'Fitness functions'.A11" chart:class="chart:line">
            <chart:data-point chart:repeated="100"/>
          </chart:series>
          <chart:series chart:style-name="ch10" chart:values-cell-range-address="'Fitness functions'.B12:'Fitness functions'.B111" chart:label-cell-address="'Fitness functions'.B11:'Fitness functions'.B1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</text:p>
                <draw:g>
                  <svg:desc>'Fitness functions'.A11:'Fitness functions'.A11</svg:desc>
                </draw:g>
              </table:table-cell>
              <table:table-cell office:value-type="string">
                <text:p>Y</text:p>
                <draw:g>
                  <svg:desc>'Fitness functions'.B11:'Fitness functions'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Fitness functions'.A12:'Fitness functions'.A111</svg:desc>
                </draw:g>
              </table:table-cell>
              <table:table-cell office:value-type="float" office:value="0.3">
                <text:p>0.3</text:p>
                <draw:g>
                  <svg:desc>'Fitness functions'.B12:'Fitness functions'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837389325566">
                <text:p>0.276837389325566</text:p>
              </table:table-cell>
              <table:table-cell office:value-type="float" office:value="0.723162610674434">
                <text:p>0.72316261067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510477028073">
                <text:p>0.466510477028073</text:p>
              </table:table-cell>
              <table:table-cell office:value-type="float" office:value="0.533489522971927">
                <text:p>0.53348952297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03340657113">
                <text:p>0.27603340657113</text:p>
              </table:table-cell>
              <table:table-cell office:value-type="float" office:value="0.72396659342887">
                <text:p>0.72396659342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7489476867406">
                <text:p>0.467489476867406</text:p>
              </table:table-cell>
              <table:table-cell office:value-type="float" office:value="0.532510523132594">
                <text:p>0.532510523132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138197645022">
                <text:p>0.275138197645022</text:p>
              </table:table-cell>
              <table:table-cell office:value-type="float" office:value="0.724861802354978">
                <text:p>0.724861802354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8583165200096">
                <text:p>0.468583165200096</text:p>
              </table:table-cell>
              <table:table-cell office:value-type="float" office:value="0.531416834799904">
                <text:p>0.531416834799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4138535108353">
                <text:p>0.274138535108353</text:p>
              </table:table-cell>
              <table:table-cell office:value-type="float" office:value="0.725861464891648">
                <text:p>0.725861464891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980901530563">
                <text:p>0.46980901530563</text:p>
              </table:table-cell>
              <table:table-cell office:value-type="float" office:value="0.53019098469437">
                <text:p>0.53019098469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3018597163198">
                <text:p>0.273018597163198</text:p>
              </table:table-cell>
              <table:table-cell office:value-type="float" office:value="0.726981402836802">
                <text:p>0.726981402836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188144464773">
                <text:p>0.471188144464773</text:p>
              </table:table-cell>
              <table:table-cell office:value-type="float" office:value="0.528811855535227">
                <text:p>0.528811855535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1759284422536">
                <text:p>0.271759284422536</text:p>
              </table:table-cell>
              <table:table-cell office:value-type="float" office:value="0.728240715577465">
                <text:p>0.728240715577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2746339499731">
                <text:p>0.472746339499731</text:p>
              </table:table-cell>
              <table:table-cell office:value-type="float" office:value="0.527253660500269">
                <text:p>0.527253660500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0337303828499">
                <text:p>0.270337303828499</text:p>
              </table:table-cell>
              <table:table-cell office:value-type="float" office:value="0.729662696171501">
                <text:p>0.729662696171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451545721765">
                <text:p>0.47451545721765</text:p>
              </table:table-cell>
              <table:table-cell office:value-type="float" office:value="0.52548454278235">
                <text:p>0.5254845427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8723920122685">
                <text:p>0.268723920122685</text:p>
              </table:table-cell>
              <table:table-cell office:value-type="float" office:value="0.731276079877314">
                <text:p>0.731276079877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6535372614283">
                <text:p>0.476535372614283</text:p>
              </table:table-cell>
              <table:table-cell office:value-type="float" office:value="0.523464627385717">
                <text:p>0.523464627385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883222853327">
                <text:p>0.266883222853327</text:p>
              </table:table-cell>
              <table:table-cell office:value-type="float" office:value="0.733116777146673">
                <text:p>0.733116777146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8856746375649">
                <text:p>0.478856746375649</text:p>
              </table:table-cell>
              <table:table-cell office:value-type="float" office:value="0.521143253624352">
                <text:p>0.521143253624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4769670975945">
                <text:p>0.264769670975945</text:p>
              </table:table-cell>
              <table:table-cell office:value-type="float" office:value="0.735230329024055">
                <text:p>0.735230329024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1545050837763">
                <text:p>0.481545050837763</text:p>
              </table:table-cell>
              <table:table-cell office:value-type="float" office:value="0.518454949162237">
                <text:p>0.518454949162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2324531873804">
                <text:p>0.262324531873804</text:p>
              </table:table-cell>
              <table:table-cell office:value-type="float" office:value="0.737675468126196">
                <text:p>0.737675468126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4686588658303">
                <text:p>0.484686588658303</text:p>
              </table:table-cell>
              <table:table-cell office:value-type="float" office:value="0.515313411341697">
                <text:p>0.515313411341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9470577521804">
                <text:p>0.259470577521804</text:p>
              </table:table-cell>
              <table:table-cell office:value-type="float" office:value="0.740529422478196">
                <text:p>0.740529422478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8397779744001">
                <text:p>0.488397779744001</text:p>
              </table:table-cell>
              <table:table-cell office:value-type="float" office:value="0.511602220255999">
                <text:p>0.511602220255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6103938014385">
                <text:p>0.256103938014385</text:p>
              </table:table-cell>
              <table:table-cell office:value-type="float" office:value="0.743896061985615">
                <text:p>0.743896061985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2840033401162">
                <text:p>0.492840033401162</text:p>
              </table:table-cell>
              <table:table-cell office:value-type="float" office:value="0.507159966598838">
                <text:p>0.507159966598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2081131690948">
                <text:p>0.252081131690948</text:p>
              </table:table-cell>
              <table:table-cell office:value-type="float" office:value="0.747918868309052">
                <text:p>0.747918868309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8244642136895">
                <text:p>0.498244642136895</text:p>
              </table:table-cell>
              <table:table-cell office:value-type="float" office:value="0.501755357863105">
                <text:p>0.501755357863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7197521876294">
                <text:p>0.247197521876294</text:p>
              </table:table-cell>
              <table:table-cell office:value-type="float" office:value="0.752802478123706">
                <text:p>0.752802478123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4956746817971">
                <text:p>0.504956746817971</text:p>
              </table:table-cell>
              <table:table-cell office:value-type="float" office:value="0.495043253182029">
                <text:p>0.495043253182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1149669821192">
                <text:p>0.241149669821192</text:p>
              </table:table-cell>
              <table:table-cell office:value-type="float" office:value="0.758850330178808">
                <text:p>0.758850330178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3518322280904">
                <text:p>0.513518322280904</text:p>
              </table:table-cell>
              <table:table-cell office:value-type="float" office:value="0.486481677719096">
                <text:p>0.486481677719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3465359480892">
                <text:p>0.233465359480892</text:p>
              </table:table-cell>
              <table:table-cell office:value-type="float" office:value="0.766534640519108">
                <text:p>0.766534640519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4838665037099">
                <text:p>0.524838665037099</text:p>
              </table:table-cell>
              <table:table-cell office:value-type="float" office:value="0.475161334962901">
                <text:p>0.475161334962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3363253111897">
                <text:p>0.223363253111897</text:p>
              </table:table-cell>
              <table:table-cell office:value-type="float" office:value="0.776636746888103">
                <text:p>0.776636746888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0586152314125">
                <text:p>0.540586152314125</text:p>
              </table:table-cell>
              <table:table-cell office:value-type="float" office:value="0.459413847685875">
                <text:p>0.459413847685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944355673353">
                <text:p>0.20944355673353</text:p>
              </table:table-cell>
              <table:table-cell office:value-type="float" office:value="0.79055644326647">
                <text:p>0.79055644326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4240135589201">
                <text:p>0.564240135589201</text:p>
              </table:table-cell>
              <table:table-cell office:value-type="float" office:value="0.435759864410799">
                <text:p>0.435759864410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8925274471081">
                <text:p>0.188925274471081</text:p>
              </table:table-cell>
              <table:table-cell office:value-type="float" office:value="0.811074725528919">
                <text:p>0.811074725528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4657734483888">
                <text:p>0.604657734483888</text:p>
              </table:table-cell>
              <table:table-cell office:value-type="float" office:value="0.395342265516112">
                <text:p>0.395342265516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5616949814036">
                <text:p>0.155616949814036</text:p>
              </table:table-cell>
              <table:table-cell office:value-type="float" office:value="0.844383050185964">
                <text:p>0.8443830501859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4000962638884">
                <text:p>0.694000962638884</text:p>
              </table:table-cell>
              <table:table-cell office:value-type="float" office:value="0.305999037361116">
                <text:p>0.305999037361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130129196143">
                <text:p>0.101130129196143</text:p>
              </table:table-cell>
              <table:table-cell office:value-type="float" office:value="0.898869870803857">
                <text:p>0.898869870803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5202556588721">
                <text:p>1.05202556588721</text:p>
              </table:table-cell>
              <table:table-cell office:value-type="float" office:value="-0.0520255658872056">
                <text:p>-0.0520255658872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3602733391154">
                <text:p>1.23602733391154</text:p>
              </table:table-cell>
              <table:table-cell office:value-type="float" office:value="-0.23602733391154">
                <text:p>-0.23602733391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0583174136222">
                <text:p>1.40583174136222</text:p>
              </table:table-cell>
              <table:table-cell office:value-type="float" office:value="-0.405831741362219">
                <text:p>-0.405831741362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786742778207">
                <text:p>1.25786742778207</text:p>
              </table:table-cell>
              <table:table-cell office:value-type="float" office:value="-0.257867427782069">
                <text:p>-0.257867427782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9016429234658">
                <text:p>1.39016429234658</text:p>
              </table:table-cell>
              <table:table-cell office:value-type="float" office:value="-0.390164292346584">
                <text:p>-0.390164292346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188424952764">
                <text:p>1.27188424952764</text:p>
              </table:table-cell>
              <table:table-cell office:value-type="float" office:value="-0.271884249527635">
                <text:p>-0.271884249527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7892607342344">
                <text:p>1.37892607342344</text:p>
              </table:table-cell>
              <table:table-cell office:value-type="float" office:value="-0.378926073423438">
                <text:p>-0.378926073423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207722327717">
                <text:p>1.28207722327717</text:p>
              </table:table-cell>
              <table:table-cell office:value-type="float" office:value="-0.282077223277172">
                <text:p>-0.282077223277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7033005992877">
                <text:p>1.37033005992877</text:p>
              </table:table-cell>
              <table:table-cell office:value-type="float" office:value="-0.370330059928774">
                <text:p>-0.370330059928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8993852174086">
                <text:p>1.28993852174086</text:p>
              </table:table-cell>
              <table:table-cell office:value-type="float" office:value="-0.28993852174086">
                <text:p>-0.289938521740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6350976785695">
                <text:p>1.36350976785695</text:p>
              </table:table-cell>
              <table:table-cell office:value-type="float" office:value="-0.363509767856949">
                <text:p>-0.363509767856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9620835513436">
                <text:p>1.29620835513436</text:p>
              </table:table-cell>
              <table:table-cell office:value-type="float" office:value="-0.296208355134358">
                <text:p>-0.296208355134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5797331493745">
                <text:p>1.35797331493745</text:p>
              </table:table-cell>
              <table:table-cell office:value-type="float" office:value="-0.357973314937455">
                <text:p>-0.357973314937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131473419753">
                <text:p>1.30131473419753</text:p>
              </table:table-cell>
              <table:table-cell office:value-type="float" office:value="-0.301314734197526">
                <text:p>-0.301314734197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341110401628">
                <text:p>1.35341110401628</text:p>
              </table:table-cell>
              <table:table-cell office:value-type="float" office:value="-0.353411104016277">
                <text:p>-0.353411104016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0553120839637">
                <text:p>1.30553120839637</text:p>
              </table:table-cell>
              <table:table-cell office:value-type="float" office:value="-0.305531208396368">
                <text:p>-0.305531208396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4961328195341">
                <text:p>1.34961328195341</text:p>
              </table:table-cell>
              <table:table-cell office:value-type="float" office:value="-0.349613281953415">
                <text:p>-0.349613281953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9045567845">
                <text:p>1.309045567845</text:p>
              </table:table-cell>
              <table:table-cell office:value-type="float" office:value="-0.309045567845002">
                <text:p>-0.309045567845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4642946152995">
                <text:p>1.34642946152995</text:p>
              </table:table-cell>
              <table:table-cell office:value-type="float" office:value="-0.346429461529948">
                <text:p>-0.346429461529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1199378933793">
                <text:p>1.31199378933793</text:p>
              </table:table-cell>
              <table:table-cell office:value-type="float" office:value="-0.311993789337934">
                <text:p>-0.311993789337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4374717706947">
                <text:p>1.34374717706947</text:p>
              </table:table-cell>
              <table:table-cell office:value-type="float" office:value="-0.343747177069469">
                <text:p>-0.343747177069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144783979852">
                <text:p>1.3144783979852</text:p>
              </table:table-cell>
              <table:table-cell office:value-type="float" office:value="-0.314478397985204">
                <text:p>-0.314478397985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4147952029194">
                <text:p>1.34147952029194</text:p>
              </table:table-cell>
              <table:table-cell office:value-type="float" office:value="-0.341479520291939">
                <text:p>-0.341479520291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1657911689538">
                <text:p>1.31657911689538</text:p>
              </table:table-cell>
              <table:table-cell office:value-type="float" office:value="-0.316579116895376">
                <text:p>-0.316579116895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3955762638033">
                <text:p>1.33955762638033</text:p>
              </table:table-cell>
              <table:table-cell office:value-type="float" office:value="-0.33955762638033">
                <text:p>-0.339557626380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1835940708959">
                <text:p>1.31835940708959</text:p>
              </table:table-cell>
              <table:table-cell office:value-type="float" office:value="-0.318359407089594">
                <text:p>-0.318359407089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3792587801255">
                <text:p>1.33792587801255</text:p>
              </table:table-cell>
              <table:table-cell office:value-type="float" office:value="-0.337925878012549">
                <text:p>-0.337925878012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1987068572364">
                <text:p>1.31987068572364</text:p>
              </table:table-cell>
              <table:table-cell office:value-type="float" office:value="-0.31987068572364">
                <text:p>-0.31987068572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3653870760865">
                <text:p>1.33653870760865</text:p>
              </table:table-cell>
              <table:table-cell office:value-type="float" office:value="-0.336538707608651">
                <text:p>-0.336538707608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2115516807166">
                <text:p>1.32115516807166</text:p>
              </table:table-cell>
              <table:table-cell office:value-type="float" office:value="-0.321155168071663">
                <text:p>-0.321155168071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3535837898239">
                <text:p>1.33535837898239</text:p>
              </table:table-cell>
              <table:table-cell office:value-type="float" office:value="-0.335358378982387">
                <text:p>-0.335358378982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2478589747">
                <text:p>1.3222478589747</text:p>
              </table:table-cell>
              <table:table-cell office:value-type="float" office:value="-0.322247858974701">
                <text:p>-0.3222478589747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343533919385">
                <text:p>1.3343533919385</text:p>
              </table:table-cell>
              <table:table-cell office:value-type="float" office:value="-0.334353391938505">
                <text:p>-0.334353391938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317799838067">
                <text:p>1.32317799838067</text:p>
              </table:table-cell>
              <table:table-cell office:value-type="float" office:value="-0.323177998380668">
                <text:p>-0.323177998380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3349729718715">
                <text:p>1.33349729718715</text:p>
              </table:table-cell>
              <table:table-cell office:value-type="float" office:value="-0.333497297187148">
                <text:p>-0.333497297187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239701438225">
                <text:p>1.3239701438225</text:p>
              </table:table-cell>
              <table:table-cell office:value-type="float" office:value="-0.323970143822502">
                <text:p>-0.3239701438225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327677907791">
                <text:p>1.3327677907791</text:p>
              </table:table-cell>
              <table:table-cell office:value-type="float" office:value="-0.332767790779104">
                <text:p>-0.332767790779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24645003095">
                <text:p>1.324645003095</text:p>
              </table:table-cell>
              <table:table-cell office:value-type="float" office:value="-0.324645003095001">
                <text:p>-0.324645003095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3214600527114">
                <text:p>1.33214600527114</text:p>
              </table:table-cell>
              <table:table-cell office:value-type="float" office:value="-0.332146005271141">
                <text:p>-0.332146005271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522008939212">
                <text:p>1.32522008939212</text:p>
              </table:table-cell>
              <table:table-cell office:value-type="float" office:value="-0.32522008939212">
                <text:p>-0.32522008939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3161594373521">
                <text:p>1.33161594373521</text:p>
              </table:table-cell>
              <table:table-cell office:value-type="float" office:value="-0.331615943735209">
                <text:p>-0.331615943735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571024636102">
                <text:p>1.32571024636102</text:p>
              </table:table-cell>
              <table:table-cell office:value-type="float" office:value="-0.325710246361017">
                <text:p>-0.325710246361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11640205376">
                <text:p>1.3311640205376</text:p>
              </table:table-cell>
              <table:table-cell office:value-type="float" office:value="-0.331164020537599">
                <text:p>-0.3311640205375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261280751544">
                <text:p>1.3261280751544</text:p>
              </table:table-cell>
              <table:table-cell office:value-type="float" office:value="-0.326128075154399">
                <text:p>-0.326128075154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3077868403485">
                <text:p>1.33077868403485</text:p>
              </table:table-cell>
              <table:table-cell office:value-type="float" office:value="-0.330778684034851">
                <text:p>-0.330778684034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2648428580981">
                <text:p>1.32648428580981</text:p>
              </table:table-cell>
              <table:table-cell office:value-type="float" office:value="-0.326484285809807">
                <text:p>-0.326484285809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045010355844">
                <text:p>1.33045010355844</text:p>
              </table:table-cell>
              <table:table-cell office:value-type="float" office:value="-0.330450103558436">
                <text:p>-0.330450103558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678798895184">
                <text:p>1.32678798895184</text:p>
              </table:table-cell>
              <table:table-cell office:value-type="float" office:value="-0.326787988951843">
                <text:p>-0.326787988951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3016990782128">
                <text:p>1.33016990782128</text:p>
              </table:table-cell>
              <table:table-cell office:value-type="float" office:value="-0.330169907821279">
                <text:p>-0.330169907821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704693960061">
                <text:p>1.32704693960061</text:p>
              </table:table-cell>
              <table:table-cell office:value-type="float" office:value="-0.32704693960061">
                <text:p>-0.327046939600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2993096509415">
                <text:p>1.32993096509415</text:p>
              </table:table-cell>
              <table:table-cell office:value-type="float" office:value="-0.329930965094149">
                <text:p>-0.329930965094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726774199495">
                <text:p>1.32726774199495</text:p>
              </table:table-cell>
              <table:table-cell office:value-type="float" office:value="-0.327267741994947">
                <text:p>-0.32726774199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2972719772869">
                <text:p>1.32972719772869</text:p>
              </table:table-cell>
              <table:table-cell office:value-type="float" office:value="-0.329727197728686">
                <text:p>-0.3297271977286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2745602232488">
                <text:p>1.32745602232488</text:p>
              </table:table-cell>
              <table:table-cell office:value-type="float" office:value="-0.327456022324879">
                <text:p>-0.327456022324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2955342519136">
                <text:p>1.32955342519136</text:p>
              </table:table-cell>
              <table:table-cell office:value-type="float" office:value="-0.329553425191357">
                <text:p>-0.32955342519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761657481784">
                <text:p>1.32761657481784</text:p>
              </table:table-cell>
              <table:table-cell office:value-type="float" office:value="-0.327616574817841">
                <text:p>-0.327616574817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